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5" style:family="table-cell" style:parent-style-name="Heading_32_2" style:data-style-name="N0">
      <style:table-cell-properties fo:border-top="none" fo:border-bottom="thick solid #ACCCEA" fo:border-left="none" fo:border-right="none" style:vertical-align="automatic" fo:background-color="transparent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23333333333333cm" style:use-optimal-column-width="true"/>
    </style:style>
    <style:style style:name="co4" style:family="table-column">
      <style:table-column-properties fo:break-before="auto" style:column-width="4.86833333333333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1.984375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6345" table:default-cell-style-name="ce1"/>
        <table:table-row table:style-name="ro1">
          <table:table-cell office:value-type="string" table:number-columns-spanned="10" table:number-rows-spanned="1" table:style-name="ce6">
            <text:p>2 uren race - Finale - 20:02 - Sodi 270cc 23/11/2023 - 19:52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4">
            <text:p>Position</text:p>
          </table:table-cell>
          <table:table-cell office:value-type="string" table:style-name="ce4">
            <text:p>Kart</text:p>
          </table:table-cell>
          <table:table-cell office:value-type="string" table:style-name="ce4">
            <text:p>Team</text:p>
          </table:table-cell>
          <table:table-cell office:value-type="string" table:style-name="ce4">
            <text:p>Laps</text:p>
          </table:table-cell>
          <table:table-cell office:value-type="string" table:style-name="ce4">
            <text:p>Distance</text:p>
          </table:table-cell>
          <table:table-cell office:value-type="string" table:style-name="ce4">
            <text:p>Fastest lap</text:p>
          </table:table-cell>
          <table:table-cell office:value-type="string" table:style-name="ce5">
            <text:p>Avg lap</text:p>
          </table:table-cell>
          <table:table-cell office:value-type="string" table:style-name="ce5">
            <text:p>Pit time</text:p>
          </table:table-cell>
          <table:table-cell office:value-type="string" table:style-name="ce5">
            <text:p>Pits</text:p>
          </table:table-cell>
          <table:table-cell office:value-type="string" table:style-name="ce5">
            <text:p>Avg pit time</text:p>
          </table:table-cell>
          <table:table-cell table:number-columns-repeated="16374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3">
            <text:p>SPA FRANCOR CHAMPS</text:p>
          </table:table-cell>
          <table:table-cell office:value-type="float" office:value="192" table:formula="of:=COUNT([.A$49:.A$240])" table:style-name="ce1">
            <text:p>192</text:p>
          </table:table-cell>
          <table:table-cell office:value-type="string" table:style-name="ce3">
            <text:p>0 sec</text:p>
          </table:table-cell>
          <table:table-cell office:value-type="float" office:value="36.402000000000001" table:formula="of:=MIN([.A$49:.A$240])" table:style-name="ce1">
            <text:p>36.402</text:p>
          </table:table-cell>
          <table:table-cell office:value-type="float" office:value="37.620932291666669" table:formula="of:=SUM([.A$49:.A$240])/[Blad1.$D3]" table:style-name="ce1">
            <text:p>37.62093229</text:p>
          </table:table-cell>
          <table:table-cell office:value-type="float" office:value="156.22200000000001" table:formula="of:=SUMIF([.B$49:.B$240];&quot;Pit&quot;;[.A$49:.A$240])" table:style-name="ce1">
            <text:p>156.222</text:p>
          </table:table-cell>
          <table:table-cell office:value-type="float" office:value="3" table:formula="of:=COUNTIF([.B$49:.B$240];&quot;Pit&quot;)" table:style-name="ce1">
            <text:p>3</text:p>
          </table:table-cell>
          <table:table-cell office:value-type="float" office:value="52.074000000000005" table:formula="of:=[Blad1.$H3]/[Blad1.$I3]" table:style-name="ce1">
            <text:p>52.074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ROLLENDE KIP</text:p>
          </table:table-cell>
          <table:table-cell office:value-type="float" office:value="192" table:formula="of:=COUNT([.E$49:.E$240])" table:style-name="ce1">
            <text:p>192</text:p>
          </table:table-cell>
          <table:table-cell office:value-type="string" table:style-name="ce2">
            <text:p>1.780 sec</text:p>
          </table:table-cell>
          <table:table-cell office:value-type="float" office:value="35.414000000000001" table:formula="of:=MIN([.E$49:.E$240])" table:style-name="ce1">
            <text:p>35.414</text:p>
          </table:table-cell>
          <table:table-cell office:value-type="float" office:value="37.63640104166668" table:formula="of:=SUM([.E$49:.E$240])/[Blad1.$D4]" table:style-name="ce1">
            <text:p>37.63640104</text:p>
          </table:table-cell>
          <table:table-cell office:value-type="float" office:value="161.792" table:formula="of:=SUMIF([.F$49:.F$240];&quot;Pit&quot;;[.E$49:.E$240])" table:style-name="ce1">
            <text:p>161.792</text:p>
          </table:table-cell>
          <table:table-cell office:value-type="float" office:value="3" table:formula="of:=COUNTIF([.F$49:.F$240];&quot;Pit&quot;)" table:style-name="ce1">
            <text:p>3</text:p>
          </table:table-cell>
          <table:table-cell office:value-type="float" office:value="53.930666666666667" table:formula="of:=[Blad1.$H4]/[Blad1.$I4]" table:style-name="ce1">
            <text:p>53.93066667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3">
            <text:p>AXLE BREAKERS</text:p>
          </table:table-cell>
          <table:table-cell office:value-type="float" office:value="187" table:formula="of:=COUNT([.I$49:.I$235])" table:style-name="ce1">
            <text:p>187</text:p>
          </table:table-cell>
          <table:table-cell office:value-type="string" table:style-name="ce2">
            <text:p>5 laps</text:p>
          </table:table-cell>
          <table:table-cell office:value-type="float" office:value="36.259" table:formula="of:=MIN([.I$49:.I$235])" table:style-name="ce1">
            <text:p>36.259</text:p>
          </table:table-cell>
          <table:table-cell office:value-type="float" office:value="38.635973262032081" table:formula="of:=SUM([.I$49:.I$235])/[Blad1.$D5]" table:style-name="ce1">
            <text:p>38.63597326</text:p>
          </table:table-cell>
          <table:table-cell office:value-type="float" office:value="246.27" table:formula="of:=SUMIF([.J$49:.J$235];&quot;Pit&quot;;[.I$49:.I$235])" table:style-name="ce1">
            <text:p>246.27</text:p>
          </table:table-cell>
          <table:table-cell office:value-type="float" office:value="3" table:formula="of:=COUNTIF([.J$49:.J$235];&quot;Pit&quot;)" table:style-name="ce1">
            <text:p>3</text:p>
          </table:table-cell>
          <table:table-cell office:value-type="float" office:value="82.09" table:formula="of:=[Blad1.$H5]/[Blad1.$I5]" table:style-name="ce1">
            <text:p>82.09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KART AGAINST HUMANITY</text:p>
          </table:table-cell>
          <table:table-cell office:value-type="float" office:value="183" table:formula="of:=COUNT([.M$49:.M$231])" table:style-name="ce1">
            <text:p>183</text:p>
          </table:table-cell>
          <table:table-cell office:value-type="string" table:style-name="ce2">
            <text:p>9 laps</text:p>
          </table:table-cell>
          <table:table-cell office:value-type="float" office:value="36.462000000000003" table:formula="of:=MIN([.M$49:.M$231])" table:style-name="ce1">
            <text:p>36.462</text:p>
          </table:table-cell>
          <table:table-cell office:value-type="float" office:value="39.509234972677604" table:formula="of:=SUM([.M$49:.M$231])/[Blad1.$D6]" table:style-name="ce1">
            <text:p>39.50923497</text:p>
          </table:table-cell>
          <table:table-cell office:value-type="float" office:value="326.85599999999999" table:formula="of:=SUMIF([.N$49:.N$231];&quot;Pit&quot;;[.M$49:.M$231])" table:style-name="ce1">
            <text:p>326.856</text:p>
          </table:table-cell>
          <table:table-cell office:value-type="float" office:value="5" table:formula="of:=COUNTIF([.N$49:.N$231];&quot;Pit&quot;)" table:style-name="ce1">
            <text:p>5</text:p>
          </table:table-cell>
          <table:table-cell office:value-type="float" office:value="65.371200000000002" table:formula="of:=[Blad1.$H6]/[Blad1.$I6]" table:style-name="ce1">
            <text:p>65.3712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KART BLANCHE</text:p>
          </table:table-cell>
          <table:table-cell office:value-type="float" office:value="183" table:formula="of:=COUNT([.Q$49:.Q$231])" table:style-name="ce1">
            <text:p>183</text:p>
          </table:table-cell>
          <table:table-cell office:value-type="string" table:style-name="ce2">
            <text:p>9 laps 25.528 sec</text:p>
          </table:table-cell>
          <table:table-cell office:value-type="float" office:value="36.844999999999999" table:formula="of:=MIN([.Q$49:.Q$231])" table:style-name="ce1">
            <text:p>36.845</text:p>
          </table:table-cell>
          <table:table-cell office:value-type="float" office:value="39.642945355191266" table:formula="of:=SUM([.Q$49:.Q$231])/[Blad1.$D7]" table:style-name="ce1">
            <text:p>39.64294536</text:p>
          </table:table-cell>
          <table:table-cell office:value-type="float" office:value="355.34100000000001" table:formula="of:=SUMIF([.R$49:.R$231];&quot;Pit&quot;;[.Q$49:.Q$231])" table:style-name="ce1">
            <text:p>355.341</text:p>
          </table:table-cell>
          <table:table-cell office:value-type="float" office:value="6" table:formula="of:=COUNTIF([.R$49:.R$231];&quot;Pit&quot;)" table:style-name="ce1">
            <text:p>6</text:p>
          </table:table-cell>
          <table:table-cell office:value-type="float" office:value="59.223500000000001" table:formula="of:=[Blad1.$H7]/[Blad1.$I7]" table:style-name="ce1">
            <text:p>59.2235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STUCK IN 2ND GEAR</text:p>
          </table:table-cell>
          <table:table-cell office:value-type="float" office:value="182" table:formula="of:=COUNT([.U$49:.U$230])" table:style-name="ce1">
            <text:p>182</text:p>
          </table:table-cell>
          <table:table-cell office:value-type="string" table:style-name="ce2">
            <text:p>10 laps</text:p>
          </table:table-cell>
          <table:table-cell office:value-type="float" office:value="36.965000000000003" table:formula="of:=MIN([.U$49:.U$230])" table:style-name="ce1">
            <text:p>36.965</text:p>
          </table:table-cell>
          <table:table-cell office:value-type="float" office:value="39.7398076923077" table:formula="of:=SUM([.U$49:.U$230])/[Blad1.$D8]" table:style-name="ce1">
            <text:p>39.73980769</text:p>
          </table:table-cell>
          <table:table-cell office:value-type="float" office:value="297.98099999999999" table:formula="of:=SUMIF([.V$49:.V$230];&quot;Pit&quot;;[.U$49:.U$230])" table:style-name="ce1">
            <text:p>297.981</text:p>
          </table:table-cell>
          <table:table-cell office:value-type="float" office:value="5" table:formula="of:=COUNTIF([.V$49:.V$230];&quot;Pit&quot;)" table:style-name="ce1">
            <text:p>5</text:p>
          </table:table-cell>
          <table:table-cell office:value-type="float" office:value="59.596199999999996" table:formula="of:=[Blad1.$H8]/[Blad1.$I8]" table:style-name="ce1">
            <text:p>59.5962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string" table:style-name="ce3">
            <text:p>GO KART OR GO HOME</text:p>
          </table:table-cell>
          <table:table-cell office:value-type="float" office:value="182" table:formula="of:=COUNT([.Y$49:.Y$230])" table:style-name="ce1">
            <text:p>182</text:p>
          </table:table-cell>
          <table:table-cell office:value-type="string" table:style-name="ce2">
            <text:p>10 laps 15.154 sec</text:p>
          </table:table-cell>
          <table:table-cell office:value-type="float" office:value="37.206000000000003" table:formula="of:=MIN([.Y$49:.Y$230])" table:style-name="ce1">
            <text:p>37.206</text:p>
          </table:table-cell>
          <table:table-cell office:value-type="float" office:value="39.810412087912106" table:formula="of:=SUM([.Y$49:.Y$230])/[Blad1.$D9]" table:style-name="ce1">
            <text:p>39.81041209</text:p>
          </table:table-cell>
          <table:table-cell office:value-type="float" office:value="319.22499999999997" table:formula="of:=SUMIF([.Z$49:.Z$230];&quot;Pit&quot;;[.Y$49:.Y$230])" table:style-name="ce1">
            <text:p>319.225</text:p>
          </table:table-cell>
          <table:table-cell office:value-type="float" office:value="5" table:formula="of:=COUNTIF([.Z$49:.Z$230];&quot;Pit&quot;)" table:style-name="ce1">
            <text:p>5</text:p>
          </table:table-cell>
          <table:table-cell office:value-type="float" office:value="63.844999999999992" table:formula="of:=[Blad1.$H9]/[Blad1.$I9]" table:style-name="ce1">
            <text:p>63.845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DARIOKART</text:p>
          </table:table-cell>
          <table:table-cell office:value-type="float" office:value="180" table:formula="of:=COUNT([.AC$49:.AC$228])" table:style-name="ce1">
            <text:p>180</text:p>
          </table:table-cell>
          <table:table-cell office:value-type="string" table:style-name="ce2">
            <text:p>12 laps</text:p>
          </table:table-cell>
          <table:table-cell office:value-type="float" office:value="37.109000000000002" table:formula="of:=MIN([.AC$49:.AC$228])" table:style-name="ce1">
            <text:p>37.109</text:p>
          </table:table-cell>
          <table:table-cell office:value-type="float" office:value="40.193199999999997" table:formula="of:=SUM([.AC$49:.AC$228])/[Blad1.$D10]" table:style-name="ce1">
            <text:p>40.1932</text:p>
          </table:table-cell>
          <table:table-cell office:value-type="float" office:value="307.10200000000003" table:formula="of:=SUMIF([.AD$49:.AD$228];&quot;Pit&quot;;[.AC$49:.AC$228])" table:style-name="ce1">
            <text:p>307.102</text:p>
          </table:table-cell>
          <table:table-cell office:value-type="float" office:value="5" table:formula="of:=COUNTIF([.AD$49:.AD$228];&quot;Pit&quot;)" table:style-name="ce1">
            <text:p>5</text:p>
          </table:table-cell>
          <table:table-cell office:value-type="float" office:value="61.420400000000008" table:formula="of:=[Blad1.$H10]/[Blad1.$I10]" table:style-name="ce1">
            <text:p>61.4204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KARTOON</text:p>
          </table:table-cell>
          <table:table-cell office:value-type="float" office:value="179" table:formula="of:=COUNT([.AG$49:.AG$227])" table:style-name="ce1">
            <text:p>179</text:p>
          </table:table-cell>
          <table:table-cell office:value-type="string" table:style-name="ce2">
            <text:p>13 laps</text:p>
          </table:table-cell>
          <table:table-cell office:value-type="float" office:value="36.622999999999998" table:formula="of:=MIN([.AG$49:.AG$227])" table:style-name="ce1">
            <text:p>36.623</text:p>
          </table:table-cell>
          <table:table-cell office:value-type="float" office:value="40.012586592178771" table:formula="of:=SUM([.AG$49:.AG$227])/[Blad1.$D11]" table:style-name="ce1">
            <text:p>40.01258659</text:p>
          </table:table-cell>
          <table:table-cell office:value-type="float" office:value="328.97400000000005" table:formula="of:=SUMIF([.AH$49:.AH$227];&quot;Pit&quot;;[.AG$49:.AG$227])" table:style-name="ce1">
            <text:p>328.974</text:p>
          </table:table-cell>
          <table:table-cell office:value-type="float" office:value="5" table:formula="of:=COUNTIF([.AH$49:.AH$227];&quot;Pit&quot;)" table:style-name="ce1">
            <text:p>5</text:p>
          </table:table-cell>
          <table:table-cell office:value-type="float" office:value="65.794800000000009" table:formula="of:=[Blad1.$H11]/[Blad1.$I11]" table:style-name="ce1">
            <text:p>65.7948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string" table:style-name="ce3">
            <text:p>ALFA EMILIANO</text:p>
          </table:table-cell>
          <table:table-cell office:value-type="float" office:value="179" table:formula="of:=COUNT([.AK$49:.AK$227])" table:style-name="ce1">
            <text:p>179</text:p>
          </table:table-cell>
          <table:table-cell office:value-type="string" table:style-name="ce2">
            <text:p>13 laps 68.567 sec</text:p>
          </table:table-cell>
          <table:table-cell office:value-type="float" office:value="37.008000000000003" table:formula="of:=MIN([.AK$49:.AK$227])" table:style-name="ce1">
            <text:p>37.008</text:p>
          </table:table-cell>
          <table:table-cell office:value-type="float" office:value="40.379664804469236" table:formula="of:=SUM([.AK$49:.AK$227])/[Blad1.$D12]" table:style-name="ce1">
            <text:p>40.3796648</text:p>
          </table:table-cell>
          <table:table-cell office:value-type="float" office:value="423.45299999999997" table:formula="of:=SUMIF([.AL$49:.AL$227];&quot;Pit&quot;;[.AK$49:.AK$227])" table:style-name="ce1">
            <text:p>423.453</text:p>
          </table:table-cell>
          <table:table-cell office:value-type="float" office:value="7" table:formula="of:=COUNTIF([.AL$49:.AL$227];&quot;Pit&quot;)" table:style-name="ce1">
            <text:p>7</text:p>
          </table:table-cell>
          <table:table-cell office:value-type="float" office:value="60.493285714285712" table:formula="of:=[Blad1.$H12]/[Blad1.$I12]" table:style-name="ce1">
            <text:p>60.49328571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style-name="ce3"/>
          <table:table-cell table:style-name="ce1"/>
          <table:table-cell table:style-name="ce2"/>
          <table:table-cell table:number-columns-repeated="2" table:style-name="ce1"/>
          <table:table-cell table:style-name="ce1">
            <draw:frame draw:z-index="1" draw:id="id0" draw:style-name="a0" draw:name="Grafiek 1" svg:x="0.2in" svg:y="0.15417in" svg:width="10.75833in" svg:height="6.872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style-name="ce3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Name</text:p>
          </table:table-cell>
          <table:table-cell office:value-type="string" table:style-name="ce4">
            <text:p>Laps</text:p>
          </table:table-cell>
          <table:table-cell office:value-type="string" table:style-name="ce5">
            <text:p>Fastest lap</text:p>
          </table:table-cell>
          <table:table-cell office:value-type="string" table:style-name="ce5">
            <text:p>Avg lap</text:p>
          </table:table-cell>
          <table:table-cell office:value-type="string" table:style-name="ce5">
            <text:p>Avg lap (no outliers)</text:p>
          </table:table-cell>
          <table:table-cell table:style-name="ce1"/>
          <table:table-cell office:value-type="string" table:style-name="ce1">
            <text:p>Percentage of outliers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3">
            <text:p>Inigo</text:p>
          </table:table-cell>
          <table:table-cell office:value-type="float" office:value="100" table:formula="of:=COUNTIF([.F$49:.F$240];[Blad1.$A17])" table:style-name="ce1">
            <text:p>100</text:p>
          </table:table-cell>
          <table:table-cell office:value-type="float" office:value="35.414000000000001" table:formula="of:=MIN(IF([.F$49:.F$240]=[Blad1.$A17];[.E$49:.E$240]))" table:number-matrix-columns-spanned="1" table:number-matrix-rows-spanned="1" table:style-name="ce1">
            <text:p>35.414</text:p>
          </table:table-cell>
          <table:table-cell office:value-type="float" office:value="36.443260000000009" table:formula="of:=SUMIF([.F$49:.F$240];[Blad1.$A17];[.E$49:.E$240])/[Blad1.$B17]" table:style-name="ce1">
            <text:p>36.44326</text:p>
          </table:table-cell>
          <table:table-cell office:value-type="float" office:value="36.160599999999988" table:formula="of:=AVERAGE(SMALL(IF([.F$49:.F$240]=[Blad1.$A17];[.E$49:.E$240]);ROW(INDIRECT(&quot;1:&quot;&amp;ROUND((1-[.$G$17])*[Blad1.$B17];0)))))" table:number-matrix-columns-spanned="1" table:number-matrix-rows-spanned="1" table:style-name="ce1">
            <text:p>36.1606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ertP</text:p>
          </table:table-cell>
          <table:table-cell office:value-type="float" office:value="105" table:formula="of:=COUNTIF([.B$49:.B$240];[Blad1.$A18])" table:style-name="ce1">
            <text:p>105</text:p>
          </table:table-cell>
          <table:table-cell office:value-type="float" office:value="36.402000000000001" table:formula="of:=MIN(IF([.B$49:.B$240]=[Blad1.$A18];[.A$49:.A$240]))" table:number-matrix-columns-spanned="1" table:number-matrix-rows-spanned="1" table:style-name="ce1">
            <text:p>36.402</text:p>
          </table:table-cell>
          <table:table-cell office:value-type="float" office:value="37.10799999999999" table:formula="of:=SUMIF([.B$49:.B$240];[Blad1.$A18];[.A$49:.A$240])/[Blad1.$B18]" table:style-name="ce1">
            <text:p>37.108</text:p>
          </table:table-cell>
          <table:table-cell office:value-type="float" office:value="36.881347368421039" table:formula="of:=AVERAGE(SMALL(IF([.B$49:.B$240]=[Blad1.$A18];[.A$49:.A$240]);ROW(INDIRECT(&quot;1:&quot;&amp;ROUND((1-[.$G$17])*[Blad1.$B18];0)))))" table:number-matrix-columns-spanned="1" table:number-matrix-rows-spanned="1" table:style-name="ce1">
            <text:p>36.881347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ven</text:p>
          </table:table-cell>
          <table:table-cell office:value-type="float" office:value="80" table:formula="of:=COUNTIF([.AH$49:.AH$227];[Blad1.$A19])" table:style-name="ce1">
            <text:p>80</text:p>
          </table:table-cell>
          <table:table-cell office:value-type="float" office:value="36.622999999999998" table:formula="of:=MIN(IF([.AH$49:.AH$227]=[Blad1.$A19];[.AG$49:.AG$227]))" table:number-matrix-columns-spanned="1" table:number-matrix-rows-spanned="1" table:style-name="ce1">
            <text:p>36.623</text:p>
          </table:table-cell>
          <table:table-cell office:value-type="float" office:value="37.334699999999991" table:formula="of:=SUMIF([.AH$49:.AH$227];[Blad1.$A19];[.AG$49:.AG$227])/[Blad1.$B19]" table:style-name="ce1">
            <text:p>37.3347</text:p>
          </table:table-cell>
          <table:table-cell office:value-type="float" office:value="37.169722222222234" table:formula="of:=AVERAGE(SMALL(IF([.AH$49:.AH$227]=[Blad1.$A19];[.AG$49:.AG$227]);ROW(INDIRECT(&quot;1:&quot;&amp;ROUND((1-[.$G$17])*[Blad1.$B19];0)))))" table:number-matrix-columns-spanned="1" table:number-matrix-rows-spanned="1" table:style-name="ce1">
            <text:p>37.169722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Kyle</text:p>
          </table:table-cell>
          <table:table-cell office:value-type="float" office:value="95" table:formula="of:=COUNTIF([.J$49:.J$235];[Blad1.$A20])" table:style-name="ce1">
            <text:p>95</text:p>
          </table:table-cell>
          <table:table-cell office:value-type="float" office:value="36.259" table:formula="of:=MIN(IF([.J$49:.J$235]=[Blad1.$A20];[.I$49:.I$235]))" table:number-matrix-columns-spanned="1" table:number-matrix-rows-spanned="1" table:style-name="ce1">
            <text:p>36.259</text:p>
          </table:table-cell>
          <table:table-cell office:value-type="float" office:value="37.487010526315785" table:formula="of:=SUMIF([.J$49:.J$235];[Blad1.$A20];[.I$49:.I$235])/[Blad1.$B20]" table:style-name="ce1">
            <text:p>37.48701053</text:p>
          </table:table-cell>
          <table:table-cell office:value-type="float" office:value="36.991965116279083" table:formula="of:=AVERAGE(SMALL(IF([.J$49:.J$235]=[Blad1.$A20];[.I$49:.I$235]);ROW(INDIRECT(&quot;1:&quot;&amp;ROUND((1-[.$G$17])*[Blad1.$B20];0)))))" table:number-matrix-columns-spanned="1" table:number-matrix-rows-spanned="1" table:style-name="ce1">
            <text:p>36.991965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Joost</text:p>
          </table:table-cell>
          <table:table-cell office:value-type="float" office:value="84" table:formula="of:=COUNTIF([.B$49:.B$240];[Blad1.$A21])" table:style-name="ce1">
            <text:p>84</text:p>
          </table:table-cell>
          <table:table-cell office:value-type="float" office:value="36.915999999999997" table:formula="of:=MIN(IF([.B$49:.B$240]=[Blad1.$A21];[.A$49:.A$240]))" table:number-matrix-columns-spanned="1" table:number-matrix-rows-spanned="1" table:style-name="ce1">
            <text:p>36.916</text:p>
          </table:table-cell>
          <table:table-cell office:value-type="float" office:value="37.745916666666666" table:formula="of:=SUMIF([.B$49:.B$240];[Blad1.$A21];[.A$49:.A$240])/[Blad1.$B21]" table:style-name="ce1">
            <text:p>37.74591667</text:p>
          </table:table-cell>
          <table:table-cell office:value-type="float" office:value="37.600223684210526" table:formula="of:=AVERAGE(SMALL(IF([.B$49:.B$240]=[Blad1.$A21];[.A$49:.A$240]);ROW(INDIRECT(&quot;1:&quot;&amp;ROUND((1-[.$G$17])*[Blad1.$B21];0)))))" table:number-matrix-columns-spanned="1" table:number-matrix-rows-spanned="1" table:style-name="ce1">
            <text:p>37.600223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Ruben</text:p>
          </table:table-cell>
          <table:table-cell office:value-type="float" office:value="120" table:formula="of:=COUNTIF([.N$49:.N$231];[Blad1.$A22])" table:style-name="ce1">
            <text:p>120</text:p>
          </table:table-cell>
          <table:table-cell office:value-type="float" office:value="36.462000000000003" table:formula="of:=MIN(IF([.N$49:.N$231]=[Blad1.$A22];[.M$49:.M$231]))" table:number-matrix-columns-spanned="1" table:number-matrix-rows-spanned="1" table:style-name="ce1">
            <text:p>36.462</text:p>
          </table:table-cell>
          <table:table-cell office:value-type="float" office:value="37.873099999999994" table:formula="of:=SUMIF([.N$49:.N$231];[Blad1.$A22];[.M$49:.M$231])/[Blad1.$B22]" table:style-name="ce1">
            <text:p>37.8731</text:p>
          </table:table-cell>
          <table:table-cell office:value-type="float" office:value="37.607666666666667" table:formula="of:=AVERAGE(SMALL(IF([.N$49:.N$231]=[Blad1.$A22];[.M$49:.M$231]);ROW(INDIRECT(&quot;1:&quot;&amp;ROUND((1-[.$G$17])*[Blad1.$B22];0)))))" table:number-matrix-columns-spanned="1" table:number-matrix-rows-spanned="1" table:style-name="ce1">
            <text:p>37.607666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atteo</text:p>
          </table:table-cell>
          <table:table-cell office:value-type="float" office:value="77" table:formula="of:=COUNTIF([.R$49:.R$231];[Blad1.$A23])" table:style-name="ce1">
            <text:p>77</text:p>
          </table:table-cell>
          <table:table-cell office:value-type="float" office:value="36.844999999999999" table:formula="of:=MIN(IF([.R$49:.R$231]=[Blad1.$A23];[.Q$49:.Q$231]))" table:number-matrix-columns-spanned="1" table:number-matrix-rows-spanned="1" table:style-name="ce1">
            <text:p>36.845</text:p>
          </table:table-cell>
          <table:table-cell office:value-type="float" office:value="37.962688311688311" table:formula="of:=SUMIF([.R$49:.R$231];[Blad1.$A23];[.Q$49:.Q$231])/[Blad1.$B23]" table:style-name="ce1">
            <text:p>37.96268831</text:p>
          </table:table-cell>
          <table:table-cell office:value-type="float" office:value="37.792405797101445" table:formula="of:=AVERAGE(SMALL(IF([.R$49:.R$231]=[Blad1.$A23];[.Q$49:.Q$231]);ROW(INDIRECT(&quot;1:&quot;&amp;ROUND((1-[.$G$17])*[Blad1.$B23];0)))))" table:number-matrix-columns-spanned="1" table:number-matrix-rows-spanned="1" table:style-name="ce1">
            <text:p>37.792405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att</text:p>
          </table:table-cell>
          <table:table-cell office:value-type="float" office:value="63" table:formula="of:=COUNTIF([.Z$49:.Z$230];[Blad1.$A24])" table:style-name="ce1">
            <text:p>63</text:p>
          </table:table-cell>
          <table:table-cell office:value-type="float" office:value="37.206000000000003" table:formula="of:=MIN(IF([.Z$49:.Z$230]=[Blad1.$A24];[.Y$49:.Y$230]))" table:number-matrix-columns-spanned="1" table:number-matrix-rows-spanned="1" table:style-name="ce1">
            <text:p>37.206</text:p>
          </table:table-cell>
          <table:table-cell office:value-type="float" office:value="38.098476190476198" table:formula="of:=SUMIF([.Z$49:.Z$230];[Blad1.$A24];[.Y$49:.Y$230])/[Blad1.$B24]" table:style-name="ce1">
            <text:p>38.09847619</text:p>
          </table:table-cell>
          <table:table-cell office:value-type="float" office:value="37.956368421052623" table:formula="of:=AVERAGE(SMALL(IF([.Z$49:.Z$230]=[Blad1.$A24];[.Y$49:.Y$230]);ROW(INDIRECT(&quot;1:&quot;&amp;ROUND((1-[.$G$17])*[Blad1.$B24];0)))))" table:number-matrix-columns-spanned="1" table:number-matrix-rows-spanned="1" table:style-name="ce1">
            <text:p>37.956368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Pieter</text:p>
          </table:table-cell>
          <table:table-cell office:value-type="float" office:value="60" table:formula="of:=COUNTIF([.V$49:.V$230];[Blad1.$A25])" table:style-name="ce1">
            <text:p>60</text:p>
          </table:table-cell>
          <table:table-cell office:value-type="float" office:value="37.101999999999997" table:formula="of:=MIN(IF([.V$49:.V$230]=[Blad1.$A25];[.U$49:.U$230]))" table:number-matrix-columns-spanned="1" table:number-matrix-rows-spanned="1" table:style-name="ce1">
            <text:p>37.102</text:p>
          </table:table-cell>
          <table:table-cell office:value-type="float" office:value="38.103916666666684" table:formula="of:=SUMIF([.V$49:.V$230];[Blad1.$A25];[.U$49:.U$230])/[Blad1.$B25]" table:style-name="ce1">
            <text:p>38.10391667</text:p>
          </table:table-cell>
          <table:table-cell office:value-type="float" office:value="37.875314814814814" table:formula="of:=AVERAGE(SMALL(IF([.V$49:.V$230]=[Blad1.$A25];[.U$49:.U$230]);ROW(INDIRECT(&quot;1:&quot;&amp;ROUND((1-[.$G$17])*[Blad1.$B25];0)))))" table:number-matrix-columns-spanned="1" table:number-matrix-rows-spanned="1" table:style-name="ce1">
            <text:p>37.875314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ike</text:p>
          </table:table-cell>
          <table:table-cell office:value-type="float" office:value="72" table:formula="of:=COUNTIF([.AL$49:.AL$227];[Blad1.$A26])" table:style-name="ce1">
            <text:p>72</text:p>
          </table:table-cell>
          <table:table-cell office:value-type="float" office:value="37.008000000000003" table:formula="of:=MIN(IF([.AL$49:.AL$227]=[Blad1.$A26];[.AK$49:.AK$227]))" table:number-matrix-columns-spanned="1" table:number-matrix-rows-spanned="1" table:style-name="ce1">
            <text:p>37.008</text:p>
          </table:table-cell>
          <table:table-cell office:value-type="float" office:value="38.32802777777777" table:formula="of:=SUMIF([.AL$49:.AL$227];[Blad1.$A26];[.AK$49:.AK$227])/[Blad1.$B26]" table:style-name="ce1">
            <text:p>38.32802778</text:p>
          </table:table-cell>
          <table:table-cell office:value-type="float" office:value="38.024923076923073" table:formula="of:=AVERAGE(SMALL(IF([.AL$49:.AL$227]=[Blad1.$A26];[.AK$49:.AK$227]);ROW(INDIRECT(&quot;1:&quot;&amp;ROUND((1-[.$G$17])*[Blad1.$B26];0)))))" table:number-matrix-columns-spanned="1" table:number-matrix-rows-spanned="1" table:style-name="ce1">
            <text:p>38.024923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BertV</text:p>
          </table:table-cell>
          <table:table-cell office:value-type="float" office:value="64" table:formula="of:=COUNTIF([.V$49:.V$230];[Blad1.$A27])" table:style-name="ce1">
            <text:p>64</text:p>
          </table:table-cell>
          <table:table-cell office:value-type="float" office:value="36.965000000000003" table:formula="of:=MIN(IF([.V$49:.V$230]=[Blad1.$A27];[.U$49:.U$230]))" table:number-matrix-columns-spanned="1" table:number-matrix-rows-spanned="1" table:style-name="ce1">
            <text:p>36.965</text:p>
          </table:table-cell>
          <table:table-cell office:value-type="float" office:value="38.377859375000007" table:formula="of:=SUMIF([.V$49:.V$230];[Blad1.$A27];[.U$49:.U$230])/[Blad1.$B27]" table:style-name="ce1">
            <text:p>38.37785938</text:p>
          </table:table-cell>
          <table:table-cell office:value-type="float" office:value="37.933879310344835" table:formula="of:=AVERAGE(SMALL(IF([.V$49:.V$230]=[Blad1.$A27];[.U$49:.U$230]);ROW(INDIRECT(&quot;1:&quot;&amp;ROUND((1-[.$G$17])*[Blad1.$B27];0)))))" table:number-matrix-columns-spanned="1" table:number-matrix-rows-spanned="1" table:style-name="ce1">
            <text:p>37.933879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im</text:p>
          </table:table-cell>
          <table:table-cell office:value-type="float" office:value="89" table:formula="of:=COUNTIF([.J$49:.J$235];[Blad1.$A28])" table:style-name="ce1">
            <text:p>89</text:p>
          </table:table-cell>
          <table:table-cell office:value-type="float" office:value="37.164000000000001" table:formula="of:=MIN(IF([.J$49:.J$235]=[Blad1.$A28];[.I$49:.I$235]))" table:number-matrix-columns-spanned="1" table:number-matrix-rows-spanned="1" table:style-name="ce1">
            <text:p>37.164</text:p>
          </table:table-cell>
          <table:table-cell office:value-type="float" office:value="38.397651685393264" table:formula="of:=SUMIF([.J$49:.J$235];[Blad1.$A28];[.I$49:.I$235])/[Blad1.$B28]" table:style-name="ce1">
            <text:p>38.39765169</text:p>
          </table:table-cell>
          <table:table-cell office:value-type="float" office:value="38.035512499999996" table:formula="of:=AVERAGE(SMALL(IF([.J$49:.J$235]=[Blad1.$A28];[.I$49:.I$235]);ROW(INDIRECT(&quot;1:&quot;&amp;ROUND((1-[.$G$17])*[Blad1.$B28];0)))))" table:number-matrix-columns-spanned="1" table:number-matrix-rows-spanned="1" table:style-name="ce1">
            <text:p>38.03551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Jasper</text:p>
          </table:table-cell>
          <table:table-cell office:value-type="float" office:value="89" table:formula="of:=COUNTIF([.F$49:.F$240];[Blad1.$A29])" table:style-name="ce1">
            <text:p>89</text:p>
          </table:table-cell>
          <table:table-cell office:value-type="float" office:value="37.021999999999998" table:formula="of:=MIN(IF([.F$49:.F$240]=[Blad1.$A29];[.E$49:.E$240]))" table:number-matrix-columns-spanned="1" table:number-matrix-rows-spanned="1" table:style-name="ce1">
            <text:p>37.022</text:p>
          </table:table-cell>
          <table:table-cell office:value-type="float" office:value="38.427764044943828" table:formula="of:=SUMIF([.F$49:.F$240];[Blad1.$A29];[.E$49:.E$240])/[Blad1.$B29]" table:style-name="ce1">
            <text:p>38.42776404</text:p>
          </table:table-cell>
          <table:table-cell office:value-type="float" office:value="38.025300000000001" table:formula="of:=AVERAGE(SMALL(IF([.F$49:.F$240]=[Blad1.$A29];[.E$49:.E$240]);ROW(INDIRECT(&quot;1:&quot;&amp;ROUND((1-[.$G$17])*[Blad1.$B29];0)))))" table:number-matrix-columns-spanned="1" table:number-matrix-rows-spanned="1" table:style-name="ce1">
            <text:p>38.025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fD</text:p>
          </table:table-cell>
          <table:table-cell office:value-type="float" office:value="59" table:formula="of:=COUNTIF([.AD$49:.AD$228];[Blad1.$A30])" table:style-name="ce1">
            <text:p>59</text:p>
          </table:table-cell>
          <table:table-cell office:value-type="float" office:value="37.109000000000002" table:formula="of:=MIN(IF([.AD$49:.AD$228]=[Blad1.$A30];[.AC$49:.AC$228]))" table:number-matrix-columns-spanned="1" table:number-matrix-rows-spanned="1" table:style-name="ce1">
            <text:p>37.109</text:p>
          </table:table-cell>
          <table:table-cell office:value-type="float" office:value="38.52684745762712" table:formula="of:=SUMIF([.AD$49:.AD$228];[Blad1.$A30];[.AC$49:.AC$228])/[Blad1.$B30]" table:style-name="ce1">
            <text:p>38.52684746</text:p>
          </table:table-cell>
          <table:table-cell office:value-type="float" office:value="38.096094339622631" table:formula="of:=AVERAGE(SMALL(IF([.AD$49:.AD$228]=[Blad1.$A30];[.AC$49:.AC$228]);ROW(INDIRECT(&quot;1:&quot;&amp;ROUND((1-[.$G$17])*[Blad1.$B30];0)))))" table:number-matrix-columns-spanned="1" table:number-matrix-rows-spanned="1" table:style-name="ce1">
            <text:p>38.096094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Maarten</text:p>
          </table:table-cell>
          <table:table-cell office:value-type="float" office:value="75" table:formula="of:=COUNTIF([.R$49:.R$231];[Blad1.$A31])" table:style-name="ce1">
            <text:p>75</text:p>
          </table:table-cell>
          <table:table-cell office:value-type="float" office:value="36.997" table:formula="of:=MIN(IF([.R$49:.R$231]=[Blad1.$A31];[.Q$49:.Q$231]))" table:number-matrix-columns-spanned="1" table:number-matrix-rows-spanned="1" table:style-name="ce1">
            <text:p>36.997</text:p>
          </table:table-cell>
          <table:table-cell office:value-type="float" office:value="38.762213333333321" table:formula="of:=SUMIF([.R$49:.R$231];[Blad1.$A31];[.Q$49:.Q$231])/[Blad1.$B31]" table:style-name="ce1">
            <text:p>38.76221333</text:p>
          </table:table-cell>
          <table:table-cell office:value-type="float" office:value="38.345985294117661" table:formula="of:=AVERAGE(SMALL(IF([.R$49:.R$231]=[Blad1.$A31];[.Q$49:.Q$231]);ROW(INDIRECT(&quot;1:&quot;&amp;ROUND((1-[.$G$17])*[Blad1.$B31];0)))))" table:number-matrix-columns-spanned="1" table:number-matrix-rows-spanned="1" table:style-name="ce1">
            <text:p>38.345985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faan</text:p>
          </table:table-cell>
          <table:table-cell office:value-type="float" office:value="43" table:formula="of:=COUNTIF([.N$49:.N$231];[Blad1.$A32])" table:style-name="ce1">
            <text:p>43</text:p>
          </table:table-cell>
          <table:table-cell office:value-type="float" office:value="37.369" table:formula="of:=MIN(IF([.N$49:.N$231]=[Blad1.$A32];[.M$49:.M$231]))" table:number-matrix-columns-spanned="1" table:number-matrix-rows-spanned="1" table:style-name="ce1">
            <text:p>37.369</text:p>
          </table:table-cell>
          <table:table-cell office:value-type="float" office:value="39.12018604651162" table:formula="of:=SUMIF([.N$49:.N$231];[Blad1.$A32];[.M$49:.M$231])/[Blad1.$B32]" table:style-name="ce1">
            <text:p>39.12018605</text:p>
          </table:table-cell>
          <table:table-cell office:value-type="float" office:value="38.599256410256416" table:formula="of:=AVERAGE(SMALL(IF([.N$49:.N$231]=[Blad1.$A32];[.M$49:.M$231]);ROW(INDIRECT(&quot;1:&quot;&amp;ROUND((1-[.$G$17])*[Blad1.$B32];0)))))" table:number-matrix-columns-spanned="1" table:number-matrix-rows-spanned="1" table:style-name="ce1">
            <text:p>38.599256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Dario</text:p>
          </table:table-cell>
          <table:table-cell office:value-type="float" office:value="58" table:formula="of:=COUNTIF([.AD$49:.AD$228];[Blad1.$A33])" table:style-name="ce1">
            <text:p>58</text:p>
          </table:table-cell>
          <table:table-cell office:value-type="float" office:value="37.383000000000003" table:formula="of:=MIN(IF([.AD$49:.AD$228]=[Blad1.$A33];[.AC$49:.AC$228]))" table:number-matrix-columns-spanned="1" table:number-matrix-rows-spanned="1" table:style-name="ce1">
            <text:p>37.383</text:p>
          </table:table-cell>
          <table:table-cell office:value-type="float" office:value="39.423000000000002" table:formula="of:=SUMIF([.AD$49:.AD$228];[Blad1.$A33];[.AC$49:.AC$228])/[Blad1.$B33]" table:style-name="ce1">
            <text:p>39.423</text:p>
          </table:table-cell>
          <table:table-cell office:value-type="float" office:value="39.09605769230771" table:formula="of:=AVERAGE(SMALL(IF([.AD$49:.AD$228]=[Blad1.$A33];[.AC$49:.AC$228]);ROW(INDIRECT(&quot;1:&quot;&amp;ROUND((1-[.$G$17])*[Blad1.$B33];0)))))" table:number-matrix-columns-spanned="1" table:number-matrix-rows-spanned="1" table:style-name="ce1">
            <text:p>39.096057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Finley</text:p>
          </table:table-cell>
          <table:table-cell office:value-type="float" office:value="72" table:formula="of:=COUNTIF([.AL$49:.AL$227];[Blad1.$A34])" table:style-name="ce1">
            <text:p>72</text:p>
          </table:table-cell>
          <table:table-cell office:value-type="float" office:value="37.518000000000001" table:formula="of:=MIN(IF([.AL$49:.AL$227]=[Blad1.$A34];[.AK$49:.AK$227]))" table:number-matrix-columns-spanned="1" table:number-matrix-rows-spanned="1" table:style-name="ce1">
            <text:p>37.518</text:p>
          </table:table-cell>
          <table:table-cell office:value-type="float" office:value="39.584930555555566" table:formula="of:=SUMIF([.AL$49:.AL$227];[Blad1.$A34];[.AK$49:.AK$227])/[Blad1.$B34]" table:style-name="ce1">
            <text:p>39.58493056</text:p>
          </table:table-cell>
          <table:table-cell office:value-type="float" office:value="39.00066153846155" table:formula="of:=AVERAGE(SMALL(IF([.AL$49:.AL$227]=[Blad1.$A34];[.AK$49:.AK$227]);ROW(INDIRECT(&quot;1:&quot;&amp;ROUND((1-[.$G$17])*[Blad1.$B34];0)))))" table:number-matrix-columns-spanned="1" table:number-matrix-rows-spanned="1" table:style-name="ce1">
            <text:p>39.000661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efM</text:p>
          </table:table-cell>
          <table:table-cell office:value-type="float" office:value="56" table:formula="of:=COUNTIF([.Z$49:.Z$230];[Blad1.$A35])" table:style-name="ce1">
            <text:p>56</text:p>
          </table:table-cell>
          <table:table-cell office:value-type="float" office:value="37.768999999999998" table:formula="of:=MIN(IF([.Z$49:.Z$230]=[Blad1.$A35];[.Y$49:.Y$230]))" table:number-matrix-columns-spanned="1" table:number-matrix-rows-spanned="1" table:style-name="ce1">
            <text:p>37.769</text:p>
          </table:table-cell>
          <table:table-cell office:value-type="float" office:value="39.637428571428572" table:formula="of:=SUMIF([.Z$49:.Z$230];[Blad1.$A35];[.Y$49:.Y$230])/[Blad1.$B35]" table:style-name="ce1">
            <text:p>39.63742857</text:p>
          </table:table-cell>
          <table:table-cell office:value-type="float" office:value="39.26182" table:formula="of:=AVERAGE(SMALL(IF([.Z$49:.Z$230]=[Blad1.$A35];[.Y$49:.Y$230]);ROW(INDIRECT(&quot;1:&quot;&amp;ROUND((1-[.$G$17])*[Blad1.$B35];0)))))" table:number-matrix-columns-spanned="1" table:number-matrix-rows-spanned="1" table:style-name="ce1">
            <text:p>39.2618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Emil</text:p>
          </table:table-cell>
          <table:table-cell office:value-type="float" office:value="58" table:formula="of:=COUNTIF([.Z$49:.Z$230];[Blad1.$A36])" table:style-name="ce1">
            <text:p>58</text:p>
          </table:table-cell>
          <table:table-cell office:value-type="float" office:value="38.274999999999999" table:formula="of:=MIN(IF([.Z$49:.Z$230]=[Blad1.$A36];[.Y$49:.Y$230]))" table:number-matrix-columns-spanned="1" table:number-matrix-rows-spanned="1" table:style-name="ce1">
            <text:p>38.275</text:p>
          </table:table-cell>
          <table:table-cell office:value-type="float" office:value="39.765000000000001" table:formula="of:=SUMIF([.Z$49:.Z$230];[Blad1.$A36];[.Y$49:.Y$230])/[Blad1.$B36]" table:style-name="ce1">
            <text:p>39.765</text:p>
          </table:table-cell>
          <table:table-cell office:value-type="float" office:value="39.412923076923093" table:formula="of:=AVERAGE(SMALL(IF([.Z$49:.Z$230]=[Blad1.$A36];[.Y$49:.Y$230]);ROW(INDIRECT(&quot;1:&quot;&amp;ROUND((1-[.$G$17])*[Blad1.$B36];0)))))" table:number-matrix-columns-spanned="1" table:number-matrix-rows-spanned="1" table:style-name="ce1">
            <text:p>39.412923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homas</text:p>
          </table:table-cell>
          <table:table-cell office:value-type="float" office:value="62" table:formula="of:=COUNTIF([.AH$49:.AH$227];[Blad1.$A37])" table:style-name="ce1">
            <text:p>62</text:p>
          </table:table-cell>
          <table:table-cell office:value-type="float" office:value="37.890999999999998" table:formula="of:=MIN(IF([.AH$49:.AH$227]=[Blad1.$A37];[.AG$49:.AG$227]))" table:number-matrix-columns-spanned="1" table:number-matrix-rows-spanned="1" table:style-name="ce1">
            <text:p>37.891</text:p>
          </table:table-cell>
          <table:table-cell office:value-type="float" office:value="40.323532258064503" table:formula="of:=SUMIF([.AH$49:.AH$227];[Blad1.$A37];[.AG$49:.AG$227])/[Blad1.$B37]" table:style-name="ce1">
            <text:p>40.32353226</text:p>
          </table:table-cell>
          <table:table-cell office:value-type="float" office:value="39.408749999999984" table:formula="of:=AVERAGE(SMALL(IF([.AH$49:.AH$227]=[Blad1.$A37];[.AG$49:.AG$227]);ROW(INDIRECT(&quot;1:&quot;&amp;ROUND((1-[.$G$17])*[Blad1.$B37];0)))))" table:number-matrix-columns-spanned="1" table:number-matrix-rows-spanned="1" table:style-name="ce1">
            <text:p>39.408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Jeff</text:p>
          </table:table-cell>
          <table:table-cell office:value-type="float" office:value="58" table:formula="of:=COUNTIF([.AD$49:.AD$228];[Blad1.$A38])" table:style-name="ce1">
            <text:p>58</text:p>
          </table:table-cell>
          <table:table-cell office:value-type="float" office:value="38.902000000000001" table:formula="of:=MIN(IF([.AD$49:.AD$228]=[Blad1.$A38];[.AC$49:.AC$228]))" table:number-matrix-columns-spanned="1" table:number-matrix-rows-spanned="1" table:style-name="ce1">
            <text:p>38.902</text:p>
          </table:table-cell>
          <table:table-cell office:value-type="float" office:value="40.828551724137931" table:formula="of:=SUMIF([.AD$49:.AD$228];[Blad1.$A38];[.AC$49:.AC$228])/[Blad1.$B38]" table:style-name="ce1">
            <text:p>40.82855172</text:p>
          </table:table-cell>
          <table:table-cell office:value-type="float" office:value="40.488250000000008" table:formula="of:=AVERAGE(SMALL(IF([.AD$49:.AD$228]=[Blad1.$A38];[.AC$49:.AC$228]);ROW(INDIRECT(&quot;1:&quot;&amp;ROUND((1-[.$G$17])*[Blad1.$B38];0)))))" table:number-matrix-columns-spanned="1" table:number-matrix-rows-spanned="1" table:style-name="ce1">
            <text:p>40.488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ijn</text:p>
          </table:table-cell>
          <table:table-cell office:value-type="float" office:value="53" table:formula="of:=COUNTIF([.V$49:.V$230];[Blad1.$A39])" table:style-name="ce1">
            <text:p>53</text:p>
          </table:table-cell>
          <table:table-cell office:value-type="float" office:value="39.067" table:formula="of:=MIN(IF([.V$49:.V$230]=[Blad1.$A39];[.U$49:.U$230]))" table:number-matrix-columns-spanned="1" table:number-matrix-rows-spanned="1" table:style-name="ce1">
            <text:p>39.067</text:p>
          </table:table-cell>
          <table:table-cell office:value-type="float" office:value="41.363132075471711" table:formula="of:=SUMIF([.V$49:.V$230];[Blad1.$A39];[.U$49:.U$230])/[Blad1.$B39]" table:style-name="ce1">
            <text:p>41.36313208</text:p>
          </table:table-cell>
          <table:table-cell office:value-type="float" office:value="40.605833333333329" table:formula="of:=AVERAGE(SMALL(IF([.V$49:.V$230]=[Blad1.$A39];[.U$49:.U$230]);ROW(INDIRECT(&quot;1:&quot;&amp;ROUND((1-[.$G$17])*[Blad1.$B39];0)))))" table:number-matrix-columns-spanned="1" table:number-matrix-rows-spanned="1" table:style-name="ce1">
            <text:p>40.605833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Toon</text:p>
          </table:table-cell>
          <table:table-cell office:value-type="float" office:value="32" table:formula="of:=COUNTIF([.AH$49:.AH$227];[Blad1.$A40])" table:style-name="ce1">
            <text:p>32</text:p>
          </table:table-cell>
          <table:table-cell office:value-type="float" office:value="39.345999999999997" table:formula="of:=MIN(IF([.AH$49:.AH$227]=[Blad1.$A40];[.AG$49:.AG$227]))" table:number-matrix-columns-spanned="1" table:number-matrix-rows-spanned="1" table:style-name="ce1">
            <text:p>39.346</text:p>
          </table:table-cell>
          <table:table-cell office:value-type="float" office:value="42.076375000000006" table:formula="of:=SUMIF([.AH$49:.AH$227];[Blad1.$A40];[.AG$49:.AG$227])/[Blad1.$B40]" table:style-name="ce1">
            <text:p>42.076375</text:p>
          </table:table-cell>
          <table:table-cell office:value-type="float" office:value="41.719068965517238" table:formula="of:=AVERAGE(SMALL(IF([.AH$49:.AH$227]=[Blad1.$A40];[.AG$49:.AG$227]);ROW(INDIRECT(&quot;1:&quot;&amp;ROUND((1-[.$G$17])*[Blad1.$B40];0)))))" table:number-matrix-columns-spanned="1" table:number-matrix-rows-spanned="1" table:style-name="ce1">
            <text:p>41.719068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Emiliano</text:p>
          </table:table-cell>
          <table:table-cell office:value-type="float" office:value="28" table:formula="of:=COUNTIF([.AL$49:.AL$227];[Blad1.$A41])" table:style-name="ce1">
            <text:p>28</text:p>
          </table:table-cell>
          <table:table-cell office:value-type="float" office:value="40.856000000000002" table:formula="of:=MIN(IF([.AL$49:.AL$227]=[Blad1.$A41];[.AK$49:.AK$227]))" table:number-matrix-columns-spanned="1" table:number-matrix-rows-spanned="1" table:style-name="ce1">
            <text:p>40.856</text:p>
          </table:table-cell>
          <table:table-cell office:value-type="float" office:value="42.670500000000011" table:formula="of:=SUMIF([.AL$49:.AL$227];[Blad1.$A41];[.AK$49:.AK$227])/[Blad1.$B41]" table:style-name="ce1">
            <text:p>42.6705</text:p>
          </table:table-cell>
          <table:table-cell office:value-type="float" office:value="42.337600000000002" table:formula="of:=AVERAGE(SMALL(IF([.AL$49:.AL$227]=[Blad1.$A41];[.AK$49:.AK$227]);ROW(INDIRECT(&quot;1:&quot;&amp;ROUND((1-[.$G$17])*[Blad1.$B41];0)))))" table:number-matrix-columns-spanned="1" table:number-matrix-rows-spanned="1" table:style-name="ce1">
            <text:p>42.33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Ilse</text:p>
          </table:table-cell>
          <table:table-cell office:value-type="float" office:value="25" table:formula="of:=COUNTIF([.R$49:.R$231];[Blad1.$A42])" table:style-name="ce1">
            <text:p>25</text:p>
          </table:table-cell>
          <table:table-cell office:value-type="float" office:value="40.545000000000002" table:formula="of:=MIN(IF([.R$49:.R$231]=[Blad1.$A42];[.Q$49:.Q$231]))" table:number-matrix-columns-spanned="1" table:number-matrix-rows-spanned="1" table:style-name="ce1">
            <text:p>40.545</text:p>
          </table:table-cell>
          <table:table-cell office:value-type="float" office:value="42.761000000000003" table:formula="of:=SUMIF([.R$49:.R$231];[Blad1.$A42];[.Q$49:.Q$231])/[Blad1.$B42]" table:style-name="ce1">
            <text:p>42.761</text:p>
          </table:table-cell>
          <table:table-cell office:value-type="float" office:value="41.904608695652179" table:formula="of:=AVERAGE(SMALL(IF([.R$49:.R$231]=[Blad1.$A42];[.Q$49:.Q$231]);ROW(INDIRECT(&quot;1:&quot;&amp;ROUND((1-[.$G$17])*[Blad1.$B42];0)))))" table:number-matrix-columns-spanned="1" table:number-matrix-rows-spanned="1" table:style-name="ce1">
            <text:p>41.90460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Bart</text:p>
          </table:table-cell>
          <table:table-cell office:value-type="float" office:value="15" table:formula="of:=COUNTIF([.N$49:.N$231];[Blad1.$A43])" table:style-name="ce1">
            <text:p>15</text:p>
          </table:table-cell>
          <table:table-cell office:value-type="float" office:value="39.347000000000001" table:formula="of:=MIN(IF([.N$49:.N$231]=[Blad1.$A43];[.M$49:.M$231]))" table:number-matrix-columns-spanned="1" table:number-matrix-rows-spanned="1" table:style-name="ce1">
            <text:p>39.347</text:p>
          </table:table-cell>
          <table:table-cell office:value-type="float" office:value="45.092933333333328" table:formula="of:=SUMIF([.N$49:.N$231];[Blad1.$A43];[.M$49:.M$231])/[Blad1.$B43]" table:style-name="ce1">
            <text:p>45.09293333</text:p>
          </table:table-cell>
          <table:table-cell office:value-type="float" office:value="44.70392857142857" table:formula="of:=AVERAGE(SMALL(IF([.N$49:.N$231]=[Blad1.$A43];[.M$49:.M$231]);ROW(INDIRECT(&quot;1:&quot;&amp;ROUND((1-[.$G$17])*[Blad1.$B43];0)))))" table:number-matrix-columns-spanned="1" table:number-matrix-rows-spanned="1" table:style-name="ce1">
            <text:p>44.70392857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">
            <text:p>SPA FRANCOR CHAMP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ROLLENDE KI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AXLE BREAKER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KART AGAINST HUMANITY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KART BLANCH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STUCK IN 2ND GEAR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GO KART OR GO HOM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DARIOKART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KARTO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">
            <text:p>ALFA EMILIANO</text:p>
          </table:table-cell>
          <table:covered-table-cell table:number-columns-repeated="2"/>
          <table:table-cell table:number-columns-repeated="16345"/>
        </table:table-row>
        <table:table-row table:style-name="ro2"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style-name="ce1"/>
          <table:table-cell office:value-type="string" table:style-name="ce4">
            <text:p>Lap times</text:p>
          </table:table-cell>
          <table:table-cell office:value-type="string" table:style-name="ce4">
            <text:p>Driver</text:p>
          </table:table-cell>
          <table:table-cell office:value-type="string" table:style-name="ce4">
            <text:p>Rolling avg</text:p>
          </table:table-cell>
          <table:table-cell table:number-columns-repeated="16345"/>
        </table:table-row>
        <table:table-row table:style-name="ro3">
          <table:table-cell office:value-type="float" office:value="38.985999999999997" table:style-name="ce1">
            <text:p>38.986</text:p>
          </table:table-cell>
          <table:table-cell office:value-type="string" table:style-name="ce3">
            <text:p>Joost</text:p>
          </table:table-cell>
          <table:table-cell office:value-type="float" office:value="38.985999999999997" table:formula="of:=AVERAGE([.A$49:.A49])" table:style-name="ce1">
            <text:p>38.986</text:p>
          </table:table-cell>
          <table:table-cell table:style-name="ce1"/>
          <table:table-cell office:value-type="float" office:value="39.433999999999997" table:style-name="ce1">
            <text:p>39.434</text:p>
          </table:table-cell>
          <table:table-cell office:value-type="string" table:style-name="ce3">
            <text:p>Jasper</text:p>
          </table:table-cell>
          <table:table-cell office:value-type="float" office:value="39.433999999999997" table:formula="of:=AVERAGE([.E$49:.E49])" table:style-name="ce1">
            <text:p>39.434</text:p>
          </table:table-cell>
          <table:table-cell table:style-name="ce1"/>
          <table:table-cell office:value-type="float" office:value="38.652000000000001" table:style-name="ce1">
            <text:p>38.652</text:p>
          </table:table-cell>
          <table:table-cell office:value-type="string" table:style-name="ce3">
            <text:p>Tim</text:p>
          </table:table-cell>
          <table:table-cell office:value-type="float" office:value="38.652000000000001" table:formula="of:=AVERAGE([.I$49:.I49])" table:style-name="ce1">
            <text:p>38.652</text:p>
          </table:table-cell>
          <table:table-cell table:style-name="ce1"/>
          <table:table-cell office:value-type="float" office:value="38.28" table:style-name="ce1">
            <text:p>38.28</text:p>
          </table:table-cell>
          <table:table-cell office:value-type="string" table:style-name="ce3">
            <text:p>Ruben</text:p>
          </table:table-cell>
          <table:table-cell office:value-type="float" office:value="38.28" table:formula="of:=AVERAGE([.M$49:.M49])" table:style-name="ce1">
            <text:p>38.28</text:p>
          </table:table-cell>
          <table:table-cell table:style-name="ce1"/>
          <table:table-cell office:value-type="float" office:value="39.073" table:style-name="ce1">
            <text:p>39.073</text:p>
          </table:table-cell>
          <table:table-cell office:value-type="string" table:style-name="ce3">
            <text:p>Maarten</text:p>
          </table:table-cell>
          <table:table-cell office:value-type="float" office:value="39.073" table:formula="of:=AVERAGE([.Q$49:.Q49])" table:style-name="ce1">
            <text:p>39.073</text:p>
          </table:table-cell>
          <table:table-cell table:style-name="ce1"/>
          <table:table-cell office:value-type="float" office:value="38.543999999999997" table:style-name="ce1">
            <text:p>38.544</text:p>
          </table:table-cell>
          <table:table-cell office:value-type="string" table:style-name="ce3">
            <text:p>Pieter</text:p>
          </table:table-cell>
          <table:table-cell office:value-type="float" office:value="38.543999999999997" table:formula="of:=AVERAGE([.U$49:.U49])" table:style-name="ce1">
            <text:p>38.544</text:p>
          </table:table-cell>
          <table:table-cell table:style-name="ce1"/>
          <table:table-cell office:value-type="float" office:value="39.267000000000003" table:style-name="ce1">
            <text:p>39.267</text:p>
          </table:table-cell>
          <table:table-cell office:value-type="string" table:style-name="ce3">
            <text:p>Matt</text:p>
          </table:table-cell>
          <table:table-cell office:value-type="float" office:value="39.267000000000003" table:formula="of:=AVERAGE([.Y$49:.Y49])" table:style-name="ce1">
            <text:p>39.267</text:p>
          </table:table-cell>
          <table:table-cell table:style-name="ce1"/>
          <table:table-cell office:value-type="float" office:value="38.488999999999997" table:style-name="ce1">
            <text:p>38.489</text:p>
          </table:table-cell>
          <table:table-cell office:value-type="string" table:style-name="ce3">
            <text:p>StefD</text:p>
          </table:table-cell>
          <table:table-cell office:value-type="float" office:value="38.488999999999997" table:formula="of:=AVERAGE([.AC$49:.AC49])" table:style-name="ce1">
            <text:p>38.489</text:p>
          </table:table-cell>
          <table:table-cell table:style-name="ce1"/>
          <table:table-cell office:value-type="float" office:value="38.527999999999999" table:style-name="ce1">
            <text:p>38.528</text:p>
          </table:table-cell>
          <table:table-cell office:value-type="string" table:style-name="ce3">
            <text:p>Steven</text:p>
          </table:table-cell>
          <table:table-cell office:value-type="float" office:value="38.527999999999999" table:formula="of:=AVERAGE([.AG$49:.AG49])" table:style-name="ce1">
            <text:p>38.528</text:p>
          </table:table-cell>
          <table:table-cell table:style-name="ce1"/>
          <table:table-cell office:value-type="float" office:value="38.359000000000002" table:style-name="ce1">
            <text:p>38.359</text:p>
          </table:table-cell>
          <table:table-cell office:value-type="string" table:style-name="ce3">
            <text:p>Mike</text:p>
          </table:table-cell>
          <table:table-cell office:value-type="float" office:value="38.359000000000002" table:formula="of:=AVERAGE([.AK$49:.AK49])" table:style-name="ce1">
            <text:p>38.359</text:p>
          </table:table-cell>
          <table:table-cell table:number-columns-repeated="16345"/>
        </table:table-row>
        <table:table-row table:style-name="ro1">
          <table:table-cell office:value-type="float" office:value="38.656999999999996" table:style-name="ce1">
            <text:p>38.657</text:p>
          </table:table-cell>
          <table:table-cell office:value-type="string" table:style-name="ce3">
            <text:p>Joost</text:p>
          </table:table-cell>
          <table:table-cell office:value-type="float" office:value="38.8215" table:formula="of:=AVERAGE([.A$49:.A50])" table:style-name="ce1">
            <text:p>38.8215</text:p>
          </table:table-cell>
          <table:table-cell table:style-name="ce1"/>
          <table:table-cell office:value-type="float" office:value="38.298999999999999" table:style-name="ce1">
            <text:p>38.299</text:p>
          </table:table-cell>
          <table:table-cell office:value-type="string" table:style-name="ce3">
            <text:p>Jasper</text:p>
          </table:table-cell>
          <table:table-cell office:value-type="float" office:value="38.866500000000002" table:formula="of:=AVERAGE([.E$49:.E50])" table:style-name="ce1">
            <text:p>38.8665</text:p>
          </table:table-cell>
          <table:table-cell table:style-name="ce1"/>
          <table:table-cell office:value-type="float" office:value="38.146000000000001" table:style-name="ce1">
            <text:p>38.146</text:p>
          </table:table-cell>
          <table:table-cell office:value-type="string" table:style-name="ce3">
            <text:p>Tim</text:p>
          </table:table-cell>
          <table:table-cell office:value-type="float" office:value="38.399000000000001" table:formula="of:=AVERAGE([.I$49:.I50])" table:style-name="ce1">
            <text:p>38.399</text:p>
          </table:table-cell>
          <table:table-cell table:style-name="ce1"/>
          <table:table-cell office:value-type="float" office:value="37.856999999999999" table:style-name="ce1">
            <text:p>37.857</text:p>
          </table:table-cell>
          <table:table-cell office:value-type="string" table:style-name="ce3">
            <text:p>Ruben</text:p>
          </table:table-cell>
          <table:table-cell office:value-type="float" office:value="38.0685" table:formula="of:=AVERAGE([.M$49:.M50])" table:style-name="ce1">
            <text:p>38.0685</text:p>
          </table:table-cell>
          <table:table-cell table:style-name="ce1"/>
          <table:table-cell office:value-type="float" office:value="38.975999999999999" table:style-name="ce1">
            <text:p>38.976</text:p>
          </table:table-cell>
          <table:table-cell office:value-type="string" table:style-name="ce3">
            <text:p>Maarten</text:p>
          </table:table-cell>
          <table:table-cell office:value-type="float" office:value="39.024500000000003" table:formula="of:=AVERAGE([.Q$49:.Q50])" table:style-name="ce1">
            <text:p>39.0245</text:p>
          </table:table-cell>
          <table:table-cell table:style-name="ce1"/>
          <table:table-cell office:value-type="float" office:value="38.198999999999998" table:style-name="ce1">
            <text:p>38.199</text:p>
          </table:table-cell>
          <table:table-cell office:value-type="string" table:style-name="ce3">
            <text:p>Pieter</text:p>
          </table:table-cell>
          <table:table-cell office:value-type="float" office:value="38.371499999999997" table:formula="of:=AVERAGE([.U$49:.U50])" table:style-name="ce1">
            <text:p>38.3715</text:p>
          </table:table-cell>
          <table:table-cell table:style-name="ce1"/>
          <table:table-cell office:value-type="float" office:value="38.715000000000003" table:style-name="ce1">
            <text:p>38.715</text:p>
          </table:table-cell>
          <table:table-cell office:value-type="string" table:style-name="ce3">
            <text:p>Matt</text:p>
          </table:table-cell>
          <table:table-cell office:value-type="float" office:value="38.991" table:formula="of:=AVERAGE([.Y$49:.Y50])" table:style-name="ce1">
            <text:p>38.991</text:p>
          </table:table-cell>
          <table:table-cell table:style-name="ce1"/>
          <table:table-cell office:value-type="float" office:value="38.283999999999999" table:style-name="ce1">
            <text:p>38.284</text:p>
          </table:table-cell>
          <table:table-cell office:value-type="string" table:style-name="ce3">
            <text:p>StefD</text:p>
          </table:table-cell>
          <table:table-cell office:value-type="float" office:value="38.386499999999998" table:formula="of:=AVERAGE([.AC$49:.AC50])" table:style-name="ce1">
            <text:p>38.3865</text:p>
          </table:table-cell>
          <table:table-cell table:style-name="ce1"/>
          <table:table-cell office:value-type="float" office:value="37.984999999999999" table:style-name="ce1">
            <text:p>37.985</text:p>
          </table:table-cell>
          <table:table-cell office:value-type="string" table:style-name="ce3">
            <text:p>Steven</text:p>
          </table:table-cell>
          <table:table-cell office:value-type="float" office:value="38.256500000000003" table:formula="of:=AVERAGE([.AG$49:.AG50])" table:style-name="ce1">
            <text:p>38.2565</text:p>
          </table:table-cell>
          <table:table-cell table:style-name="ce1"/>
          <table:table-cell office:value-type="float" office:value="38.369999999999997" table:style-name="ce1">
            <text:p>38.37</text:p>
          </table:table-cell>
          <table:table-cell office:value-type="string" table:style-name="ce3">
            <text:p>Mike</text:p>
          </table:table-cell>
          <table:table-cell office:value-type="float" office:value="38.3645" table:formula="of:=AVERAGE([.AK$49:.AK50])" table:style-name="ce1">
            <text:p>38.3645</text:p>
          </table:table-cell>
          <table:table-cell table:number-columns-repeated="16345"/>
        </table:table-row>
        <table:table-row table:style-name="ro1">
          <table:table-cell office:value-type="float" office:value="39.777999999999999" table:style-name="ce1">
            <text:p>39.778</text:p>
          </table:table-cell>
          <table:table-cell office:value-type="string" table:style-name="ce3">
            <text:p>Joost</text:p>
          </table:table-cell>
          <table:table-cell office:value-type="float" office:value="39.140333333333331" table:formula="of:=AVERAGE([.A$49:.A51])" table:style-name="ce1">
            <text:p>39.14033333</text:p>
          </table:table-cell>
          <table:table-cell table:style-name="ce1"/>
          <table:table-cell office:value-type="float" office:value="39.825000000000003" table:style-name="ce1">
            <text:p>39.825</text:p>
          </table:table-cell>
          <table:table-cell office:value-type="string" table:style-name="ce3">
            <text:p>Jasper</text:p>
          </table:table-cell>
          <table:table-cell office:value-type="float" office:value="39.186" table:formula="of:=AVERAGE([.E$49:.E51])" table:style-name="ce1">
            <text:p>39.186</text:p>
          </table:table-cell>
          <table:table-cell table:style-name="ce1"/>
          <table:table-cell office:value-type="float" office:value="39.673000000000002" table:style-name="ce1">
            <text:p>39.673</text:p>
          </table:table-cell>
          <table:table-cell office:value-type="string" table:style-name="ce3">
            <text:p>Tim</text:p>
          </table:table-cell>
          <table:table-cell office:value-type="float" office:value="38.823666666666668" table:formula="of:=AVERAGE([.I$49:.I51])" table:style-name="ce1">
            <text:p>38.82366667</text:p>
          </table:table-cell>
          <table:table-cell table:style-name="ce1"/>
          <table:table-cell office:value-type="float" office:value="38.758000000000003" table:style-name="ce1">
            <text:p>38.758</text:p>
          </table:table-cell>
          <table:table-cell office:value-type="string" table:style-name="ce3">
            <text:p>Ruben</text:p>
          </table:table-cell>
          <table:table-cell office:value-type="float" office:value="38.298333333333339" table:formula="of:=AVERAGE([.M$49:.M51])" table:style-name="ce1">
            <text:p>38.29833333</text:p>
          </table:table-cell>
          <table:table-cell table:style-name="ce1"/>
          <table:table-cell office:value-type="float" office:value="39.896000000000001" table:style-name="ce1">
            <text:p>39.896</text:p>
          </table:table-cell>
          <table:table-cell office:value-type="string" table:style-name="ce3">
            <text:p>Maarten</text:p>
          </table:table-cell>
          <table:table-cell office:value-type="float" office:value="39.315000000000005" table:formula="of:=AVERAGE([.Q$49:.Q51])" table:style-name="ce1">
            <text:p>39.315</text:p>
          </table:table-cell>
          <table:table-cell table:style-name="ce1"/>
          <table:table-cell office:value-type="float" office:value="38.462000000000003" table:style-name="ce1">
            <text:p>38.462</text:p>
          </table:table-cell>
          <table:table-cell office:value-type="string" table:style-name="ce3">
            <text:p>Pieter</text:p>
          </table:table-cell>
          <table:table-cell office:value-type="float" office:value="38.401666666666664" table:formula="of:=AVERAGE([.U$49:.U51])" table:style-name="ce1">
            <text:p>38.40166667</text:p>
          </table:table-cell>
          <table:table-cell table:style-name="ce1"/>
          <table:table-cell office:value-type="float" office:value="39.843000000000004" table:style-name="ce1">
            <text:p>39.843</text:p>
          </table:table-cell>
          <table:table-cell office:value-type="string" table:style-name="ce3">
            <text:p>Matt</text:p>
          </table:table-cell>
          <table:table-cell office:value-type="float" office:value="39.274999999999999" table:formula="of:=AVERAGE([.Y$49:.Y51])" table:style-name="ce1">
            <text:p>39.275</text:p>
          </table:table-cell>
          <table:table-cell table:style-name="ce1"/>
          <table:table-cell office:value-type="float" office:value="39.384" table:style-name="ce1">
            <text:p>39.384</text:p>
          </table:table-cell>
          <table:table-cell office:value-type="string" table:style-name="ce3">
            <text:p>StefD</text:p>
          </table:table-cell>
          <table:table-cell office:value-type="float" office:value="38.719000000000001" table:formula="of:=AVERAGE([.AC$49:.AC51])" table:style-name="ce1">
            <text:p>38.719</text:p>
          </table:table-cell>
          <table:table-cell table:style-name="ce1"/>
          <table:table-cell office:value-type="float" office:value="39.555" table:style-name="ce1">
            <text:p>39.555</text:p>
          </table:table-cell>
          <table:table-cell office:value-type="string" table:style-name="ce3">
            <text:p>Steven</text:p>
          </table:table-cell>
          <table:table-cell office:value-type="float" office:value="38.689333333333337" table:formula="of:=AVERAGE([.AG$49:.AG51])" table:style-name="ce1">
            <text:p>38.68933333</text:p>
          </table:table-cell>
          <table:table-cell table:style-name="ce1"/>
          <table:table-cell office:value-type="float" office:value="40.213000000000001" table:style-name="ce1">
            <text:p>40.213</text:p>
          </table:table-cell>
          <table:table-cell office:value-type="string" table:style-name="ce3">
            <text:p>Mike</text:p>
          </table:table-cell>
          <table:table-cell office:value-type="float" office:value="38.980666666666671" table:formula="of:=AVERAGE([.AK$49:.AK51])" table:style-name="ce1">
            <text:p>38.98066667</text:p>
          </table:table-cell>
          <table:table-cell table:number-columns-repeated="16345"/>
        </table:table-row>
        <table:table-row table:style-name="ro1">
          <table:table-cell office:value-type="float" office:value="38.283999999999999" table:style-name="ce1">
            <text:p>38.284</text:p>
          </table:table-cell>
          <table:table-cell office:value-type="string" table:style-name="ce3">
            <text:p>Joost</text:p>
          </table:table-cell>
          <table:table-cell office:value-type="float" office:value="38.926249999999996" table:formula="of:=AVERAGE([.A$49:.A52])" table:style-name="ce1">
            <text:p>38.92625</text:p>
          </table:table-cell>
          <table:table-cell table:style-name="ce1"/>
          <table:table-cell office:value-type="float" office:value="38.814" table:style-name="ce1">
            <text:p>38.814</text:p>
          </table:table-cell>
          <table:table-cell office:value-type="string" table:style-name="ce3">
            <text:p>Jasper</text:p>
          </table:table-cell>
          <table:table-cell office:value-type="float" office:value="39.093000000000004" table:formula="of:=AVERAGE([.E$49:.E52])" table:style-name="ce1">
            <text:p>39.093</text:p>
          </table:table-cell>
          <table:table-cell table:style-name="ce1"/>
          <table:table-cell office:value-type="float" office:value="38.305" table:style-name="ce1">
            <text:p>38.305</text:p>
          </table:table-cell>
          <table:table-cell office:value-type="string" table:style-name="ce3">
            <text:p>Tim</text:p>
          </table:table-cell>
          <table:table-cell office:value-type="float" office:value="38.694000000000003" table:formula="of:=AVERAGE([.I$49:.I52])" table:style-name="ce1">
            <text:p>38.694</text:p>
          </table:table-cell>
          <table:table-cell table:style-name="ce1"/>
          <table:table-cell office:value-type="float" office:value="38.011000000000003" table:style-name="ce1">
            <text:p>38.011</text:p>
          </table:table-cell>
          <table:table-cell office:value-type="string" table:style-name="ce3">
            <text:p>Ruben</text:p>
          </table:table-cell>
          <table:table-cell office:value-type="float" office:value="38.226500000000001" table:formula="of:=AVERAGE([.M$49:.M52])" table:style-name="ce1">
            <text:p>38.2265</text:p>
          </table:table-cell>
          <table:table-cell table:style-name="ce1"/>
          <table:table-cell office:value-type="float" office:value="38.74" table:style-name="ce1">
            <text:p>38.74</text:p>
          </table:table-cell>
          <table:table-cell office:value-type="string" table:style-name="ce3">
            <text:p>Maarten</text:p>
          </table:table-cell>
          <table:table-cell office:value-type="float" office:value="39.171250000000001" table:formula="of:=AVERAGE([.Q$49:.Q52])" table:style-name="ce1">
            <text:p>39.17125</text:p>
          </table:table-cell>
          <table:table-cell table:style-name="ce1"/>
          <table:table-cell office:value-type="float" office:value="37.777999999999999" table:style-name="ce1">
            <text:p>37.778</text:p>
          </table:table-cell>
          <table:table-cell office:value-type="string" table:style-name="ce3">
            <text:p>Pieter</text:p>
          </table:table-cell>
          <table:table-cell office:value-type="float" office:value="38.245750000000001" table:formula="of:=AVERAGE([.U$49:.U52])" table:style-name="ce1">
            <text:p>38.24575</text:p>
          </table:table-cell>
          <table:table-cell table:style-name="ce1"/>
          <table:table-cell office:value-type="float" office:value="38.094999999999999" table:style-name="ce1">
            <text:p>38.095</text:p>
          </table:table-cell>
          <table:table-cell office:value-type="string" table:style-name="ce3">
            <text:p>Matt</text:p>
          </table:table-cell>
          <table:table-cell office:value-type="float" office:value="38.980000000000004" table:formula="of:=AVERAGE([.Y$49:.Y52])" table:style-name="ce1">
            <text:p>38.98</text:p>
          </table:table-cell>
          <table:table-cell table:style-name="ce1"/>
          <table:table-cell office:value-type="float" office:value="38.061" table:style-name="ce1">
            <text:p>38.061</text:p>
          </table:table-cell>
          <table:table-cell office:value-type="string" table:style-name="ce3">
            <text:p>StefD</text:p>
          </table:table-cell>
          <table:table-cell office:value-type="float" office:value="38.554499999999997" table:formula="of:=AVERAGE([.AC$49:.AC52])" table:style-name="ce1">
            <text:p>38.5545</text:p>
          </table:table-cell>
          <table:table-cell table:style-name="ce1"/>
          <table:table-cell office:value-type="float" office:value="37.110999999999997" table:style-name="ce1">
            <text:p>37.111</text:p>
          </table:table-cell>
          <table:table-cell office:value-type="string" table:style-name="ce3">
            <text:p>Steven</text:p>
          </table:table-cell>
          <table:table-cell office:value-type="float" office:value="38.294750000000001" table:formula="of:=AVERAGE([.AG$49:.AG52])" table:style-name="ce1">
            <text:p>38.29475</text:p>
          </table:table-cell>
          <table:table-cell table:style-name="ce1"/>
          <table:table-cell office:value-type="float" office:value="38.384" table:style-name="ce1">
            <text:p>38.384</text:p>
          </table:table-cell>
          <table:table-cell office:value-type="string" table:style-name="ce3">
            <text:p>Mike</text:p>
          </table:table-cell>
          <table:table-cell office:value-type="float" office:value="38.831500000000005" table:formula="of:=AVERAGE([.AK$49:.AK52])" table:style-name="ce1">
            <text:p>38.8315</text:p>
          </table:table-cell>
          <table:table-cell table:number-columns-repeated="16345"/>
        </table:table-row>
        <table:table-row table:style-name="ro1">
          <table:table-cell office:value-type="float" office:value="38.186999999999998" table:style-name="ce1">
            <text:p>38.187</text:p>
          </table:table-cell>
          <table:table-cell office:value-type="string" table:style-name="ce3">
            <text:p>Joost</text:p>
          </table:table-cell>
          <table:table-cell office:value-type="float" office:value="38.778399999999998" table:formula="of:=AVERAGE([.A$49:.A53])" table:style-name="ce1">
            <text:p>38.7784</text:p>
          </table:table-cell>
          <table:table-cell table:style-name="ce1"/>
          <table:table-cell office:value-type="float" office:value="39.276000000000003" table:style-name="ce1">
            <text:p>39.276</text:p>
          </table:table-cell>
          <table:table-cell office:value-type="string" table:style-name="ce3">
            <text:p>Jasper</text:p>
          </table:table-cell>
          <table:table-cell office:value-type="float" office:value="39.129600000000003" table:formula="of:=AVERAGE([.E$49:.E53])" table:style-name="ce1">
            <text:p>39.1296</text:p>
          </table:table-cell>
          <table:table-cell table:style-name="ce1"/>
          <table:table-cell office:value-type="float" office:value="38.606999999999999" table:style-name="ce1">
            <text:p>38.607</text:p>
          </table:table-cell>
          <table:table-cell office:value-type="string" table:style-name="ce3">
            <text:p>Tim</text:p>
          </table:table-cell>
          <table:table-cell office:value-type="float" office:value="38.676600000000001" table:formula="of:=AVERAGE([.I$49:.I53])" table:style-name="ce1">
            <text:p>38.6766</text:p>
          </table:table-cell>
          <table:table-cell table:style-name="ce1"/>
          <table:table-cell office:value-type="float" office:value="38.277000000000001" table:style-name="ce1">
            <text:p>38.277</text:p>
          </table:table-cell>
          <table:table-cell office:value-type="string" table:style-name="ce3">
            <text:p>Ruben</text:p>
          </table:table-cell>
          <table:table-cell office:value-type="float" office:value="38.236599999999996" table:formula="of:=AVERAGE([.M$49:.M53])" table:style-name="ce1">
            <text:p>38.2366</text:p>
          </table:table-cell>
          <table:table-cell table:style-name="ce1"/>
          <table:table-cell office:value-type="float" office:value="38.527999999999999" table:style-name="ce1">
            <text:p>38.528</text:p>
          </table:table-cell>
          <table:table-cell office:value-type="string" table:style-name="ce3">
            <text:p>Maarten</text:p>
          </table:table-cell>
          <table:table-cell office:value-type="float" office:value="39.0426" table:formula="of:=AVERAGE([.Q$49:.Q53])" table:style-name="ce1">
            <text:p>39.0426</text:p>
          </table:table-cell>
          <table:table-cell table:style-name="ce1"/>
          <table:table-cell office:value-type="float" office:value="38.076999999999998" table:style-name="ce1">
            <text:p>38.077</text:p>
          </table:table-cell>
          <table:table-cell office:value-type="string" table:style-name="ce3">
            <text:p>Pieter</text:p>
          </table:table-cell>
          <table:table-cell office:value-type="float" office:value="38.212000000000003" table:formula="of:=AVERAGE([.U$49:.U53])" table:style-name="ce1">
            <text:p>38.212</text:p>
          </table:table-cell>
          <table:table-cell table:style-name="ce1"/>
          <table:table-cell office:value-type="float" office:value="38.512999999999998" table:style-name="ce1">
            <text:p>38.513</text:p>
          </table:table-cell>
          <table:table-cell office:value-type="string" table:style-name="ce3">
            <text:p>Matt</text:p>
          </table:table-cell>
          <table:table-cell office:value-type="float" office:value="38.886600000000001" table:formula="of:=AVERAGE([.Y$49:.Y53])" table:style-name="ce1">
            <text:p>38.8866</text:p>
          </table:table-cell>
          <table:table-cell table:style-name="ce1"/>
          <table:table-cell office:value-type="float" office:value="38.627000000000002" table:style-name="ce1">
            <text:p>38.627</text:p>
          </table:table-cell>
          <table:table-cell office:value-type="string" table:style-name="ce3">
            <text:p>StefD</text:p>
          </table:table-cell>
          <table:table-cell office:value-type="float" office:value="38.569000000000003" table:formula="of:=AVERAGE([.AC$49:.AC53])" table:style-name="ce1">
            <text:p>38.569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Steven</text:p>
          </table:table-cell>
          <table:table-cell office:value-type="float" office:value="38.066400000000002" table:formula="of:=AVERAGE([.AG$49:.AG53])" table:style-name="ce1">
            <text:p>38.0664</text:p>
          </table:table-cell>
          <table:table-cell table:style-name="ce1"/>
          <table:table-cell office:value-type="float" office:value="37.857999999999997" table:style-name="ce1">
            <text:p>37.858</text:p>
          </table:table-cell>
          <table:table-cell office:value-type="string" table:style-name="ce3">
            <text:p>Mike</text:p>
          </table:table-cell>
          <table:table-cell office:value-type="float" office:value="38.636800000000008" table:formula="of:=AVERAGE([.AK$49:.AK53])" table:style-name="ce1">
            <text:p>38.6368</text:p>
          </table:table-cell>
          <table:table-cell table:number-columns-repeated="16345"/>
        </table:table-row>
        <table:table-row table:style-name="ro1">
          <table:table-cell office:value-type="float" office:value="38.045000000000002" table:style-name="ce1">
            <text:p>38.045</text:p>
          </table:table-cell>
          <table:table-cell office:value-type="string" table:style-name="ce3">
            <text:p>Joost</text:p>
          </table:table-cell>
          <table:table-cell office:value-type="float" office:value="38.656166666666671" table:formula="of:=AVERAGE([.A$49:.A54])" table:style-name="ce1">
            <text:p>38.65616667</text:p>
          </table:table-cell>
          <table:table-cell table:style-name="ce1"/>
          <table:table-cell office:value-type="float" office:value="40.551000000000002" table:style-name="ce1">
            <text:p>40.551</text:p>
          </table:table-cell>
          <table:table-cell office:value-type="string" table:style-name="ce3">
            <text:p>Jasper</text:p>
          </table:table-cell>
          <table:table-cell office:value-type="float" office:value="39.366500000000002" table:formula="of:=AVERAGE([.E$49:.E54])" table:style-name="ce1">
            <text:p>39.3665</text:p>
          </table:table-cell>
          <table:table-cell table:style-name="ce1"/>
          <table:table-cell office:value-type="float" office:value="39.024999999999999" table:style-name="ce1">
            <text:p>39.025</text:p>
          </table:table-cell>
          <table:table-cell office:value-type="string" table:style-name="ce3">
            <text:p>Tim</text:p>
          </table:table-cell>
          <table:table-cell office:value-type="float" office:value="38.734666666666669" table:formula="of:=AVERAGE([.I$49:.I54])" table:style-name="ce1">
            <text:p>38.73466667</text:p>
          </table:table-cell>
          <table:table-cell table:style-name="ce1"/>
          <table:table-cell office:value-type="float" office:value="41.485999999999997" table:style-name="ce1">
            <text:p>41.486</text:p>
          </table:table-cell>
          <table:table-cell office:value-type="string" table:style-name="ce3">
            <text:p>Ruben</text:p>
          </table:table-cell>
          <table:table-cell office:value-type="float" office:value="38.778166666666664" table:formula="of:=AVERAGE([.M$49:.M54])" table:style-name="ce1">
            <text:p>38.77816667</text:p>
          </table:table-cell>
          <table:table-cell table:style-name="ce1"/>
          <table:table-cell office:value-type="float" office:value="38.456000000000003" table:style-name="ce1">
            <text:p>38.456</text:p>
          </table:table-cell>
          <table:table-cell office:value-type="string" table:style-name="ce3">
            <text:p>Maarten</text:p>
          </table:table-cell>
          <table:table-cell office:value-type="float" office:value="38.944833333333328" table:formula="of:=AVERAGE([.Q$49:.Q54])" table:style-name="ce1">
            <text:p>38.94483333</text:p>
          </table:table-cell>
          <table:table-cell table:style-name="ce1"/>
          <table:table-cell office:value-type="float" office:value="42.429000000000002" table:style-name="ce1">
            <text:p>42.429</text:p>
          </table:table-cell>
          <table:table-cell office:value-type="string" table:style-name="ce3">
            <text:p>Pieter</text:p>
          </table:table-cell>
          <table:table-cell office:value-type="float" office:value="38.914833333333334" table:formula="of:=AVERAGE([.U$49:.U54])" table:style-name="ce1">
            <text:p>38.91483333</text:p>
          </table:table-cell>
          <table:table-cell table:style-name="ce1"/>
          <table:table-cell office:value-type="float" office:value="38.426000000000002" table:style-name="ce1">
            <text:p>38.426</text:p>
          </table:table-cell>
          <table:table-cell office:value-type="string" table:style-name="ce3">
            <text:p>Matt</text:p>
          </table:table-cell>
          <table:table-cell office:value-type="float" office:value="38.809833333333337" table:formula="of:=AVERAGE([.Y$49:.Y54])" table:style-name="ce1">
            <text:p>38.80983333</text:p>
          </table:table-cell>
          <table:table-cell table:style-name="ce1"/>
          <table:table-cell office:value-type="float" office:value="38.968000000000004" table:style-name="ce1">
            <text:p>38.968</text:p>
          </table:table-cell>
          <table:table-cell office:value-type="string" table:style-name="ce3">
            <text:p>StefD</text:p>
          </table:table-cell>
          <table:table-cell office:value-type="float" office:value="38.6355" table:formula="of:=AVERAGE([.AC$49:.AC54])" table:style-name="ce1">
            <text:p>38.6355</text:p>
          </table:table-cell>
          <table:table-cell table:style-name="ce1"/>
          <table:table-cell office:value-type="float" office:value="37.716000000000001" table:style-name="ce1">
            <text:p>37.716</text:p>
          </table:table-cell>
          <table:table-cell office:value-type="string" table:style-name="ce3">
            <text:p>Steven</text:p>
          </table:table-cell>
          <table:table-cell office:value-type="float" office:value="38.008000000000003" table:formula="of:=AVERAGE([.AG$49:.AG54])" table:style-name="ce1">
            <text:p>38.008</text:p>
          </table:table-cell>
          <table:table-cell table:style-name="ce1"/>
          <table:table-cell office:value-type="float" office:value="41.037999999999997" table:style-name="ce1">
            <text:p>41.038</text:p>
          </table:table-cell>
          <table:table-cell office:value-type="string" table:style-name="ce3">
            <text:p>Mike</text:p>
          </table:table-cell>
          <table:table-cell office:value-type="float" office:value="39.037000000000006" table:formula="of:=AVERAGE([.AK$49:.AK54])" table:style-name="ce1">
            <text:p>39.037</text:p>
          </table:table-cell>
          <table:table-cell table:number-columns-repeated="16345"/>
        </table:table-row>
        <table:table-row table:style-name="ro1">
          <table:table-cell office:value-type="float" office:value="37.654000000000003" table:style-name="ce1">
            <text:p>37.654</text:p>
          </table:table-cell>
          <table:table-cell office:value-type="string" table:style-name="ce3">
            <text:p>Joost</text:p>
          </table:table-cell>
          <table:table-cell office:value-type="float" office:value="38.512999999999998" table:formula="of:=AVERAGE([.A$49:.A55])" table:style-name="ce1">
            <text:p>38.513</text:p>
          </table:table-cell>
          <table:table-cell table:style-name="ce1"/>
          <table:table-cell office:value-type="float" office:value="37.750999999999998" table:style-name="ce1">
            <text:p>37.751</text:p>
          </table:table-cell>
          <table:table-cell office:value-type="string" table:style-name="ce3">
            <text:p>Jasper</text:p>
          </table:table-cell>
          <table:table-cell office:value-type="float" office:value="39.135714285714286" table:formula="of:=AVERAGE([.E$49:.E55])" table:style-name="ce1">
            <text:p>39.13571429</text:p>
          </table:table-cell>
          <table:table-cell table:style-name="ce1"/>
          <table:table-cell office:value-type="float" office:value="38.021999999999998" table:style-name="ce1">
            <text:p>38.022</text:p>
          </table:table-cell>
          <table:table-cell office:value-type="string" table:style-name="ce3">
            <text:p>Tim</text:p>
          </table:table-cell>
          <table:table-cell office:value-type="float" office:value="38.632857142857141" table:formula="of:=AVERAGE([.I$49:.I55])" table:style-name="ce1">
            <text:p>38.63285714</text:p>
          </table:table-cell>
          <table:table-cell table:style-name="ce1"/>
          <table:table-cell office:value-type="float" office:value="37.180999999999997" table:style-name="ce1">
            <text:p>37.181</text:p>
          </table:table-cell>
          <table:table-cell office:value-type="string" table:style-name="ce3">
            <text:p>Ruben</text:p>
          </table:table-cell>
          <table:table-cell office:value-type="float" office:value="38.549999999999997" table:formula="of:=AVERAGE([.M$49:.M55])" table:style-name="ce1">
            <text:p>38.55</text:p>
          </table:table-cell>
          <table:table-cell table:style-name="ce1"/>
          <table:table-cell office:value-type="float" office:value="38.453000000000003" table:style-name="ce1">
            <text:p>38.453</text:p>
          </table:table-cell>
          <table:table-cell office:value-type="string" table:style-name="ce3">
            <text:p>Maarten</text:p>
          </table:table-cell>
          <table:table-cell office:value-type="float" office:value="38.874571428571421" table:formula="of:=AVERAGE([.Q$49:.Q55])" table:style-name="ce1">
            <text:p>38.87457143</text:p>
          </table:table-cell>
          <table:table-cell table:style-name="ce1"/>
          <table:table-cell office:value-type="float" office:value="37.546999999999997" table:style-name="ce1">
            <text:p>37.547</text:p>
          </table:table-cell>
          <table:table-cell office:value-type="string" table:style-name="ce3">
            <text:p>Pieter</text:p>
          </table:table-cell>
          <table:table-cell office:value-type="float" office:value="38.719428571428573" table:formula="of:=AVERAGE([.U$49:.U55])" table:style-name="ce1">
            <text:p>38.71942857</text:p>
          </table:table-cell>
          <table:table-cell table:style-name="ce1"/>
          <table:table-cell office:value-type="float" office:value="38.091999999999999" table:style-name="ce1">
            <text:p>38.092</text:p>
          </table:table-cell>
          <table:table-cell office:value-type="string" table:style-name="ce3">
            <text:p>Matt</text:p>
          </table:table-cell>
          <table:table-cell office:value-type="float" office:value="38.707285714285717" table:formula="of:=AVERAGE([.Y$49:.Y55])" table:style-name="ce1">
            <text:p>38.70728571</text:p>
          </table:table-cell>
          <table:table-cell table:style-name="ce1"/>
          <table:table-cell office:value-type="float" office:value="37.948" table:style-name="ce1">
            <text:p>37.948</text:p>
          </table:table-cell>
          <table:table-cell office:value-type="string" table:style-name="ce3">
            <text:p>StefD</text:p>
          </table:table-cell>
          <table:table-cell office:value-type="float" office:value="38.537285714285709" table:formula="of:=AVERAGE([.AC$49:.AC55])" table:style-name="ce1">
            <text:p>38.53728571</text:p>
          </table:table-cell>
          <table:table-cell table:style-name="ce1"/>
          <table:table-cell office:value-type="float" office:value="37.173999999999999" table:style-name="ce1">
            <text:p>37.174</text:p>
          </table:table-cell>
          <table:table-cell office:value-type="string" table:style-name="ce3">
            <text:p>Steven</text:p>
          </table:table-cell>
          <table:table-cell office:value-type="float" office:value="37.888857142857141" table:formula="of:=AVERAGE([.AG$49:.AG55])" table:style-name="ce1">
            <text:p>37.88885714</text:p>
          </table:table-cell>
          <table:table-cell table:style-name="ce1"/>
          <table:table-cell office:value-type="float" office:value="37.875" table:style-name="ce1">
            <text:p>37.875</text:p>
          </table:table-cell>
          <table:table-cell office:value-type="string" table:style-name="ce3">
            <text:p>Mike</text:p>
          </table:table-cell>
          <table:table-cell office:value-type="float" office:value="38.871000000000002" table:formula="of:=AVERAGE([.AK$49:.AK55])" table:style-name="ce1">
            <text:p>38.871</text:p>
          </table:table-cell>
          <table:table-cell table:number-columns-repeated="16345"/>
        </table:table-row>
        <table:table-row table:style-name="ro1">
          <table:table-cell office:value-type="float" office:value="38.206000000000003" table:style-name="ce1">
            <text:p>38.206</text:p>
          </table:table-cell>
          <table:table-cell office:value-type="string" table:style-name="ce3">
            <text:p>Joost</text:p>
          </table:table-cell>
          <table:table-cell office:value-type="float" office:value="38.474625000000003" table:formula="of:=AVERAGE([.A$49:.A56])" table:style-name="ce1">
            <text:p>38.474625</text:p>
          </table:table-cell>
          <table:table-cell table:style-name="ce1"/>
          <table:table-cell office:value-type="float" office:value="38.564999999999998" table:style-name="ce1">
            <text:p>38.565</text:p>
          </table:table-cell>
          <table:table-cell office:value-type="string" table:style-name="ce3">
            <text:p>Jasper</text:p>
          </table:table-cell>
          <table:table-cell office:value-type="float" office:value="39.064374999999998" table:formula="of:=AVERAGE([.E$49:.E56])" table:style-name="ce1">
            <text:p>39.064375</text:p>
          </table:table-cell>
          <table:table-cell table:style-name="ce1"/>
          <table:table-cell office:value-type="float" office:value="38.290999999999997" table:style-name="ce1">
            <text:p>38.291</text:p>
          </table:table-cell>
          <table:table-cell office:value-type="string" table:style-name="ce3">
            <text:p>Tim</text:p>
          </table:table-cell>
          <table:table-cell office:value-type="float" office:value="38.590125" table:formula="of:=AVERAGE([.I$49:.I56])" table:style-name="ce1">
            <text:p>38.590125</text:p>
          </table:table-cell>
          <table:table-cell table:style-name="ce1"/>
          <table:table-cell office:value-type="float" office:value="37.838999999999999" table:style-name="ce1">
            <text:p>37.839</text:p>
          </table:table-cell>
          <table:table-cell office:value-type="string" table:style-name="ce3">
            <text:p>Ruben</text:p>
          </table:table-cell>
          <table:table-cell office:value-type="float" office:value="38.461124999999996" table:formula="of:=AVERAGE([.M$49:.M56])" table:style-name="ce1">
            <text:p>38.461125</text:p>
          </table:table-cell>
          <table:table-cell table:style-name="ce1"/>
          <table:table-cell office:value-type="float" office:value="39.856000000000002" table:style-name="ce1">
            <text:p>39.856</text:p>
          </table:table-cell>
          <table:table-cell office:value-type="string" table:style-name="ce3">
            <text:p>Maarten</text:p>
          </table:table-cell>
          <table:table-cell office:value-type="float" office:value="38.997249999999994" table:formula="of:=AVERAGE([.Q$49:.Q56])" table:style-name="ce1">
            <text:p>38.99725</text:p>
          </table:table-cell>
          <table:table-cell table:style-name="ce1"/>
          <table:table-cell office:value-type="float" office:value="37.835999999999999" table:style-name="ce1">
            <text:p>37.836</text:p>
          </table:table-cell>
          <table:table-cell office:value-type="string" table:style-name="ce3">
            <text:p>Pieter</text:p>
          </table:table-cell>
          <table:table-cell office:value-type="float" office:value="38.609000000000002" table:formula="of:=AVERAGE([.U$49:.U56])" table:style-name="ce1">
            <text:p>38.609</text:p>
          </table:table-cell>
          <table:table-cell table:style-name="ce1"/>
          <table:table-cell office:value-type="float" office:value="38.548999999999999" table:style-name="ce1">
            <text:p>38.549</text:p>
          </table:table-cell>
          <table:table-cell office:value-type="string" table:style-name="ce3">
            <text:p>Matt</text:p>
          </table:table-cell>
          <table:table-cell office:value-type="float" office:value="38.6875" table:formula="of:=AVERAGE([.Y$49:.Y56])" table:style-name="ce1">
            <text:p>38.6875</text:p>
          </table:table-cell>
          <table:table-cell table:style-name="ce1"/>
          <table:table-cell office:value-type="float" office:value="38.593000000000004" table:style-name="ce1">
            <text:p>38.593</text:p>
          </table:table-cell>
          <table:table-cell office:value-type="string" table:style-name="ce3">
            <text:p>StefD</text:p>
          </table:table-cell>
          <table:table-cell office:value-type="float" office:value="38.544249999999998" table:formula="of:=AVERAGE([.AC$49:.AC56])" table:style-name="ce1">
            <text:p>38.54425</text:p>
          </table:table-cell>
          <table:table-cell table:style-name="ce1"/>
          <table:table-cell office:value-type="float" office:value="37.110999999999997" table:style-name="ce1">
            <text:p>37.111</text:p>
          </table:table-cell>
          <table:table-cell office:value-type="string" table:style-name="ce3">
            <text:p>Steven</text:p>
          </table:table-cell>
          <table:table-cell office:value-type="float" office:value="37.791624999999996" table:formula="of:=AVERAGE([.AG$49:.AG56])" table:style-name="ce1">
            <text:p>37.791625</text:p>
          </table:table-cell>
          <table:table-cell table:style-name="ce1"/>
          <table:table-cell office:value-type="float" office:value="37.963000000000001" table:style-name="ce1">
            <text:p>37.963</text:p>
          </table:table-cell>
          <table:table-cell office:value-type="string" table:style-name="ce3">
            <text:p>Mike</text:p>
          </table:table-cell>
          <table:table-cell office:value-type="float" office:value="38.757500000000007" table:formula="of:=AVERAGE([.AK$49:.AK56])" table:style-name="ce1">
            <text:p>38.7575</text:p>
          </table:table-cell>
          <table:table-cell table:number-columns-repeated="16345"/>
        </table:table-row>
        <table:table-row table:style-name="ro1">
          <table:table-cell office:value-type="float" office:value="37.825000000000003" table:style-name="ce1">
            <text:p>37.825</text:p>
          </table:table-cell>
          <table:table-cell office:value-type="string" table:style-name="ce3">
            <text:p>Joost</text:p>
          </table:table-cell>
          <table:table-cell office:value-type="float" office:value="38.402444444444448" table:formula="of:=AVERAGE([.A$49:.A57])" table:style-name="ce1">
            <text:p>38.40244444</text:p>
          </table:table-cell>
          <table:table-cell table:style-name="ce1"/>
          <table:table-cell office:value-type="float" office:value="38.365000000000002" table:style-name="ce1">
            <text:p>38.365</text:p>
          </table:table-cell>
          <table:table-cell office:value-type="string" table:style-name="ce3">
            <text:p>Jasper</text:p>
          </table:table-cell>
          <table:table-cell office:value-type="float" office:value="38.986666666666665" table:formula="of:=AVERAGE([.E$49:.E57])" table:style-name="ce1">
            <text:p>38.98666667</text:p>
          </table:table-cell>
          <table:table-cell table:style-name="ce1"/>
          <table:table-cell office:value-type="float" office:value="38.046999999999997" table:style-name="ce1">
            <text:p>38.047</text:p>
          </table:table-cell>
          <table:table-cell office:value-type="string" table:style-name="ce3">
            <text:p>Tim</text:p>
          </table:table-cell>
          <table:table-cell office:value-type="float" office:value="38.529777777777781" table:formula="of:=AVERAGE([.I$49:.I57])" table:style-name="ce1">
            <text:p>38.52977778</text:p>
          </table:table-cell>
          <table:table-cell table:style-name="ce1"/>
          <table:table-cell office:value-type="float" office:value="38.238999999999997" table:style-name="ce1">
            <text:p>38.239</text:p>
          </table:table-cell>
          <table:table-cell office:value-type="string" table:style-name="ce3">
            <text:p>Ruben</text:p>
          </table:table-cell>
          <table:table-cell office:value-type="float" office:value="38.43644444444444" table:formula="of:=AVERAGE([.M$49:.M57])" table:style-name="ce1">
            <text:p>38.43644444</text:p>
          </table:table-cell>
          <table:table-cell table:style-name="ce1"/>
          <table:table-cell office:value-type="float" office:value="39.188000000000002" table:style-name="ce1">
            <text:p>39.188</text:p>
          </table:table-cell>
          <table:table-cell office:value-type="string" table:style-name="ce3">
            <text:p>Maarten</text:p>
          </table:table-cell>
          <table:table-cell office:value-type="float" office:value="39.018444444444441" table:formula="of:=AVERAGE([.Q$49:.Q57])" table:style-name="ce1">
            <text:p>39.01844444</text:p>
          </table:table-cell>
          <table:table-cell table:style-name="ce1"/>
          <table:table-cell office:value-type="float" office:value="37.893999999999998" table:style-name="ce1">
            <text:p>37.894</text:p>
          </table:table-cell>
          <table:table-cell office:value-type="string" table:style-name="ce3">
            <text:p>Pieter</text:p>
          </table:table-cell>
          <table:table-cell office:value-type="float" office:value="38.529555555555561" table:formula="of:=AVERAGE([.U$49:.U57])" table:style-name="ce1">
            <text:p>38.52955556</text:p>
          </table:table-cell>
          <table:table-cell table:style-name="ce1"/>
          <table:table-cell office:value-type="float" office:value="38.130000000000003" table:style-name="ce1">
            <text:p>38.13</text:p>
          </table:table-cell>
          <table:table-cell office:value-type="string" table:style-name="ce3">
            <text:p>Matt</text:p>
          </table:table-cell>
          <table:table-cell office:value-type="float" office:value="38.625555555555557" table:formula="of:=AVERAGE([.Y$49:.Y57])" table:style-name="ce1">
            <text:p>38.62555556</text:p>
          </table:table-cell>
          <table:table-cell table:style-name="ce1"/>
          <table:table-cell office:value-type="float" office:value="37.802999999999997" table:style-name="ce1">
            <text:p>37.803</text:p>
          </table:table-cell>
          <table:table-cell office:value-type="string" table:style-name="ce3">
            <text:p>StefD</text:p>
          </table:table-cell>
          <table:table-cell office:value-type="float" office:value="38.461888888888886" table:formula="of:=AVERAGE([.AC$49:.AC57])" table:style-name="ce1">
            <text:p>38.46188889</text:p>
          </table:table-cell>
          <table:table-cell table:style-name="ce1"/>
          <table:table-cell office:value-type="float" office:value="36.893000000000001" table:style-name="ce1">
            <text:p>36.893</text:p>
          </table:table-cell>
          <table:table-cell office:value-type="string" table:style-name="ce3">
            <text:p>Steven</text:p>
          </table:table-cell>
          <table:table-cell office:value-type="float" office:value="37.69177777777778" table:formula="of:=AVERAGE([.AG$49:.AG57])" table:style-name="ce1">
            <text:p>37.69177778</text:p>
          </table:table-cell>
          <table:table-cell table:style-name="ce1"/>
          <table:table-cell office:value-type="float" office:value="37.878" table:style-name="ce1">
            <text:p>37.878</text:p>
          </table:table-cell>
          <table:table-cell office:value-type="string" table:style-name="ce3">
            <text:p>Mike</text:p>
          </table:table-cell>
          <table:table-cell office:value-type="float" office:value="38.659777777777784" table:formula="of:=AVERAGE([.AK$49:.AK57])" table:style-name="ce1">
            <text:p>38.65977778</text:p>
          </table:table-cell>
          <table:table-cell table:number-columns-repeated="16345"/>
        </table:table-row>
        <table:table-row table:style-name="ro1">
          <table:table-cell office:value-type="float" office:value="38.249000000000002" table:style-name="ce1">
            <text:p>38.249</text:p>
          </table:table-cell>
          <table:table-cell office:value-type="string" table:style-name="ce3">
            <text:p>Joost</text:p>
          </table:table-cell>
          <table:table-cell office:value-type="float" office:value="38.387100000000004" table:formula="of:=AVERAGE([.A$49:.A58])" table:style-name="ce1">
            <text:p>38.3871</text:p>
          </table:table-cell>
          <table:table-cell table:style-name="ce1"/>
          <table:table-cell office:value-type="float" office:value="38.009" table:style-name="ce1">
            <text:p>38.009</text:p>
          </table:table-cell>
          <table:table-cell office:value-type="string" table:style-name="ce3">
            <text:p>Jasper</text:p>
          </table:table-cell>
          <table:table-cell office:value-type="float" office:value="38.8889" table:formula="of:=AVERAGE([.E$49:.E58])" table:style-name="ce1">
            <text:p>38.8889</text:p>
          </table:table-cell>
          <table:table-cell table:style-name="ce1"/>
          <table:table-cell office:value-type="float" office:value="38.173000000000002" table:style-name="ce1">
            <text:p>38.173</text:p>
          </table:table-cell>
          <table:table-cell office:value-type="string" table:style-name="ce3">
            <text:p>Tim</text:p>
          </table:table-cell>
          <table:table-cell office:value-type="float" office:value="38.494100000000003" table:formula="of:=AVERAGE([.I$49:.I58])" table:style-name="ce1">
            <text:p>38.4941</text:p>
          </table:table-cell>
          <table:table-cell table:style-name="ce1"/>
          <table:table-cell office:value-type="float" office:value="37.576000000000001" table:style-name="ce1">
            <text:p>37.576</text:p>
          </table:table-cell>
          <table:table-cell office:value-type="string" table:style-name="ce3">
            <text:p>Ruben</text:p>
          </table:table-cell>
          <table:table-cell office:value-type="float" office:value="38.350399999999993" table:formula="of:=AVERAGE([.M$49:.M58])" table:style-name="ce1">
            <text:p>38.3504</text:p>
          </table:table-cell>
          <table:table-cell table:style-name="ce1"/>
          <table:table-cell office:value-type="float" office:value="38.136000000000003" table:style-name="ce1">
            <text:p>38.136</text:p>
          </table:table-cell>
          <table:table-cell office:value-type="string" table:style-name="ce3">
            <text:p>Maarten</text:p>
          </table:table-cell>
          <table:table-cell office:value-type="float" office:value="38.930199999999999" table:formula="of:=AVERAGE([.Q$49:.Q58])" table:style-name="ce1">
            <text:p>38.9302</text:p>
          </table:table-cell>
          <table:table-cell table:style-name="ce1"/>
          <table:table-cell office:value-type="float" office:value="37.914000000000001" table:style-name="ce1">
            <text:p>37.914</text:p>
          </table:table-cell>
          <table:table-cell office:value-type="string" table:style-name="ce3">
            <text:p>Pieter</text:p>
          </table:table-cell>
          <table:table-cell office:value-type="float" office:value="38.468000000000004" table:formula="of:=AVERAGE([.U$49:.U58])" table:style-name="ce1">
            <text:p>38.468</text:p>
          </table:table-cell>
          <table:table-cell table:style-name="ce1"/>
          <table:table-cell office:value-type="float" office:value="38.22" table:style-name="ce1">
            <text:p>38.22</text:p>
          </table:table-cell>
          <table:table-cell office:value-type="string" table:style-name="ce3">
            <text:p>Matt</text:p>
          </table:table-cell>
          <table:table-cell office:value-type="float" office:value="38.585000000000001" table:formula="of:=AVERAGE([.Y$49:.Y58])" table:style-name="ce1">
            <text:p>38.585</text:p>
          </table:table-cell>
          <table:table-cell table:style-name="ce1"/>
          <table:table-cell office:value-type="float" office:value="38.399000000000001" table:style-name="ce1">
            <text:p>38.399</text:p>
          </table:table-cell>
          <table:table-cell office:value-type="string" table:style-name="ce3">
            <text:p>StefD</text:p>
          </table:table-cell>
          <table:table-cell office:value-type="float" office:value="38.455599999999997" table:formula="of:=AVERAGE([.AC$49:.AC58])" table:style-name="ce1">
            <text:p>38.4556</text:p>
          </table:table-cell>
          <table:table-cell table:style-name="ce1"/>
          <table:table-cell office:value-type="float" office:value="37.393999999999998" table:style-name="ce1">
            <text:p>37.394</text:p>
          </table:table-cell>
          <table:table-cell office:value-type="string" table:style-name="ce3">
            <text:p>Steven</text:p>
          </table:table-cell>
          <table:table-cell office:value-type="float" office:value="37.661999999999999" table:formula="of:=AVERAGE([.AG$49:.AG58])" table:style-name="ce1">
            <text:p>37.662</text:p>
          </table:table-cell>
          <table:table-cell table:style-name="ce1"/>
          <table:table-cell office:value-type="float" office:value="37.869999999999997" table:style-name="ce1">
            <text:p>37.87</text:p>
          </table:table-cell>
          <table:table-cell office:value-type="string" table:style-name="ce3">
            <text:p>Mike</text:p>
          </table:table-cell>
          <table:table-cell office:value-type="float" office:value="38.580800000000004" table:formula="of:=AVERAGE([.AK$49:.AK58])" table:style-name="ce1">
            <text:p>38.5808</text:p>
          </table:table-cell>
          <table:table-cell table:number-columns-repeated="16345"/>
        </table:table-row>
        <table:table-row table:style-name="ro1">
          <table:table-cell office:value-type="float" office:value="38.069000000000003" table:style-name="ce1">
            <text:p>38.069</text:p>
          </table:table-cell>
          <table:table-cell office:value-type="string" table:style-name="ce3">
            <text:p>Joost</text:p>
          </table:table-cell>
          <table:table-cell office:value-type="float" office:value="38.358181818181826" table:formula="of:=AVERAGE([.A$49:.A59])" table:style-name="ce1">
            <text:p>38.35818182</text:p>
          </table:table-cell>
          <table:table-cell table:style-name="ce1"/>
          <table:table-cell office:value-type="float" office:value="39.459000000000003" table:style-name="ce1">
            <text:p>39.459</text:p>
          </table:table-cell>
          <table:table-cell office:value-type="string" table:style-name="ce3">
            <text:p>Jasper</text:p>
          </table:table-cell>
          <table:table-cell office:value-type="float" office:value="38.940727272727273" table:formula="of:=AVERAGE([.E$49:.E59])" table:style-name="ce1">
            <text:p>38.94072727</text:p>
          </table:table-cell>
          <table:table-cell table:style-name="ce1"/>
          <table:table-cell office:value-type="float" office:value="57.204000000000001" table:style-name="ce1">
            <text:p>57.204</text:p>
          </table:table-cell>
          <table:table-cell office:value-type="string" table:style-name="ce3">
            <text:p>Tim</text:p>
          </table:table-cell>
          <table:table-cell office:value-type="float" office:value="40.195" table:formula="of:=AVERAGE([.I$49:.I59])" table:style-name="ce1">
            <text:p>40.195</text:p>
          </table:table-cell>
          <table:table-cell table:style-name="ce1"/>
          <table:table-cell office:value-type="float" office:value="40.345999999999997" table:style-name="ce1">
            <text:p>40.346</text:p>
          </table:table-cell>
          <table:table-cell office:value-type="string" table:style-name="ce3">
            <text:p>Ruben</text:p>
          </table:table-cell>
          <table:table-cell office:value-type="float" office:value="38.531818181818181" table:formula="of:=AVERAGE([.M$49:.M59])" table:style-name="ce1">
            <text:p>38.53181818</text:p>
          </table:table-cell>
          <table:table-cell table:style-name="ce1"/>
          <table:table-cell office:value-type="float" office:value="38.292000000000002" table:style-name="ce1">
            <text:p>38.292</text:p>
          </table:table-cell>
          <table:table-cell office:value-type="string" table:style-name="ce3">
            <text:p>Maarten</text:p>
          </table:table-cell>
          <table:table-cell office:value-type="float" office:value="38.872181818181815" table:formula="of:=AVERAGE([.Q$49:.Q59])" table:style-name="ce1">
            <text:p>38.87218182</text:p>
          </table:table-cell>
          <table:table-cell table:style-name="ce1"/>
          <table:table-cell office:value-type="float" office:value="40.064999999999998" table:style-name="ce1">
            <text:p>40.065</text:p>
          </table:table-cell>
          <table:table-cell office:value-type="string" table:style-name="ce3">
            <text:p>Pieter</text:p>
          </table:table-cell>
          <table:table-cell office:value-type="float" office:value="38.613181818181822" table:formula="of:=AVERAGE([.U$49:.U59])" table:style-name="ce1">
            <text:p>38.61318182</text:p>
          </table:table-cell>
          <table:table-cell table:style-name="ce1"/>
          <table:table-cell office:value-type="float" office:value="38.552" table:style-name="ce1">
            <text:p>38.552</text:p>
          </table:table-cell>
          <table:table-cell office:value-type="string" table:style-name="ce3">
            <text:p>Matt</text:p>
          </table:table-cell>
          <table:table-cell office:value-type="float" office:value="38.582000000000001" table:formula="of:=AVERAGE([.Y$49:.Y59])" table:style-name="ce1">
            <text:p>38.582</text:p>
          </table:table-cell>
          <table:table-cell table:style-name="ce1"/>
          <table:table-cell office:value-type="float" office:value="41.084000000000003" table:style-name="ce1">
            <text:p>41.084</text:p>
          </table:table-cell>
          <table:table-cell office:value-type="string" table:style-name="ce3">
            <text:p>StefD</text:p>
          </table:table-cell>
          <table:table-cell office:value-type="float" office:value="38.694545454545455" table:formula="of:=AVERAGE([.AC$49:.AC59])" table:style-name="ce1">
            <text:p>38.69454545</text:p>
          </table:table-cell>
          <table:table-cell table:style-name="ce1"/>
          <table:table-cell office:value-type="float" office:value="37.563000000000002" table:style-name="ce1">
            <text:p>37.563</text:p>
          </table:table-cell>
          <table:table-cell office:value-type="string" table:style-name="ce3">
            <text:p>Steven</text:p>
          </table:table-cell>
          <table:table-cell office:value-type="float" office:value="37.652999999999999" table:formula="of:=AVERAGE([.AG$49:.AG59])" table:style-name="ce1">
            <text:p>37.653</text:p>
          </table:table-cell>
          <table:table-cell table:style-name="ce1"/>
          <table:table-cell office:value-type="float" office:value="40.039000000000001" table:style-name="ce1">
            <text:p>40.039</text:p>
          </table:table-cell>
          <table:table-cell office:value-type="string" table:style-name="ce3">
            <text:p>Mike</text:p>
          </table:table-cell>
          <table:table-cell office:value-type="float" office:value="38.713363636363638" table:formula="of:=AVERAGE([.AK$49:.AK59])" table:style-name="ce1">
            <text:p>38.71336364</text:p>
          </table:table-cell>
          <table:table-cell table:number-columns-repeated="16345"/>
        </table:table-row>
        <table:table-row table:style-name="ro1">
          <table:table-cell office:value-type="float" office:value="37.603000000000002" table:style-name="ce1">
            <text:p>37.603</text:p>
          </table:table-cell>
          <table:table-cell office:value-type="string" table:style-name="ce3">
            <text:p>Joost</text:p>
          </table:table-cell>
          <table:table-cell office:value-type="float" office:value="38.295250000000003" table:formula="of:=AVERAGE([.A$49:.A60])" table:style-name="ce1">
            <text:p>38.29525</text:p>
          </table:table-cell>
          <table:table-cell table:style-name="ce1"/>
          <table:table-cell office:value-type="float" office:value="38.338000000000001" table:style-name="ce1">
            <text:p>38.338</text:p>
          </table:table-cell>
          <table:table-cell office:value-type="string" table:style-name="ce3">
            <text:p>Jasper</text:p>
          </table:table-cell>
          <table:table-cell office:value-type="float" office:value="38.890500000000003" table:formula="of:=AVERAGE([.E$49:.E60])" table:style-name="ce1">
            <text:p>38.8905</text:p>
          </table:table-cell>
          <table:table-cell table:style-name="ce1"/>
          <table:table-cell office:value-type="float" office:value="37.753" table:style-name="ce1">
            <text:p>37.753</text:p>
          </table:table-cell>
          <table:table-cell office:value-type="string" table:style-name="ce3">
            <text:p>Tim</text:p>
          </table:table-cell>
          <table:table-cell office:value-type="float" office:value="39.991500000000002" table:formula="of:=AVERAGE([.I$49:.I60])" table:style-name="ce1">
            <text:p>39.9915</text:p>
          </table:table-cell>
          <table:table-cell table:style-name="ce1"/>
          <table:table-cell office:value-type="float" office:value="37.896999999999998" table:style-name="ce1">
            <text:p>37.897</text:p>
          </table:table-cell>
          <table:table-cell office:value-type="string" table:style-name="ce3">
            <text:p>Ruben</text:p>
          </table:table-cell>
          <table:table-cell office:value-type="float" office:value="38.478916666666663" table:formula="of:=AVERAGE([.M$49:.M60])" table:style-name="ce1">
            <text:p>38.47891667</text:p>
          </table:table-cell>
          <table:table-cell table:style-name="ce1"/>
          <table:table-cell office:value-type="float" office:value="37.975000000000001" table:style-name="ce1">
            <text:p>37.975</text:p>
          </table:table-cell>
          <table:table-cell office:value-type="string" table:style-name="ce3">
            <text:p>Maarten</text:p>
          </table:table-cell>
          <table:table-cell office:value-type="float" office:value="38.797416666666663" table:formula="of:=AVERAGE([.Q$49:.Q60])" table:style-name="ce1">
            <text:p>38.79741667</text:p>
          </table:table-cell>
          <table:table-cell table:style-name="ce1"/>
          <table:table-cell office:value-type="float" office:value="38.396000000000001" table:style-name="ce1">
            <text:p>38.396</text:p>
          </table:table-cell>
          <table:table-cell office:value-type="string" table:style-name="ce3">
            <text:p>Pieter</text:p>
          </table:table-cell>
          <table:table-cell office:value-type="float" office:value="38.595083333333335" table:formula="of:=AVERAGE([.U$49:.U60])" table:style-name="ce1">
            <text:p>38.59508333</text:p>
          </table:table-cell>
          <table:table-cell table:style-name="ce1"/>
          <table:table-cell office:value-type="float" office:value="38.063000000000002" table:style-name="ce1">
            <text:p>38.063</text:p>
          </table:table-cell>
          <table:table-cell office:value-type="string" table:style-name="ce3">
            <text:p>Matt</text:p>
          </table:table-cell>
          <table:table-cell office:value-type="float" office:value="38.53875" table:formula="of:=AVERAGE([.Y$49:.Y60])" table:style-name="ce1">
            <text:p>38.53875</text:p>
          </table:table-cell>
          <table:table-cell table:style-name="ce1"/>
          <table:table-cell office:value-type="float" office:value="37.963000000000001" table:style-name="ce1">
            <text:p>37.963</text:p>
          </table:table-cell>
          <table:table-cell office:value-type="string" table:style-name="ce3">
            <text:p>StefD</text:p>
          </table:table-cell>
          <table:table-cell office:value-type="float" office:value="38.633583333333334" table:formula="of:=AVERAGE([.AC$49:.AC60])" table:style-name="ce1">
            <text:p>38.63358333</text:p>
          </table:table-cell>
          <table:table-cell table:style-name="ce1"/>
          <table:table-cell office:value-type="float" office:value="39.843000000000004" table:style-name="ce1">
            <text:p>39.843</text:p>
          </table:table-cell>
          <table:table-cell office:value-type="string" table:style-name="ce3">
            <text:p>Steven</text:p>
          </table:table-cell>
          <table:table-cell office:value-type="float" office:value="37.835500000000003" table:formula="of:=AVERAGE([.AG$49:.AG60])" table:style-name="ce1">
            <text:p>37.8355</text:p>
          </table:table-cell>
          <table:table-cell table:style-name="ce1"/>
          <table:table-cell office:value-type="float" office:value="37.823" table:style-name="ce1">
            <text:p>37.823</text:p>
          </table:table-cell>
          <table:table-cell office:value-type="string" table:style-name="ce3">
            <text:p>Mike</text:p>
          </table:table-cell>
          <table:table-cell office:value-type="float" office:value="38.639166666666668" table:formula="of:=AVERAGE([.AK$49:.AK60])" table:style-name="ce1">
            <text:p>38.63916667</text:p>
          </table:table-cell>
          <table:table-cell table:number-columns-repeated="16345"/>
        </table:table-row>
        <table:table-row table:style-name="ro1">
          <table:table-cell office:value-type="float" office:value="37.561" table:style-name="ce1">
            <text:p>37.561</text:p>
          </table:table-cell>
          <table:table-cell office:value-type="string" table:style-name="ce3">
            <text:p>Joost</text:p>
          </table:table-cell>
          <table:table-cell office:value-type="float" office:value="38.238769230769236" table:formula="of:=AVERAGE([.A$49:.A61])" table:style-name="ce1">
            <text:p>38.23876923</text:p>
          </table:table-cell>
          <table:table-cell table:style-name="ce1"/>
          <table:table-cell office:value-type="float" office:value="38.728000000000002" table:style-name="ce1">
            <text:p>38.728</text:p>
          </table:table-cell>
          <table:table-cell office:value-type="string" table:style-name="ce3">
            <text:p>Jasper</text:p>
          </table:table-cell>
          <table:table-cell office:value-type="float" office:value="38.878" table:formula="of:=AVERAGE([.E$49:.E61])" table:style-name="ce1">
            <text:p>38.878</text:p>
          </table:table-cell>
          <table:table-cell table:style-name="ce1"/>
          <table:table-cell office:value-type="float" office:value="38.271999999999998" table:style-name="ce1">
            <text:p>38.272</text:p>
          </table:table-cell>
          <table:table-cell office:value-type="string" table:style-name="ce3">
            <text:p>Tim</text:p>
          </table:table-cell>
          <table:table-cell office:value-type="float" office:value="39.859230769230777" table:formula="of:=AVERAGE([.I$49:.I61])" table:style-name="ce1">
            <text:p>39.85923077</text:p>
          </table:table-cell>
          <table:table-cell table:style-name="ce1"/>
          <table:table-cell office:value-type="float" office:value="40.078000000000003" table:style-name="ce1">
            <text:p>40.078</text:p>
          </table:table-cell>
          <table:table-cell office:value-type="string" table:style-name="ce3">
            <text:p>Ruben</text:p>
          </table:table-cell>
          <table:table-cell office:value-type="float" office:value="38.601923076923072" table:formula="of:=AVERAGE([.M$49:.M61])" table:style-name="ce1">
            <text:p>38.60192308</text:p>
          </table:table-cell>
          <table:table-cell table:style-name="ce1"/>
          <table:table-cell office:value-type="float" office:value="38.293999999999997" table:style-name="ce1">
            <text:p>38.294</text:p>
          </table:table-cell>
          <table:table-cell office:value-type="string" table:style-name="ce3">
            <text:p>Maarten</text:p>
          </table:table-cell>
          <table:table-cell office:value-type="float" office:value="38.7586923076923" table:formula="of:=AVERAGE([.Q$49:.Q61])" table:style-name="ce1">
            <text:p>38.75869231</text:p>
          </table:table-cell>
          <table:table-cell table:style-name="ce1"/>
          <table:table-cell office:value-type="float" office:value="38.573999999999998" table:style-name="ce1">
            <text:p>38.574</text:p>
          </table:table-cell>
          <table:table-cell office:value-type="string" table:style-name="ce3">
            <text:p>Pieter</text:p>
          </table:table-cell>
          <table:table-cell office:value-type="float" office:value="38.59346153846154" table:formula="of:=AVERAGE([.U$49:.U61])" table:style-name="ce1">
            <text:p>38.59346154</text:p>
          </table:table-cell>
          <table:table-cell table:style-name="ce1"/>
          <table:table-cell office:value-type="float" office:value="38.331000000000003" table:style-name="ce1">
            <text:p>38.331</text:p>
          </table:table-cell>
          <table:table-cell office:value-type="string" table:style-name="ce3">
            <text:p>Matt</text:p>
          </table:table-cell>
          <table:table-cell office:value-type="float" office:value="38.522769230769235" table:formula="of:=AVERAGE([.Y$49:.Y61])" table:style-name="ce1">
            <text:p>38.52276923</text:p>
          </table:table-cell>
          <table:table-cell table:style-name="ce1"/>
          <table:table-cell office:value-type="float" office:value="38.561999999999998" table:style-name="ce1">
            <text:p>38.562</text:p>
          </table:table-cell>
          <table:table-cell office:value-type="string" table:style-name="ce3">
            <text:p>StefD</text:p>
          </table:table-cell>
          <table:table-cell office:value-type="float" office:value="38.628076923076925" table:formula="of:=AVERAGE([.AC$49:.AC61])" table:style-name="ce1">
            <text:p>38.62807692</text:p>
          </table:table-cell>
          <table:table-cell table:style-name="ce1"/>
          <table:table-cell office:value-type="float" office:value="37.314999999999998" table:style-name="ce1">
            <text:p>37.315</text:p>
          </table:table-cell>
          <table:table-cell office:value-type="string" table:style-name="ce3">
            <text:p>Steven</text:p>
          </table:table-cell>
          <table:table-cell office:value-type="float" office:value="37.795461538461538" table:formula="of:=AVERAGE([.AG$49:.AG61])" table:style-name="ce1">
            <text:p>37.79546154</text:p>
          </table:table-cell>
          <table:table-cell table:style-name="ce1"/>
          <table:table-cell office:value-type="float" office:value="38.398000000000003" table:style-name="ce1">
            <text:p>38.398</text:p>
          </table:table-cell>
          <table:table-cell office:value-type="string" table:style-name="ce3">
            <text:p>Mike</text:p>
          </table:table-cell>
          <table:table-cell office:value-type="float" office:value="38.620615384615391" table:formula="of:=AVERAGE([.AK$49:.AK61])" table:style-name="ce1">
            <text:p>38.62061538</text:p>
          </table:table-cell>
          <table:table-cell table:number-columns-repeated="16345"/>
        </table:table-row>
        <table:table-row table:style-name="ro1">
          <table:table-cell office:value-type="float" office:value="37.889000000000003" table:style-name="ce1">
            <text:p>37.889</text:p>
          </table:table-cell>
          <table:table-cell office:value-type="string" table:style-name="ce3">
            <text:p>Joost</text:p>
          </table:table-cell>
          <table:table-cell office:value-type="float" office:value="38.21378571428572" table:formula="of:=AVERAGE([.A$49:.A62])" table:style-name="ce1">
            <text:p>38.21378571</text:p>
          </table:table-cell>
          <table:table-cell table:style-name="ce1"/>
          <table:table-cell office:value-type="float" office:value="37.930999999999997" table:style-name="ce1">
            <text:p>37.931</text:p>
          </table:table-cell>
          <table:table-cell office:value-type="string" table:style-name="ce3">
            <text:p>Jasper</text:p>
          </table:table-cell>
          <table:table-cell office:value-type="float" office:value="38.810357142857143" table:formula="of:=AVERAGE([.E$49:.E62])" table:style-name="ce1">
            <text:p>38.81035714</text:p>
          </table:table-cell>
          <table:table-cell table:style-name="ce1"/>
          <table:table-cell office:value-type="float" office:value="37.975000000000001" table:style-name="ce1">
            <text:p>37.975</text:p>
          </table:table-cell>
          <table:table-cell office:value-type="string" table:style-name="ce3">
            <text:p>Tim</text:p>
          </table:table-cell>
          <table:table-cell office:value-type="float" office:value="39.724642857142861" table:formula="of:=AVERAGE([.I$49:.I62])" table:style-name="ce1">
            <text:p>39.72464286</text:p>
          </table:table-cell>
          <table:table-cell table:style-name="ce1"/>
          <table:table-cell office:value-type="float" office:value="37.798999999999999" table:style-name="ce1">
            <text:p>37.799</text:p>
          </table:table-cell>
          <table:table-cell office:value-type="string" table:style-name="ce3">
            <text:p>Ruben</text:p>
          </table:table-cell>
          <table:table-cell office:value-type="float" office:value="38.544571428571423" table:formula="of:=AVERAGE([.M$49:.M62])" table:style-name="ce1">
            <text:p>38.54457143</text:p>
          </table:table-cell>
          <table:table-cell table:style-name="ce1"/>
          <table:table-cell office:value-type="float" office:value="38.631" table:style-name="ce1">
            <text:p>38.631</text:p>
          </table:table-cell>
          <table:table-cell office:value-type="string" table:style-name="ce3">
            <text:p>Maarten</text:p>
          </table:table-cell>
          <table:table-cell office:value-type="float" office:value="38.749571428571421" table:formula="of:=AVERAGE([.Q$49:.Q62])" table:style-name="ce1">
            <text:p>38.74957143</text:p>
          </table:table-cell>
          <table:table-cell table:style-name="ce1"/>
          <table:table-cell office:value-type="float" office:value="37.776000000000003" table:style-name="ce1">
            <text:p>37.776</text:p>
          </table:table-cell>
          <table:table-cell office:value-type="string" table:style-name="ce3">
            <text:p>Pieter</text:p>
          </table:table-cell>
          <table:table-cell office:value-type="float" office:value="38.535071428571428" table:formula="of:=AVERAGE([.U$49:.U62])" table:style-name="ce1">
            <text:p>38.53507143</text:p>
          </table:table-cell>
          <table:table-cell table:style-name="ce1"/>
          <table:table-cell office:value-type="float" office:value="38.326999999999998" table:style-name="ce1">
            <text:p>38.327</text:p>
          </table:table-cell>
          <table:table-cell office:value-type="string" table:style-name="ce3">
            <text:p>Matt</text:p>
          </table:table-cell>
          <table:table-cell office:value-type="float" office:value="38.508785714285715" table:formula="of:=AVERAGE([.Y$49:.Y62])" table:style-name="ce1">
            <text:p>38.50878571</text:p>
          </table:table-cell>
          <table:table-cell table:style-name="ce1"/>
          <table:table-cell office:value-type="float" office:value="38.22" table:style-name="ce1">
            <text:p>38.22</text:p>
          </table:table-cell>
          <table:table-cell office:value-type="string" table:style-name="ce3">
            <text:p>StefD</text:p>
          </table:table-cell>
          <table:table-cell office:value-type="float" office:value="38.598928571428573" table:formula="of:=AVERAGE([.AC$49:.AC62])" table:style-name="ce1">
            <text:p>38.59892857</text:p>
          </table:table-cell>
          <table:table-cell table:style-name="ce1"/>
          <table:table-cell office:value-type="float" office:value="37.036999999999999" table:style-name="ce1">
            <text:p>37.037</text:p>
          </table:table-cell>
          <table:table-cell office:value-type="string" table:style-name="ce3">
            <text:p>Steven</text:p>
          </table:table-cell>
          <table:table-cell office:value-type="float" office:value="37.741285714285716" table:formula="of:=AVERAGE([.AG$49:.AG62])" table:style-name="ce1">
            <text:p>37.74128571</text:p>
          </table:table-cell>
          <table:table-cell table:style-name="ce1"/>
          <table:table-cell office:value-type="float" office:value="37.720999999999997" table:style-name="ce1">
            <text:p>37.721</text:p>
          </table:table-cell>
          <table:table-cell office:value-type="string" table:style-name="ce3">
            <text:p>Mike</text:p>
          </table:table-cell>
          <table:table-cell office:value-type="float" office:value="38.556357142857145" table:formula="of:=AVERAGE([.AK$49:.AK62])" table:style-name="ce1">
            <text:p>38.55635714</text:p>
          </table:table-cell>
          <table:table-cell table:number-columns-repeated="16345"/>
        </table:table-row>
        <table:table-row table:style-name="ro1">
          <table:table-cell office:value-type="float" office:value="37.341000000000001" table:style-name="ce1">
            <text:p>37.341</text:p>
          </table:table-cell>
          <table:table-cell office:value-type="string" table:style-name="ce3">
            <text:p>Joost</text:p>
          </table:table-cell>
          <table:table-cell office:value-type="float" office:value="38.155600000000007" table:formula="of:=AVERAGE([.A$49:.A63])" table:style-name="ce1">
            <text:p>38.1556</text:p>
          </table:table-cell>
          <table:table-cell table:style-name="ce1"/>
          <table:table-cell office:value-type="float" office:value="38.212000000000003" table:style-name="ce1">
            <text:p>38.212</text:p>
          </table:table-cell>
          <table:table-cell office:value-type="string" table:style-name="ce3">
            <text:p>Jasper</text:p>
          </table:table-cell>
          <table:table-cell office:value-type="float" office:value="38.770466666666671" table:formula="of:=AVERAGE([.E$49:.E63])" table:style-name="ce1">
            <text:p>38.77046667</text:p>
          </table:table-cell>
          <table:table-cell table:style-name="ce1"/>
          <table:table-cell office:value-type="float" office:value="38.409999999999997" table:style-name="ce1">
            <text:p>38.41</text:p>
          </table:table-cell>
          <table:table-cell office:value-type="string" table:style-name="ce3">
            <text:p>Tim</text:p>
          </table:table-cell>
          <table:table-cell office:value-type="float" office:value="39.637000000000008" table:formula="of:=AVERAGE([.I$49:.I63])" table:style-name="ce1">
            <text:p>39.637</text:p>
          </table:table-cell>
          <table:table-cell table:style-name="ce1"/>
          <table:table-cell office:value-type="float" office:value="40.307000000000002" table:style-name="ce1">
            <text:p>40.307</text:p>
          </table:table-cell>
          <table:table-cell office:value-type="string" table:style-name="ce3">
            <text:p>Ruben</text:p>
          </table:table-cell>
          <table:table-cell office:value-type="float" office:value="38.662066666666661" table:formula="of:=AVERAGE([.M$49:.M63])" table:style-name="ce1">
            <text:p>38.66206667</text:p>
          </table:table-cell>
          <table:table-cell table:style-name="ce1"/>
          <table:table-cell office:value-type="float" office:value="38.151000000000003" table:style-name="ce1">
            <text:p>38.151</text:p>
          </table:table-cell>
          <table:table-cell office:value-type="string" table:style-name="ce3">
            <text:p>Maarten</text:p>
          </table:table-cell>
          <table:table-cell office:value-type="float" office:value="38.709666666666656" table:formula="of:=AVERAGE([.Q$49:.Q63])" table:style-name="ce1">
            <text:p>38.70966667</text:p>
          </table:table-cell>
          <table:table-cell table:style-name="ce1"/>
          <table:table-cell office:value-type="float" office:value="38.447000000000003" table:style-name="ce1">
            <text:p>38.447</text:p>
          </table:table-cell>
          <table:table-cell office:value-type="string" table:style-name="ce3">
            <text:p>Pieter</text:p>
          </table:table-cell>
          <table:table-cell office:value-type="float" office:value="38.529199999999996" table:formula="of:=AVERAGE([.U$49:.U63])" table:style-name="ce1">
            <text:p>38.5292</text:p>
          </table:table-cell>
          <table:table-cell table:style-name="ce1"/>
          <table:table-cell office:value-type="float" office:value="38.271000000000001" table:style-name="ce1">
            <text:p>38.271</text:p>
          </table:table-cell>
          <table:table-cell office:value-type="string" table:style-name="ce3">
            <text:p>Matt</text:p>
          </table:table-cell>
          <table:table-cell office:value-type="float" office:value="38.492933333333333" table:formula="of:=AVERAGE([.Y$49:.Y63])" table:style-name="ce1">
            <text:p>38.49293333</text:p>
          </table:table-cell>
          <table:table-cell table:style-name="ce1"/>
          <table:table-cell office:value-type="float" office:value="38.356999999999999" table:style-name="ce1">
            <text:p>38.357</text:p>
          </table:table-cell>
          <table:table-cell office:value-type="string" table:style-name="ce3">
            <text:p>StefD</text:p>
          </table:table-cell>
          <table:table-cell office:value-type="float" office:value="38.582799999999999" table:formula="of:=AVERAGE([.AC$49:.AC63])" table:style-name="ce1">
            <text:p>38.5828</text:p>
          </table:table-cell>
          <table:table-cell table:style-name="ce1"/>
          <table:table-cell office:value-type="float" office:value="36.887" table:style-name="ce1">
            <text:p>36.887</text:p>
          </table:table-cell>
          <table:table-cell office:value-type="string" table:style-name="ce3">
            <text:p>Steven</text:p>
          </table:table-cell>
          <table:table-cell office:value-type="float" office:value="37.684333333333342" table:formula="of:=AVERAGE([.AG$49:.AG63])" table:style-name="ce1">
            <text:p>37.68433333</text:p>
          </table:table-cell>
          <table:table-cell table:style-name="ce1"/>
          <table:table-cell office:value-type="float" office:value="38.871000000000002" table:style-name="ce1">
            <text:p>38.871</text:p>
          </table:table-cell>
          <table:table-cell office:value-type="string" table:style-name="ce3">
            <text:p>Mike</text:p>
          </table:table-cell>
          <table:table-cell office:value-type="float" office:value="38.577333333333328" table:formula="of:=AVERAGE([.AK$49:.AK63])" table:style-name="ce1">
            <text:p>38.57733333</text:p>
          </table:table-cell>
          <table:table-cell table:number-columns-repeated="16345"/>
        </table:table-row>
        <table:table-row table:style-name="ro1">
          <table:table-cell office:value-type="float" office:value="38.145000000000003" table:style-name="ce1">
            <text:p>38.145</text:p>
          </table:table-cell>
          <table:table-cell office:value-type="string" table:style-name="ce3">
            <text:p>Joost</text:p>
          </table:table-cell>
          <table:table-cell office:value-type="float" office:value="38.154937500000003" table:formula="of:=AVERAGE([.A$49:.A64])" table:style-name="ce1">
            <text:p>38.1549375</text:p>
          </table:table-cell>
          <table:table-cell table:style-name="ce1"/>
          <table:table-cell office:value-type="float" office:value="37.792999999999999" table:style-name="ce1">
            <text:p>37.793</text:p>
          </table:table-cell>
          <table:table-cell office:value-type="string" table:style-name="ce3">
            <text:p>Jasper</text:p>
          </table:table-cell>
          <table:table-cell office:value-type="float" office:value="38.709375000000001" table:formula="of:=AVERAGE([.E$49:.E64])" table:style-name="ce1">
            <text:p>38.709375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Tim</text:p>
          </table:table-cell>
          <table:table-cell office:value-type="float" office:value="39.532875000000004" table:formula="of:=AVERAGE([.I$49:.I64])" table:style-name="ce1">
            <text:p>39.532875</text:p>
          </table:table-cell>
          <table:table-cell table:style-name="ce1"/>
          <table:table-cell office:value-type="float" office:value="41.183" table:style-name="ce1">
            <text:p>41.183</text:p>
          </table:table-cell>
          <table:table-cell office:value-type="string" table:style-name="ce3">
            <text:p>Ruben</text:p>
          </table:table-cell>
          <table:table-cell office:value-type="float" office:value="38.819624999999995" table:formula="of:=AVERAGE([.M$49:.M64])" table:style-name="ce1">
            <text:p>38.819625</text:p>
          </table:table-cell>
          <table:table-cell table:style-name="ce1"/>
          <table:table-cell office:value-type="float" office:value="39.856999999999999" table:style-name="ce1">
            <text:p>39.857</text:p>
          </table:table-cell>
          <table:table-cell office:value-type="string" table:style-name="ce3">
            <text:p>Maarten</text:p>
          </table:table-cell>
          <table:table-cell office:value-type="float" office:value="38.78137499999999" table:formula="of:=AVERAGE([.Q$49:.Q64])" table:style-name="ce1">
            <text:p>38.781375</text:p>
          </table:table-cell>
          <table:table-cell table:style-name="ce1"/>
          <table:table-cell office:value-type="float" office:value="37.476999999999997" table:style-name="ce1">
            <text:p>37.477</text:p>
          </table:table-cell>
          <table:table-cell office:value-type="string" table:style-name="ce3">
            <text:p>Pieter</text:p>
          </table:table-cell>
          <table:table-cell office:value-type="float" office:value="38.463437499999998" table:formula="of:=AVERAGE([.U$49:.U64])" table:style-name="ce1">
            <text:p>38.4634375</text:p>
          </table:table-cell>
          <table:table-cell table:style-name="ce1"/>
          <table:table-cell office:value-type="float" office:value="38.825000000000003" table:style-name="ce1">
            <text:p>38.825</text:p>
          </table:table-cell>
          <table:table-cell office:value-type="string" table:style-name="ce3">
            <text:p>Matt</text:p>
          </table:table-cell>
          <table:table-cell office:value-type="float" office:value="38.513687500000003" table:formula="of:=AVERAGE([.Y$49:.Y64])" table:style-name="ce1">
            <text:p>38.5136875</text:p>
          </table:table-cell>
          <table:table-cell table:style-name="ce1"/>
          <table:table-cell office:value-type="float" office:value="37.567" table:style-name="ce1">
            <text:p>37.567</text:p>
          </table:table-cell>
          <table:table-cell office:value-type="string" table:style-name="ce3">
            <text:p>StefD</text:p>
          </table:table-cell>
          <table:table-cell office:value-type="float" office:value="38.519312499999998" table:formula="of:=AVERAGE([.AC$49:.AC64])" table:style-name="ce1">
            <text:p>38.5193125</text:p>
          </table:table-cell>
          <table:table-cell table:style-name="ce1"/>
          <table:table-cell office:value-type="float" office:value="36.920999999999999" table:style-name="ce1">
            <text:p>36.921</text:p>
          </table:table-cell>
          <table:table-cell office:value-type="string" table:style-name="ce3">
            <text:p>Steven</text:p>
          </table:table-cell>
          <table:table-cell office:value-type="float" office:value="37.636625000000009" table:formula="of:=AVERAGE([.AG$49:.AG64])" table:style-name="ce1">
            <text:p>37.636625</text:p>
          </table:table-cell>
          <table:table-cell table:style-name="ce1"/>
          <table:table-cell office:value-type="float" office:value="53.387" table:style-name="ce1">
            <text:p>53.387</text:p>
          </table:table-cell>
          <table:table-cell office:value-type="string" table:style-name="ce3">
            <text:p>Pit</text:p>
          </table:table-cell>
          <table:table-cell office:value-type="float" office:value="39.502937500000002" table:formula="of:=AVERAGE([.AK$49:.AK64])" table:style-name="ce1">
            <text:p>39.5029375</text:p>
          </table:table-cell>
          <table:table-cell table:number-columns-repeated="16345"/>
        </table:table-row>
        <table:table-row table:style-name="ro1">
          <table:table-cell office:value-type="float" office:value="37.267000000000003" table:style-name="ce1">
            <text:p>37.267</text:p>
          </table:table-cell>
          <table:table-cell office:value-type="string" table:style-name="ce3">
            <text:p>Joost</text:p>
          </table:table-cell>
          <table:table-cell office:value-type="float" office:value="38.10270588235295" table:formula="of:=AVERAGE([.A$49:.A65])" table:style-name="ce1">
            <text:p>38.10270588</text:p>
          </table:table-cell>
          <table:table-cell table:style-name="ce1"/>
          <table:table-cell office:value-type="float" office:value="37.948999999999998" table:style-name="ce1">
            <text:p>37.949</text:p>
          </table:table-cell>
          <table:table-cell office:value-type="string" table:style-name="ce3">
            <text:p>Jasper</text:p>
          </table:table-cell>
          <table:table-cell office:value-type="float" office:value="38.664647058823526" table:formula="of:=AVERAGE([.E$49:.E65])" table:style-name="ce1">
            <text:p>38.66464706</text:p>
          </table:table-cell>
          <table:table-cell table:style-name="ce1"/>
          <table:table-cell office:value-type="float" office:value="38.668999999999997" table:style-name="ce1">
            <text:p>38.669</text:p>
          </table:table-cell>
          <table:table-cell office:value-type="string" table:style-name="ce3">
            <text:p>Tim</text:p>
          </table:table-cell>
          <table:table-cell office:value-type="float" office:value="39.482058823529414" table:formula="of:=AVERAGE([.I$49:.I65])" table:style-name="ce1">
            <text:p>39.48205882</text:p>
          </table:table-cell>
          <table:table-cell table:style-name="ce1"/>
          <table:table-cell office:value-type="float" office:value="38.095999999999997" table:style-name="ce1">
            <text:p>38.096</text:p>
          </table:table-cell>
          <table:table-cell office:value-type="string" table:style-name="ce3">
            <text:p>Ruben</text:p>
          </table:table-cell>
          <table:table-cell office:value-type="float" office:value="38.777058823529408" table:formula="of:=AVERAGE([.M$49:.M65])" table:style-name="ce1">
            <text:p>38.77705882</text:p>
          </table:table-cell>
          <table:table-cell table:style-name="ce1"/>
          <table:table-cell office:value-type="float" office:value="38.320999999999998" table:style-name="ce1">
            <text:p>38.321</text:p>
          </table:table-cell>
          <table:table-cell office:value-type="string" table:style-name="ce3">
            <text:p>Maarten</text:p>
          </table:table-cell>
          <table:table-cell office:value-type="float" office:value="38.754294117647049" table:formula="of:=AVERAGE([.Q$49:.Q65])" table:style-name="ce1">
            <text:p>38.75429412</text:p>
          </table:table-cell>
          <table:table-cell table:style-name="ce1"/>
          <table:table-cell office:value-type="float" office:value="37.872999999999998" table:style-name="ce1">
            <text:p>37.873</text:p>
          </table:table-cell>
          <table:table-cell office:value-type="string" table:style-name="ce3">
            <text:p>Pieter</text:p>
          </table:table-cell>
          <table:table-cell office:value-type="float" office:value="38.428705882352943" table:formula="of:=AVERAGE([.U$49:.U65])" table:style-name="ce1">
            <text:p>38.42870588</text:p>
          </table:table-cell>
          <table:table-cell table:style-name="ce1"/>
          <table:table-cell office:value-type="float" office:value="38.119" table:style-name="ce1">
            <text:p>38.119</text:p>
          </table:table-cell>
          <table:table-cell office:value-type="string" table:style-name="ce3">
            <text:p>Matt</text:p>
          </table:table-cell>
          <table:table-cell office:value-type="float" office:value="38.490470588235297" table:formula="of:=AVERAGE([.Y$49:.Y65])" table:style-name="ce1">
            <text:p>38.49047059</text:p>
          </table:table-cell>
          <table:table-cell table:style-name="ce1"/>
          <table:table-cell office:value-type="float" office:value="38.067" table:style-name="ce1">
            <text:p>38.067</text:p>
          </table:table-cell>
          <table:table-cell office:value-type="string" table:style-name="ce3">
            <text:p>StefD</text:p>
          </table:table-cell>
          <table:table-cell office:value-type="float" office:value="38.492705882352936" table:formula="of:=AVERAGE([.AC$49:.AC65])" table:style-name="ce1">
            <text:p>38.49270588</text:p>
          </table:table-cell>
          <table:table-cell table:style-name="ce1"/>
          <table:table-cell office:value-type="float" office:value="37.027000000000001" table:style-name="ce1">
            <text:p>37.027</text:p>
          </table:table-cell>
          <table:table-cell office:value-type="string" table:style-name="ce3">
            <text:p>Steven</text:p>
          </table:table-cell>
          <table:table-cell office:value-type="float" office:value="37.600764705882362" table:formula="of:=AVERAGE([.AG$49:.AG65])" table:style-name="ce1">
            <text:p>37.60076471</text:p>
          </table:table-cell>
          <table:table-cell table:style-name="ce1"/>
          <table:table-cell office:value-type="float" office:value="44.744" table:style-name="ce1">
            <text:p>44.744</text:p>
          </table:table-cell>
          <table:table-cell office:value-type="string" table:style-name="ce3">
            <text:p>Emiliano</text:p>
          </table:table-cell>
          <table:table-cell office:value-type="float" office:value="39.811235294117651" table:formula="of:=AVERAGE([.AK$49:.AK65])" table:style-name="ce1">
            <text:p>39.81123529</text:p>
          </table:table-cell>
          <table:table-cell table:number-columns-repeated="16345"/>
        </table:table-row>
        <table:table-row table:style-name="ro1">
          <table:table-cell office:value-type="float" office:value="37.735999999999997" table:style-name="ce1">
            <text:p>37.736</text:p>
          </table:table-cell>
          <table:table-cell office:value-type="string" table:style-name="ce3">
            <text:p>Joost</text:p>
          </table:table-cell>
          <table:table-cell office:value-type="float" office:value="38.082333333333338" table:formula="of:=AVERAGE([.A$49:.A66])" table:style-name="ce1">
            <text:p>38.08233333</text:p>
          </table:table-cell>
          <table:table-cell table:style-name="ce1"/>
          <table:table-cell office:value-type="float" office:value="37.713000000000001" table:style-name="ce1">
            <text:p>37.713</text:p>
          </table:table-cell>
          <table:table-cell office:value-type="string" table:style-name="ce3">
            <text:p>Jasper</text:p>
          </table:table-cell>
          <table:table-cell office:value-type="float" office:value="38.611777777777775" table:formula="of:=AVERAGE([.E$49:.E66])" table:style-name="ce1">
            <text:p>38.61177778</text:p>
          </table:table-cell>
          <table:table-cell table:style-name="ce1"/>
          <table:table-cell office:value-type="float" office:value="38.142000000000003" table:style-name="ce1">
            <text:p>38.142</text:p>
          </table:table-cell>
          <table:table-cell office:value-type="string" table:style-name="ce3">
            <text:p>Tim</text:p>
          </table:table-cell>
          <table:table-cell office:value-type="float" office:value="39.407611111111116" table:formula="of:=AVERAGE([.I$49:.I66])" table:style-name="ce1">
            <text:p>39.40761111</text:p>
          </table:table-cell>
          <table:table-cell table:style-name="ce1"/>
          <table:table-cell office:value-type="float" office:value="37.837000000000003" table:style-name="ce1">
            <text:p>37.837</text:p>
          </table:table-cell>
          <table:table-cell office:value-type="string" table:style-name="ce3">
            <text:p>Ruben</text:p>
          </table:table-cell>
          <table:table-cell office:value-type="float" office:value="38.724833333333329" table:formula="of:=AVERAGE([.M$49:.M66])" table:style-name="ce1">
            <text:p>38.72483333</text:p>
          </table:table-cell>
          <table:table-cell table:style-name="ce1"/>
          <table:table-cell office:value-type="float" office:value="37.866" table:style-name="ce1">
            <text:p>37.866</text:p>
          </table:table-cell>
          <table:table-cell office:value-type="string" table:style-name="ce3">
            <text:p>Maarten</text:p>
          </table:table-cell>
          <table:table-cell office:value-type="float" office:value="38.704944444444436" table:formula="of:=AVERAGE([.Q$49:.Q66])" table:style-name="ce1">
            <text:p>38.70494444</text:p>
          </table:table-cell>
          <table:table-cell table:style-name="ce1"/>
          <table:table-cell office:value-type="float" office:value="37.976999999999997" table:style-name="ce1">
            <text:p>37.977</text:p>
          </table:table-cell>
          <table:table-cell office:value-type="string" table:style-name="ce3">
            <text:p>Pieter</text:p>
          </table:table-cell>
          <table:table-cell office:value-type="float" office:value="38.403611111111111" table:formula="of:=AVERAGE([.U$49:.U66])" table:style-name="ce1">
            <text:p>38.40361111</text:p>
          </table:table-cell>
          <table:table-cell table:style-name="ce1"/>
          <table:table-cell office:value-type="float" office:value="37.784999999999997" table:style-name="ce1">
            <text:p>37.785</text:p>
          </table:table-cell>
          <table:table-cell office:value-type="string" table:style-name="ce3">
            <text:p>Matt</text:p>
          </table:table-cell>
          <table:table-cell office:value-type="float" office:value="38.451277777777783" table:formula="of:=AVERAGE([.Y$49:.Y66])" table:style-name="ce1">
            <text:p>38.45127778</text:p>
          </table:table-cell>
          <table:table-cell table:style-name="ce1"/>
          <table:table-cell office:value-type="float" office:value="37.35" table:style-name="ce1">
            <text:p>37.35</text:p>
          </table:table-cell>
          <table:table-cell office:value-type="string" table:style-name="ce3">
            <text:p>StefD</text:p>
          </table:table-cell>
          <table:table-cell office:value-type="float" office:value="38.429222222222222" table:formula="of:=AVERAGE([.AC$49:.AC66])" table:style-name="ce1">
            <text:p>38.42922222</text:p>
          </table:table-cell>
          <table:table-cell table:style-name="ce1"/>
          <table:table-cell office:value-type="float" office:value="38.412999999999997" table:style-name="ce1">
            <text:p>38.413</text:p>
          </table:table-cell>
          <table:table-cell office:value-type="string" table:style-name="ce3">
            <text:p>Steven</text:p>
          </table:table-cell>
          <table:table-cell office:value-type="float" office:value="37.645888888888898" table:formula="of:=AVERAGE([.AG$49:.AG66])" table:style-name="ce1">
            <text:p>37.64588889</text:p>
          </table:table-cell>
          <table:table-cell table:style-name="ce1"/>
          <table:table-cell office:value-type="float" office:value="43.966999999999999" table:style-name="ce1">
            <text:p>43.967</text:p>
          </table:table-cell>
          <table:table-cell office:value-type="string" table:style-name="ce3">
            <text:p>Emiliano</text:p>
          </table:table-cell>
          <table:table-cell office:value-type="float" office:value="40.042111111111112" table:formula="of:=AVERAGE([.AK$49:.AK66])" table:style-name="ce1">
            <text:p>40.04211111</text:p>
          </table:table-cell>
          <table:table-cell table:number-columns-repeated="16345"/>
        </table:table-row>
        <table:table-row table:style-name="ro1">
          <table:table-cell office:value-type="float" office:value="37.33" table:style-name="ce1">
            <text:p>37.33</text:p>
          </table:table-cell>
          <table:table-cell office:value-type="string" table:style-name="ce3">
            <text:p>Joost</text:p>
          </table:table-cell>
          <table:table-cell office:value-type="float" office:value="38.042736842105271" table:formula="of:=AVERAGE([.A$49:.A67])" table:style-name="ce1">
            <text:p>38.04273684</text:p>
          </table:table-cell>
          <table:table-cell table:style-name="ce1"/>
          <table:table-cell office:value-type="float" office:value="37.697000000000003" table:style-name="ce1">
            <text:p>37.697</text:p>
          </table:table-cell>
          <table:table-cell office:value-type="string" table:style-name="ce3">
            <text:p>Jasper</text:p>
          </table:table-cell>
          <table:table-cell office:value-type="float" office:value="38.563631578947366" table:formula="of:=AVERAGE([.E$49:.E67])" table:style-name="ce1">
            <text:p>38.56363158</text:p>
          </table:table-cell>
          <table:table-cell table:style-name="ce1"/>
          <table:table-cell office:value-type="float" office:value="38.146999999999998" table:style-name="ce1">
            <text:p>38.147</text:p>
          </table:table-cell>
          <table:table-cell office:value-type="string" table:style-name="ce3">
            <text:p>Tim</text:p>
          </table:table-cell>
          <table:table-cell office:value-type="float" office:value="39.341263157894744" table:formula="of:=AVERAGE([.I$49:.I67])" table:style-name="ce1">
            <text:p>39.34126316</text:p>
          </table:table-cell>
          <table:table-cell table:style-name="ce1"/>
          <table:table-cell office:value-type="float" office:value="38.103999999999999" table:style-name="ce1">
            <text:p>38.104</text:p>
          </table:table-cell>
          <table:table-cell office:value-type="string" table:style-name="ce3">
            <text:p>Ruben</text:p>
          </table:table-cell>
          <table:table-cell office:value-type="float" office:value="38.692157894736837" table:formula="of:=AVERAGE([.M$49:.M67])" table:style-name="ce1">
            <text:p>38.69215789</text:p>
          </table:table-cell>
          <table:table-cell table:style-name="ce1"/>
          <table:table-cell office:value-type="float" office:value="38.475999999999999" table:style-name="ce1">
            <text:p>38.476</text:p>
          </table:table-cell>
          <table:table-cell office:value-type="string" table:style-name="ce3">
            <text:p>Maarten</text:p>
          </table:table-cell>
          <table:table-cell office:value-type="float" office:value="38.692894736842099" table:formula="of:=AVERAGE([.Q$49:.Q67])" table:style-name="ce1">
            <text:p>38.69289474</text:p>
          </table:table-cell>
          <table:table-cell table:style-name="ce1"/>
          <table:table-cell office:value-type="float" office:value="38.222000000000001" table:style-name="ce1">
            <text:p>38.222</text:p>
          </table:table-cell>
          <table:table-cell office:value-type="string" table:style-name="ce3">
            <text:p>Pieter</text:p>
          </table:table-cell>
          <table:table-cell office:value-type="float" office:value="38.394052631578944" table:formula="of:=AVERAGE([.U$49:.U67])" table:style-name="ce1">
            <text:p>38.39405263</text:p>
          </table:table-cell>
          <table:table-cell table:style-name="ce1"/>
          <table:table-cell office:value-type="float" office:value="37.734999999999999" table:style-name="ce1">
            <text:p>37.735</text:p>
          </table:table-cell>
          <table:table-cell office:value-type="string" table:style-name="ce3">
            <text:p>Matt</text:p>
          </table:table-cell>
          <table:table-cell office:value-type="float" office:value="38.413578947368421" table:formula="of:=AVERAGE([.Y$49:.Y67])" table:style-name="ce1">
            <text:p>38.41357895</text:p>
          </table:table-cell>
          <table:table-cell table:style-name="ce1"/>
          <table:table-cell office:value-type="float" office:value="38.015999999999998" table:style-name="ce1">
            <text:p>38.016</text:p>
          </table:table-cell>
          <table:table-cell office:value-type="string" table:style-name="ce3">
            <text:p>StefD</text:p>
          </table:table-cell>
          <table:table-cell office:value-type="float" office:value="38.407473684210522" table:formula="of:=AVERAGE([.AC$49:.AC67])" table:style-name="ce1">
            <text:p>38.40747368</text:p>
          </table:table-cell>
          <table:table-cell table:style-name="ce1"/>
          <table:table-cell office:value-type="float" office:value="36.944000000000003" table:style-name="ce1">
            <text:p>36.944</text:p>
          </table:table-cell>
          <table:table-cell office:value-type="string" table:style-name="ce3">
            <text:p>Steven</text:p>
          </table:table-cell>
          <table:table-cell office:value-type="float" office:value="37.608947368421063" table:formula="of:=AVERAGE([.AG$49:.AG67])" table:style-name="ce1">
            <text:p>37.60894737</text:p>
          </table:table-cell>
          <table:table-cell table:style-name="ce1"/>
          <table:table-cell office:value-type="float" office:value="42.82" table:style-name="ce1">
            <text:p>42.82</text:p>
          </table:table-cell>
          <table:table-cell office:value-type="string" table:style-name="ce3">
            <text:p>Emiliano</text:p>
          </table:table-cell>
          <table:table-cell office:value-type="float" office:value="40.188315789473691" table:formula="of:=AVERAGE([.AK$49:.AK67])" table:style-name="ce1">
            <text:p>40.18831579</text:p>
          </table:table-cell>
          <table:table-cell table:number-columns-repeated="16345"/>
        </table:table-row>
        <table:table-row table:style-name="ro1">
          <table:table-cell office:value-type="float" office:value="37.930999999999997" table:style-name="ce1">
            <text:p>37.931</text:p>
          </table:table-cell>
          <table:table-cell office:value-type="string" table:style-name="ce3">
            <text:p>Joost</text:p>
          </table:table-cell>
          <table:table-cell office:value-type="float" office:value="38.037150000000011" table:formula="of:=AVERAGE([.A$49:.A68])" table:style-name="ce1">
            <text:p>38.03715</text:p>
          </table:table-cell>
          <table:table-cell table:style-name="ce1"/>
          <table:table-cell office:value-type="float" office:value="37.686" table:style-name="ce1">
            <text:p>37.686</text:p>
          </table:table-cell>
          <table:table-cell office:value-type="string" table:style-name="ce3">
            <text:p>Jasper</text:p>
          </table:table-cell>
          <table:table-cell office:value-type="float" office:value="38.519750000000002" table:formula="of:=AVERAGE([.E$49:.E68])" table:style-name="ce1">
            <text:p>38.51975</text:p>
          </table:table-cell>
          <table:table-cell table:style-name="ce1"/>
          <table:table-cell office:value-type="float" office:value="38.308" table:style-name="ce1">
            <text:p>38.308</text:p>
          </table:table-cell>
          <table:table-cell office:value-type="string" table:style-name="ce3">
            <text:p>Tim</text:p>
          </table:table-cell>
          <table:table-cell office:value-type="float" office:value="39.289600000000007" table:formula="of:=AVERAGE([.I$49:.I68])" table:style-name="ce1">
            <text:p>39.2896</text:p>
          </table:table-cell>
          <table:table-cell table:style-name="ce1"/>
          <table:table-cell office:value-type="float" office:value="38.161999999999999" table:style-name="ce1">
            <text:p>38.162</text:p>
          </table:table-cell>
          <table:table-cell office:value-type="string" table:style-name="ce3">
            <text:p>Ruben</text:p>
          </table:table-cell>
          <table:table-cell office:value-type="float" office:value="38.665649999999999" table:formula="of:=AVERAGE([.M$49:.M68])" table:style-name="ce1">
            <text:p>38.66565</text:p>
          </table:table-cell>
          <table:table-cell table:style-name="ce1"/>
          <table:table-cell office:value-type="float" office:value="38.119999999999997" table:style-name="ce1">
            <text:p>38.12</text:p>
          </table:table-cell>
          <table:table-cell office:value-type="string" table:style-name="ce3">
            <text:p>Maarten</text:p>
          </table:table-cell>
          <table:table-cell office:value-type="float" office:value="38.664249999999996" table:formula="of:=AVERAGE([.Q$49:.Q68])" table:style-name="ce1">
            <text:p>38.66425</text:p>
          </table:table-cell>
          <table:table-cell table:style-name="ce1"/>
          <table:table-cell office:value-type="float" office:value="38.511000000000003" table:style-name="ce1">
            <text:p>38.511</text:p>
          </table:table-cell>
          <table:table-cell office:value-type="string" table:style-name="ce3">
            <text:p>Pieter</text:p>
          </table:table-cell>
          <table:table-cell office:value-type="float" office:value="38.399899999999995" table:formula="of:=AVERAGE([.U$49:.U68])" table:style-name="ce1">
            <text:p>38.3999</text:p>
          </table:table-cell>
          <table:table-cell table:style-name="ce1"/>
          <table:table-cell office:value-type="float" office:value="38.055999999999997" table:style-name="ce1">
            <text:p>38.056</text:p>
          </table:table-cell>
          <table:table-cell office:value-type="string" table:style-name="ce3">
            <text:p>Matt</text:p>
          </table:table-cell>
          <table:table-cell office:value-type="float" office:value="38.395700000000005" table:formula="of:=AVERAGE([.Y$49:.Y68])" table:style-name="ce1">
            <text:p>38.3957</text:p>
          </table:table-cell>
          <table:table-cell table:style-name="ce1"/>
          <table:table-cell office:value-type="float" office:value="38.24" table:style-name="ce1">
            <text:p>38.24</text:p>
          </table:table-cell>
          <table:table-cell office:value-type="string" table:style-name="ce3">
            <text:p>StefD</text:p>
          </table:table-cell>
          <table:table-cell office:value-type="float" office:value="38.399099999999997" table:formula="of:=AVERAGE([.AC$49:.AC68])" table:style-name="ce1">
            <text:p>38.3991</text:p>
          </table:table-cell>
          <table:table-cell table:style-name="ce1"/>
          <table:table-cell office:value-type="float" office:value="36.9" table:style-name="ce1">
            <text:p>36.9</text:p>
          </table:table-cell>
          <table:table-cell office:value-type="string" table:style-name="ce3">
            <text:p>Steven</text:p>
          </table:table-cell>
          <table:table-cell office:value-type="float" office:value="37.57350000000001" table:formula="of:=AVERAGE([.AG$49:.AG68])" table:style-name="ce1">
            <text:p>37.5735</text:p>
          </table:table-cell>
          <table:table-cell table:style-name="ce1"/>
          <table:table-cell office:value-type="float" office:value="43.588000000000001" table:style-name="ce1">
            <text:p>43.588</text:p>
          </table:table-cell>
          <table:table-cell office:value-type="string" table:style-name="ce3">
            <text:p>Emiliano</text:p>
          </table:table-cell>
          <table:table-cell office:value-type="float" office:value="40.3583" table:formula="of:=AVERAGE([.AK$49:.AK68])" table:style-name="ce1">
            <text:p>40.3583</text:p>
          </table:table-cell>
          <table:table-cell table:number-columns-repeated="16345"/>
        </table:table-row>
        <table:table-row table:style-name="ro1">
          <table:table-cell office:value-type="float" office:value="37.938000000000002" table:style-name="ce1">
            <text:p>37.938</text:p>
          </table:table-cell>
          <table:table-cell office:value-type="string" table:style-name="ce3">
            <text:p>Joost</text:p>
          </table:table-cell>
          <table:table-cell office:value-type="float" office:value="38.032428571428582" table:formula="of:=AVERAGE([.A$49:.A69])" table:style-name="ce1">
            <text:p>38.03242857</text:p>
          </table:table-cell>
          <table:table-cell table:style-name="ce1"/>
          <table:table-cell office:value-type="float" office:value="37.938000000000002" table:style-name="ce1">
            <text:p>37.938</text:p>
          </table:table-cell>
          <table:table-cell office:value-type="string" table:style-name="ce3">
            <text:p>Jasper</text:p>
          </table:table-cell>
          <table:table-cell office:value-type="float" office:value="38.492047619047618" table:formula="of:=AVERAGE([.E$49:.E69])" table:style-name="ce1">
            <text:p>38.49204762</text:p>
          </table:table-cell>
          <table:table-cell table:style-name="ce1"/>
          <table:table-cell office:value-type="float" office:value="37.680999999999997" table:style-name="ce1">
            <text:p>37.681</text:p>
          </table:table-cell>
          <table:table-cell office:value-type="string" table:style-name="ce3">
            <text:p>Tim</text:p>
          </table:table-cell>
          <table:table-cell office:value-type="float" office:value="39.213000000000008" table:formula="of:=AVERAGE([.I$49:.I69])" table:style-name="ce1">
            <text:p>39.213</text:p>
          </table:table-cell>
          <table:table-cell table:style-name="ce1"/>
          <table:table-cell office:value-type="float" office:value="37.473999999999997" table:style-name="ce1">
            <text:p>37.474</text:p>
          </table:table-cell>
          <table:table-cell office:value-type="string" table:style-name="ce3">
            <text:p>Ruben</text:p>
          </table:table-cell>
          <table:table-cell office:value-type="float" office:value="38.608904761904761" table:formula="of:=AVERAGE([.M$49:.M69])" table:style-name="ce1">
            <text:p>38.60890476</text:p>
          </table:table-cell>
          <table:table-cell table:style-name="ce1"/>
          <table:table-cell office:value-type="float" office:value="38.603000000000002" table:style-name="ce1">
            <text:p>38.603</text:p>
          </table:table-cell>
          <table:table-cell office:value-type="string" table:style-name="ce3">
            <text:p>Maarten</text:p>
          </table:table-cell>
          <table:table-cell office:value-type="float" office:value="38.661333333333324" table:formula="of:=AVERAGE([.Q$49:.Q69])" table:style-name="ce1">
            <text:p>38.66133333</text:p>
          </table:table-cell>
          <table:table-cell table:style-name="ce1"/>
          <table:table-cell office:value-type="float" office:value="38.292000000000002" table:style-name="ce1">
            <text:p>38.292</text:p>
          </table:table-cell>
          <table:table-cell office:value-type="string" table:style-name="ce3">
            <text:p>Pieter</text:p>
          </table:table-cell>
          <table:table-cell office:value-type="float" office:value="38.3947619047619" table:formula="of:=AVERAGE([.U$49:.U69])" table:style-name="ce1">
            <text:p>38.3947619</text:p>
          </table:table-cell>
          <table:table-cell table:style-name="ce1"/>
          <table:table-cell office:value-type="float" office:value="38.139000000000003" table:style-name="ce1">
            <text:p>38.139</text:p>
          </table:table-cell>
          <table:table-cell office:value-type="string" table:style-name="ce3">
            <text:p>Matt</text:p>
          </table:table-cell>
          <table:table-cell office:value-type="float" office:value="38.383476190476195" table:formula="of:=AVERAGE([.Y$49:.Y69])" table:style-name="ce1">
            <text:p>38.38347619</text:p>
          </table:table-cell>
          <table:table-cell table:style-name="ce1"/>
          <table:table-cell office:value-type="float" office:value="38.085999999999999" table:style-name="ce1">
            <text:p>38.086</text:p>
          </table:table-cell>
          <table:table-cell office:value-type="string" table:style-name="ce3">
            <text:p>StefD</text:p>
          </table:table-cell>
          <table:table-cell office:value-type="float" office:value="38.384190476190476" table:formula="of:=AVERAGE([.AC$49:.AC69])" table:style-name="ce1">
            <text:p>38.38419048</text:p>
          </table:table-cell>
          <table:table-cell table:style-name="ce1"/>
          <table:table-cell office:value-type="float" office:value="36.819000000000003" table:style-name="ce1">
            <text:p>36.819</text:p>
          </table:table-cell>
          <table:table-cell office:value-type="string" table:style-name="ce3">
            <text:p>Steven</text:p>
          </table:table-cell>
          <table:table-cell office:value-type="float" office:value="37.537571428571432" table:formula="of:=AVERAGE([.AG$49:.AG69])" table:style-name="ce1">
            <text:p>37.53757143</text:p>
          </table:table-cell>
          <table:table-cell table:style-name="ce1"/>
          <table:table-cell office:value-type="float" office:value="46.570999999999998" table:style-name="ce1">
            <text:p>46.571</text:p>
          </table:table-cell>
          <table:table-cell office:value-type="string" table:style-name="ce3">
            <text:p>Emiliano</text:p>
          </table:table-cell>
          <table:table-cell office:value-type="float" office:value="40.654142857142858" table:formula="of:=AVERAGE([.AK$49:.AK69])" table:style-name="ce1">
            <text:p>40.65414286</text:p>
          </table:table-cell>
          <table:table-cell table:number-columns-repeated="16345"/>
        </table:table-row>
        <table:table-row table:style-name="ro1">
          <table:table-cell office:value-type="float" office:value="37.796999999999997" table:style-name="ce1">
            <text:p>37.797</text:p>
          </table:table-cell>
          <table:table-cell office:value-type="string" table:style-name="ce3">
            <text:p>Joost</text:p>
          </table:table-cell>
          <table:table-cell office:value-type="float" office:value="38.021727272727283" table:formula="of:=AVERAGE([.A$49:.A70])" table:style-name="ce1">
            <text:p>38.02172727</text:p>
          </table:table-cell>
          <table:table-cell table:style-name="ce1"/>
          <table:table-cell office:value-type="float" office:value="38.768000000000001" table:style-name="ce1">
            <text:p>38.768</text:p>
          </table:table-cell>
          <table:table-cell office:value-type="string" table:style-name="ce3">
            <text:p>Jasper</text:p>
          </table:table-cell>
          <table:table-cell office:value-type="float" office:value="38.504590909090908" table:formula="of:=AVERAGE([.E$49:.E70])" table:style-name="ce1">
            <text:p>38.50459091</text:p>
          </table:table-cell>
          <table:table-cell table:style-name="ce1"/>
          <table:table-cell office:value-type="float" office:value="39.688000000000002" table:style-name="ce1">
            <text:p>39.688</text:p>
          </table:table-cell>
          <table:table-cell office:value-type="string" table:style-name="ce3">
            <text:p>Tim</text:p>
          </table:table-cell>
          <table:table-cell office:value-type="float" office:value="39.234590909090919" table:formula="of:=AVERAGE([.I$49:.I70])" table:style-name="ce1">
            <text:p>39.23459091</text:p>
          </table:table-cell>
          <table:table-cell table:style-name="ce1"/>
          <table:table-cell office:value-type="float" office:value="39.222000000000001" table:style-name="ce1">
            <text:p>39.222</text:p>
          </table:table-cell>
          <table:table-cell office:value-type="string" table:style-name="ce3">
            <text:p>Ruben</text:p>
          </table:table-cell>
          <table:table-cell office:value-type="float" office:value="38.636772727272728" table:formula="of:=AVERAGE([.M$49:.M70])" table:style-name="ce1">
            <text:p>38.63677273</text:p>
          </table:table-cell>
          <table:table-cell table:style-name="ce1"/>
          <table:table-cell office:value-type="float" office:value="38.869999999999997" table:style-name="ce1">
            <text:p>38.87</text:p>
          </table:table-cell>
          <table:table-cell office:value-type="string" table:style-name="ce3">
            <text:p>Maarten</text:p>
          </table:table-cell>
          <table:table-cell office:value-type="float" office:value="38.67081818181817" table:formula="of:=AVERAGE([.Q$49:.Q70])" table:style-name="ce1">
            <text:p>38.67081818</text:p>
          </table:table-cell>
          <table:table-cell table:style-name="ce1"/>
          <table:table-cell office:value-type="float" office:value="38.792000000000002" table:style-name="ce1">
            <text:p>38.792</text:p>
          </table:table-cell>
          <table:table-cell office:value-type="string" table:style-name="ce3">
            <text:p>Pieter</text:p>
          </table:table-cell>
          <table:table-cell office:value-type="float" office:value="38.412818181818182" table:formula="of:=AVERAGE([.U$49:.U70])" table:style-name="ce1">
            <text:p>38.41281818</text:p>
          </table:table-cell>
          <table:table-cell table:style-name="ce1"/>
          <table:table-cell office:value-type="float" office:value="37.447000000000003" table:style-name="ce1">
            <text:p>37.447</text:p>
          </table:table-cell>
          <table:table-cell office:value-type="string" table:style-name="ce3">
            <text:p>Matt</text:p>
          </table:table-cell>
          <table:table-cell office:value-type="float" office:value="38.340909090909093" table:formula="of:=AVERAGE([.Y$49:.Y70])" table:style-name="ce1">
            <text:p>38.34090909</text:p>
          </table:table-cell>
          <table:table-cell table:style-name="ce1"/>
          <table:table-cell office:value-type="float" office:value="38.151000000000003" table:style-name="ce1">
            <text:p>38.151</text:p>
          </table:table-cell>
          <table:table-cell office:value-type="string" table:style-name="ce3">
            <text:p>StefD</text:p>
          </table:table-cell>
          <table:table-cell office:value-type="float" office:value="38.373590909090908" table:formula="of:=AVERAGE([.AC$49:.AC70])" table:style-name="ce1">
            <text:p>38.37359091</text:p>
          </table:table-cell>
          <table:table-cell table:style-name="ce1"/>
          <table:table-cell office:value-type="float" office:value="37.023000000000003" table:style-name="ce1">
            <text:p>37.023</text:p>
          </table:table-cell>
          <table:table-cell office:value-type="string" table:style-name="ce3">
            <text:p>Steven</text:p>
          </table:table-cell>
          <table:table-cell office:value-type="float" office:value="37.514181818181825" table:formula="of:=AVERAGE([.AG$49:.AG70])" table:style-name="ce1">
            <text:p>37.51418182</text:p>
          </table:table-cell>
          <table:table-cell table:style-name="ce1"/>
          <table:table-cell office:value-type="float" office:value="41.582000000000001" table:style-name="ce1">
            <text:p>41.582</text:p>
          </table:table-cell>
          <table:table-cell office:value-type="string" table:style-name="ce3">
            <text:p>Emiliano</text:p>
          </table:table-cell>
          <table:table-cell office:value-type="float" office:value="40.696318181818185" table:formula="of:=AVERAGE([.AK$49:.AK70])" table:style-name="ce1">
            <text:p>40.69631818</text:p>
          </table:table-cell>
          <table:table-cell table:number-columns-repeated="16345"/>
        </table:table-row>
        <table:table-row table:style-name="ro1">
          <table:table-cell office:value-type="float" office:value="37.335000000000001" table:style-name="ce1">
            <text:p>37.335</text:p>
          </table:table-cell>
          <table:table-cell office:value-type="string" table:style-name="ce3">
            <text:p>Joost</text:p>
          </table:table-cell>
          <table:table-cell office:value-type="float" office:value="37.991869565217399" table:formula="of:=AVERAGE([.A$49:.A71])" table:style-name="ce1">
            <text:p>37.99186957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Jasper</text:p>
          </table:table-cell>
          <table:table-cell office:value-type="float" office:value="38.488130434782605" table:formula="of:=AVERAGE([.E$49:.E71])" table:style-name="ce1">
            <text:p>38.48813043</text:p>
          </table:table-cell>
          <table:table-cell table:style-name="ce1"/>
          <table:table-cell office:value-type="float" office:value="37.722999999999999" table:style-name="ce1">
            <text:p>37.723</text:p>
          </table:table-cell>
          <table:table-cell office:value-type="string" table:style-name="ce3">
            <text:p>Tim</text:p>
          </table:table-cell>
          <table:table-cell office:value-type="float" office:value="39.168869565217399" table:formula="of:=AVERAGE([.I$49:.I71])" table:style-name="ce1">
            <text:p>39.16886957</text:p>
          </table:table-cell>
          <table:table-cell table:style-name="ce1"/>
          <table:table-cell office:value-type="float" office:value="37.764000000000003" table:style-name="ce1">
            <text:p>37.764</text:p>
          </table:table-cell>
          <table:table-cell office:value-type="string" table:style-name="ce3">
            <text:p>Ruben</text:p>
          </table:table-cell>
          <table:table-cell office:value-type="float" office:value="38.598826086956521" table:formula="of:=AVERAGE([.M$49:.M71])" table:style-name="ce1">
            <text:p>38.59882609</text:p>
          </table:table-cell>
          <table:table-cell table:style-name="ce1"/>
          <table:table-cell office:value-type="float" office:value="38.24" table:style-name="ce1">
            <text:p>38.24</text:p>
          </table:table-cell>
          <table:table-cell office:value-type="string" table:style-name="ce3">
            <text:p>Maarten</text:p>
          </table:table-cell>
          <table:table-cell office:value-type="float" office:value="38.652086956521728" table:formula="of:=AVERAGE([.Q$49:.Q71])" table:style-name="ce1">
            <text:p>38.65208696</text:p>
          </table:table-cell>
          <table:table-cell table:style-name="ce1"/>
          <table:table-cell office:value-type="float" office:value="39.149000000000001" table:style-name="ce1">
            <text:p>39.149</text:p>
          </table:table-cell>
          <table:table-cell office:value-type="string" table:style-name="ce3">
            <text:p>Pieter</text:p>
          </table:table-cell>
          <table:table-cell office:value-type="float" office:value="38.444826086956525" table:formula="of:=AVERAGE([.U$49:.U71])" table:style-name="ce1">
            <text:p>38.44482609</text:p>
          </table:table-cell>
          <table:table-cell table:style-name="ce1"/>
          <table:table-cell office:value-type="float" office:value="38.119999999999997" table:style-name="ce1">
            <text:p>38.12</text:p>
          </table:table-cell>
          <table:table-cell office:value-type="string" table:style-name="ce3">
            <text:p>Matt</text:p>
          </table:table-cell>
          <table:table-cell office:value-type="float" office:value="38.331304347826091" table:formula="of:=AVERAGE([.Y$49:.Y71])" table:style-name="ce1">
            <text:p>38.33130435</text:p>
          </table:table-cell>
          <table:table-cell table:style-name="ce1"/>
          <table:table-cell office:value-type="float" office:value="37.875999999999998" table:style-name="ce1">
            <text:p>37.876</text:p>
          </table:table-cell>
          <table:table-cell office:value-type="string" table:style-name="ce3">
            <text:p>StefD</text:p>
          </table:table-cell>
          <table:table-cell office:value-type="float" office:value="38.351956521739126" table:formula="of:=AVERAGE([.AC$49:.AC71])" table:style-name="ce1">
            <text:p>38.35195652</text:p>
          </table:table-cell>
          <table:table-cell table:style-name="ce1"/>
          <table:table-cell office:value-type="float" office:value="37.530999999999999" table:style-name="ce1">
            <text:p>37.531</text:p>
          </table:table-cell>
          <table:table-cell office:value-type="string" table:style-name="ce3">
            <text:p>Steven</text:p>
          </table:table-cell>
          <table:table-cell office:value-type="float" office:value="37.514913043478266" table:formula="of:=AVERAGE([.AG$49:.AG71])" table:style-name="ce1">
            <text:p>37.51491304</text:p>
          </table:table-cell>
          <table:table-cell table:style-name="ce1"/>
          <table:table-cell office:value-type="float" office:value="45.018999999999998" table:style-name="ce1">
            <text:p>45.019</text:p>
          </table:table-cell>
          <table:table-cell office:value-type="string" table:style-name="ce3">
            <text:p>Emiliano</text:p>
          </table:table-cell>
          <table:table-cell office:value-type="float" office:value="40.884260869565217" table:formula="of:=AVERAGE([.AK$49:.AK71])" table:style-name="ce1">
            <text:p>40.88426087</text:p>
          </table:table-cell>
          <table:table-cell table:number-columns-repeated="16345"/>
        </table:table-row>
        <table:table-row table:style-name="ro1">
          <table:table-cell office:value-type="float" office:value="38.174999999999997" table:style-name="ce1">
            <text:p>38.175</text:p>
          </table:table-cell>
          <table:table-cell office:value-type="string" table:style-name="ce3">
            <text:p>Joost</text:p>
          </table:table-cell>
          <table:table-cell office:value-type="float" office:value="37.999500000000005" table:formula="of:=AVERAGE([.A$49:.A72])" table:style-name="ce1">
            <text:p>37.9995</text:p>
          </table:table-cell>
          <table:table-cell table:style-name="ce1"/>
          <table:table-cell office:value-type="float" office:value="38.273000000000003" table:style-name="ce1">
            <text:p>38.273</text:p>
          </table:table-cell>
          <table:table-cell office:value-type="string" table:style-name="ce3">
            <text:p>Jasper</text:p>
          </table:table-cell>
          <table:table-cell office:value-type="float" office:value="38.479166666666664" table:formula="of:=AVERAGE([.E$49:.E72])" table:style-name="ce1">
            <text:p>38.47916667</text:p>
          </table:table-cell>
          <table:table-cell table:style-name="ce1"/>
          <table:table-cell office:value-type="float" office:value="38.707999999999998" table:style-name="ce1">
            <text:p>38.708</text:p>
          </table:table-cell>
          <table:table-cell office:value-type="string" table:style-name="ce3">
            <text:p>Tim</text:p>
          </table:table-cell>
          <table:table-cell office:value-type="float" office:value="39.149666666666668" table:formula="of:=AVERAGE([.I$49:.I72])" table:style-name="ce1">
            <text:p>39.14966667</text:p>
          </table:table-cell>
          <table:table-cell table:style-name="ce1"/>
          <table:table-cell office:value-type="float" office:value="38.57" table:style-name="ce1">
            <text:p>38.57</text:p>
          </table:table-cell>
          <table:table-cell office:value-type="string" table:style-name="ce3">
            <text:p>Ruben</text:p>
          </table:table-cell>
          <table:table-cell office:value-type="float" office:value="38.597625000000001" table:formula="of:=AVERAGE([.M$49:.M72])" table:style-name="ce1">
            <text:p>38.597625</text:p>
          </table:table-cell>
          <table:table-cell table:style-name="ce1"/>
          <table:table-cell office:value-type="float" office:value="37.656999999999996" table:style-name="ce1">
            <text:p>37.657</text:p>
          </table:table-cell>
          <table:table-cell office:value-type="string" table:style-name="ce3">
            <text:p>Maarten</text:p>
          </table:table-cell>
          <table:table-cell office:value-type="float" office:value="38.610624999999992" table:formula="of:=AVERAGE([.Q$49:.Q72])" table:style-name="ce1">
            <text:p>38.610625</text:p>
          </table:table-cell>
          <table:table-cell table:style-name="ce1"/>
          <table:table-cell office:value-type="float" office:value="37.844999999999999" table:style-name="ce1">
            <text:p>37.845</text:p>
          </table:table-cell>
          <table:table-cell office:value-type="string" table:style-name="ce3">
            <text:p>Pieter</text:p>
          </table:table-cell>
          <table:table-cell office:value-type="float" office:value="38.419833333333337" table:formula="of:=AVERAGE([.U$49:.U72])" table:style-name="ce1">
            <text:p>38.41983333</text:p>
          </table:table-cell>
          <table:table-cell table:style-name="ce1"/>
          <table:table-cell office:value-type="float" office:value="37.868000000000002" table:style-name="ce1">
            <text:p>37.868</text:p>
          </table:table-cell>
          <table:table-cell office:value-type="string" table:style-name="ce3">
            <text:p>Matt</text:p>
          </table:table-cell>
          <table:table-cell office:value-type="float" office:value="38.312000000000005" table:formula="of:=AVERAGE([.Y$49:.Y72])" table:style-name="ce1">
            <text:p>38.312</text:p>
          </table:table-cell>
          <table:table-cell table:style-name="ce1"/>
          <table:table-cell office:value-type="float" office:value="38.231999999999999" table:style-name="ce1">
            <text:p>38.232</text:p>
          </table:table-cell>
          <table:table-cell office:value-type="string" table:style-name="ce3">
            <text:p>StefD</text:p>
          </table:table-cell>
          <table:table-cell office:value-type="float" office:value="38.346958333333326" table:formula="of:=AVERAGE([.AC$49:.AC72])" table:style-name="ce1">
            <text:p>38.34695833</text:p>
          </table:table-cell>
          <table:table-cell table:style-name="ce1"/>
          <table:table-cell office:value-type="float" office:value="36.622999999999998" table:style-name="ce1">
            <text:p>36.623</text:p>
          </table:table-cell>
          <table:table-cell office:value-type="string" table:style-name="ce3">
            <text:p>Steven</text:p>
          </table:table-cell>
          <table:table-cell office:value-type="float" office:value="37.477750000000007" table:formula="of:=AVERAGE([.AG$49:.AG72])" table:style-name="ce1">
            <text:p>37.47775</text:p>
          </table:table-cell>
          <table:table-cell table:style-name="ce1"/>
          <table:table-cell office:value-type="float" office:value="42.018000000000001" table:style-name="ce1">
            <text:p>42.018</text:p>
          </table:table-cell>
          <table:table-cell office:value-type="string" table:style-name="ce3">
            <text:p>Emiliano</text:p>
          </table:table-cell>
          <table:table-cell office:value-type="float" office:value="40.931500000000007" table:formula="of:=AVERAGE([.AK$49:.AK72])" table:style-name="ce1">
            <text:p>40.9315</text:p>
          </table:table-cell>
          <table:table-cell table:number-columns-repeated="16345"/>
        </table:table-row>
        <table:table-row table:style-name="ro1">
          <table:table-cell office:value-type="float" office:value="38.058999999999997" table:style-name="ce1">
            <text:p>38.059</text:p>
          </table:table-cell>
          <table:table-cell office:value-type="string" table:style-name="ce3">
            <text:p>Joost</text:p>
          </table:table-cell>
          <table:table-cell office:value-type="float" office:value="38.001880000000007" table:formula="of:=AVERAGE([.A$49:.A73])" table:style-name="ce1">
            <text:p>38.00188</text:p>
          </table:table-cell>
          <table:table-cell table:style-name="ce1"/>
          <table:table-cell office:value-type="float" office:value="44.581000000000003" table:style-name="ce1">
            <text:p>44.581</text:p>
          </table:table-cell>
          <table:table-cell office:value-type="string" table:style-name="ce3">
            <text:p>Jasper</text:p>
          </table:table-cell>
          <table:table-cell office:value-type="float" office:value="38.723240000000004" table:formula="of:=AVERAGE([.E$49:.E73])" table:style-name="ce1">
            <text:p>38.72324</text:p>
          </table:table-cell>
          <table:table-cell table:style-name="ce1"/>
          <table:table-cell office:value-type="float" office:value="37.566000000000003" table:style-name="ce1">
            <text:p>37.566</text:p>
          </table:table-cell>
          <table:table-cell office:value-type="string" table:style-name="ce3">
            <text:p>Tim</text:p>
          </table:table-cell>
          <table:table-cell office:value-type="float" office:value="39.086320000000008" table:formula="of:=AVERAGE([.I$49:.I73])" table:style-name="ce1">
            <text:p>39.08632</text:p>
          </table:table-cell>
          <table:table-cell table:style-name="ce1"/>
          <table:table-cell office:value-type="float" office:value="38.631" table:style-name="ce1">
            <text:p>38.631</text:p>
          </table:table-cell>
          <table:table-cell office:value-type="string" table:style-name="ce3">
            <text:p>Ruben</text:p>
          </table:table-cell>
          <table:table-cell office:value-type="float" office:value="38.598960000000005" table:formula="of:=AVERAGE([.M$49:.M73])" table:style-name="ce1">
            <text:p>38.59896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Maarten</text:p>
          </table:table-cell>
          <table:table-cell office:value-type="float" office:value="38.570159999999994" table:formula="of:=AVERAGE([.Q$49:.Q73])" table:style-name="ce1">
            <text:p>38.57016</text:p>
          </table:table-cell>
          <table:table-cell table:style-name="ce1"/>
          <table:table-cell office:value-type="float" office:value="40.097000000000001" table:style-name="ce1">
            <text:p>40.097</text:p>
          </table:table-cell>
          <table:table-cell office:value-type="string" table:style-name="ce3">
            <text:p>Pieter</text:p>
          </table:table-cell>
          <table:table-cell office:value-type="float" office:value="38.486919999999998" table:formula="of:=AVERAGE([.U$49:.U73])" table:style-name="ce1">
            <text:p>38.48692</text:p>
          </table:table-cell>
          <table:table-cell table:style-name="ce1"/>
          <table:table-cell office:value-type="float" office:value="39.518000000000001" table:style-name="ce1">
            <text:p>39.518</text:p>
          </table:table-cell>
          <table:table-cell office:value-type="string" table:style-name="ce3">
            <text:p>Matt</text:p>
          </table:table-cell>
          <table:table-cell office:value-type="float" office:value="38.360240000000005" table:formula="of:=AVERAGE([.Y$49:.Y73])" table:style-name="ce1">
            <text:p>38.36024</text:p>
          </table:table-cell>
          <table:table-cell table:style-name="ce1"/>
          <table:table-cell office:value-type="float" office:value="41.173999999999999" table:style-name="ce1">
            <text:p>41.174</text:p>
          </table:table-cell>
          <table:table-cell office:value-type="string" table:style-name="ce3">
            <text:p>StefD</text:p>
          </table:table-cell>
          <table:table-cell office:value-type="float" office:value="38.460039999999992" table:formula="of:=AVERAGE([.AC$49:.AC73])" table:style-name="ce1">
            <text:p>38.46004</text:p>
          </table:table-cell>
          <table:table-cell table:style-name="ce1"/>
          <table:table-cell office:value-type="float" office:value="37.781999999999996" table:style-name="ce1">
            <text:p>37.782</text:p>
          </table:table-cell>
          <table:table-cell office:value-type="string" table:style-name="ce3">
            <text:p>Steven</text:p>
          </table:table-cell>
          <table:table-cell office:value-type="float" office:value="37.489920000000005" table:formula="of:=AVERAGE([.AG$49:.AG73])" table:style-name="ce1">
            <text:p>37.48992</text:p>
          </table:table-cell>
          <table:table-cell table:style-name="ce1"/>
          <table:table-cell office:value-type="float" office:value="42.283999999999999" table:style-name="ce1">
            <text:p>42.284</text:p>
          </table:table-cell>
          <table:table-cell office:value-type="string" table:style-name="ce3">
            <text:p>Emiliano</text:p>
          </table:table-cell>
          <table:table-cell office:value-type="float" office:value="40.985600000000005" table:formula="of:=AVERAGE([.AK$49:.AK73])" table:style-name="ce1">
            <text:p>40.9856</text:p>
          </table:table-cell>
          <table:table-cell table:number-columns-repeated="16345"/>
        </table:table-row>
        <table:table-row table:style-name="ro1">
          <table:table-cell office:value-type="float" office:value="37.396000000000001" table:style-name="ce1">
            <text:p>37.396</text:p>
          </table:table-cell>
          <table:table-cell office:value-type="string" table:style-name="ce3">
            <text:p>Joost</text:p>
          </table:table-cell>
          <table:table-cell office:value-type="float" office:value="37.978576923076929" table:formula="of:=AVERAGE([.A$49:.A74])" table:style-name="ce1">
            <text:p>37.97857692</text:p>
          </table:table-cell>
          <table:table-cell table:style-name="ce1"/>
          <table:table-cell office:value-type="float" office:value="37.716999999999999" table:style-name="ce1">
            <text:p>37.717</text:p>
          </table:table-cell>
          <table:table-cell office:value-type="string" table:style-name="ce3">
            <text:p>Jasper</text:p>
          </table:table-cell>
          <table:table-cell office:value-type="float" office:value="38.684538461538459" table:formula="of:=AVERAGE([.E$49:.E74])" table:style-name="ce1">
            <text:p>38.68453846</text:p>
          </table:table-cell>
          <table:table-cell table:style-name="ce1"/>
          <table:table-cell office:value-type="float" office:value="38.188000000000002" table:style-name="ce1">
            <text:p>38.188</text:p>
          </table:table-cell>
          <table:table-cell office:value-type="string" table:style-name="ce3">
            <text:p>Tim</text:p>
          </table:table-cell>
          <table:table-cell office:value-type="float" office:value="39.051769230769239" table:formula="of:=AVERAGE([.I$49:.I74])" table:style-name="ce1">
            <text:p>39.05176923</text:p>
          </table:table-cell>
          <table:table-cell table:style-name="ce1"/>
          <table:table-cell office:value-type="float" office:value="38.372" table:style-name="ce1">
            <text:p>38.372</text:p>
          </table:table-cell>
          <table:table-cell office:value-type="string" table:style-name="ce3">
            <text:p>Ruben</text:p>
          </table:table-cell>
          <table:table-cell office:value-type="float" office:value="38.590230769230772" table:formula="of:=AVERAGE([.M$49:.M74])" table:style-name="ce1">
            <text:p>38.59023077</text:p>
          </table:table-cell>
          <table:table-cell table:style-name="ce1"/>
          <table:table-cell office:value-type="float" office:value="38.655999999999999" table:style-name="ce1">
            <text:p>38.656</text:p>
          </table:table-cell>
          <table:table-cell office:value-type="string" table:style-name="ce3">
            <text:p>Maarten</text:p>
          </table:table-cell>
          <table:table-cell office:value-type="float" office:value="38.57346153846153" table:formula="of:=AVERAGE([.Q$49:.Q74])" table:style-name="ce1">
            <text:p>38.57346154</text:p>
          </table:table-cell>
          <table:table-cell table:style-name="ce1"/>
          <table:table-cell office:value-type="float" office:value="37.771000000000001" table:style-name="ce1">
            <text:p>37.771</text:p>
          </table:table-cell>
          <table:table-cell office:value-type="string" table:style-name="ce3">
            <text:p>Pieter</text:p>
          </table:table-cell>
          <table:table-cell office:value-type="float" office:value="38.459384615384614" table:formula="of:=AVERAGE([.U$49:.U74])" table:style-name="ce1">
            <text:p>38.45938462</text:p>
          </table:table-cell>
          <table:table-cell table:style-name="ce1"/>
          <table:table-cell office:value-type="float" office:value="37.741999999999997" table:style-name="ce1">
            <text:p>37.742</text:p>
          </table:table-cell>
          <table:table-cell office:value-type="string" table:style-name="ce3">
            <text:p>Matt</text:p>
          </table:table-cell>
          <table:table-cell office:value-type="float" office:value="38.336461538461542" table:formula="of:=AVERAGE([.Y$49:.Y74])" table:style-name="ce1">
            <text:p>38.33646154</text:p>
          </table:table-cell>
          <table:table-cell table:style-name="ce1"/>
          <table:table-cell office:value-type="float" office:value="53.677999999999997" table:style-name="ce1">
            <text:p>53.678</text:p>
          </table:table-cell>
          <table:table-cell office:value-type="string" table:style-name="ce3">
            <text:p>StefD</text:p>
          </table:table-cell>
          <table:table-cell office:value-type="float" office:value="39.045346153846147" table:formula="of:=AVERAGE([.AC$49:.AC74])" table:style-name="ce1">
            <text:p>39.04534615</text:p>
          </table:table-cell>
          <table:table-cell table:style-name="ce1"/>
          <table:table-cell office:value-type="float" office:value="37.305999999999997" table:style-name="ce1">
            <text:p>37.306</text:p>
          </table:table-cell>
          <table:table-cell office:value-type="string" table:style-name="ce3">
            <text:p>Steven</text:p>
          </table:table-cell>
          <table:table-cell office:value-type="float" office:value="37.482846153846161" table:formula="of:=AVERAGE([.AG$49:.AG74])" table:style-name="ce1">
            <text:p>37.48284615</text:p>
          </table:table-cell>
          <table:table-cell table:style-name="ce1"/>
          <table:table-cell office:value-type="float" office:value="43.328000000000003" table:style-name="ce1">
            <text:p>43.328</text:p>
          </table:table-cell>
          <table:table-cell office:value-type="string" table:style-name="ce3">
            <text:p>Emiliano</text:p>
          </table:table-cell>
          <table:table-cell office:value-type="float" office:value="41.075692307692307" table:formula="of:=AVERAGE([.AK$49:.AK74])" table:style-name="ce1">
            <text:p>41.07569231</text:p>
          </table:table-cell>
          <table:table-cell table:number-columns-repeated="16345"/>
        </table:table-row>
        <table:table-row table:style-name="ro1">
          <table:table-cell office:value-type="float" office:value="37.5" table:style-name="ce1">
            <text:p>37.5</text:p>
          </table:table-cell>
          <table:table-cell office:value-type="string" table:style-name="ce3">
            <text:p>Joost</text:p>
          </table:table-cell>
          <table:table-cell office:value-type="float" office:value="37.960851851851857" table:formula="of:=AVERAGE([.A$49:.A75])" table:style-name="ce1">
            <text:p>37.96085185</text:p>
          </table:table-cell>
          <table:table-cell table:style-name="ce1"/>
          <table:table-cell office:value-type="float" office:value="38.850999999999999" table:style-name="ce1">
            <text:p>38.851</text:p>
          </table:table-cell>
          <table:table-cell office:value-type="string" table:style-name="ce3">
            <text:p>Jasper</text:p>
          </table:table-cell>
          <table:table-cell office:value-type="float" office:value="38.690703703703697" table:formula="of:=AVERAGE([.E$49:.E75])" table:style-name="ce1">
            <text:p>38.6907037</text:p>
          </table:table-cell>
          <table:table-cell table:style-name="ce1"/>
          <table:table-cell office:value-type="float" office:value="37.695" table:style-name="ce1">
            <text:p>37.695</text:p>
          </table:table-cell>
          <table:table-cell office:value-type="string" table:style-name="ce3">
            <text:p>Tim</text:p>
          </table:table-cell>
          <table:table-cell office:value-type="float" office:value="39.001518518518523" table:formula="of:=AVERAGE([.I$49:.I75])" table:style-name="ce1">
            <text:p>39.00151852</text:p>
          </table:table-cell>
          <table:table-cell table:style-name="ce1"/>
          <table:table-cell office:value-type="float" office:value="37.933" table:style-name="ce1">
            <text:p>37.933</text:p>
          </table:table-cell>
          <table:table-cell office:value-type="string" table:style-name="ce3">
            <text:p>Ruben</text:p>
          </table:table-cell>
          <table:table-cell office:value-type="float" office:value="38.565888888888885" table:formula="of:=AVERAGE([.M$49:.M75])" table:style-name="ce1">
            <text:p>38.56588889</text:p>
          </table:table-cell>
          <table:table-cell table:style-name="ce1"/>
          <table:table-cell office:value-type="float" office:value="38.18" table:style-name="ce1">
            <text:p>38.18</text:p>
          </table:table-cell>
          <table:table-cell office:value-type="string" table:style-name="ce3">
            <text:p>Maarten</text:p>
          </table:table-cell>
          <table:table-cell office:value-type="float" office:value="38.558888888888887" table:formula="of:=AVERAGE([.Q$49:.Q75])" table:style-name="ce1">
            <text:p>38.55888889</text:p>
          </table:table-cell>
          <table:table-cell table:style-name="ce1"/>
          <table:table-cell office:value-type="float" office:value="38.567" table:style-name="ce1">
            <text:p>38.567</text:p>
          </table:table-cell>
          <table:table-cell office:value-type="string" table:style-name="ce3">
            <text:p>Pieter</text:p>
          </table:table-cell>
          <table:table-cell office:value-type="float" office:value="38.46337037037037" table:formula="of:=AVERAGE([.U$49:.U75])" table:style-name="ce1">
            <text:p>38.46337037</text:p>
          </table:table-cell>
          <table:table-cell table:style-name="ce1"/>
          <table:table-cell office:value-type="float" office:value="38.009" table:style-name="ce1">
            <text:p>38.009</text:p>
          </table:table-cell>
          <table:table-cell office:value-type="string" table:style-name="ce3">
            <text:p>Matt</text:p>
          </table:table-cell>
          <table:table-cell office:value-type="float" office:value="38.324333333333335" table:formula="of:=AVERAGE([.Y$49:.Y75])" table:style-name="ce1">
            <text:p>38.32433333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StefD</text:p>
          </table:table-cell>
          <table:table-cell office:value-type="float" office:value="39.011296296296287" table:formula="of:=AVERAGE([.AC$49:.AC75])" table:style-name="ce1">
            <text:p>39.0112963</text:p>
          </table:table-cell>
          <table:table-cell table:style-name="ce1"/>
          <table:table-cell office:value-type="float" office:value="37.034999999999997" table:style-name="ce1">
            <text:p>37.035</text:p>
          </table:table-cell>
          <table:table-cell office:value-type="string" table:style-name="ce3">
            <text:p>Steven</text:p>
          </table:table-cell>
          <table:table-cell office:value-type="float" office:value="37.466259259259267" table:formula="of:=AVERAGE([.AG$49:.AG75])" table:style-name="ce1">
            <text:p>37.46625926</text:p>
          </table:table-cell>
          <table:table-cell table:style-name="ce1"/>
          <table:table-cell office:value-type="float" office:value="71.247" table:style-name="ce1">
            <text:p>71.247</text:p>
          </table:table-cell>
          <table:table-cell office:value-type="string" table:style-name="ce3">
            <text:p>Pit</text:p>
          </table:table-cell>
          <table:table-cell office:value-type="float" office:value="42.193148148148154" table:formula="of:=AVERAGE([.AK$49:.AK75])" table:style-name="ce1">
            <text:p>42.19314815</text:p>
          </table:table-cell>
          <table:table-cell table:number-columns-repeated="16345"/>
        </table:table-row>
        <table:table-row table:style-name="ro1">
          <table:table-cell office:value-type="float" office:value="37.619999999999997" table:style-name="ce1">
            <text:p>37.62</text:p>
          </table:table-cell>
          <table:table-cell office:value-type="string" table:style-name="ce3">
            <text:p>Joost</text:p>
          </table:table-cell>
          <table:table-cell office:value-type="float" office:value="37.948678571428573" table:formula="of:=AVERAGE([.A$49:.A76])" table:style-name="ce1">
            <text:p>37.94867857</text:p>
          </table:table-cell>
          <table:table-cell table:style-name="ce1"/>
          <table:table-cell office:value-type="float" office:value="39.569000000000003" table:style-name="ce1">
            <text:p>39.569</text:p>
          </table:table-cell>
          <table:table-cell office:value-type="string" table:style-name="ce3">
            <text:p>Jasper</text:p>
          </table:table-cell>
          <table:table-cell office:value-type="float" office:value="38.722071428571425" table:formula="of:=AVERAGE([.E$49:.E76])" table:style-name="ce1">
            <text:p>38.72207143</text:p>
          </table:table-cell>
          <table:table-cell table:style-name="ce1"/>
          <table:table-cell office:value-type="float" office:value="38.064" table:style-name="ce1">
            <text:p>38.064</text:p>
          </table:table-cell>
          <table:table-cell office:value-type="string" table:style-name="ce3">
            <text:p>Tim</text:p>
          </table:table-cell>
          <table:table-cell office:value-type="float" office:value="38.968035714285726" table:formula="of:=AVERAGE([.I$49:.I76])" table:style-name="ce1">
            <text:p>38.96803571</text:p>
          </table:table-cell>
          <table:table-cell table:style-name="ce1"/>
          <table:table-cell office:value-type="float" office:value="38.353999999999999" table:style-name="ce1">
            <text:p>38.354</text:p>
          </table:table-cell>
          <table:table-cell office:value-type="string" table:style-name="ce3">
            <text:p>Ruben</text:p>
          </table:table-cell>
          <table:table-cell office:value-type="float" office:value="38.558321428571432" table:formula="of:=AVERAGE([.M$49:.M76])" table:style-name="ce1">
            <text:p>38.55832143</text:p>
          </table:table-cell>
          <table:table-cell table:style-name="ce1"/>
          <table:table-cell office:value-type="float" office:value="38.070999999999998" table:style-name="ce1">
            <text:p>38.071</text:p>
          </table:table-cell>
          <table:table-cell office:value-type="string" table:style-name="ce3">
            <text:p>Maarten</text:p>
          </table:table-cell>
          <table:table-cell office:value-type="float" office:value="38.541464285714277" table:formula="of:=AVERAGE([.Q$49:.Q76])" table:style-name="ce1">
            <text:p>38.54146429</text:p>
          </table:table-cell>
          <table:table-cell table:style-name="ce1"/>
          <table:table-cell office:value-type="float" office:value="38.564999999999998" table:style-name="ce1">
            <text:p>38.565</text:p>
          </table:table-cell>
          <table:table-cell office:value-type="string" table:style-name="ce3">
            <text:p>Pieter</text:p>
          </table:table-cell>
          <table:table-cell office:value-type="float" office:value="38.466999999999999" table:formula="of:=AVERAGE([.U$49:.U76])" table:style-name="ce1">
            <text:p>38.467</text:p>
          </table:table-cell>
          <table:table-cell table:style-name="ce1"/>
          <table:table-cell office:value-type="float" office:value="38.335999999999999" table:style-name="ce1">
            <text:p>38.336</text:p>
          </table:table-cell>
          <table:table-cell office:value-type="string" table:style-name="ce3">
            <text:p>Matt</text:p>
          </table:table-cell>
          <table:table-cell office:value-type="float" office:value="38.324750000000002" table:formula="of:=AVERAGE([.Y$49:.Y76])" table:style-name="ce1">
            <text:p>38.32475</text:p>
          </table:table-cell>
          <table:table-cell table:style-name="ce1"/>
          <table:table-cell office:value-type="float" office:value="38.247" table:style-name="ce1">
            <text:p>38.247</text:p>
          </table:table-cell>
          <table:table-cell office:value-type="string" table:style-name="ce3">
            <text:p>StefD</text:p>
          </table:table-cell>
          <table:table-cell office:value-type="float" office:value="38.983999999999995" table:formula="of:=AVERAGE([.AC$49:.AC76])" table:style-name="ce1">
            <text:p>38.984</text:p>
          </table:table-cell>
          <table:table-cell table:style-name="ce1"/>
          <table:table-cell office:value-type="float" office:value="36.825000000000003" table:style-name="ce1">
            <text:p>36.825</text:p>
          </table:table-cell>
          <table:table-cell office:value-type="string" table:style-name="ce3">
            <text:p>Steven</text:p>
          </table:table-cell>
          <table:table-cell office:value-type="float" office:value="37.443357142857153" table:formula="of:=AVERAGE([.AG$49:.AG76])" table:style-name="ce1">
            <text:p>37.44335714</text:p>
          </table:table-cell>
          <table:table-cell table:style-name="ce1"/>
          <table:table-cell office:value-type="float" office:value="40.950000000000003" table:style-name="ce1">
            <text:p>40.95</text:p>
          </table:table-cell>
          <table:table-cell office:value-type="string" table:style-name="ce3">
            <text:p>Finley</text:p>
          </table:table-cell>
          <table:table-cell office:value-type="float" office:value="42.148750000000007" table:formula="of:=AVERAGE([.AK$49:.AK76])" table:style-name="ce1">
            <text:p>42.14875</text:p>
          </table:table-cell>
          <table:table-cell table:number-columns-repeated="16345"/>
        </table:table-row>
        <table:table-row table:style-name="ro1">
          <table:table-cell office:value-type="float" office:value="37.680999999999997" table:style-name="ce1">
            <text:p>37.681</text:p>
          </table:table-cell>
          <table:table-cell office:value-type="string" table:style-name="ce3">
            <text:p>Joost</text:p>
          </table:table-cell>
          <table:table-cell office:value-type="float" office:value="37.939448275862077" table:formula="of:=AVERAGE([.A$49:.A77])" table:style-name="ce1">
            <text:p>37.93944828</text:p>
          </table:table-cell>
          <table:table-cell table:style-name="ce1"/>
          <table:table-cell office:value-type="float" office:value="37.828000000000003" table:style-name="ce1">
            <text:p>37.828</text:p>
          </table:table-cell>
          <table:table-cell office:value-type="string" table:style-name="ce3">
            <text:p>Jasper</text:p>
          </table:table-cell>
          <table:table-cell office:value-type="float" office:value="38.691241379310341" table:formula="of:=AVERAGE([.E$49:.E77])" table:style-name="ce1">
            <text:p>38.69124138</text:p>
          </table:table-cell>
          <table:table-cell table:style-name="ce1"/>
          <table:table-cell office:value-type="float" office:value="37.981999999999999" table:style-name="ce1">
            <text:p>37.982</text:p>
          </table:table-cell>
          <table:table-cell office:value-type="string" table:style-name="ce3">
            <text:p>Tim</text:p>
          </table:table-cell>
          <table:table-cell office:value-type="float" office:value="38.934034482758626" table:formula="of:=AVERAGE([.I$49:.I77])" table:style-name="ce1">
            <text:p>38.93403448</text:p>
          </table:table-cell>
          <table:table-cell table:style-name="ce1"/>
          <table:table-cell office:value-type="float" office:value="38.320999999999998" table:style-name="ce1">
            <text:p>38.321</text:p>
          </table:table-cell>
          <table:table-cell office:value-type="string" table:style-name="ce3">
            <text:p>Ruben</text:p>
          </table:table-cell>
          <table:table-cell office:value-type="float" office:value="38.550137931034484" table:formula="of:=AVERAGE([.M$49:.M77])" table:style-name="ce1">
            <text:p>38.55013793</text:p>
          </table:table-cell>
          <table:table-cell table:style-name="ce1"/>
          <table:table-cell office:value-type="float" office:value="38.14" table:style-name="ce1">
            <text:p>38.14</text:p>
          </table:table-cell>
          <table:table-cell office:value-type="string" table:style-name="ce3">
            <text:p>Maarten</text:p>
          </table:table-cell>
          <table:table-cell office:value-type="float" office:value="38.527620689655173" table:formula="of:=AVERAGE([.Q$49:.Q77])" table:style-name="ce1">
            <text:p>38.52762069</text:p>
          </table:table-cell>
          <table:table-cell table:style-name="ce1"/>
          <table:table-cell office:value-type="float" office:value="38.145000000000003" table:style-name="ce1">
            <text:p>38.145</text:p>
          </table:table-cell>
          <table:table-cell office:value-type="string" table:style-name="ce3">
            <text:p>Pieter</text:p>
          </table:table-cell>
          <table:table-cell office:value-type="float" office:value="38.455896551724138" table:formula="of:=AVERAGE([.U$49:.U77])" table:style-name="ce1">
            <text:p>38.45589655</text:p>
          </table:table-cell>
          <table:table-cell table:style-name="ce1"/>
          <table:table-cell office:value-type="float" office:value="38.018000000000001" table:style-name="ce1">
            <text:p>38.018</text:p>
          </table:table-cell>
          <table:table-cell office:value-type="string" table:style-name="ce3">
            <text:p>Matt</text:p>
          </table:table-cell>
          <table:table-cell office:value-type="float" office:value="38.314172413793109" table:formula="of:=AVERAGE([.Y$49:.Y77])" table:style-name="ce1">
            <text:p>38.31417241</text:p>
          </table:table-cell>
          <table:table-cell table:style-name="ce1"/>
          <table:table-cell office:value-type="float" office:value="38.466000000000001" table:style-name="ce1">
            <text:p>38.466</text:p>
          </table:table-cell>
          <table:table-cell office:value-type="string" table:style-name="ce3">
            <text:p>StefD</text:p>
          </table:table-cell>
          <table:table-cell office:value-type="float" office:value="38.966137931034474" table:formula="of:=AVERAGE([.AC$49:.AC77])" table:style-name="ce1">
            <text:p>38.96613793</text:p>
          </table:table-cell>
          <table:table-cell table:style-name="ce1"/>
          <table:table-cell office:value-type="float" office:value="36.862000000000002" table:style-name="ce1">
            <text:p>36.862</text:p>
          </table:table-cell>
          <table:table-cell office:value-type="string" table:style-name="ce3">
            <text:p>Steven</text:p>
          </table:table-cell>
          <table:table-cell office:value-type="float" office:value="37.423310344827598" table:formula="of:=AVERAGE([.AG$49:.AG77])" table:style-name="ce1">
            <text:p>37.42331034</text:p>
          </table:table-cell>
          <table:table-cell table:style-name="ce1"/>
          <table:table-cell office:value-type="float" office:value="43.213999999999999" table:style-name="ce1">
            <text:p>43.214</text:p>
          </table:table-cell>
          <table:table-cell office:value-type="string" table:style-name="ce3">
            <text:p>Finley</text:p>
          </table:table-cell>
          <table:table-cell office:value-type="float" office:value="42.185482758620694" table:formula="of:=AVERAGE([.AK$49:.AK77])" table:style-name="ce1">
            <text:p>42.18548276</text:p>
          </table:table-cell>
          <table:table-cell table:number-columns-repeated="16345"/>
        </table:table-row>
        <table:table-row table:style-name="ro1">
          <table:table-cell office:value-type="float" office:value="37.695" table:style-name="ce1">
            <text:p>37.695</text:p>
          </table:table-cell>
          <table:table-cell office:value-type="string" table:style-name="ce3">
            <text:p>Joost</text:p>
          </table:table-cell>
          <table:table-cell office:value-type="float" office:value="37.9313" table:formula="of:=AVERAGE([.A$49:.A78])" table:style-name="ce1">
            <text:p>37.9313</text:p>
          </table:table-cell>
          <table:table-cell table:style-name="ce1"/>
          <table:table-cell office:value-type="float" office:value="38.500999999999998" table:style-name="ce1">
            <text:p>38.501</text:p>
          </table:table-cell>
          <table:table-cell office:value-type="string" table:style-name="ce3">
            <text:p>Jasper</text:p>
          </table:table-cell>
          <table:table-cell office:value-type="float" office:value="38.684899999999992" table:formula="of:=AVERAGE([.E$49:.E78])" table:style-name="ce1">
            <text:p>38.6849</text:p>
          </table:table-cell>
          <table:table-cell table:style-name="ce1"/>
          <table:table-cell office:value-type="float" office:value="38.945" table:style-name="ce1">
            <text:p>38.945</text:p>
          </table:table-cell>
          <table:table-cell office:value-type="string" table:style-name="ce3">
            <text:p>Tim</text:p>
          </table:table-cell>
          <table:table-cell office:value-type="float" office:value="38.934400000000004" table:formula="of:=AVERAGE([.I$49:.I78])" table:style-name="ce1">
            <text:p>38.9344</text:p>
          </table:table-cell>
          <table:table-cell table:style-name="ce1"/>
          <table:table-cell office:value-type="float" office:value="63.731000000000002" table:style-name="ce1">
            <text:p>63.731</text:p>
          </table:table-cell>
          <table:table-cell office:value-type="string" table:style-name="ce3">
            <text:p>Pit</text:p>
          </table:table-cell>
          <table:table-cell office:value-type="float" office:value="39.389499999999998" table:formula="of:=AVERAGE([.M$49:.M78])" table:style-name="ce1">
            <text:p>39.3895</text:p>
          </table:table-cell>
          <table:table-cell table:style-name="ce1"/>
          <table:table-cell office:value-type="float" office:value="41.048999999999999" table:style-name="ce1">
            <text:p>41.049</text:p>
          </table:table-cell>
          <table:table-cell office:value-type="string" table:style-name="ce3">
            <text:p>Maarten</text:p>
          </table:table-cell>
          <table:table-cell office:value-type="float" office:value="38.611666666666665" table:formula="of:=AVERAGE([.Q$49:.Q78])" table:style-name="ce1">
            <text:p>38.61166667</text:p>
          </table:table-cell>
          <table:table-cell table:style-name="ce1"/>
          <table:table-cell office:value-type="float" office:value="37.582999999999998" table:style-name="ce1">
            <text:p>37.583</text:p>
          </table:table-cell>
          <table:table-cell office:value-type="string" table:style-name="ce3">
            <text:p>Pieter</text:p>
          </table:table-cell>
          <table:table-cell office:value-type="float" office:value="38.4268" table:formula="of:=AVERAGE([.U$49:.U78])" table:style-name="ce1">
            <text:p>38.4268</text:p>
          </table:table-cell>
          <table:table-cell table:style-name="ce1"/>
          <table:table-cell office:value-type="float" office:value="38.75" table:style-name="ce1">
            <text:p>38.75</text:p>
          </table:table-cell>
          <table:table-cell office:value-type="string" table:style-name="ce3">
            <text:p>Matt</text:p>
          </table:table-cell>
          <table:table-cell office:value-type="float" office:value="38.328700000000005" table:formula="of:=AVERAGE([.Y$49:.Y78])" table:style-name="ce1">
            <text:p>38.3287</text:p>
          </table:table-cell>
          <table:table-cell table:style-name="ce1"/>
          <table:table-cell office:value-type="float" office:value="38.012" table:style-name="ce1">
            <text:p>38.012</text:p>
          </table:table-cell>
          <table:table-cell office:value-type="string" table:style-name="ce3">
            <text:p>StefD</text:p>
          </table:table-cell>
          <table:table-cell office:value-type="float" office:value="38.934333333333328" table:formula="of:=AVERAGE([.AC$49:.AC78])" table:style-name="ce1">
            <text:p>38.93433333</text:p>
          </table:table-cell>
          <table:table-cell table:style-name="ce1"/>
          <table:table-cell office:value-type="float" office:value="37.741999999999997" table:style-name="ce1">
            <text:p>37.742</text:p>
          </table:table-cell>
          <table:table-cell office:value-type="string" table:style-name="ce3">
            <text:p>Steven</text:p>
          </table:table-cell>
          <table:table-cell office:value-type="float" office:value="37.433933333333343" table:formula="of:=AVERAGE([.AG$49:.AG78])" table:style-name="ce1">
            <text:p>37.43393333</text:p>
          </table:table-cell>
          <table:table-cell table:style-name="ce1"/>
          <table:table-cell office:value-type="float" office:value="43.764000000000003" table:style-name="ce1">
            <text:p>43.764</text:p>
          </table:table-cell>
          <table:table-cell office:value-type="string" table:style-name="ce3">
            <text:p>Finley</text:p>
          </table:table-cell>
          <table:table-cell office:value-type="float" office:value="42.238100000000003" table:formula="of:=AVERAGE([.AK$49:.AK78])" table:style-name="ce1">
            <text:p>42.2381</text:p>
          </table:table-cell>
          <table:table-cell table:number-columns-repeated="16345"/>
        </table:table-row>
        <table:table-row table:style-name="ro1">
          <table:table-cell office:value-type="float" office:value="37.713000000000001" table:style-name="ce1">
            <text:p>37.713</text:p>
          </table:table-cell>
          <table:table-cell office:value-type="string" table:style-name="ce3">
            <text:p>Joost</text:p>
          </table:table-cell>
          <table:table-cell office:value-type="float" office:value="37.924258064516131" table:formula="of:=AVERAGE([.A$49:.A79])" table:style-name="ce1">
            <text:p>37.92425806</text:p>
          </table:table-cell>
          <table:table-cell table:style-name="ce1"/>
          <table:table-cell office:value-type="float" office:value="52.116" table:style-name="ce1">
            <text:p>52.116</text:p>
          </table:table-cell>
          <table:table-cell office:value-type="string" table:style-name="ce3">
            <text:p>Jasper</text:p>
          </table:table-cell>
          <table:table-cell office:value-type="float" office:value="39.118161290322575" table:formula="of:=AVERAGE([.E$49:.E79])" table:style-name="ce1">
            <text:p>39.11816129</text:p>
          </table:table-cell>
          <table:table-cell table:style-name="ce1"/>
          <table:table-cell office:value-type="float" office:value="37.654000000000003" table:style-name="ce1">
            <text:p>37.654</text:p>
          </table:table-cell>
          <table:table-cell office:value-type="string" table:style-name="ce3">
            <text:p>Tim</text:p>
          </table:table-cell>
          <table:table-cell office:value-type="float" office:value="38.893096774193552" table:formula="of:=AVERAGE([.I$49:.I79])" table:style-name="ce1">
            <text:p>38.89309677</text:p>
          </table:table-cell>
          <table:table-cell table:style-name="ce1"/>
          <table:table-cell office:value-type="float" office:value="44.061" table:style-name="ce1">
            <text:p>44.061</text:p>
          </table:table-cell>
          <table:table-cell office:value-type="string" table:style-name="ce3">
            <text:p>Stefaan</text:p>
          </table:table-cell>
          <table:table-cell office:value-type="float" office:value="39.540193548387094" table:formula="of:=AVERAGE([.M$49:.M79])" table:style-name="ce1">
            <text:p>39.54019355</text:p>
          </table:table-cell>
          <table:table-cell table:style-name="ce1"/>
          <table:table-cell office:value-type="float" office:value="58.463000000000001" table:style-name="ce1">
            <text:p>58.463</text:p>
          </table:table-cell>
          <table:table-cell office:value-type="string" table:style-name="ce3">
            <text:p>Pit</text:p>
          </table:table-cell>
          <table:table-cell office:value-type="float" office:value="39.25203225806451" table:formula="of:=AVERAGE([.Q$49:.Q79])" table:style-name="ce1">
            <text:p>39.25203226</text:p>
          </table:table-cell>
          <table:table-cell table:style-name="ce1"/>
          <table:table-cell office:value-type="float" office:value="59.213999999999999" table:style-name="ce1">
            <text:p>59.214</text:p>
          </table:table-cell>
          <table:table-cell office:value-type="string" table:style-name="ce3">
            <text:p>Pit</text:p>
          </table:table-cell>
          <table:table-cell office:value-type="float" office:value="39.097354838709677" table:formula="of:=AVERAGE([.U$49:.U79])" table:style-name="ce1">
            <text:p>39.09735484</text:p>
          </table:table-cell>
          <table:table-cell table:style-name="ce1"/>
          <table:table-cell office:value-type="float" office:value="58.963000000000001" table:style-name="ce1">
            <text:p>58.963</text:p>
          </table:table-cell>
          <table:table-cell office:value-type="string" table:style-name="ce3">
            <text:p>Pit</text:p>
          </table:table-cell>
          <table:table-cell office:value-type="float" office:value="38.994322580645161" table:formula="of:=AVERAGE([.Y$49:.Y79])" table:style-name="ce1">
            <text:p>38.99432258</text:p>
          </table:table-cell>
          <table:table-cell table:style-name="ce1"/>
          <table:table-cell office:value-type="float" office:value="38.323999999999998" table:style-name="ce1">
            <text:p>38.324</text:p>
          </table:table-cell>
          <table:table-cell office:value-type="string" table:style-name="ce3">
            <text:p>StefD</text:p>
          </table:table-cell>
          <table:table-cell office:value-type="float" office:value="38.914645161290316" table:formula="of:=AVERAGE([.AC$49:.AC79])" table:style-name="ce1">
            <text:p>38.91464516</text:p>
          </table:table-cell>
          <table:table-cell table:style-name="ce1"/>
          <table:table-cell office:value-type="float" office:value="38.273000000000003" table:style-name="ce1">
            <text:p>38.273</text:p>
          </table:table-cell>
          <table:table-cell office:value-type="string" table:style-name="ce3">
            <text:p>Steven</text:p>
          </table:table-cell>
          <table:table-cell office:value-type="float" office:value="37.461000000000006" table:formula="of:=AVERAGE([.AG$49:.AG79])" table:style-name="ce1">
            <text:p>37.461</text:p>
          </table:table-cell>
          <table:table-cell table:style-name="ce1"/>
          <table:table-cell office:value-type="float" office:value="44.264000000000003" table:style-name="ce1">
            <text:p>44.264</text:p>
          </table:table-cell>
          <table:table-cell office:value-type="string" table:style-name="ce3">
            <text:p>Finley</text:p>
          </table:table-cell>
          <table:table-cell office:value-type="float" office:value="42.303451612903224" table:formula="of:=AVERAGE([.AK$49:.AK79])" table:style-name="ce1">
            <text:p>42.30345161</text:p>
          </table:table-cell>
          <table:table-cell table:number-columns-repeated="16345"/>
        </table:table-row>
        <table:table-row table:style-name="ro1">
          <table:table-cell office:value-type="float" office:value="37.78" table:style-name="ce1">
            <text:p>37.78</text:p>
          </table:table-cell>
          <table:table-cell office:value-type="string" table:style-name="ce3">
            <text:p>Joost</text:p>
          </table:table-cell>
          <table:table-cell office:value-type="float" office:value="37.919750000000001" table:formula="of:=AVERAGE([.A$49:.A80])" table:style-name="ce1">
            <text:p>37.91975</text:p>
          </table:table-cell>
          <table:table-cell table:style-name="ce1"/>
          <table:table-cell office:value-type="float" office:value="39.110999999999997" table:style-name="ce1">
            <text:p>39.111</text:p>
          </table:table-cell>
          <table:table-cell office:value-type="string" table:style-name="ce3">
            <text:p>Jasper</text:p>
          </table:table-cell>
          <table:table-cell office:value-type="float" office:value="39.117937499999996" table:formula="of:=AVERAGE([.E$49:.E80])" table:style-name="ce1">
            <text:p>39.1179375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Tim</text:p>
          </table:table-cell>
          <table:table-cell office:value-type="float" office:value="38.869125000000004" table:formula="of:=AVERAGE([.I$49:.I80])" table:style-name="ce1">
            <text:p>38.869125</text:p>
          </table:table-cell>
          <table:table-cell table:style-name="ce1"/>
          <table:table-cell office:value-type="float" office:value="40.738" table:style-name="ce1">
            <text:p>40.738</text:p>
          </table:table-cell>
          <table:table-cell office:value-type="string" table:style-name="ce3">
            <text:p>Stefaan</text:p>
          </table:table-cell>
          <table:table-cell office:value-type="float" office:value="39.577624999999998" table:formula="of:=AVERAGE([.M$49:.M80])" table:style-name="ce1">
            <text:p>39.577625</text:p>
          </table:table-cell>
          <table:table-cell table:style-name="ce1"/>
          <table:table-cell office:value-type="float" office:value="38.475000000000001" table:style-name="ce1">
            <text:p>38.475</text:p>
          </table:table-cell>
          <table:table-cell office:value-type="string" table:style-name="ce3">
            <text:p>Matteo</text:p>
          </table:table-cell>
          <table:table-cell office:value-type="float" office:value="39.227749999999993" table:formula="of:=AVERAGE([.Q$49:.Q80])" table:style-name="ce1">
            <text:p>39.22775</text:p>
          </table:table-cell>
          <table:table-cell table:style-name="ce1"/>
          <table:table-cell office:value-type="float" office:value="42.014000000000003" table:style-name="ce1">
            <text:p>42.014</text:p>
          </table:table-cell>
          <table:table-cell office:value-type="string" table:style-name="ce3">
            <text:p>BertV</text:p>
          </table:table-cell>
          <table:table-cell office:value-type="float" office:value="39.188499999999998" table:formula="of:=AVERAGE([.U$49:.U80])" table:style-name="ce1">
            <text:p>39.1885</text:p>
          </table:table-cell>
          <table:table-cell table:style-name="ce1"/>
          <table:table-cell office:value-type="float" office:value="43.899000000000001" table:style-name="ce1">
            <text:p>43.899</text:p>
          </table:table-cell>
          <table:table-cell office:value-type="string" table:style-name="ce3">
            <text:p>StefM</text:p>
          </table:table-cell>
          <table:table-cell office:value-type="float" office:value="39.147593749999999" table:formula="of:=AVERAGE([.Y$49:.Y80])" table:style-name="ce1">
            <text:p>39.14759375</text:p>
          </table:table-cell>
          <table:table-cell table:style-name="ce1"/>
          <table:table-cell office:value-type="float" office:value="61.548999999999999" table:style-name="ce1">
            <text:p>61.549</text:p>
          </table:table-cell>
          <table:table-cell office:value-type="string" table:style-name="ce3">
            <text:p>Pit</text:p>
          </table:table-cell>
          <table:table-cell office:value-type="float" office:value="39.621968749999994" table:formula="of:=AVERAGE([.AC$49:.AC80])" table:style-name="ce1">
            <text:p>39.62196875</text:p>
          </table:table-cell>
          <table:table-cell table:style-name="ce1"/>
          <table:table-cell office:value-type="float" office:value="37.148000000000003" table:style-name="ce1">
            <text:p>37.148</text:p>
          </table:table-cell>
          <table:table-cell office:value-type="string" table:style-name="ce3">
            <text:p>Steven</text:p>
          </table:table-cell>
          <table:table-cell office:value-type="float" office:value="37.451218750000002" table:formula="of:=AVERAGE([.AG$49:.AG80])" table:style-name="ce1">
            <text:p>37.45121875</text:p>
          </table:table-cell>
          <table:table-cell table:style-name="ce1"/>
          <table:table-cell office:value-type="float" office:value="44.051000000000002" table:style-name="ce1">
            <text:p>44.051</text:p>
          </table:table-cell>
          <table:table-cell office:value-type="string" table:style-name="ce3">
            <text:p>Finley</text:p>
          </table:table-cell>
          <table:table-cell office:value-type="float" office:value="42.358062499999996" table:formula="of:=AVERAGE([.AK$49:.AK80])" table:style-name="ce1">
            <text:p>42.3580625</text:p>
          </table:table-cell>
          <table:table-cell table:number-columns-repeated="16345"/>
        </table:table-row>
        <table:table-row table:style-name="ro1">
          <table:table-cell office:value-type="float" office:value="37.533000000000001" table:style-name="ce1">
            <text:p>37.533</text:p>
          </table:table-cell>
          <table:table-cell office:value-type="string" table:style-name="ce3">
            <text:p>Joost</text:p>
          </table:table-cell>
          <table:table-cell office:value-type="float" office:value="37.908030303030301" table:formula="of:=AVERAGE([.A$49:.A81])" table:style-name="ce1">
            <text:p>37.9080303</text:p>
          </table:table-cell>
          <table:table-cell table:style-name="ce1"/>
          <table:table-cell office:value-type="float" office:value="39.622999999999998" table:style-name="ce1">
            <text:p>39.623</text:p>
          </table:table-cell>
          <table:table-cell office:value-type="string" table:style-name="ce3">
            <text:p>Jasper</text:p>
          </table:table-cell>
          <table:table-cell office:value-type="float" office:value="39.133242424242425" table:formula="of:=AVERAGE([.E$49:.E81])" table:style-name="ce1">
            <text:p>39.13324242</text:p>
          </table:table-cell>
          <table:table-cell table:style-name="ce1"/>
          <table:table-cell office:value-type="float" office:value="38.784999999999997" table:style-name="ce1">
            <text:p>38.785</text:p>
          </table:table-cell>
          <table:table-cell office:value-type="string" table:style-name="ce3">
            <text:p>Tim</text:p>
          </table:table-cell>
          <table:table-cell office:value-type="float" office:value="38.866575757575767" table:formula="of:=AVERAGE([.I$49:.I81])" table:style-name="ce1">
            <text:p>38.86657576</text:p>
          </table:table-cell>
          <table:table-cell table:style-name="ce1"/>
          <table:table-cell office:value-type="float" office:value="42.57" table:style-name="ce1">
            <text:p>42.57</text:p>
          </table:table-cell>
          <table:table-cell office:value-type="string" table:style-name="ce3">
            <text:p>Stefaan</text:p>
          </table:table-cell>
          <table:table-cell office:value-type="float" office:value="39.668303030303029" table:formula="of:=AVERAGE([.M$49:.M81])" table:style-name="ce1">
            <text:p>39.66830303</text:p>
          </table:table-cell>
          <table:table-cell table:style-name="ce1"/>
          <table:table-cell office:value-type="float" office:value="39.898000000000003" table:style-name="ce1">
            <text:p>39.898</text:p>
          </table:table-cell>
          <table:table-cell office:value-type="string" table:style-name="ce3">
            <text:p>Matteo</text:p>
          </table:table-cell>
          <table:table-cell office:value-type="float" office:value="39.248060606060598" table:formula="of:=AVERAGE([.Q$49:.Q81])" table:style-name="ce1">
            <text:p>39.24806061</text:p>
          </table:table-cell>
          <table:table-cell table:style-name="ce1"/>
          <table:table-cell office:value-type="float" office:value="37.777999999999999" table:style-name="ce1">
            <text:p>37.778</text:p>
          </table:table-cell>
          <table:table-cell office:value-type="string" table:style-name="ce3">
            <text:p>BertV</text:p>
          </table:table-cell>
          <table:table-cell office:value-type="float" office:value="39.145757575757571" table:formula="of:=AVERAGE([.U$49:.U81])" table:style-name="ce1">
            <text:p>39.14575758</text:p>
          </table:table-cell>
          <table:table-cell table:style-name="ce1"/>
          <table:table-cell office:value-type="float" office:value="42.011000000000003" table:style-name="ce1">
            <text:p>42.011</text:p>
          </table:table-cell>
          <table:table-cell office:value-type="string" table:style-name="ce3">
            <text:p>StefM</text:p>
          </table:table-cell>
          <table:table-cell office:value-type="float" office:value="39.234363636363632" table:formula="of:=AVERAGE([.Y$49:.Y81])" table:style-name="ce1">
            <text:p>39.23436364</text:p>
          </table:table-cell>
          <table:table-cell table:style-name="ce1"/>
          <table:table-cell office:value-type="float" office:value="42.182000000000002" table:style-name="ce1">
            <text:p>42.182</text:p>
          </table:table-cell>
          <table:table-cell office:value-type="string" table:style-name="ce3">
            <text:p>Dario</text:p>
          </table:table-cell>
          <table:table-cell office:value-type="float" office:value="39.699545454545451" table:formula="of:=AVERAGE([.AC$49:.AC81])" table:style-name="ce1">
            <text:p>39.69954545</text:p>
          </table:table-cell>
          <table:table-cell table:style-name="ce1"/>
          <table:table-cell office:value-type="float" office:value="37.313000000000002" table:style-name="ce1">
            <text:p>37.313</text:p>
          </table:table-cell>
          <table:table-cell office:value-type="string" table:style-name="ce3">
            <text:p>Steven</text:p>
          </table:table-cell>
          <table:table-cell office:value-type="float" office:value="37.44703030303031" table:formula="of:=AVERAGE([.AG$49:.AG81])" table:style-name="ce1">
            <text:p>37.4470303</text:p>
          </table:table-cell>
          <table:table-cell table:style-name="ce1"/>
          <table:table-cell office:value-type="float" office:value="41.945" table:style-name="ce1">
            <text:p>41.945</text:p>
          </table:table-cell>
          <table:table-cell office:value-type="string" table:style-name="ce3">
            <text:p>Finley</text:p>
          </table:table-cell>
          <table:table-cell office:value-type="float" office:value="42.345545454545451" table:formula="of:=AVERAGE([.AK$49:.AK81])" table:style-name="ce1">
            <text:p>42.34554545</text:p>
          </table:table-cell>
          <table:table-cell table:number-columns-repeated="16345"/>
        </table:table-row>
        <table:table-row table:style-name="ro1">
          <table:table-cell office:value-type="float" office:value="38.168999999999997" table:style-name="ce1">
            <text:p>38.169</text:p>
          </table:table-cell>
          <table:table-cell office:value-type="string" table:style-name="ce3">
            <text:p>Joost</text:p>
          </table:table-cell>
          <table:table-cell office:value-type="float" office:value="37.915705882352938" table:formula="of:=AVERAGE([.A$49:.A82])" table:style-name="ce1">
            <text:p>37.91570588</text:p>
          </table:table-cell>
          <table:table-cell table:style-name="ce1"/>
          <table:table-cell office:value-type="float" office:value="38.046999999999997" table:style-name="ce1">
            <text:p>38.047</text:p>
          </table:table-cell>
          <table:table-cell office:value-type="string" table:style-name="ce3">
            <text:p>Jasper</text:p>
          </table:table-cell>
          <table:table-cell office:value-type="float" office:value="39.101294117647058" table:formula="of:=AVERAGE([.E$49:.E82])" table:style-name="ce1">
            <text:p>39.10129412</text:p>
          </table:table-cell>
          <table:table-cell table:style-name="ce1"/>
          <table:table-cell office:value-type="float" office:value="38.4" table:style-name="ce1">
            <text:p>38.4</text:p>
          </table:table-cell>
          <table:table-cell office:value-type="string" table:style-name="ce3">
            <text:p>Tim</text:p>
          </table:table-cell>
          <table:table-cell office:value-type="float" office:value="38.852852941176479" table:formula="of:=AVERAGE([.I$49:.I82])" table:style-name="ce1">
            <text:p>38.85285294</text:p>
          </table:table-cell>
          <table:table-cell table:style-name="ce1"/>
          <table:table-cell office:value-type="float" office:value="40.518999999999998" table:style-name="ce1">
            <text:p>40.519</text:p>
          </table:table-cell>
          <table:table-cell office:value-type="string" table:style-name="ce3">
            <text:p>Stefaan</text:p>
          </table:table-cell>
          <table:table-cell office:value-type="float" office:value="39.693323529411764" table:formula="of:=AVERAGE([.M$49:.M82])" table:style-name="ce1">
            <text:p>39.69332353</text:p>
          </table:table-cell>
          <table:table-cell table:style-name="ce1"/>
          <table:table-cell office:value-type="float" office:value="38.423999999999999" table:style-name="ce1">
            <text:p>38.424</text:p>
          </table:table-cell>
          <table:table-cell office:value-type="string" table:style-name="ce3">
            <text:p>Matteo</text:p>
          </table:table-cell>
          <table:table-cell office:value-type="float" office:value="39.223823529411753" table:formula="of:=AVERAGE([.Q$49:.Q82])" table:style-name="ce1">
            <text:p>39.22382353</text:p>
          </table:table-cell>
          <table:table-cell table:style-name="ce1"/>
          <table:table-cell office:value-type="float" office:value="37.561999999999998" table:style-name="ce1">
            <text:p>37.562</text:p>
          </table:table-cell>
          <table:table-cell office:value-type="string" table:style-name="ce3">
            <text:p>BertV</text:p>
          </table:table-cell>
          <table:table-cell office:value-type="float" office:value="39.099176470588233" table:formula="of:=AVERAGE([.U$49:.U82])" table:style-name="ce1">
            <text:p>39.09917647</text:p>
          </table:table-cell>
          <table:table-cell table:style-name="ce1"/>
          <table:table-cell office:value-type="float" office:value="40.31" table:style-name="ce1">
            <text:p>40.31</text:p>
          </table:table-cell>
          <table:table-cell office:value-type="string" table:style-name="ce3">
            <text:p>StefM</text:p>
          </table:table-cell>
          <table:table-cell office:value-type="float" office:value="39.265999999999998" table:formula="of:=AVERAGE([.Y$49:.Y82])" table:style-name="ce1">
            <text:p>39.266</text:p>
          </table:table-cell>
          <table:table-cell table:style-name="ce1"/>
          <table:table-cell office:value-type="float" office:value="41.341000000000001" table:style-name="ce1">
            <text:p>41.341</text:p>
          </table:table-cell>
          <table:table-cell office:value-type="string" table:style-name="ce3">
            <text:p>Dario</text:p>
          </table:table-cell>
          <table:table-cell office:value-type="float" office:value="39.747823529411754" table:formula="of:=AVERAGE([.AC$49:.AC82])" table:style-name="ce1">
            <text:p>39.74782353</text:p>
          </table:table-cell>
          <table:table-cell table:style-name="ce1"/>
          <table:table-cell office:value-type="float" office:value="37.543999999999997" table:style-name="ce1">
            <text:p>37.544</text:p>
          </table:table-cell>
          <table:table-cell office:value-type="string" table:style-name="ce3">
            <text:p>Steven</text:p>
          </table:table-cell>
          <table:table-cell office:value-type="float" office:value="37.449882352941188" table:formula="of:=AVERAGE([.AG$49:.AG82])" table:style-name="ce1">
            <text:p>37.44988235</text:p>
          </table:table-cell>
          <table:table-cell table:style-name="ce1"/>
          <table:table-cell office:value-type="float" office:value="40.014000000000003" table:style-name="ce1">
            <text:p>40.014</text:p>
          </table:table-cell>
          <table:table-cell office:value-type="string" table:style-name="ce3">
            <text:p>Finley</text:p>
          </table:table-cell>
          <table:table-cell office:value-type="float" office:value="42.276970588235287" table:formula="of:=AVERAGE([.AK$49:.AK82])" table:style-name="ce1">
            <text:p>42.27697059</text:p>
          </table:table-cell>
          <table:table-cell table:number-columns-repeated="16345"/>
        </table:table-row>
        <table:table-row table:style-name="ro1">
          <table:table-cell office:value-type="float" office:value="37.622" table:style-name="ce1">
            <text:p>37.622</text:p>
          </table:table-cell>
          <table:table-cell office:value-type="string" table:style-name="ce3">
            <text:p>Joost</text:p>
          </table:table-cell>
          <table:table-cell office:value-type="float" office:value="37.907314285714286" table:formula="of:=AVERAGE([.A$49:.A83])" table:style-name="ce1">
            <text:p>37.90731429</text:p>
          </table:table-cell>
          <table:table-cell table:style-name="ce1"/>
          <table:table-cell office:value-type="float" office:value="38.262999999999998" table:style-name="ce1">
            <text:p>38.263</text:p>
          </table:table-cell>
          <table:table-cell office:value-type="string" table:style-name="ce3">
            <text:p>Jasper</text:p>
          </table:table-cell>
          <table:table-cell office:value-type="float" office:value="39.077342857142852" table:formula="of:=AVERAGE([.E$49:.E83])" table:style-name="ce1">
            <text:p>39.07734286</text:p>
          </table:table-cell>
          <table:table-cell table:style-name="ce1"/>
          <table:table-cell office:value-type="float" office:value="38.06" table:style-name="ce1">
            <text:p>38.06</text:p>
          </table:table-cell>
          <table:table-cell office:value-type="string" table:style-name="ce3">
            <text:p>Tim</text:p>
          </table:table-cell>
          <table:table-cell office:value-type="float" office:value="38.830200000000005" table:formula="of:=AVERAGE([.I$49:.I83])" table:style-name="ce1">
            <text:p>38.8302</text:p>
          </table:table-cell>
          <table:table-cell table:style-name="ce1"/>
          <table:table-cell office:value-type="float" office:value="40.067" table:style-name="ce1">
            <text:p>40.067</text:p>
          </table:table-cell>
          <table:table-cell office:value-type="string" table:style-name="ce3">
            <text:p>Stefaan</text:p>
          </table:table-cell>
          <table:table-cell office:value-type="float" office:value="39.703999999999994" table:formula="of:=AVERAGE([.M$49:.M83])" table:style-name="ce1">
            <text:p>39.704</text:p>
          </table:table-cell>
          <table:table-cell table:style-name="ce1"/>
          <table:table-cell office:value-type="float" office:value="38.225999999999999" table:style-name="ce1">
            <text:p>38.226</text:p>
          </table:table-cell>
          <table:table-cell office:value-type="string" table:style-name="ce3">
            <text:p>Matteo</text:p>
          </table:table-cell>
          <table:table-cell office:value-type="float" office:value="39.195314285714282" table:formula="of:=AVERAGE([.Q$49:.Q83])" table:style-name="ce1">
            <text:p>39.19531429</text:p>
          </table:table-cell>
          <table:table-cell table:style-name="ce1"/>
          <table:table-cell office:value-type="float" office:value="38.085999999999999" table:style-name="ce1">
            <text:p>38.086</text:p>
          </table:table-cell>
          <table:table-cell office:value-type="string" table:style-name="ce3">
            <text:p>BertV</text:p>
          </table:table-cell>
          <table:table-cell office:value-type="float" office:value="39.070228571428565" table:formula="of:=AVERAGE([.U$49:.U83])" table:style-name="ce1">
            <text:p>39.07022857</text:p>
          </table:table-cell>
          <table:table-cell table:style-name="ce1"/>
          <table:table-cell office:value-type="float" office:value="40.03" table:style-name="ce1">
            <text:p>40.03</text:p>
          </table:table-cell>
          <table:table-cell office:value-type="string" table:style-name="ce3">
            <text:p>StefM</text:p>
          </table:table-cell>
          <table:table-cell office:value-type="float" office:value="39.28782857142857" table:formula="of:=AVERAGE([.Y$49:.Y83])" table:style-name="ce1">
            <text:p>39.28782857</text:p>
          </table:table-cell>
          <table:table-cell table:style-name="ce1"/>
          <table:table-cell office:value-type="float" office:value="40.052999999999997" table:style-name="ce1">
            <text:p>40.053</text:p>
          </table:table-cell>
          <table:table-cell office:value-type="string" table:style-name="ce3">
            <text:p>Dario</text:p>
          </table:table-cell>
          <table:table-cell office:value-type="float" office:value="39.756542857142854" table:formula="of:=AVERAGE([.AC$49:.AC83])" table:style-name="ce1">
            <text:p>39.75654286</text:p>
          </table:table-cell>
          <table:table-cell table:style-name="ce1"/>
          <table:table-cell office:value-type="float" office:value="39.192" table:style-name="ce1">
            <text:p>39.192</text:p>
          </table:table-cell>
          <table:table-cell office:value-type="string" table:style-name="ce3">
            <text:p>Steven</text:p>
          </table:table-cell>
          <table:table-cell office:value-type="float" office:value="37.499657142857153" table:formula="of:=AVERAGE([.AG$49:.AG83])" table:style-name="ce1">
            <text:p>37.49965714</text:p>
          </table:table-cell>
          <table:table-cell table:style-name="ce1"/>
          <table:table-cell office:value-type="float" office:value="38.828000000000003" table:style-name="ce1">
            <text:p>38.828</text:p>
          </table:table-cell>
          <table:table-cell office:value-type="string" table:style-name="ce3">
            <text:p>Finley</text:p>
          </table:table-cell>
          <table:table-cell office:value-type="float" office:value="42.178428571428562" table:formula="of:=AVERAGE([.AK$49:.AK83])" table:style-name="ce1">
            <text:p>42.17842857</text:p>
          </table:table-cell>
          <table:table-cell table:number-columns-repeated="16345"/>
        </table:table-row>
        <table:table-row table:style-name="ro1">
          <table:table-cell office:value-type="float" office:value="37.637999999999998" table:style-name="ce1">
            <text:p>37.638</text:p>
          </table:table-cell>
          <table:table-cell office:value-type="string" table:style-name="ce3">
            <text:p>Joost</text:p>
          </table:table-cell>
          <table:table-cell office:value-type="float" office:value="37.899833333333333" table:formula="of:=AVERAGE([.A$49:.A84])" table:style-name="ce1">
            <text:p>37.89983333</text:p>
          </table:table-cell>
          <table:table-cell table:style-name="ce1"/>
          <table:table-cell office:value-type="float" office:value="38.125999999999998" table:style-name="ce1">
            <text:p>38.126</text:p>
          </table:table-cell>
          <table:table-cell office:value-type="string" table:style-name="ce3">
            <text:p>Jasper</text:p>
          </table:table-cell>
          <table:table-cell office:value-type="float" office:value="39.050916666666666" table:formula="of:=AVERAGE([.E$49:.E84])" table:style-name="ce1">
            <text:p>39.05091667</text:p>
          </table:table-cell>
          <table:table-cell table:style-name="ce1"/>
          <table:table-cell office:value-type="float" office:value="39.103000000000002" table:style-name="ce1">
            <text:p>39.103</text:p>
          </table:table-cell>
          <table:table-cell office:value-type="string" table:style-name="ce3">
            <text:p>Tim</text:p>
          </table:table-cell>
          <table:table-cell office:value-type="float" office:value="38.837777777777788" table:formula="of:=AVERAGE([.I$49:.I84])" table:style-name="ce1">
            <text:p>38.83777778</text:p>
          </table:table-cell>
          <table:table-cell table:style-name="ce1"/>
          <table:table-cell office:value-type="float" office:value="39.488999999999997" table:style-name="ce1">
            <text:p>39.489</text:p>
          </table:table-cell>
          <table:table-cell office:value-type="string" table:style-name="ce3">
            <text:p>Stefaan</text:p>
          </table:table-cell>
          <table:table-cell office:value-type="float" office:value="39.698027777777774" table:formula="of:=AVERAGE([.M$49:.M84])" table:style-name="ce1">
            <text:p>39.69802778</text:p>
          </table:table-cell>
          <table:table-cell table:style-name="ce1"/>
          <table:table-cell office:value-type="float" office:value="37.939" table:style-name="ce1">
            <text:p>37.939</text:p>
          </table:table-cell>
          <table:table-cell office:value-type="string" table:style-name="ce3">
            <text:p>Matteo</text:p>
          </table:table-cell>
          <table:table-cell office:value-type="float" office:value="39.160416666666663" table:formula="of:=AVERAGE([.Q$49:.Q84])" table:style-name="ce1">
            <text:p>39.16041667</text:p>
          </table:table-cell>
          <table:table-cell table:style-name="ce1"/>
          <table:table-cell office:value-type="float" office:value="40.795999999999999" table:style-name="ce1">
            <text:p>40.796</text:p>
          </table:table-cell>
          <table:table-cell office:value-type="string" table:style-name="ce3">
            <text:p>BertV</text:p>
          </table:table-cell>
          <table:table-cell office:value-type="float" office:value="39.118166666666667" table:formula="of:=AVERAGE([.U$49:.U84])" table:style-name="ce1">
            <text:p>39.11816667</text:p>
          </table:table-cell>
          <table:table-cell table:style-name="ce1"/>
          <table:table-cell office:value-type="float" office:value="40.329000000000001" table:style-name="ce1">
            <text:p>40.329</text:p>
          </table:table-cell>
          <table:table-cell office:value-type="string" table:style-name="ce3">
            <text:p>StefM</text:p>
          </table:table-cell>
          <table:table-cell office:value-type="float" office:value="39.316749999999992" table:formula="of:=AVERAGE([.Y$49:.Y84])" table:style-name="ce1">
            <text:p>39.31675</text:p>
          </table:table-cell>
          <table:table-cell table:style-name="ce1"/>
          <table:table-cell office:value-type="float" office:value="41.360999999999997" table:style-name="ce1">
            <text:p>41.361</text:p>
          </table:table-cell>
          <table:table-cell office:value-type="string" table:style-name="ce3">
            <text:p>Dario</text:p>
          </table:table-cell>
          <table:table-cell office:value-type="float" office:value="39.801111111111112" table:formula="of:=AVERAGE([.AC$49:.AC84])" table:style-name="ce1">
            <text:p>39.80111111</text:p>
          </table:table-cell>
          <table:table-cell table:style-name="ce1"/>
          <table:table-cell office:value-type="float" office:value="58.936" table:style-name="ce1">
            <text:p>58.936</text:p>
          </table:table-cell>
          <table:table-cell office:value-type="string" table:style-name="ce3">
            <text:p>Pit</text:p>
          </table:table-cell>
          <table:table-cell office:value-type="float" office:value="38.095111111111116" table:formula="of:=AVERAGE([.AG$49:.AG84])" table:style-name="ce1">
            <text:p>38.09511111</text:p>
          </table:table-cell>
          <table:table-cell table:style-name="ce1"/>
          <table:table-cell office:value-type="float" office:value="40.006" table:style-name="ce1">
            <text:p>40.006</text:p>
          </table:table-cell>
          <table:table-cell office:value-type="string" table:style-name="ce3">
            <text:p>Finley</text:p>
          </table:table-cell>
          <table:table-cell office:value-type="float" office:value="42.118083333333324" table:formula="of:=AVERAGE([.AK$49:.AK84])" table:style-name="ce1">
            <text:p>42.11808333</text:p>
          </table:table-cell>
          <table:table-cell table:number-columns-repeated="16345"/>
        </table:table-row>
        <table:table-row table:style-name="ro1">
          <table:table-cell office:value-type="float" office:value="37.521999999999998" table:style-name="ce1">
            <text:p>37.522</text:p>
          </table:table-cell>
          <table:table-cell office:value-type="string" table:style-name="ce3">
            <text:p>Joost</text:p>
          </table:table-cell>
          <table:table-cell office:value-type="float" office:value="37.889621621621622" table:formula="of:=AVERAGE([.A$49:.A85])" table:style-name="ce1">
            <text:p>37.88962162</text:p>
          </table:table-cell>
          <table:table-cell table:style-name="ce1"/>
          <table:table-cell office:value-type="float" office:value="38.262" table:style-name="ce1">
            <text:p>38.262</text:p>
          </table:table-cell>
          <table:table-cell office:value-type="string" table:style-name="ce3">
            <text:p>Jasper</text:p>
          </table:table-cell>
          <table:table-cell office:value-type="float" office:value="39.029594594594592" table:formula="of:=AVERAGE([.E$49:.E85])" table:style-name="ce1">
            <text:p>39.02959459</text:p>
          </table:table-cell>
          <table:table-cell table:style-name="ce1"/>
          <table:table-cell office:value-type="float" office:value="38.155000000000001" table:style-name="ce1">
            <text:p>38.155</text:p>
          </table:table-cell>
          <table:table-cell office:value-type="string" table:style-name="ce3">
            <text:p>Tim</text:p>
          </table:table-cell>
          <table:table-cell office:value-type="float" office:value="38.819324324324334" table:formula="of:=AVERAGE([.I$49:.I85])" table:style-name="ce1">
            <text:p>38.81932432</text:p>
          </table:table-cell>
          <table:table-cell table:style-name="ce1"/>
          <table:table-cell office:value-type="float" office:value="38.997" table:style-name="ce1">
            <text:p>38.997</text:p>
          </table:table-cell>
          <table:table-cell office:value-type="string" table:style-name="ce3">
            <text:p>Stefaan</text:p>
          </table:table-cell>
          <table:table-cell office:value-type="float" office:value="39.67908108108108" table:formula="of:=AVERAGE([.M$49:.M85])" table:style-name="ce1">
            <text:p>39.67908108</text:p>
          </table:table-cell>
          <table:table-cell table:style-name="ce1"/>
          <table:table-cell office:value-type="float" office:value="39.076000000000001" table:style-name="ce1">
            <text:p>39.076</text:p>
          </table:table-cell>
          <table:table-cell office:value-type="string" table:style-name="ce3">
            <text:p>Matteo</text:p>
          </table:table-cell>
          <table:table-cell office:value-type="float" office:value="39.158135135135133" table:formula="of:=AVERAGE([.Q$49:.Q85])" table:style-name="ce1">
            <text:p>39.15813514</text:p>
          </table:table-cell>
          <table:table-cell table:style-name="ce1"/>
          <table:table-cell office:value-type="float" office:value="37.997999999999998" table:style-name="ce1">
            <text:p>37.998</text:p>
          </table:table-cell>
          <table:table-cell office:value-type="string" table:style-name="ce3">
            <text:p>BertV</text:p>
          </table:table-cell>
          <table:table-cell office:value-type="float" office:value="39.087891891891893" table:formula="of:=AVERAGE([.U$49:.U85])" table:style-name="ce1">
            <text:p>39.08789189</text:p>
          </table:table-cell>
          <table:table-cell table:style-name="ce1"/>
          <table:table-cell office:value-type="float" office:value="40.646000000000001" table:style-name="ce1">
            <text:p>40.646</text:p>
          </table:table-cell>
          <table:table-cell office:value-type="string" table:style-name="ce3">
            <text:p>StefM</text:p>
          </table:table-cell>
          <table:table-cell office:value-type="float" office:value="39.35267567567567" table:formula="of:=AVERAGE([.Y$49:.Y85])" table:style-name="ce1">
            <text:p>39.35267568</text:p>
          </table:table-cell>
          <table:table-cell table:style-name="ce1"/>
          <table:table-cell office:value-type="float" office:value="40.527000000000001" table:style-name="ce1">
            <text:p>40.527</text:p>
          </table:table-cell>
          <table:table-cell office:value-type="string" table:style-name="ce3">
            <text:p>Dario</text:p>
          </table:table-cell>
          <table:table-cell office:value-type="float" office:value="39.820729729729727" table:formula="of:=AVERAGE([.AC$49:.AC85])" table:style-name="ce1">
            <text:p>39.82072973</text:p>
          </table:table-cell>
          <table:table-cell table:style-name="ce1"/>
          <table:table-cell office:value-type="float" office:value="41.268000000000001" table:style-name="ce1">
            <text:p>41.268</text:p>
          </table:table-cell>
          <table:table-cell office:value-type="string" table:style-name="ce3">
            <text:p>Thomas</text:p>
          </table:table-cell>
          <table:table-cell office:value-type="float" office:value="38.180864864864873" table:formula="of:=AVERAGE([.AG$49:.AG85])" table:style-name="ce1">
            <text:p>38.18086486</text:p>
          </table:table-cell>
          <table:table-cell table:style-name="ce1"/>
          <table:table-cell office:value-type="float" office:value="44.383000000000003" table:style-name="ce1">
            <text:p>44.383</text:p>
          </table:table-cell>
          <table:table-cell office:value-type="string" table:style-name="ce3">
            <text:p>Finley</text:p>
          </table:table-cell>
          <table:table-cell office:value-type="float" office:value="42.179297297297289" table:formula="of:=AVERAGE([.AK$49:.AK85])" table:style-name="ce1">
            <text:p>42.1792973</text:p>
          </table:table-cell>
          <table:table-cell table:number-columns-repeated="16345"/>
        </table:table-row>
        <table:table-row table:style-name="ro1">
          <table:table-cell office:value-type="float" office:value="38.235999999999997" table:style-name="ce1">
            <text:p>38.236</text:p>
          </table:table-cell>
          <table:table-cell office:value-type="string" table:style-name="ce3">
            <text:p>Joost</text:p>
          </table:table-cell>
          <table:table-cell office:value-type="float" office:value="37.898736842105265" table:formula="of:=AVERAGE([.A$49:.A86])" table:style-name="ce1">
            <text:p>37.89873684</text:p>
          </table:table-cell>
          <table:table-cell table:style-name="ce1"/>
          <table:table-cell office:value-type="float" office:value="37.829000000000001" table:style-name="ce1">
            <text:p>37.829</text:p>
          </table:table-cell>
          <table:table-cell office:value-type="string" table:style-name="ce3">
            <text:p>Jasper</text:p>
          </table:table-cell>
          <table:table-cell office:value-type="float" office:value="38.99799999999999" table:formula="of:=AVERAGE([.E$49:.E86])" table:style-name="ce1">
            <text:p>38.998</text:p>
          </table:table-cell>
          <table:table-cell table:style-name="ce1"/>
          <table:table-cell office:value-type="float" office:value="38.57" table:style-name="ce1">
            <text:p>38.57</text:p>
          </table:table-cell>
          <table:table-cell office:value-type="string" table:style-name="ce3">
            <text:p>Tim</text:p>
          </table:table-cell>
          <table:table-cell office:value-type="float" office:value="38.812763157894743" table:formula="of:=AVERAGE([.I$49:.I86])" table:style-name="ce1">
            <text:p>38.81276316</text:p>
          </table:table-cell>
          <table:table-cell table:style-name="ce1"/>
          <table:table-cell office:value-type="float" office:value="38.878999999999998" table:style-name="ce1">
            <text:p>38.879</text:p>
          </table:table-cell>
          <table:table-cell office:value-type="string" table:style-name="ce3">
            <text:p>Stefaan</text:p>
          </table:table-cell>
          <table:table-cell office:value-type="float" office:value="39.658026315789471" table:formula="of:=AVERAGE([.M$49:.M86])" table:style-name="ce1">
            <text:p>39.65802632</text:p>
          </table:table-cell>
          <table:table-cell table:style-name="ce1"/>
          <table:table-cell office:value-type="float" office:value="37.996000000000002" table:style-name="ce1">
            <text:p>37.996</text:p>
          </table:table-cell>
          <table:table-cell office:value-type="string" table:style-name="ce3">
            <text:p>Matteo</text:p>
          </table:table-cell>
          <table:table-cell office:value-type="float" office:value="39.127552631578943" table:formula="of:=AVERAGE([.Q$49:.Q86])" table:style-name="ce1">
            <text:p>39.12755263</text:p>
          </table:table-cell>
          <table:table-cell table:style-name="ce1"/>
          <table:table-cell office:value-type="float" office:value="37.454000000000001" table:style-name="ce1">
            <text:p>37.454</text:p>
          </table:table-cell>
          <table:table-cell office:value-type="string" table:style-name="ce3">
            <text:p>BertV</text:p>
          </table:table-cell>
          <table:table-cell office:value-type="float" office:value="39.044894736842103" table:formula="of:=AVERAGE([.U$49:.U86])" table:style-name="ce1">
            <text:p>39.04489474</text:p>
          </table:table-cell>
          <table:table-cell table:style-name="ce1"/>
          <table:table-cell office:value-type="float" office:value="40.459000000000003" table:style-name="ce1">
            <text:p>40.459</text:p>
          </table:table-cell>
          <table:table-cell office:value-type="string" table:style-name="ce3">
            <text:p>StefM</text:p>
          </table:table-cell>
          <table:table-cell office:value-type="float" office:value="39.381789473684208" table:formula="of:=AVERAGE([.Y$49:.Y86])" table:style-name="ce1">
            <text:p>39.38178947</text:p>
          </table:table-cell>
          <table:table-cell table:style-name="ce1"/>
          <table:table-cell office:value-type="float" office:value="42.19" table:style-name="ce1">
            <text:p>42.19</text:p>
          </table:table-cell>
          <table:table-cell office:value-type="string" table:style-name="ce3">
            <text:p>Dario</text:p>
          </table:table-cell>
          <table:table-cell office:value-type="float" office:value="39.883078947368425" table:formula="of:=AVERAGE([.AC$49:.AC86])" table:style-name="ce1">
            <text:p>39.88307895</text:p>
          </table:table-cell>
          <table:table-cell table:style-name="ce1"/>
          <table:table-cell office:value-type="float" office:value="43.595999999999997" table:style-name="ce1">
            <text:p>43.596</text:p>
          </table:table-cell>
          <table:table-cell office:value-type="string" table:style-name="ce3">
            <text:p>Thomas</text:p>
          </table:table-cell>
          <table:table-cell office:value-type="float" office:value="38.323368421052635" table:formula="of:=AVERAGE([.AG$49:.AG86])" table:style-name="ce1">
            <text:p>38.32336842</text:p>
          </table:table-cell>
          <table:table-cell table:style-name="ce1"/>
          <table:table-cell office:value-type="float" office:value="43.984000000000002" table:style-name="ce1">
            <text:p>43.984</text:p>
          </table:table-cell>
          <table:table-cell office:value-type="string" table:style-name="ce3">
            <text:p>Finley</text:p>
          </table:table-cell>
          <table:table-cell office:value-type="float" office:value="42.2267894736842" table:formula="of:=AVERAGE([.AK$49:.AK86])" table:style-name="ce1">
            <text:p>42.22678947</text:p>
          </table:table-cell>
          <table:table-cell table:number-columns-repeated="16345"/>
        </table:table-row>
        <table:table-row table:style-name="ro1">
          <table:table-cell office:value-type="float" office:value="37.024000000000001" table:style-name="ce1">
            <text:p>37.024</text:p>
          </table:table-cell>
          <table:table-cell office:value-type="string" table:style-name="ce3">
            <text:p>Joost</text:p>
          </table:table-cell>
          <table:table-cell office:value-type="float" office:value="37.876307692307691" table:formula="of:=AVERAGE([.A$49:.A87])" table:style-name="ce1">
            <text:p>37.87630769</text:p>
          </table:table-cell>
          <table:table-cell table:style-name="ce1"/>
          <table:table-cell office:value-type="float" office:value="37.707999999999998" table:style-name="ce1">
            <text:p>37.708</text:p>
          </table:table-cell>
          <table:table-cell office:value-type="string" table:style-name="ce3">
            <text:p>Jasper</text:p>
          </table:table-cell>
          <table:table-cell office:value-type="float" office:value="38.964923076923071" table:formula="of:=AVERAGE([.E$49:.E87])" table:style-name="ce1">
            <text:p>38.96492308</text:p>
          </table:table-cell>
          <table:table-cell table:style-name="ce1"/>
          <table:table-cell office:value-type="float" office:value="38.963999999999999" table:style-name="ce1">
            <text:p>38.964</text:p>
          </table:table-cell>
          <table:table-cell office:value-type="string" table:style-name="ce3">
            <text:p>Tim</text:p>
          </table:table-cell>
          <table:table-cell office:value-type="float" office:value="38.816641025641033" table:formula="of:=AVERAGE([.I$49:.I87])" table:style-name="ce1">
            <text:p>38.81664103</text:p>
          </table:table-cell>
          <table:table-cell table:style-name="ce1"/>
          <table:table-cell office:value-type="float" office:value="38.618000000000002" table:style-name="ce1">
            <text:p>38.618</text:p>
          </table:table-cell>
          <table:table-cell office:value-type="string" table:style-name="ce3">
            <text:p>Stefaan</text:p>
          </table:table-cell>
          <table:table-cell office:value-type="float" office:value="39.631358974358967" table:formula="of:=AVERAGE([.M$49:.M87])" table:style-name="ce1">
            <text:p>39.63135897</text:p>
          </table:table-cell>
          <table:table-cell table:style-name="ce1"/>
          <table:table-cell office:value-type="float" office:value="38.399000000000001" table:style-name="ce1">
            <text:p>38.399</text:p>
          </table:table-cell>
          <table:table-cell office:value-type="string" table:style-name="ce3">
            <text:p>Matteo</text:p>
          </table:table-cell>
          <table:table-cell office:value-type="float" office:value="39.108871794871796" table:formula="of:=AVERAGE([.Q$49:.Q87])" table:style-name="ce1">
            <text:p>39.10887179</text:p>
          </table:table-cell>
          <table:table-cell table:style-name="ce1"/>
          <table:table-cell office:value-type="float" office:value="38.122" table:style-name="ce1">
            <text:p>38.122</text:p>
          </table:table-cell>
          <table:table-cell office:value-type="string" table:style-name="ce3">
            <text:p>BertV</text:p>
          </table:table-cell>
          <table:table-cell office:value-type="float" office:value="39.021230769230769" table:formula="of:=AVERAGE([.U$49:.U87])" table:style-name="ce1">
            <text:p>39.02123077</text:p>
          </table:table-cell>
          <table:table-cell table:style-name="ce1"/>
          <table:table-cell office:value-type="float" office:value="39.981999999999999" table:style-name="ce1">
            <text:p>39.982</text:p>
          </table:table-cell>
          <table:table-cell office:value-type="string" table:style-name="ce3">
            <text:p>StefM</text:p>
          </table:table-cell>
          <table:table-cell office:value-type="float" office:value="39.397179487179478" table:formula="of:=AVERAGE([.Y$49:.Y87])" table:style-name="ce1">
            <text:p>39.39717949</text:p>
          </table:table-cell>
          <table:table-cell table:style-name="ce1"/>
          <table:table-cell office:value-type="float" office:value="40.552999999999997" table:style-name="ce1">
            <text:p>40.553</text:p>
          </table:table-cell>
          <table:table-cell office:value-type="string" table:style-name="ce3">
            <text:p>Dario</text:p>
          </table:table-cell>
          <table:table-cell office:value-type="float" office:value="39.900256410256411" table:formula="of:=AVERAGE([.AC$49:.AC87])" table:style-name="ce1">
            <text:p>39.90025641</text:p>
          </table:table-cell>
          <table:table-cell table:style-name="ce1"/>
          <table:table-cell office:value-type="float" office:value="39.840000000000003" table:style-name="ce1">
            <text:p>39.84</text:p>
          </table:table-cell>
          <table:table-cell office:value-type="string" table:style-name="ce3">
            <text:p>Thomas</text:p>
          </table:table-cell>
          <table:table-cell office:value-type="float" office:value="38.362256410256414" table:formula="of:=AVERAGE([.AG$49:.AG87])" table:style-name="ce1">
            <text:p>38.36225641</text:p>
          </table:table-cell>
          <table:table-cell table:style-name="ce1"/>
          <table:table-cell office:value-type="float" office:value="40.072000000000003" table:style-name="ce1">
            <text:p>40.072</text:p>
          </table:table-cell>
          <table:table-cell office:value-type="string" table:style-name="ce3">
            <text:p>Finley</text:p>
          </table:table-cell>
          <table:table-cell office:value-type="float" office:value="42.171538461538454" table:formula="of:=AVERAGE([.AK$49:.AK87])" table:style-name="ce1">
            <text:p>42.17153846</text:p>
          </table:table-cell>
          <table:table-cell table:number-columns-repeated="16345"/>
        </table:table-row>
        <table:table-row table:style-name="ro1">
          <table:table-cell office:value-type="float" office:value="39.576999999999998" table:style-name="ce1">
            <text:p>39.577</text:p>
          </table:table-cell>
          <table:table-cell office:value-type="string" table:style-name="ce3">
            <text:p>Joost</text:p>
          </table:table-cell>
          <table:table-cell office:value-type="float" office:value="37.918824999999998" table:formula="of:=AVERAGE([.A$49:.A88])" table:style-name="ce1">
            <text:p>37.918825</text:p>
          </table:table-cell>
          <table:table-cell table:style-name="ce1"/>
          <table:table-cell office:value-type="float" office:value="38.624000000000002" table:style-name="ce1">
            <text:p>38.624</text:p>
          </table:table-cell>
          <table:table-cell office:value-type="string" table:style-name="ce3">
            <text:p>Jasper</text:p>
          </table:table-cell>
          <table:table-cell office:value-type="float" office:value="38.956399999999995" table:formula="of:=AVERAGE([.E$49:.E88])" table:style-name="ce1">
            <text:p>38.9564</text:p>
          </table:table-cell>
          <table:table-cell table:style-name="ce1"/>
          <table:table-cell office:value-type="float" office:value="37.847999999999999" table:style-name="ce1">
            <text:p>37.848</text:p>
          </table:table-cell>
          <table:table-cell office:value-type="string" table:style-name="ce3">
            <text:p>Tim</text:p>
          </table:table-cell>
          <table:table-cell office:value-type="float" office:value="38.792425000000001" table:formula="of:=AVERAGE([.I$49:.I88])" table:style-name="ce1">
            <text:p>38.792425</text:p>
          </table:table-cell>
          <table:table-cell table:style-name="ce1"/>
          <table:table-cell office:value-type="float" office:value="38.701000000000001" table:style-name="ce1">
            <text:p>38.701</text:p>
          </table:table-cell>
          <table:table-cell office:value-type="string" table:style-name="ce3">
            <text:p>Stefaan</text:p>
          </table:table-cell>
          <table:table-cell office:value-type="float" office:value="39.608099999999993" table:formula="of:=AVERAGE([.M$49:.M88])" table:style-name="ce1">
            <text:p>39.6081</text:p>
          </table:table-cell>
          <table:table-cell table:style-name="ce1"/>
          <table:table-cell office:value-type="float" office:value="37.676000000000002" table:style-name="ce1">
            <text:p>37.676</text:p>
          </table:table-cell>
          <table:table-cell office:value-type="string" table:style-name="ce3">
            <text:p>Matteo</text:p>
          </table:table-cell>
          <table:table-cell office:value-type="float" office:value="39.073050000000002" table:formula="of:=AVERAGE([.Q$49:.Q88])" table:style-name="ce1">
            <text:p>39.07305</text:p>
          </table:table-cell>
          <table:table-cell table:style-name="ce1"/>
          <table:table-cell office:value-type="float" office:value="37.686" table:style-name="ce1">
            <text:p>37.686</text:p>
          </table:table-cell>
          <table:table-cell office:value-type="string" table:style-name="ce3">
            <text:p>BertV</text:p>
          </table:table-cell>
          <table:table-cell office:value-type="float" office:value="38.987849999999995" table:formula="of:=AVERAGE([.U$49:.U88])" table:style-name="ce1">
            <text:p>38.98785</text:p>
          </table:table-cell>
          <table:table-cell table:style-name="ce1"/>
          <table:table-cell office:value-type="float" office:value="40.262" table:style-name="ce1">
            <text:p>40.262</text:p>
          </table:table-cell>
          <table:table-cell office:value-type="string" table:style-name="ce3">
            <text:p>StefM</text:p>
          </table:table-cell>
          <table:table-cell office:value-type="float" office:value="39.41879999999999" table:formula="of:=AVERAGE([.Y$49:.Y88])" table:style-name="ce1">
            <text:p>39.4188</text:p>
          </table:table-cell>
          <table:table-cell table:style-name="ce1"/>
          <table:table-cell office:value-type="float" office:value="40.256" table:style-name="ce1">
            <text:p>40.256</text:p>
          </table:table-cell>
          <table:table-cell office:value-type="string" table:style-name="ce3">
            <text:p>Dario</text:p>
          </table:table-cell>
          <table:table-cell office:value-type="float" office:value="39.909150000000004" table:formula="of:=AVERAGE([.AC$49:.AC88])" table:style-name="ce1">
            <text:p>39.90915</text:p>
          </table:table-cell>
          <table:table-cell table:style-name="ce1"/>
          <table:table-cell office:value-type="float" office:value="39.694000000000003" table:style-name="ce1">
            <text:p>39.694</text:p>
          </table:table-cell>
          <table:table-cell office:value-type="string" table:style-name="ce3">
            <text:p>Thomas</text:p>
          </table:table-cell>
          <table:table-cell office:value-type="float" office:value="38.39555" table:formula="of:=AVERAGE([.AG$49:.AG88])" table:style-name="ce1">
            <text:p>38.39555</text:p>
          </table:table-cell>
          <table:table-cell table:style-name="ce1"/>
          <table:table-cell office:value-type="float" office:value="39.470999999999997" table:style-name="ce1">
            <text:p>39.471</text:p>
          </table:table-cell>
          <table:table-cell office:value-type="string" table:style-name="ce3">
            <text:p>Finley</text:p>
          </table:table-cell>
          <table:table-cell office:value-type="float" office:value="42.104024999999993" table:formula="of:=AVERAGE([.AK$49:.AK88])" table:style-name="ce1">
            <text:p>42.104025</text:p>
          </table:table-cell>
          <table:table-cell table:number-columns-repeated="16345"/>
        </table:table-row>
        <table:table-row table:style-name="ro1">
          <table:table-cell office:value-type="float" office:value="37.655000000000001" table:style-name="ce1">
            <text:p>37.655</text:p>
          </table:table-cell>
          <table:table-cell office:value-type="string" table:style-name="ce3">
            <text:p>Joost</text:p>
          </table:table-cell>
          <table:table-cell office:value-type="float" office:value="37.912390243902436" table:formula="of:=AVERAGE([.A$49:.A89])" table:style-name="ce1">
            <text:p>37.91239024</text:p>
          </table:table-cell>
          <table:table-cell table:style-name="ce1"/>
          <table:table-cell office:value-type="float" office:value="37.707999999999998" table:style-name="ce1">
            <text:p>37.708</text:p>
          </table:table-cell>
          <table:table-cell office:value-type="string" table:style-name="ce3">
            <text:p>Jasper</text:p>
          </table:table-cell>
          <table:table-cell office:value-type="float" office:value="38.925951219512193" table:formula="of:=AVERAGE([.E$49:.E89])" table:style-name="ce1">
            <text:p>38.92595122</text:p>
          </table:table-cell>
          <table:table-cell table:style-name="ce1"/>
          <table:table-cell office:value-type="float" office:value="37.649000000000001" table:style-name="ce1">
            <text:p>37.649</text:p>
          </table:table-cell>
          <table:table-cell office:value-type="string" table:style-name="ce3">
            <text:p>Tim</text:p>
          </table:table-cell>
          <table:table-cell office:value-type="float" office:value="38.764536585365853" table:formula="of:=AVERAGE([.I$49:.I89])" table:style-name="ce1">
            <text:p>38.76453659</text:p>
          </table:table-cell>
          <table:table-cell table:style-name="ce1"/>
          <table:table-cell office:value-type="float" office:value="39.469000000000001" table:style-name="ce1">
            <text:p>39.469</text:p>
          </table:table-cell>
          <table:table-cell office:value-type="string" table:style-name="ce3">
            <text:p>Stefaan</text:p>
          </table:table-cell>
          <table:table-cell office:value-type="float" office:value="39.604707317073171" table:formula="of:=AVERAGE([.M$49:.M89])" table:style-name="ce1">
            <text:p>39.60470732</text:p>
          </table:table-cell>
          <table:table-cell table:style-name="ce1"/>
          <table:table-cell office:value-type="float" office:value="38.475000000000001" table:style-name="ce1">
            <text:p>38.475</text:p>
          </table:table-cell>
          <table:table-cell office:value-type="string" table:style-name="ce3">
            <text:p>Matteo</text:p>
          </table:table-cell>
          <table:table-cell office:value-type="float" office:value="39.058463414634147" table:formula="of:=AVERAGE([.Q$49:.Q89])" table:style-name="ce1">
            <text:p>39.05846341</text:p>
          </table:table-cell>
          <table:table-cell table:style-name="ce1"/>
          <table:table-cell office:value-type="float" office:value="38.853999999999999" table:style-name="ce1">
            <text:p>38.854</text:p>
          </table:table-cell>
          <table:table-cell office:value-type="string" table:style-name="ce3">
            <text:p>BertV</text:p>
          </table:table-cell>
          <table:table-cell office:value-type="float" office:value="38.984585365853654" table:formula="of:=AVERAGE([.U$49:.U89])" table:style-name="ce1">
            <text:p>38.98458537</text:p>
          </table:table-cell>
          <table:table-cell table:style-name="ce1"/>
          <table:table-cell office:value-type="float" office:value="39.515000000000001" table:style-name="ce1">
            <text:p>39.515</text:p>
          </table:table-cell>
          <table:table-cell office:value-type="string" table:style-name="ce3">
            <text:p>StefM</text:p>
          </table:table-cell>
          <table:table-cell office:value-type="float" office:value="39.421146341463412" table:formula="of:=AVERAGE([.Y$49:.Y89])" table:style-name="ce1">
            <text:p>39.42114634</text:p>
          </table:table-cell>
          <table:table-cell table:style-name="ce1"/>
          <table:table-cell office:value-type="float" office:value="39.103999999999999" table:style-name="ce1">
            <text:p>39.104</text:p>
          </table:table-cell>
          <table:table-cell office:value-type="string" table:style-name="ce3">
            <text:p>Dario</text:p>
          </table:table-cell>
          <table:table-cell office:value-type="float" office:value="39.889512195121959" table:formula="of:=AVERAGE([.AC$49:.AC89])" table:style-name="ce1">
            <text:p>39.8895122</text:p>
          </table:table-cell>
          <table:table-cell table:style-name="ce1"/>
          <table:table-cell office:value-type="float" office:value="39.835999999999999" table:style-name="ce1">
            <text:p>39.836</text:p>
          </table:table-cell>
          <table:table-cell office:value-type="string" table:style-name="ce3">
            <text:p>Thomas</text:p>
          </table:table-cell>
          <table:table-cell office:value-type="float" office:value="38.43068292682927" table:formula="of:=AVERAGE([.AG$49:.AG89])" table:style-name="ce1">
            <text:p>38.43068293</text:p>
          </table:table-cell>
          <table:table-cell table:style-name="ce1"/>
          <table:table-cell office:value-type="float" office:value="39.220999999999997" table:style-name="ce1">
            <text:p>39.221</text:p>
          </table:table-cell>
          <table:table-cell office:value-type="string" table:style-name="ce3">
            <text:p>Finley</text:p>
          </table:table-cell>
          <table:table-cell office:value-type="float" office:value="42.033707317073159" table:formula="of:=AVERAGE([.AK$49:.AK89])" table:style-name="ce1">
            <text:p>42.03370732</text:p>
          </table:table-cell>
          <table:table-cell table:number-columns-repeated="16345"/>
        </table:table-row>
        <table:table-row table:style-name="ro1">
          <table:table-cell office:value-type="float" office:value="37.488999999999997" table:style-name="ce1">
            <text:p>37.489</text:p>
          </table:table-cell>
          <table:table-cell office:value-type="string" table:style-name="ce3">
            <text:p>Joost</text:p>
          </table:table-cell>
          <table:table-cell office:value-type="float" office:value="37.902309523809521" table:formula="of:=AVERAGE([.A$49:.A90])" table:style-name="ce1">
            <text:p>37.90230952</text:p>
          </table:table-cell>
          <table:table-cell table:style-name="ce1"/>
          <table:table-cell office:value-type="float" office:value="37.850999999999999" table:style-name="ce1">
            <text:p>37.851</text:p>
          </table:table-cell>
          <table:table-cell office:value-type="string" table:style-name="ce3">
            <text:p>Jasper</text:p>
          </table:table-cell>
          <table:table-cell office:value-type="float" office:value="38.900357142857146" table:formula="of:=AVERAGE([.E$49:.E90])" table:style-name="ce1">
            <text:p>38.90035714</text:p>
          </table:table-cell>
          <table:table-cell table:style-name="ce1"/>
          <table:table-cell office:value-type="float" office:value="38.127000000000002" table:style-name="ce1">
            <text:p>38.127</text:p>
          </table:table-cell>
          <table:table-cell office:value-type="string" table:style-name="ce3">
            <text:p>Tim</text:p>
          </table:table-cell>
          <table:table-cell office:value-type="float" office:value="38.749357142857143" table:formula="of:=AVERAGE([.I$49:.I90])" table:style-name="ce1">
            <text:p>38.74935714</text:p>
          </table:table-cell>
          <table:table-cell table:style-name="ce1"/>
          <table:table-cell office:value-type="float" office:value="44.3" table:style-name="ce1">
            <text:p>44.3</text:p>
          </table:table-cell>
          <table:table-cell office:value-type="string" table:style-name="ce3">
            <text:p>Stefaan</text:p>
          </table:table-cell>
          <table:table-cell office:value-type="float" office:value="39.716499999999996" table:formula="of:=AVERAGE([.M$49:.M90])" table:style-name="ce1">
            <text:p>39.7165</text:p>
          </table:table-cell>
          <table:table-cell table:style-name="ce1"/>
          <table:table-cell office:value-type="float" office:value="37.704999999999998" table:style-name="ce1">
            <text:p>37.705</text:p>
          </table:table-cell>
          <table:table-cell office:value-type="string" table:style-name="ce3">
            <text:p>Matteo</text:p>
          </table:table-cell>
          <table:table-cell office:value-type="float" office:value="39.026238095238092" table:formula="of:=AVERAGE([.Q$49:.Q90])" table:style-name="ce1">
            <text:p>39.0262381</text:p>
          </table:table-cell>
          <table:table-cell table:style-name="ce1"/>
          <table:table-cell office:value-type="float" office:value="37.567999999999998" table:style-name="ce1">
            <text:p>37.568</text:p>
          </table:table-cell>
          <table:table-cell office:value-type="string" table:style-name="ce3">
            <text:p>BertV</text:p>
          </table:table-cell>
          <table:table-cell office:value-type="float" office:value="38.950857142857139" table:formula="of:=AVERAGE([.U$49:.U90])" table:style-name="ce1">
            <text:p>38.9508571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3">
            <text:p>StefM</text:p>
          </table:table-cell>
          <table:table-cell office:value-type="float" office:value="39.434928571428564" table:formula="of:=AVERAGE([.Y$49:.Y90])" table:style-name="ce1">
            <text:p>39.43492857</text:p>
          </table:table-cell>
          <table:table-cell table:style-name="ce1"/>
          <table:table-cell office:value-type="float" office:value="39.499000000000002" table:style-name="ce1">
            <text:p>39.499</text:p>
          </table:table-cell>
          <table:table-cell office:value-type="string" table:style-name="ce3">
            <text:p>Dario</text:p>
          </table:table-cell>
          <table:table-cell office:value-type="float" office:value="39.880214285714295" table:formula="of:=AVERAGE([.AC$49:.AC90])" table:style-name="ce1">
            <text:p>39.88021429</text:p>
          </table:table-cell>
          <table:table-cell table:style-name="ce1"/>
          <table:table-cell office:value-type="float" office:value="41.235999999999997" table:style-name="ce1">
            <text:p>41.236</text:p>
          </table:table-cell>
          <table:table-cell office:value-type="string" table:style-name="ce3">
            <text:p>Thomas</text:p>
          </table:table-cell>
          <table:table-cell office:value-type="float" office:value="38.497476190476199" table:formula="of:=AVERAGE([.AG$49:.AG90])" table:style-name="ce1">
            <text:p>38.49747619</text:p>
          </table:table-cell>
          <table:table-cell table:style-name="ce1"/>
          <table:table-cell office:value-type="float" office:value="38.575000000000003" table:style-name="ce1">
            <text:p>38.575</text:p>
          </table:table-cell>
          <table:table-cell office:value-type="string" table:style-name="ce3">
            <text:p>Finley</text:p>
          </table:table-cell>
          <table:table-cell office:value-type="float" office:value="41.951357142857134" table:formula="of:=AVERAGE([.AK$49:.AK90])" table:style-name="ce1">
            <text:p>41.95135714</text:p>
          </table:table-cell>
          <table:table-cell table:number-columns-repeated="16345"/>
        </table:table-row>
        <table:table-row table:style-name="ro1">
          <table:table-cell office:value-type="float" office:value="37.566000000000003" table:style-name="ce1">
            <text:p>37.566</text:p>
          </table:table-cell>
          <table:table-cell office:value-type="string" table:style-name="ce3">
            <text:p>Joost</text:p>
          </table:table-cell>
          <table:table-cell office:value-type="float" office:value="37.894488372093022" table:formula="of:=AVERAGE([.A$49:.A91])" table:style-name="ce1">
            <text:p>37.89448837</text:p>
          </table:table-cell>
          <table:table-cell table:style-name="ce1"/>
          <table:table-cell office:value-type="float" office:value="37.886000000000003" table:style-name="ce1">
            <text:p>37.886</text:p>
          </table:table-cell>
          <table:table-cell office:value-type="string" table:style-name="ce3">
            <text:p>Jasper</text:p>
          </table:table-cell>
          <table:table-cell office:value-type="float" office:value="38.876767441860466" table:formula="of:=AVERAGE([.E$49:.E91])" table:style-name="ce1">
            <text:p>38.87676744</text:p>
          </table:table-cell>
          <table:table-cell table:style-name="ce1"/>
          <table:table-cell office:value-type="float" office:value="38.183" table:style-name="ce1">
            <text:p>38.183</text:p>
          </table:table-cell>
          <table:table-cell office:value-type="string" table:style-name="ce3">
            <text:p>Tim</text:p>
          </table:table-cell>
          <table:table-cell office:value-type="float" office:value="38.736186046511627" table:formula="of:=AVERAGE([.I$49:.I91])" table:style-name="ce1">
            <text:p>38.73618605</text:p>
          </table:table-cell>
          <table:table-cell table:style-name="ce1"/>
          <table:table-cell office:value-type="float" office:value="39.982999999999997" table:style-name="ce1">
            <text:p>39.983</text:p>
          </table:table-cell>
          <table:table-cell office:value-type="string" table:style-name="ce3">
            <text:p>Stefaan</text:p>
          </table:table-cell>
          <table:table-cell office:value-type="float" office:value="39.722697674418598" table:formula="of:=AVERAGE([.M$49:.M91])" table:style-name="ce1">
            <text:p>39.72269767</text:p>
          </table:table-cell>
          <table:table-cell table:style-name="ce1"/>
          <table:table-cell office:value-type="float" office:value="37.497" table:style-name="ce1">
            <text:p>37.497</text:p>
          </table:table-cell>
          <table:table-cell office:value-type="string" table:style-name="ce3">
            <text:p>Matteo</text:p>
          </table:table-cell>
          <table:table-cell office:value-type="float" office:value="38.990674418604648" table:formula="of:=AVERAGE([.Q$49:.Q91])" table:style-name="ce1">
            <text:p>38.99067442</text:p>
          </table:table-cell>
          <table:table-cell table:style-name="ce1"/>
          <table:table-cell office:value-type="float" office:value="37.83" table:style-name="ce1">
            <text:p>37.83</text:p>
          </table:table-cell>
          <table:table-cell office:value-type="string" table:style-name="ce3">
            <text:p>BertV</text:p>
          </table:table-cell>
          <table:table-cell office:value-type="float" office:value="38.924790697674418" table:formula="of:=AVERAGE([.U$49:.U91])" table:style-name="ce1">
            <text:p>38.9247907</text:p>
          </table:table-cell>
          <table:table-cell table:style-name="ce1"/>
          <table:table-cell office:value-type="float" office:value="39.962000000000003" table:style-name="ce1">
            <text:p>39.962</text:p>
          </table:table-cell>
          <table:table-cell office:value-type="string" table:style-name="ce3">
            <text:p>StefM</text:p>
          </table:table-cell>
          <table:table-cell office:value-type="float" office:value="39.447186046511625" table:formula="of:=AVERAGE([.Y$49:.Y91])" table:style-name="ce1">
            <text:p>39.44718605</text:p>
          </table:table-cell>
          <table:table-cell table:style-name="ce1"/>
          <table:table-cell office:value-type="float" office:value="39.194000000000003" table:style-name="ce1">
            <text:p>39.194</text:p>
          </table:table-cell>
          <table:table-cell office:value-type="string" table:style-name="ce3">
            <text:p>Dario</text:p>
          </table:table-cell>
          <table:table-cell office:value-type="float" office:value="39.864255813953491" table:formula="of:=AVERAGE([.AC$49:.AC91])" table:style-name="ce1">
            <text:p>39.86425581</text:p>
          </table:table-cell>
          <table:table-cell table:style-name="ce1"/>
          <table:table-cell office:value-type="float" office:value="40.445999999999998" table:style-name="ce1">
            <text:p>40.446</text:p>
          </table:table-cell>
          <table:table-cell office:value-type="string" table:style-name="ce3">
            <text:p>Thomas</text:p>
          </table:table-cell>
          <table:table-cell office:value-type="float" office:value="38.54279069767442" table:formula="of:=AVERAGE([.AG$49:.AG91])" table:style-name="ce1">
            <text:p>38.5427907</text:p>
          </table:table-cell>
          <table:table-cell table:style-name="ce1"/>
          <table:table-cell office:value-type="float" office:value="38.838000000000001" table:style-name="ce1">
            <text:p>38.838</text:p>
          </table:table-cell>
          <table:table-cell office:value-type="string" table:style-name="ce3">
            <text:p>Finley</text:p>
          </table:table-cell>
          <table:table-cell office:value-type="float" office:value="41.878953488372083" table:formula="of:=AVERAGE([.AK$49:.AK91])" table:style-name="ce1">
            <text:p>41.87895349</text:p>
          </table:table-cell>
          <table:table-cell table:number-columns-repeated="16345"/>
        </table:table-row>
        <table:table-row table:style-name="ro1">
          <table:table-cell office:value-type="float" office:value="38.488" table:style-name="ce1">
            <text:p>38.488</text:p>
          </table:table-cell>
          <table:table-cell office:value-type="string" table:style-name="ce3">
            <text:p>Joost</text:p>
          </table:table-cell>
          <table:table-cell office:value-type="float" office:value="37.907977272727273" table:formula="of:=AVERAGE([.A$49:.A92])" table:style-name="ce1">
            <text:p>37.90797727</text:p>
          </table:table-cell>
          <table:table-cell table:style-name="ce1"/>
          <table:table-cell office:value-type="float" office:value="37.520000000000003" table:style-name="ce1">
            <text:p>37.52</text:p>
          </table:table-cell>
          <table:table-cell office:value-type="string" table:style-name="ce3">
            <text:p>Jasper</text:p>
          </table:table-cell>
          <table:table-cell office:value-type="float" office:value="38.845931818181818" table:formula="of:=AVERAGE([.E$49:.E92])" table:style-name="ce1">
            <text:p>38.84593182</text:p>
          </table:table-cell>
          <table:table-cell table:style-name="ce1"/>
          <table:table-cell office:value-type="float" office:value="37.722999999999999" table:style-name="ce1">
            <text:p>37.723</text:p>
          </table:table-cell>
          <table:table-cell office:value-type="string" table:style-name="ce3">
            <text:p>Tim</text:p>
          </table:table-cell>
          <table:table-cell office:value-type="float" office:value="38.713159090909087" table:formula="of:=AVERAGE([.I$49:.I92])" table:style-name="ce1">
            <text:p>38.71315909</text:p>
          </table:table-cell>
          <table:table-cell table:style-name="ce1"/>
          <table:table-cell office:value-type="float" office:value="39.554000000000002" table:style-name="ce1">
            <text:p>39.554</text:p>
          </table:table-cell>
          <table:table-cell office:value-type="string" table:style-name="ce3">
            <text:p>Stefaan</text:p>
          </table:table-cell>
          <table:table-cell office:value-type="float" office:value="39.718863636363636" table:formula="of:=AVERAGE([.M$49:.M92])" table:style-name="ce1">
            <text:p>39.71886364</text:p>
          </table:table-cell>
          <table:table-cell table:style-name="ce1"/>
          <table:table-cell office:value-type="float" office:value="37.481000000000002" table:style-name="ce1">
            <text:p>37.481</text:p>
          </table:table-cell>
          <table:table-cell office:value-type="string" table:style-name="ce3">
            <text:p>Matteo</text:p>
          </table:table-cell>
          <table:table-cell office:value-type="float" office:value="38.956363636363633" table:formula="of:=AVERAGE([.Q$49:.Q92])" table:style-name="ce1">
            <text:p>38.95636364</text:p>
          </table:table-cell>
          <table:table-cell table:style-name="ce1"/>
          <table:table-cell office:value-type="float" office:value="38.22" table:style-name="ce1">
            <text:p>38.22</text:p>
          </table:table-cell>
          <table:table-cell office:value-type="string" table:style-name="ce3">
            <text:p>BertV</text:p>
          </table:table-cell>
          <table:table-cell office:value-type="float" office:value="38.908772727272726" table:formula="of:=AVERAGE([.U$49:.U92])" table:style-name="ce1">
            <text:p>38.90877273</text:p>
          </table:table-cell>
          <table:table-cell table:style-name="ce1"/>
          <table:table-cell office:value-type="float" office:value="41.802999999999997" table:style-name="ce1">
            <text:p>41.803</text:p>
          </table:table-cell>
          <table:table-cell office:value-type="string" table:style-name="ce3">
            <text:p>StefM</text:p>
          </table:table-cell>
          <table:table-cell office:value-type="float" office:value="39.500727272727268" table:formula="of:=AVERAGE([.Y$49:.Y92])" table:style-name="ce1">
            <text:p>39.50072727</text:p>
          </table:table-cell>
          <table:table-cell table:style-name="ce1"/>
          <table:table-cell office:value-type="float" office:value="43.768000000000001" table:style-name="ce1">
            <text:p>43.768</text:p>
          </table:table-cell>
          <table:table-cell office:value-type="string" table:style-name="ce3">
            <text:p>Dario</text:p>
          </table:table-cell>
          <table:table-cell office:value-type="float" office:value="39.952977272727281" table:formula="of:=AVERAGE([.AC$49:.AC92])" table:style-name="ce1">
            <text:p>39.95297727</text:p>
          </table:table-cell>
          <table:table-cell table:style-name="ce1"/>
          <table:table-cell office:value-type="float" office:value="39.749000000000002" table:style-name="ce1">
            <text:p>39.749</text:p>
          </table:table-cell>
          <table:table-cell office:value-type="string" table:style-name="ce3">
            <text:p>Thomas</text:p>
          </table:table-cell>
          <table:table-cell office:value-type="float" office:value="38.570204545454551" table:formula="of:=AVERAGE([.AG$49:.AG92])" table:style-name="ce1">
            <text:p>38.57020455</text:p>
          </table:table-cell>
          <table:table-cell table:style-name="ce1"/>
          <table:table-cell office:value-type="float" office:value="39.997" table:style-name="ce1">
            <text:p>39.997</text:p>
          </table:table-cell>
          <table:table-cell office:value-type="string" table:style-name="ce3">
            <text:p>Finley</text:p>
          </table:table-cell>
          <table:table-cell office:value-type="float" office:value="41.836181818181814" table:formula="of:=AVERAGE([.AK$49:.AK92])" table:style-name="ce1">
            <text:p>41.83618182</text:p>
          </table:table-cell>
          <table:table-cell table:number-columns-repeated="16345"/>
        </table:table-row>
        <table:table-row table:style-name="ro1">
          <table:table-cell office:value-type="float" office:value="37.822000000000003" table:style-name="ce1">
            <text:p>37.822</text:p>
          </table:table-cell>
          <table:table-cell office:value-type="string" table:style-name="ce3">
            <text:p>Joost</text:p>
          </table:table-cell>
          <table:table-cell office:value-type="float" office:value="37.906066666666668" table:formula="of:=AVERAGE([.A$49:.A93])" table:style-name="ce1">
            <text:p>37.90606667</text:p>
          </table:table-cell>
          <table:table-cell table:style-name="ce1"/>
          <table:table-cell office:value-type="float" office:value="38.520000000000003" table:style-name="ce1">
            <text:p>38.52</text:p>
          </table:table-cell>
          <table:table-cell office:value-type="string" table:style-name="ce3">
            <text:p>Jasper</text:p>
          </table:table-cell>
          <table:table-cell office:value-type="float" office:value="38.838688888888889" table:formula="of:=AVERAGE([.E$49:.E93])" table:style-name="ce1">
            <text:p>38.83868889</text:p>
          </table:table-cell>
          <table:table-cell table:style-name="ce1"/>
          <table:table-cell office:value-type="float" office:value="39.872999999999998" table:style-name="ce1">
            <text:p>39.873</text:p>
          </table:table-cell>
          <table:table-cell office:value-type="string" table:style-name="ce3">
            <text:p>Tim</text:p>
          </table:table-cell>
          <table:table-cell office:value-type="float" office:value="38.738933333333335" table:formula="of:=AVERAGE([.I$49:.I93])" table:style-name="ce1">
            <text:p>38.73893333</text:p>
          </table:table-cell>
          <table:table-cell table:style-name="ce1"/>
          <table:table-cell office:value-type="float" office:value="39.427" table:style-name="ce1">
            <text:p>39.427</text:p>
          </table:table-cell>
          <table:table-cell office:value-type="string" table:style-name="ce3">
            <text:p>Stefaan</text:p>
          </table:table-cell>
          <table:table-cell office:value-type="float" office:value="39.712377777777775" table:formula="of:=AVERAGE([.M$49:.M93])" table:style-name="ce1">
            <text:p>39.71237778</text:p>
          </table:table-cell>
          <table:table-cell table:style-name="ce1"/>
          <table:table-cell office:value-type="float" office:value="38.33" table:style-name="ce1">
            <text:p>38.33</text:p>
          </table:table-cell>
          <table:table-cell office:value-type="string" table:style-name="ce3">
            <text:p>Matteo</text:p>
          </table:table-cell>
          <table:table-cell office:value-type="float" office:value="38.94244444444444" table:formula="of:=AVERAGE([.Q$49:.Q93])" table:style-name="ce1">
            <text:p>38.94244444</text:p>
          </table:table-cell>
          <table:table-cell table:style-name="ce1"/>
          <table:table-cell office:value-type="float" office:value="39.119" table:style-name="ce1">
            <text:p>39.119</text:p>
          </table:table-cell>
          <table:table-cell office:value-type="string" table:style-name="ce3">
            <text:p>BertV</text:p>
          </table:table-cell>
          <table:table-cell office:value-type="float" office:value="38.913444444444437" table:formula="of:=AVERAGE([.U$49:.U93])" table:style-name="ce1">
            <text:p>38.91344444</text:p>
          </table:table-cell>
          <table:table-cell table:style-name="ce1"/>
          <table:table-cell office:value-type="float" office:value="39.283000000000001" table:style-name="ce1">
            <text:p>39.283</text:p>
          </table:table-cell>
          <table:table-cell office:value-type="string" table:style-name="ce3">
            <text:p>StefM</text:p>
          </table:table-cell>
          <table:table-cell office:value-type="float" office:value="39.495888888888878" table:formula="of:=AVERAGE([.Y$49:.Y93])" table:style-name="ce1">
            <text:p>39.49588889</text:p>
          </table:table-cell>
          <table:table-cell table:style-name="ce1"/>
          <table:table-cell office:value-type="float" office:value="39.082999999999998" table:style-name="ce1">
            <text:p>39.083</text:p>
          </table:table-cell>
          <table:table-cell office:value-type="string" table:style-name="ce3">
            <text:p>Dario</text:p>
          </table:table-cell>
          <table:table-cell office:value-type="float" office:value="39.933644444444454" table:formula="of:=AVERAGE([.AC$49:.AC93])" table:style-name="ce1">
            <text:p>39.93364444</text:p>
          </table:table-cell>
          <table:table-cell table:style-name="ce1"/>
          <table:table-cell office:value-type="float" office:value="40.082999999999998" table:style-name="ce1">
            <text:p>40.083</text:p>
          </table:table-cell>
          <table:table-cell office:value-type="string" table:style-name="ce3">
            <text:p>Thomas</text:p>
          </table:table-cell>
          <table:table-cell office:value-type="float" office:value="38.603822222222227" table:formula="of:=AVERAGE([.AG$49:.AG93])" table:style-name="ce1">
            <text:p>38.60382222</text:p>
          </table:table-cell>
          <table:table-cell table:style-name="ce1"/>
          <table:table-cell office:value-type="float" office:value="39.939" table:style-name="ce1">
            <text:p>39.939</text:p>
          </table:table-cell>
          <table:table-cell office:value-type="string" table:style-name="ce3">
            <text:p>Finley</text:p>
          </table:table-cell>
          <table:table-cell office:value-type="float" office:value="41.794022222222218" table:formula="of:=AVERAGE([.AK$49:.AK93])" table:style-name="ce1">
            <text:p>41.79402222</text:p>
          </table:table-cell>
          <table:table-cell table:number-columns-repeated="16345"/>
        </table:table-row>
        <table:table-row table:style-name="ro1">
          <table:table-cell office:value-type="float" office:value="38.393000000000001" table:style-name="ce1">
            <text:p>38.393</text:p>
          </table:table-cell>
          <table:table-cell office:value-type="string" table:style-name="ce3">
            <text:p>Joost</text:p>
          </table:table-cell>
          <table:table-cell office:value-type="float" office:value="37.91665217391305" table:formula="of:=AVERAGE([.A$49:.A94])" table:style-name="ce1">
            <text:p>37.91665217</text:p>
          </table:table-cell>
          <table:table-cell table:style-name="ce1"/>
          <table:table-cell office:value-type="float" office:value="39.719000000000001" table:style-name="ce1">
            <text:p>39.719</text:p>
          </table:table-cell>
          <table:table-cell office:value-type="string" table:style-name="ce3">
            <text:p>Jasper</text:p>
          </table:table-cell>
          <table:table-cell office:value-type="float" office:value="38.857826086956521" table:formula="of:=AVERAGE([.E$49:.E94])" table:style-name="ce1">
            <text:p>38.85782609</text:p>
          </table:table-cell>
          <table:table-cell table:style-name="ce1"/>
          <table:table-cell office:value-type="float" office:value="38.472000000000001" table:style-name="ce1">
            <text:p>38.472</text:p>
          </table:table-cell>
          <table:table-cell office:value-type="string" table:style-name="ce3">
            <text:p>Tim</text:p>
          </table:table-cell>
          <table:table-cell office:value-type="float" office:value="38.733130434782609" table:formula="of:=AVERAGE([.I$49:.I94])" table:style-name="ce1">
            <text:p>38.73313043</text:p>
          </table:table-cell>
          <table:table-cell table:style-name="ce1"/>
          <table:table-cell office:value-type="float" office:value="61.131999999999998" table:style-name="ce1">
            <text:p>61.132</text:p>
          </table:table-cell>
          <table:table-cell office:value-type="string" table:style-name="ce3">
            <text:p>Pit</text:p>
          </table:table-cell>
          <table:table-cell office:value-type="float" office:value="40.178021739130429" table:formula="of:=AVERAGE([.M$49:.M94])" table:style-name="ce1">
            <text:p>40.17802174</text:p>
          </table:table-cell>
          <table:table-cell table:style-name="ce1"/>
          <table:table-cell office:value-type="float" office:value="37.908000000000001" table:style-name="ce1">
            <text:p>37.908</text:p>
          </table:table-cell>
          <table:table-cell office:value-type="string" table:style-name="ce3">
            <text:p>Matteo</text:p>
          </table:table-cell>
          <table:table-cell office:value-type="float" office:value="38.919956521739124" table:formula="of:=AVERAGE([.Q$49:.Q94])" table:style-name="ce1">
            <text:p>38.91995652</text:p>
          </table:table-cell>
          <table:table-cell table:style-name="ce1"/>
          <table:table-cell office:value-type="float" office:value="37.365000000000002" table:style-name="ce1">
            <text:p>37.365</text:p>
          </table:table-cell>
          <table:table-cell office:value-type="string" table:style-name="ce3">
            <text:p>BertV</text:p>
          </table:table-cell>
          <table:table-cell office:value-type="float" office:value="38.879782608695649" table:formula="of:=AVERAGE([.U$49:.U94])" table:style-name="ce1">
            <text:p>38.87978261</text:p>
          </table:table-cell>
          <table:table-cell table:style-name="ce1"/>
          <table:table-cell office:value-type="float" office:value="39.042000000000002" table:style-name="ce1">
            <text:p>39.042</text:p>
          </table:table-cell>
          <table:table-cell office:value-type="string" table:style-name="ce3">
            <text:p>StefM</text:p>
          </table:table-cell>
          <table:table-cell office:value-type="float" office:value="39.486021739130422" table:formula="of:=AVERAGE([.Y$49:.Y94])" table:style-name="ce1">
            <text:p>39.48602174</text:p>
          </table:table-cell>
          <table:table-cell table:style-name="ce1"/>
          <table:table-cell office:value-type="float" office:value="40.31" table:style-name="ce1">
            <text:p>40.31</text:p>
          </table:table-cell>
          <table:table-cell office:value-type="string" table:style-name="ce3">
            <text:p>Dario</text:p>
          </table:table-cell>
          <table:table-cell office:value-type="float" office:value="39.941826086956532" table:formula="of:=AVERAGE([.AC$49:.AC94])" table:style-name="ce1">
            <text:p>39.94182609</text:p>
          </table:table-cell>
          <table:table-cell table:style-name="ce1"/>
          <table:table-cell office:value-type="float" office:value="41.018999999999998" table:style-name="ce1">
            <text:p>41.019</text:p>
          </table:table-cell>
          <table:table-cell office:value-type="string" table:style-name="ce3">
            <text:p>Thomas</text:p>
          </table:table-cell>
          <table:table-cell office:value-type="float" office:value="38.656326086956526" table:formula="of:=AVERAGE([.AG$49:.AG94])" table:style-name="ce1">
            <text:p>38.65632609</text:p>
          </table:table-cell>
          <table:table-cell table:style-name="ce1"/>
          <table:table-cell office:value-type="float" office:value="38.823" table:style-name="ce1">
            <text:p>38.823</text:p>
          </table:table-cell>
          <table:table-cell office:value-type="string" table:style-name="ce3">
            <text:p>Finley</text:p>
          </table:table-cell>
          <table:table-cell office:value-type="float" office:value="41.729434782608692" table:formula="of:=AVERAGE([.AK$49:.AK94])" table:style-name="ce1">
            <text:p>41.72943478</text:p>
          </table:table-cell>
          <table:table-cell table:number-columns-repeated="16345"/>
        </table:table-row>
        <table:table-row table:style-name="ro1">
          <table:table-cell office:value-type="float" office:value="38.122999999999998" table:style-name="ce1">
            <text:p>38.123</text:p>
          </table:table-cell>
          <table:table-cell office:value-type="string" table:style-name="ce3">
            <text:p>Joost</text:p>
          </table:table-cell>
          <table:table-cell office:value-type="float" office:value="37.921042553191491" table:formula="of:=AVERAGE([.A$49:.A95])" table:style-name="ce1">
            <text:p>37.92104255</text:p>
          </table:table-cell>
          <table:table-cell table:style-name="ce1"/>
          <table:table-cell office:value-type="float" office:value="60.429000000000002" table:style-name="ce1">
            <text:p>60.429</text:p>
          </table:table-cell>
          <table:table-cell office:value-type="string" table:style-name="ce3">
            <text:p>Pit</text:p>
          </table:table-cell>
          <table:table-cell office:value-type="float" office:value="39.316787234042557" table:formula="of:=AVERAGE([.E$49:.E95])" table:style-name="ce1">
            <text:p>39.31678723</text:p>
          </table:table-cell>
          <table:table-cell table:style-name="ce1"/>
          <table:table-cell office:value-type="float" office:value="55.94" table:style-name="ce1">
            <text:p>55.94</text:p>
          </table:table-cell>
          <table:table-cell office:value-type="string" table:style-name="ce3">
            <text:p>Pit</text:p>
          </table:table-cell>
          <table:table-cell office:value-type="float" office:value="39.099234042553192" table:formula="of:=AVERAGE([.I$49:.I95])" table:style-name="ce1">
            <text:p>39.09923404</text:p>
          </table:table-cell>
          <table:table-cell table:style-name="ce1"/>
          <table:table-cell office:value-type="float" office:value="39.802" table:style-name="ce1">
            <text:p>39.802</text:p>
          </table:table-cell>
          <table:table-cell office:value-type="string" table:style-name="ce3">
            <text:p>Bart</text:p>
          </table:table-cell>
          <table:table-cell office:value-type="float" office:value="40.17002127659574" table:formula="of:=AVERAGE([.M$49:.M95])" table:style-name="ce1">
            <text:p>40.17002128</text:p>
          </table:table-cell>
          <table:table-cell table:style-name="ce1"/>
          <table:table-cell office:value-type="float" office:value="37.671999999999997" table:style-name="ce1">
            <text:p>37.672</text:p>
          </table:table-cell>
          <table:table-cell office:value-type="string" table:style-name="ce3">
            <text:p>Matteo</text:p>
          </table:table-cell>
          <table:table-cell office:value-type="float" office:value="38.893404255319147" table:formula="of:=AVERAGE([.Q$49:.Q95])" table:style-name="ce1">
            <text:p>38.89340426</text:p>
          </table:table-cell>
          <table:table-cell table:style-name="ce1"/>
          <table:table-cell office:value-type="float" office:value="37.539000000000001" table:style-name="ce1">
            <text:p>37.539</text:p>
          </table:table-cell>
          <table:table-cell office:value-type="string" table:style-name="ce3">
            <text:p>BertV</text:p>
          </table:table-cell>
          <table:table-cell office:value-type="float" office:value="38.851255319148933" table:formula="of:=AVERAGE([.U$49:.U95])" table:style-name="ce1">
            <text:p>38.85125532</text:p>
          </table:table-cell>
          <table:table-cell table:style-name="ce1"/>
          <table:table-cell office:value-type="float" office:value="38.962000000000003" table:style-name="ce1">
            <text:p>38.962</text:p>
          </table:table-cell>
          <table:table-cell office:value-type="string" table:style-name="ce3">
            <text:p>StefM</text:p>
          </table:table-cell>
          <table:table-cell office:value-type="float" office:value="39.47487234042552" table:formula="of:=AVERAGE([.Y$49:.Y95])" table:style-name="ce1">
            <text:p>39.47487234</text:p>
          </table:table-cell>
          <table:table-cell table:style-name="ce1"/>
          <table:table-cell office:value-type="float" office:value="39.976999999999997" table:style-name="ce1">
            <text:p>39.977</text:p>
          </table:table-cell>
          <table:table-cell office:value-type="string" table:style-name="ce3">
            <text:p>Dario</text:p>
          </table:table-cell>
          <table:table-cell office:value-type="float" office:value="39.942574468085112" table:formula="of:=AVERAGE([.AC$49:.AC95])" table:style-name="ce1">
            <text:p>39.94257447</text:p>
          </table:table-cell>
          <table:table-cell table:style-name="ce1"/>
          <table:table-cell office:value-type="float" office:value="40.281999999999996" table:style-name="ce1">
            <text:p>40.282</text:p>
          </table:table-cell>
          <table:table-cell office:value-type="string" table:style-name="ce3">
            <text:p>Thomas</text:p>
          </table:table-cell>
          <table:table-cell office:value-type="float" office:value="38.690914893617027" table:formula="of:=AVERAGE([.AG$49:.AG95])" table:style-name="ce1">
            <text:p>38.69091489</text:p>
          </table:table-cell>
          <table:table-cell table:style-name="ce1"/>
          <table:table-cell office:value-type="float" office:value="38.615000000000002" table:style-name="ce1">
            <text:p>38.615</text:p>
          </table:table-cell>
          <table:table-cell office:value-type="string" table:style-name="ce3">
            <text:p>Finley</text:p>
          </table:table-cell>
          <table:table-cell office:value-type="float" office:value="41.663170212765955" table:formula="of:=AVERAGE([.AK$49:.AK95])" table:style-name="ce1">
            <text:p>41.66317021</text:p>
          </table:table-cell>
          <table:table-cell table:number-columns-repeated="16345"/>
        </table:table-row>
        <table:table-row table:style-name="ro1">
          <table:table-cell office:value-type="float" office:value="52.473999999999997" table:style-name="ce1">
            <text:p>52.474</text:p>
          </table:table-cell>
          <table:table-cell office:value-type="string" table:style-name="ce3">
            <text:p>Pit</text:p>
          </table:table-cell>
          <table:table-cell office:value-type="float" office:value="38.224229166666667" table:formula="of:=AVERAGE([.A$49:.A96])" table:style-name="ce1">
            <text:p>38.22422917</text:p>
          </table:table-cell>
          <table:table-cell table:style-name="ce1"/>
          <table:table-cell office:value-type="float" office:value="36.652999999999999" table:style-name="ce1">
            <text:p>36.653</text:p>
          </table:table-cell>
          <table:table-cell office:value-type="string" table:style-name="ce3">
            <text:p>Inigo</text:p>
          </table:table-cell>
          <table:table-cell office:value-type="float" office:value="39.261291666666672" table:formula="of:=AVERAGE([.E$49:.E96])" table:style-name="ce1">
            <text:p>39.26129167</text:p>
          </table:table-cell>
          <table:table-cell table:style-name="ce1"/>
          <table:table-cell office:value-type="float" office:value="37.088999999999999" table:style-name="ce1">
            <text:p>37.089</text:p>
          </table:table-cell>
          <table:table-cell office:value-type="string" table:style-name="ce3">
            <text:p>Kyle</text:p>
          </table:table-cell>
          <table:table-cell office:value-type="float" office:value="39.057354166666663" table:formula="of:=AVERAGE([.I$49:.I96])" table:style-name="ce1">
            <text:p>39.05735417</text:p>
          </table:table-cell>
          <table:table-cell table:style-name="ce1"/>
          <table:table-cell office:value-type="float" office:value="39.347000000000001" table:style-name="ce1">
            <text:p>39.347</text:p>
          </table:table-cell>
          <table:table-cell office:value-type="string" table:style-name="ce3">
            <text:p>Bart</text:p>
          </table:table-cell>
          <table:table-cell office:value-type="float" office:value="40.152874999999995" table:formula="of:=AVERAGE([.M$49:.M96])" table:style-name="ce1">
            <text:p>40.152875</text:p>
          </table:table-cell>
          <table:table-cell table:style-name="ce1"/>
          <table:table-cell office:value-type="float" office:value="37.86" table:style-name="ce1">
            <text:p>37.86</text:p>
          </table:table-cell>
          <table:table-cell office:value-type="string" table:style-name="ce3">
            <text:p>Matteo</text:p>
          </table:table-cell>
          <table:table-cell office:value-type="float" office:value="38.871874999999996" table:formula="of:=AVERAGE([.Q$49:.Q96])" table:style-name="ce1">
            <text:p>38.871875</text:p>
          </table:table-cell>
          <table:table-cell table:style-name="ce1"/>
          <table:table-cell office:value-type="float" office:value="37.515000000000001" table:style-name="ce1">
            <text:p>37.515</text:p>
          </table:table-cell>
          <table:table-cell office:value-type="string" table:style-name="ce3">
            <text:p>BertV</text:p>
          </table:table-cell>
          <table:table-cell office:value-type="float" office:value="38.823416666666667" table:formula="of:=AVERAGE([.U$49:.U96])" table:style-name="ce1">
            <text:p>38.82341667</text:p>
          </table:table-cell>
          <table:table-cell table:style-name="ce1"/>
          <table:table-cell office:value-type="float" office:value="39.6" table:style-name="ce1">
            <text:p>39.6</text:p>
          </table:table-cell>
          <table:table-cell office:value-type="string" table:style-name="ce3">
            <text:p>StefM</text:p>
          </table:table-cell>
          <table:table-cell office:value-type="float" office:value="39.477479166666654" table:formula="of:=AVERAGE([.Y$49:.Y96])" table:style-name="ce1">
            <text:p>39.47747917</text:p>
          </table:table-cell>
          <table:table-cell table:style-name="ce1"/>
          <table:table-cell office:value-type="float" office:value="39.779000000000003" table:style-name="ce1">
            <text:p>39.779</text:p>
          </table:table-cell>
          <table:table-cell office:value-type="string" table:style-name="ce3">
            <text:p>Dario</text:p>
          </table:table-cell>
          <table:table-cell office:value-type="float" office:value="39.939166666666672" table:formula="of:=AVERAGE([.AC$49:.AC96])" table:style-name="ce1">
            <text:p>39.93916667</text:p>
          </table:table-cell>
          <table:table-cell table:style-name="ce1"/>
          <table:table-cell office:value-type="float" office:value="39.799999999999997" table:style-name="ce1">
            <text:p>39.8</text:p>
          </table:table-cell>
          <table:table-cell office:value-type="string" table:style-name="ce3">
            <text:p>Thomas</text:p>
          </table:table-cell>
          <table:table-cell office:value-type="float" office:value="38.714020833333336" table:formula="of:=AVERAGE([.AG$49:.AG96])" table:style-name="ce1">
            <text:p>38.71402083</text:p>
          </table:table-cell>
          <table:table-cell table:style-name="ce1"/>
          <table:table-cell office:value-type="float" office:value="38.338000000000001" table:style-name="ce1">
            <text:p>38.338</text:p>
          </table:table-cell>
          <table:table-cell office:value-type="string" table:style-name="ce3">
            <text:p>Finley</text:p>
          </table:table-cell>
          <table:table-cell office:value-type="float" office:value="41.593895833333328" table:formula="of:=AVERAGE([.AK$49:.AK96])" table:style-name="ce1">
            <text:p>41.59389583</text:p>
          </table:table-cell>
          <table:table-cell table:number-columns-repeated="16345"/>
        </table:table-row>
        <table:table-row table:style-name="ro1">
          <table:table-cell office:value-type="float" office:value="37.360999999999997" table:style-name="ce1">
            <text:p>37.361</text:p>
          </table:table-cell>
          <table:table-cell office:value-type="string" table:style-name="ce3">
            <text:p>BertP</text:p>
          </table:table-cell>
          <table:table-cell office:value-type="float" office:value="38.206612244897961" table:formula="of:=AVERAGE([.A$49:.A97])" table:style-name="ce1">
            <text:p>38.20661224</text:p>
          </table:table-cell>
          <table:table-cell table:style-name="ce1"/>
          <table:table-cell office:value-type="float" office:value="36.295000000000002" table:style-name="ce1">
            <text:p>36.295</text:p>
          </table:table-cell>
          <table:table-cell office:value-type="string" table:style-name="ce3">
            <text:p>Inigo</text:p>
          </table:table-cell>
          <table:table-cell office:value-type="float" office:value="39.200755102040823" table:formula="of:=AVERAGE([.E$49:.E97])" table:style-name="ce1">
            <text:p>39.2007551</text:p>
          </table:table-cell>
          <table:table-cell table:style-name="ce1"/>
          <table:table-cell office:value-type="float" office:value="36.959000000000003" table:style-name="ce1">
            <text:p>36.959</text:p>
          </table:table-cell>
          <table:table-cell office:value-type="string" table:style-name="ce3">
            <text:p>Kyle</text:p>
          </table:table-cell>
          <table:table-cell office:value-type="float" office:value="39.014530612244897" table:formula="of:=AVERAGE([.I$49:.I97])" table:style-name="ce1">
            <text:p>39.01453061</text:p>
          </table:table-cell>
          <table:table-cell table:style-name="ce1"/>
          <table:table-cell office:value-type="float" office:value="39.838000000000001" table:style-name="ce1">
            <text:p>39.838</text:p>
          </table:table-cell>
          <table:table-cell office:value-type="string" table:style-name="ce3">
            <text:p>Bart</text:p>
          </table:table-cell>
          <table:table-cell office:value-type="float" office:value="40.146448979591831" table:formula="of:=AVERAGE([.M$49:.M97])" table:style-name="ce1">
            <text:p>40.14644898</text:p>
          </table:table-cell>
          <table:table-cell table:style-name="ce1"/>
          <table:table-cell office:value-type="float" office:value="37.844999999999999" table:style-name="ce1">
            <text:p>37.845</text:p>
          </table:table-cell>
          <table:table-cell office:value-type="string" table:style-name="ce3">
            <text:p>Matteo</text:p>
          </table:table-cell>
          <table:table-cell office:value-type="float" office:value="38.850918367346935" table:formula="of:=AVERAGE([.Q$49:.Q97])" table:style-name="ce1">
            <text:p>38.85091837</text:p>
          </table:table-cell>
          <table:table-cell table:style-name="ce1"/>
          <table:table-cell office:value-type="float" office:value="37.417000000000002" table:style-name="ce1">
            <text:p>37.417</text:p>
          </table:table-cell>
          <table:table-cell office:value-type="string" table:style-name="ce3">
            <text:p>BertV</text:p>
          </table:table-cell>
          <table:table-cell office:value-type="float" office:value="38.794714285714285" table:formula="of:=AVERAGE([.U$49:.U97])" table:style-name="ce1">
            <text:p>38.79471429</text:p>
          </table:table-cell>
          <table:table-cell table:style-name="ce1"/>
          <table:table-cell office:value-type="float" office:value="39.582000000000001" table:style-name="ce1">
            <text:p>39.582</text:p>
          </table:table-cell>
          <table:table-cell office:value-type="string" table:style-name="ce3">
            <text:p>StefM</text:p>
          </table:table-cell>
          <table:table-cell office:value-type="float" office:value="39.47961224489795" table:formula="of:=AVERAGE([.Y$49:.Y97])" table:style-name="ce1">
            <text:p>39.47961224</text:p>
          </table:table-cell>
          <table:table-cell table:style-name="ce1"/>
          <table:table-cell office:value-type="float" office:value="40.317999999999998" table:style-name="ce1">
            <text:p>40.318</text:p>
          </table:table-cell>
          <table:table-cell office:value-type="string" table:style-name="ce3">
            <text:p>Dario</text:p>
          </table:table-cell>
          <table:table-cell office:value-type="float" office:value="39.94689795918368" table:formula="of:=AVERAGE([.AC$49:.AC97])" table:style-name="ce1">
            <text:p>39.94689796</text:p>
          </table:table-cell>
          <table:table-cell table:style-name="ce1"/>
          <table:table-cell office:value-type="float" office:value="39.164999999999999" table:style-name="ce1">
            <text:p>39.165</text:p>
          </table:table-cell>
          <table:table-cell office:value-type="string" table:style-name="ce3">
            <text:p>Thomas</text:p>
          </table:table-cell>
          <table:table-cell office:value-type="float" office:value="38.723224489795918" table:formula="of:=AVERAGE([.AG$49:.AG97])" table:style-name="ce1">
            <text:p>38.72322449</text:p>
          </table:table-cell>
          <table:table-cell table:style-name="ce1"/>
          <table:table-cell office:value-type="float" office:value="39.459000000000003" table:style-name="ce1">
            <text:p>39.459</text:p>
          </table:table-cell>
          <table:table-cell office:value-type="string" table:style-name="ce3">
            <text:p>Finley</text:p>
          </table:table-cell>
          <table:table-cell office:value-type="float" office:value="41.550326530612246" table:formula="of:=AVERAGE([.AK$49:.AK97])" table:style-name="ce1">
            <text:p>41.55032653</text:p>
          </table:table-cell>
          <table:table-cell table:number-columns-repeated="16345"/>
        </table:table-row>
        <table:table-row table:style-name="ro1">
          <table:table-cell office:value-type="float" office:value="37.695" table:style-name="ce1">
            <text:p>37.695</text:p>
          </table:table-cell>
          <table:table-cell office:value-type="string" table:style-name="ce3">
            <text:p>BertP</text:p>
          </table:table-cell>
          <table:table-cell office:value-type="float" office:value="38.196380000000005" table:formula="of:=AVERAGE([.A$49:.A98])" table:style-name="ce1">
            <text:p>38.19638</text:p>
          </table:table-cell>
          <table:table-cell table:style-name="ce1"/>
          <table:table-cell office:value-type="float" office:value="36.659999999999997" table:style-name="ce1">
            <text:p>36.66</text:p>
          </table:table-cell>
          <table:table-cell office:value-type="string" table:style-name="ce3">
            <text:p>Inigo</text:p>
          </table:table-cell>
          <table:table-cell office:value-type="float" office:value="39.149940000000008" table:formula="of:=AVERAGE([.E$49:.E98])" table:style-name="ce1">
            <text:p>39.14994</text:p>
          </table:table-cell>
          <table:table-cell table:style-name="ce1"/>
          <table:table-cell office:value-type="float" office:value="36.963999999999999" table:style-name="ce1">
            <text:p>36.964</text:p>
          </table:table-cell>
          <table:table-cell office:value-type="string" table:style-name="ce3">
            <text:p>Kyle</text:p>
          </table:table-cell>
          <table:table-cell office:value-type="float" office:value="38.973520000000001" table:formula="of:=AVERAGE([.I$49:.I98])" table:style-name="ce1">
            <text:p>38.97352</text:p>
          </table:table-cell>
          <table:table-cell table:style-name="ce1"/>
          <table:table-cell office:value-type="float" office:value="42.808999999999997" table:style-name="ce1">
            <text:p>42.809</text:p>
          </table:table-cell>
          <table:table-cell office:value-type="string" table:style-name="ce3">
            <text:p>Bart</text:p>
          </table:table-cell>
          <table:table-cell office:value-type="float" office:value="40.199699999999993" table:formula="of:=AVERAGE([.M$49:.M98])" table:style-name="ce1">
            <text:p>40.1997</text:p>
          </table:table-cell>
          <table:table-cell table:style-name="ce1"/>
          <table:table-cell office:value-type="float" office:value="38.652000000000001" table:style-name="ce1">
            <text:p>38.652</text:p>
          </table:table-cell>
          <table:table-cell office:value-type="string" table:style-name="ce3">
            <text:p>Matteo</text:p>
          </table:table-cell>
          <table:table-cell office:value-type="float" office:value="38.846939999999996" table:formula="of:=AVERAGE([.Q$49:.Q98])" table:style-name="ce1">
            <text:p>38.84694</text:p>
          </table:table-cell>
          <table:table-cell table:style-name="ce1"/>
          <table:table-cell office:value-type="float" office:value="37.914999999999999" table:style-name="ce1">
            <text:p>37.915</text:p>
          </table:table-cell>
          <table:table-cell office:value-type="string" table:style-name="ce3">
            <text:p>BertV</text:p>
          </table:table-cell>
          <table:table-cell office:value-type="float" office:value="38.777119999999996" table:formula="of:=AVERAGE([.U$49:.U98])" table:style-name="ce1">
            <text:p>38.77712</text:p>
          </table:table-cell>
          <table:table-cell table:style-name="ce1"/>
          <table:table-cell office:value-type="float" office:value="39.438000000000002" table:style-name="ce1">
            <text:p>39.438</text:p>
          </table:table-cell>
          <table:table-cell office:value-type="string" table:style-name="ce3">
            <text:p>StefM</text:p>
          </table:table-cell>
          <table:table-cell office:value-type="float" office:value="39.478779999999993" table:formula="of:=AVERAGE([.Y$49:.Y98])" table:style-name="ce1">
            <text:p>39.47878</text:p>
          </table:table-cell>
          <table:table-cell table:style-name="ce1"/>
          <table:table-cell office:value-type="float" office:value="39.337000000000003" table:style-name="ce1">
            <text:p>39.337</text:p>
          </table:table-cell>
          <table:table-cell office:value-type="string" table:style-name="ce3">
            <text:p>Dario</text:p>
          </table:table-cell>
          <table:table-cell office:value-type="float" office:value="39.934700000000007" table:formula="of:=AVERAGE([.AC$49:.AC98])" table:style-name="ce1">
            <text:p>39.9347</text:p>
          </table:table-cell>
          <table:table-cell table:style-name="ce1"/>
          <table:table-cell office:value-type="float" office:value="39.808999999999997" table:style-name="ce1">
            <text:p>39.809</text:p>
          </table:table-cell>
          <table:table-cell office:value-type="string" table:style-name="ce3">
            <text:p>Thomas</text:p>
          </table:table-cell>
          <table:table-cell office:value-type="float" office:value="38.74494" table:formula="of:=AVERAGE([.AG$49:.AG98])" table:style-name="ce1">
            <text:p>38.74494</text:p>
          </table:table-cell>
          <table:table-cell table:style-name="ce1"/>
          <table:table-cell office:value-type="float" office:value="40.25" table:style-name="ce1">
            <text:p>40.25</text:p>
          </table:table-cell>
          <table:table-cell office:value-type="string" table:style-name="ce3">
            <text:p>Finley</text:p>
          </table:table-cell>
          <table:table-cell office:value-type="float" office:value="41.524319999999996" table:formula="of:=AVERAGE([.AK$49:.AK98])" table:style-name="ce1">
            <text:p>41.52432</text:p>
          </table:table-cell>
          <table:table-cell table:number-columns-repeated="16345"/>
        </table:table-row>
        <table:table-row table:style-name="ro1">
          <table:table-cell office:value-type="float" office:value="37.302999999999997" table:style-name="ce1">
            <text:p>37.303</text:p>
          </table:table-cell>
          <table:table-cell office:value-type="string" table:style-name="ce3">
            <text:p>BertP</text:p>
          </table:table-cell>
          <table:table-cell office:value-type="float" office:value="38.178862745098044" table:formula="of:=AVERAGE([.A$49:.A99])" table:style-name="ce1">
            <text:p>38.17886275</text:p>
          </table:table-cell>
          <table:table-cell table:style-name="ce1"/>
          <table:table-cell office:value-type="float" office:value="36.143000000000001" table:style-name="ce1">
            <text:p>36.143</text:p>
          </table:table-cell>
          <table:table-cell office:value-type="string" table:style-name="ce3">
            <text:p>Inigo</text:p>
          </table:table-cell>
          <table:table-cell office:value-type="float" office:value="39.090980392156872" table:formula="of:=AVERAGE([.E$49:.E99])" table:style-name="ce1">
            <text:p>39.09098039</text:p>
          </table:table-cell>
          <table:table-cell table:style-name="ce1"/>
          <table:table-cell office:value-type="float" office:value="36.844000000000001" table:style-name="ce1">
            <text:p>36.844</text:p>
          </table:table-cell>
          <table:table-cell office:value-type="string" table:style-name="ce3">
            <text:p>Kyle</text:p>
          </table:table-cell>
          <table:table-cell office:value-type="float" office:value="38.931764705882351" table:formula="of:=AVERAGE([.I$49:.I99])" table:style-name="ce1">
            <text:p>38.93176471</text:p>
          </table:table-cell>
          <table:table-cell table:style-name="ce1"/>
          <table:table-cell office:value-type="float" office:value="46.915999999999997" table:style-name="ce1">
            <text:p>46.916</text:p>
          </table:table-cell>
          <table:table-cell office:value-type="string" table:style-name="ce3">
            <text:p>Bart</text:p>
          </table:table-cell>
          <table:table-cell office:value-type="float" office:value="40.331392156862741" table:formula="of:=AVERAGE([.M$49:.M99])" table:style-name="ce1">
            <text:p>40.33139216</text:p>
          </table:table-cell>
          <table:table-cell table:style-name="ce1"/>
          <table:table-cell office:value-type="float" office:value="37.749000000000002" table:style-name="ce1">
            <text:p>37.749</text:p>
          </table:table-cell>
          <table:table-cell office:value-type="string" table:style-name="ce3">
            <text:p>Matteo</text:p>
          </table:table-cell>
          <table:table-cell office:value-type="float" office:value="38.825411764705876" table:formula="of:=AVERAGE([.Q$49:.Q99])" table:style-name="ce1">
            <text:p>38.82541176</text:p>
          </table:table-cell>
          <table:table-cell table:style-name="ce1"/>
          <table:table-cell office:value-type="float" office:value="37.866" table:style-name="ce1">
            <text:p>37.866</text:p>
          </table:table-cell>
          <table:table-cell office:value-type="string" table:style-name="ce3">
            <text:p>BertV</text:p>
          </table:table-cell>
          <table:table-cell office:value-type="float" office:value="38.75925490196078" table:formula="of:=AVERAGE([.U$49:.U99])" table:style-name="ce1">
            <text:p>38.7592549</text:p>
          </table:table-cell>
          <table:table-cell table:style-name="ce1"/>
          <table:table-cell office:value-type="float" office:value="40.878999999999998" table:style-name="ce1">
            <text:p>40.879</text:p>
          </table:table-cell>
          <table:table-cell office:value-type="string" table:style-name="ce3">
            <text:p>StefM</text:p>
          </table:table-cell>
          <table:table-cell office:value-type="float" office:value="39.506235294117637" table:formula="of:=AVERAGE([.Y$49:.Y99])" table:style-name="ce1">
            <text:p>39.50623529</text:p>
          </table:table-cell>
          <table:table-cell table:style-name="ce1"/>
          <table:table-cell office:value-type="float" office:value="39.139000000000003" table:style-name="ce1">
            <text:p>39.139</text:p>
          </table:table-cell>
          <table:table-cell office:value-type="string" table:style-name="ce3">
            <text:p>Dario</text:p>
          </table:table-cell>
          <table:table-cell office:value-type="float" office:value="39.91909803921569" table:formula="of:=AVERAGE([.AC$49:.AC99])" table:style-name="ce1">
            <text:p>39.91909804</text:p>
          </table:table-cell>
          <table:table-cell table:style-name="ce1"/>
          <table:table-cell office:value-type="float" office:value="40.359000000000002" table:style-name="ce1">
            <text:p>40.359</text:p>
          </table:table-cell>
          <table:table-cell office:value-type="string" table:style-name="ce3">
            <text:p>Thomas</text:p>
          </table:table-cell>
          <table:table-cell office:value-type="float" office:value="38.77658823529412" table:formula="of:=AVERAGE([.AG$49:.AG99])" table:style-name="ce1">
            <text:p>38.77658824</text:p>
          </table:table-cell>
          <table:table-cell table:style-name="ce1"/>
          <table:table-cell office:value-type="float" office:value="40.511000000000003" table:style-name="ce1">
            <text:p>40.511</text:p>
          </table:table-cell>
          <table:table-cell office:value-type="string" table:style-name="ce3">
            <text:p>Finley</text:p>
          </table:table-cell>
          <table:table-cell office:value-type="float" office:value="41.504450980392157" table:formula="of:=AVERAGE([.AK$49:.AK99])" table:style-name="ce1">
            <text:p>41.50445098</text:p>
          </table:table-cell>
          <table:table-cell table:number-columns-repeated="16345"/>
        </table:table-row>
        <table:table-row table:style-name="ro1">
          <table:table-cell office:value-type="float" office:value="37.329000000000001" table:style-name="ce1">
            <text:p>37.329</text:p>
          </table:table-cell>
          <table:table-cell office:value-type="string" table:style-name="ce3">
            <text:p>BertP</text:p>
          </table:table-cell>
          <table:table-cell office:value-type="float" office:value="38.162519230769234" table:formula="of:=AVERAGE([.A$49:.A100])" table:style-name="ce1">
            <text:p>38.16251923</text:p>
          </table:table-cell>
          <table:table-cell table:style-name="ce1"/>
          <table:table-cell office:value-type="float" office:value="36.006999999999998" table:style-name="ce1">
            <text:p>36.007</text:p>
          </table:table-cell>
          <table:table-cell office:value-type="string" table:style-name="ce3">
            <text:p>Inigo</text:p>
          </table:table-cell>
          <table:table-cell office:value-type="float" office:value="39.031673076923084" table:formula="of:=AVERAGE([.E$49:.E100])" table:style-name="ce1">
            <text:p>39.03167308</text:p>
          </table:table-cell>
          <table:table-cell table:style-name="ce1"/>
          <table:table-cell office:value-type="float" office:value="36.808" table:style-name="ce1">
            <text:p>36.808</text:p>
          </table:table-cell>
          <table:table-cell office:value-type="string" table:style-name="ce3">
            <text:p>Kyle</text:p>
          </table:table-cell>
          <table:table-cell office:value-type="float" office:value="38.890923076923073" table:formula="of:=AVERAGE([.I$49:.I100])" table:style-name="ce1">
            <text:p>38.89092308</text:p>
          </table:table-cell>
          <table:table-cell table:style-name="ce1"/>
          <table:table-cell office:value-type="float" office:value="45.378999999999998" table:style-name="ce1">
            <text:p>45.379</text:p>
          </table:table-cell>
          <table:table-cell office:value-type="string" table:style-name="ce3">
            <text:p>Bart</text:p>
          </table:table-cell>
          <table:table-cell office:value-type="float" office:value="40.428461538461534" table:formula="of:=AVERAGE([.M$49:.M100])" table:style-name="ce1">
            <text:p>40.42846154</text:p>
          </table:table-cell>
          <table:table-cell table:style-name="ce1"/>
          <table:table-cell office:value-type="float" office:value="72.448999999999998" table:style-name="ce1">
            <text:p>72.449</text:p>
          </table:table-cell>
          <table:table-cell office:value-type="string" table:style-name="ce3">
            <text:p>Pit</text:p>
          </table:table-cell>
          <table:table-cell office:value-type="float" office:value="39.47201923076922" table:formula="of:=AVERAGE([.Q$49:.Q100])" table:style-name="ce1">
            <text:p>39.47201923</text:p>
          </table:table-cell>
          <table:table-cell table:style-name="ce1"/>
          <table:table-cell office:value-type="float" office:value="38.558" table:style-name="ce1">
            <text:p>38.558</text:p>
          </table:table-cell>
          <table:table-cell office:value-type="string" table:style-name="ce3">
            <text:p>BertV</text:p>
          </table:table-cell>
          <table:table-cell office:value-type="float" office:value="38.755384615384614" table:formula="of:=AVERAGE([.U$49:.U100])" table:style-name="ce1">
            <text:p>38.75538462</text:p>
          </table:table-cell>
          <table:table-cell table:style-name="ce1"/>
          <table:table-cell office:value-type="float" office:value="39.654000000000003" table:style-name="ce1">
            <text:p>39.654</text:p>
          </table:table-cell>
          <table:table-cell office:value-type="string" table:style-name="ce3">
            <text:p>StefM</text:p>
          </table:table-cell>
          <table:table-cell office:value-type="float" office:value="39.509076923076918" table:formula="of:=AVERAGE([.Y$49:.Y100])" table:style-name="ce1">
            <text:p>39.50907692</text:p>
          </table:table-cell>
          <table:table-cell table:style-name="ce1"/>
          <table:table-cell office:value-type="float" office:value="39.064" table:style-name="ce1">
            <text:p>39.064</text:p>
          </table:table-cell>
          <table:table-cell office:value-type="string" table:style-name="ce3">
            <text:p>Dario</text:p>
          </table:table-cell>
          <table:table-cell office:value-type="float" office:value="39.902653846153846" table:formula="of:=AVERAGE([.AC$49:.AC100])" table:style-name="ce1">
            <text:p>39.90265385</text:p>
          </table:table-cell>
          <table:table-cell table:style-name="ce1"/>
          <table:table-cell office:value-type="float" office:value="39.874000000000002" table:style-name="ce1">
            <text:p>39.874</text:p>
          </table:table-cell>
          <table:table-cell office:value-type="string" table:style-name="ce3">
            <text:p>Thomas</text:p>
          </table:table-cell>
          <table:table-cell office:value-type="float" office:value="38.797692307692309" table:formula="of:=AVERAGE([.AG$49:.AG100])" table:style-name="ce1">
            <text:p>38.79769231</text:p>
          </table:table-cell>
          <table:table-cell table:style-name="ce1"/>
          <table:table-cell office:value-type="float" office:value="39.389000000000003" table:style-name="ce1">
            <text:p>39.389</text:p>
          </table:table-cell>
          <table:table-cell office:value-type="string" table:style-name="ce3">
            <text:p>Finley</text:p>
          </table:table-cell>
          <table:table-cell office:value-type="float" office:value="41.46376923076923" table:formula="of:=AVERAGE([.AK$49:.AK100])" table:style-name="ce1">
            <text:p>41.46376923</text:p>
          </table:table-cell>
          <table:table-cell table:number-columns-repeated="16345"/>
        </table:table-row>
        <table:table-row table:style-name="ro1">
          <table:table-cell office:value-type="float" office:value="37.646999999999998" table:style-name="ce1">
            <text:p>37.647</text:p>
          </table:table-cell>
          <table:table-cell office:value-type="string" table:style-name="ce3">
            <text:p>BertP</text:p>
          </table:table-cell>
          <table:table-cell office:value-type="float" office:value="38.152792452830191" table:formula="of:=AVERAGE([.A$49:.A101])" table:style-name="ce1">
            <text:p>38.15279245</text:p>
          </table:table-cell>
          <table:table-cell table:style-name="ce1"/>
          <table:table-cell office:value-type="float" office:value="35.99" table:style-name="ce1">
            <text:p>35.99</text:p>
          </table:table-cell>
          <table:table-cell office:value-type="string" table:style-name="ce3">
            <text:p>Inigo</text:p>
          </table:table-cell>
          <table:table-cell office:value-type="float" office:value="38.974283018867929" table:formula="of:=AVERAGE([.E$49:.E101])" table:style-name="ce1">
            <text:p>38.97428302</text:p>
          </table:table-cell>
          <table:table-cell table:style-name="ce1"/>
          <table:table-cell office:value-type="float" office:value="38.444000000000003" table:style-name="ce1">
            <text:p>38.444</text:p>
          </table:table-cell>
          <table:table-cell office:value-type="string" table:style-name="ce3">
            <text:p>Kyle</text:p>
          </table:table-cell>
          <table:table-cell office:value-type="float" office:value="38.882490566037731" table:formula="of:=AVERAGE([.I$49:.I101])" table:style-name="ce1">
            <text:p>38.88249057</text:p>
          </table:table-cell>
          <table:table-cell table:style-name="ce1"/>
          <table:table-cell office:value-type="float" office:value="45.301000000000002" table:style-name="ce1">
            <text:p>45.301</text:p>
          </table:table-cell>
          <table:table-cell office:value-type="string" table:style-name="ce3">
            <text:p>Bart</text:p>
          </table:table-cell>
          <table:table-cell office:value-type="float" office:value="40.520396226415087" table:formula="of:=AVERAGE([.M$49:.M101])" table:style-name="ce1">
            <text:p>40.52039623</text:p>
          </table:table-cell>
          <table:table-cell table:style-name="ce1"/>
          <table:table-cell office:value-type="float" office:value="42.18" table:style-name="ce1">
            <text:p>42.18</text:p>
          </table:table-cell>
          <table:table-cell office:value-type="string" table:style-name="ce3">
            <text:p>Ilse</text:p>
          </table:table-cell>
          <table:table-cell office:value-type="float" office:value="39.523113207547162" table:formula="of:=AVERAGE([.Q$49:.Q101])" table:style-name="ce1">
            <text:p>39.52311321</text:p>
          </table:table-cell>
          <table:table-cell table:style-name="ce1"/>
          <table:table-cell office:value-type="float" office:value="38.493000000000002" table:style-name="ce1">
            <text:p>38.493</text:p>
          </table:table-cell>
          <table:table-cell office:value-type="string" table:style-name="ce3">
            <text:p>BertV</text:p>
          </table:table-cell>
          <table:table-cell office:value-type="float" office:value="38.750433962264147" table:formula="of:=AVERAGE([.U$49:.U101])" table:style-name="ce1">
            <text:p>38.75043396</text:p>
          </table:table-cell>
          <table:table-cell table:style-name="ce1"/>
          <table:table-cell office:value-type="float" office:value="40.573999999999998" table:style-name="ce1">
            <text:p>40.574</text:p>
          </table:table-cell>
          <table:table-cell office:value-type="string" table:style-name="ce3">
            <text:p>StefM</text:p>
          </table:table-cell>
          <table:table-cell office:value-type="float" office:value="39.529169811320749" table:formula="of:=AVERAGE([.Y$49:.Y101])" table:style-name="ce1">
            <text:p>39.52916981</text:p>
          </table:table-cell>
          <table:table-cell table:style-name="ce1"/>
          <table:table-cell office:value-type="float" office:value="39.307000000000002" table:style-name="ce1">
            <text:p>39.307</text:p>
          </table:table-cell>
          <table:table-cell office:value-type="string" table:style-name="ce3">
            <text:p>Dario</text:p>
          </table:table-cell>
          <table:table-cell office:value-type="float" office:value="39.891415094339621" table:formula="of:=AVERAGE([.AC$49:.AC101])" table:style-name="ce1">
            <text:p>39.89141509</text:p>
          </table:table-cell>
          <table:table-cell table:style-name="ce1"/>
          <table:table-cell office:value-type="float" office:value="40.317999999999998" table:style-name="ce1">
            <text:p>40.318</text:p>
          </table:table-cell>
          <table:table-cell office:value-type="string" table:style-name="ce3">
            <text:p>Thomas</text:p>
          </table:table-cell>
          <table:table-cell office:value-type="float" office:value="38.826377358490568" table:formula="of:=AVERAGE([.AG$49:.AG101])" table:style-name="ce1">
            <text:p>38.82637736</text:p>
          </table:table-cell>
          <table:table-cell table:style-name="ce1"/>
          <table:table-cell office:value-type="float" office:value="40.378" table:style-name="ce1">
            <text:p>40.378</text:p>
          </table:table-cell>
          <table:table-cell office:value-type="string" table:style-name="ce3">
            <text:p>Finley</text:p>
          </table:table-cell>
          <table:table-cell office:value-type="float" office:value="41.44328301886793" table:formula="of:=AVERAGE([.AK$49:.AK101])" table:style-name="ce1">
            <text:p>41.44328302</text:p>
          </table:table-cell>
          <table:table-cell table:number-columns-repeated="16345"/>
        </table:table-row>
        <table:table-row table:style-name="ro1">
          <table:table-cell office:value-type="float" office:value="37.088999999999999" table:style-name="ce1">
            <text:p>37.089</text:p>
          </table:table-cell>
          <table:table-cell office:value-type="string" table:style-name="ce3">
            <text:p>BertP</text:p>
          </table:table-cell>
          <table:table-cell office:value-type="float" office:value="38.133092592592597" table:formula="of:=AVERAGE([.A$49:.A102])" table:style-name="ce1">
            <text:p>38.13309259</text:p>
          </table:table-cell>
          <table:table-cell table:style-name="ce1"/>
          <table:table-cell office:value-type="float" office:value="38.500999999999998" table:style-name="ce1">
            <text:p>38.501</text:p>
          </table:table-cell>
          <table:table-cell office:value-type="string" table:style-name="ce3">
            <text:p>Inigo</text:p>
          </table:table-cell>
          <table:table-cell office:value-type="float" office:value="38.965518518518529" table:formula="of:=AVERAGE([.E$49:.E102])" table:style-name="ce1">
            <text:p>38.96551852</text:p>
          </table:table-cell>
          <table:table-cell table:style-name="ce1"/>
          <table:table-cell office:value-type="float" office:value="40.622" table:style-name="ce1">
            <text:p>40.622</text:p>
          </table:table-cell>
          <table:table-cell office:value-type="string" table:style-name="ce3">
            <text:p>Kyle</text:p>
          </table:table-cell>
          <table:table-cell office:value-type="float" office:value="38.914703703703701" table:formula="of:=AVERAGE([.I$49:.I102])" table:style-name="ce1">
            <text:p>38.9147037</text:p>
          </table:table-cell>
          <table:table-cell table:style-name="ce1"/>
          <table:table-cell office:value-type="float" office:value="50.539000000000001" table:style-name="ce1">
            <text:p>50.539</text:p>
          </table:table-cell>
          <table:table-cell office:value-type="string" table:style-name="ce3">
            <text:p>Bart</text:p>
          </table:table-cell>
          <table:table-cell office:value-type="float" office:value="40.705925925925925" table:formula="of:=AVERAGE([.M$49:.M102])" table:style-name="ce1">
            <text:p>40.70592593</text:p>
          </table:table-cell>
          <table:table-cell table:style-name="ce1"/>
          <table:table-cell office:value-type="float" office:value="42.274000000000001" table:style-name="ce1">
            <text:p>42.274</text:p>
          </table:table-cell>
          <table:table-cell office:value-type="string" table:style-name="ce3">
            <text:p>Ilse</text:p>
          </table:table-cell>
          <table:table-cell office:value-type="float" office:value="39.574055555555546" table:formula="of:=AVERAGE([.Q$49:.Q102])" table:style-name="ce1">
            <text:p>39.57405556</text:p>
          </table:table-cell>
          <table:table-cell table:style-name="ce1"/>
          <table:table-cell office:value-type="float" office:value="43.067999999999998" table:style-name="ce1">
            <text:p>43.068</text:p>
          </table:table-cell>
          <table:table-cell office:value-type="string" table:style-name="ce3">
            <text:p>BertV</text:p>
          </table:table-cell>
          <table:table-cell office:value-type="float" office:value="38.830388888888884" table:formula="of:=AVERAGE([.U$49:.U102])" table:style-name="ce1">
            <text:p>38.83038889</text:p>
          </table:table-cell>
          <table:table-cell table:style-name="ce1"/>
          <table:table-cell office:value-type="float" office:value="44.095999999999997" table:style-name="ce1">
            <text:p>44.096</text:p>
          </table:table-cell>
          <table:table-cell office:value-type="string" table:style-name="ce3">
            <text:p>StefM</text:p>
          </table:table-cell>
          <table:table-cell office:value-type="float" office:value="39.613740740740738" table:formula="of:=AVERAGE([.Y$49:.Y102])" table:style-name="ce1">
            <text:p>39.61374074</text:p>
          </table:table-cell>
          <table:table-cell table:style-name="ce1"/>
          <table:table-cell office:value-type="float" office:value="39.43" table:style-name="ce1">
            <text:p>39.43</text:p>
          </table:table-cell>
          <table:table-cell office:value-type="string" table:style-name="ce3">
            <text:p>Dario</text:p>
          </table:table-cell>
          <table:table-cell office:value-type="float" office:value="39.882870370370362" table:formula="of:=AVERAGE([.AC$49:.AC102])" table:style-name="ce1">
            <text:p>39.88287037</text:p>
          </table:table-cell>
          <table:table-cell table:style-name="ce1"/>
          <table:table-cell office:value-type="float" office:value="42.816000000000003" table:style-name="ce1">
            <text:p>42.816</text:p>
          </table:table-cell>
          <table:table-cell office:value-type="string" table:style-name="ce3">
            <text:p>Thomas</text:p>
          </table:table-cell>
          <table:table-cell office:value-type="float" office:value="38.900259259259258" table:formula="of:=AVERAGE([.AG$49:.AG102])" table:style-name="ce1">
            <text:p>38.90025926</text:p>
          </table:table-cell>
          <table:table-cell table:style-name="ce1"/>
          <table:table-cell office:value-type="float" office:value="39.453000000000003" table:style-name="ce1">
            <text:p>39.453</text:p>
          </table:table-cell>
          <table:table-cell office:value-type="string" table:style-name="ce3">
            <text:p>Finley</text:p>
          </table:table-cell>
          <table:table-cell office:value-type="float" office:value="41.40642592592593" table:formula="of:=AVERAGE([.AK$49:.AK102])" table:style-name="ce1">
            <text:p>41.40642593</text:p>
          </table:table-cell>
          <table:table-cell table:number-columns-repeated="16345"/>
        </table:table-row>
        <table:table-row table:style-name="ro1">
          <table:table-cell office:value-type="float" office:value="41.546999999999997" table:style-name="ce1">
            <text:p>41.547</text:p>
          </table:table-cell>
          <table:table-cell office:value-type="string" table:style-name="ce3">
            <text:p>BertP</text:p>
          </table:table-cell>
          <table:table-cell office:value-type="float" office:value="38.195163636363645" table:formula="of:=AVERAGE([.A$49:.A103])" table:style-name="ce1">
            <text:p>38.19516364</text:p>
          </table:table-cell>
          <table:table-cell table:style-name="ce1"/>
          <table:table-cell office:value-type="float" office:value="40.576000000000001" table:style-name="ce1">
            <text:p>40.576</text:p>
          </table:table-cell>
          <table:table-cell office:value-type="string" table:style-name="ce3">
            <text:p>Inigo</text:p>
          </table:table-cell>
          <table:table-cell office:value-type="float" office:value="38.994800000000005" table:formula="of:=AVERAGE([.E$49:.E103])" table:style-name="ce1">
            <text:p>38.9948</text:p>
          </table:table-cell>
          <table:table-cell table:style-name="ce1"/>
          <table:table-cell office:value-type="float" office:value="41.692" table:style-name="ce1">
            <text:p>41.692</text:p>
          </table:table-cell>
          <table:table-cell office:value-type="string" table:style-name="ce3">
            <text:p>Kyle</text:p>
          </table:table-cell>
          <table:table-cell office:value-type="float" office:value="38.965199999999996" table:formula="of:=AVERAGE([.I$49:.I103])" table:style-name="ce1">
            <text:p>38.9652</text:p>
          </table:table-cell>
          <table:table-cell table:style-name="ce1"/>
          <table:table-cell office:value-type="float" office:value="46.426000000000002" table:style-name="ce1">
            <text:p>46.426</text:p>
          </table:table-cell>
          <table:table-cell office:value-type="string" table:style-name="ce3">
            <text:p>Bart</text:p>
          </table:table-cell>
          <table:table-cell office:value-type="float" office:value="40.809927272727272" table:formula="of:=AVERAGE([.M$49:.M103])" table:style-name="ce1">
            <text:p>40.80992727</text:p>
          </table:table-cell>
          <table:table-cell table:style-name="ce1"/>
          <table:table-cell office:value-type="float" office:value="43.081000000000003" table:style-name="ce1">
            <text:p>43.081</text:p>
          </table:table-cell>
          <table:table-cell office:value-type="string" table:style-name="ce3">
            <text:p>Ilse</text:p>
          </table:table-cell>
          <table:table-cell office:value-type="float" office:value="39.637818181818169" table:formula="of:=AVERAGE([.Q$49:.Q103])" table:style-name="ce1">
            <text:p>39.63781818</text:p>
          </table:table-cell>
          <table:table-cell table:style-name="ce1"/>
          <table:table-cell office:value-type="float" office:value="41.091000000000001" table:style-name="ce1">
            <text:p>41.091</text:p>
          </table:table-cell>
          <table:table-cell office:value-type="string" table:style-name="ce3">
            <text:p>BertV</text:p>
          </table:table-cell>
          <table:table-cell office:value-type="float" office:value="38.871490909090902" table:formula="of:=AVERAGE([.U$49:.U103])" table:style-name="ce1">
            <text:p>38.87149091</text:p>
          </table:table-cell>
          <table:table-cell table:style-name="ce1"/>
          <table:table-cell office:value-type="float" office:value="40.296999999999997" table:style-name="ce1">
            <text:p>40.297</text:p>
          </table:table-cell>
          <table:table-cell office:value-type="string" table:style-name="ce3">
            <text:p>StefM</text:p>
          </table:table-cell>
          <table:table-cell office:value-type="float" office:value="39.626163636363636" table:formula="of:=AVERAGE([.Y$49:.Y103])" table:style-name="ce1">
            <text:p>39.62616364</text:p>
          </table:table-cell>
          <table:table-cell table:style-name="ce1"/>
          <table:table-cell office:value-type="float" office:value="39.539000000000001" table:style-name="ce1">
            <text:p>39.539</text:p>
          </table:table-cell>
          <table:table-cell office:value-type="string" table:style-name="ce3">
            <text:p>Dario</text:p>
          </table:table-cell>
          <table:table-cell office:value-type="float" office:value="39.876618181818181" table:formula="of:=AVERAGE([.AC$49:.AC103])" table:style-name="ce1">
            <text:p>39.87661818</text:p>
          </table:table-cell>
          <table:table-cell table:style-name="ce1"/>
          <table:table-cell office:value-type="float" office:value="42.664000000000001" table:style-name="ce1">
            <text:p>42.664</text:p>
          </table:table-cell>
          <table:table-cell office:value-type="string" table:style-name="ce3">
            <text:p>Thomas</text:p>
          </table:table-cell>
          <table:table-cell office:value-type="float" office:value="38.968690909090917" table:formula="of:=AVERAGE([.AG$49:.AG103])" table:style-name="ce1">
            <text:p>38.96869091</text:p>
          </table:table-cell>
          <table:table-cell table:style-name="ce1"/>
          <table:table-cell office:value-type="float" office:value="39.994" table:style-name="ce1">
            <text:p>39.994</text:p>
          </table:table-cell>
          <table:table-cell office:value-type="string" table:style-name="ce3">
            <text:p>Finley</text:p>
          </table:table-cell>
          <table:table-cell office:value-type="float" office:value="41.380745454545462" table:formula="of:=AVERAGE([.AK$49:.AK103])" table:style-name="ce1">
            <text:p>41.38074545</text:p>
          </table:table-cell>
          <table:table-cell table:number-columns-repeated="16345"/>
        </table:table-row>
        <table:table-row table:style-name="ro1">
          <table:table-cell office:value-type="float" office:value="38.216999999999999" table:style-name="ce1">
            <text:p>38.217</text:p>
          </table:table-cell>
          <table:table-cell office:value-type="string" table:style-name="ce3">
            <text:p>BertP</text:p>
          </table:table-cell>
          <table:table-cell office:value-type="float" office:value="38.195553571428583" table:formula="of:=AVERAGE([.A$49:.A104])" table:style-name="ce1">
            <text:p>38.19555357</text:p>
          </table:table-cell>
          <table:table-cell table:style-name="ce1"/>
          <table:table-cell office:value-type="float" office:value="38.274999999999999" table:style-name="ce1">
            <text:p>38.275</text:p>
          </table:table-cell>
          <table:table-cell office:value-type="string" table:style-name="ce3">
            <text:p>Inigo</text:p>
          </table:table-cell>
          <table:table-cell office:value-type="float" office:value="38.98194642857144" table:formula="of:=AVERAGE([.E$49:.E104])" table:style-name="ce1">
            <text:p>38.98194643</text:p>
          </table:table-cell>
          <table:table-cell table:style-name="ce1"/>
          <table:table-cell office:value-type="float" office:value="40.834000000000003" table:style-name="ce1">
            <text:p>40.834</text:p>
          </table:table-cell>
          <table:table-cell office:value-type="string" table:style-name="ce3">
            <text:p>Kyle</text:p>
          </table:table-cell>
          <table:table-cell office:value-type="float" office:value="38.998571428571424" table:formula="of:=AVERAGE([.I$49:.I104])" table:style-name="ce1">
            <text:p>38.99857143</text:p>
          </table:table-cell>
          <table:table-cell table:style-name="ce1"/>
          <table:table-cell office:value-type="float" office:value="44.668999999999997" table:style-name="ce1">
            <text:p>44.669</text:p>
          </table:table-cell>
          <table:table-cell office:value-type="string" table:style-name="ce3">
            <text:p>Bart</text:p>
          </table:table-cell>
          <table:table-cell office:value-type="float" office:value="40.878839285714278" table:formula="of:=AVERAGE([.M$49:.M104])" table:style-name="ce1">
            <text:p>40.87883929</text:p>
          </table:table-cell>
          <table:table-cell table:style-name="ce1"/>
          <table:table-cell office:value-type="float" office:value="42.634" table:style-name="ce1">
            <text:p>42.634</text:p>
          </table:table-cell>
          <table:table-cell office:value-type="string" table:style-name="ce3">
            <text:p>Ilse</text:p>
          </table:table-cell>
          <table:table-cell office:value-type="float" office:value="39.69132142857142" table:formula="of:=AVERAGE([.Q$49:.Q104])" table:style-name="ce1">
            <text:p>39.69132143</text:p>
          </table:table-cell>
          <table:table-cell table:style-name="ce1"/>
          <table:table-cell office:value-type="float" office:value="39.685000000000002" table:style-name="ce1">
            <text:p>39.685</text:p>
          </table:table-cell>
          <table:table-cell office:value-type="string" table:style-name="ce3">
            <text:p>BertV</text:p>
          </table:table-cell>
          <table:table-cell office:value-type="float" office:value="38.886017857142853" table:formula="of:=AVERAGE([.U$49:.U104])" table:style-name="ce1">
            <text:p>38.88601786</text:p>
          </table:table-cell>
          <table:table-cell table:style-name="ce1"/>
          <table:table-cell office:value-type="float" office:value="42.036999999999999" table:style-name="ce1">
            <text:p>42.037</text:p>
          </table:table-cell>
          <table:table-cell office:value-type="string" table:style-name="ce3">
            <text:p>StefM</text:p>
          </table:table-cell>
          <table:table-cell office:value-type="float" office:value="39.669214285714283" table:formula="of:=AVERAGE([.Y$49:.Y104])" table:style-name="ce1">
            <text:p>39.66921429</text:p>
          </table:table-cell>
          <table:table-cell table:style-name="ce1"/>
          <table:table-cell office:value-type="float" office:value="38.381999999999998" table:style-name="ce1">
            <text:p>38.382</text:p>
          </table:table-cell>
          <table:table-cell office:value-type="string" table:style-name="ce3">
            <text:p>Dario</text:p>
          </table:table-cell>
          <table:table-cell office:value-type="float" office:value="39.84992857142857" table:formula="of:=AVERAGE([.AC$49:.AC104])" table:style-name="ce1">
            <text:p>39.84992857</text:p>
          </table:table-cell>
          <table:table-cell table:style-name="ce1"/>
          <table:table-cell office:value-type="float" office:value="42.350999999999999" table:style-name="ce1">
            <text:p>42.351</text:p>
          </table:table-cell>
          <table:table-cell office:value-type="string" table:style-name="ce3">
            <text:p>Thomas</text:p>
          </table:table-cell>
          <table:table-cell office:value-type="float" office:value="39.029089285714292" table:formula="of:=AVERAGE([.AG$49:.AG104])" table:style-name="ce1">
            <text:p>39.02908929</text:p>
          </table:table-cell>
          <table:table-cell table:style-name="ce1"/>
          <table:table-cell office:value-type="float" office:value="40.276000000000003" table:style-name="ce1">
            <text:p>40.276</text:p>
          </table:table-cell>
          <table:table-cell office:value-type="string" table:style-name="ce3">
            <text:p>Finley</text:p>
          </table:table-cell>
          <table:table-cell office:value-type="float" office:value="41.361017857142862" table:formula="of:=AVERAGE([.AK$49:.AK104])" table:style-name="ce1">
            <text:p>41.36101786</text:p>
          </table:table-cell>
          <table:table-cell table:number-columns-repeated="16345"/>
        </table:table-row>
        <table:table-row table:style-name="ro1">
          <table:table-cell office:value-type="float" office:value="36.781999999999996" table:style-name="ce1">
            <text:p>36.782</text:p>
          </table:table-cell>
          <table:table-cell office:value-type="string" table:style-name="ce3">
            <text:p>BertP</text:p>
          </table:table-cell>
          <table:table-cell office:value-type="float" office:value="38.170754385964926" table:formula="of:=AVERAGE([.A$49:.A105])" table:style-name="ce1">
            <text:p>38.17075439</text:p>
          </table:table-cell>
          <table:table-cell table:style-name="ce1"/>
          <table:table-cell office:value-type="float" office:value="36.058999999999997" table:style-name="ce1">
            <text:p>36.059</text:p>
          </table:table-cell>
          <table:table-cell office:value-type="string" table:style-name="ce3">
            <text:p>Inigo</text:p>
          </table:table-cell>
          <table:table-cell office:value-type="float" office:value="38.930666666666681" table:formula="of:=AVERAGE([.E$49:.E105])" table:style-name="ce1">
            <text:p>38.93066667</text:p>
          </table:table-cell>
          <table:table-cell table:style-name="ce1"/>
          <table:table-cell office:value-type="float" office:value="36.987000000000002" table:style-name="ce1">
            <text:p>36.987</text:p>
          </table:table-cell>
          <table:table-cell office:value-type="string" table:style-name="ce3">
            <text:p>Kyle</text:p>
          </table:table-cell>
          <table:table-cell office:value-type="float" office:value="38.963280701754378" table:formula="of:=AVERAGE([.I$49:.I105])" table:style-name="ce1">
            <text:p>38.9632807</text:p>
          </table:table-cell>
          <table:table-cell table:style-name="ce1"/>
          <table:table-cell office:value-type="float" office:value="48.545000000000002" table:style-name="ce1">
            <text:p>48.545</text:p>
          </table:table-cell>
          <table:table-cell office:value-type="string" table:style-name="ce3">
            <text:p>Bart</text:p>
          </table:table-cell>
          <table:table-cell office:value-type="float" office:value="41.013333333333328" table:formula="of:=AVERAGE([.M$49:.M105])" table:style-name="ce1">
            <text:p>41.01333333</text:p>
          </table:table-cell>
          <table:table-cell table:style-name="ce1"/>
          <table:table-cell office:value-type="float" office:value="42.13" table:style-name="ce1">
            <text:p>42.13</text:p>
          </table:table-cell>
          <table:table-cell office:value-type="string" table:style-name="ce3">
            <text:p>Ilse</text:p>
          </table:table-cell>
          <table:table-cell office:value-type="float" office:value="39.734105263157886" table:formula="of:=AVERAGE([.Q$49:.Q105])" table:style-name="ce1">
            <text:p>39.73410526</text:p>
          </table:table-cell>
          <table:table-cell table:style-name="ce1"/>
          <table:table-cell office:value-type="float" office:value="37.871000000000002" table:style-name="ce1">
            <text:p>37.871</text:p>
          </table:table-cell>
          <table:table-cell office:value-type="string" table:style-name="ce3">
            <text:p>BertV</text:p>
          </table:table-cell>
          <table:table-cell office:value-type="float" office:value="38.868210526315785" table:formula="of:=AVERAGE([.U$49:.U105])" table:style-name="ce1">
            <text:p>38.86821053</text:p>
          </table:table-cell>
          <table:table-cell table:style-name="ce1"/>
          <table:table-cell office:value-type="float" office:value="41.417000000000002" table:style-name="ce1">
            <text:p>41.417</text:p>
          </table:table-cell>
          <table:table-cell office:value-type="string" table:style-name="ce3">
            <text:p>StefM</text:p>
          </table:table-cell>
          <table:table-cell office:value-type="float" office:value="39.699877192982449" table:formula="of:=AVERAGE([.Y$49:.Y105])" table:style-name="ce1">
            <text:p>39.69987719</text:p>
          </table:table-cell>
          <table:table-cell table:style-name="ce1"/>
          <table:table-cell office:value-type="float" office:value="39.420999999999999" table:style-name="ce1">
            <text:p>39.421</text:p>
          </table:table-cell>
          <table:table-cell office:value-type="string" table:style-name="ce3">
            <text:p>Dario</text:p>
          </table:table-cell>
          <table:table-cell office:value-type="float" office:value="39.842403508771923" table:formula="of:=AVERAGE([.AC$49:.AC105])" table:style-name="ce1">
            <text:p>39.84240351</text:p>
          </table:table-cell>
          <table:table-cell table:style-name="ce1"/>
          <table:table-cell office:value-type="float" office:value="40.677" table:style-name="ce1">
            <text:p>40.677</text:p>
          </table:table-cell>
          <table:table-cell office:value-type="string" table:style-name="ce3">
            <text:p>Thomas</text:p>
          </table:table-cell>
          <table:table-cell office:value-type="float" office:value="39.058000000000007" table:formula="of:=AVERAGE([.AG$49:.AG105])" table:style-name="ce1">
            <text:p>39.058</text:p>
          </table:table-cell>
          <table:table-cell table:style-name="ce1"/>
          <table:table-cell office:value-type="float" office:value="40.154000000000003" table:style-name="ce1">
            <text:p>40.154</text:p>
          </table:table-cell>
          <table:table-cell office:value-type="string" table:style-name="ce3">
            <text:p>Finley</text:p>
          </table:table-cell>
          <table:table-cell office:value-type="float" office:value="41.339842105263159" table:formula="of:=AVERAGE([.AK$49:.AK105])" table:style-name="ce1">
            <text:p>41.33984211</text:p>
          </table:table-cell>
          <table:table-cell table:number-columns-repeated="16345"/>
        </table:table-row>
        <table:table-row table:style-name="ro1">
          <table:table-cell office:value-type="float" office:value="36.613" table:style-name="ce1">
            <text:p>36.613</text:p>
          </table:table-cell>
          <table:table-cell office:value-type="string" table:style-name="ce3">
            <text:p>BertP</text:p>
          </table:table-cell>
          <table:table-cell office:value-type="float" office:value="38.143896551724147" table:formula="of:=AVERAGE([.A$49:.A106])" table:style-name="ce1">
            <text:p>38.14389655</text:p>
          </table:table-cell>
          <table:table-cell table:style-name="ce1"/>
          <table:table-cell office:value-type="float" office:value="35.912999999999997" table:style-name="ce1">
            <text:p>35.913</text:p>
          </table:table-cell>
          <table:table-cell office:value-type="string" table:style-name="ce3">
            <text:p>Inigo</text:p>
          </table:table-cell>
          <table:table-cell office:value-type="float" office:value="38.878637931034497" table:formula="of:=AVERAGE([.E$49:.E106])" table:style-name="ce1">
            <text:p>38.87863793</text:p>
          </table:table-cell>
          <table:table-cell table:style-name="ce1"/>
          <table:table-cell office:value-type="float" office:value="36.499000000000002" table:style-name="ce1">
            <text:p>36.499</text:p>
          </table:table-cell>
          <table:table-cell office:value-type="string" table:style-name="ce3">
            <text:p>Kyle</text:p>
          </table:table-cell>
          <table:table-cell office:value-type="float" office:value="38.920793103448268" table:formula="of:=AVERAGE([.I$49:.I106])" table:style-name="ce1">
            <text:p>38.9207931</text:p>
          </table:table-cell>
          <table:table-cell table:style-name="ce1"/>
          <table:table-cell office:value-type="float" office:value="47.417000000000002" table:style-name="ce1">
            <text:p>47.417</text:p>
          </table:table-cell>
          <table:table-cell office:value-type="string" table:style-name="ce3">
            <text:p>Bart</text:p>
          </table:table-cell>
          <table:table-cell office:value-type="float" office:value="41.123741379310339" table:formula="of:=AVERAGE([.M$49:.M106])" table:style-name="ce1">
            <text:p>41.12374138</text:p>
          </table:table-cell>
          <table:table-cell table:style-name="ce1"/>
          <table:table-cell office:value-type="float" office:value="57.975000000000001" table:style-name="ce1">
            <text:p>57.975</text:p>
          </table:table-cell>
          <table:table-cell office:value-type="string" table:style-name="ce3">
            <text:p>Ilse</text:p>
          </table:table-cell>
          <table:table-cell office:value-type="float" office:value="40.048603448275855" table:formula="of:=AVERAGE([.Q$49:.Q106])" table:style-name="ce1">
            <text:p>40.04860345</text:p>
          </table:table-cell>
          <table:table-cell table:style-name="ce1"/>
          <table:table-cell office:value-type="float" office:value="39.073999999999998" table:style-name="ce1">
            <text:p>39.074</text:p>
          </table:table-cell>
          <table:table-cell office:value-type="string" table:style-name="ce3">
            <text:p>BertV</text:p>
          </table:table-cell>
          <table:table-cell office:value-type="float" office:value="38.871758620689654" table:formula="of:=AVERAGE([.U$49:.U106])" table:style-name="ce1">
            <text:p>38.87175862</text:p>
          </table:table-cell>
          <table:table-cell table:style-name="ce1"/>
          <table:table-cell office:value-type="float" office:value="40.731999999999999" table:style-name="ce1">
            <text:p>40.732</text:p>
          </table:table-cell>
          <table:table-cell office:value-type="string" table:style-name="ce3">
            <text:p>StefM</text:p>
          </table:table-cell>
          <table:table-cell office:value-type="float" office:value="39.717672413793096" table:formula="of:=AVERAGE([.Y$49:.Y106])" table:style-name="ce1">
            <text:p>39.71767241</text:p>
          </table:table-cell>
          <table:table-cell table:style-name="ce1"/>
          <table:table-cell office:value-type="float" office:value="39.194000000000003" table:style-name="ce1">
            <text:p>39.194</text:p>
          </table:table-cell>
          <table:table-cell office:value-type="string" table:style-name="ce3">
            <text:p>Dario</text:p>
          </table:table-cell>
          <table:table-cell office:value-type="float" office:value="39.831224137931031" table:formula="of:=AVERAGE([.AC$49:.AC106])" table:style-name="ce1">
            <text:p>39.83122414</text:p>
          </table:table-cell>
          <table:table-cell table:style-name="ce1"/>
          <table:table-cell office:value-type="float" office:value="38.881999999999998" table:style-name="ce1">
            <text:p>38.882</text:p>
          </table:table-cell>
          <table:table-cell office:value-type="string" table:style-name="ce3">
            <text:p>Thomas</text:p>
          </table:table-cell>
          <table:table-cell office:value-type="float" office:value="39.054965517241392" table:formula="of:=AVERAGE([.AG$49:.AG106])" table:style-name="ce1">
            <text:p>39.05496552</text:p>
          </table:table-cell>
          <table:table-cell table:style-name="ce1"/>
          <table:table-cell office:value-type="float" office:value="56.106999999999999" table:style-name="ce1">
            <text:p>56.107</text:p>
          </table:table-cell>
          <table:table-cell office:value-type="string" table:style-name="ce3">
            <text:p>Pit</text:p>
          </table:table-cell>
          <table:table-cell office:value-type="float" office:value="41.594448275862071" table:formula="of:=AVERAGE([.AK$49:.AK106])" table:style-name="ce1">
            <text:p>41.59444828</text:p>
          </table:table-cell>
          <table:table-cell table:number-columns-repeated="16345"/>
        </table:table-row>
        <table:table-row table:style-name="ro1">
          <table:table-cell office:value-type="float" office:value="37.136000000000003" table:style-name="ce1">
            <text:p>37.136</text:p>
          </table:table-cell>
          <table:table-cell office:value-type="string" table:style-name="ce3">
            <text:p>BertP</text:p>
          </table:table-cell>
          <table:table-cell office:value-type="float" office:value="38.126813559322038" table:formula="of:=AVERAGE([.A$49:.A107])" table:style-name="ce1">
            <text:p>38.12681356</text:p>
          </table:table-cell>
          <table:table-cell table:style-name="ce1"/>
          <table:table-cell office:value-type="float" office:value="36.481999999999999" table:style-name="ce1">
            <text:p>36.482</text:p>
          </table:table-cell>
          <table:table-cell office:value-type="string" table:style-name="ce3">
            <text:p>Inigo</text:p>
          </table:table-cell>
          <table:table-cell office:value-type="float" office:value="38.838016949152554" table:formula="of:=AVERAGE([.E$49:.E107])" table:style-name="ce1">
            <text:p>38.83801695</text:p>
          </table:table-cell>
          <table:table-cell table:style-name="ce1"/>
          <table:table-cell office:value-type="float" office:value="36.573999999999998" table:style-name="ce1">
            <text:p>36.574</text:p>
          </table:table-cell>
          <table:table-cell office:value-type="string" table:style-name="ce3">
            <text:p>Kyle</text:p>
          </table:table-cell>
          <table:table-cell office:value-type="float" office:value="38.881016949152531" table:formula="of:=AVERAGE([.I$49:.I107])" table:style-name="ce1">
            <text:p>38.88101695</text:p>
          </table:table-cell>
          <table:table-cell table:style-name="ce1"/>
          <table:table-cell office:value-type="float" office:value="46.301000000000002" table:style-name="ce1">
            <text:p>46.301</text:p>
          </table:table-cell>
          <table:table-cell office:value-type="string" table:style-name="ce3">
            <text:p>Bart</text:p>
          </table:table-cell>
          <table:table-cell office:value-type="float" office:value="41.211491525423725" table:formula="of:=AVERAGE([.M$49:.M107])" table:style-name="ce1">
            <text:p>41.21149153</text:p>
          </table:table-cell>
          <table:table-cell table:style-name="ce1"/>
          <table:table-cell office:value-type="float" office:value="42.892000000000003" table:style-name="ce1">
            <text:p>42.892</text:p>
          </table:table-cell>
          <table:table-cell office:value-type="string" table:style-name="ce3">
            <text:p>Ilse</text:p>
          </table:table-cell>
          <table:table-cell office:value-type="float" office:value="40.096796610169477" table:formula="of:=AVERAGE([.Q$49:.Q107])" table:style-name="ce1">
            <text:p>40.09679661</text:p>
          </table:table-cell>
          <table:table-cell table:style-name="ce1"/>
          <table:table-cell office:value-type="float" office:value="37.643999999999998" table:style-name="ce1">
            <text:p>37.644</text:p>
          </table:table-cell>
          <table:table-cell office:value-type="string" table:style-name="ce3">
            <text:p>BertV</text:p>
          </table:table-cell>
          <table:table-cell office:value-type="float" office:value="38.85094915254237" table:formula="of:=AVERAGE([.U$49:.U107])" table:style-name="ce1">
            <text:p>38.85094915</text:p>
          </table:table-cell>
          <table:table-cell table:style-name="ce1"/>
          <table:table-cell office:value-type="float" office:value="39.396000000000001" table:style-name="ce1">
            <text:p>39.396</text:p>
          </table:table-cell>
          <table:table-cell office:value-type="string" table:style-name="ce3">
            <text:p>StefM</text:p>
          </table:table-cell>
          <table:table-cell office:value-type="float" office:value="39.712220338983045" table:formula="of:=AVERAGE([.Y$49:.Y107])" table:style-name="ce1">
            <text:p>39.71222034</text:p>
          </table:table-cell>
          <table:table-cell table:style-name="ce1"/>
          <table:table-cell office:value-type="float" office:value="38.988" table:style-name="ce1">
            <text:p>38.988</text:p>
          </table:table-cell>
          <table:table-cell office:value-type="string" table:style-name="ce3">
            <text:p>Dario</text:p>
          </table:table-cell>
          <table:table-cell office:value-type="float" office:value="39.816932203389825" table:formula="of:=AVERAGE([.AC$49:.AC107])" table:style-name="ce1">
            <text:p>39.8169322</text:p>
          </table:table-cell>
          <table:table-cell table:style-name="ce1"/>
          <table:table-cell office:value-type="float" office:value="39.677" table:style-name="ce1">
            <text:p>39.677</text:p>
          </table:table-cell>
          <table:table-cell office:value-type="string" table:style-name="ce3">
            <text:p>Thomas</text:p>
          </table:table-cell>
          <table:table-cell office:value-type="float" office:value="39.065508474576284" table:formula="of:=AVERAGE([.AG$49:.AG107])" table:style-name="ce1">
            <text:p>39.06550847</text:p>
          </table:table-cell>
          <table:table-cell table:style-name="ce1"/>
          <table:table-cell office:value-type="float" office:value="38.909999999999997" table:style-name="ce1">
            <text:p>38.91</text:p>
          </table:table-cell>
          <table:table-cell office:value-type="string" table:style-name="ce3">
            <text:p>Mike</text:p>
          </table:table-cell>
          <table:table-cell office:value-type="float" office:value="41.54894915254237" table:formula="of:=AVERAGE([.AK$49:.AK107])" table:style-name="ce1">
            <text:p>41.54894915</text:p>
          </table:table-cell>
          <table:table-cell table:number-columns-repeated="16345"/>
        </table:table-row>
        <table:table-row table:style-name="ro1">
          <table:table-cell office:value-type="float" office:value="36.817" table:style-name="ce1">
            <text:p>36.817</text:p>
          </table:table-cell>
          <table:table-cell office:value-type="string" table:style-name="ce3">
            <text:p>BertP</text:p>
          </table:table-cell>
          <table:table-cell office:value-type="float" office:value="38.104983333333344" table:formula="of:=AVERAGE([.A$49:.A108])" table:style-name="ce1">
            <text:p>38.10498333</text:p>
          </table:table-cell>
          <table:table-cell table:style-name="ce1"/>
          <table:table-cell office:value-type="float" office:value="35.927" table:style-name="ce1">
            <text:p>35.927</text:p>
          </table:table-cell>
          <table:table-cell office:value-type="string" table:style-name="ce3">
            <text:p>Inigo</text:p>
          </table:table-cell>
          <table:table-cell office:value-type="float" office:value="38.789500000000011" table:formula="of:=AVERAGE([.E$49:.E108])" table:style-name="ce1">
            <text:p>38.7895</text:p>
          </table:table-cell>
          <table:table-cell table:style-name="ce1"/>
          <table:table-cell office:value-type="float" office:value="37.296999999999997" table:style-name="ce1">
            <text:p>37.297</text:p>
          </table:table-cell>
          <table:table-cell office:value-type="string" table:style-name="ce3">
            <text:p>Kyle</text:p>
          </table:table-cell>
          <table:table-cell office:value-type="float" office:value="38.854616666666658" table:formula="of:=AVERAGE([.I$49:.I108])" table:style-name="ce1">
            <text:p>38.85461667</text:p>
          </table:table-cell>
          <table:table-cell table:style-name="ce1"/>
          <table:table-cell office:value-type="float" office:value="46.381999999999998" table:style-name="ce1">
            <text:p>46.382</text:p>
          </table:table-cell>
          <table:table-cell office:value-type="string" table:style-name="ce3">
            <text:p>Bart</text:p>
          </table:table-cell>
          <table:table-cell office:value-type="float" office:value="41.297666666666665" table:formula="of:=AVERAGE([.M$49:.M108])" table:style-name="ce1">
            <text:p>41.29766667</text:p>
          </table:table-cell>
          <table:table-cell table:style-name="ce1"/>
          <table:table-cell office:value-type="float" office:value="41.612000000000002" table:style-name="ce1">
            <text:p>41.612</text:p>
          </table:table-cell>
          <table:table-cell office:value-type="string" table:style-name="ce3">
            <text:p>Ilse</text:p>
          </table:table-cell>
          <table:table-cell office:value-type="float" office:value="40.122049999999987" table:formula="of:=AVERAGE([.Q$49:.Q108])" table:style-name="ce1">
            <text:p>40.12205</text:p>
          </table:table-cell>
          <table:table-cell table:style-name="ce1"/>
          <table:table-cell office:value-type="float" office:value="37.225999999999999" table:style-name="ce1">
            <text:p>37.226</text:p>
          </table:table-cell>
          <table:table-cell office:value-type="string" table:style-name="ce3">
            <text:p>BertV</text:p>
          </table:table-cell>
          <table:table-cell office:value-type="float" office:value="38.82386666666666" table:formula="of:=AVERAGE([.U$49:.U108])" table:style-name="ce1">
            <text:p>38.82386667</text:p>
          </table:table-cell>
          <table:table-cell table:style-name="ce1"/>
          <table:table-cell office:value-type="float" office:value="38.799999999999997" table:style-name="ce1">
            <text:p>38.8</text:p>
          </table:table-cell>
          <table:table-cell office:value-type="string" table:style-name="ce3">
            <text:p>StefM</text:p>
          </table:table-cell>
          <table:table-cell office:value-type="float" office:value="39.697016666666663" table:formula="of:=AVERAGE([.Y$49:.Y108])" table:style-name="ce1">
            <text:p>39.69701667</text:p>
          </table:table-cell>
          <table:table-cell table:style-name="ce1"/>
          <table:table-cell office:value-type="float" office:value="38.924999999999997" table:style-name="ce1">
            <text:p>38.925</text:p>
          </table:table-cell>
          <table:table-cell office:value-type="string" table:style-name="ce3">
            <text:p>Dario</text:p>
          </table:table-cell>
          <table:table-cell office:value-type="float" office:value="39.802066666666661" table:formula="of:=AVERAGE([.AC$49:.AC108])" table:style-name="ce1">
            <text:p>39.80206667</text:p>
          </table:table-cell>
          <table:table-cell table:style-name="ce1"/>
          <table:table-cell office:value-type="float" office:value="41.006999999999998" table:style-name="ce1">
            <text:p>41.007</text:p>
          </table:table-cell>
          <table:table-cell office:value-type="string" table:style-name="ce3">
            <text:p>Thomas</text:p>
          </table:table-cell>
          <table:table-cell office:value-type="float" office:value="39.097866666666683" table:formula="of:=AVERAGE([.AG$49:.AG108])" table:style-name="ce1">
            <text:p>39.09786667</text:p>
          </table:table-cell>
          <table:table-cell table:style-name="ce1"/>
          <table:table-cell office:value-type="float" office:value="39.319000000000003" table:style-name="ce1">
            <text:p>39.319</text:p>
          </table:table-cell>
          <table:table-cell office:value-type="string" table:style-name="ce3">
            <text:p>Mike</text:p>
          </table:table-cell>
          <table:table-cell office:value-type="float" office:value="41.511783333333334" table:formula="of:=AVERAGE([.AK$49:.AK108])" table:style-name="ce1">
            <text:p>41.51178333</text:p>
          </table:table-cell>
          <table:table-cell table:number-columns-repeated="16345"/>
        </table:table-row>
        <table:table-row table:style-name="ro1">
          <table:table-cell office:value-type="float" office:value="36.728999999999999" table:style-name="ce1">
            <text:p>36.729</text:p>
          </table:table-cell>
          <table:table-cell office:value-type="string" table:style-name="ce3">
            <text:p>BertP</text:p>
          </table:table-cell>
          <table:table-cell office:value-type="float" office:value="38.082426229508201" table:formula="of:=AVERAGE([.A$49:.A109])" table:style-name="ce1">
            <text:p>38.08242623</text:p>
          </table:table-cell>
          <table:table-cell table:style-name="ce1"/>
          <table:table-cell office:value-type="float" office:value="35.781999999999996" table:style-name="ce1">
            <text:p>35.782</text:p>
          </table:table-cell>
          <table:table-cell office:value-type="string" table:style-name="ce3">
            <text:p>Inigo</text:p>
          </table:table-cell>
          <table:table-cell office:value-type="float" office:value="38.740196721311492" table:formula="of:=AVERAGE([.E$49:.E109])" table:style-name="ce1">
            <text:p>38.74019672</text:p>
          </table:table-cell>
          <table:table-cell table:style-name="ce1"/>
          <table:table-cell office:value-type="float" office:value="36.661999999999999" table:style-name="ce1">
            <text:p>36.662</text:p>
          </table:table-cell>
          <table:table-cell office:value-type="string" table:style-name="ce3">
            <text:p>Kyle</text:p>
          </table:table-cell>
          <table:table-cell office:value-type="float" office:value="38.81867213114753" table:formula="of:=AVERAGE([.I$49:.I109])" table:style-name="ce1">
            <text:p>38.81867213</text:p>
          </table:table-cell>
          <table:table-cell table:style-name="ce1"/>
          <table:table-cell office:value-type="float" office:value="46.722999999999999" table:style-name="ce1">
            <text:p>46.723</text:p>
          </table:table-cell>
          <table:table-cell office:value-type="string" table:style-name="ce3">
            <text:p>Bart</text:p>
          </table:table-cell>
          <table:table-cell office:value-type="float" office:value="41.386606557377043" table:formula="of:=AVERAGE([.M$49:.M109])" table:style-name="ce1">
            <text:p>41.38660656</text:p>
          </table:table-cell>
          <table:table-cell table:style-name="ce1"/>
          <table:table-cell office:value-type="float" office:value="43.268000000000001" table:style-name="ce1">
            <text:p>43.268</text:p>
          </table:table-cell>
          <table:table-cell office:value-type="string" table:style-name="ce3">
            <text:p>Ilse</text:p>
          </table:table-cell>
          <table:table-cell office:value-type="float" office:value="40.173622950819663" table:formula="of:=AVERAGE([.Q$49:.Q109])" table:style-name="ce1">
            <text:p>40.17362295</text:p>
          </table:table-cell>
          <table:table-cell table:style-name="ce1"/>
          <table:table-cell office:value-type="float" office:value="37.807000000000002" table:style-name="ce1">
            <text:p>37.807</text:p>
          </table:table-cell>
          <table:table-cell office:value-type="string" table:style-name="ce3">
            <text:p>BertV</text:p>
          </table:table-cell>
          <table:table-cell office:value-type="float" office:value="38.80719672131147" table:formula="of:=AVERAGE([.U$49:.U109])" table:style-name="ce1">
            <text:p>38.80719672</text:p>
          </table:table-cell>
          <table:table-cell table:style-name="ce1"/>
          <table:table-cell office:value-type="float" office:value="63.595999999999997" table:style-name="ce1">
            <text:p>63.596</text:p>
          </table:table-cell>
          <table:table-cell office:value-type="string" table:style-name="ce3">
            <text:p>Pit</text:p>
          </table:table-cell>
          <table:table-cell office:value-type="float" office:value="40.088803278688523" table:formula="of:=AVERAGE([.Y$49:.Y109])" table:style-name="ce1">
            <text:p>40.08880328</text:p>
          </table:table-cell>
          <table:table-cell table:style-name="ce1"/>
          <table:table-cell office:value-type="float" office:value="42.697000000000003" table:style-name="ce1">
            <text:p>42.697</text:p>
          </table:table-cell>
          <table:table-cell office:value-type="string" table:style-name="ce3">
            <text:p>Dario</text:p>
          </table:table-cell>
          <table:table-cell office:value-type="float" office:value="39.849524590163931" table:formula="of:=AVERAGE([.AC$49:.AC109])" table:style-name="ce1">
            <text:p>39.84952459</text:p>
          </table:table-cell>
          <table:table-cell table:style-name="ce1"/>
          <table:table-cell office:value-type="float" office:value="41.84" table:style-name="ce1">
            <text:p>41.84</text:p>
          </table:table-cell>
          <table:table-cell office:value-type="string" table:style-name="ce3">
            <text:p>Thomas</text:p>
          </table:table-cell>
          <table:table-cell office:value-type="float" office:value="39.142819672131161" table:formula="of:=AVERAGE([.AG$49:.AG109])" table:style-name="ce1">
            <text:p>39.14281967</text:p>
          </table:table-cell>
          <table:table-cell table:style-name="ce1"/>
          <table:table-cell office:value-type="float" office:value="38.652999999999999" table:style-name="ce1">
            <text:p>38.653</text:p>
          </table:table-cell>
          <table:table-cell office:value-type="string" table:style-name="ce3">
            <text:p>Mike</text:p>
          </table:table-cell>
          <table:table-cell office:value-type="float" office:value="41.464918032786883" table:formula="of:=AVERAGE([.AK$49:.AK109])" table:style-name="ce1">
            <text:p>41.46491803</text:p>
          </table:table-cell>
          <table:table-cell table:number-columns-repeated="16345"/>
        </table:table-row>
        <table:table-row table:style-name="ro1">
          <table:table-cell office:value-type="float" office:value="36.798999999999999" table:style-name="ce1">
            <text:p>36.799</text:p>
          </table:table-cell>
          <table:table-cell office:value-type="string" table:style-name="ce3">
            <text:p>BertP</text:p>
          </table:table-cell>
          <table:table-cell office:value-type="float" office:value="38.061725806451619" table:formula="of:=AVERAGE([.A$49:.A110])" table:style-name="ce1">
            <text:p>38.06172581</text:p>
          </table:table-cell>
          <table:table-cell table:style-name="ce1"/>
          <table:table-cell office:value-type="float" office:value="35.966000000000001" table:style-name="ce1">
            <text:p>35.966</text:p>
          </table:table-cell>
          <table:table-cell office:value-type="string" table:style-name="ce3">
            <text:p>Inigo</text:p>
          </table:table-cell>
          <table:table-cell office:value-type="float" office:value="38.695451612903241" table:formula="of:=AVERAGE([.E$49:.E110])" table:style-name="ce1">
            <text:p>38.69545161</text:p>
          </table:table-cell>
          <table:table-cell table:style-name="ce1"/>
          <table:table-cell office:value-type="float" office:value="36.89" table:style-name="ce1">
            <text:p>36.89</text:p>
          </table:table-cell>
          <table:table-cell office:value-type="string" table:style-name="ce3">
            <text:p>Kyle</text:p>
          </table:table-cell>
          <table:table-cell office:value-type="float" office:value="38.787564516129024" table:formula="of:=AVERAGE([.I$49:.I110])" table:style-name="ce1">
            <text:p>38.78756452</text:p>
          </table:table-cell>
          <table:table-cell table:style-name="ce1"/>
          <table:table-cell office:value-type="float" office:value="73.718000000000004" table:style-name="ce1">
            <text:p>73.718</text:p>
          </table:table-cell>
          <table:table-cell office:value-type="string" table:style-name="ce3">
            <text:p>Pit</text:p>
          </table:table-cell>
          <table:table-cell office:value-type="float" office:value="41.908080645161284" table:formula="of:=AVERAGE([.M$49:.M110])" table:style-name="ce1">
            <text:p>41.90808065</text:p>
          </table:table-cell>
          <table:table-cell table:style-name="ce1"/>
          <table:table-cell office:value-type="float" office:value="41.715000000000003" table:style-name="ce1">
            <text:p>41.715</text:p>
          </table:table-cell>
          <table:table-cell office:value-type="string" table:style-name="ce3">
            <text:p>Ilse</text:p>
          </table:table-cell>
          <table:table-cell office:value-type="float" office:value="40.198483870967735" table:formula="of:=AVERAGE([.Q$49:.Q110])" table:style-name="ce1">
            <text:p>40.19848387</text:p>
          </table:table-cell>
          <table:table-cell table:style-name="ce1"/>
          <table:table-cell office:value-type="float" office:value="38.604999999999997" table:style-name="ce1">
            <text:p>38.605</text:p>
          </table:table-cell>
          <table:table-cell office:value-type="string" table:style-name="ce3">
            <text:p>BertV</text:p>
          </table:table-cell>
          <table:table-cell office:value-type="float" office:value="38.803935483870958" table:formula="of:=AVERAGE([.U$49:.U110])" table:style-name="ce1">
            <text:p>38.80393548</text:p>
          </table:table-cell>
          <table:table-cell table:style-name="ce1"/>
          <table:table-cell office:value-type="float" office:value="40.795000000000002" table:style-name="ce1">
            <text:p>40.795</text:p>
          </table:table-cell>
          <table:table-cell office:value-type="string" table:style-name="ce3">
            <text:p>Emil</text:p>
          </table:table-cell>
          <table:table-cell office:value-type="float" office:value="40.100193548387097" table:formula="of:=AVERAGE([.Y$49:.Y110])" table:style-name="ce1">
            <text:p>40.10019355</text:p>
          </table:table-cell>
          <table:table-cell table:style-name="ce1"/>
          <table:table-cell office:value-type="float" office:value="39.662999999999997" table:style-name="ce1">
            <text:p>39.663</text:p>
          </table:table-cell>
          <table:table-cell office:value-type="string" table:style-name="ce3">
            <text:p>Dario</text:p>
          </table:table-cell>
          <table:table-cell office:value-type="float" office:value="39.84651612903226" table:formula="of:=AVERAGE([.AC$49:.AC110])" table:style-name="ce1">
            <text:p>39.84651613</text:p>
          </table:table-cell>
          <table:table-cell table:style-name="ce1"/>
          <table:table-cell office:value-type="float" office:value="90.06" table:style-name="ce1">
            <text:p>90.06</text:p>
          </table:table-cell>
          <table:table-cell office:value-type="string" table:style-name="ce3">
            <text:p>Pit</text:p>
          </table:table-cell>
          <table:table-cell office:value-type="float" office:value="39.964064516129049" table:formula="of:=AVERAGE([.AG$49:.AG110])" table:style-name="ce1">
            <text:p>39.96406452</text:p>
          </table:table-cell>
          <table:table-cell table:style-name="ce1"/>
          <table:table-cell office:value-type="float" office:value="39.143000000000001" table:style-name="ce1">
            <text:p>39.143</text:p>
          </table:table-cell>
          <table:table-cell office:value-type="string" table:style-name="ce3">
            <text:p>Mike</text:p>
          </table:table-cell>
          <table:table-cell office:value-type="float" office:value="41.42746774193548" table:formula="of:=AVERAGE([.AK$49:.AK110])" table:style-name="ce1">
            <text:p>41.42746774</text:p>
          </table:table-cell>
          <table:table-cell table:number-columns-repeated="16345"/>
        </table:table-row>
        <table:table-row table:style-name="ro1">
          <table:table-cell office:value-type="float" office:value="36.53" table:style-name="ce1">
            <text:p>36.53</text:p>
          </table:table-cell>
          <table:table-cell office:value-type="string" table:style-name="ce3">
            <text:p>BertP</text:p>
          </table:table-cell>
          <table:table-cell office:value-type="float" office:value="38.037412698412702" table:formula="of:=AVERAGE([.A$49:.A111])" table:style-name="ce1">
            <text:p>38.0374127</text:p>
          </table:table-cell>
          <table:table-cell table:style-name="ce1"/>
          <table:table-cell office:value-type="float" office:value="36.048999999999999" table:style-name="ce1">
            <text:p>36.049</text:p>
          </table:table-cell>
          <table:table-cell office:value-type="string" table:style-name="ce3">
            <text:p>Inigo</text:p>
          </table:table-cell>
          <table:table-cell office:value-type="float" office:value="38.65344444444446" table:formula="of:=AVERAGE([.E$49:.E111])" table:style-name="ce1">
            <text:p>38.65344444</text:p>
          </table:table-cell>
          <table:table-cell table:style-name="ce1"/>
          <table:table-cell office:value-type="float" office:value="36.825000000000003" table:style-name="ce1">
            <text:p>36.825</text:p>
          </table:table-cell>
          <table:table-cell office:value-type="string" table:style-name="ce3">
            <text:p>Kyle</text:p>
          </table:table-cell>
          <table:table-cell office:value-type="float" office:value="38.756412698412682" table:formula="of:=AVERAGE([.I$49:.I111])" table:style-name="ce1">
            <text:p>38.7564127</text:p>
          </table:table-cell>
          <table:table-cell table:style-name="ce1"/>
          <table:table-cell office:value-type="float" office:value="38.127000000000002" table:style-name="ce1">
            <text:p>38.127</text:p>
          </table:table-cell>
          <table:table-cell office:value-type="string" table:style-name="ce3">
            <text:p>Ruben</text:p>
          </table:table-cell>
          <table:table-cell office:value-type="float" office:value="41.848063492063481" table:formula="of:=AVERAGE([.M$49:.M111])" table:style-name="ce1">
            <text:p>41.84806349</text:p>
          </table:table-cell>
          <table:table-cell table:style-name="ce1"/>
          <table:table-cell office:value-type="float" office:value="44.058999999999997" table:style-name="ce1">
            <text:p>44.059</text:p>
          </table:table-cell>
          <table:table-cell office:value-type="string" table:style-name="ce3">
            <text:p>Ilse</text:p>
          </table:table-cell>
          <table:table-cell office:value-type="float" office:value="40.259761904761902" table:formula="of:=AVERAGE([.Q$49:.Q111])" table:style-name="ce1">
            <text:p>40.2597619</text:p>
          </table:table-cell>
          <table:table-cell table:style-name="ce1"/>
          <table:table-cell office:value-type="float" office:value="65.251999999999995" table:style-name="ce1">
            <text:p>65.252</text:p>
          </table:table-cell>
          <table:table-cell office:value-type="string" table:style-name="ce3">
            <text:p>Pit</text:p>
          </table:table-cell>
          <table:table-cell office:value-type="float" office:value="39.223746031746025" table:formula="of:=AVERAGE([.U$49:.U111])" table:style-name="ce1">
            <text:p>39.22374603</text:p>
          </table:table-cell>
          <table:table-cell table:style-name="ce1"/>
          <table:table-cell office:value-type="float" office:value="40.524000000000001" table:style-name="ce1">
            <text:p>40.524</text:p>
          </table:table-cell>
          <table:table-cell office:value-type="string" table:style-name="ce3">
            <text:p>Emil</text:p>
          </table:table-cell>
          <table:table-cell office:value-type="float" office:value="40.106920634920634" table:formula="of:=AVERAGE([.Y$49:.Y111])" table:style-name="ce1">
            <text:p>40.10692063</text:p>
          </table:table-cell>
          <table:table-cell table:style-name="ce1"/>
          <table:table-cell office:value-type="float" office:value="64.724999999999994" table:style-name="ce1">
            <text:p>64.725</text:p>
          </table:table-cell>
          <table:table-cell office:value-type="string" table:style-name="ce3">
            <text:p>Pit</text:p>
          </table:table-cell>
          <table:table-cell office:value-type="float" office:value="40.241412698412695" table:formula="of:=AVERAGE([.AC$49:.AC111])" table:style-name="ce1">
            <text:p>40.2414127</text:p>
          </table:table-cell>
          <table:table-cell table:style-name="ce1"/>
          <table:table-cell office:value-type="float" office:value="45.722999999999999" table:style-name="ce1">
            <text:p>45.723</text:p>
          </table:table-cell>
          <table:table-cell office:value-type="string" table:style-name="ce3">
            <text:p>Toon</text:p>
          </table:table-cell>
          <table:table-cell office:value-type="float" office:value="40.055476190476206" table:formula="of:=AVERAGE([.AG$49:.AG111])" table:style-name="ce1">
            <text:p>40.05547619</text:p>
          </table:table-cell>
          <table:table-cell table:style-name="ce1"/>
          <table:table-cell office:value-type="float" office:value="38.741" table:style-name="ce1">
            <text:p>38.741</text:p>
          </table:table-cell>
          <table:table-cell office:value-type="string" table:style-name="ce3">
            <text:p>Mike</text:p>
          </table:table-cell>
          <table:table-cell office:value-type="float" office:value="41.384825396825391" table:formula="of:=AVERAGE([.AK$49:.AK111])" table:style-name="ce1">
            <text:p>41.3848254</text:p>
          </table:table-cell>
          <table:table-cell table:number-columns-repeated="16345"/>
        </table:table-row>
        <table:table-row table:style-name="ro1">
          <table:table-cell office:value-type="float" office:value="37.292000000000002" table:style-name="ce1">
            <text:p>37.292</text:p>
          </table:table-cell>
          <table:table-cell office:value-type="string" table:style-name="ce3">
            <text:p>BertP</text:p>
          </table:table-cell>
          <table:table-cell office:value-type="float" office:value="38.025765625000005" table:formula="of:=AVERAGE([.A$49:.A112])" table:style-name="ce1">
            <text:p>38.02576563</text:p>
          </table:table-cell>
          <table:table-cell table:style-name="ce1"/>
          <table:table-cell office:value-type="float" office:value="36.828000000000003" table:style-name="ce1">
            <text:p>36.828</text:p>
          </table:table-cell>
          <table:table-cell office:value-type="string" table:style-name="ce3">
            <text:p>Inigo</text:p>
          </table:table-cell>
          <table:table-cell office:value-type="float" office:value="38.624921875000013" table:formula="of:=AVERAGE([.E$49:.E112])" table:style-name="ce1">
            <text:p>38.62492188</text:p>
          </table:table-cell>
          <table:table-cell table:style-name="ce1"/>
          <table:table-cell office:value-type="float" office:value="36.832999999999998" table:style-name="ce1">
            <text:p>36.833</text:p>
          </table:table-cell>
          <table:table-cell office:value-type="string" table:style-name="ce3">
            <text:p>Kyle</text:p>
          </table:table-cell>
          <table:table-cell office:value-type="float" office:value="38.726359374999987" table:formula="of:=AVERAGE([.I$49:.I112])" table:style-name="ce1">
            <text:p>38.72635938</text:p>
          </table:table-cell>
          <table:table-cell table:style-name="ce1"/>
          <table:table-cell office:value-type="float" office:value="37.566000000000003" table:style-name="ce1">
            <text:p>37.566</text:p>
          </table:table-cell>
          <table:table-cell office:value-type="string" table:style-name="ce3">
            <text:p>Ruben</text:p>
          </table:table-cell>
          <table:table-cell office:value-type="float" office:value="41.781156249999988" table:formula="of:=AVERAGE([.M$49:.M112])" table:style-name="ce1">
            <text:p>41.78115625</text:p>
          </table:table-cell>
          <table:table-cell table:style-name="ce1"/>
          <table:table-cell office:value-type="float" office:value="41.582999999999998" table:style-name="ce1">
            <text:p>41.583</text:p>
          </table:table-cell>
          <table:table-cell office:value-type="string" table:style-name="ce3">
            <text:p>Ilse</text:p>
          </table:table-cell>
          <table:table-cell office:value-type="float" office:value="40.280437499999998" table:formula="of:=AVERAGE([.Q$49:.Q112])" table:style-name="ce1">
            <text:p>40.2804375</text:p>
          </table:table-cell>
          <table:table-cell table:style-name="ce1"/>
          <table:table-cell office:value-type="float" office:value="43.125" table:style-name="ce1">
            <text:p>43.125</text:p>
          </table:table-cell>
          <table:table-cell office:value-type="string" table:style-name="ce3">
            <text:p>Stijn</text:p>
          </table:table-cell>
          <table:table-cell office:value-type="float" office:value="39.284703124999993" table:formula="of:=AVERAGE([.U$49:.U112])" table:style-name="ce1">
            <text:p>39.28470313</text:p>
          </table:table-cell>
          <table:table-cell table:style-name="ce1"/>
          <table:table-cell office:value-type="float" office:value="39.347000000000001" table:style-name="ce1">
            <text:p>39.347</text:p>
          </table:table-cell>
          <table:table-cell office:value-type="string" table:style-name="ce3">
            <text:p>Emil</text:p>
          </table:table-cell>
          <table:table-cell office:value-type="float" office:value="40.095046875000001" table:formula="of:=AVERAGE([.Y$49:.Y112])" table:style-name="ce1">
            <text:p>40.09504688</text:p>
          </table:table-cell>
          <table:table-cell table:style-name="ce1"/>
          <table:table-cell office:value-type="float" office:value="45.091999999999999" table:style-name="ce1">
            <text:p>45.092</text:p>
          </table:table-cell>
          <table:table-cell office:value-type="string" table:style-name="ce3">
            <text:p>Jeff</text:p>
          </table:table-cell>
          <table:table-cell office:value-type="float" office:value="40.317203124999999" table:formula="of:=AVERAGE([.AC$49:.AC112])" table:style-name="ce1">
            <text:p>40.31720313</text:p>
          </table:table-cell>
          <table:table-cell table:style-name="ce1"/>
          <table:table-cell office:value-type="float" office:value="43.473999999999997" table:style-name="ce1">
            <text:p>43.474</text:p>
          </table:table-cell>
          <table:table-cell office:value-type="string" table:style-name="ce3">
            <text:p>Toon</text:p>
          </table:table-cell>
          <table:table-cell office:value-type="float" office:value="40.108890625000015" table:formula="of:=AVERAGE([.AG$49:.AG112])" table:style-name="ce1">
            <text:p>40.10889063</text:p>
          </table:table-cell>
          <table:table-cell table:style-name="ce1"/>
          <table:table-cell office:value-type="float" office:value="38.987000000000002" table:style-name="ce1">
            <text:p>38.987</text:p>
          </table:table-cell>
          <table:table-cell office:value-type="string" table:style-name="ce3">
            <text:p>Mike</text:p>
          </table:table-cell>
          <table:table-cell office:value-type="float" office:value="41.347359374999996" table:formula="of:=AVERAGE([.AK$49:.AK112])" table:style-name="ce1">
            <text:p>41.34735938</text:p>
          </table:table-cell>
          <table:table-cell table:number-columns-repeated="16345"/>
        </table:table-row>
        <table:table-row table:style-name="ro1">
          <table:table-cell office:value-type="float" office:value="36.881" table:style-name="ce1">
            <text:p>36.881</text:p>
          </table:table-cell>
          <table:table-cell office:value-type="string" table:style-name="ce3">
            <text:p>BertP</text:p>
          </table:table-cell>
          <table:table-cell office:value-type="float" office:value="38.008153846153846" table:formula="of:=AVERAGE([.A$49:.A113])" table:style-name="ce1">
            <text:p>38.00815385</text:p>
          </table:table-cell>
          <table:table-cell table:style-name="ce1"/>
          <table:table-cell office:value-type="float" office:value="36.795999999999999" table:style-name="ce1">
            <text:p>36.796</text:p>
          </table:table-cell>
          <table:table-cell office:value-type="string" table:style-name="ce3">
            <text:p>Inigo</text:p>
          </table:table-cell>
          <table:table-cell office:value-type="float" office:value="38.596784615384628" table:formula="of:=AVERAGE([.E$49:.E113])" table:style-name="ce1">
            <text:p>38.59678462</text:p>
          </table:table-cell>
          <table:table-cell table:style-name="ce1"/>
          <table:table-cell office:value-type="float" office:value="39.811999999999998" table:style-name="ce1">
            <text:p>39.812</text:p>
          </table:table-cell>
          <table:table-cell office:value-type="string" table:style-name="ce3">
            <text:p>Kyle</text:p>
          </table:table-cell>
          <table:table-cell office:value-type="float" office:value="38.743061538461525" table:formula="of:=AVERAGE([.I$49:.I113])" table:style-name="ce1">
            <text:p>38.74306154</text:p>
          </table:table-cell>
          <table:table-cell table:style-name="ce1"/>
          <table:table-cell office:value-type="float" office:value="37.271000000000001" table:style-name="ce1">
            <text:p>37.271</text:p>
          </table:table-cell>
          <table:table-cell office:value-type="string" table:style-name="ce3">
            <text:p>Ruben</text:p>
          </table:table-cell>
          <table:table-cell office:value-type="float" office:value="41.711769230769221" table:formula="of:=AVERAGE([.M$49:.M113])" table:style-name="ce1">
            <text:p>41.71176923</text:p>
          </table:table-cell>
          <table:table-cell table:style-name="ce1"/>
          <table:table-cell office:value-type="float" office:value="41.357999999999997" table:style-name="ce1">
            <text:p>41.358</text:p>
          </table:table-cell>
          <table:table-cell office:value-type="string" table:style-name="ce3">
            <text:p>Ilse</text:p>
          </table:table-cell>
          <table:table-cell office:value-type="float" office:value="40.297015384615385" table:formula="of:=AVERAGE([.Q$49:.Q113])" table:style-name="ce1">
            <text:p>40.29701538</text:p>
          </table:table-cell>
          <table:table-cell table:style-name="ce1"/>
          <table:table-cell office:value-type="float" office:value="42.442" table:style-name="ce1">
            <text:p>42.442</text:p>
          </table:table-cell>
          <table:table-cell office:value-type="string" table:style-name="ce3">
            <text:p>Stijn</text:p>
          </table:table-cell>
          <table:table-cell office:value-type="float" office:value="39.333276923076916" table:formula="of:=AVERAGE([.U$49:.U113])" table:style-name="ce1">
            <text:p>39.33327692</text:p>
          </table:table-cell>
          <table:table-cell table:style-name="ce1"/>
          <table:table-cell office:value-type="float" office:value="39.442999999999998" table:style-name="ce1">
            <text:p>39.443</text:p>
          </table:table-cell>
          <table:table-cell office:value-type="string" table:style-name="ce3">
            <text:p>Emil</text:p>
          </table:table-cell>
          <table:table-cell office:value-type="float" office:value="40.085015384615389" table:formula="of:=AVERAGE([.Y$49:.Y113])" table:style-name="ce1">
            <text:p>40.08501538</text:p>
          </table:table-cell>
          <table:table-cell table:style-name="ce1"/>
          <table:table-cell office:value-type="float" office:value="41.71" table:style-name="ce1">
            <text:p>41.71</text:p>
          </table:table-cell>
          <table:table-cell office:value-type="string" table:style-name="ce3">
            <text:p>Jeff</text:p>
          </table:table-cell>
          <table:table-cell office:value-type="float" office:value="40.338630769230768" table:formula="of:=AVERAGE([.AC$49:.AC113])" table:style-name="ce1">
            <text:p>40.33863077</text:p>
          </table:table-cell>
          <table:table-cell table:style-name="ce1"/>
          <table:table-cell office:value-type="float" office:value="43.991" table:style-name="ce1">
            <text:p>43.991</text:p>
          </table:table-cell>
          <table:table-cell office:value-type="string" table:style-name="ce3">
            <text:p>Toon</text:p>
          </table:table-cell>
          <table:table-cell office:value-type="float" office:value="40.1686153846154" table:formula="of:=AVERAGE([.AG$49:.AG113])" table:style-name="ce1">
            <text:p>40.16861538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Mike</text:p>
          </table:table-cell>
          <table:table-cell office:value-type="float" office:value="41.295415384615382" table:formula="of:=AVERAGE([.AK$49:.AK113])" table:style-name="ce1">
            <text:p>41.29541538</text:p>
          </table:table-cell>
          <table:table-cell table:number-columns-repeated="16345"/>
        </table:table-row>
        <table:table-row table:style-name="ro1">
          <table:table-cell office:value-type="float" office:value="36.780999999999999" table:style-name="ce1">
            <text:p>36.781</text:p>
          </table:table-cell>
          <table:table-cell office:value-type="string" table:style-name="ce3">
            <text:p>BertP</text:p>
          </table:table-cell>
          <table:table-cell office:value-type="float" office:value="37.989560606060607" table:formula="of:=AVERAGE([.A$49:.A114])" table:style-name="ce1">
            <text:p>37.98956061</text:p>
          </table:table-cell>
          <table:table-cell table:style-name="ce1"/>
          <table:table-cell office:value-type="float" office:value="36.462000000000003" table:style-name="ce1">
            <text:p>36.462</text:p>
          </table:table-cell>
          <table:table-cell office:value-type="string" table:style-name="ce3">
            <text:p>Inigo</text:p>
          </table:table-cell>
          <table:table-cell office:value-type="float" office:value="38.564439393939402" table:formula="of:=AVERAGE([.E$49:.E114])" table:style-name="ce1">
            <text:p>38.56443939</text:p>
          </table:table-cell>
          <table:table-cell table:style-name="ce1"/>
          <table:table-cell office:value-type="float" office:value="37.481000000000002" table:style-name="ce1">
            <text:p>37.481</text:p>
          </table:table-cell>
          <table:table-cell office:value-type="string" table:style-name="ce3">
            <text:p>Kyle</text:p>
          </table:table-cell>
          <table:table-cell office:value-type="float" office:value="38.723939393939382" table:formula="of:=AVERAGE([.I$49:.I114])" table:style-name="ce1">
            <text:p>38.72393939</text:p>
          </table:table-cell>
          <table:table-cell table:style-name="ce1"/>
          <table:table-cell office:value-type="float" office:value="37.000999999999998" table:style-name="ce1">
            <text:p>37.001</text:p>
          </table:table-cell>
          <table:table-cell office:value-type="string" table:style-name="ce3">
            <text:p>Ruben</text:p>
          </table:table-cell>
          <table:table-cell office:value-type="float" office:value="41.640393939393931" table:formula="of:=AVERAGE([.M$49:.M114])" table:style-name="ce1">
            <text:p>41.64039394</text:p>
          </table:table-cell>
          <table:table-cell table:style-name="ce1"/>
          <table:table-cell office:value-type="float" office:value="41.875" table:style-name="ce1">
            <text:p>41.875</text:p>
          </table:table-cell>
          <table:table-cell office:value-type="string" table:style-name="ce3">
            <text:p>Ilse</text:p>
          </table:table-cell>
          <table:table-cell office:value-type="float" office:value="40.32092424242424" table:formula="of:=AVERAGE([.Q$49:.Q114])" table:style-name="ce1">
            <text:p>40.32092424</text:p>
          </table:table-cell>
          <table:table-cell table:style-name="ce1"/>
          <table:table-cell office:value-type="float" office:value="45.103000000000002" table:style-name="ce1">
            <text:p>45.103</text:p>
          </table:table-cell>
          <table:table-cell office:value-type="string" table:style-name="ce3">
            <text:p>Stijn</text:p>
          </table:table-cell>
          <table:table-cell office:value-type="float" office:value="39.420696969696962" table:formula="of:=AVERAGE([.U$49:.U114])" table:style-name="ce1">
            <text:p>39.42069697</text:p>
          </table:table-cell>
          <table:table-cell table:style-name="ce1"/>
          <table:table-cell office:value-type="float" office:value="40.326000000000001" table:style-name="ce1">
            <text:p>40.326</text:p>
          </table:table-cell>
          <table:table-cell office:value-type="string" table:style-name="ce3">
            <text:p>Emil</text:p>
          </table:table-cell>
          <table:table-cell office:value-type="float" office:value="40.088666666666668" table:formula="of:=AVERAGE([.Y$49:.Y114])" table:style-name="ce1">
            <text:p>40.08866667</text:p>
          </table:table-cell>
          <table:table-cell table:style-name="ce1"/>
          <table:table-cell office:value-type="float" office:value="41.667000000000002" table:style-name="ce1">
            <text:p>41.667</text:p>
          </table:table-cell>
          <table:table-cell office:value-type="string" table:style-name="ce3">
            <text:p>Jeff</text:p>
          </table:table-cell>
          <table:table-cell office:value-type="float" office:value="40.358757575757572" table:formula="of:=AVERAGE([.AC$49:.AC114])" table:style-name="ce1">
            <text:p>40.35875758</text:p>
          </table:table-cell>
          <table:table-cell table:style-name="ce1"/>
          <table:table-cell office:value-type="float" office:value="45.225999999999999" table:style-name="ce1">
            <text:p>45.226</text:p>
          </table:table-cell>
          <table:table-cell office:value-type="string" table:style-name="ce3">
            <text:p>Toon</text:p>
          </table:table-cell>
          <table:table-cell office:value-type="float" office:value="40.245242424242441" table:formula="of:=AVERAGE([.AG$49:.AG114])" table:style-name="ce1">
            <text:p>40.24524242</text:p>
          </table:table-cell>
          <table:table-cell table:style-name="ce1"/>
          <table:table-cell office:value-type="float" office:value="37.505000000000003" table:style-name="ce1">
            <text:p>37.505</text:p>
          </table:table-cell>
          <table:table-cell office:value-type="string" table:style-name="ce3">
            <text:p>Mike</text:p>
          </table:table-cell>
          <table:table-cell office:value-type="float" office:value="41.237984848484849" table:formula="of:=AVERAGE([.AK$49:.AK114])" table:style-name="ce1">
            <text:p>41.23798485</text:p>
          </table:table-cell>
          <table:table-cell table:number-columns-repeated="16345"/>
        </table:table-row>
        <table:table-row table:style-name="ro1">
          <table:table-cell office:value-type="float" office:value="37.281999999999996" table:style-name="ce1">
            <text:p>37.282</text:p>
          </table:table-cell>
          <table:table-cell office:value-type="string" table:style-name="ce3">
            <text:p>BertP</text:p>
          </table:table-cell>
          <table:table-cell office:value-type="float" office:value="37.979000000000006" table:formula="of:=AVERAGE([.A$49:.A115])" table:style-name="ce1">
            <text:p>37.979</text:p>
          </table:table-cell>
          <table:table-cell table:style-name="ce1"/>
          <table:table-cell office:value-type="float" office:value="36.625" table:style-name="ce1">
            <text:p>36.625</text:p>
          </table:table-cell>
          <table:table-cell office:value-type="string" table:style-name="ce3">
            <text:p>Inigo</text:p>
          </table:table-cell>
          <table:table-cell office:value-type="float" office:value="38.535492537313445" table:formula="of:=AVERAGE([.E$49:.E115])" table:style-name="ce1">
            <text:p>38.53549254</text:p>
          </table:table-cell>
          <table:table-cell table:style-name="ce1"/>
          <table:table-cell office:value-type="float" office:value="37.302999999999997" table:style-name="ce1">
            <text:p>37.303</text:p>
          </table:table-cell>
          <table:table-cell office:value-type="string" table:style-name="ce3">
            <text:p>Kyle</text:p>
          </table:table-cell>
          <table:table-cell office:value-type="float" office:value="38.702731343283567" table:formula="of:=AVERAGE([.I$49:.I115])" table:style-name="ce1">
            <text:p>38.70273134</text:p>
          </table:table-cell>
          <table:table-cell table:style-name="ce1"/>
          <table:table-cell office:value-type="float" office:value="38.780999999999999" table:style-name="ce1">
            <text:p>38.781</text:p>
          </table:table-cell>
          <table:table-cell office:value-type="string" table:style-name="ce3">
            <text:p>Ruben</text:p>
          </table:table-cell>
          <table:table-cell office:value-type="float" office:value="41.597716417910441" table:formula="of:=AVERAGE([.M$49:.M115])" table:style-name="ce1">
            <text:p>41.59771642</text:p>
          </table:table-cell>
          <table:table-cell table:style-name="ce1"/>
          <table:table-cell office:value-type="float" office:value="41.719000000000001" table:style-name="ce1">
            <text:p>41.719</text:p>
          </table:table-cell>
          <table:table-cell office:value-type="string" table:style-name="ce3">
            <text:p>Ilse</text:p>
          </table:table-cell>
          <table:table-cell office:value-type="float" office:value="40.341791044776123" table:formula="of:=AVERAGE([.Q$49:.Q115])" table:style-name="ce1">
            <text:p>40.34179104</text:p>
          </table:table-cell>
          <table:table-cell table:style-name="ce1"/>
          <table:table-cell office:value-type="float" office:value="43.694000000000003" table:style-name="ce1">
            <text:p>43.694</text:p>
          </table:table-cell>
          <table:table-cell office:value-type="string" table:style-name="ce3">
            <text:p>Stijn</text:p>
          </table:table-cell>
          <table:table-cell office:value-type="float" office:value="39.484477611940292" table:formula="of:=AVERAGE([.U$49:.U115])" table:style-name="ce1">
            <text:p>39.48447761</text:p>
          </table:table-cell>
          <table:table-cell table:style-name="ce1"/>
          <table:table-cell office:value-type="float" office:value="41.023000000000003" table:style-name="ce1">
            <text:p>41.023</text:p>
          </table:table-cell>
          <table:table-cell office:value-type="string" table:style-name="ce3">
            <text:p>Emil</text:p>
          </table:table-cell>
          <table:table-cell office:value-type="float" office:value="40.102611940298516" table:formula="of:=AVERAGE([.Y$49:.Y115])" table:style-name="ce1">
            <text:p>40.10261194</text:p>
          </table:table-cell>
          <table:table-cell table:style-name="ce1"/>
          <table:table-cell office:value-type="float" office:value="41.826000000000001" table:style-name="ce1">
            <text:p>41.826</text:p>
          </table:table-cell>
          <table:table-cell office:value-type="string" table:style-name="ce3">
            <text:p>Jeff</text:p>
          </table:table-cell>
          <table:table-cell office:value-type="float" office:value="40.38065671641791" table:formula="of:=AVERAGE([.AC$49:.AC115])" table:style-name="ce1">
            <text:p>40.38065672</text:p>
          </table:table-cell>
          <table:table-cell table:style-name="ce1"/>
          <table:table-cell office:value-type="float" office:value="41.097000000000001" table:style-name="ce1">
            <text:p>41.097</text:p>
          </table:table-cell>
          <table:table-cell office:value-type="string" table:style-name="ce3">
            <text:p>Toon</text:p>
          </table:table-cell>
          <table:table-cell office:value-type="float" office:value="40.257955223880614" table:formula="of:=AVERAGE([.AG$49:.AG115])" table:style-name="ce1">
            <text:p>40.25795522</text:p>
          </table:table-cell>
          <table:table-cell table:style-name="ce1"/>
          <table:table-cell office:value-type="float" office:value="39.595999999999997" table:style-name="ce1">
            <text:p>39.596</text:p>
          </table:table-cell>
          <table:table-cell office:value-type="string" table:style-name="ce3">
            <text:p>Mike</text:p>
          </table:table-cell>
          <table:table-cell office:value-type="float" office:value="41.213477611940299" table:formula="of:=AVERAGE([.AK$49:.AK115])" table:style-name="ce1">
            <text:p>41.21347761</text:p>
          </table:table-cell>
          <table:table-cell table:number-columns-repeated="16345"/>
        </table:table-row>
        <table:table-row table:style-name="ro1">
          <table:table-cell office:value-type="float" office:value="37.481999999999999" table:style-name="ce1">
            <text:p>37.482</text:p>
          </table:table-cell>
          <table:table-cell office:value-type="string" table:style-name="ce3">
            <text:p>BertP</text:p>
          </table:table-cell>
          <table:table-cell office:value-type="float" office:value="37.971691176470593" table:formula="of:=AVERAGE([.A$49:.A116])" table:style-name="ce1">
            <text:p>37.97169118</text:p>
          </table:table-cell>
          <table:table-cell table:style-name="ce1"/>
          <table:table-cell office:value-type="float" office:value="35.953000000000003" table:style-name="ce1">
            <text:p>35.953</text:p>
          </table:table-cell>
          <table:table-cell office:value-type="string" table:style-name="ce3">
            <text:p>Inigo</text:p>
          </table:table-cell>
          <table:table-cell office:value-type="float" office:value="38.497514705882359" table:formula="of:=AVERAGE([.E$49:.E116])" table:style-name="ce1">
            <text:p>38.49751471</text:p>
          </table:table-cell>
          <table:table-cell table:style-name="ce1"/>
          <table:table-cell office:value-type="float" office:value="36.350999999999999" table:style-name="ce1">
            <text:p>36.351</text:p>
          </table:table-cell>
          <table:table-cell office:value-type="string" table:style-name="ce3">
            <text:p>Kyle</text:p>
          </table:table-cell>
          <table:table-cell office:value-type="float" office:value="38.668147058823521" table:formula="of:=AVERAGE([.I$49:.I116])" table:style-name="ce1">
            <text:p>38.66814706</text:p>
          </table:table-cell>
          <table:table-cell table:style-name="ce1"/>
          <table:table-cell office:value-type="float" office:value="40.759" table:style-name="ce1">
            <text:p>40.759</text:p>
          </table:table-cell>
          <table:table-cell office:value-type="string" table:style-name="ce3">
            <text:p>Ruben</text:p>
          </table:table-cell>
          <table:table-cell office:value-type="float" office:value="41.585382352941167" table:formula="of:=AVERAGE([.M$49:.M116])" table:style-name="ce1">
            <text:p>41.58538235</text:p>
          </table:table-cell>
          <table:table-cell table:style-name="ce1"/>
          <table:table-cell office:value-type="float" office:value="42.372" table:style-name="ce1">
            <text:p>42.372</text:p>
          </table:table-cell>
          <table:table-cell office:value-type="string" table:style-name="ce3">
            <text:p>Ilse</text:p>
          </table:table-cell>
          <table:table-cell office:value-type="float" office:value="40.371647058823527" table:formula="of:=AVERAGE([.Q$49:.Q116])" table:style-name="ce1">
            <text:p>40.37164706</text:p>
          </table:table-cell>
          <table:table-cell table:style-name="ce1"/>
          <table:table-cell office:value-type="float" office:value="45.84" table:style-name="ce1">
            <text:p>45.84</text:p>
          </table:table-cell>
          <table:table-cell office:value-type="string" table:style-name="ce3">
            <text:p>Stijn</text:p>
          </table:table-cell>
          <table:table-cell office:value-type="float" office:value="39.577941176470581" table:formula="of:=AVERAGE([.U$49:.U116])" table:style-name="ce1">
            <text:p>39.57794118</text:p>
          </table:table-cell>
          <table:table-cell table:style-name="ce1"/>
          <table:table-cell office:value-type="float" office:value="39.454999999999998" table:style-name="ce1">
            <text:p>39.455</text:p>
          </table:table-cell>
          <table:table-cell office:value-type="string" table:style-name="ce3">
            <text:p>Emil</text:p>
          </table:table-cell>
          <table:table-cell office:value-type="float" office:value="40.093088235294125" table:formula="of:=AVERAGE([.Y$49:.Y116])" table:style-name="ce1">
            <text:p>40.09308824</text:p>
          </table:table-cell>
          <table:table-cell table:style-name="ce1"/>
          <table:table-cell office:value-type="float" office:value="40.966999999999999" table:style-name="ce1">
            <text:p>40.967</text:p>
          </table:table-cell>
          <table:table-cell office:value-type="string" table:style-name="ce3">
            <text:p>Jeff</text:p>
          </table:table-cell>
          <table:table-cell office:value-type="float" office:value="40.389279411764704" table:formula="of:=AVERAGE([.AC$49:.AC116])" table:style-name="ce1">
            <text:p>40.38927941</text:p>
          </table:table-cell>
          <table:table-cell table:style-name="ce1"/>
          <table:table-cell office:value-type="float" office:value="41.902999999999999" table:style-name="ce1">
            <text:p>41.903</text:p>
          </table:table-cell>
          <table:table-cell office:value-type="string" table:style-name="ce3">
            <text:p>Toon</text:p>
          </table:table-cell>
          <table:table-cell office:value-type="float" office:value="40.282147058823547" table:formula="of:=AVERAGE([.AG$49:.AG116])" table:style-name="ce1">
            <text:p>40.28214706</text:p>
          </table:table-cell>
          <table:table-cell table:style-name="ce1"/>
          <table:table-cell office:value-type="float" office:value="37.829000000000001" table:style-name="ce1">
            <text:p>37.829</text:p>
          </table:table-cell>
          <table:table-cell office:value-type="string" table:style-name="ce3">
            <text:p>Mike</text:p>
          </table:table-cell>
          <table:table-cell office:value-type="float" office:value="41.163705882352943" table:formula="of:=AVERAGE([.AK$49:.AK116])" table:style-name="ce1">
            <text:p>41.16370588</text:p>
          </table:table-cell>
          <table:table-cell table:number-columns-repeated="16345"/>
        </table:table-row>
        <table:table-row table:style-name="ro1">
          <table:table-cell office:value-type="float" office:value="36.448" table:style-name="ce1">
            <text:p>36.448</text:p>
          </table:table-cell>
          <table:table-cell office:value-type="string" table:style-name="ce3">
            <text:p>BertP</text:p>
          </table:table-cell>
          <table:table-cell office:value-type="float" office:value="37.949608695652174" table:formula="of:=AVERAGE([.A$49:.A117])" table:style-name="ce1">
            <text:p>37.9496087</text:p>
          </table:table-cell>
          <table:table-cell table:style-name="ce1"/>
          <table:table-cell office:value-type="float" office:value="36.563000000000002" table:style-name="ce1">
            <text:p>36.563</text:p>
          </table:table-cell>
          <table:table-cell office:value-type="string" table:style-name="ce3">
            <text:p>Inigo</text:p>
          </table:table-cell>
          <table:table-cell office:value-type="float" office:value="38.469478260869572" table:formula="of:=AVERAGE([.E$49:.E117])" table:style-name="ce1">
            <text:p>38.46947826</text:p>
          </table:table-cell>
          <table:table-cell table:style-name="ce1"/>
          <table:table-cell office:value-type="float" office:value="37.049999999999997" table:style-name="ce1">
            <text:p>37.05</text:p>
          </table:table-cell>
          <table:table-cell office:value-type="string" table:style-name="ce3">
            <text:p>Kyle</text:p>
          </table:table-cell>
          <table:table-cell office:value-type="float" office:value="38.644695652173908" table:formula="of:=AVERAGE([.I$49:.I117])" table:style-name="ce1">
            <text:p>38.64469565</text:p>
          </table:table-cell>
          <table:table-cell table:style-name="ce1"/>
          <table:table-cell office:value-type="float" office:value="38.011000000000003" table:style-name="ce1">
            <text:p>38.011</text:p>
          </table:table-cell>
          <table:table-cell office:value-type="string" table:style-name="ce3">
            <text:p>Ruben</text:p>
          </table:table-cell>
          <table:table-cell office:value-type="float" office:value="41.53357971014492" table:formula="of:=AVERAGE([.M$49:.M117])" table:style-name="ce1">
            <text:p>41.53357971</text:p>
          </table:table-cell>
          <table:table-cell table:style-name="ce1"/>
          <table:table-cell office:value-type="float" office:value="41.418999999999997" table:style-name="ce1">
            <text:p>41.419</text:p>
          </table:table-cell>
          <table:table-cell office:value-type="string" table:style-name="ce3">
            <text:p>Ilse</text:p>
          </table:table-cell>
          <table:table-cell office:value-type="float" office:value="40.386826086956518" table:formula="of:=AVERAGE([.Q$49:.Q117])" table:style-name="ce1">
            <text:p>40.38682609</text:p>
          </table:table-cell>
          <table:table-cell table:style-name="ce1"/>
          <table:table-cell office:value-type="float" office:value="41.639000000000003" table:style-name="ce1">
            <text:p>41.639</text:p>
          </table:table-cell>
          <table:table-cell office:value-type="string" table:style-name="ce3">
            <text:p>Stijn</text:p>
          </table:table-cell>
          <table:table-cell office:value-type="float" office:value="39.607811594202893" table:formula="of:=AVERAGE([.U$49:.U117])" table:style-name="ce1">
            <text:p>39.60781159</text:p>
          </table:table-cell>
          <table:table-cell table:style-name="ce1"/>
          <table:table-cell office:value-type="float" office:value="39.720999999999997" table:style-name="ce1">
            <text:p>39.721</text:p>
          </table:table-cell>
          <table:table-cell office:value-type="string" table:style-name="ce3">
            <text:p>Emil</text:p>
          </table:table-cell>
          <table:table-cell office:value-type="float" office:value="40.08769565217392" table:formula="of:=AVERAGE([.Y$49:.Y117])" table:style-name="ce1">
            <text:p>40.08769565</text:p>
          </table:table-cell>
          <table:table-cell table:style-name="ce1"/>
          <table:table-cell office:value-type="float" office:value="42.188000000000002" table:style-name="ce1">
            <text:p>42.188</text:p>
          </table:table-cell>
          <table:table-cell office:value-type="string" table:style-name="ce3">
            <text:p>Jeff</text:p>
          </table:table-cell>
          <table:table-cell office:value-type="float" office:value="40.415347826086958" table:formula="of:=AVERAGE([.AC$49:.AC117])" table:style-name="ce1">
            <text:p>40.41534783</text:p>
          </table:table-cell>
          <table:table-cell table:style-name="ce1"/>
          <table:table-cell office:value-type="float" office:value="42.22" table:style-name="ce1">
            <text:p>42.22</text:p>
          </table:table-cell>
          <table:table-cell office:value-type="string" table:style-name="ce3">
            <text:p>Toon</text:p>
          </table:table-cell>
          <table:table-cell office:value-type="float" office:value="40.310231884057984" table:formula="of:=AVERAGE([.AG$49:.AG117])" table:style-name="ce1">
            <text:p>40.31023188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Mike</text:p>
          </table:table-cell>
          <table:table-cell office:value-type="float" office:value="41.112043478260873" table:formula="of:=AVERAGE([.AK$49:.AK117])" table:style-name="ce1">
            <text:p>41.11204348</text:p>
          </table:table-cell>
          <table:table-cell table:number-columns-repeated="16345"/>
        </table:table-row>
        <table:table-row table:style-name="ro1">
          <table:table-cell office:value-type="float" office:value="36.738" table:style-name="ce1">
            <text:p>36.738</text:p>
          </table:table-cell>
          <table:table-cell office:value-type="string" table:style-name="ce3">
            <text:p>BertP</text:p>
          </table:table-cell>
          <table:table-cell office:value-type="float" office:value="37.932299999999998" table:formula="of:=AVERAGE([.A$49:.A118])" table:style-name="ce1">
            <text:p>37.9323</text:p>
          </table:table-cell>
          <table:table-cell table:style-name="ce1"/>
          <table:table-cell office:value-type="float" office:value="36.944000000000003" table:style-name="ce1">
            <text:p>36.944</text:p>
          </table:table-cell>
          <table:table-cell office:value-type="string" table:style-name="ce3">
            <text:p>Inigo</text:p>
          </table:table-cell>
          <table:table-cell office:value-type="float" office:value="38.447685714285726" table:formula="of:=AVERAGE([.E$49:.E118])" table:style-name="ce1">
            <text:p>38.44768571</text:p>
          </table:table-cell>
          <table:table-cell table:style-name="ce1"/>
          <table:table-cell office:value-type="float" office:value="39.209000000000003" table:style-name="ce1">
            <text:p>39.209</text:p>
          </table:table-cell>
          <table:table-cell office:value-type="string" table:style-name="ce3">
            <text:p>Kyle</text:p>
          </table:table-cell>
          <table:table-cell office:value-type="float" office:value="38.652757142857133" table:formula="of:=AVERAGE([.I$49:.I118])" table:style-name="ce1">
            <text:p>38.65275714</text:p>
          </table:table-cell>
          <table:table-cell table:style-name="ce1"/>
          <table:table-cell office:value-type="float" office:value="38.292000000000002" table:style-name="ce1">
            <text:p>38.292</text:p>
          </table:table-cell>
          <table:table-cell office:value-type="string" table:style-name="ce3">
            <text:p>Ruben</text:p>
          </table:table-cell>
          <table:table-cell office:value-type="float" office:value="41.487271428571418" table:formula="of:=AVERAGE([.M$49:.M118])" table:style-name="ce1">
            <text:p>41.48727143</text:p>
          </table:table-cell>
          <table:table-cell table:style-name="ce1"/>
          <table:table-cell office:value-type="float" office:value="41.517000000000003" table:style-name="ce1">
            <text:p>41.517</text:p>
          </table:table-cell>
          <table:table-cell office:value-type="string" table:style-name="ce3">
            <text:p>Ilse</text:p>
          </table:table-cell>
          <table:table-cell office:value-type="float" office:value="40.402971428571426" table:formula="of:=AVERAGE([.Q$49:.Q118])" table:style-name="ce1">
            <text:p>40.40297143</text:p>
          </table:table-cell>
          <table:table-cell table:style-name="ce1"/>
          <table:table-cell office:value-type="float" office:value="41.045000000000002" table:style-name="ce1">
            <text:p>41.045</text:p>
          </table:table-cell>
          <table:table-cell office:value-type="string" table:style-name="ce3">
            <text:p>Stijn</text:p>
          </table:table-cell>
          <table:table-cell office:value-type="float" office:value="39.628342857142854" table:formula="of:=AVERAGE([.U$49:.U118])" table:style-name="ce1">
            <text:p>39.62834286</text:p>
          </table:table-cell>
          <table:table-cell table:style-name="ce1"/>
          <table:table-cell office:value-type="float" office:value="40.130000000000003" table:style-name="ce1">
            <text:p>40.13</text:p>
          </table:table-cell>
          <table:table-cell office:value-type="string" table:style-name="ce3">
            <text:p>Emil</text:p>
          </table:table-cell>
          <table:table-cell office:value-type="float" office:value="40.088300000000004" table:formula="of:=AVERAGE([.Y$49:.Y118])" table:style-name="ce1">
            <text:p>40.0883</text:p>
          </table:table-cell>
          <table:table-cell table:style-name="ce1"/>
          <table:table-cell office:value-type="float" office:value="41.125999999999998" table:style-name="ce1">
            <text:p>41.126</text:p>
          </table:table-cell>
          <table:table-cell office:value-type="string" table:style-name="ce3">
            <text:p>Jeff</text:p>
          </table:table-cell>
          <table:table-cell office:value-type="float" office:value="40.425500000000007" table:formula="of:=AVERAGE([.AC$49:.AC118])" table:style-name="ce1">
            <text:p>40.4255</text:p>
          </table:table-cell>
          <table:table-cell table:style-name="ce1"/>
          <table:table-cell office:value-type="float" office:value="42.637999999999998" table:style-name="ce1">
            <text:p>42.638</text:p>
          </table:table-cell>
          <table:table-cell office:value-type="string" table:style-name="ce3">
            <text:p>Toon</text:p>
          </table:table-cell>
          <table:table-cell office:value-type="float" office:value="40.343485714285727" table:formula="of:=AVERAGE([.AG$49:.AG118])" table:style-name="ce1">
            <text:p>40.34348571</text:p>
          </table:table-cell>
          <table:table-cell table:style-name="ce1"/>
          <table:table-cell office:value-type="float" office:value="38.183" table:style-name="ce1">
            <text:p>38.183</text:p>
          </table:table-cell>
          <table:table-cell office:value-type="string" table:style-name="ce3">
            <text:p>Mike</text:p>
          </table:table-cell>
          <table:table-cell office:value-type="float" office:value="41.0702" table:formula="of:=AVERAGE([.AK$49:.AK118])" table:style-name="ce1">
            <text:p>41.0702</text:p>
          </table:table-cell>
          <table:table-cell table:number-columns-repeated="16345"/>
        </table:table-row>
        <table:table-row table:style-name="ro1">
          <table:table-cell office:value-type="float" office:value="38.377000000000002" table:style-name="ce1">
            <text:p>38.377</text:p>
          </table:table-cell>
          <table:table-cell office:value-type="string" table:style-name="ce3">
            <text:p>BertP</text:p>
          </table:table-cell>
          <table:table-cell office:value-type="float" office:value="37.938563380281686" table:formula="of:=AVERAGE([.A$49:.A119])" table:style-name="ce1">
            <text:p>37.93856338</text:p>
          </table:table-cell>
          <table:table-cell table:style-name="ce1"/>
          <table:table-cell office:value-type="float" office:value="35.975000000000001" table:style-name="ce1">
            <text:p>35.975</text:p>
          </table:table-cell>
          <table:table-cell office:value-type="string" table:style-name="ce3">
            <text:p>Inigo</text:p>
          </table:table-cell>
          <table:table-cell office:value-type="float" office:value="38.412859154929585" table:formula="of:=AVERAGE([.E$49:.E119])" table:style-name="ce1">
            <text:p>38.41285915</text:p>
          </table:table-cell>
          <table:table-cell table:style-name="ce1"/>
          <table:table-cell office:value-type="float" office:value="36.555999999999997" table:style-name="ce1">
            <text:p>36.556</text:p>
          </table:table-cell>
          <table:table-cell office:value-type="string" table:style-name="ce3">
            <text:p>Kyle</text:p>
          </table:table-cell>
          <table:table-cell office:value-type="float" office:value="38.623225352112669" table:formula="of:=AVERAGE([.I$49:.I119])" table:style-name="ce1">
            <text:p>38.62322535</text:p>
          </table:table-cell>
          <table:table-cell table:style-name="ce1"/>
          <table:table-cell office:value-type="float" office:value="36.954999999999998" table:style-name="ce1">
            <text:p>36.955</text:p>
          </table:table-cell>
          <table:table-cell office:value-type="string" table:style-name="ce3">
            <text:p>Ruben</text:p>
          </table:table-cell>
          <table:table-cell office:value-type="float" office:value="41.423436619718302" table:formula="of:=AVERAGE([.M$49:.M119])" table:style-name="ce1">
            <text:p>41.42343662</text:p>
          </table:table-cell>
          <table:table-cell table:style-name="ce1"/>
          <table:table-cell office:value-type="float" office:value="40.921999999999997" table:style-name="ce1">
            <text:p>40.922</text:p>
          </table:table-cell>
          <table:table-cell office:value-type="string" table:style-name="ce3">
            <text:p>Ilse</text:p>
          </table:table-cell>
          <table:table-cell office:value-type="float" office:value="40.410281690140842" table:formula="of:=AVERAGE([.Q$49:.Q119])" table:style-name="ce1">
            <text:p>40.41028169</text:p>
          </table:table-cell>
          <table:table-cell table:style-name="ce1"/>
          <table:table-cell office:value-type="float" office:value="41.521000000000001" table:style-name="ce1">
            <text:p>41.521</text:p>
          </table:table-cell>
          <table:table-cell office:value-type="string" table:style-name="ce3">
            <text:p>Stijn</text:p>
          </table:table-cell>
          <table:table-cell office:value-type="float" office:value="39.655000000000001" table:formula="of:=AVERAGE([.U$49:.U119])" table:style-name="ce1">
            <text:p>39.655</text:p>
          </table:table-cell>
          <table:table-cell table:style-name="ce1"/>
          <table:table-cell office:value-type="float" office:value="39.530999999999999" table:style-name="ce1">
            <text:p>39.531</text:p>
          </table:table-cell>
          <table:table-cell office:value-type="string" table:style-name="ce3">
            <text:p>Emil</text:p>
          </table:table-cell>
          <table:table-cell office:value-type="float" office:value="40.080450704225356" table:formula="of:=AVERAGE([.Y$49:.Y119])" table:style-name="ce1">
            <text:p>40.0804507</text:p>
          </table:table-cell>
          <table:table-cell table:style-name="ce1"/>
          <table:table-cell office:value-type="float" office:value="41.112000000000002" table:style-name="ce1">
            <text:p>41.112</text:p>
          </table:table-cell>
          <table:table-cell office:value-type="string" table:style-name="ce3">
            <text:p>Jeff</text:p>
          </table:table-cell>
          <table:table-cell office:value-type="float" office:value="40.435169014084515" table:formula="of:=AVERAGE([.AC$49:.AC119])" table:style-name="ce1">
            <text:p>40.43516901</text:p>
          </table:table-cell>
          <table:table-cell table:style-name="ce1"/>
          <table:table-cell office:value-type="float" office:value="42.505000000000003" table:style-name="ce1">
            <text:p>42.505</text:p>
          </table:table-cell>
          <table:table-cell office:value-type="string" table:style-name="ce3">
            <text:p>Toon</text:p>
          </table:table-cell>
          <table:table-cell office:value-type="float" office:value="40.3739295774648" table:formula="of:=AVERAGE([.AG$49:.AG119])" table:style-name="ce1">
            <text:p>40.37392958</text:p>
          </table:table-cell>
          <table:table-cell table:style-name="ce1"/>
          <table:table-cell office:value-type="float" office:value="38.302999999999997" table:style-name="ce1">
            <text:p>38.303</text:p>
          </table:table-cell>
          <table:table-cell office:value-type="string" table:style-name="ce3">
            <text:p>Mike</text:p>
          </table:table-cell>
          <table:table-cell office:value-type="float" office:value="41.031225352112678" table:formula="of:=AVERAGE([.AK$49:.AK119])" table:style-name="ce1">
            <text:p>41.03122535</text:p>
          </table:table-cell>
          <table:table-cell table:number-columns-repeated="16345"/>
        </table:table-row>
        <table:table-row table:style-name="ro1">
          <table:table-cell office:value-type="float" office:value="36.433999999999997" table:style-name="ce1">
            <text:p>36.434</text:p>
          </table:table-cell>
          <table:table-cell office:value-type="string" table:style-name="ce3">
            <text:p>BertP</text:p>
          </table:table-cell>
          <table:table-cell office:value-type="float" office:value="37.917666666666669" table:formula="of:=AVERAGE([.A$49:.A120])" table:style-name="ce1">
            <text:p>37.91766667</text:p>
          </table:table-cell>
          <table:table-cell table:style-name="ce1"/>
          <table:table-cell office:value-type="float" office:value="36.682000000000002" table:style-name="ce1">
            <text:p>36.682</text:p>
          </table:table-cell>
          <table:table-cell office:value-type="string" table:style-name="ce3">
            <text:p>Inigo</text:p>
          </table:table-cell>
          <table:table-cell office:value-type="float" office:value="38.388819444444451" table:formula="of:=AVERAGE([.E$49:.E120])" table:style-name="ce1">
            <text:p>38.38881944</text:p>
          </table:table-cell>
          <table:table-cell table:style-name="ce1"/>
          <table:table-cell office:value-type="float" office:value="36.868000000000002" table:style-name="ce1">
            <text:p>36.868</text:p>
          </table:table-cell>
          <table:table-cell office:value-type="string" table:style-name="ce3">
            <text:p>Kyle</text:p>
          </table:table-cell>
          <table:table-cell office:value-type="float" office:value="38.598847222222211" table:formula="of:=AVERAGE([.I$49:.I120])" table:style-name="ce1">
            <text:p>38.59884722</text:p>
          </table:table-cell>
          <table:table-cell table:style-name="ce1"/>
          <table:table-cell office:value-type="float" office:value="38.551000000000002" table:style-name="ce1">
            <text:p>38.551</text:p>
          </table:table-cell>
          <table:table-cell office:value-type="string" table:style-name="ce3">
            <text:p>Ruben</text:p>
          </table:table-cell>
          <table:table-cell office:value-type="float" office:value="41.383541666666659" table:formula="of:=AVERAGE([.M$49:.M120])" table:style-name="ce1">
            <text:p>41.38354167</text:p>
          </table:table-cell>
          <table:table-cell table:style-name="ce1"/>
          <table:table-cell office:value-type="float" office:value="41.12" table:style-name="ce1">
            <text:p>41.12</text:p>
          </table:table-cell>
          <table:table-cell office:value-type="string" table:style-name="ce3">
            <text:p>Ilse</text:p>
          </table:table-cell>
          <table:table-cell office:value-type="float" office:value="40.420138888888886" table:formula="of:=AVERAGE([.Q$49:.Q120])" table:style-name="ce1">
            <text:p>40.42013889</text:p>
          </table:table-cell>
          <table:table-cell table:style-name="ce1"/>
          <table:table-cell office:value-type="float" office:value="42.125999999999998" table:style-name="ce1">
            <text:p>42.126</text:p>
          </table:table-cell>
          <table:table-cell office:value-type="string" table:style-name="ce3">
            <text:p>Stijn</text:p>
          </table:table-cell>
          <table:table-cell office:value-type="float" office:value="39.68931944444445" table:formula="of:=AVERAGE([.U$49:.U120])" table:style-name="ce1">
            <text:p>39.68931944</text:p>
          </table:table-cell>
          <table:table-cell table:style-name="ce1"/>
          <table:table-cell office:value-type="float" office:value="40.088000000000001" table:style-name="ce1">
            <text:p>40.088</text:p>
          </table:table-cell>
          <table:table-cell office:value-type="string" table:style-name="ce3">
            <text:p>Emil</text:p>
          </table:table-cell>
          <table:table-cell office:value-type="float" office:value="40.080555555555563" table:formula="of:=AVERAGE([.Y$49:.Y120])" table:style-name="ce1">
            <text:p>40.08055556</text:p>
          </table:table-cell>
          <table:table-cell table:style-name="ce1"/>
          <table:table-cell office:value-type="float" office:value="40.719000000000001" table:style-name="ce1">
            <text:p>40.719</text:p>
          </table:table-cell>
          <table:table-cell office:value-type="string" table:style-name="ce3">
            <text:p>Jeff</text:p>
          </table:table-cell>
          <table:table-cell office:value-type="float" office:value="40.439111111111117" table:formula="of:=AVERAGE([.AC$49:.AC120])" table:style-name="ce1">
            <text:p>40.43911111</text:p>
          </table:table-cell>
          <table:table-cell table:style-name="ce1"/>
          <table:table-cell office:value-type="float" office:value="43.113999999999997" table:style-name="ce1">
            <text:p>43.114</text:p>
          </table:table-cell>
          <table:table-cell office:value-type="string" table:style-name="ce3">
            <text:p>Toon</text:p>
          </table:table-cell>
          <table:table-cell office:value-type="float" office:value="40.411986111111126" table:formula="of:=AVERAGE([.AG$49:.AG120])" table:style-name="ce1">
            <text:p>40.41198611</text:p>
          </table:table-cell>
          <table:table-cell table:style-name="ce1"/>
          <table:table-cell office:value-type="float" office:value="38.319000000000003" table:style-name="ce1">
            <text:p>38.319</text:p>
          </table:table-cell>
          <table:table-cell office:value-type="string" table:style-name="ce3">
            <text:p>Mike</text:p>
          </table:table-cell>
          <table:table-cell office:value-type="float" office:value="40.99355555555556" table:formula="of:=AVERAGE([.AK$49:.AK120])" table:style-name="ce1">
            <text:p>40.99355556</text:p>
          </table:table-cell>
          <table:table-cell table:number-columns-repeated="16345"/>
        </table:table-row>
        <table:table-row table:style-name="ro1">
          <table:table-cell office:value-type="float" office:value="36.906999999999996" table:style-name="ce1">
            <text:p>36.907</text:p>
          </table:table-cell>
          <table:table-cell office:value-type="string" table:style-name="ce3">
            <text:p>BertP</text:p>
          </table:table-cell>
          <table:table-cell office:value-type="float" office:value="37.903821917808223" table:formula="of:=AVERAGE([.A$49:.A121])" table:style-name="ce1">
            <text:p>37.90382192</text:p>
          </table:table-cell>
          <table:table-cell table:style-name="ce1"/>
          <table:table-cell office:value-type="float" office:value="35.645000000000003" table:style-name="ce1">
            <text:p>35.645</text:p>
          </table:table-cell>
          <table:table-cell office:value-type="string" table:style-name="ce3">
            <text:p>Inigo</text:p>
          </table:table-cell>
          <table:table-cell office:value-type="float" office:value="38.351232876712331" table:formula="of:=AVERAGE([.E$49:.E121])" table:style-name="ce1">
            <text:p>38.35123288</text:p>
          </table:table-cell>
          <table:table-cell table:style-name="ce1"/>
          <table:table-cell office:value-type="float" office:value="36.616999999999997" table:style-name="ce1">
            <text:p>36.617</text:p>
          </table:table-cell>
          <table:table-cell office:value-type="string" table:style-name="ce3">
            <text:p>Kyle</text:p>
          </table:table-cell>
          <table:table-cell office:value-type="float" office:value="38.571698630136979" table:formula="of:=AVERAGE([.I$49:.I121])" table:style-name="ce1">
            <text:p>38.57169863</text:p>
          </table:table-cell>
          <table:table-cell table:style-name="ce1"/>
          <table:table-cell office:value-type="float" office:value="37.279000000000003" table:style-name="ce1">
            <text:p>37.279</text:p>
          </table:table-cell>
          <table:table-cell office:value-type="string" table:style-name="ce3">
            <text:p>Ruben</text:p>
          </table:table-cell>
          <table:table-cell office:value-type="float" office:value="41.327315068493142" table:formula="of:=AVERAGE([.M$49:.M121])" table:style-name="ce1">
            <text:p>41.32731507</text:p>
          </table:table-cell>
          <table:table-cell table:style-name="ce1"/>
          <table:table-cell office:value-type="float" office:value="41.274000000000001" table:style-name="ce1">
            <text:p>41.274</text:p>
          </table:table-cell>
          <table:table-cell office:value-type="string" table:style-name="ce3">
            <text:p>Ilse</text:p>
          </table:table-cell>
          <table:table-cell office:value-type="float" office:value="40.431835616438349" table:formula="of:=AVERAGE([.Q$49:.Q121])" table:style-name="ce1">
            <text:p>40.43183562</text:p>
          </table:table-cell>
          <table:table-cell table:style-name="ce1"/>
          <table:table-cell office:value-type="float" office:value="40.89" table:style-name="ce1">
            <text:p>40.89</text:p>
          </table:table-cell>
          <table:table-cell office:value-type="string" table:style-name="ce3">
            <text:p>Stijn</text:p>
          </table:table-cell>
          <table:table-cell office:value-type="float" office:value="39.705767123287671" table:formula="of:=AVERAGE([.U$49:.U121])" table:style-name="ce1">
            <text:p>39.70576712</text:p>
          </table:table-cell>
          <table:table-cell table:style-name="ce1"/>
          <table:table-cell office:value-type="float" office:value="40.537999999999997" table:style-name="ce1">
            <text:p>40.538</text:p>
          </table:table-cell>
          <table:table-cell office:value-type="string" table:style-name="ce3">
            <text:p>Emil</text:p>
          </table:table-cell>
          <table:table-cell office:value-type="float" office:value="40.08682191780823" table:formula="of:=AVERAGE([.Y$49:.Y121])" table:style-name="ce1">
            <text:p>40.08682192</text:p>
          </table:table-cell>
          <table:table-cell table:style-name="ce1"/>
          <table:table-cell office:value-type="float" office:value="40.356999999999999" table:style-name="ce1">
            <text:p>40.357</text:p>
          </table:table-cell>
          <table:table-cell office:value-type="string" table:style-name="ce3">
            <text:p>Jeff</text:p>
          </table:table-cell>
          <table:table-cell office:value-type="float" office:value="40.437986301369868" table:formula="of:=AVERAGE([.AC$49:.AC121])" table:style-name="ce1">
            <text:p>40.4379863</text:p>
          </table:table-cell>
          <table:table-cell table:style-name="ce1"/>
          <table:table-cell office:value-type="float" office:value="41.595999999999997" table:style-name="ce1">
            <text:p>41.596</text:p>
          </table:table-cell>
          <table:table-cell office:value-type="string" table:style-name="ce3">
            <text:p>Toon</text:p>
          </table:table-cell>
          <table:table-cell office:value-type="float" office:value="40.428205479452068" table:formula="of:=AVERAGE([.AG$49:.AG121])" table:style-name="ce1">
            <text:p>40.42820548</text:p>
          </table:table-cell>
          <table:table-cell table:style-name="ce1"/>
          <table:table-cell office:value-type="float" office:value="40.140999999999998" table:style-name="ce1">
            <text:p>40.141</text:p>
          </table:table-cell>
          <table:table-cell office:value-type="string" table:style-name="ce3">
            <text:p>Mike</text:p>
          </table:table-cell>
          <table:table-cell office:value-type="float" office:value="40.98187671232877" table:formula="of:=AVERAGE([.AK$49:.AK121])" table:style-name="ce1">
            <text:p>40.98187671</text:p>
          </table:table-cell>
          <table:table-cell table:number-columns-repeated="16345"/>
        </table:table-row>
        <table:table-row table:style-name="ro1">
          <table:table-cell office:value-type="float" office:value="37.030999999999999" table:style-name="ce1">
            <text:p>37.031</text:p>
          </table:table-cell>
          <table:table-cell office:value-type="string" table:style-name="ce3">
            <text:p>BertP</text:p>
          </table:table-cell>
          <table:table-cell office:value-type="float" office:value="37.892027027027027" table:formula="of:=AVERAGE([.A$49:.A122])" table:style-name="ce1">
            <text:p>37.89202703</text:p>
          </table:table-cell>
          <table:table-cell table:style-name="ce1"/>
          <table:table-cell office:value-type="float" office:value="36.052" table:style-name="ce1">
            <text:p>36.052</text:p>
          </table:table-cell>
          <table:table-cell office:value-type="string" table:style-name="ce3">
            <text:p>Inigo</text:p>
          </table:table-cell>
          <table:table-cell office:value-type="float" office:value="38.32016216216217" table:formula="of:=AVERAGE([.E$49:.E122])" table:style-name="ce1">
            <text:p>38.32016216</text:p>
          </table:table-cell>
          <table:table-cell table:style-name="ce1"/>
          <table:table-cell office:value-type="float" office:value="36.648000000000003" table:style-name="ce1">
            <text:p>36.648</text:p>
          </table:table-cell>
          <table:table-cell office:value-type="string" table:style-name="ce3">
            <text:p>Kyle</text:p>
          </table:table-cell>
          <table:table-cell office:value-type="float" office:value="38.545702702702698" table:formula="of:=AVERAGE([.I$49:.I122])" table:style-name="ce1">
            <text:p>38.5457027</text:p>
          </table:table-cell>
          <table:table-cell table:style-name="ce1"/>
          <table:table-cell office:value-type="float" office:value="37.396000000000001" table:style-name="ce1">
            <text:p>37.396</text:p>
          </table:table-cell>
          <table:table-cell office:value-type="string" table:style-name="ce3">
            <text:p>Ruben</text:p>
          </table:table-cell>
          <table:table-cell office:value-type="float" office:value="41.27418918918918" table:formula="of:=AVERAGE([.M$49:.M122])" table:style-name="ce1">
            <text:p>41.27418919</text:p>
          </table:table-cell>
          <table:table-cell table:style-name="ce1"/>
          <table:table-cell office:value-type="float" office:value="40.545000000000002" table:style-name="ce1">
            <text:p>40.545</text:p>
          </table:table-cell>
          <table:table-cell office:value-type="string" table:style-name="ce3">
            <text:p>Ilse</text:p>
          </table:table-cell>
          <table:table-cell office:value-type="float" office:value="40.433364864864856" table:formula="of:=AVERAGE([.Q$49:.Q122])" table:style-name="ce1">
            <text:p>40.43336486</text:p>
          </table:table-cell>
          <table:table-cell table:style-name="ce1"/>
          <table:table-cell office:value-type="float" office:value="40.845999999999997" table:style-name="ce1">
            <text:p>40.846</text:p>
          </table:table-cell>
          <table:table-cell office:value-type="string" table:style-name="ce3">
            <text:p>Stijn</text:p>
          </table:table-cell>
          <table:table-cell office:value-type="float" office:value="39.721175675675681" table:formula="of:=AVERAGE([.U$49:.U122])" table:style-name="ce1">
            <text:p>39.72117568</text:p>
          </table:table-cell>
          <table:table-cell table:style-name="ce1"/>
          <table:table-cell office:value-type="float" office:value="38.704000000000001" table:style-name="ce1">
            <text:p>38.704</text:p>
          </table:table-cell>
          <table:table-cell office:value-type="string" table:style-name="ce3">
            <text:p>Emil</text:p>
          </table:table-cell>
          <table:table-cell office:value-type="float" office:value="40.068135135135144" table:formula="of:=AVERAGE([.Y$49:.Y122])" table:style-name="ce1">
            <text:p>40.06813514</text:p>
          </table:table-cell>
          <table:table-cell table:style-name="ce1"/>
          <table:table-cell office:value-type="float" office:value="41.906999999999996" table:style-name="ce1">
            <text:p>41.907</text:p>
          </table:table-cell>
          <table:table-cell office:value-type="string" table:style-name="ce3">
            <text:p>Jeff</text:p>
          </table:table-cell>
          <table:table-cell office:value-type="float" office:value="40.457837837837843" table:formula="of:=AVERAGE([.AC$49:.AC122])" table:style-name="ce1">
            <text:p>40.45783784</text:p>
          </table:table-cell>
          <table:table-cell table:style-name="ce1"/>
          <table:table-cell office:value-type="float" office:value="41.752000000000002" table:style-name="ce1">
            <text:p>41.752</text:p>
          </table:table-cell>
          <table:table-cell office:value-type="string" table:style-name="ce3">
            <text:p>Toon</text:p>
          </table:table-cell>
          <table:table-cell office:value-type="float" office:value="40.446094594594605" table:formula="of:=AVERAGE([.AG$49:.AG122])" table:style-name="ce1">
            <text:p>40.44609459</text:p>
          </table:table-cell>
          <table:table-cell table:style-name="ce1"/>
          <table:table-cell office:value-type="float" office:value="39.180999999999997" table:style-name="ce1">
            <text:p>39.181</text:p>
          </table:table-cell>
          <table:table-cell office:value-type="string" table:style-name="ce3">
            <text:p>Mike</text:p>
          </table:table-cell>
          <table:table-cell office:value-type="float" office:value="40.957540540540542" table:formula="of:=AVERAGE([.AK$49:.AK122])" table:style-name="ce1">
            <text:p>40.95754054</text:p>
          </table:table-cell>
          <table:table-cell table:number-columns-repeated="16345"/>
        </table:table-row>
        <table:table-row table:style-name="ro1">
          <table:table-cell office:value-type="float" office:value="36.673999999999999" table:style-name="ce1">
            <text:p>36.674</text:p>
          </table:table-cell>
          <table:table-cell office:value-type="string" table:style-name="ce3">
            <text:p>BertP</text:p>
          </table:table-cell>
          <table:table-cell office:value-type="float" office:value="37.87578666666667" table:formula="of:=AVERAGE([.A$49:.A123])" table:style-name="ce1">
            <text:p>37.87578667</text:p>
          </table:table-cell>
          <table:table-cell table:style-name="ce1"/>
          <table:table-cell office:value-type="float" office:value="37.607999999999997" table:style-name="ce1">
            <text:p>37.608</text:p>
          </table:table-cell>
          <table:table-cell office:value-type="string" table:style-name="ce3">
            <text:p>Inigo</text:p>
          </table:table-cell>
          <table:table-cell office:value-type="float" office:value="38.310666666666677" table:formula="of:=AVERAGE([.E$49:.E123])" table:style-name="ce1">
            <text:p>38.31066667</text:p>
          </table:table-cell>
          <table:table-cell table:style-name="ce1"/>
          <table:table-cell office:value-type="float" office:value="36.887" table:style-name="ce1">
            <text:p>36.887</text:p>
          </table:table-cell>
          <table:table-cell office:value-type="string" table:style-name="ce3">
            <text:p>Kyle</text:p>
          </table:table-cell>
          <table:table-cell office:value-type="float" office:value="38.523586666666667" table:formula="of:=AVERAGE([.I$49:.I123])" table:style-name="ce1">
            <text:p>38.52358667</text:p>
          </table:table-cell>
          <table:table-cell table:style-name="ce1"/>
          <table:table-cell office:value-type="float" office:value="37.402000000000001" table:style-name="ce1">
            <text:p>37.402</text:p>
          </table:table-cell>
          <table:table-cell office:value-type="string" table:style-name="ce3">
            <text:p>Ruben</text:p>
          </table:table-cell>
          <table:table-cell office:value-type="float" office:value="41.222559999999994" table:formula="of:=AVERAGE([.M$49:.M123])" table:style-name="ce1">
            <text:p>41.22256</text:p>
          </table:table-cell>
          <table:table-cell table:style-name="ce1"/>
          <table:table-cell office:value-type="float" office:value="40.811999999999998" table:style-name="ce1">
            <text:p>40.812</text:p>
          </table:table-cell>
          <table:table-cell office:value-type="string" table:style-name="ce3">
            <text:p>Ilse</text:p>
          </table:table-cell>
          <table:table-cell office:value-type="float" office:value="40.438413333333322" table:formula="of:=AVERAGE([.Q$49:.Q123])" table:style-name="ce1">
            <text:p>40.43841333</text:p>
          </table:table-cell>
          <table:table-cell table:style-name="ce1"/>
          <table:table-cell office:value-type="float" office:value="42.85" table:style-name="ce1">
            <text:p>42.85</text:p>
          </table:table-cell>
          <table:table-cell office:value-type="string" table:style-name="ce3">
            <text:p>Stijn</text:p>
          </table:table-cell>
          <table:table-cell office:value-type="float" office:value="39.762893333333338" table:formula="of:=AVERAGE([.U$49:.U123])" table:style-name="ce1">
            <text:p>39.76289333</text:p>
          </table:table-cell>
          <table:table-cell table:style-name="ce1"/>
          <table:table-cell office:value-type="float" office:value="39.307000000000002" table:style-name="ce1">
            <text:p>39.307</text:p>
          </table:table-cell>
          <table:table-cell office:value-type="string" table:style-name="ce3">
            <text:p>Emil</text:p>
          </table:table-cell>
          <table:table-cell office:value-type="float" office:value="40.057986666666672" table:formula="of:=AVERAGE([.Y$49:.Y123])" table:style-name="ce1">
            <text:p>40.05798667</text:p>
          </table:table-cell>
          <table:table-cell table:style-name="ce1"/>
          <table:table-cell office:value-type="float" office:value="40.960999999999999" table:style-name="ce1">
            <text:p>40.961</text:p>
          </table:table-cell>
          <table:table-cell office:value-type="string" table:style-name="ce3">
            <text:p>Jeff</text:p>
          </table:table-cell>
          <table:table-cell office:value-type="float" office:value="40.464546666666671" table:formula="of:=AVERAGE([.AC$49:.AC123])" table:style-name="ce1">
            <text:p>40.46454667</text:p>
          </table:table-cell>
          <table:table-cell table:style-name="ce1"/>
          <table:table-cell office:value-type="float" office:value="42.078000000000003" table:style-name="ce1">
            <text:p>42.078</text:p>
          </table:table-cell>
          <table:table-cell office:value-type="string" table:style-name="ce3">
            <text:p>Toon</text:p>
          </table:table-cell>
          <table:table-cell office:value-type="float" office:value="40.467853333333345" table:formula="of:=AVERAGE([.AG$49:.AG123])" table:style-name="ce1">
            <text:p>40.46785333</text:p>
          </table:table-cell>
          <table:table-cell table:style-name="ce1"/>
          <table:table-cell office:value-type="float" office:value="37.658000000000001" table:style-name="ce1">
            <text:p>37.658</text:p>
          </table:table-cell>
          <table:table-cell office:value-type="string" table:style-name="ce3">
            <text:p>Mike</text:p>
          </table:table-cell>
          <table:table-cell office:value-type="float" office:value="40.913546666666669" table:formula="of:=AVERAGE([.AK$49:.AK123])" table:style-name="ce1">
            <text:p>40.91354667</text:p>
          </table:table-cell>
          <table:table-cell table:number-columns-repeated="16345"/>
        </table:table-row>
        <table:table-row table:style-name="ro1">
          <table:table-cell office:value-type="float" office:value="36.779000000000003" table:style-name="ce1">
            <text:p>36.779</text:p>
          </table:table-cell>
          <table:table-cell office:value-type="string" table:style-name="ce3">
            <text:p>BertP</text:p>
          </table:table-cell>
          <table:table-cell office:value-type="float" office:value="37.861355263157897" table:formula="of:=AVERAGE([.A$49:.A124])" table:style-name="ce1">
            <text:p>37.86135526</text:p>
          </table:table-cell>
          <table:table-cell table:style-name="ce1"/>
          <table:table-cell office:value-type="float" office:value="36.216000000000001" table:style-name="ce1">
            <text:p>36.216</text:p>
          </table:table-cell>
          <table:table-cell office:value-type="string" table:style-name="ce3">
            <text:p>Inigo</text:p>
          </table:table-cell>
          <table:table-cell office:value-type="float" office:value="38.2831052631579" table:formula="of:=AVERAGE([.E$49:.E124])" table:style-name="ce1">
            <text:p>38.28310526</text:p>
          </table:table-cell>
          <table:table-cell table:style-name="ce1"/>
          <table:table-cell office:value-type="float" office:value="36.448999999999998" table:style-name="ce1">
            <text:p>36.449</text:p>
          </table:table-cell>
          <table:table-cell office:value-type="string" table:style-name="ce3">
            <text:p>Kyle</text:p>
          </table:table-cell>
          <table:table-cell office:value-type="float" office:value="38.496289473684207" table:formula="of:=AVERAGE([.I$49:.I124])" table:style-name="ce1">
            <text:p>38.49628947</text:p>
          </table:table-cell>
          <table:table-cell table:style-name="ce1"/>
          <table:table-cell office:value-type="float" office:value="37.411000000000001" table:style-name="ce1">
            <text:p>37.411</text:p>
          </table:table-cell>
          <table:table-cell office:value-type="string" table:style-name="ce3">
            <text:p>Ruben</text:p>
          </table:table-cell>
          <table:table-cell office:value-type="float" office:value="41.172407894736835" table:formula="of:=AVERAGE([.M$49:.M124])" table:style-name="ce1">
            <text:p>41.17240789</text:p>
          </table:table-cell>
          <table:table-cell table:style-name="ce1"/>
          <table:table-cell office:value-type="float" office:value="41.445" table:style-name="ce1">
            <text:p>41.445</text:p>
          </table:table-cell>
          <table:table-cell office:value-type="string" table:style-name="ce3">
            <text:p>Ilse</text:p>
          </table:table-cell>
          <table:table-cell office:value-type="float" office:value="40.451657894736833" table:formula="of:=AVERAGE([.Q$49:.Q124])" table:style-name="ce1">
            <text:p>40.45165789</text:p>
          </table:table-cell>
          <table:table-cell table:style-name="ce1"/>
          <table:table-cell office:value-type="float" office:value="40.654000000000003" table:style-name="ce1">
            <text:p>40.654</text:p>
          </table:table-cell>
          <table:table-cell office:value-type="string" table:style-name="ce3">
            <text:p>Stijn</text:p>
          </table:table-cell>
          <table:table-cell office:value-type="float" office:value="39.774618421052629" table:formula="of:=AVERAGE([.U$49:.U124])" table:style-name="ce1">
            <text:p>39.77461842</text:p>
          </table:table-cell>
          <table:table-cell table:style-name="ce1"/>
          <table:table-cell office:value-type="float" office:value="39.338000000000001" table:style-name="ce1">
            <text:p>39.338</text:p>
          </table:table-cell>
          <table:table-cell office:value-type="string" table:style-name="ce3">
            <text:p>Emil</text:p>
          </table:table-cell>
          <table:table-cell office:value-type="float" office:value="40.048513157894746" table:formula="of:=AVERAGE([.Y$49:.Y124])" table:style-name="ce1">
            <text:p>40.04851316</text:p>
          </table:table-cell>
          <table:table-cell table:style-name="ce1"/>
          <table:table-cell office:value-type="float" office:value="42.037999999999997" table:style-name="ce1">
            <text:p>42.038</text:p>
          </table:table-cell>
          <table:table-cell office:value-type="string" table:style-name="ce3">
            <text:p>Jeff</text:p>
          </table:table-cell>
          <table:table-cell office:value-type="float" office:value="40.485250000000008" table:formula="of:=AVERAGE([.AC$49:.AC124])" table:style-name="ce1">
            <text:p>40.48525</text:p>
          </table:table-cell>
          <table:table-cell table:style-name="ce1"/>
          <table:table-cell office:value-type="float" office:value="43.713999999999999" table:style-name="ce1">
            <text:p>43.714</text:p>
          </table:table-cell>
          <table:table-cell office:value-type="string" table:style-name="ce3">
            <text:p>Toon</text:p>
          </table:table-cell>
          <table:table-cell office:value-type="float" office:value="40.510565789473695" table:formula="of:=AVERAGE([.AG$49:.AG124])" table:style-name="ce1">
            <text:p>40.51056579</text:p>
          </table:table-cell>
          <table:table-cell table:style-name="ce1"/>
          <table:table-cell office:value-type="float" office:value="37.738" table:style-name="ce1">
            <text:p>37.738</text:p>
          </table:table-cell>
          <table:table-cell office:value-type="string" table:style-name="ce3">
            <text:p>Mike</text:p>
          </table:table-cell>
          <table:table-cell office:value-type="float" office:value="40.871763157894733" table:formula="of:=AVERAGE([.AK$49:.AK124])" table:style-name="ce1">
            <text:p>40.87176316</text:p>
          </table:table-cell>
          <table:table-cell table:number-columns-repeated="16345"/>
        </table:table-row>
        <table:table-row table:style-name="ro1">
          <table:table-cell office:value-type="float" office:value="38.362000000000002" table:style-name="ce1">
            <text:p>38.362</text:p>
          </table:table-cell>
          <table:table-cell office:value-type="string" table:style-name="ce3">
            <text:p>BertP</text:p>
          </table:table-cell>
          <table:table-cell office:value-type="float" office:value="37.867857142857147" table:formula="of:=AVERAGE([.A$49:.A125])" table:style-name="ce1">
            <text:p>37.86785714</text:p>
          </table:table-cell>
          <table:table-cell table:style-name="ce1"/>
          <table:table-cell office:value-type="float" office:value="36.159999999999997" table:style-name="ce1">
            <text:p>36.16</text:p>
          </table:table-cell>
          <table:table-cell office:value-type="string" table:style-name="ce3">
            <text:p>Inigo</text:p>
          </table:table-cell>
          <table:table-cell office:value-type="float" office:value="38.255532467532475" table:formula="of:=AVERAGE([.E$49:.E125])" table:style-name="ce1">
            <text:p>38.25553247</text:p>
          </table:table-cell>
          <table:table-cell table:style-name="ce1"/>
          <table:table-cell office:value-type="float" office:value="36.845999999999997" table:style-name="ce1">
            <text:p>36.846</text:p>
          </table:table-cell>
          <table:table-cell office:value-type="string" table:style-name="ce3">
            <text:p>Kyle</text:p>
          </table:table-cell>
          <table:table-cell office:value-type="float" office:value="38.47485714285714" table:formula="of:=AVERAGE([.I$49:.I125])" table:style-name="ce1">
            <text:p>38.47485714</text:p>
          </table:table-cell>
          <table:table-cell table:style-name="ce1"/>
          <table:table-cell office:value-type="float" office:value="36.993000000000002" table:style-name="ce1">
            <text:p>36.993</text:p>
          </table:table-cell>
          <table:table-cell office:value-type="string" table:style-name="ce3">
            <text:p>Ruben</text:p>
          </table:table-cell>
          <table:table-cell office:value-type="float" office:value="41.118129870129863" table:formula="of:=AVERAGE([.M$49:.M125])" table:style-name="ce1">
            <text:p>41.11812987</text:p>
          </table:table-cell>
          <table:table-cell table:style-name="ce1"/>
          <table:table-cell office:value-type="float" office:value="47.244" table:style-name="ce1">
            <text:p>47.244</text:p>
          </table:table-cell>
          <table:table-cell office:value-type="string" table:style-name="ce3">
            <text:p>Ilse</text:p>
          </table:table-cell>
          <table:table-cell office:value-type="float" office:value="40.539870129870124" table:formula="of:=AVERAGE([.Q$49:.Q125])" table:style-name="ce1">
            <text:p>40.53987013</text:p>
          </table:table-cell>
          <table:table-cell table:style-name="ce1"/>
          <table:table-cell office:value-type="float" office:value="40.103000000000002" table:style-name="ce1">
            <text:p>40.103</text:p>
          </table:table-cell>
          <table:table-cell office:value-type="string" table:style-name="ce3">
            <text:p>Stijn</text:p>
          </table:table-cell>
          <table:table-cell office:value-type="float" office:value="39.778883116883122" table:formula="of:=AVERAGE([.U$49:.U125])" table:style-name="ce1">
            <text:p>39.77888312</text:p>
          </table:table-cell>
          <table:table-cell table:style-name="ce1"/>
          <table:table-cell office:value-type="float" office:value="39.857999999999997" table:style-name="ce1">
            <text:p>39.858</text:p>
          </table:table-cell>
          <table:table-cell office:value-type="string" table:style-name="ce3">
            <text:p>Emil</text:p>
          </table:table-cell>
          <table:table-cell office:value-type="float" office:value="40.046038961038974" table:formula="of:=AVERAGE([.Y$49:.Y125])" table:style-name="ce1">
            <text:p>40.04603896</text:p>
          </table:table-cell>
          <table:table-cell table:style-name="ce1"/>
          <table:table-cell office:value-type="float" office:value="39.756999999999998" table:style-name="ce1">
            <text:p>39.757</text:p>
          </table:table-cell>
          <table:table-cell office:value-type="string" table:style-name="ce3">
            <text:p>Jeff</text:p>
          </table:table-cell>
          <table:table-cell office:value-type="float" office:value="40.47579220779221" table:formula="of:=AVERAGE([.AC$49:.AC125])" table:style-name="ce1">
            <text:p>40.47579221</text:p>
          </table:table-cell>
          <table:table-cell table:style-name="ce1"/>
          <table:table-cell office:value-type="float" office:value="41.673000000000002" table:style-name="ce1">
            <text:p>41.673</text:p>
          </table:table-cell>
          <table:table-cell office:value-type="string" table:style-name="ce3">
            <text:p>Toon</text:p>
          </table:table-cell>
          <table:table-cell office:value-type="float" office:value="40.525662337662347" table:formula="of:=AVERAGE([.AG$49:.AG125])" table:style-name="ce1">
            <text:p>40.52566234</text:p>
          </table:table-cell>
          <table:table-cell table:style-name="ce1"/>
          <table:table-cell office:value-type="float" office:value="39.134999999999998" table:style-name="ce1">
            <text:p>39.135</text:p>
          </table:table-cell>
          <table:table-cell office:value-type="string" table:style-name="ce3">
            <text:p>Mike</text:p>
          </table:table-cell>
          <table:table-cell office:value-type="float" office:value="40.849207792207793" table:formula="of:=AVERAGE([.AK$49:.AK125])" table:style-name="ce1">
            <text:p>40.84920779</text:p>
          </table:table-cell>
          <table:table-cell table:number-columns-repeated="16345"/>
        </table:table-row>
        <table:table-row table:style-name="ro1">
          <table:table-cell office:value-type="float" office:value="37.026000000000003" table:style-name="ce1">
            <text:p>37.026</text:p>
          </table:table-cell>
          <table:table-cell office:value-type="string" table:style-name="ce3">
            <text:p>BertP</text:p>
          </table:table-cell>
          <table:table-cell office:value-type="float" office:value="37.857064102564102" table:formula="of:=AVERAGE([.A$49:.A126])" table:style-name="ce1">
            <text:p>37.8570641</text:p>
          </table:table-cell>
          <table:table-cell table:style-name="ce1"/>
          <table:table-cell office:value-type="float" office:value="35.948" table:style-name="ce1">
            <text:p>35.948</text:p>
          </table:table-cell>
          <table:table-cell office:value-type="string" table:style-name="ce3">
            <text:p>Inigo</text:p>
          </table:table-cell>
          <table:table-cell office:value-type="float" office:value="38.225948717948718" table:formula="of:=AVERAGE([.E$49:.E126])" table:style-name="ce1">
            <text:p>38.22594872</text:p>
          </table:table-cell>
          <table:table-cell table:style-name="ce1"/>
          <table:table-cell office:value-type="float" office:value="36.954000000000001" table:style-name="ce1">
            <text:p>36.954</text:p>
          </table:table-cell>
          <table:table-cell office:value-type="string" table:style-name="ce3">
            <text:p>Kyle</text:p>
          </table:table-cell>
          <table:table-cell office:value-type="float" office:value="38.455358974358973" table:formula="of:=AVERAGE([.I$49:.I126])" table:style-name="ce1">
            <text:p>38.45535897</text:p>
          </table:table-cell>
          <table:table-cell table:style-name="ce1"/>
          <table:table-cell office:value-type="float" office:value="37.195999999999998" table:style-name="ce1">
            <text:p>37.196</text:p>
          </table:table-cell>
          <table:table-cell office:value-type="string" table:style-name="ce3">
            <text:p>Ruben</text:p>
          </table:table-cell>
          <table:table-cell office:value-type="float" office:value="41.067846153846148" table:formula="of:=AVERAGE([.M$49:.M126])" table:style-name="ce1">
            <text:p>41.06784615</text:p>
          </table:table-cell>
          <table:table-cell table:style-name="ce1"/>
          <table:table-cell office:value-type="float" office:value="57.847000000000001" table:style-name="ce1">
            <text:p>57.847</text:p>
          </table:table-cell>
          <table:table-cell office:value-type="string" table:style-name="ce3">
            <text:p>Pit</text:p>
          </table:table-cell>
          <table:table-cell office:value-type="float" office:value="40.76175641025641" table:formula="of:=AVERAGE([.Q$49:.Q126])" table:style-name="ce1">
            <text:p>40.76175641</text:p>
          </table:table-cell>
          <table:table-cell table:style-name="ce1"/>
          <table:table-cell office:value-type="float" office:value="39.805" table:style-name="ce1">
            <text:p>39.805</text:p>
          </table:table-cell>
          <table:table-cell office:value-type="string" table:style-name="ce3">
            <text:p>Stijn</text:p>
          </table:table-cell>
          <table:table-cell office:value-type="float" office:value="39.77921794871795" table:formula="of:=AVERAGE([.U$49:.U126])" table:style-name="ce1">
            <text:p>39.77921795</text:p>
          </table:table-cell>
          <table:table-cell table:style-name="ce1"/>
          <table:table-cell office:value-type="float" office:value="39.451000000000001" table:style-name="ce1">
            <text:p>39.451</text:p>
          </table:table-cell>
          <table:table-cell office:value-type="string" table:style-name="ce3">
            <text:p>Emil</text:p>
          </table:table-cell>
          <table:table-cell office:value-type="float" office:value="40.038410256410266" table:formula="of:=AVERAGE([.Y$49:.Y126])" table:style-name="ce1">
            <text:p>40.03841026</text:p>
          </table:table-cell>
          <table:table-cell table:style-name="ce1"/>
          <table:table-cell office:value-type="float" office:value="40.707999999999998" table:style-name="ce1">
            <text:p>40.708</text:p>
          </table:table-cell>
          <table:table-cell office:value-type="string" table:style-name="ce3">
            <text:p>Jeff</text:p>
          </table:table-cell>
          <table:table-cell office:value-type="float" office:value="40.478769230769238" table:formula="of:=AVERAGE([.AC$49:.AC126])" table:style-name="ce1">
            <text:p>40.47876923</text:p>
          </table:table-cell>
          <table:table-cell table:style-name="ce1"/>
          <table:table-cell office:value-type="float" office:value="42.433999999999997" table:style-name="ce1">
            <text:p>42.434</text:p>
          </table:table-cell>
          <table:table-cell office:value-type="string" table:style-name="ce3">
            <text:p>Toon</text:p>
          </table:table-cell>
          <table:table-cell office:value-type="float" office:value="40.550128205128217" table:formula="of:=AVERAGE([.AG$49:.AG126])" table:style-name="ce1">
            <text:p>40.55012821</text:p>
          </table:table-cell>
          <table:table-cell table:style-name="ce1"/>
          <table:table-cell office:value-type="float" office:value="37.947000000000003" table:style-name="ce1">
            <text:p>37.947</text:p>
          </table:table-cell>
          <table:table-cell office:value-type="string" table:style-name="ce3">
            <text:p>Mike</text:p>
          </table:table-cell>
          <table:table-cell office:value-type="float" office:value="40.812000000000005" table:formula="of:=AVERAGE([.AK$49:.AK126])" table:style-name="ce1">
            <text:p>40.812</text:p>
          </table:table-cell>
          <table:table-cell table:number-columns-repeated="16345"/>
        </table:table-row>
        <table:table-row table:style-name="ro1">
          <table:table-cell office:value-type="float" office:value="37.457999999999998" table:style-name="ce1">
            <text:p>37.458</text:p>
          </table:table-cell>
          <table:table-cell office:value-type="string" table:style-name="ce3">
            <text:p>BertP</text:p>
          </table:table-cell>
          <table:table-cell office:value-type="float" office:value="37.852012658227849" table:formula="of:=AVERAGE([.A$49:.A127])" table:style-name="ce1">
            <text:p>37.85201266</text:p>
          </table:table-cell>
          <table:table-cell table:style-name="ce1"/>
          <table:table-cell office:value-type="float" office:value="36.152999999999999" table:style-name="ce1">
            <text:p>36.153</text:p>
          </table:table-cell>
          <table:table-cell office:value-type="string" table:style-name="ce3">
            <text:p>Inigo</text:p>
          </table:table-cell>
          <table:table-cell office:value-type="float" office:value="38.199708860759493" table:formula="of:=AVERAGE([.E$49:.E127])" table:style-name="ce1">
            <text:p>38.19970886</text:p>
          </table:table-cell>
          <table:table-cell table:style-name="ce1"/>
          <table:table-cell office:value-type="float" office:value="37.383000000000003" table:style-name="ce1">
            <text:p>37.383</text:p>
          </table:table-cell>
          <table:table-cell office:value-type="string" table:style-name="ce3">
            <text:p>Kyle</text:p>
          </table:table-cell>
          <table:table-cell office:value-type="float" office:value="38.441784810126578" table:formula="of:=AVERAGE([.I$49:.I127])" table:style-name="ce1">
            <text:p>38.44178481</text:p>
          </table:table-cell>
          <table:table-cell table:style-name="ce1"/>
          <table:table-cell office:value-type="float" office:value="37.665999999999997" table:style-name="ce1">
            <text:p>37.666</text:p>
          </table:table-cell>
          <table:table-cell office:value-type="string" table:style-name="ce3">
            <text:p>Ruben</text:p>
          </table:table-cell>
          <table:table-cell office:value-type="float" office:value="41.024784810126576" table:formula="of:=AVERAGE([.M$49:.M127])" table:style-name="ce1">
            <text:p>41.02478481</text:p>
          </table:table-cell>
          <table:table-cell table:style-name="ce1"/>
          <table:table-cell office:value-type="float" office:value="37.991999999999997" table:style-name="ce1">
            <text:p>37.992</text:p>
          </table:table-cell>
          <table:table-cell office:value-type="string" table:style-name="ce3">
            <text:p>Maarten</text:p>
          </table:table-cell>
          <table:table-cell office:value-type="float" office:value="40.726696202531649" table:formula="of:=AVERAGE([.Q$49:.Q127])" table:style-name="ce1">
            <text:p>40.7266962</text:p>
          </table:table-cell>
          <table:table-cell table:style-name="ce1"/>
          <table:table-cell office:value-type="float" office:value="42.798000000000002" table:style-name="ce1">
            <text:p>42.798</text:p>
          </table:table-cell>
          <table:table-cell office:value-type="string" table:style-name="ce3">
            <text:p>Stijn</text:p>
          </table:table-cell>
          <table:table-cell office:value-type="float" office:value="39.817430379746838" table:formula="of:=AVERAGE([.U$49:.U127])" table:style-name="ce1">
            <text:p>39.81743038</text:p>
          </table:table-cell>
          <table:table-cell table:style-name="ce1"/>
          <table:table-cell office:value-type="float" office:value="39.613" table:style-name="ce1">
            <text:p>39.613</text:p>
          </table:table-cell>
          <table:table-cell office:value-type="string" table:style-name="ce3">
            <text:p>Emil</text:p>
          </table:table-cell>
          <table:table-cell office:value-type="float" office:value="40.033025316455706" table:formula="of:=AVERAGE([.Y$49:.Y127])" table:style-name="ce1">
            <text:p>40.03302532</text:p>
          </table:table-cell>
          <table:table-cell table:style-name="ce1"/>
          <table:table-cell office:value-type="float" office:value="40.67" table:style-name="ce1">
            <text:p>40.67</text:p>
          </table:table-cell>
          <table:table-cell office:value-type="string" table:style-name="ce3">
            <text:p>Jeff</text:p>
          </table:table-cell>
          <table:table-cell office:value-type="float" office:value="40.481189873417726" table:formula="of:=AVERAGE([.AC$49:.AC127])" table:style-name="ce1">
            <text:p>40.48118987</text:p>
          </table:table-cell>
          <table:table-cell table:style-name="ce1"/>
          <table:table-cell office:value-type="float" office:value="41.591999999999999" table:style-name="ce1">
            <text:p>41.592</text:p>
          </table:table-cell>
          <table:table-cell office:value-type="string" table:style-name="ce3">
            <text:p>Toon</text:p>
          </table:table-cell>
          <table:table-cell office:value-type="float" office:value="40.56331645569621" table:formula="of:=AVERAGE([.AG$49:.AG127])" table:style-name="ce1">
            <text:p>40.56331646</text:p>
          </table:table-cell>
          <table:table-cell table:style-name="ce1"/>
          <table:table-cell office:value-type="float" office:value="38.72" table:style-name="ce1">
            <text:p>38.72</text:p>
          </table:table-cell>
          <table:table-cell office:value-type="string" table:style-name="ce3">
            <text:p>Mike</text:p>
          </table:table-cell>
          <table:table-cell office:value-type="float" office:value="40.785518987341774" table:formula="of:=AVERAGE([.AK$49:.AK127])" table:style-name="ce1">
            <text:p>40.78551899</text:p>
          </table:table-cell>
          <table:table-cell table:number-columns-repeated="16345"/>
        </table:table-row>
        <table:table-row table:style-name="ro1">
          <table:table-cell office:value-type="float" office:value="37.325000000000003" table:style-name="ce1">
            <text:p>37.325</text:p>
          </table:table-cell>
          <table:table-cell office:value-type="string" table:style-name="ce3">
            <text:p>BertP</text:p>
          </table:table-cell>
          <table:table-cell office:value-type="float" office:value="37.845424999999999" table:formula="of:=AVERAGE([.A$49:.A128])" table:style-name="ce1">
            <text:p>37.845425</text:p>
          </table:table-cell>
          <table:table-cell table:style-name="ce1"/>
          <table:table-cell office:value-type="float" office:value="35.871000000000002" table:style-name="ce1">
            <text:p>35.871</text:p>
          </table:table-cell>
          <table:table-cell office:value-type="string" table:style-name="ce3">
            <text:p>Inigo</text:p>
          </table:table-cell>
          <table:table-cell office:value-type="float" office:value="38.1706" table:formula="of:=AVERAGE([.E$49:.E128])" table:style-name="ce1">
            <text:p>38.1706</text:p>
          </table:table-cell>
          <table:table-cell table:style-name="ce1"/>
          <table:table-cell office:value-type="float" office:value="37.606000000000002" table:style-name="ce1">
            <text:p>37.606</text:p>
          </table:table-cell>
          <table:table-cell office:value-type="string" table:style-name="ce3">
            <text:p>Kyle</text:p>
          </table:table-cell>
          <table:table-cell office:value-type="float" office:value="38.431337499999998" table:formula="of:=AVERAGE([.I$49:.I128])" table:style-name="ce1">
            <text:p>38.4313375</text:p>
          </table:table-cell>
          <table:table-cell table:style-name="ce1"/>
          <table:table-cell office:value-type="float" office:value="37.529000000000003" table:style-name="ce1">
            <text:p>37.529</text:p>
          </table:table-cell>
          <table:table-cell office:value-type="string" table:style-name="ce3">
            <text:p>Ruben</text:p>
          </table:table-cell>
          <table:table-cell office:value-type="float" office:value="40.981087499999994" table:formula="of:=AVERAGE([.M$49:.M128])" table:style-name="ce1">
            <text:p>40.9810875</text:p>
          </table:table-cell>
          <table:table-cell table:style-name="ce1"/>
          <table:table-cell office:value-type="float" office:value="37.832000000000001" table:style-name="ce1">
            <text:p>37.832</text:p>
          </table:table-cell>
          <table:table-cell office:value-type="string" table:style-name="ce3">
            <text:p>Maarten</text:p>
          </table:table-cell>
          <table:table-cell office:value-type="float" office:value="40.690512499999997" table:formula="of:=AVERAGE([.Q$49:.Q128])" table:style-name="ce1">
            <text:p>40.6905125</text:p>
          </table:table-cell>
          <table:table-cell table:style-name="ce1"/>
          <table:table-cell office:value-type="float" office:value="40.301000000000002" table:style-name="ce1">
            <text:p>40.301</text:p>
          </table:table-cell>
          <table:table-cell office:value-type="string" table:style-name="ce3">
            <text:p>Stijn</text:p>
          </table:table-cell>
          <table:table-cell office:value-type="float" office:value="39.823475000000002" table:formula="of:=AVERAGE([.U$49:.U128])" table:style-name="ce1">
            <text:p>39.823475</text:p>
          </table:table-cell>
          <table:table-cell table:style-name="ce1"/>
          <table:table-cell office:value-type="float" office:value="39.488" table:style-name="ce1">
            <text:p>39.488</text:p>
          </table:table-cell>
          <table:table-cell office:value-type="string" table:style-name="ce3">
            <text:p>Emil</text:p>
          </table:table-cell>
          <table:table-cell office:value-type="float" office:value="40.026212500000007" table:formula="of:=AVERAGE([.Y$49:.Y128])" table:style-name="ce1">
            <text:p>40.0262125</text:p>
          </table:table-cell>
          <table:table-cell table:style-name="ce1"/>
          <table:table-cell office:value-type="float" office:value="39.710999999999999" table:style-name="ce1">
            <text:p>39.711</text:p>
          </table:table-cell>
          <table:table-cell office:value-type="string" table:style-name="ce3">
            <text:p>Jeff</text:p>
          </table:table-cell>
          <table:table-cell office:value-type="float" office:value="40.471562500000005" table:formula="of:=AVERAGE([.AC$49:.AC128])" table:style-name="ce1">
            <text:p>40.4715625</text:p>
          </table:table-cell>
          <table:table-cell table:style-name="ce1"/>
          <table:table-cell office:value-type="float" office:value="41.887999999999998" table:style-name="ce1">
            <text:p>41.888</text:p>
          </table:table-cell>
          <table:table-cell office:value-type="string" table:style-name="ce3">
            <text:p>Toon</text:p>
          </table:table-cell>
          <table:table-cell office:value-type="float" office:value="40.579875000000008" table:formula="of:=AVERAGE([.AG$49:.AG128])" table:style-name="ce1">
            <text:p>40.579875</text:p>
          </table:table-cell>
          <table:table-cell table:style-name="ce1"/>
          <table:table-cell office:value-type="float" office:value="37.28" table:style-name="ce1">
            <text:p>37.28</text:p>
          </table:table-cell>
          <table:table-cell office:value-type="string" table:style-name="ce3">
            <text:p>Mike</text:p>
          </table:table-cell>
          <table:table-cell office:value-type="float" office:value="40.741700000000002" table:formula="of:=AVERAGE([.AK$49:.AK128])" table:style-name="ce1">
            <text:p>40.7417</text:p>
          </table:table-cell>
          <table:table-cell table:number-columns-repeated="16345"/>
        </table:table-row>
        <table:table-row table:style-name="ro1">
          <table:table-cell office:value-type="float" office:value="36.631" table:style-name="ce1">
            <text:p>36.631</text:p>
          </table:table-cell>
          <table:table-cell office:value-type="string" table:style-name="ce3">
            <text:p>BertP</text:p>
          </table:table-cell>
          <table:table-cell office:value-type="float" office:value="37.830432098765428" table:formula="of:=AVERAGE([.A$49:.A129])" table:style-name="ce1">
            <text:p>37.8304321</text:p>
          </table:table-cell>
          <table:table-cell table:style-name="ce1"/>
          <table:table-cell office:value-type="float" office:value="35.844999999999999" table:style-name="ce1">
            <text:p>35.845</text:p>
          </table:table-cell>
          <table:table-cell office:value-type="string" table:style-name="ce3">
            <text:p>Inigo</text:p>
          </table:table-cell>
          <table:table-cell office:value-type="float" office:value="38.141888888888886" table:formula="of:=AVERAGE([.E$49:.E129])" table:style-name="ce1">
            <text:p>38.14188889</text:p>
          </table:table-cell>
          <table:table-cell table:style-name="ce1"/>
          <table:table-cell office:value-type="float" office:value="36.554000000000002" table:style-name="ce1">
            <text:p>36.554</text:p>
          </table:table-cell>
          <table:table-cell office:value-type="string" table:style-name="ce3">
            <text:p>Kyle</text:p>
          </table:table-cell>
          <table:table-cell office:value-type="float" office:value="38.408160493827161" table:formula="of:=AVERAGE([.I$49:.I129])" table:style-name="ce1">
            <text:p>38.40816049</text:p>
          </table:table-cell>
          <table:table-cell table:style-name="ce1"/>
          <table:table-cell office:value-type="float" office:value="37.664999999999999" table:style-name="ce1">
            <text:p>37.665</text:p>
          </table:table-cell>
          <table:table-cell office:value-type="string" table:style-name="ce3">
            <text:p>Ruben</text:p>
          </table:table-cell>
          <table:table-cell office:value-type="float" office:value="40.94014814814814" table:formula="of:=AVERAGE([.M$49:.M129])" table:style-name="ce1">
            <text:p>40.94014815</text:p>
          </table:table-cell>
          <table:table-cell table:style-name="ce1"/>
          <table:table-cell office:value-type="float" office:value="38.351999999999997" table:style-name="ce1">
            <text:p>38.352</text:p>
          </table:table-cell>
          <table:table-cell office:value-type="string" table:style-name="ce3">
            <text:p>Maarten</text:p>
          </table:table-cell>
          <table:table-cell office:value-type="float" office:value="40.66164197530864" table:formula="of:=AVERAGE([.Q$49:.Q129])" table:style-name="ce1">
            <text:p>40.66164198</text:p>
          </table:table-cell>
          <table:table-cell table:style-name="ce1"/>
          <table:table-cell office:value-type="float" office:value="40.905000000000001" table:style-name="ce1">
            <text:p>40.905</text:p>
          </table:table-cell>
          <table:table-cell office:value-type="string" table:style-name="ce3">
            <text:p>Stijn</text:p>
          </table:table-cell>
          <table:table-cell office:value-type="float" office:value="39.836827160493833" table:formula="of:=AVERAGE([.U$49:.U129])" table:style-name="ce1">
            <text:p>39.83682716</text:p>
          </table:table-cell>
          <table:table-cell table:style-name="ce1"/>
          <table:table-cell office:value-type="float" office:value="39.765999999999998" table:style-name="ce1">
            <text:p>39.766</text:p>
          </table:table-cell>
          <table:table-cell office:value-type="string" table:style-name="ce3">
            <text:p>Emil</text:p>
          </table:table-cell>
          <table:table-cell office:value-type="float" office:value="40.02300000000001" table:formula="of:=AVERAGE([.Y$49:.Y129])" table:style-name="ce1">
            <text:p>40.023</text:p>
          </table:table-cell>
          <table:table-cell table:style-name="ce1"/>
          <table:table-cell office:value-type="float" office:value="40.304000000000002" table:style-name="ce1">
            <text:p>40.304</text:p>
          </table:table-cell>
          <table:table-cell office:value-type="string" table:style-name="ce3">
            <text:p>Jeff</text:p>
          </table:table-cell>
          <table:table-cell office:value-type="float" office:value="40.469493827160498" table:formula="of:=AVERAGE([.AC$49:.AC129])" table:style-name="ce1">
            <text:p>40.46949383</text:p>
          </table:table-cell>
          <table:table-cell table:style-name="ce1"/>
          <table:table-cell office:value-type="float" office:value="44.365000000000002" table:style-name="ce1">
            <text:p>44.365</text:p>
          </table:table-cell>
          <table:table-cell office:value-type="string" table:style-name="ce3">
            <text:p>Toon</text:p>
          </table:table-cell>
          <table:table-cell office:value-type="float" office:value="40.626604938271612" table:formula="of:=AVERAGE([.AG$49:.AG129])" table:style-name="ce1">
            <text:p>40.62660494</text:p>
          </table:table-cell>
          <table:table-cell table:style-name="ce1"/>
          <table:table-cell office:value-type="float" office:value="37.31" table:style-name="ce1">
            <text:p>37.31</text:p>
          </table:table-cell>
          <table:table-cell office:value-type="string" table:style-name="ce3">
            <text:p>Mike</text:p>
          </table:table-cell>
          <table:table-cell office:value-type="float" office:value="40.699333333333335" table:formula="of:=AVERAGE([.AK$49:.AK129])" table:style-name="ce1">
            <text:p>40.69933333</text:p>
          </table:table-cell>
          <table:table-cell table:number-columns-repeated="16345"/>
        </table:table-row>
        <table:table-row table:style-name="ro1">
          <table:table-cell office:value-type="float" office:value="37.136000000000003" table:style-name="ce1">
            <text:p>37.136</text:p>
          </table:table-cell>
          <table:table-cell office:value-type="string" table:style-name="ce3">
            <text:p>BertP</text:p>
          </table:table-cell>
          <table:table-cell office:value-type="float" office:value="37.821963414634148" table:formula="of:=AVERAGE([.A$49:.A130])" table:style-name="ce1">
            <text:p>37.82196341</text:p>
          </table:table-cell>
          <table:table-cell table:style-name="ce1"/>
          <table:table-cell office:value-type="float" office:value="36.758000000000003" table:style-name="ce1">
            <text:p>36.758</text:p>
          </table:table-cell>
          <table:table-cell office:value-type="string" table:style-name="ce3">
            <text:p>Inigo</text:p>
          </table:table-cell>
          <table:table-cell office:value-type="float" office:value="38.125012195121947" table:formula="of:=AVERAGE([.E$49:.E130])" table:style-name="ce1">
            <text:p>38.1250122</text:p>
          </table:table-cell>
          <table:table-cell table:style-name="ce1"/>
          <table:table-cell office:value-type="float" office:value="37.777000000000001" table:style-name="ce1">
            <text:p>37.777</text:p>
          </table:table-cell>
          <table:table-cell office:value-type="string" table:style-name="ce3">
            <text:p>Kyle</text:p>
          </table:table-cell>
          <table:table-cell office:value-type="float" office:value="38.400463414634146" table:formula="of:=AVERAGE([.I$49:.I130])" table:style-name="ce1">
            <text:p>38.40046341</text:p>
          </table:table-cell>
          <table:table-cell table:style-name="ce1"/>
          <table:table-cell office:value-type="float" office:value="37.537999999999997" table:style-name="ce1">
            <text:p>37.538</text:p>
          </table:table-cell>
          <table:table-cell office:value-type="string" table:style-name="ce3">
            <text:p>Ruben</text:p>
          </table:table-cell>
          <table:table-cell office:value-type="float" office:value="40.898658536585359" table:formula="of:=AVERAGE([.M$49:.M130])" table:style-name="ce1">
            <text:p>40.89865854</text:p>
          </table:table-cell>
          <table:table-cell table:style-name="ce1"/>
          <table:table-cell office:value-type="float" office:value="37.29" table:style-name="ce1">
            <text:p>37.29</text:p>
          </table:table-cell>
          <table:table-cell office:value-type="string" table:style-name="ce3">
            <text:p>Maarten</text:p>
          </table:table-cell>
          <table:table-cell office:value-type="float" office:value="40.620524390243901" table:formula="of:=AVERAGE([.Q$49:.Q130])" table:style-name="ce1">
            <text:p>40.62052439</text:p>
          </table:table-cell>
          <table:table-cell table:style-name="ce1"/>
          <table:table-cell office:value-type="float" office:value="40.909999999999997" table:style-name="ce1">
            <text:p>40.91</text:p>
          </table:table-cell>
          <table:table-cell office:value-type="string" table:style-name="ce3">
            <text:p>Stijn</text:p>
          </table:table-cell>
          <table:table-cell office:value-type="float" office:value="39.849914634146344" table:formula="of:=AVERAGE([.U$49:.U130])" table:style-name="ce1">
            <text:p>39.84991463</text:p>
          </table:table-cell>
          <table:table-cell table:style-name="ce1"/>
          <table:table-cell office:value-type="float" office:value="39.146999999999998" table:style-name="ce1">
            <text:p>39.147</text:p>
          </table:table-cell>
          <table:table-cell office:value-type="string" table:style-name="ce3">
            <text:p>Emil</text:p>
          </table:table-cell>
          <table:table-cell office:value-type="float" office:value="40.012317073170742" table:formula="of:=AVERAGE([.Y$49:.Y130])" table:style-name="ce1">
            <text:p>40.01231707</text:p>
          </table:table-cell>
          <table:table-cell table:style-name="ce1"/>
          <table:table-cell office:value-type="float" office:value="40.741" table:style-name="ce1">
            <text:p>40.741</text:p>
          </table:table-cell>
          <table:table-cell office:value-type="string" table:style-name="ce3">
            <text:p>Jeff</text:p>
          </table:table-cell>
          <table:table-cell office:value-type="float" office:value="40.472804878048784" table:formula="of:=AVERAGE([.AC$49:.AC130])" table:style-name="ce1">
            <text:p>40.47280488</text:p>
          </table:table-cell>
          <table:table-cell table:style-name="ce1"/>
          <table:table-cell office:value-type="float" office:value="57.110999999999997" table:style-name="ce1">
            <text:p>57.111</text:p>
          </table:table-cell>
          <table:table-cell office:value-type="string" table:style-name="ce3">
            <text:p>Pit</text:p>
          </table:table-cell>
          <table:table-cell office:value-type="float" office:value="40.827634146341467" table:formula="of:=AVERAGE([.AG$49:.AG130])" table:style-name="ce1">
            <text:p>40.82763415</text:p>
          </table:table-cell>
          <table:table-cell table:style-name="ce1"/>
          <table:table-cell office:value-type="float" office:value="37.33" table:style-name="ce1">
            <text:p>37.33</text:p>
          </table:table-cell>
          <table:table-cell office:value-type="string" table:style-name="ce3">
            <text:p>Mike</text:p>
          </table:table-cell>
          <table:table-cell office:value-type="float" office:value="40.658243902439025" table:formula="of:=AVERAGE([.AK$49:.AK130])" table:style-name="ce1">
            <text:p>40.6582439</text:p>
          </table:table-cell>
          <table:table-cell table:number-columns-repeated="16345"/>
        </table:table-row>
        <table:table-row table:style-name="ro1">
          <table:table-cell office:value-type="float" office:value="36.795999999999999" table:style-name="ce1">
            <text:p>36.796</text:p>
          </table:table-cell>
          <table:table-cell office:value-type="string" table:style-name="ce3">
            <text:p>BertP</text:p>
          </table:table-cell>
          <table:table-cell office:value-type="float" office:value="37.809602409638551" table:formula="of:=AVERAGE([.A$49:.A131])" table:style-name="ce1">
            <text:p>37.80960241</text:p>
          </table:table-cell>
          <table:table-cell table:style-name="ce1"/>
          <table:table-cell office:value-type="float" office:value="36.200000000000003" table:style-name="ce1">
            <text:p>36.2</text:p>
          </table:table-cell>
          <table:table-cell office:value-type="string" table:style-name="ce3">
            <text:p>Inigo</text:p>
          </table:table-cell>
          <table:table-cell office:value-type="float" office:value="38.101819277108426" table:formula="of:=AVERAGE([.E$49:.E131])" table:style-name="ce1">
            <text:p>38.10181928</text:p>
          </table:table-cell>
          <table:table-cell table:style-name="ce1"/>
          <table:table-cell office:value-type="float" office:value="36.856000000000002" table:style-name="ce1">
            <text:p>36.856</text:p>
          </table:table-cell>
          <table:table-cell office:value-type="string" table:style-name="ce3">
            <text:p>Kyle</text:p>
          </table:table-cell>
          <table:table-cell office:value-type="float" office:value="38.381855421686751" table:formula="of:=AVERAGE([.I$49:.I131])" table:style-name="ce1">
            <text:p>38.38185542</text:p>
          </table:table-cell>
          <table:table-cell table:style-name="ce1"/>
          <table:table-cell office:value-type="float" office:value="38.179000000000002" table:style-name="ce1">
            <text:p>38.179</text:p>
          </table:table-cell>
          <table:table-cell office:value-type="string" table:style-name="ce3">
            <text:p>Ruben</text:p>
          </table:table-cell>
          <table:table-cell office:value-type="float" office:value="40.865891566265056" table:formula="of:=AVERAGE([.M$49:.M131])" table:style-name="ce1">
            <text:p>40.86589157</text:p>
          </table:table-cell>
          <table:table-cell table:style-name="ce1"/>
          <table:table-cell office:value-type="float" office:value="37.491" table:style-name="ce1">
            <text:p>37.491</text:p>
          </table:table-cell>
          <table:table-cell office:value-type="string" table:style-name="ce3">
            <text:p>Maarten</text:p>
          </table:table-cell>
          <table:table-cell office:value-type="float" office:value="40.582819277108435" table:formula="of:=AVERAGE([.Q$49:.Q131])" table:style-name="ce1">
            <text:p>40.58281928</text:p>
          </table:table-cell>
          <table:table-cell table:style-name="ce1"/>
          <table:table-cell office:value-type="float" office:value="40.652999999999999" table:style-name="ce1">
            <text:p>40.653</text:p>
          </table:table-cell>
          <table:table-cell office:value-type="string" table:style-name="ce3">
            <text:p>Stijn</text:p>
          </table:table-cell>
          <table:table-cell office:value-type="float" office:value="39.859590361445782" table:formula="of:=AVERAGE([.U$49:.U131])" table:style-name="ce1">
            <text:p>39.85959036</text:p>
          </table:table-cell>
          <table:table-cell table:style-name="ce1"/>
          <table:table-cell office:value-type="float" office:value="39.176000000000002" table:style-name="ce1">
            <text:p>39.176</text:p>
          </table:table-cell>
          <table:table-cell office:value-type="string" table:style-name="ce3">
            <text:p>Emil</text:p>
          </table:table-cell>
          <table:table-cell office:value-type="float" office:value="40.002240963855428" table:formula="of:=AVERAGE([.Y$49:.Y131])" table:style-name="ce1">
            <text:p>40.00224096</text:p>
          </table:table-cell>
          <table:table-cell table:style-name="ce1"/>
          <table:table-cell office:value-type="float" office:value="40.503999999999998" table:style-name="ce1">
            <text:p>40.504</text:p>
          </table:table-cell>
          <table:table-cell office:value-type="string" table:style-name="ce3">
            <text:p>Jeff</text:p>
          </table:table-cell>
          <table:table-cell office:value-type="float" office:value="40.47318072289157" table:formula="of:=AVERAGE([.AC$49:.AC131])" table:style-name="ce1">
            <text:p>40.47318072</text:p>
          </table:table-cell>
          <table:table-cell table:style-name="ce1"/>
          <table:table-cell office:value-type="float" office:value="37.706000000000003" table:style-name="ce1">
            <text:p>37.706</text:p>
          </table:table-cell>
          <table:table-cell office:value-type="string" table:style-name="ce3">
            <text:p>Steven</text:p>
          </table:table-cell>
          <table:table-cell office:value-type="float" office:value="40.790024096385551" table:formula="of:=AVERAGE([.AG$49:.AG131])" table:style-name="ce1">
            <text:p>40.7900241</text:p>
          </table:table-cell>
          <table:table-cell table:style-name="ce1"/>
          <table:table-cell office:value-type="float" office:value="37.478000000000002" table:style-name="ce1">
            <text:p>37.478</text:p>
          </table:table-cell>
          <table:table-cell office:value-type="string" table:style-name="ce3">
            <text:p>Mike</text:p>
          </table:table-cell>
          <table:table-cell office:value-type="float" office:value="40.619927710843378" table:formula="of:=AVERAGE([.AK$49:.AK131])" table:style-name="ce1">
            <text:p>40.61992771</text:p>
          </table:table-cell>
          <table:table-cell table:number-columns-repeated="16345"/>
        </table:table-row>
        <table:table-row table:style-name="ro1">
          <table:table-cell office:value-type="float" office:value="36.463999999999999" table:style-name="ce1">
            <text:p>36.464</text:p>
          </table:table-cell>
          <table:table-cell office:value-type="string" table:style-name="ce3">
            <text:p>BertP</text:p>
          </table:table-cell>
          <table:table-cell office:value-type="float" office:value="37.793583333333331" table:formula="of:=AVERAGE([.A$49:.A132])" table:style-name="ce1">
            <text:p>37.79358333</text:p>
          </table:table-cell>
          <table:table-cell table:style-name="ce1"/>
          <table:table-cell office:value-type="float" office:value="36.808999999999997" table:style-name="ce1">
            <text:p>36.809</text:p>
          </table:table-cell>
          <table:table-cell office:value-type="string" table:style-name="ce3">
            <text:p>Inigo</text:p>
          </table:table-cell>
          <table:table-cell office:value-type="float" office:value="38.08642857142857" table:formula="of:=AVERAGE([.E$49:.E132])" table:style-name="ce1">
            <text:p>38.08642857</text:p>
          </table:table-cell>
          <table:table-cell table:style-name="ce1"/>
          <table:table-cell office:value-type="float" office:value="37.088999999999999" table:style-name="ce1">
            <text:p>37.089</text:p>
          </table:table-cell>
          <table:table-cell office:value-type="string" table:style-name="ce3">
            <text:p>Kyle</text:p>
          </table:table-cell>
          <table:table-cell office:value-type="float" office:value="38.366464285714287" table:formula="of:=AVERAGE([.I$49:.I132])" table:style-name="ce1">
            <text:p>38.36646429</text:p>
          </table:table-cell>
          <table:table-cell table:style-name="ce1"/>
          <table:table-cell office:value-type="float" office:value="36.948999999999998" table:style-name="ce1">
            <text:p>36.949</text:p>
          </table:table-cell>
          <table:table-cell office:value-type="string" table:style-name="ce3">
            <text:p>Ruben</text:p>
          </table:table-cell>
          <table:table-cell office:value-type="float" office:value="40.819261904761902" table:formula="of:=AVERAGE([.M$49:.M132])" table:style-name="ce1">
            <text:p>40.8192619</text:p>
          </table:table-cell>
          <table:table-cell table:style-name="ce1"/>
          <table:table-cell office:value-type="float" office:value="37.375999999999998" table:style-name="ce1">
            <text:p>37.376</text:p>
          </table:table-cell>
          <table:table-cell office:value-type="string" table:style-name="ce3">
            <text:p>Maarten</text:p>
          </table:table-cell>
          <table:table-cell office:value-type="float" office:value="40.544642857142854" table:formula="of:=AVERAGE([.Q$49:.Q132])" table:style-name="ce1">
            <text:p>40.54464286</text:p>
          </table:table-cell>
          <table:table-cell table:style-name="ce1"/>
          <table:table-cell office:value-type="float" office:value="42.008000000000003" table:style-name="ce1">
            <text:p>42.008</text:p>
          </table:table-cell>
          <table:table-cell office:value-type="string" table:style-name="ce3">
            <text:p>Stijn</text:p>
          </table:table-cell>
          <table:table-cell office:value-type="float" office:value="39.885166666666663" table:formula="of:=AVERAGE([.U$49:.U132])" table:style-name="ce1">
            <text:p>39.88516667</text:p>
          </table:table-cell>
          <table:table-cell table:style-name="ce1"/>
          <table:table-cell office:value-type="float" office:value="38.893999999999998" table:style-name="ce1">
            <text:p>38.894</text:p>
          </table:table-cell>
          <table:table-cell office:value-type="string" table:style-name="ce3">
            <text:p>Emil</text:p>
          </table:table-cell>
          <table:table-cell office:value-type="float" office:value="39.989047619047625" table:formula="of:=AVERAGE([.Y$49:.Y132])" table:style-name="ce1">
            <text:p>39.98904762</text:p>
          </table:table-cell>
          <table:table-cell table:style-name="ce1"/>
          <table:table-cell office:value-type="float" office:value="39.902999999999999" table:style-name="ce1">
            <text:p>39.903</text:p>
          </table:table-cell>
          <table:table-cell office:value-type="string" table:style-name="ce3">
            <text:p>Jeff</text:p>
          </table:table-cell>
          <table:table-cell office:value-type="float" office:value="40.466392857142857" table:formula="of:=AVERAGE([.AC$49:.AC132])" table:style-name="ce1">
            <text:p>40.46639286</text:p>
          </table:table-cell>
          <table:table-cell table:style-name="ce1"/>
          <table:table-cell office:value-type="float" office:value="37.113999999999997" table:style-name="ce1">
            <text:p>37.114</text:p>
          </table:table-cell>
          <table:table-cell office:value-type="string" table:style-name="ce3">
            <text:p>Steven</text:p>
          </table:table-cell>
          <table:table-cell office:value-type="float" office:value="40.746261904761909" table:formula="of:=AVERAGE([.AG$49:.AG132])" table:style-name="ce1">
            <text:p>40.7462619</text:p>
          </table:table-cell>
          <table:table-cell table:style-name="ce1"/>
          <table:table-cell office:value-type="float" office:value="37.523000000000003" table:style-name="ce1">
            <text:p>37.523</text:p>
          </table:table-cell>
          <table:table-cell office:value-type="string" table:style-name="ce3">
            <text:p>Mike</text:p>
          </table:table-cell>
          <table:table-cell office:value-type="float" office:value="40.583059523809524" table:formula="of:=AVERAGE([.AK$49:.AK132])" table:style-name="ce1">
            <text:p>40.58305952</text:p>
          </table:table-cell>
          <table:table-cell table:number-columns-repeated="16345"/>
        </table:table-row>
        <table:table-row table:style-name="ro1">
          <table:table-cell office:value-type="float" office:value="37.164000000000001" table:style-name="ce1">
            <text:p>37.164</text:p>
          </table:table-cell>
          <table:table-cell office:value-type="string" table:style-name="ce3">
            <text:p>BertP</text:p>
          </table:table-cell>
          <table:table-cell office:value-type="float" office:value="37.786176470588231" table:formula="of:=AVERAGE([.A$49:.A133])" table:style-name="ce1">
            <text:p>37.78617647</text:p>
          </table:table-cell>
          <table:table-cell table:style-name="ce1"/>
          <table:table-cell office:value-type="float" office:value="36.121000000000002" table:style-name="ce1">
            <text:p>36.121</text:p>
          </table:table-cell>
          <table:table-cell office:value-type="string" table:style-name="ce3">
            <text:p>Inigo</text:p>
          </table:table-cell>
          <table:table-cell office:value-type="float" office:value="38.063305882352942" table:formula="of:=AVERAGE([.E$49:.E133])" table:style-name="ce1">
            <text:p>38.06330588</text:p>
          </table:table-cell>
          <table:table-cell table:style-name="ce1"/>
          <table:table-cell office:value-type="float" office:value="37.396999999999998" table:style-name="ce1">
            <text:p>37.397</text:p>
          </table:table-cell>
          <table:table-cell office:value-type="string" table:style-name="ce3">
            <text:p>Kyle</text:p>
          </table:table-cell>
          <table:table-cell office:value-type="float" office:value="38.355058823529419" table:formula="of:=AVERAGE([.I$49:.I133])" table:style-name="ce1">
            <text:p>38.35505882</text:p>
          </table:table-cell>
          <table:table-cell table:style-name="ce1"/>
          <table:table-cell office:value-type="float" office:value="36.938000000000002" table:style-name="ce1">
            <text:p>36.938</text:p>
          </table:table-cell>
          <table:table-cell office:value-type="string" table:style-name="ce3">
            <text:p>Ruben</text:p>
          </table:table-cell>
          <table:table-cell office:value-type="float" office:value="40.773600000000002" table:formula="of:=AVERAGE([.M$49:.M133])" table:style-name="ce1">
            <text:p>40.7736</text:p>
          </table:table-cell>
          <table:table-cell table:style-name="ce1"/>
          <table:table-cell office:value-type="float" office:value="40.122" table:style-name="ce1">
            <text:p>40.122</text:p>
          </table:table-cell>
          <table:table-cell office:value-type="string" table:style-name="ce3">
            <text:p>Maarten</text:p>
          </table:table-cell>
          <table:table-cell office:value-type="float" office:value="40.539670588235289" table:formula="of:=AVERAGE([.Q$49:.Q133])" table:style-name="ce1">
            <text:p>40.53967059</text:p>
          </table:table-cell>
          <table:table-cell table:style-name="ce1"/>
          <table:table-cell office:value-type="float" office:value="41.311999999999998" table:style-name="ce1">
            <text:p>41.312</text:p>
          </table:table-cell>
          <table:table-cell office:value-type="string" table:style-name="ce3">
            <text:p>Stijn</text:p>
          </table:table-cell>
          <table:table-cell office:value-type="float" office:value="39.901952941176468" table:formula="of:=AVERAGE([.U$49:.U133])" table:style-name="ce1">
            <text:p>39.90195294</text:p>
          </table:table-cell>
          <table:table-cell table:style-name="ce1"/>
          <table:table-cell office:value-type="float" office:value="39.921999999999997" table:style-name="ce1">
            <text:p>39.922</text:p>
          </table:table-cell>
          <table:table-cell office:value-type="string" table:style-name="ce3">
            <text:p>Emil</text:p>
          </table:table-cell>
          <table:table-cell office:value-type="float" office:value="39.988258823529414" table:formula="of:=AVERAGE([.Y$49:.Y133])" table:style-name="ce1">
            <text:p>39.98825882</text:p>
          </table:table-cell>
          <table:table-cell table:style-name="ce1"/>
          <table:table-cell office:value-type="float" office:value="40.100999999999999" table:style-name="ce1">
            <text:p>40.101</text:p>
          </table:table-cell>
          <table:table-cell office:value-type="string" table:style-name="ce3">
            <text:p>Jeff</text:p>
          </table:table-cell>
          <table:table-cell office:value-type="float" office:value="40.462094117647062" table:formula="of:=AVERAGE([.AC$49:.AC133])" table:style-name="ce1">
            <text:p>40.46209412</text:p>
          </table:table-cell>
          <table:table-cell table:style-name="ce1"/>
          <table:table-cell office:value-type="float" office:value="36.973999999999997" table:style-name="ce1">
            <text:p>36.974</text:p>
          </table:table-cell>
          <table:table-cell office:value-type="string" table:style-name="ce3">
            <text:p>Steven</text:p>
          </table:table-cell>
          <table:table-cell office:value-type="float" office:value="40.701882352941183" table:formula="of:=AVERAGE([.AG$49:.AG133])" table:style-name="ce1">
            <text:p>40.70188235</text:p>
          </table:table-cell>
          <table:table-cell table:style-name="ce1"/>
          <table:table-cell office:value-type="float" office:value="54.777999999999999" table:style-name="ce1">
            <text:p>54.778</text:p>
          </table:table-cell>
          <table:table-cell office:value-type="string" table:style-name="ce3">
            <text:p>Pit</text:p>
          </table:table-cell>
          <table:table-cell office:value-type="float" office:value="40.750058823529415" table:formula="of:=AVERAGE([.AK$49:.AK133])" table:style-name="ce1">
            <text:p>40.75005882</text:p>
          </table:table-cell>
          <table:table-cell table:number-columns-repeated="16345"/>
        </table:table-row>
        <table:table-row table:style-name="ro1">
          <table:table-cell office:value-type="float" office:value="36.738" table:style-name="ce1">
            <text:p>36.738</text:p>
          </table:table-cell>
          <table:table-cell office:value-type="string" table:style-name="ce3">
            <text:p>BertP</text:p>
          </table:table-cell>
          <table:table-cell office:value-type="float" office:value="37.773988372093022" table:formula="of:=AVERAGE([.A$49:.A134])" table:style-name="ce1">
            <text:p>37.77398837</text:p>
          </table:table-cell>
          <table:table-cell table:style-name="ce1"/>
          <table:table-cell office:value-type="float" office:value="36.232999999999997" table:style-name="ce1">
            <text:p>36.233</text:p>
          </table:table-cell>
          <table:table-cell office:value-type="string" table:style-name="ce3">
            <text:p>Inigo</text:p>
          </table:table-cell>
          <table:table-cell office:value-type="float" office:value="38.042023255813952" table:formula="of:=AVERAGE([.E$49:.E134])" table:style-name="ce1">
            <text:p>38.04202326</text:p>
          </table:table-cell>
          <table:table-cell table:style-name="ce1"/>
          <table:table-cell office:value-type="float" office:value="36.813000000000002" table:style-name="ce1">
            <text:p>36.813</text:p>
          </table:table-cell>
          <table:table-cell office:value-type="string" table:style-name="ce3">
            <text:p>Kyle</text:p>
          </table:table-cell>
          <table:table-cell office:value-type="float" office:value="38.337127906976747" table:formula="of:=AVERAGE([.I$49:.I134])" table:style-name="ce1">
            <text:p>38.33712791</text:p>
          </table:table-cell>
          <table:table-cell table:style-name="ce1"/>
          <table:table-cell office:value-type="float" office:value="39.363" table:style-name="ce1">
            <text:p>39.363</text:p>
          </table:table-cell>
          <table:table-cell office:value-type="string" table:style-name="ce3">
            <text:p>Ruben</text:p>
          </table:table-cell>
          <table:table-cell office:value-type="float" office:value="40.757197674418599" table:formula="of:=AVERAGE([.M$49:.M134])" table:style-name="ce1">
            <text:p>40.75719767</text:p>
          </table:table-cell>
          <table:table-cell table:style-name="ce1"/>
          <table:table-cell office:value-type="float" office:value="37.735999999999997" table:style-name="ce1">
            <text:p>37.736</text:p>
          </table:table-cell>
          <table:table-cell office:value-type="string" table:style-name="ce3">
            <text:p>Maarten</text:p>
          </table:table-cell>
          <table:table-cell office:value-type="float" office:value="40.507069767441855" table:formula="of:=AVERAGE([.Q$49:.Q134])" table:style-name="ce1">
            <text:p>40.50706977</text:p>
          </table:table-cell>
          <table:table-cell table:style-name="ce1"/>
          <table:table-cell office:value-type="float" office:value="39.688000000000002" table:style-name="ce1">
            <text:p>39.688</text:p>
          </table:table-cell>
          <table:table-cell office:value-type="string" table:style-name="ce3">
            <text:p>Stijn</text:p>
          </table:table-cell>
          <table:table-cell office:value-type="float" office:value="39.899465116279067" table:formula="of:=AVERAGE([.U$49:.U134])" table:style-name="ce1">
            <text:p>39.89946512</text:p>
          </table:table-cell>
          <table:table-cell table:style-name="ce1"/>
          <table:table-cell office:value-type="float" office:value="39.267000000000003" table:style-name="ce1">
            <text:p>39.267</text:p>
          </table:table-cell>
          <table:table-cell office:value-type="string" table:style-name="ce3">
            <text:p>Emil</text:p>
          </table:table-cell>
          <table:table-cell office:value-type="float" office:value="39.979872093023261" table:formula="of:=AVERAGE([.Y$49:.Y134])" table:style-name="ce1">
            <text:p>39.97987209</text:p>
          </table:table-cell>
          <table:table-cell table:style-name="ce1"/>
          <table:table-cell office:value-type="float" office:value="40.520000000000003" table:style-name="ce1">
            <text:p>40.52</text:p>
          </table:table-cell>
          <table:table-cell office:value-type="string" table:style-name="ce3">
            <text:p>Jeff</text:p>
          </table:table-cell>
          <table:table-cell office:value-type="float" office:value="40.462767441860471" table:formula="of:=AVERAGE([.AC$49:.AC134])" table:style-name="ce1">
            <text:p>40.46276744</text:p>
          </table:table-cell>
          <table:table-cell table:style-name="ce1"/>
          <table:table-cell office:value-type="float" office:value="37.033999999999999" table:style-name="ce1">
            <text:p>37.034</text:p>
          </table:table-cell>
          <table:table-cell office:value-type="string" table:style-name="ce3">
            <text:p>Steven</text:p>
          </table:table-cell>
          <table:table-cell office:value-type="float" office:value="40.659232558139543" table:formula="of:=AVERAGE([.AG$49:.AG134])" table:style-name="ce1">
            <text:p>40.65923256</text:p>
          </table:table-cell>
          <table:table-cell table:style-name="ce1"/>
          <table:table-cell office:value-type="float" office:value="44.124000000000002" table:style-name="ce1">
            <text:p>44.124</text:p>
          </table:table-cell>
          <table:table-cell office:value-type="string" table:style-name="ce3">
            <text:p>Emiliano</text:p>
          </table:table-cell>
          <table:table-cell office:value-type="float" office:value="40.789290697674417" table:formula="of:=AVERAGE([.AK$49:.AK134])" table:style-name="ce1">
            <text:p>40.7892907</text:p>
          </table:table-cell>
          <table:table-cell table:number-columns-repeated="16345"/>
        </table:table-row>
        <table:table-row table:style-name="ro1">
          <table:table-cell office:value-type="float" office:value="36.764000000000003" table:style-name="ce1">
            <text:p>36.764</text:p>
          </table:table-cell>
          <table:table-cell office:value-type="string" table:style-name="ce3">
            <text:p>BertP</text:p>
          </table:table-cell>
          <table:table-cell office:value-type="float" office:value="37.762379310344826" table:formula="of:=AVERAGE([.A$49:.A135])" table:style-name="ce1">
            <text:p>37.76237931</text:p>
          </table:table-cell>
          <table:table-cell table:style-name="ce1"/>
          <table:table-cell office:value-type="float" office:value="35.759" table:style-name="ce1">
            <text:p>35.759</text:p>
          </table:table-cell>
          <table:table-cell office:value-type="string" table:style-name="ce3">
            <text:p>Inigo</text:p>
          </table:table-cell>
          <table:table-cell office:value-type="float" office:value="38.0157816091954" table:formula="of:=AVERAGE([.E$49:.E135])" table:style-name="ce1">
            <text:p>38.01578161</text:p>
          </table:table-cell>
          <table:table-cell table:style-name="ce1"/>
          <table:table-cell office:value-type="float" office:value="37.384999999999998" table:style-name="ce1">
            <text:p>37.385</text:p>
          </table:table-cell>
          <table:table-cell office:value-type="string" table:style-name="ce3">
            <text:p>Kyle</text:p>
          </table:table-cell>
          <table:table-cell office:value-type="float" office:value="38.326183908045984" table:formula="of:=AVERAGE([.I$49:.I135])" table:style-name="ce1">
            <text:p>38.32618391</text:p>
          </table:table-cell>
          <table:table-cell table:style-name="ce1"/>
          <table:table-cell office:value-type="float" office:value="37.293999999999997" table:style-name="ce1">
            <text:p>37.294</text:p>
          </table:table-cell>
          <table:table-cell office:value-type="string" table:style-name="ce3">
            <text:p>Ruben</text:p>
          </table:table-cell>
          <table:table-cell office:value-type="float" office:value="40.717390804597699" table:formula="of:=AVERAGE([.M$49:.M135])" table:style-name="ce1">
            <text:p>40.7173908</text:p>
          </table:table-cell>
          <table:table-cell table:style-name="ce1"/>
          <table:table-cell office:value-type="float" office:value="38.451999999999998" table:style-name="ce1">
            <text:p>38.452</text:p>
          </table:table-cell>
          <table:table-cell office:value-type="string" table:style-name="ce3">
            <text:p>Maarten</text:p>
          </table:table-cell>
          <table:table-cell office:value-type="float" office:value="40.483448275862067" table:formula="of:=AVERAGE([.Q$49:.Q135])" table:style-name="ce1">
            <text:p>40.48344828</text:p>
          </table:table-cell>
          <table:table-cell table:style-name="ce1"/>
          <table:table-cell office:value-type="float" office:value="40.395000000000003" table:style-name="ce1">
            <text:p>40.395</text:p>
          </table:table-cell>
          <table:table-cell office:value-type="string" table:style-name="ce3">
            <text:p>Stijn</text:p>
          </table:table-cell>
          <table:table-cell office:value-type="float" office:value="39.905160919540229" table:formula="of:=AVERAGE([.U$49:.U135])" table:style-name="ce1">
            <text:p>39.90516092</text:p>
          </table:table-cell>
          <table:table-cell table:style-name="ce1"/>
          <table:table-cell office:value-type="float" office:value="39.792999999999999" table:style-name="ce1">
            <text:p>39.793</text:p>
          </table:table-cell>
          <table:table-cell office:value-type="string" table:style-name="ce3">
            <text:p>Emil</text:p>
          </table:table-cell>
          <table:table-cell office:value-type="float" office:value="39.977724137931041" table:formula="of:=AVERAGE([.Y$49:.Y135])" table:style-name="ce1">
            <text:p>39.97772414</text:p>
          </table:table-cell>
          <table:table-cell table:style-name="ce1"/>
          <table:table-cell office:value-type="float" office:value="40.469000000000001" table:style-name="ce1">
            <text:p>40.469</text:p>
          </table:table-cell>
          <table:table-cell office:value-type="string" table:style-name="ce3">
            <text:p>Jeff</text:p>
          </table:table-cell>
          <table:table-cell office:value-type="float" office:value="40.462839080459773" table:formula="of:=AVERAGE([.AC$49:.AC135])" table:style-name="ce1">
            <text:p>40.46283908</text:p>
          </table:table-cell>
          <table:table-cell table:style-name="ce1"/>
          <table:table-cell office:value-type="float" office:value="37.061" table:style-name="ce1">
            <text:p>37.061</text:p>
          </table:table-cell>
          <table:table-cell office:value-type="string" table:style-name="ce3">
            <text:p>Steven</text:p>
          </table:table-cell>
          <table:table-cell office:value-type="float" office:value="40.617873563218403" table:formula="of:=AVERAGE([.AG$49:.AG135])" table:style-name="ce1">
            <text:p>40.61787356</text:p>
          </table:table-cell>
          <table:table-cell table:style-name="ce1"/>
          <table:table-cell office:value-type="float" office:value="42.311" table:style-name="ce1">
            <text:p>42.311</text:p>
          </table:table-cell>
          <table:table-cell office:value-type="string" table:style-name="ce3">
            <text:p>Emiliano</text:p>
          </table:table-cell>
          <table:table-cell office:value-type="float" office:value="40.806781609195404" table:formula="of:=AVERAGE([.AK$49:.AK135])" table:style-name="ce1">
            <text:p>40.80678161</text:p>
          </table:table-cell>
          <table:table-cell table:number-columns-repeated="16345"/>
        </table:table-row>
        <table:table-row table:style-name="ro1">
          <table:table-cell office:value-type="float" office:value="36.704000000000001" table:style-name="ce1">
            <text:p>36.704</text:p>
          </table:table-cell>
          <table:table-cell office:value-type="string" table:style-name="ce3">
            <text:p>BertP</text:p>
          </table:table-cell>
          <table:table-cell office:value-type="float" office:value="37.75035227272727" table:formula="of:=AVERAGE([.A$49:.A136])" table:style-name="ce1">
            <text:p>37.75035227</text:p>
          </table:table-cell>
          <table:table-cell table:style-name="ce1"/>
          <table:table-cell office:value-type="float" office:value="35.850999999999999" table:style-name="ce1">
            <text:p>35.851</text:p>
          </table:table-cell>
          <table:table-cell office:value-type="string" table:style-name="ce3">
            <text:p>Inigo</text:p>
          </table:table-cell>
          <table:table-cell office:value-type="float" office:value="37.991181818181822" table:formula="of:=AVERAGE([.E$49:.E136])" table:style-name="ce1">
            <text:p>37.99118182</text:p>
          </table:table-cell>
          <table:table-cell table:style-name="ce1"/>
          <table:table-cell office:value-type="float" office:value="36.572000000000003" table:style-name="ce1">
            <text:p>36.572</text:p>
          </table:table-cell>
          <table:table-cell office:value-type="string" table:style-name="ce3">
            <text:p>Kyle</text:p>
          </table:table-cell>
          <table:table-cell office:value-type="float" office:value="38.306250000000006" table:formula="of:=AVERAGE([.I$49:.I136])" table:style-name="ce1">
            <text:p>38.30625</text:p>
          </table:table-cell>
          <table:table-cell table:style-name="ce1"/>
          <table:table-cell office:value-type="float" office:value="37.143000000000001" table:style-name="ce1">
            <text:p>37.143</text:p>
          </table:table-cell>
          <table:table-cell office:value-type="string" table:style-name="ce3">
            <text:p>Ruben</text:p>
          </table:table-cell>
          <table:table-cell office:value-type="float" office:value="40.67677272727272" table:formula="of:=AVERAGE([.M$49:.M136])" table:style-name="ce1">
            <text:p>40.67677273</text:p>
          </table:table-cell>
          <table:table-cell table:style-name="ce1"/>
          <table:table-cell office:value-type="float" office:value="37.805" table:style-name="ce1">
            <text:p>37.805</text:p>
          </table:table-cell>
          <table:table-cell office:value-type="string" table:style-name="ce3">
            <text:p>Maarten</text:p>
          </table:table-cell>
          <table:table-cell office:value-type="float" office:value="40.453011363636357" table:formula="of:=AVERAGE([.Q$49:.Q136])" table:style-name="ce1">
            <text:p>40.45301136</text:p>
          </table:table-cell>
          <table:table-cell table:style-name="ce1"/>
          <table:table-cell office:value-type="float" office:value="40.390999999999998" table:style-name="ce1">
            <text:p>40.391</text:p>
          </table:table-cell>
          <table:table-cell office:value-type="string" table:style-name="ce3">
            <text:p>Stijn</text:p>
          </table:table-cell>
          <table:table-cell office:value-type="float" office:value="39.910681818181814" table:formula="of:=AVERAGE([.U$49:.U136])" table:style-name="ce1">
            <text:p>39.91068182</text:p>
          </table:table-cell>
          <table:table-cell table:style-name="ce1"/>
          <table:table-cell office:value-type="float" office:value="44.529000000000003" table:style-name="ce1">
            <text:p>44.529</text:p>
          </table:table-cell>
          <table:table-cell office:value-type="string" table:style-name="ce3">
            <text:p>Emil</text:p>
          </table:table-cell>
          <table:table-cell office:value-type="float" office:value="40.029443181818188" table:formula="of:=AVERAGE([.Y$49:.Y136])" table:style-name="ce1">
            <text:p>40.02944318</text:p>
          </table:table-cell>
          <table:table-cell table:style-name="ce1"/>
          <table:table-cell office:value-type="float" office:value="39.832999999999998" table:style-name="ce1">
            <text:p>39.833</text:p>
          </table:table-cell>
          <table:table-cell office:value-type="string" table:style-name="ce3">
            <text:p>Jeff</text:p>
          </table:table-cell>
          <table:table-cell office:value-type="float" office:value="40.455681818181823" table:formula="of:=AVERAGE([.AC$49:.AC136])" table:style-name="ce1">
            <text:p>40.45568182</text:p>
          </table:table-cell>
          <table:table-cell table:style-name="ce1"/>
          <table:table-cell office:value-type="float" office:value="38.014000000000003" table:style-name="ce1">
            <text:p>38.014</text:p>
          </table:table-cell>
          <table:table-cell office:value-type="string" table:style-name="ce3">
            <text:p>Steven</text:p>
          </table:table-cell>
          <table:table-cell office:value-type="float" office:value="40.588284090909106" table:formula="of:=AVERAGE([.AG$49:.AG136])" table:style-name="ce1">
            <text:p>40.58828409</text:p>
          </table:table-cell>
          <table:table-cell table:style-name="ce1"/>
          <table:table-cell office:value-type="float" office:value="42.92" table:style-name="ce1">
            <text:p>42.92</text:p>
          </table:table-cell>
          <table:table-cell office:value-type="string" table:style-name="ce3">
            <text:p>Emiliano</text:p>
          </table:table-cell>
          <table:table-cell office:value-type="float" office:value="40.830795454545459" table:formula="of:=AVERAGE([.AK$49:.AK136])" table:style-name="ce1">
            <text:p>40.83079545</text:p>
          </table:table-cell>
          <table:table-cell table:number-columns-repeated="16345"/>
        </table:table-row>
        <table:table-row table:style-name="ro1">
          <table:table-cell office:value-type="float" office:value="36.707000000000001" table:style-name="ce1">
            <text:p>36.707</text:p>
          </table:table-cell>
          <table:table-cell office:value-type="string" table:style-name="ce3">
            <text:p>BertP</text:p>
          </table:table-cell>
          <table:table-cell office:value-type="float" office:value="37.738629213483144" table:formula="of:=AVERAGE([.A$49:.A137])" table:style-name="ce1">
            <text:p>37.73862921</text:p>
          </table:table-cell>
          <table:table-cell table:style-name="ce1"/>
          <table:table-cell office:value-type="float" office:value="35.875" table:style-name="ce1">
            <text:p>35.875</text:p>
          </table:table-cell>
          <table:table-cell office:value-type="string" table:style-name="ce3">
            <text:p>Inigo</text:p>
          </table:table-cell>
          <table:table-cell office:value-type="float" office:value="37.967404494382023" table:formula="of:=AVERAGE([.E$49:.E137])" table:style-name="ce1">
            <text:p>37.96740449</text:p>
          </table:table-cell>
          <table:table-cell table:style-name="ce1"/>
          <table:table-cell office:value-type="float" office:value="36.451999999999998" table:style-name="ce1">
            <text:p>36.452</text:p>
          </table:table-cell>
          <table:table-cell office:value-type="string" table:style-name="ce3">
            <text:p>Kyle</text:p>
          </table:table-cell>
          <table:table-cell office:value-type="float" office:value="38.285415730337093" table:formula="of:=AVERAGE([.I$49:.I137])" table:style-name="ce1">
            <text:p>38.28541573</text:p>
          </table:table-cell>
          <table:table-cell table:style-name="ce1"/>
          <table:table-cell office:value-type="float" office:value="37.761000000000003" table:style-name="ce1">
            <text:p>37.761</text:p>
          </table:table-cell>
          <table:table-cell office:value-type="string" table:style-name="ce3">
            <text:p>Ruben</text:p>
          </table:table-cell>
          <table:table-cell office:value-type="float" office:value="40.644011235955048" table:formula="of:=AVERAGE([.M$49:.M137])" table:style-name="ce1">
            <text:p>40.64401124</text:p>
          </table:table-cell>
          <table:table-cell table:style-name="ce1"/>
          <table:table-cell office:value-type="float" office:value="38.136000000000003" table:style-name="ce1">
            <text:p>38.136</text:p>
          </table:table-cell>
          <table:table-cell office:value-type="string" table:style-name="ce3">
            <text:p>Maarten</text:p>
          </table:table-cell>
          <table:table-cell office:value-type="float" office:value="40.426977528089878" table:formula="of:=AVERAGE([.Q$49:.Q137])" table:style-name="ce1">
            <text:p>40.42697753</text:p>
          </table:table-cell>
          <table:table-cell table:style-name="ce1"/>
          <table:table-cell office:value-type="float" office:value="39.951000000000001" table:style-name="ce1">
            <text:p>39.951</text:p>
          </table:table-cell>
          <table:table-cell office:value-type="string" table:style-name="ce3">
            <text:p>Stijn</text:p>
          </table:table-cell>
          <table:table-cell office:value-type="float" office:value="39.911134831460672" table:formula="of:=AVERAGE([.U$49:.U137])" table:style-name="ce1">
            <text:p>39.91113483</text:p>
          </table:table-cell>
          <table:table-cell table:style-name="ce1"/>
          <table:table-cell office:value-type="float" office:value="45.093000000000004" table:style-name="ce1">
            <text:p>45.093</text:p>
          </table:table-cell>
          <table:table-cell office:value-type="string" table:style-name="ce3">
            <text:p>Emil</text:p>
          </table:table-cell>
          <table:table-cell office:value-type="float" office:value="40.086337078651688" table:formula="of:=AVERAGE([.Y$49:.Y137])" table:style-name="ce1">
            <text:p>40.08633708</text:p>
          </table:table-cell>
          <table:table-cell table:style-name="ce1"/>
          <table:table-cell office:value-type="float" office:value="40.854999999999997" table:style-name="ce1">
            <text:p>40.855</text:p>
          </table:table-cell>
          <table:table-cell office:value-type="string" table:style-name="ce3">
            <text:p>Jeff</text:p>
          </table:table-cell>
          <table:table-cell office:value-type="float" office:value="40.460168539325849" table:formula="of:=AVERAGE([.AC$49:.AC137])" table:style-name="ce1">
            <text:p>40.46016854</text:p>
          </table:table-cell>
          <table:table-cell table:style-name="ce1"/>
          <table:table-cell office:value-type="float" office:value="37.618000000000002" table:style-name="ce1">
            <text:p>37.618</text:p>
          </table:table-cell>
          <table:table-cell office:value-type="string" table:style-name="ce3">
            <text:p>Steven</text:p>
          </table:table-cell>
          <table:table-cell office:value-type="float" office:value="40.554910112359565" table:formula="of:=AVERAGE([.AG$49:.AG137])" table:style-name="ce1">
            <text:p>40.55491011</text:p>
          </table:table-cell>
          <table:table-cell table:style-name="ce1"/>
          <table:table-cell office:value-type="float" office:value="41.213999999999999" table:style-name="ce1">
            <text:p>41.214</text:p>
          </table:table-cell>
          <table:table-cell office:value-type="string" table:style-name="ce3">
            <text:p>Emiliano</text:p>
          </table:table-cell>
          <table:table-cell office:value-type="float" office:value="40.835101123595507" table:formula="of:=AVERAGE([.AK$49:.AK137])" table:style-name="ce1">
            <text:p>40.83510112</text:p>
          </table:table-cell>
          <table:table-cell table:number-columns-repeated="16345"/>
        </table:table-row>
        <table:table-row table:style-name="ro1">
          <table:table-cell office:value-type="float" office:value="36.906999999999996" table:style-name="ce1">
            <text:p>36.907</text:p>
          </table:table-cell>
          <table:table-cell office:value-type="string" table:style-name="ce3">
            <text:p>BertP</text:p>
          </table:table-cell>
          <table:table-cell office:value-type="float" office:value="37.729388888888892" table:formula="of:=AVERAGE([.A$49:.A138])" table:style-name="ce1">
            <text:p>37.72938889</text:p>
          </table:table-cell>
          <table:table-cell table:style-name="ce1"/>
          <table:table-cell office:value-type="float" office:value="35.905000000000001" table:style-name="ce1">
            <text:p>35.905</text:p>
          </table:table-cell>
          <table:table-cell office:value-type="string" table:style-name="ce3">
            <text:p>Inigo</text:p>
          </table:table-cell>
          <table:table-cell office:value-type="float" office:value="37.944488888888891" table:formula="of:=AVERAGE([.E$49:.E138])" table:style-name="ce1">
            <text:p>37.94448889</text:p>
          </table:table-cell>
          <table:table-cell table:style-name="ce1"/>
          <table:table-cell office:value-type="float" office:value="37.201000000000001" table:style-name="ce1">
            <text:p>37.201</text:p>
          </table:table-cell>
          <table:table-cell office:value-type="string" table:style-name="ce3">
            <text:p>Kyle</text:p>
          </table:table-cell>
          <table:table-cell office:value-type="float" office:value="38.273366666666675" table:formula="of:=AVERAGE([.I$49:.I138])" table:style-name="ce1">
            <text:p>38.27336667</text:p>
          </table:table-cell>
          <table:table-cell table:style-name="ce1"/>
          <table:table-cell office:value-type="float" office:value="37.463000000000001" table:style-name="ce1">
            <text:p>37.463</text:p>
          </table:table-cell>
          <table:table-cell office:value-type="string" table:style-name="ce3">
            <text:p>Ruben</text:p>
          </table:table-cell>
          <table:table-cell office:value-type="float" office:value="40.608666666666664" table:formula="of:=AVERAGE([.M$49:.M138])" table:style-name="ce1">
            <text:p>40.60866667</text:p>
          </table:table-cell>
          <table:table-cell table:style-name="ce1"/>
          <table:table-cell office:value-type="float" office:value="37.393999999999998" table:style-name="ce1">
            <text:p>37.394</text:p>
          </table:table-cell>
          <table:table-cell office:value-type="string" table:style-name="ce3">
            <text:p>Maarten</text:p>
          </table:table-cell>
          <table:table-cell office:value-type="float" office:value="40.393277777777769" table:formula="of:=AVERAGE([.Q$49:.Q138])" table:style-name="ce1">
            <text:p>40.39327778</text:p>
          </table:table-cell>
          <table:table-cell table:style-name="ce1"/>
          <table:table-cell office:value-type="float" office:value="58.627000000000002" table:style-name="ce1">
            <text:p>58.627</text:p>
          </table:table-cell>
          <table:table-cell office:value-type="string" table:style-name="ce3">
            <text:p>Pit</text:p>
          </table:table-cell>
          <table:table-cell office:value-type="float" office:value="40.119088888888889" table:formula="of:=AVERAGE([.U$49:.U138])" table:style-name="ce1">
            <text:p>40.11908889</text:p>
          </table:table-cell>
          <table:table-cell table:style-name="ce1"/>
          <table:table-cell office:value-type="float" office:value="60.225000000000001" table:style-name="ce1">
            <text:p>60.225</text:p>
          </table:table-cell>
          <table:table-cell office:value-type="string" table:style-name="ce3">
            <text:p>Pit</text:p>
          </table:table-cell>
          <table:table-cell office:value-type="float" office:value="40.310099999999998" table:formula="of:=AVERAGE([.Y$49:.Y138])" table:style-name="ce1">
            <text:p>40.3101</text:p>
          </table:table-cell>
          <table:table-cell table:style-name="ce1"/>
          <table:table-cell office:value-type="float" office:value="40.517000000000003" table:style-name="ce1">
            <text:p>40.517</text:p>
          </table:table-cell>
          <table:table-cell office:value-type="string" table:style-name="ce3">
            <text:p>Jeff</text:p>
          </table:table-cell>
          <table:table-cell office:value-type="float" office:value="40.460799999999999" table:formula="of:=AVERAGE([.AC$49:.AC138])" table:style-name="ce1">
            <text:p>40.4608</text:p>
          </table:table-cell>
          <table:table-cell table:style-name="ce1"/>
          <table:table-cell office:value-type="float" office:value="36.917999999999999" table:style-name="ce1">
            <text:p>36.918</text:p>
          </table:table-cell>
          <table:table-cell office:value-type="string" table:style-name="ce3">
            <text:p>Steven</text:p>
          </table:table-cell>
          <table:table-cell office:value-type="float" office:value="40.514500000000012" table:formula="of:=AVERAGE([.AG$49:.AG138])" table:style-name="ce1">
            <text:p>40.5145</text:p>
          </table:table-cell>
          <table:table-cell table:style-name="ce1"/>
          <table:table-cell office:value-type="float" office:value="41.991" table:style-name="ce1">
            <text:p>41.991</text:p>
          </table:table-cell>
          <table:table-cell office:value-type="string" table:style-name="ce3">
            <text:p>Emiliano</text:p>
          </table:table-cell>
          <table:table-cell office:value-type="float" office:value="40.847944444444444" table:formula="of:=AVERAGE([.AK$49:.AK138])" table:style-name="ce1">
            <text:p>40.84794444</text:p>
          </table:table-cell>
          <table:table-cell table:number-columns-repeated="16345"/>
        </table:table-row>
        <table:table-row table:style-name="ro1">
          <table:table-cell office:value-type="float" office:value="36.643999999999998" table:style-name="ce1">
            <text:p>36.644</text:p>
          </table:table-cell>
          <table:table-cell office:value-type="string" table:style-name="ce3">
            <text:p>BertP</text:p>
          </table:table-cell>
          <table:table-cell office:value-type="float" office:value="37.717461538461535" table:formula="of:=AVERAGE([.A$49:.A139])" table:style-name="ce1">
            <text:p>37.71746154</text:p>
          </table:table-cell>
          <table:table-cell table:style-name="ce1"/>
          <table:table-cell office:value-type="float" office:value="36.298000000000002" table:style-name="ce1">
            <text:p>36.298</text:p>
          </table:table-cell>
          <table:table-cell office:value-type="string" table:style-name="ce3">
            <text:p>Inigo</text:p>
          </table:table-cell>
          <table:table-cell office:value-type="float" office:value="37.926395604395609" table:formula="of:=AVERAGE([.E$49:.E139])" table:style-name="ce1">
            <text:p>37.9263956</text:p>
          </table:table-cell>
          <table:table-cell table:style-name="ce1"/>
          <table:table-cell office:value-type="float" office:value="37.536000000000001" table:style-name="ce1">
            <text:p>37.536</text:p>
          </table:table-cell>
          <table:table-cell office:value-type="string" table:style-name="ce3">
            <text:p>Kyle</text:p>
          </table:table-cell>
          <table:table-cell office:value-type="float" office:value="38.265263736263748" table:formula="of:=AVERAGE([.I$49:.I139])" table:style-name="ce1">
            <text:p>38.26526374</text:p>
          </table:table-cell>
          <table:table-cell table:style-name="ce1"/>
          <table:table-cell office:value-type="float" office:value="37.301000000000002" table:style-name="ce1">
            <text:p>37.301</text:p>
          </table:table-cell>
          <table:table-cell office:value-type="string" table:style-name="ce3">
            <text:p>Ruben</text:p>
          </table:table-cell>
          <table:table-cell office:value-type="float" office:value="40.572318681318677" table:formula="of:=AVERAGE([.M$49:.M139])" table:style-name="ce1">
            <text:p>40.57231868</text:p>
          </table:table-cell>
          <table:table-cell table:style-name="ce1"/>
          <table:table-cell office:value-type="float" office:value="38.274999999999999" table:style-name="ce1">
            <text:p>38.275</text:p>
          </table:table-cell>
          <table:table-cell office:value-type="string" table:style-name="ce3">
            <text:p>Maarten</text:p>
          </table:table-cell>
          <table:table-cell office:value-type="float" office:value="40.36999999999999" table:formula="of:=AVERAGE([.Q$49:.Q139])" table:style-name="ce1">
            <text:p>40.37</text:p>
          </table:table-cell>
          <table:table-cell table:style-name="ce1"/>
          <table:table-cell office:value-type="float" office:value="37.911000000000001" table:style-name="ce1">
            <text:p>37.911</text:p>
          </table:table-cell>
          <table:table-cell office:value-type="string" table:style-name="ce3">
            <text:p>Pieter</text:p>
          </table:table-cell>
          <table:table-cell office:value-type="float" office:value="40.094824175824172" table:formula="of:=AVERAGE([.U$49:.U139])" table:style-name="ce1">
            <text:p>40.09482418</text:p>
          </table:table-cell>
          <table:table-cell table:style-name="ce1"/>
          <table:table-cell office:value-type="float" office:value="38.207000000000001" table:style-name="ce1">
            <text:p>38.207</text:p>
          </table:table-cell>
          <table:table-cell office:value-type="string" table:style-name="ce3">
            <text:p>Matt</text:p>
          </table:table-cell>
          <table:table-cell office:value-type="float" office:value="40.286989010989011" table:formula="of:=AVERAGE([.Y$49:.Y139])" table:style-name="ce1">
            <text:p>40.28698901</text:p>
          </table:table-cell>
          <table:table-cell table:style-name="ce1"/>
          <table:table-cell office:value-type="float" office:value="40.487000000000002" table:style-name="ce1">
            <text:p>40.487</text:p>
          </table:table-cell>
          <table:table-cell office:value-type="string" table:style-name="ce3">
            <text:p>Jeff</text:p>
          </table:table-cell>
          <table:table-cell office:value-type="float" office:value="40.461087912087912" table:formula="of:=AVERAGE([.AC$49:.AC139])" table:style-name="ce1">
            <text:p>40.46108791</text:p>
          </table:table-cell>
          <table:table-cell table:style-name="ce1"/>
          <table:table-cell office:value-type="float" office:value="37.018999999999998" table:style-name="ce1">
            <text:p>37.019</text:p>
          </table:table-cell>
          <table:table-cell office:value-type="string" table:style-name="ce3">
            <text:p>Steven</text:p>
          </table:table-cell>
          <table:table-cell office:value-type="float" office:value="40.47608791208792" table:formula="of:=AVERAGE([.AG$49:.AG139])" table:style-name="ce1">
            <text:p>40.47608791</text:p>
          </table:table-cell>
          <table:table-cell table:style-name="ce1"/>
          <table:table-cell office:value-type="float" office:value="41.661000000000001" table:style-name="ce1">
            <text:p>41.661</text:p>
          </table:table-cell>
          <table:table-cell office:value-type="string" table:style-name="ce3">
            <text:p>Emiliano</text:p>
          </table:table-cell>
          <table:table-cell office:value-type="float" office:value="40.856879120879121" table:formula="of:=AVERAGE([.AK$49:.AK139])" table:style-name="ce1">
            <text:p>40.85687912</text:p>
          </table:table-cell>
          <table:table-cell table:number-columns-repeated="16345"/>
        </table:table-row>
        <table:table-row table:style-name="ro1">
          <table:table-cell office:value-type="float" office:value="36.984000000000002" table:style-name="ce1">
            <text:p>36.984</text:p>
          </table:table-cell>
          <table:table-cell office:value-type="string" table:style-name="ce3">
            <text:p>BertP</text:p>
          </table:table-cell>
          <table:table-cell office:value-type="float" office:value="37.709489130434783" table:formula="of:=AVERAGE([.A$49:.A140])" table:style-name="ce1">
            <text:p>37.70948913</text:p>
          </table:table-cell>
          <table:table-cell table:style-name="ce1"/>
          <table:table-cell office:value-type="float" office:value="35.954000000000001" table:style-name="ce1">
            <text:p>35.954</text:p>
          </table:table-cell>
          <table:table-cell office:value-type="string" table:style-name="ce3">
            <text:p>Inigo</text:p>
          </table:table-cell>
          <table:table-cell office:value-type="float" office:value="37.904956521739138" table:formula="of:=AVERAGE([.E$49:.E140])" table:style-name="ce1">
            <text:p>37.90495652</text:p>
          </table:table-cell>
          <table:table-cell table:style-name="ce1"/>
          <table:table-cell office:value-type="float" office:value="37.436" table:style-name="ce1">
            <text:p>37.436</text:p>
          </table:table-cell>
          <table:table-cell office:value-type="string" table:style-name="ce3">
            <text:p>Kyle</text:p>
          </table:table-cell>
          <table:table-cell office:value-type="float" office:value="38.256250000000016" table:formula="of:=AVERAGE([.I$49:.I140])" table:style-name="ce1">
            <text:p>38.25625</text:p>
          </table:table-cell>
          <table:table-cell table:style-name="ce1"/>
          <table:table-cell office:value-type="float" office:value="37.265000000000001" table:style-name="ce1">
            <text:p>37.265</text:p>
          </table:table-cell>
          <table:table-cell office:value-type="string" table:style-name="ce3">
            <text:p>Ruben</text:p>
          </table:table-cell>
          <table:table-cell office:value-type="float" office:value="40.536369565217385" table:formula="of:=AVERAGE([.M$49:.M140])" table:style-name="ce1">
            <text:p>40.53636957</text:p>
          </table:table-cell>
          <table:table-cell table:style-name="ce1"/>
          <table:table-cell office:value-type="float" office:value="37.027000000000001" table:style-name="ce1">
            <text:p>37.027</text:p>
          </table:table-cell>
          <table:table-cell office:value-type="string" table:style-name="ce3">
            <text:p>Maarten</text:p>
          </table:table-cell>
          <table:table-cell office:value-type="float" office:value="40.333663043478253" table:formula="of:=AVERAGE([.Q$49:.Q140])" table:style-name="ce1">
            <text:p>40.33366304</text:p>
          </table:table-cell>
          <table:table-cell table:style-name="ce1"/>
          <table:table-cell office:value-type="float" office:value="38.045000000000002" table:style-name="ce1">
            <text:p>38.045</text:p>
          </table:table-cell>
          <table:table-cell office:value-type="string" table:style-name="ce3">
            <text:p>Pieter</text:p>
          </table:table-cell>
          <table:table-cell office:value-type="float" office:value="40.072543478260869" table:formula="of:=AVERAGE([.U$49:.U140])" table:style-name="ce1">
            <text:p>40.07254348</text:p>
          </table:table-cell>
          <table:table-cell table:style-name="ce1"/>
          <table:table-cell office:value-type="float" office:value="38.229999999999997" table:style-name="ce1">
            <text:p>38.23</text:p>
          </table:table-cell>
          <table:table-cell office:value-type="string" table:style-name="ce3">
            <text:p>Matt</text:p>
          </table:table-cell>
          <table:table-cell office:value-type="float" office:value="40.26463043478261" table:formula="of:=AVERAGE([.Y$49:.Y140])" table:style-name="ce1">
            <text:p>40.26463043</text:p>
          </table:table-cell>
          <table:table-cell table:style-name="ce1"/>
          <table:table-cell office:value-type="float" office:value="61.216000000000001" table:style-name="ce1">
            <text:p>61.216</text:p>
          </table:table-cell>
          <table:table-cell office:value-type="string" table:style-name="ce3">
            <text:p>Pit</text:p>
          </table:table-cell>
          <table:table-cell office:value-type="float" office:value="40.686684782608701" table:formula="of:=AVERAGE([.AC$49:.AC140])" table:style-name="ce1">
            <text:p>40.68668478</text:p>
          </table:table-cell>
          <table:table-cell table:style-name="ce1"/>
          <table:table-cell office:value-type="float" office:value="36.881" table:style-name="ce1">
            <text:p>36.881</text:p>
          </table:table-cell>
          <table:table-cell office:value-type="string" table:style-name="ce3">
            <text:p>Steven</text:p>
          </table:table-cell>
          <table:table-cell office:value-type="float" office:value="40.437010869565228" table:formula="of:=AVERAGE([.AG$49:.AG140])" table:style-name="ce1">
            <text:p>40.43701087</text:p>
          </table:table-cell>
          <table:table-cell table:style-name="ce1"/>
          <table:table-cell office:value-type="float" office:value="41.517000000000003" table:style-name="ce1">
            <text:p>41.517</text:p>
          </table:table-cell>
          <table:table-cell office:value-type="string" table:style-name="ce3">
            <text:p>Emiliano</text:p>
          </table:table-cell>
          <table:table-cell office:value-type="float" office:value="40.864054347826084" table:formula="of:=AVERAGE([.AK$49:.AK140])" table:style-name="ce1">
            <text:p>40.86405435</text:p>
          </table:table-cell>
          <table:table-cell table:number-columns-repeated="16345"/>
        </table:table-row>
        <table:table-row table:style-name="ro1">
          <table:table-cell office:value-type="float" office:value="37.33" table:style-name="ce1">
            <text:p>37.33</text:p>
          </table:table-cell>
          <table:table-cell office:value-type="string" table:style-name="ce3">
            <text:p>BertP</text:p>
          </table:table-cell>
          <table:table-cell office:value-type="float" office:value="37.705408602150534" table:formula="of:=AVERAGE([.A$49:.A141])" table:style-name="ce1">
            <text:p>37.7054086</text:p>
          </table:table-cell>
          <table:table-cell table:style-name="ce1"/>
          <table:table-cell office:value-type="float" office:value="36.793999999999997" table:style-name="ce1">
            <text:p>36.794</text:p>
          </table:table-cell>
          <table:table-cell office:value-type="string" table:style-name="ce3">
            <text:p>Inigo</text:p>
          </table:table-cell>
          <table:table-cell office:value-type="float" office:value="37.893010752688177" table:formula="of:=AVERAGE([.E$49:.E141])" table:style-name="ce1">
            <text:p>37.89301075</text:p>
          </table:table-cell>
          <table:table-cell table:style-name="ce1"/>
          <table:table-cell office:value-type="float" office:value="36.838000000000001" table:style-name="ce1">
            <text:p>36.838</text:p>
          </table:table-cell>
          <table:table-cell office:value-type="string" table:style-name="ce3">
            <text:p>Kyle</text:p>
          </table:table-cell>
          <table:table-cell office:value-type="float" office:value="38.241000000000014" table:formula="of:=AVERAGE([.I$49:.I141])" table:style-name="ce1">
            <text:p>38.241</text:p>
          </table:table-cell>
          <table:table-cell table:style-name="ce1"/>
          <table:table-cell office:value-type="float" office:value="37.226999999999997" table:style-name="ce1">
            <text:p>37.227</text:p>
          </table:table-cell>
          <table:table-cell office:value-type="string" table:style-name="ce3">
            <text:p>Ruben</text:p>
          </table:table-cell>
          <table:table-cell office:value-type="float" office:value="40.50078494623655" table:formula="of:=AVERAGE([.M$49:.M141])" table:style-name="ce1">
            <text:p>40.50078495</text:p>
          </table:table-cell>
          <table:table-cell table:style-name="ce1"/>
          <table:table-cell office:value-type="float" office:value="37.625" table:style-name="ce1">
            <text:p>37.625</text:p>
          </table:table-cell>
          <table:table-cell office:value-type="string" table:style-name="ce3">
            <text:p>Maarten</text:p>
          </table:table-cell>
          <table:table-cell office:value-type="float" office:value="40.304537634408597" table:formula="of:=AVERAGE([.Q$49:.Q141])" table:style-name="ce1">
            <text:p>40.30453763</text:p>
          </table:table-cell>
          <table:table-cell table:style-name="ce1"/>
          <table:table-cell office:value-type="float" office:value="37.646000000000001" table:style-name="ce1">
            <text:p>37.646</text:p>
          </table:table-cell>
          <table:table-cell office:value-type="string" table:style-name="ce3">
            <text:p>Pieter</text:p>
          </table:table-cell>
          <table:table-cell office:value-type="float" office:value="40.046451612903226" table:formula="of:=AVERAGE([.U$49:.U141])" table:style-name="ce1">
            <text:p>40.04645161</text:p>
          </table:table-cell>
          <table:table-cell table:style-name="ce1"/>
          <table:table-cell office:value-type="float" office:value="38.79" table:style-name="ce1">
            <text:p>38.79</text:p>
          </table:table-cell>
          <table:table-cell office:value-type="string" table:style-name="ce3">
            <text:p>Matt</text:p>
          </table:table-cell>
          <table:table-cell office:value-type="float" office:value="40.248774193548385" table:formula="of:=AVERAGE([.Y$49:.Y141])" table:style-name="ce1">
            <text:p>40.24877419</text:p>
          </table:table-cell>
          <table:table-cell table:style-name="ce1"/>
          <table:table-cell office:value-type="float" office:value="39.204000000000001" table:style-name="ce1">
            <text:p>39.204</text:p>
          </table:table-cell>
          <table:table-cell office:value-type="string" table:style-name="ce3">
            <text:p>StefD</text:p>
          </table:table-cell>
          <table:table-cell office:value-type="float" office:value="40.670741935483875" table:formula="of:=AVERAGE([.AC$49:.AC141])" table:style-name="ce1">
            <text:p>40.67074194</text:p>
          </table:table-cell>
          <table:table-cell table:style-name="ce1"/>
          <table:table-cell office:value-type="float" office:value="36.851999999999997" table:style-name="ce1">
            <text:p>36.852</text:p>
          </table:table-cell>
          <table:table-cell office:value-type="string" table:style-name="ce3">
            <text:p>Steven</text:p>
          </table:table-cell>
          <table:table-cell office:value-type="float" office:value="40.398462365591406" table:formula="of:=AVERAGE([.AG$49:.AG141])" table:style-name="ce1">
            <text:p>40.39846237</text:p>
          </table:table-cell>
          <table:table-cell table:style-name="ce1"/>
          <table:table-cell office:value-type="float" office:value="43.904000000000003" table:style-name="ce1">
            <text:p>43.904</text:p>
          </table:table-cell>
          <table:table-cell office:value-type="string" table:style-name="ce3">
            <text:p>Emiliano</text:p>
          </table:table-cell>
          <table:table-cell office:value-type="float" office:value="40.896741935483867" table:formula="of:=AVERAGE([.AK$49:.AK141])" table:style-name="ce1">
            <text:p>40.89674194</text:p>
          </table:table-cell>
          <table:table-cell table:number-columns-repeated="16345"/>
        </table:table-row>
        <table:table-row table:style-name="ro1">
          <table:table-cell office:value-type="float" office:value="36.929000000000002" table:style-name="ce1">
            <text:p>36.929</text:p>
          </table:table-cell>
          <table:table-cell office:value-type="string" table:style-name="ce3">
            <text:p>BertP</text:p>
          </table:table-cell>
          <table:table-cell office:value-type="float" office:value="37.697148936170208" table:formula="of:=AVERAGE([.A$49:.A142])" table:style-name="ce1">
            <text:p>37.69714894</text:p>
          </table:table-cell>
          <table:table-cell table:style-name="ce1"/>
          <table:table-cell office:value-type="float" office:value="36.265999999999998" table:style-name="ce1">
            <text:p>36.266</text:p>
          </table:table-cell>
          <table:table-cell office:value-type="string" table:style-name="ce3">
            <text:p>Inigo</text:p>
          </table:table-cell>
          <table:table-cell office:value-type="float" office:value="37.875702127659579" table:formula="of:=AVERAGE([.E$49:.E142])" table:style-name="ce1">
            <text:p>37.87570213</text:p>
          </table:table-cell>
          <table:table-cell table:style-name="ce1"/>
          <table:table-cell office:value-type="float" office:value="38.116" table:style-name="ce1">
            <text:p>38.116</text:p>
          </table:table-cell>
          <table:table-cell office:value-type="string" table:style-name="ce3">
            <text:p>Kyle</text:p>
          </table:table-cell>
          <table:table-cell office:value-type="float" office:value="38.239670212765972" table:formula="of:=AVERAGE([.I$49:.I142])" table:style-name="ce1">
            <text:p>38.23967021</text:p>
          </table:table-cell>
          <table:table-cell table:style-name="ce1"/>
          <table:table-cell office:value-type="float" office:value="37.353999999999999" table:style-name="ce1">
            <text:p>37.354</text:p>
          </table:table-cell>
          <table:table-cell office:value-type="string" table:style-name="ce3">
            <text:p>Ruben</text:p>
          </table:table-cell>
          <table:table-cell office:value-type="float" office:value="40.46730851063829" table:formula="of:=AVERAGE([.M$49:.M142])" table:style-name="ce1">
            <text:p>40.46730851</text:p>
          </table:table-cell>
          <table:table-cell table:style-name="ce1"/>
          <table:table-cell office:value-type="float" office:value="39.537999999999997" table:style-name="ce1">
            <text:p>39.538</text:p>
          </table:table-cell>
          <table:table-cell office:value-type="string" table:style-name="ce3">
            <text:p>Maarten</text:p>
          </table:table-cell>
          <table:table-cell office:value-type="float" office:value="40.296382978723393" table:formula="of:=AVERAGE([.Q$49:.Q142])" table:style-name="ce1">
            <text:p>40.29638298</text:p>
          </table:table-cell>
          <table:table-cell table:style-name="ce1"/>
          <table:table-cell office:value-type="float" office:value="37.591999999999999" table:style-name="ce1">
            <text:p>37.592</text:p>
          </table:table-cell>
          <table:table-cell office:value-type="string" table:style-name="ce3">
            <text:p>Pieter</text:p>
          </table:table-cell>
          <table:table-cell office:value-type="float" office:value="40.02034042553192" table:formula="of:=AVERAGE([.U$49:.U142])" table:style-name="ce1">
            <text:p>40.02034043</text:p>
          </table:table-cell>
          <table:table-cell table:style-name="ce1"/>
          <table:table-cell office:value-type="float" office:value="38.856000000000002" table:style-name="ce1">
            <text:p>38.856</text:p>
          </table:table-cell>
          <table:table-cell office:value-type="string" table:style-name="ce3">
            <text:p>Matt</text:p>
          </table:table-cell>
          <table:table-cell office:value-type="float" office:value="40.23395744680851" table:formula="of:=AVERAGE([.Y$49:.Y142])" table:style-name="ce1">
            <text:p>40.23395745</text:p>
          </table:table-cell>
          <table:table-cell table:style-name="ce1"/>
          <table:table-cell office:value-type="float" office:value="39.360999999999997" table:style-name="ce1">
            <text:p>39.361</text:p>
          </table:table-cell>
          <table:table-cell office:value-type="string" table:style-name="ce3">
            <text:p>StefD</text:p>
          </table:table-cell>
          <table:table-cell office:value-type="float" office:value="40.656808510638299" table:formula="of:=AVERAGE([.AC$49:.AC142])" table:style-name="ce1">
            <text:p>40.65680851</text:p>
          </table:table-cell>
          <table:table-cell table:style-name="ce1"/>
          <table:table-cell office:value-type="float" office:value="37.009" table:style-name="ce1">
            <text:p>37.009</text:p>
          </table:table-cell>
          <table:table-cell office:value-type="string" table:style-name="ce3">
            <text:p>Steven</text:p>
          </table:table-cell>
          <table:table-cell office:value-type="float" office:value="40.362404255319156" table:formula="of:=AVERAGE([.AG$49:.AG142])" table:style-name="ce1">
            <text:p>40.36240426</text:p>
          </table:table-cell>
          <table:table-cell table:style-name="ce1"/>
          <table:table-cell office:value-type="float" office:value="41.777000000000001" table:style-name="ce1">
            <text:p>41.777</text:p>
          </table:table-cell>
          <table:table-cell office:value-type="string" table:style-name="ce3">
            <text:p>Emiliano</text:p>
          </table:table-cell>
          <table:table-cell office:value-type="float" office:value="40.90610638297872" table:formula="of:=AVERAGE([.AK$49:.AK142])" table:style-name="ce1">
            <text:p>40.90610638</text:p>
          </table:table-cell>
          <table:table-cell table:number-columns-repeated="16345"/>
        </table:table-row>
        <table:table-row table:style-name="ro1">
          <table:table-cell office:value-type="float" office:value="37.354999999999997" table:style-name="ce1">
            <text:p>37.355</text:p>
          </table:table-cell>
          <table:table-cell office:value-type="string" table:style-name="ce3">
            <text:p>BertP</text:p>
          </table:table-cell>
          <table:table-cell office:value-type="float" office:value="37.693547368421051" table:formula="of:=AVERAGE([.A$49:.A143])" table:style-name="ce1">
            <text:p>37.69354737</text:p>
          </table:table-cell>
          <table:table-cell table:style-name="ce1"/>
          <table:table-cell office:value-type="float" office:value="37.112000000000002" table:style-name="ce1">
            <text:p>37.112</text:p>
          </table:table-cell>
          <table:table-cell office:value-type="string" table:style-name="ce3">
            <text:p>Inigo</text:p>
          </table:table-cell>
          <table:table-cell office:value-type="float" office:value="37.867663157894746" table:formula="of:=AVERAGE([.E$49:.E143])" table:style-name="ce1">
            <text:p>37.86766316</text:p>
          </table:table-cell>
          <table:table-cell table:style-name="ce1"/>
          <table:table-cell office:value-type="float" office:value="56.901000000000003" table:style-name="ce1">
            <text:p>56.901</text:p>
          </table:table-cell>
          <table:table-cell office:value-type="string" table:style-name="ce3">
            <text:p>Pit</text:p>
          </table:table-cell>
          <table:table-cell office:value-type="float" office:value="38.436105263157906" table:formula="of:=AVERAGE([.I$49:.I143])" table:style-name="ce1">
            <text:p>38.43610526</text:p>
          </table:table-cell>
          <table:table-cell table:style-name="ce1"/>
          <table:table-cell office:value-type="float" office:value="38.119" table:style-name="ce1">
            <text:p>38.119</text:p>
          </table:table-cell>
          <table:table-cell office:value-type="string" table:style-name="ce3">
            <text:p>Ruben</text:p>
          </table:table-cell>
          <table:table-cell office:value-type="float" office:value="40.442589473684201" table:formula="of:=AVERAGE([.M$49:.M143])" table:style-name="ce1">
            <text:p>40.44258947</text:p>
          </table:table-cell>
          <table:table-cell table:style-name="ce1"/>
          <table:table-cell office:value-type="float" office:value="37.58" table:style-name="ce1">
            <text:p>37.58</text:p>
          </table:table-cell>
          <table:table-cell office:value-type="string" table:style-name="ce3">
            <text:p>Maarten</text:p>
          </table:table-cell>
          <table:table-cell office:value-type="float" office:value="40.267789473684203" table:formula="of:=AVERAGE([.Q$49:.Q143])" table:style-name="ce1">
            <text:p>40.26778947</text:p>
          </table:table-cell>
          <table:table-cell table:style-name="ce1"/>
          <table:table-cell office:value-type="float" office:value="39.174999999999997" table:style-name="ce1">
            <text:p>39.175</text:p>
          </table:table-cell>
          <table:table-cell office:value-type="string" table:style-name="ce3">
            <text:p>Pieter</text:p>
          </table:table-cell>
          <table:table-cell office:value-type="float" office:value="40.011442105263164" table:formula="of:=AVERAGE([.U$49:.U143])" table:style-name="ce1">
            <text:p>40.01144211</text:p>
          </table:table-cell>
          <table:table-cell table:style-name="ce1"/>
          <table:table-cell office:value-type="float" office:value="39.302999999999997" table:style-name="ce1">
            <text:p>39.303</text:p>
          </table:table-cell>
          <table:table-cell office:value-type="string" table:style-name="ce3">
            <text:p>Matt</text:p>
          </table:table-cell>
          <table:table-cell office:value-type="float" office:value="40.224157894736841" table:formula="of:=AVERAGE([.Y$49:.Y143])" table:style-name="ce1">
            <text:p>40.22415789</text:p>
          </table:table-cell>
          <table:table-cell table:style-name="ce1"/>
          <table:table-cell office:value-type="float" office:value="38.463999999999999" table:style-name="ce1">
            <text:p>38.464</text:p>
          </table:table-cell>
          <table:table-cell office:value-type="string" table:style-name="ce3">
            <text:p>StefD</text:p>
          </table:table-cell>
          <table:table-cell office:value-type="float" office:value="40.633726315789474" table:formula="of:=AVERAGE([.AC$49:.AC143])" table:style-name="ce1">
            <text:p>40.63372632</text:p>
          </table:table-cell>
          <table:table-cell table:style-name="ce1"/>
          <table:table-cell office:value-type="float" office:value="36.877000000000002" table:style-name="ce1">
            <text:p>36.877</text:p>
          </table:table-cell>
          <table:table-cell office:value-type="string" table:style-name="ce3">
            <text:p>Steven</text:p>
          </table:table-cell>
          <table:table-cell office:value-type="float" office:value="40.325715789473691" table:formula="of:=AVERAGE([.AG$49:.AG143])" table:style-name="ce1">
            <text:p>40.32571579</text:p>
          </table:table-cell>
          <table:table-cell table:style-name="ce1"/>
          <table:table-cell office:value-type="float" office:value="41.813000000000002" table:style-name="ce1">
            <text:p>41.813</text:p>
          </table:table-cell>
          <table:table-cell office:value-type="string" table:style-name="ce3">
            <text:p>Emiliano</text:p>
          </table:table-cell>
          <table:table-cell office:value-type="float" office:value="40.915652631578951" table:formula="of:=AVERAGE([.AK$49:.AK143])" table:style-name="ce1">
            <text:p>40.91565263</text:p>
          </table:table-cell>
          <table:table-cell table:number-columns-repeated="16345"/>
        </table:table-row>
        <table:table-row table:style-name="ro1">
          <table:table-cell office:value-type="float" office:value="37.631" table:style-name="ce1">
            <text:p>37.631</text:p>
          </table:table-cell>
          <table:table-cell office:value-type="string" table:style-name="ce3">
            <text:p>BertP</text:p>
          </table:table-cell>
          <table:table-cell office:value-type="float" office:value="37.692895833333331" table:formula="of:=AVERAGE([.A$49:.A144])" table:style-name="ce1">
            <text:p>37.69289583</text:p>
          </table:table-cell>
          <table:table-cell table:style-name="ce1"/>
          <table:table-cell office:value-type="float" office:value="37.462000000000003" table:style-name="ce1">
            <text:p>37.462</text:p>
          </table:table-cell>
          <table:table-cell office:value-type="string" table:style-name="ce3">
            <text:p>Inigo</text:p>
          </table:table-cell>
          <table:table-cell office:value-type="float" office:value="37.863437500000011" table:formula="of:=AVERAGE([.E$49:.E144])" table:style-name="ce1">
            <text:p>37.8634375</text:p>
          </table:table-cell>
          <table:table-cell table:style-name="ce1"/>
          <table:table-cell office:value-type="float" office:value="38.4" table:style-name="ce1">
            <text:p>38.4</text:p>
          </table:table-cell>
          <table:table-cell office:value-type="string" table:style-name="ce3">
            <text:p>Tim</text:p>
          </table:table-cell>
          <table:table-cell office:value-type="float" office:value="38.435729166666682" table:formula="of:=AVERAGE([.I$49:.I144])" table:style-name="ce1">
            <text:p>38.43572917</text:p>
          </table:table-cell>
          <table:table-cell table:style-name="ce1"/>
          <table:table-cell office:value-type="float" office:value="36.735999999999997" table:style-name="ce1">
            <text:p>36.736</text:p>
          </table:table-cell>
          <table:table-cell office:value-type="string" table:style-name="ce3">
            <text:p>Ruben</text:p>
          </table:table-cell>
          <table:table-cell office:value-type="float" office:value="40.403979166666659" table:formula="of:=AVERAGE([.M$49:.M144])" table:style-name="ce1">
            <text:p>40.40397917</text:p>
          </table:table-cell>
          <table:table-cell table:style-name="ce1"/>
          <table:table-cell office:value-type="float" office:value="37.468000000000004" table:style-name="ce1">
            <text:p>37.468</text:p>
          </table:table-cell>
          <table:table-cell office:value-type="string" table:style-name="ce3">
            <text:p>Maarten</text:p>
          </table:table-cell>
          <table:table-cell office:value-type="float" office:value="40.238624999999992" table:formula="of:=AVERAGE([.Q$49:.Q144])" table:style-name="ce1">
            <text:p>40.238625</text:p>
          </table:table-cell>
          <table:table-cell table:style-name="ce1"/>
          <table:table-cell office:value-type="float" office:value="37.996000000000002" table:style-name="ce1">
            <text:p>37.996</text:p>
          </table:table-cell>
          <table:table-cell office:value-type="string" table:style-name="ce3">
            <text:p>Pieter</text:p>
          </table:table-cell>
          <table:table-cell office:value-type="float" office:value="39.990447916666675" table:formula="of:=AVERAGE([.U$49:.U144])" table:style-name="ce1">
            <text:p>39.99044792</text:p>
          </table:table-cell>
          <table:table-cell table:style-name="ce1"/>
          <table:table-cell office:value-type="float" office:value="37.799999999999997" table:style-name="ce1">
            <text:p>37.8</text:p>
          </table:table-cell>
          <table:table-cell office:value-type="string" table:style-name="ce3">
            <text:p>Matt</text:p>
          </table:table-cell>
          <table:table-cell office:value-type="float" office:value="40.19890625" table:formula="of:=AVERAGE([.Y$49:.Y144])" table:style-name="ce1">
            <text:p>40.19890625</text:p>
          </table:table-cell>
          <table:table-cell table:style-name="ce1"/>
          <table:table-cell office:value-type="float" office:value="38.173999999999999" table:style-name="ce1">
            <text:p>38.174</text:p>
          </table:table-cell>
          <table:table-cell office:value-type="string" table:style-name="ce3">
            <text:p>StefD</text:p>
          </table:table-cell>
          <table:table-cell office:value-type="float" office:value="40.608104166666671" table:formula="of:=AVERAGE([.AC$49:.AC144])" table:style-name="ce1">
            <text:p>40.60810417</text:p>
          </table:table-cell>
          <table:table-cell table:style-name="ce1"/>
          <table:table-cell office:value-type="float" office:value="37.774000000000001" table:style-name="ce1">
            <text:p>37.774</text:p>
          </table:table-cell>
          <table:table-cell office:value-type="string" table:style-name="ce3">
            <text:p>Steven</text:p>
          </table:table-cell>
          <table:table-cell office:value-type="float" office:value="40.299135416666672" table:formula="of:=AVERAGE([.AG$49:.AG144])" table:style-name="ce1">
            <text:p>40.29913542</text:p>
          </table:table-cell>
          <table:table-cell table:style-name="ce1"/>
          <table:table-cell office:value-type="float" office:value="41.46" table:style-name="ce1">
            <text:p>41.46</text:p>
          </table:table-cell>
          <table:table-cell office:value-type="string" table:style-name="ce3">
            <text:p>Emiliano</text:p>
          </table:table-cell>
          <table:table-cell office:value-type="float" office:value="40.921322916666668" table:formula="of:=AVERAGE([.AK$49:.AK144])" table:style-name="ce1">
            <text:p>40.92132292</text:p>
          </table:table-cell>
          <table:table-cell table:number-columns-repeated="16345"/>
        </table:table-row>
        <table:table-row table:style-name="ro1">
          <table:table-cell office:value-type="float" office:value="52.936999999999998" table:style-name="ce1">
            <text:p>52.937</text:p>
          </table:table-cell>
          <table:table-cell office:value-type="string" table:style-name="ce3">
            <text:p>Pit</text:p>
          </table:table-cell>
          <table:table-cell office:value-type="float" office:value="37.850051546391747" table:formula="of:=AVERAGE([.A$49:.A145])" table:style-name="ce1">
            <text:p>37.85005155</text:p>
          </table:table-cell>
          <table:table-cell table:style-name="ce1"/>
          <table:table-cell office:value-type="float" office:value="35.908000000000001" table:style-name="ce1">
            <text:p>35.908</text:p>
          </table:table-cell>
          <table:table-cell office:value-type="string" table:style-name="ce3">
            <text:p>Inigo</text:p>
          </table:table-cell>
          <table:table-cell office:value-type="float" office:value="37.843278350515469" table:formula="of:=AVERAGE([.E$49:.E145])" table:style-name="ce1">
            <text:p>37.84327835</text:p>
          </table:table-cell>
          <table:table-cell table:style-name="ce1"/>
          <table:table-cell office:value-type="float" office:value="37.512999999999998" table:style-name="ce1">
            <text:p>37.513</text:p>
          </table:table-cell>
          <table:table-cell office:value-type="string" table:style-name="ce3">
            <text:p>Tim</text:p>
          </table:table-cell>
          <table:table-cell office:value-type="float" office:value="38.42621649484537" table:formula="of:=AVERAGE([.I$49:.I145])" table:style-name="ce1">
            <text:p>38.42621649</text:p>
          </table:table-cell>
          <table:table-cell table:style-name="ce1"/>
          <table:table-cell office:value-type="float" office:value="37.180999999999997" table:style-name="ce1">
            <text:p>37.181</text:p>
          </table:table-cell>
          <table:table-cell office:value-type="string" table:style-name="ce3">
            <text:p>Ruben</text:p>
          </table:table-cell>
          <table:table-cell office:value-type="float" office:value="40.370752577319578" table:formula="of:=AVERAGE([.M$49:.M145])" table:style-name="ce1">
            <text:p>40.37075258</text:p>
          </table:table-cell>
          <table:table-cell table:style-name="ce1"/>
          <table:table-cell office:value-type="float" office:value="38.738999999999997" table:style-name="ce1">
            <text:p>38.739</text:p>
          </table:table-cell>
          <table:table-cell office:value-type="string" table:style-name="ce3">
            <text:p>Maarten</text:p>
          </table:table-cell>
          <table:table-cell office:value-type="float" office:value="40.223164948453601" table:formula="of:=AVERAGE([.Q$49:.Q145])" table:style-name="ce1">
            <text:p>40.22316495</text:p>
          </table:table-cell>
          <table:table-cell table:style-name="ce1"/>
          <table:table-cell office:value-type="float" office:value="37.563000000000002" table:style-name="ce1">
            <text:p>37.563</text:p>
          </table:table-cell>
          <table:table-cell office:value-type="string" table:style-name="ce3">
            <text:p>Pieter</text:p>
          </table:table-cell>
          <table:table-cell office:value-type="float" office:value="39.965422680412381" table:formula="of:=AVERAGE([.U$49:.U145])" table:style-name="ce1">
            <text:p>39.96542268</text:p>
          </table:table-cell>
          <table:table-cell table:style-name="ce1"/>
          <table:table-cell office:value-type="float" office:value="39.831000000000003" table:style-name="ce1">
            <text:p>39.831</text:p>
          </table:table-cell>
          <table:table-cell office:value-type="string" table:style-name="ce3">
            <text:p>Matt</text:p>
          </table:table-cell>
          <table:table-cell office:value-type="float" office:value="40.195113402061857" table:formula="of:=AVERAGE([.Y$49:.Y145])" table:style-name="ce1">
            <text:p>40.1951134</text:p>
          </table:table-cell>
          <table:table-cell table:style-name="ce1"/>
          <table:table-cell office:value-type="float" office:value="38.753" table:style-name="ce1">
            <text:p>38.753</text:p>
          </table:table-cell>
          <table:table-cell office:value-type="string" table:style-name="ce3">
            <text:p>StefD</text:p>
          </table:table-cell>
          <table:table-cell office:value-type="float" office:value="40.588979381443302" table:formula="of:=AVERAGE([.AC$49:.AC145])" table:style-name="ce1">
            <text:p>40.58897938</text:p>
          </table:table-cell>
          <table:table-cell table:style-name="ce1"/>
          <table:table-cell office:value-type="float" office:value="38.485999999999997" table:style-name="ce1">
            <text:p>38.486</text:p>
          </table:table-cell>
          <table:table-cell office:value-type="string" table:style-name="ce3">
            <text:p>Steven</text:p>
          </table:table-cell>
          <table:table-cell office:value-type="float" office:value="40.280443298969075" table:formula="of:=AVERAGE([.AG$49:.AG145])" table:style-name="ce1">
            <text:p>40.2804433</text:p>
          </table:table-cell>
          <table:table-cell table:style-name="ce1"/>
          <table:table-cell office:value-type="float" office:value="41.517000000000003" table:style-name="ce1">
            <text:p>41.517</text:p>
          </table:table-cell>
          <table:table-cell office:value-type="string" table:style-name="ce3">
            <text:p>Emiliano</text:p>
          </table:table-cell>
          <table:table-cell office:value-type="float" office:value="40.92746391752577" table:formula="of:=AVERAGE([.AK$49:.AK145])" table:style-name="ce1">
            <text:p>40.92746392</text:p>
          </table:table-cell>
          <table:table-cell table:number-columns-repeated="16345"/>
        </table:table-row>
        <table:table-row table:style-name="ro1">
          <table:table-cell office:value-type="float" office:value="37.561" table:style-name="ce1">
            <text:p>37.561</text:p>
          </table:table-cell>
          <table:table-cell office:value-type="string" table:style-name="ce3">
            <text:p>Joost</text:p>
          </table:table-cell>
          <table:table-cell office:value-type="float" office:value="37.847102040816324" table:formula="of:=AVERAGE([.A$49:.A146])" table:style-name="ce1">
            <text:p>37.84710204</text:p>
          </table:table-cell>
          <table:table-cell table:style-name="ce1"/>
          <table:table-cell office:value-type="float" office:value="35.843000000000004" table:style-name="ce1">
            <text:p>35.843</text:p>
          </table:table-cell>
          <table:table-cell office:value-type="string" table:style-name="ce3">
            <text:p>Inigo</text:p>
          </table:table-cell>
          <table:table-cell office:value-type="float" office:value="37.822867346938779" table:formula="of:=AVERAGE([.E$49:.E146])" table:style-name="ce1">
            <text:p>37.82286735</text:p>
          </table:table-cell>
          <table:table-cell table:style-name="ce1"/>
          <table:table-cell office:value-type="float" office:value="37.460999999999999" table:style-name="ce1">
            <text:p>37.461</text:p>
          </table:table-cell>
          <table:table-cell office:value-type="string" table:style-name="ce3">
            <text:p>Tim</text:p>
          </table:table-cell>
          <table:table-cell office:value-type="float" office:value="38.416367346938785" table:formula="of:=AVERAGE([.I$49:.I146])" table:style-name="ce1">
            <text:p>38.41636735</text:p>
          </table:table-cell>
          <table:table-cell table:style-name="ce1"/>
          <table:table-cell office:value-type="float" office:value="37.156999999999996" table:style-name="ce1">
            <text:p>37.157</text:p>
          </table:table-cell>
          <table:table-cell office:value-type="string" table:style-name="ce3">
            <text:p>Ruben</text:p>
          </table:table-cell>
          <table:table-cell office:value-type="float" office:value="40.337959183673462" table:formula="of:=AVERAGE([.M$49:.M146])" table:style-name="ce1">
            <text:p>40.33795918</text:p>
          </table:table-cell>
          <table:table-cell table:style-name="ce1"/>
          <table:table-cell office:value-type="float" office:value="37.308" table:style-name="ce1">
            <text:p>37.308</text:p>
          </table:table-cell>
          <table:table-cell office:value-type="string" table:style-name="ce3">
            <text:p>Maarten</text:p>
          </table:table-cell>
          <table:table-cell office:value-type="float" office:value="40.193418367346929" table:formula="of:=AVERAGE([.Q$49:.Q146])" table:style-name="ce1">
            <text:p>40.19341837</text:p>
          </table:table-cell>
          <table:table-cell table:style-name="ce1"/>
          <table:table-cell office:value-type="float" office:value="37.121000000000002" table:style-name="ce1">
            <text:p>37.121</text:p>
          </table:table-cell>
          <table:table-cell office:value-type="string" table:style-name="ce3">
            <text:p>Pieter</text:p>
          </table:table-cell>
          <table:table-cell office:value-type="float" office:value="39.93639795918368" table:formula="of:=AVERAGE([.U$49:.U146])" table:style-name="ce1">
            <text:p>39.93639796</text:p>
          </table:table-cell>
          <table:table-cell table:style-name="ce1"/>
          <table:table-cell office:value-type="float" office:value="37.725999999999999" table:style-name="ce1">
            <text:p>37.726</text:p>
          </table:table-cell>
          <table:table-cell office:value-type="string" table:style-name="ce3">
            <text:p>Matt</text:p>
          </table:table-cell>
          <table:table-cell office:value-type="float" office:value="40.169918367346945" table:formula="of:=AVERAGE([.Y$49:.Y146])" table:style-name="ce1">
            <text:p>40.16991837</text:p>
          </table:table-cell>
          <table:table-cell table:style-name="ce1"/>
          <table:table-cell office:value-type="float" office:value="38.609000000000002" table:style-name="ce1">
            <text:p>38.609</text:p>
          </table:table-cell>
          <table:table-cell office:value-type="string" table:style-name="ce3">
            <text:p>StefD</text:p>
          </table:table-cell>
          <table:table-cell office:value-type="float" office:value="40.568775510204084" table:formula="of:=AVERAGE([.AC$49:.AC146])" table:style-name="ce1">
            <text:p>40.56877551</text:p>
          </table:table-cell>
          <table:table-cell table:style-name="ce1"/>
          <table:table-cell office:value-type="float" office:value="37.811999999999998" table:style-name="ce1">
            <text:p>37.812</text:p>
          </table:table-cell>
          <table:table-cell office:value-type="string" table:style-name="ce3">
            <text:p>Steven</text:p>
          </table:table-cell>
          <table:table-cell office:value-type="float" office:value="40.25525510204082" table:formula="of:=AVERAGE([.AG$49:.AG146])" table:style-name="ce1">
            <text:p>40.2552551</text:p>
          </table:table-cell>
          <table:table-cell table:style-name="ce1"/>
          <table:table-cell office:value-type="float" office:value="40.856000000000002" table:style-name="ce1">
            <text:p>40.856</text:p>
          </table:table-cell>
          <table:table-cell office:value-type="string" table:style-name="ce3">
            <text:p>Emiliano</text:p>
          </table:table-cell>
          <table:table-cell office:value-type="float" office:value="40.926734693877556" table:formula="of:=AVERAGE([.AK$49:.AK146])" table:style-name="ce1">
            <text:p>40.92673469</text:p>
          </table:table-cell>
          <table:table-cell table:number-columns-repeated="16345"/>
        </table:table-row>
        <table:table-row table:style-name="ro1">
          <table:table-cell office:value-type="float" office:value="37.497999999999998" table:style-name="ce1">
            <text:p>37.498</text:p>
          </table:table-cell>
          <table:table-cell office:value-type="string" table:style-name="ce3">
            <text:p>Joost</text:p>
          </table:table-cell>
          <table:table-cell office:value-type="float" office:value="37.843575757575756" table:formula="of:=AVERAGE([.A$49:.A147])" table:style-name="ce1">
            <text:p>37.84357576</text:p>
          </table:table-cell>
          <table:table-cell table:style-name="ce1"/>
          <table:table-cell office:value-type="float" office:value="49.054000000000002" table:style-name="ce1">
            <text:p>49.054</text:p>
          </table:table-cell>
          <table:table-cell office:value-type="string" table:style-name="ce3">
            <text:p>Pit</text:p>
          </table:table-cell>
          <table:table-cell office:value-type="float" office:value="37.936313131313135" table:formula="of:=AVERAGE([.E$49:.E147])" table:style-name="ce1">
            <text:p>37.93631313</text:p>
          </table:table-cell>
          <table:table-cell table:style-name="ce1"/>
          <table:table-cell office:value-type="float" office:value="39.484000000000002" table:style-name="ce1">
            <text:p>39.484</text:p>
          </table:table-cell>
          <table:table-cell office:value-type="string" table:style-name="ce3">
            <text:p>Tim</text:p>
          </table:table-cell>
          <table:table-cell office:value-type="float" office:value="38.427151515151522" table:formula="of:=AVERAGE([.I$49:.I147])" table:style-name="ce1">
            <text:p>38.42715152</text:p>
          </table:table-cell>
          <table:table-cell table:style-name="ce1"/>
          <table:table-cell office:value-type="float" office:value="37.619" table:style-name="ce1">
            <text:p>37.619</text:p>
          </table:table-cell>
          <table:table-cell office:value-type="string" table:style-name="ce3">
            <text:p>Ruben</text:p>
          </table:table-cell>
          <table:table-cell office:value-type="float" office:value="40.310494949494945" table:formula="of:=AVERAGE([.M$49:.M147])" table:style-name="ce1">
            <text:p>40.31049495</text:p>
          </table:table-cell>
          <table:table-cell table:style-name="ce1"/>
          <table:table-cell office:value-type="float" office:value="37.966000000000001" table:style-name="ce1">
            <text:p>37.966</text:p>
          </table:table-cell>
          <table:table-cell office:value-type="string" table:style-name="ce3">
            <text:p>Maarten</text:p>
          </table:table-cell>
          <table:table-cell office:value-type="float" office:value="40.170919191919182" table:formula="of:=AVERAGE([.Q$49:.Q147])" table:style-name="ce1">
            <text:p>40.17091919</text:p>
          </table:table-cell>
          <table:table-cell table:style-name="ce1"/>
          <table:table-cell office:value-type="float" office:value="37.554000000000002" table:style-name="ce1">
            <text:p>37.554</text:p>
          </table:table-cell>
          <table:table-cell office:value-type="string" table:style-name="ce3">
            <text:p>Pieter</text:p>
          </table:table-cell>
          <table:table-cell office:value-type="float" office:value="39.912333333333343" table:formula="of:=AVERAGE([.U$49:.U147])" table:style-name="ce1">
            <text:p>39.91233333</text:p>
          </table:table-cell>
          <table:table-cell table:style-name="ce1"/>
          <table:table-cell office:value-type="float" office:value="37.725000000000001" table:style-name="ce1">
            <text:p>37.725</text:p>
          </table:table-cell>
          <table:table-cell office:value-type="string" table:style-name="ce3">
            <text:p>Matt</text:p>
          </table:table-cell>
          <table:table-cell office:value-type="float" office:value="40.145222222222223" table:formula="of:=AVERAGE([.Y$49:.Y147])" table:style-name="ce1">
            <text:p>40.14522222</text:p>
          </table:table-cell>
          <table:table-cell table:style-name="ce1"/>
          <table:table-cell office:value-type="float" office:value="38.777999999999999" table:style-name="ce1">
            <text:p>38.778</text:p>
          </table:table-cell>
          <table:table-cell office:value-type="string" table:style-name="ce3">
            <text:p>StefD</text:p>
          </table:table-cell>
          <table:table-cell office:value-type="float" office:value="40.550686868686867" table:formula="of:=AVERAGE([.AC$49:.AC147])" table:style-name="ce1">
            <text:p>40.55068687</text:p>
          </table:table-cell>
          <table:table-cell table:style-name="ce1"/>
          <table:table-cell office:value-type="float" office:value="37.911999999999999" table:style-name="ce1">
            <text:p>37.912</text:p>
          </table:table-cell>
          <table:table-cell office:value-type="string" table:style-name="ce3">
            <text:p>Steven</text:p>
          </table:table-cell>
          <table:table-cell office:value-type="float" office:value="40.231585858585859" table:formula="of:=AVERAGE([.AG$49:.AG147])" table:style-name="ce1">
            <text:p>40.23158586</text:p>
          </table:table-cell>
          <table:table-cell table:style-name="ce1"/>
          <table:table-cell office:value-type="float" office:value="42.231999999999999" table:style-name="ce1">
            <text:p>42.232</text:p>
          </table:table-cell>
          <table:table-cell office:value-type="string" table:style-name="ce3">
            <text:p>Emiliano</text:p>
          </table:table-cell>
          <table:table-cell office:value-type="float" office:value="40.939919191919195" table:formula="of:=AVERAGE([.AK$49:.AK147])" table:style-name="ce1">
            <text:p>40.93991919</text:p>
          </table:table-cell>
          <table:table-cell table:number-columns-repeated="16345"/>
        </table:table-row>
        <table:table-row table:style-name="ro1">
          <table:table-cell office:value-type="float" office:value="37.316000000000003" table:style-name="ce1">
            <text:p>37.316</text:p>
          </table:table-cell>
          <table:table-cell office:value-type="string" table:style-name="ce3">
            <text:p>Joost</text:p>
          </table:table-cell>
          <table:table-cell office:value-type="float" office:value="37.838299999999997" table:formula="of:=AVERAGE([.A$49:.A148])" table:style-name="ce1">
            <text:p>37.8383</text:p>
          </table:table-cell>
          <table:table-cell table:style-name="ce1"/>
          <table:table-cell office:value-type="float" office:value="38.44" table:style-name="ce1">
            <text:p>38.44</text:p>
          </table:table-cell>
          <table:table-cell office:value-type="string" table:style-name="ce3">
            <text:p>Jasper</text:p>
          </table:table-cell>
          <table:table-cell office:value-type="float" office:value="37.941350000000007" table:formula="of:=AVERAGE([.E$49:.E148])" table:style-name="ce1">
            <text:p>37.94135</text:p>
          </table:table-cell>
          <table:table-cell table:style-name="ce1"/>
          <table:table-cell office:value-type="float" office:value="37.332000000000001" table:style-name="ce1">
            <text:p>37.332</text:p>
          </table:table-cell>
          <table:table-cell office:value-type="string" table:style-name="ce3">
            <text:p>Tim</text:p>
          </table:table-cell>
          <table:table-cell office:value-type="float" office:value="38.416200000000011" table:formula="of:=AVERAGE([.I$49:.I148])" table:style-name="ce1">
            <text:p>38.4162</text:p>
          </table:table-cell>
          <table:table-cell table:style-name="ce1"/>
          <table:table-cell office:value-type="float" office:value="37.869999999999997" table:style-name="ce1">
            <text:p>37.87</text:p>
          </table:table-cell>
          <table:table-cell office:value-type="string" table:style-name="ce3">
            <text:p>Ruben</text:p>
          </table:table-cell>
          <table:table-cell office:value-type="float" office:value="40.286089999999994" table:formula="of:=AVERAGE([.M$49:.M148])" table:style-name="ce1">
            <text:p>40.28609</text:p>
          </table:table-cell>
          <table:table-cell table:style-name="ce1"/>
          <table:table-cell office:value-type="float" office:value="40.271000000000001" table:style-name="ce1">
            <text:p>40.271</text:p>
          </table:table-cell>
          <table:table-cell office:value-type="string" table:style-name="ce3">
            <text:p>Maarten</text:p>
          </table:table-cell>
          <table:table-cell office:value-type="float" office:value="40.171919999999993" table:formula="of:=AVERAGE([.Q$49:.Q148])" table:style-name="ce1">
            <text:p>40.17192</text:p>
          </table:table-cell>
          <table:table-cell table:style-name="ce1"/>
          <table:table-cell office:value-type="float" office:value="38.517000000000003" table:style-name="ce1">
            <text:p>38.517</text:p>
          </table:table-cell>
          <table:table-cell office:value-type="string" table:style-name="ce3">
            <text:p>Pieter</text:p>
          </table:table-cell>
          <table:table-cell office:value-type="float" office:value="39.898380000000003" table:formula="of:=AVERAGE([.U$49:.U148])" table:style-name="ce1">
            <text:p>39.89838</text:p>
          </table:table-cell>
          <table:table-cell table:style-name="ce1"/>
          <table:table-cell office:value-type="float" office:value="37.731000000000002" table:style-name="ce1">
            <text:p>37.731</text:p>
          </table:table-cell>
          <table:table-cell office:value-type="string" table:style-name="ce3">
            <text:p>Matt</text:p>
          </table:table-cell>
          <table:table-cell office:value-type="float" office:value="40.121080000000006" table:formula="of:=AVERAGE([.Y$49:.Y148])" table:style-name="ce1">
            <text:p>40.12108</text:p>
          </table:table-cell>
          <table:table-cell table:style-name="ce1"/>
          <table:table-cell office:value-type="float" office:value="39.31" table:style-name="ce1">
            <text:p>39.31</text:p>
          </table:table-cell>
          <table:table-cell office:value-type="string" table:style-name="ce3">
            <text:p>StefD</text:p>
          </table:table-cell>
          <table:table-cell office:value-type="float" office:value="40.53828" table:formula="of:=AVERAGE([.AC$49:.AC148])" table:style-name="ce1">
            <text:p>40.53828</text:p>
          </table:table-cell>
          <table:table-cell table:style-name="ce1"/>
          <table:table-cell office:value-type="float" office:value="37.113999999999997" table:style-name="ce1">
            <text:p>37.114</text:p>
          </table:table-cell>
          <table:table-cell office:value-type="string" table:style-name="ce3">
            <text:p>Steven</text:p>
          </table:table-cell>
          <table:table-cell office:value-type="float" office:value="40.200410000000005" table:formula="of:=AVERAGE([.AG$49:.AG148])" table:style-name="ce1">
            <text:p>40.20041</text:p>
          </table:table-cell>
          <table:table-cell table:style-name="ce1"/>
          <table:table-cell office:value-type="float" office:value="41.796999999999997" table:style-name="ce1">
            <text:p>41.797</text:p>
          </table:table-cell>
          <table:table-cell office:value-type="string" table:style-name="ce3">
            <text:p>Emiliano</text:p>
          </table:table-cell>
          <table:table-cell office:value-type="float" office:value="40.94849" table:formula="of:=AVERAGE([.AK$49:.AK148])" table:style-name="ce1">
            <text:p>40.94849</text:p>
          </table:table-cell>
          <table:table-cell table:number-columns-repeated="16345"/>
        </table:table-row>
        <table:table-row table:style-name="ro1">
          <table:table-cell office:value-type="float" office:value="37.113999999999997" table:style-name="ce1">
            <text:p>37.114</text:p>
          </table:table-cell>
          <table:table-cell office:value-type="string" table:style-name="ce3">
            <text:p>Joost</text:p>
          </table:table-cell>
          <table:table-cell office:value-type="float" office:value="37.831128712871283" table:formula="of:=AVERAGE([.A$49:.A149])" table:style-name="ce1">
            <text:p>37.83112871</text:p>
          </table:table-cell>
          <table:table-cell table:style-name="ce1"/>
          <table:table-cell office:value-type="float" office:value="37.487000000000002" table:style-name="ce1">
            <text:p>37.487</text:p>
          </table:table-cell>
          <table:table-cell office:value-type="string" table:style-name="ce3">
            <text:p>Jasper</text:p>
          </table:table-cell>
          <table:table-cell office:value-type="float" office:value="37.936851485148523" table:formula="of:=AVERAGE([.E$49:.E149])" table:style-name="ce1">
            <text:p>37.93685149</text:p>
          </table:table-cell>
          <table:table-cell table:style-name="ce1"/>
          <table:table-cell office:value-type="float" office:value="37.774999999999999" table:style-name="ce1">
            <text:p>37.775</text:p>
          </table:table-cell>
          <table:table-cell office:value-type="string" table:style-name="ce3">
            <text:p>Tim</text:p>
          </table:table-cell>
          <table:table-cell office:value-type="float" office:value="38.409851485148522" table:formula="of:=AVERAGE([.I$49:.I149])" table:style-name="ce1">
            <text:p>38.40985149</text:p>
          </table:table-cell>
          <table:table-cell table:style-name="ce1"/>
          <table:table-cell office:value-type="float" office:value="37.503" table:style-name="ce1">
            <text:p>37.503</text:p>
          </table:table-cell>
          <table:table-cell office:value-type="string" table:style-name="ce3">
            <text:p>Ruben</text:p>
          </table:table-cell>
          <table:table-cell office:value-type="float" office:value="40.25853465346534" table:formula="of:=AVERAGE([.M$49:.M149])" table:style-name="ce1">
            <text:p>40.25853465</text:p>
          </table:table-cell>
          <table:table-cell table:style-name="ce1"/>
          <table:table-cell office:value-type="float" office:value="52.017000000000003" table:style-name="ce1">
            <text:p>52.017</text:p>
          </table:table-cell>
          <table:table-cell office:value-type="string" table:style-name="ce3">
            <text:p>Pit</text:p>
          </table:table-cell>
          <table:table-cell office:value-type="float" office:value="40.289198019801972" table:formula="of:=AVERAGE([.Q$49:.Q149])" table:style-name="ce1">
            <text:p>40.28919802</text:p>
          </table:table-cell>
          <table:table-cell table:style-name="ce1"/>
          <table:table-cell office:value-type="float" office:value="37.656999999999996" table:style-name="ce1">
            <text:p>37.657</text:p>
          </table:table-cell>
          <table:table-cell office:value-type="string" table:style-name="ce3">
            <text:p>Pieter</text:p>
          </table:table-cell>
          <table:table-cell office:value-type="float" office:value="39.876188118811889" table:formula="of:=AVERAGE([.U$49:.U149])" table:style-name="ce1">
            <text:p>39.87618812</text:p>
          </table:table-cell>
          <table:table-cell table:style-name="ce1"/>
          <table:table-cell office:value-type="float" office:value="38.106000000000002" table:style-name="ce1">
            <text:p>38.106</text:p>
          </table:table-cell>
          <table:table-cell office:value-type="string" table:style-name="ce3">
            <text:p>Matt</text:p>
          </table:table-cell>
          <table:table-cell office:value-type="float" office:value="40.101128712871294" table:formula="of:=AVERAGE([.Y$49:.Y149])" table:style-name="ce1">
            <text:p>40.10112871</text:p>
          </table:table-cell>
          <table:table-cell table:style-name="ce1"/>
          <table:table-cell office:value-type="float" office:value="37.753" table:style-name="ce1">
            <text:p>37.753</text:p>
          </table:table-cell>
          <table:table-cell office:value-type="string" table:style-name="ce3">
            <text:p>StefD</text:p>
          </table:table-cell>
          <table:table-cell office:value-type="float" office:value="40.510702970297032" table:formula="of:=AVERAGE([.AC$49:.AC149])" table:style-name="ce1">
            <text:p>40.51070297</text:p>
          </table:table-cell>
          <table:table-cell table:style-name="ce1"/>
          <table:table-cell office:value-type="float" office:value="38.192999999999998" table:style-name="ce1">
            <text:p>38.193</text:p>
          </table:table-cell>
          <table:table-cell office:value-type="string" table:style-name="ce3">
            <text:p>Steven</text:p>
          </table:table-cell>
          <table:table-cell office:value-type="float" office:value="40.180534653465351" table:formula="of:=AVERAGE([.AG$49:.AG149])" table:style-name="ce1">
            <text:p>40.18053465</text:p>
          </table:table-cell>
          <table:table-cell table:style-name="ce1"/>
          <table:table-cell office:value-type="float" office:value="41.857999999999997" table:style-name="ce1">
            <text:p>41.858</text:p>
          </table:table-cell>
          <table:table-cell office:value-type="string" table:style-name="ce3">
            <text:p>Emiliano</text:p>
          </table:table-cell>
          <table:table-cell office:value-type="float" office:value="40.957495049504956" table:formula="of:=AVERAGE([.AK$49:.AK149])" table:style-name="ce1">
            <text:p>40.95749505</text:p>
          </table:table-cell>
          <table:table-cell table:number-columns-repeated="16345"/>
        </table:table-row>
        <table:table-row table:style-name="ro1">
          <table:table-cell office:value-type="float" office:value="37.378999999999998" table:style-name="ce1">
            <text:p>37.379</text:p>
          </table:table-cell>
          <table:table-cell office:value-type="string" table:style-name="ce3">
            <text:p>Joost</text:p>
          </table:table-cell>
          <table:table-cell office:value-type="float" office:value="37.826696078431368" table:formula="of:=AVERAGE([.A$49:.A150])" table:style-name="ce1">
            <text:p>37.82669608</text:p>
          </table:table-cell>
          <table:table-cell table:style-name="ce1"/>
          <table:table-cell office:value-type="float" office:value="37.256999999999998" table:style-name="ce1">
            <text:p>37.257</text:p>
          </table:table-cell>
          <table:table-cell office:value-type="string" table:style-name="ce3">
            <text:p>Jasper</text:p>
          </table:table-cell>
          <table:table-cell office:value-type="float" office:value="37.930186274509815" table:formula="of:=AVERAGE([.E$49:.E150])" table:style-name="ce1">
            <text:p>37.93018627</text:p>
          </table:table-cell>
          <table:table-cell table:style-name="ce1"/>
          <table:table-cell office:value-type="float" office:value="37.49" table:style-name="ce1">
            <text:p>37.49</text:p>
          </table:table-cell>
          <table:table-cell office:value-type="string" table:style-name="ce3">
            <text:p>Tim</text:p>
          </table:table-cell>
          <table:table-cell office:value-type="float" office:value="38.400833333333338" table:formula="of:=AVERAGE([.I$49:.I150])" table:style-name="ce1">
            <text:p>38.40083333</text:p>
          </table:table-cell>
          <table:table-cell table:style-name="ce1"/>
          <table:table-cell office:value-type="float" office:value="39.195999999999998" table:style-name="ce1">
            <text:p>39.196</text:p>
          </table:table-cell>
          <table:table-cell office:value-type="string" table:style-name="ce3">
            <text:p>Ruben</text:p>
          </table:table-cell>
          <table:table-cell office:value-type="float" office:value="40.248117647058827" table:formula="of:=AVERAGE([.M$49:.M150])" table:style-name="ce1">
            <text:p>40.24811765</text:p>
          </table:table-cell>
          <table:table-cell table:style-name="ce1"/>
          <table:table-cell office:value-type="float" office:value="38.576999999999998" table:style-name="ce1">
            <text:p>38.577</text:p>
          </table:table-cell>
          <table:table-cell office:value-type="string" table:style-name="ce3">
            <text:p>Matteo</text:p>
          </table:table-cell>
          <table:table-cell office:value-type="float" office:value="40.272411764705872" table:formula="of:=AVERAGE([.Q$49:.Q150])" table:style-name="ce1">
            <text:p>40.27241176</text:p>
          </table:table-cell>
          <table:table-cell table:style-name="ce1"/>
          <table:table-cell office:value-type="float" office:value="37.404000000000003" table:style-name="ce1">
            <text:p>37.404</text:p>
          </table:table-cell>
          <table:table-cell office:value-type="string" table:style-name="ce3">
            <text:p>Pieter</text:p>
          </table:table-cell>
          <table:table-cell office:value-type="float" office:value="39.851950980392168" table:formula="of:=AVERAGE([.U$49:.U150])" table:style-name="ce1">
            <text:p>39.85195098</text:p>
          </table:table-cell>
          <table:table-cell table:style-name="ce1"/>
          <table:table-cell office:value-type="float" office:value="37.53" table:style-name="ce1">
            <text:p>37.53</text:p>
          </table:table-cell>
          <table:table-cell office:value-type="string" table:style-name="ce3">
            <text:p>Matt</text:p>
          </table:table-cell>
          <table:table-cell office:value-type="float" office:value="40.075921568627464" table:formula="of:=AVERAGE([.Y$49:.Y150])" table:style-name="ce1">
            <text:p>40.07592157</text:p>
          </table:table-cell>
          <table:table-cell table:style-name="ce1"/>
          <table:table-cell office:value-type="float" office:value="37.716999999999999" table:style-name="ce1">
            <text:p>37.717</text:p>
          </table:table-cell>
          <table:table-cell office:value-type="string" table:style-name="ce3">
            <text:p>StefD</text:p>
          </table:table-cell>
          <table:table-cell office:value-type="float" office:value="40.483313725490191" table:formula="of:=AVERAGE([.AC$49:.AC150])" table:style-name="ce1">
            <text:p>40.48331373</text:p>
          </table:table-cell>
          <table:table-cell table:style-name="ce1"/>
          <table:table-cell office:value-type="float" office:value="37.564" table:style-name="ce1">
            <text:p>37.564</text:p>
          </table:table-cell>
          <table:table-cell office:value-type="string" table:style-name="ce3">
            <text:p>Steven</text:p>
          </table:table-cell>
          <table:table-cell office:value-type="float" office:value="40.154882352941179" table:formula="of:=AVERAGE([.AG$49:.AG150])" table:style-name="ce1">
            <text:p>40.15488235</text:p>
          </table:table-cell>
          <table:table-cell table:style-name="ce1"/>
          <table:table-cell office:value-type="float" office:value="41.356999999999999" table:style-name="ce1">
            <text:p>41.357</text:p>
          </table:table-cell>
          <table:table-cell office:value-type="string" table:style-name="ce3">
            <text:p>Emiliano</text:p>
          </table:table-cell>
          <table:table-cell office:value-type="float" office:value="40.961411764705886" table:formula="of:=AVERAGE([.AK$49:.AK150])" table:style-name="ce1">
            <text:p>40.96141176</text:p>
          </table:table-cell>
          <table:table-cell table:number-columns-repeated="16345"/>
        </table:table-row>
        <table:table-row table:style-name="ro1">
          <table:table-cell office:value-type="float" office:value="37.244" table:style-name="ce1">
            <text:p>37.244</text:p>
          </table:table-cell>
          <table:table-cell office:value-type="string" table:style-name="ce3">
            <text:p>Joost</text:p>
          </table:table-cell>
          <table:table-cell office:value-type="float" office:value="37.821038834951452" table:formula="of:=AVERAGE([.A$49:.A151])" table:style-name="ce1">
            <text:p>37.82103883</text:p>
          </table:table-cell>
          <table:table-cell table:style-name="ce1"/>
          <table:table-cell office:value-type="float" office:value="37.587000000000003" table:style-name="ce1">
            <text:p>37.587</text:p>
          </table:table-cell>
          <table:table-cell office:value-type="string" table:style-name="ce3">
            <text:p>Jasper</text:p>
          </table:table-cell>
          <table:table-cell office:value-type="float" office:value="37.926854368932048" table:formula="of:=AVERAGE([.E$49:.E151])" table:style-name="ce1">
            <text:p>37.92685437</text:p>
          </table:table-cell>
          <table:table-cell table:style-name="ce1"/>
          <table:table-cell office:value-type="float" office:value="37.616" table:style-name="ce1">
            <text:p>37.616</text:p>
          </table:table-cell>
          <table:table-cell office:value-type="string" table:style-name="ce3">
            <text:p>Tim</text:p>
          </table:table-cell>
          <table:table-cell office:value-type="float" office:value="38.393213592233018" table:formula="of:=AVERAGE([.I$49:.I151])" table:style-name="ce1">
            <text:p>38.39321359</text:p>
          </table:table-cell>
          <table:table-cell table:style-name="ce1"/>
          <table:table-cell office:value-type="float" office:value="37.441000000000003" table:style-name="ce1">
            <text:p>37.441</text:p>
          </table:table-cell>
          <table:table-cell office:value-type="string" table:style-name="ce3">
            <text:p>Ruben</text:p>
          </table:table-cell>
          <table:table-cell office:value-type="float" office:value="40.220864077669901" table:formula="of:=AVERAGE([.M$49:.M151])" table:style-name="ce1">
            <text:p>40.22086408</text:p>
          </table:table-cell>
          <table:table-cell table:style-name="ce1"/>
          <table:table-cell office:value-type="float" office:value="37.786000000000001" table:style-name="ce1">
            <text:p>37.786</text:p>
          </table:table-cell>
          <table:table-cell office:value-type="string" table:style-name="ce3">
            <text:p>Matteo</text:p>
          </table:table-cell>
          <table:table-cell office:value-type="float" office:value="40.248271844660188" table:formula="of:=AVERAGE([.Q$49:.Q151])" table:style-name="ce1">
            <text:p>40.24827184</text:p>
          </table:table-cell>
          <table:table-cell table:style-name="ce1"/>
          <table:table-cell office:value-type="float" office:value="38.453000000000003" table:style-name="ce1">
            <text:p>38.453</text:p>
          </table:table-cell>
          <table:table-cell office:value-type="string" table:style-name="ce3">
            <text:p>Pieter</text:p>
          </table:table-cell>
          <table:table-cell office:value-type="float" office:value="39.83836893203884" table:formula="of:=AVERAGE([.U$49:.U151])" table:style-name="ce1">
            <text:p>39.83836893</text:p>
          </table:table-cell>
          <table:table-cell table:style-name="ce1"/>
          <table:table-cell office:value-type="float" office:value="37.451000000000001" table:style-name="ce1">
            <text:p>37.451</text:p>
          </table:table-cell>
          <table:table-cell office:value-type="string" table:style-name="ce3">
            <text:p>Matt</text:p>
          </table:table-cell>
          <table:table-cell office:value-type="float" office:value="40.050436893203887" table:formula="of:=AVERAGE([.Y$49:.Y151])" table:style-name="ce1">
            <text:p>40.05043689</text:p>
          </table:table-cell>
          <table:table-cell table:style-name="ce1"/>
          <table:table-cell office:value-type="float" office:value="37.18" table:style-name="ce1">
            <text:p>37.18</text:p>
          </table:table-cell>
          <table:table-cell office:value-type="string" table:style-name="ce3">
            <text:p>StefD</text:p>
          </table:table-cell>
          <table:table-cell office:value-type="float" office:value="40.451242718446601" table:formula="of:=AVERAGE([.AC$49:.AC151])" table:style-name="ce1">
            <text:p>40.45124272</text:p>
          </table:table-cell>
          <table:table-cell table:style-name="ce1"/>
          <table:table-cell office:value-type="float" office:value="36.828000000000003" table:style-name="ce1">
            <text:p>36.828</text:p>
          </table:table-cell>
          <table:table-cell office:value-type="string" table:style-name="ce3">
            <text:p>Steven</text:p>
          </table:table-cell>
          <table:table-cell office:value-type="float" office:value="40.122582524271849" table:formula="of:=AVERAGE([.AG$49:.AG151])" table:style-name="ce1">
            <text:p>40.12258252</text:p>
          </table:table-cell>
          <table:table-cell table:style-name="ce1"/>
          <table:table-cell office:value-type="float" office:value="44.543999999999997" table:style-name="ce1">
            <text:p>44.544</text:p>
          </table:table-cell>
          <table:table-cell office:value-type="string" table:style-name="ce3">
            <text:p>Emiliano</text:p>
          </table:table-cell>
          <table:table-cell office:value-type="float" office:value="40.996194174757285" table:formula="of:=AVERAGE([.AK$49:.AK151])" table:style-name="ce1">
            <text:p>40.99619417</text:p>
          </table:table-cell>
          <table:table-cell table:number-columns-repeated="16345"/>
        </table:table-row>
        <table:table-row table:style-name="ro1">
          <table:table-cell office:value-type="float" office:value="37.478999999999999" table:style-name="ce1">
            <text:p>37.479</text:p>
          </table:table-cell>
          <table:table-cell office:value-type="string" table:style-name="ce3">
            <text:p>Joost</text:p>
          </table:table-cell>
          <table:table-cell office:value-type="float" office:value="37.817749999999997" table:formula="of:=AVERAGE([.A$49:.A152])" table:style-name="ce1">
            <text:p>37.81775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Jasper</text:p>
          </table:table-cell>
          <table:table-cell office:value-type="float" office:value="37.919413461538468" table:formula="of:=AVERAGE([.E$49:.E152])" table:style-name="ce1">
            <text:p>37.91941346</text:p>
          </table:table-cell>
          <table:table-cell table:style-name="ce1"/>
          <table:table-cell office:value-type="float" office:value="38.545999999999999" table:style-name="ce1">
            <text:p>38.546</text:p>
          </table:table-cell>
          <table:table-cell office:value-type="string" table:style-name="ce3">
            <text:p>Tim</text:p>
          </table:table-cell>
          <table:table-cell office:value-type="float" office:value="38.394682692307697" table:formula="of:=AVERAGE([.I$49:.I152])" table:style-name="ce1">
            <text:p>38.39468269</text:p>
          </table:table-cell>
          <table:table-cell table:style-name="ce1"/>
          <table:table-cell office:value-type="float" office:value="37.962000000000003" table:style-name="ce1">
            <text:p>37.962</text:p>
          </table:table-cell>
          <table:table-cell office:value-type="string" table:style-name="ce3">
            <text:p>Ruben</text:p>
          </table:table-cell>
          <table:table-cell office:value-type="float" office:value="40.199144230769235" table:formula="of:=AVERAGE([.M$49:.M152])" table:style-name="ce1">
            <text:p>40.19914423</text:p>
          </table:table-cell>
          <table:table-cell table:style-name="ce1"/>
          <table:table-cell office:value-type="float" office:value="37.579000000000001" table:style-name="ce1">
            <text:p>37.579</text:p>
          </table:table-cell>
          <table:table-cell office:value-type="string" table:style-name="ce3">
            <text:p>Matteo</text:p>
          </table:table-cell>
          <table:table-cell office:value-type="float" office:value="40.222605769230761" table:formula="of:=AVERAGE([.Q$49:.Q152])" table:style-name="ce1">
            <text:p>40.22260577</text:p>
          </table:table-cell>
          <table:table-cell table:style-name="ce1"/>
          <table:table-cell office:value-type="float" office:value="37.966000000000001" table:style-name="ce1">
            <text:p>37.966</text:p>
          </table:table-cell>
          <table:table-cell office:value-type="string" table:style-name="ce3">
            <text:p>Pieter</text:p>
          </table:table-cell>
          <table:table-cell office:value-type="float" office:value="39.820365384615393" table:formula="of:=AVERAGE([.U$49:.U152])" table:style-name="ce1">
            <text:p>39.82036538</text:p>
          </table:table-cell>
          <table:table-cell table:style-name="ce1"/>
          <table:table-cell office:value-type="float" office:value="37.664000000000001" table:style-name="ce1">
            <text:p>37.664</text:p>
          </table:table-cell>
          <table:table-cell office:value-type="string" table:style-name="ce3">
            <text:p>Matt</text:p>
          </table:table-cell>
          <table:table-cell office:value-type="float" office:value="40.02749038461539" table:formula="of:=AVERAGE([.Y$49:.Y152])" table:style-name="ce1">
            <text:p>40.02749038</text:p>
          </table:table-cell>
          <table:table-cell table:style-name="ce1"/>
          <table:table-cell office:value-type="float" office:value="37.39" table:style-name="ce1">
            <text:p>37.39</text:p>
          </table:table-cell>
          <table:table-cell office:value-type="string" table:style-name="ce3">
            <text:p>StefD</text:p>
          </table:table-cell>
          <table:table-cell office:value-type="float" office:value="40.421807692307695" table:formula="of:=AVERAGE([.AC$49:.AC152])" table:style-name="ce1">
            <text:p>40.42180769</text:p>
          </table:table-cell>
          <table:table-cell table:style-name="ce1"/>
          <table:table-cell office:value-type="float" office:value="37.350999999999999" table:style-name="ce1">
            <text:p>37.351</text:p>
          </table:table-cell>
          <table:table-cell office:value-type="string" table:style-name="ce3">
            <text:p>Steven</text:p>
          </table:table-cell>
          <table:table-cell office:value-type="float" office:value="40.095932692307692" table:formula="of:=AVERAGE([.AG$49:.AG152])" table:style-name="ce1">
            <text:p>40.09593269</text:p>
          </table:table-cell>
          <table:table-cell table:style-name="ce1"/>
          <table:table-cell office:value-type="float" office:value="78.046999999999997" table:style-name="ce1">
            <text:p>78.047</text:p>
          </table:table-cell>
          <table:table-cell office:value-type="string" table:style-name="ce3">
            <text:p>Pit</text:p>
          </table:table-cell>
          <table:table-cell office:value-type="float" office:value="41.35245192307692" table:formula="of:=AVERAGE([.AK$49:.AK152])" table:style-name="ce1">
            <text:p>41.35245192</text:p>
          </table:table-cell>
          <table:table-cell table:number-columns-repeated="16345"/>
        </table:table-row>
        <table:table-row table:style-name="ro1">
          <table:table-cell office:value-type="float" office:value="37.343000000000004" table:style-name="ce1">
            <text:p>37.343</text:p>
          </table:table-cell>
          <table:table-cell office:value-type="string" table:style-name="ce3">
            <text:p>Joost</text:p>
          </table:table-cell>
          <table:table-cell office:value-type="float" office:value="37.813228571428567" table:formula="of:=AVERAGE([.A$49:.A153])" table:style-name="ce1">
            <text:p>37.81322857</text:p>
          </table:table-cell>
          <table:table-cell table:style-name="ce1"/>
          <table:table-cell office:value-type="float" office:value="37.393000000000001" table:style-name="ce1">
            <text:p>37.393</text:p>
          </table:table-cell>
          <table:table-cell office:value-type="string" table:style-name="ce3">
            <text:p>Jasper</text:p>
          </table:table-cell>
          <table:table-cell office:value-type="float" office:value="37.914400000000008" table:formula="of:=AVERAGE([.E$49:.E153])" table:style-name="ce1">
            <text:p>37.9144</text:p>
          </table:table-cell>
          <table:table-cell table:style-name="ce1"/>
          <table:table-cell office:value-type="float" office:value="37.286000000000001" table:style-name="ce1">
            <text:p>37.286</text:p>
          </table:table-cell>
          <table:table-cell office:value-type="string" table:style-name="ce3">
            <text:p>Tim</text:p>
          </table:table-cell>
          <table:table-cell office:value-type="float" office:value="38.384123809523814" table:formula="of:=AVERAGE([.I$49:.I153])" table:style-name="ce1">
            <text:p>38.38412381</text:p>
          </table:table-cell>
          <table:table-cell table:style-name="ce1"/>
          <table:table-cell office:value-type="float" office:value="37.534999999999997" table:style-name="ce1">
            <text:p>37.535</text:p>
          </table:table-cell>
          <table:table-cell office:value-type="string" table:style-name="ce3">
            <text:p>Ruben</text:p>
          </table:table-cell>
          <table:table-cell office:value-type="float" office:value="40.173771428571428" table:formula="of:=AVERAGE([.M$49:.M153])" table:style-name="ce1">
            <text:p>40.17377143</text:p>
          </table:table-cell>
          <table:table-cell table:style-name="ce1"/>
          <table:table-cell office:value-type="float" office:value="37.613999999999997" table:style-name="ce1">
            <text:p>37.614</text:p>
          </table:table-cell>
          <table:table-cell office:value-type="string" table:style-name="ce3">
            <text:p>Matteo</text:p>
          </table:table-cell>
          <table:table-cell office:value-type="float" office:value="40.19776190476189" table:formula="of:=AVERAGE([.Q$49:.Q153])" table:style-name="ce1">
            <text:p>40.1977619</text:p>
          </table:table-cell>
          <table:table-cell table:style-name="ce1"/>
          <table:table-cell office:value-type="float" office:value="37.44" table:style-name="ce1">
            <text:p>37.44</text:p>
          </table:table-cell>
          <table:table-cell office:value-type="string" table:style-name="ce3">
            <text:p>Pieter</text:p>
          </table:table-cell>
          <table:table-cell office:value-type="float" office:value="39.797695238095244" table:formula="of:=AVERAGE([.U$49:.U153])" table:style-name="ce1">
            <text:p>39.79769524</text:p>
          </table:table-cell>
          <table:table-cell table:style-name="ce1"/>
          <table:table-cell office:value-type="float" office:value="38.929000000000002" table:style-name="ce1">
            <text:p>38.929</text:p>
          </table:table-cell>
          <table:table-cell office:value-type="string" table:style-name="ce3">
            <text:p>Matt</text:p>
          </table:table-cell>
          <table:table-cell office:value-type="float" office:value="40.017028571428575" table:formula="of:=AVERAGE([.Y$49:.Y153])" table:style-name="ce1">
            <text:p>40.01702857</text:p>
          </table:table-cell>
          <table:table-cell table:style-name="ce1"/>
          <table:table-cell office:value-type="float" office:value="37.670999999999999" table:style-name="ce1">
            <text:p>37.671</text:p>
          </table:table-cell>
          <table:table-cell office:value-type="string" table:style-name="ce3">
            <text:p>StefD</text:p>
          </table:table-cell>
          <table:table-cell office:value-type="float" office:value="40.395609523809533" table:formula="of:=AVERAGE([.AC$49:.AC153])" table:style-name="ce1">
            <text:p>40.39560952</text:p>
          </table:table-cell>
          <table:table-cell table:style-name="ce1"/>
          <table:table-cell office:value-type="float" office:value="38.265999999999998" table:style-name="ce1">
            <text:p>38.266</text:p>
          </table:table-cell>
          <table:table-cell office:value-type="string" table:style-name="ce3">
            <text:p>Steven</text:p>
          </table:table-cell>
          <table:table-cell office:value-type="float" office:value="40.07850476190476" table:formula="of:=AVERAGE([.AG$49:.AG153])" table:style-name="ce1">
            <text:p>40.07850476</text:p>
          </table:table-cell>
          <table:table-cell table:style-name="ce1"/>
          <table:table-cell office:value-type="float" office:value="39.527999999999999" table:style-name="ce1">
            <text:p>39.528</text:p>
          </table:table-cell>
          <table:table-cell office:value-type="string" table:style-name="ce3">
            <text:p>Finley</text:p>
          </table:table-cell>
          <table:table-cell office:value-type="float" office:value="41.335076190476194" table:formula="of:=AVERAGE([.AK$49:.AK153])" table:style-name="ce1">
            <text:p>41.33507619</text:p>
          </table:table-cell>
          <table:table-cell table:number-columns-repeated="16345"/>
        </table:table-row>
        <table:table-row table:style-name="ro1">
          <table:table-cell office:value-type="float" office:value="37.478000000000002" table:style-name="ce1">
            <text:p>37.478</text:p>
          </table:table-cell>
          <table:table-cell office:value-type="string" table:style-name="ce3">
            <text:p>Joost</text:p>
          </table:table-cell>
          <table:table-cell office:value-type="float" office:value="37.810066037735844" table:formula="of:=AVERAGE([.A$49:.A154])" table:style-name="ce1">
            <text:p>37.81006604</text:p>
          </table:table-cell>
          <table:table-cell table:style-name="ce1"/>
          <table:table-cell office:value-type="float" office:value="37.743000000000002" table:style-name="ce1">
            <text:p>37.743</text:p>
          </table:table-cell>
          <table:table-cell office:value-type="string" table:style-name="ce3">
            <text:p>Jasper</text:p>
          </table:table-cell>
          <table:table-cell office:value-type="float" office:value="37.912783018867927" table:formula="of:=AVERAGE([.E$49:.E154])" table:style-name="ce1">
            <text:p>37.91278302</text:p>
          </table:table-cell>
          <table:table-cell table:style-name="ce1"/>
          <table:table-cell office:value-type="float" office:value="37.933999999999997" table:style-name="ce1">
            <text:p>37.934</text:p>
          </table:table-cell>
          <table:table-cell office:value-type="string" table:style-name="ce3">
            <text:p>Tim</text:p>
          </table:table-cell>
          <table:table-cell office:value-type="float" office:value="38.379877358490575" table:formula="of:=AVERAGE([.I$49:.I154])" table:style-name="ce1">
            <text:p>38.37987736</text:p>
          </table:table-cell>
          <table:table-cell table:style-name="ce1"/>
          <table:table-cell office:value-type="float" office:value="37.659999999999997" table:style-name="ce1">
            <text:p>37.66</text:p>
          </table:table-cell>
          <table:table-cell office:value-type="string" table:style-name="ce3">
            <text:p>Ruben</text:p>
          </table:table-cell>
          <table:table-cell office:value-type="float" office:value="40.150056603773585" table:formula="of:=AVERAGE([.M$49:.M154])" table:style-name="ce1">
            <text:p>40.1500566</text:p>
          </table:table-cell>
          <table:table-cell table:style-name="ce1"/>
          <table:table-cell office:value-type="float" office:value="39.130000000000003" table:style-name="ce1">
            <text:p>39.13</text:p>
          </table:table-cell>
          <table:table-cell office:value-type="string" table:style-name="ce3">
            <text:p>Matteo</text:p>
          </table:table-cell>
          <table:table-cell office:value-type="float" office:value="40.187688679245269" table:formula="of:=AVERAGE([.Q$49:.Q154])" table:style-name="ce1">
            <text:p>40.18768868</text:p>
          </table:table-cell>
          <table:table-cell table:style-name="ce1"/>
          <table:table-cell office:value-type="float" office:value="37.618000000000002" table:style-name="ce1">
            <text:p>37.618</text:p>
          </table:table-cell>
          <table:table-cell office:value-type="string" table:style-name="ce3">
            <text:p>Pieter</text:p>
          </table:table-cell>
          <table:table-cell office:value-type="float" office:value="39.777132075471705" table:formula="of:=AVERAGE([.U$49:.U154])" table:style-name="ce1">
            <text:p>39.77713208</text:p>
          </table:table-cell>
          <table:table-cell table:style-name="ce1"/>
          <table:table-cell office:value-type="float" office:value="37.298000000000002" table:style-name="ce1">
            <text:p>37.298</text:p>
          </table:table-cell>
          <table:table-cell office:value-type="string" table:style-name="ce3">
            <text:p>Matt</text:p>
          </table:table-cell>
          <table:table-cell office:value-type="float" office:value="39.991377358490567" table:formula="of:=AVERAGE([.Y$49:.Y154])" table:style-name="ce1">
            <text:p>39.99137736</text:p>
          </table:table-cell>
          <table:table-cell table:style-name="ce1"/>
          <table:table-cell office:value-type="float" office:value="37.841999999999999" table:style-name="ce1">
            <text:p>37.842</text:p>
          </table:table-cell>
          <table:table-cell office:value-type="string" table:style-name="ce3">
            <text:p>StefD</text:p>
          </table:table-cell>
          <table:table-cell office:value-type="float" office:value="40.371518867924529" table:formula="of:=AVERAGE([.AC$49:.AC154])" table:style-name="ce1">
            <text:p>40.37151887</text:p>
          </table:table-cell>
          <table:table-cell table:style-name="ce1"/>
          <table:table-cell office:value-type="float" office:value="36.97" table:style-name="ce1">
            <text:p>36.97</text:p>
          </table:table-cell>
          <table:table-cell office:value-type="string" table:style-name="ce3">
            <text:p>Steven</text:p>
          </table:table-cell>
          <table:table-cell office:value-type="float" office:value="40.049179245283014" table:formula="of:=AVERAGE([.AG$49:.AG154])" table:style-name="ce1">
            <text:p>40.04917925</text:p>
          </table:table-cell>
          <table:table-cell table:style-name="ce1"/>
          <table:table-cell office:value-type="float" office:value="39.972000000000001" table:style-name="ce1">
            <text:p>39.972</text:p>
          </table:table-cell>
          <table:table-cell office:value-type="string" table:style-name="ce3">
            <text:p>Finley</text:p>
          </table:table-cell>
          <table:table-cell office:value-type="float" office:value="41.322216981132073" table:formula="of:=AVERAGE([.AK$49:.AK154])" table:style-name="ce1">
            <text:p>41.32221698</text:p>
          </table:table-cell>
          <table:table-cell table:number-columns-repeated="16345"/>
        </table:table-row>
        <table:table-row table:style-name="ro1">
          <table:table-cell office:value-type="float" office:value="37.396000000000001" table:style-name="ce1">
            <text:p>37.396</text:p>
          </table:table-cell>
          <table:table-cell office:value-type="string" table:style-name="ce3">
            <text:p>Joost</text:p>
          </table:table-cell>
          <table:table-cell office:value-type="float" office:value="37.806196261682238" table:formula="of:=AVERAGE([.A$49:.A155])" table:style-name="ce1">
            <text:p>37.80619626</text:p>
          </table:table-cell>
          <table:table-cell table:style-name="ce1"/>
          <table:table-cell office:value-type="float" office:value="38.027000000000001" table:style-name="ce1">
            <text:p>38.027</text:p>
          </table:table-cell>
          <table:table-cell office:value-type="string" table:style-name="ce3">
            <text:p>Jasper</text:p>
          </table:table-cell>
          <table:table-cell office:value-type="float" office:value="37.913850467289727" table:formula="of:=AVERAGE([.E$49:.E155])" table:style-name="ce1">
            <text:p>37.91385047</text:p>
          </table:table-cell>
          <table:table-cell table:style-name="ce1"/>
          <table:table-cell office:value-type="float" office:value="39.271000000000001" table:style-name="ce1">
            <text:p>39.271</text:p>
          </table:table-cell>
          <table:table-cell office:value-type="string" table:style-name="ce3">
            <text:p>Tim</text:p>
          </table:table-cell>
          <table:table-cell office:value-type="float" office:value="38.388205607476642" table:formula="of:=AVERAGE([.I$49:.I155])" table:style-name="ce1">
            <text:p>38.38820561</text:p>
          </table:table-cell>
          <table:table-cell table:style-name="ce1"/>
          <table:table-cell office:value-type="float" office:value="38.148000000000003" table:style-name="ce1">
            <text:p>38.148</text:p>
          </table:table-cell>
          <table:table-cell office:value-type="string" table:style-name="ce3">
            <text:p>Ruben</text:p>
          </table:table-cell>
          <table:table-cell office:value-type="float" office:value="40.131345794392523" table:formula="of:=AVERAGE([.M$49:.M155])" table:style-name="ce1">
            <text:p>40.13134579</text:p>
          </table:table-cell>
          <table:table-cell table:style-name="ce1"/>
          <table:table-cell office:value-type="float" office:value="37.426000000000002" table:style-name="ce1">
            <text:p>37.426</text:p>
          </table:table-cell>
          <table:table-cell office:value-type="string" table:style-name="ce3">
            <text:p>Matteo</text:p>
          </table:table-cell>
          <table:table-cell office:value-type="float" office:value="40.161878504672885" table:formula="of:=AVERAGE([.Q$49:.Q155])" table:style-name="ce1">
            <text:p>40.1618785</text:p>
          </table:table-cell>
          <table:table-cell table:style-name="ce1"/>
          <table:table-cell office:value-type="float" office:value="37.404000000000003" table:style-name="ce1">
            <text:p>37.404</text:p>
          </table:table-cell>
          <table:table-cell office:value-type="string" table:style-name="ce3">
            <text:p>Pieter</text:p>
          </table:table-cell>
          <table:table-cell office:value-type="float" office:value="39.75495327102805" table:formula="of:=AVERAGE([.U$49:.U155])" table:style-name="ce1">
            <text:p>39.75495327</text:p>
          </table:table-cell>
          <table:table-cell table:style-name="ce1"/>
          <table:table-cell office:value-type="float" office:value="37.548999999999999" table:style-name="ce1">
            <text:p>37.549</text:p>
          </table:table-cell>
          <table:table-cell office:value-type="string" table:style-name="ce3">
            <text:p>Matt</text:p>
          </table:table-cell>
          <table:table-cell office:value-type="float" office:value="39.968551401869163" table:formula="of:=AVERAGE([.Y$49:.Y155])" table:style-name="ce1">
            <text:p>39.9685514</text:p>
          </table:table-cell>
          <table:table-cell table:style-name="ce1"/>
          <table:table-cell office:value-type="float" office:value="37.283000000000001" table:style-name="ce1">
            <text:p>37.283</text:p>
          </table:table-cell>
          <table:table-cell office:value-type="string" table:style-name="ce3">
            <text:p>StefD</text:p>
          </table:table-cell>
          <table:table-cell office:value-type="float" office:value="40.342654205607481" table:formula="of:=AVERAGE([.AC$49:.AC155])" table:style-name="ce1">
            <text:p>40.34265421</text:p>
          </table:table-cell>
          <table:table-cell table:style-name="ce1"/>
          <table:table-cell office:value-type="float" office:value="36.728999999999999" table:style-name="ce1">
            <text:p>36.729</text:p>
          </table:table-cell>
          <table:table-cell office:value-type="string" table:style-name="ce3">
            <text:p>Steven</text:p>
          </table:table-cell>
          <table:table-cell office:value-type="float" office:value="40.018149532710282" table:formula="of:=AVERAGE([.AG$49:.AG155])" table:style-name="ce1">
            <text:p>40.01814953</text:p>
          </table:table-cell>
          <table:table-cell table:style-name="ce1"/>
          <table:table-cell office:value-type="float" office:value="51.411999999999999" table:style-name="ce1">
            <text:p>51.412</text:p>
          </table:table-cell>
          <table:table-cell office:value-type="string" table:style-name="ce3">
            <text:p>Finley</text:p>
          </table:table-cell>
          <table:table-cell office:value-type="float" office:value="41.416514018691586" table:formula="of:=AVERAGE([.AK$49:.AK155])" table:style-name="ce1">
            <text:p>41.41651402</text:p>
          </table:table-cell>
          <table:table-cell table:number-columns-repeated="16345"/>
        </table:table-row>
        <table:table-row table:style-name="ro1">
          <table:table-cell office:value-type="float" office:value="37.158999999999999" table:style-name="ce1">
            <text:p>37.159</text:p>
          </table:table-cell>
          <table:table-cell office:value-type="string" table:style-name="ce3">
            <text:p>Joost</text:p>
          </table:table-cell>
          <table:table-cell office:value-type="float" office:value="37.800203703703701" table:formula="of:=AVERAGE([.A$49:.A156])" table:style-name="ce1">
            <text:p>37.8002037</text:p>
          </table:table-cell>
          <table:table-cell table:style-name="ce1"/>
          <table:table-cell office:value-type="float" office:value="37.564999999999998" table:style-name="ce1">
            <text:p>37.565</text:p>
          </table:table-cell>
          <table:table-cell office:value-type="string" table:style-name="ce3">
            <text:p>Jasper</text:p>
          </table:table-cell>
          <table:table-cell office:value-type="float" office:value="37.910620370370374" table:formula="of:=AVERAGE([.E$49:.E156])" table:style-name="ce1">
            <text:p>37.91062037</text:p>
          </table:table-cell>
          <table:table-cell table:style-name="ce1"/>
          <table:table-cell office:value-type="float" office:value="37.878999999999998" table:style-name="ce1">
            <text:p>37.879</text:p>
          </table:table-cell>
          <table:table-cell office:value-type="string" table:style-name="ce3">
            <text:p>Tim</text:p>
          </table:table-cell>
          <table:table-cell office:value-type="float" office:value="38.383490740740747" table:formula="of:=AVERAGE([.I$49:.I156])" table:style-name="ce1">
            <text:p>38.38349074</text:p>
          </table:table-cell>
          <table:table-cell table:style-name="ce1"/>
          <table:table-cell office:value-type="float" office:value="37.646999999999998" table:style-name="ce1">
            <text:p>37.647</text:p>
          </table:table-cell>
          <table:table-cell office:value-type="string" table:style-name="ce3">
            <text:p>Ruben</text:p>
          </table:table-cell>
          <table:table-cell office:value-type="float" office:value="40.108342592592592" table:formula="of:=AVERAGE([.M$49:.M156])" table:style-name="ce1">
            <text:p>40.10834259</text:p>
          </table:table-cell>
          <table:table-cell table:style-name="ce1"/>
          <table:table-cell office:value-type="float" office:value="37.348999999999997" table:style-name="ce1">
            <text:p>37.349</text:p>
          </table:table-cell>
          <table:table-cell office:value-type="string" table:style-name="ce3">
            <text:p>Matteo</text:p>
          </table:table-cell>
          <table:table-cell office:value-type="float" office:value="40.135833333333323" table:formula="of:=AVERAGE([.Q$49:.Q156])" table:style-name="ce1">
            <text:p>40.13583333</text:p>
          </table:table-cell>
          <table:table-cell table:style-name="ce1"/>
          <table:table-cell office:value-type="float" office:value="37.174999999999997" table:style-name="ce1">
            <text:p>37.175</text:p>
          </table:table-cell>
          <table:table-cell office:value-type="string" table:style-name="ce3">
            <text:p>Pieter</text:p>
          </table:table-cell>
          <table:table-cell office:value-type="float" office:value="39.731064814814829" table:formula="of:=AVERAGE([.U$49:.U156])" table:style-name="ce1">
            <text:p>39.73106481</text:p>
          </table:table-cell>
          <table:table-cell table:style-name="ce1"/>
          <table:table-cell office:value-type="float" office:value="37.408999999999999" table:style-name="ce1">
            <text:p>37.409</text:p>
          </table:table-cell>
          <table:table-cell office:value-type="string" table:style-name="ce3">
            <text:p>Matt</text:p>
          </table:table-cell>
          <table:table-cell office:value-type="float" office:value="39.944851851851851" table:formula="of:=AVERAGE([.Y$49:.Y156])" table:style-name="ce1">
            <text:p>39.94485185</text:p>
          </table:table-cell>
          <table:table-cell table:style-name="ce1"/>
          <table:table-cell office:value-type="float" office:value="38.472000000000001" table:style-name="ce1">
            <text:p>38.472</text:p>
          </table:table-cell>
          <table:table-cell office:value-type="string" table:style-name="ce3">
            <text:p>StefD</text:p>
          </table:table-cell>
          <table:table-cell office:value-type="float" office:value="40.32533333333334" table:formula="of:=AVERAGE([.AC$49:.AC156])" table:style-name="ce1">
            <text:p>40.32533333</text:p>
          </table:table-cell>
          <table:table-cell table:style-name="ce1"/>
          <table:table-cell office:value-type="float" office:value="37.26" table:style-name="ce1">
            <text:p>37.26</text:p>
          </table:table-cell>
          <table:table-cell office:value-type="string" table:style-name="ce3">
            <text:p>Steven</text:p>
          </table:table-cell>
          <table:table-cell office:value-type="float" office:value="39.99261111111111" table:formula="of:=AVERAGE([.AG$49:.AG156])" table:style-name="ce1">
            <text:p>39.99261111</text:p>
          </table:table-cell>
          <table:table-cell table:style-name="ce1"/>
          <table:table-cell office:value-type="float" office:value="40.082999999999998" table:style-name="ce1">
            <text:p>40.083</text:p>
          </table:table-cell>
          <table:table-cell office:value-type="string" table:style-name="ce3">
            <text:p>Finley</text:p>
          </table:table-cell>
          <table:table-cell office:value-type="float" office:value="41.404166666666661" table:formula="of:=AVERAGE([.AK$49:.AK156])" table:style-name="ce1">
            <text:p>41.40416667</text:p>
          </table:table-cell>
          <table:table-cell table:number-columns-repeated="16345"/>
        </table:table-row>
        <table:table-row table:style-name="ro1">
          <table:table-cell office:value-type="float" office:value="37.69" table:style-name="ce1">
            <text:p>37.69</text:p>
          </table:table-cell>
          <table:table-cell office:value-type="string" table:style-name="ce3">
            <text:p>Joost</text:p>
          </table:table-cell>
          <table:table-cell office:value-type="float" office:value="37.799192660550453" table:formula="of:=AVERAGE([.A$49:.A157])" table:style-name="ce1">
            <text:p>37.79919266</text:p>
          </table:table-cell>
          <table:table-cell table:style-name="ce1"/>
          <table:table-cell office:value-type="float" office:value="37.603000000000002" table:style-name="ce1">
            <text:p>37.603</text:p>
          </table:table-cell>
          <table:table-cell office:value-type="string" table:style-name="ce3">
            <text:p>Jasper</text:p>
          </table:table-cell>
          <table:table-cell office:value-type="float" office:value="37.907798165137621" table:formula="of:=AVERAGE([.E$49:.E157])" table:style-name="ce1">
            <text:p>37.90779817</text:p>
          </table:table-cell>
          <table:table-cell table:style-name="ce1"/>
          <table:table-cell office:value-type="float" office:value="38.07" table:style-name="ce1">
            <text:p>38.07</text:p>
          </table:table-cell>
          <table:table-cell office:value-type="string" table:style-name="ce3">
            <text:p>Tim</text:p>
          </table:table-cell>
          <table:table-cell office:value-type="float" office:value="38.380614678899086" table:formula="of:=AVERAGE([.I$49:.I157])" table:style-name="ce1">
            <text:p>38.38061468</text:p>
          </table:table-cell>
          <table:table-cell table:style-name="ce1"/>
          <table:table-cell office:value-type="float" office:value="38.094000000000001" table:style-name="ce1">
            <text:p>38.094</text:p>
          </table:table-cell>
          <table:table-cell office:value-type="string" table:style-name="ce3">
            <text:p>Ruben</text:p>
          </table:table-cell>
          <table:table-cell office:value-type="float" office:value="40.089862385321105" table:formula="of:=AVERAGE([.M$49:.M157])" table:style-name="ce1">
            <text:p>40.08986239</text:p>
          </table:table-cell>
          <table:table-cell table:style-name="ce1"/>
          <table:table-cell office:value-type="float" office:value="37.603000000000002" table:style-name="ce1">
            <text:p>37.603</text:p>
          </table:table-cell>
          <table:table-cell office:value-type="string" table:style-name="ce3">
            <text:p>Matteo</text:p>
          </table:table-cell>
          <table:table-cell office:value-type="float" office:value="40.112596330275224" table:formula="of:=AVERAGE([.Q$49:.Q157])" table:style-name="ce1">
            <text:p>40.11259633</text:p>
          </table:table-cell>
          <table:table-cell table:style-name="ce1"/>
          <table:table-cell office:value-type="float" office:value="37.433999999999997" table:style-name="ce1">
            <text:p>37.434</text:p>
          </table:table-cell>
          <table:table-cell office:value-type="string" table:style-name="ce3">
            <text:p>Pieter</text:p>
          </table:table-cell>
          <table:table-cell office:value-type="float" office:value="39.709990825688088" table:formula="of:=AVERAGE([.U$49:.U157])" table:style-name="ce1">
            <text:p>39.70999083</text:p>
          </table:table-cell>
          <table:table-cell table:style-name="ce1"/>
          <table:table-cell office:value-type="float" office:value="37.582999999999998" table:style-name="ce1">
            <text:p>37.583</text:p>
          </table:table-cell>
          <table:table-cell office:value-type="string" table:style-name="ce3">
            <text:p>Matt</text:p>
          </table:table-cell>
          <table:table-cell office:value-type="float" office:value="39.923183486238528" table:formula="of:=AVERAGE([.Y$49:.Y157])" table:style-name="ce1">
            <text:p>39.92318349</text:p>
          </table:table-cell>
          <table:table-cell table:style-name="ce1"/>
          <table:table-cell office:value-type="float" office:value="37.212000000000003" table:style-name="ce1">
            <text:p>37.212</text:p>
          </table:table-cell>
          <table:table-cell office:value-type="string" table:style-name="ce3">
            <text:p>StefD</text:p>
          </table:table-cell>
          <table:table-cell office:value-type="float" office:value="40.296770642201842" table:formula="of:=AVERAGE([.AC$49:.AC157])" table:style-name="ce1">
            <text:p>40.29677064</text:p>
          </table:table-cell>
          <table:table-cell table:style-name="ce1"/>
          <table:table-cell office:value-type="float" office:value="36.981000000000002" table:style-name="ce1">
            <text:p>36.981</text:p>
          </table:table-cell>
          <table:table-cell office:value-type="string" table:style-name="ce3">
            <text:p>Steven</text:p>
          </table:table-cell>
          <table:table-cell office:value-type="float" office:value="39.964981651376149" table:formula="of:=AVERAGE([.AG$49:.AG157])" table:style-name="ce1">
            <text:p>39.96498165</text:p>
          </table:table-cell>
          <table:table-cell table:style-name="ce1"/>
          <table:table-cell office:value-type="float" office:value="39.262999999999998" table:style-name="ce1">
            <text:p>39.263</text:p>
          </table:table-cell>
          <table:table-cell office:value-type="string" table:style-name="ce3">
            <text:p>Finley</text:p>
          </table:table-cell>
          <table:table-cell office:value-type="float" office:value="41.384522935779813" table:formula="of:=AVERAGE([.AK$49:.AK157])" table:style-name="ce1">
            <text:p>41.38452294</text:p>
          </table:table-cell>
          <table:table-cell table:number-columns-repeated="16345"/>
        </table:table-row>
        <table:table-row table:style-name="ro1">
          <table:table-cell office:value-type="float" office:value="37.399000000000001" table:style-name="ce1">
            <text:p>37.399</text:p>
          </table:table-cell>
          <table:table-cell office:value-type="string" table:style-name="ce3">
            <text:p>Joost</text:p>
          </table:table-cell>
          <table:table-cell office:value-type="float" office:value="37.795554545454543" table:formula="of:=AVERAGE([.A$49:.A158])" table:style-name="ce1">
            <text:p>37.79555455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Jasper</text:p>
          </table:table-cell>
          <table:table-cell office:value-type="float" office:value="37.90499090909092" table:formula="of:=AVERAGE([.E$49:.E158])" table:style-name="ce1">
            <text:p>37.90499091</text:p>
          </table:table-cell>
          <table:table-cell table:style-name="ce1"/>
          <table:table-cell office:value-type="float" office:value="37.578000000000003" table:style-name="ce1">
            <text:p>37.578</text:p>
          </table:table-cell>
          <table:table-cell office:value-type="string" table:style-name="ce3">
            <text:p>Tim</text:p>
          </table:table-cell>
          <table:table-cell office:value-type="float" office:value="38.373318181818185" table:formula="of:=AVERAGE([.I$49:.I158])" table:style-name="ce1">
            <text:p>38.37331818</text:p>
          </table:table-cell>
          <table:table-cell table:style-name="ce1"/>
          <table:table-cell office:value-type="float" office:value="36.664999999999999" table:style-name="ce1">
            <text:p>36.665</text:p>
          </table:table-cell>
          <table:table-cell office:value-type="string" table:style-name="ce3">
            <text:p>Ruben</text:p>
          </table:table-cell>
          <table:table-cell office:value-type="float" office:value="40.058727272727275" table:formula="of:=AVERAGE([.M$49:.M158])" table:style-name="ce1">
            <text:p>40.05872727</text:p>
          </table:table-cell>
          <table:table-cell table:style-name="ce1"/>
          <table:table-cell office:value-type="float" office:value="37.165999999999997" table:style-name="ce1">
            <text:p>37.166</text:p>
          </table:table-cell>
          <table:table-cell office:value-type="string" table:style-name="ce3">
            <text:p>Matteo</text:p>
          </table:table-cell>
          <table:table-cell office:value-type="float" office:value="40.085809090909088" table:formula="of:=AVERAGE([.Q$49:.Q158])" table:style-name="ce1">
            <text:p>40.08580909</text:p>
          </table:table-cell>
          <table:table-cell table:style-name="ce1"/>
          <table:table-cell office:value-type="float" office:value="37.735999999999997" table:style-name="ce1">
            <text:p>37.736</text:p>
          </table:table-cell>
          <table:table-cell office:value-type="string" table:style-name="ce3">
            <text:p>Pieter</text:p>
          </table:table-cell>
          <table:table-cell office:value-type="float" office:value="39.692045454545472" table:formula="of:=AVERAGE([.U$49:.U158])" table:style-name="ce1">
            <text:p>39.69204545</text:p>
          </table:table-cell>
          <table:table-cell table:style-name="ce1"/>
          <table:table-cell office:value-type="float" office:value="37.582000000000001" table:style-name="ce1">
            <text:p>37.582</text:p>
          </table:table-cell>
          <table:table-cell office:value-type="string" table:style-name="ce3">
            <text:p>Matt</text:p>
          </table:table-cell>
          <table:table-cell office:value-type="float" office:value="39.901899999999998" table:formula="of:=AVERAGE([.Y$49:.Y158])" table:style-name="ce1">
            <text:p>39.9019</text:p>
          </table:table-cell>
          <table:table-cell table:style-name="ce1"/>
          <table:table-cell office:value-type="float" office:value="38.091999999999999" table:style-name="ce1">
            <text:p>38.092</text:p>
          </table:table-cell>
          <table:table-cell office:value-type="string" table:style-name="ce3">
            <text:p>StefD</text:p>
          </table:table-cell>
          <table:table-cell office:value-type="float" office:value="40.276727272727278" table:formula="of:=AVERAGE([.AC$49:.AC158])" table:style-name="ce1">
            <text:p>40.27672727</text:p>
          </table:table-cell>
          <table:table-cell table:style-name="ce1"/>
          <table:table-cell office:value-type="float" office:value="37.363" table:style-name="ce1">
            <text:p>37.363</text:p>
          </table:table-cell>
          <table:table-cell office:value-type="string" table:style-name="ce3">
            <text:p>Steven</text:p>
          </table:table-cell>
          <table:table-cell office:value-type="float" office:value="39.941327272727278" table:formula="of:=AVERAGE([.AG$49:.AG158])" table:style-name="ce1">
            <text:p>39.94132727</text:p>
          </table:table-cell>
          <table:table-cell table:style-name="ce1"/>
          <table:table-cell office:value-type="float" office:value="38.072000000000003" table:style-name="ce1">
            <text:p>38.072</text:p>
          </table:table-cell>
          <table:table-cell office:value-type="string" table:style-name="ce3">
            <text:p>Finley</text:p>
          </table:table-cell>
          <table:table-cell office:value-type="float" office:value="41.354409090909087" table:formula="of:=AVERAGE([.AK$49:.AK158])" table:style-name="ce1">
            <text:p>41.35440909</text:p>
          </table:table-cell>
          <table:table-cell table:number-columns-repeated="16345"/>
        </table:table-row>
        <table:table-row table:style-name="ro1">
          <table:table-cell office:value-type="float" office:value="37.543999999999997" table:style-name="ce1">
            <text:p>37.544</text:p>
          </table:table-cell>
          <table:table-cell office:value-type="string" table:style-name="ce3">
            <text:p>Joost</text:p>
          </table:table-cell>
          <table:table-cell office:value-type="float" office:value="37.793288288288281" table:formula="of:=AVERAGE([.A$49:.A159])" table:style-name="ce1">
            <text:p>37.79328829</text:p>
          </table:table-cell>
          <table:table-cell table:style-name="ce1"/>
          <table:table-cell office:value-type="float" office:value="37.466000000000001" table:style-name="ce1">
            <text:p>37.466</text:p>
          </table:table-cell>
          <table:table-cell office:value-type="string" table:style-name="ce3">
            <text:p>Jasper</text:p>
          </table:table-cell>
          <table:table-cell office:value-type="float" office:value="37.901036036036047" table:formula="of:=AVERAGE([.E$49:.E159])" table:style-name="ce1">
            <text:p>37.90103604</text:p>
          </table:table-cell>
          <table:table-cell table:style-name="ce1"/>
          <table:table-cell office:value-type="float" office:value="37.39" table:style-name="ce1">
            <text:p>37.39</text:p>
          </table:table-cell>
          <table:table-cell office:value-type="string" table:style-name="ce3">
            <text:p>Tim</text:p>
          </table:table-cell>
          <table:table-cell office:value-type="float" office:value="38.364459459459468" table:formula="of:=AVERAGE([.I$49:.I159])" table:style-name="ce1">
            <text:p>38.36445946</text:p>
          </table:table-cell>
          <table:table-cell table:style-name="ce1"/>
          <table:table-cell office:value-type="float" office:value="37.237000000000002" table:style-name="ce1">
            <text:p>37.237</text:p>
          </table:table-cell>
          <table:table-cell office:value-type="string" table:style-name="ce3">
            <text:p>Ruben</text:p>
          </table:table-cell>
          <table:table-cell office:value-type="float" office:value="40.033306306306308" table:formula="of:=AVERAGE([.M$49:.M159])" table:style-name="ce1">
            <text:p>40.03330631</text:p>
          </table:table-cell>
          <table:table-cell table:style-name="ce1"/>
          <table:table-cell office:value-type="float" office:value="37.542000000000002" table:style-name="ce1">
            <text:p>37.542</text:p>
          </table:table-cell>
          <table:table-cell office:value-type="string" table:style-name="ce3">
            <text:p>Matteo</text:p>
          </table:table-cell>
          <table:table-cell office:value-type="float" office:value="40.062891891891887" table:formula="of:=AVERAGE([.Q$49:.Q159])" table:style-name="ce1">
            <text:p>40.06289189</text:p>
          </table:table-cell>
          <table:table-cell table:style-name="ce1"/>
          <table:table-cell office:value-type="float" office:value="37.101999999999997" table:style-name="ce1">
            <text:p>37.102</text:p>
          </table:table-cell>
          <table:table-cell office:value-type="string" table:style-name="ce3">
            <text:p>Pieter</text:p>
          </table:table-cell>
          <table:table-cell office:value-type="float" office:value="39.66871171171173" table:formula="of:=AVERAGE([.U$49:.U159])" table:style-name="ce1">
            <text:p>39.66871171</text:p>
          </table:table-cell>
          <table:table-cell table:style-name="ce1"/>
          <table:table-cell office:value-type="float" office:value="38.792000000000002" table:style-name="ce1">
            <text:p>38.792</text:p>
          </table:table-cell>
          <table:table-cell office:value-type="string" table:style-name="ce3">
            <text:p>Matt</text:p>
          </table:table-cell>
          <table:table-cell office:value-type="float" office:value="39.8919009009009" table:formula="of:=AVERAGE([.Y$49:.Y159])" table:style-name="ce1">
            <text:p>39.8919009</text:p>
          </table:table-cell>
          <table:table-cell table:style-name="ce1"/>
          <table:table-cell office:value-type="float" office:value="38.139000000000003" table:style-name="ce1">
            <text:p>38.139</text:p>
          </table:table-cell>
          <table:table-cell office:value-type="string" table:style-name="ce3">
            <text:p>StefD</text:p>
          </table:table-cell>
          <table:table-cell office:value-type="float" office:value="40.257468468468474" table:formula="of:=AVERAGE([.AC$49:.AC159])" table:style-name="ce1">
            <text:p>40.25746847</text:p>
          </table:table-cell>
          <table:table-cell table:style-name="ce1"/>
          <table:table-cell office:value-type="float" office:value="37.401000000000003" table:style-name="ce1">
            <text:p>37.401</text:p>
          </table:table-cell>
          <table:table-cell office:value-type="string" table:style-name="ce3">
            <text:p>Steven</text:p>
          </table:table-cell>
          <table:table-cell office:value-type="float" office:value="39.918441441441445" table:formula="of:=AVERAGE([.AG$49:.AG159])" table:style-name="ce1">
            <text:p>39.91844144</text:p>
          </table:table-cell>
          <table:table-cell table:style-name="ce1"/>
          <table:table-cell office:value-type="float" office:value="38.216000000000001" table:style-name="ce1">
            <text:p>38.216</text:p>
          </table:table-cell>
          <table:table-cell office:value-type="string" table:style-name="ce3">
            <text:p>Finley</text:p>
          </table:table-cell>
          <table:table-cell office:value-type="float" office:value="41.326135135135132" table:formula="of:=AVERAGE([.AK$49:.AK159])" table:style-name="ce1">
            <text:p>41.32613514</text:p>
          </table:table-cell>
          <table:table-cell table:number-columns-repeated="16345"/>
        </table:table-row>
        <table:table-row table:style-name="ro1">
          <table:table-cell office:value-type="float" office:value="37.433999999999997" table:style-name="ce1">
            <text:p>37.434</text:p>
          </table:table-cell>
          <table:table-cell office:value-type="string" table:style-name="ce3">
            <text:p>Joost</text:p>
          </table:table-cell>
          <table:table-cell office:value-type="float" office:value="37.790080357142855" table:formula="of:=AVERAGE([.A$49:.A160])" table:style-name="ce1">
            <text:p>37.79008036</text:p>
          </table:table-cell>
          <table:table-cell table:style-name="ce1"/>
          <table:table-cell office:value-type="float" office:value="37.459000000000003" table:style-name="ce1">
            <text:p>37.459</text:p>
          </table:table-cell>
          <table:table-cell office:value-type="string" table:style-name="ce3">
            <text:p>Jasper</text:p>
          </table:table-cell>
          <table:table-cell office:value-type="float" office:value="37.897089285714294" table:formula="of:=AVERAGE([.E$49:.E160])" table:style-name="ce1">
            <text:p>37.89708929</text:p>
          </table:table-cell>
          <table:table-cell table:style-name="ce1"/>
          <table:table-cell office:value-type="float" office:value="38.496000000000002" table:style-name="ce1">
            <text:p>38.496</text:p>
          </table:table-cell>
          <table:table-cell office:value-type="string" table:style-name="ce3">
            <text:p>Tim</text:p>
          </table:table-cell>
          <table:table-cell office:value-type="float" office:value="38.365633928571434" table:formula="of:=AVERAGE([.I$49:.I160])" table:style-name="ce1">
            <text:p>38.36563393</text:p>
          </table:table-cell>
          <table:table-cell table:style-name="ce1"/>
          <table:table-cell office:value-type="float" office:value="37.637999999999998" table:style-name="ce1">
            <text:p>37.638</text:p>
          </table:table-cell>
          <table:table-cell office:value-type="string" table:style-name="ce3">
            <text:p>Ruben</text:p>
          </table:table-cell>
          <table:table-cell office:value-type="float" office:value="40.011919642857144" table:formula="of:=AVERAGE([.M$49:.M160])" table:style-name="ce1">
            <text:p>40.01191964</text:p>
          </table:table-cell>
          <table:table-cell table:style-name="ce1"/>
          <table:table-cell office:value-type="float" office:value="37.633000000000003" table:style-name="ce1">
            <text:p>37.633</text:p>
          </table:table-cell>
          <table:table-cell office:value-type="string" table:style-name="ce3">
            <text:p>Matteo</text:p>
          </table:table-cell>
          <table:table-cell office:value-type="float" office:value="40.041196428571425" table:formula="of:=AVERAGE([.Q$49:.Q160])" table:style-name="ce1">
            <text:p>40.04119643</text:p>
          </table:table-cell>
          <table:table-cell table:style-name="ce1"/>
          <table:table-cell office:value-type="float" office:value="37.533999999999999" table:style-name="ce1">
            <text:p>37.534</text:p>
          </table:table-cell>
          <table:table-cell office:value-type="string" table:style-name="ce3">
            <text:p>Pieter</text:p>
          </table:table-cell>
          <table:table-cell office:value-type="float" office:value="39.649651785714298" table:formula="of:=AVERAGE([.U$49:.U160])" table:style-name="ce1">
            <text:p>39.64965179</text:p>
          </table:table-cell>
          <table:table-cell table:style-name="ce1"/>
          <table:table-cell office:value-type="float" office:value="37.319000000000003" table:style-name="ce1">
            <text:p>37.319</text:p>
          </table:table-cell>
          <table:table-cell office:value-type="string" table:style-name="ce3">
            <text:p>Matt</text:p>
          </table:table-cell>
          <table:table-cell office:value-type="float" office:value="39.868928571428576" table:formula="of:=AVERAGE([.Y$49:.Y160])" table:style-name="ce1">
            <text:p>39.86892857</text:p>
          </table:table-cell>
          <table:table-cell table:style-name="ce1"/>
          <table:table-cell office:value-type="float" office:value="37.109000000000002" table:style-name="ce1">
            <text:p>37.109</text:p>
          </table:table-cell>
          <table:table-cell office:value-type="string" table:style-name="ce3">
            <text:p>StefD</text:p>
          </table:table-cell>
          <table:table-cell office:value-type="float" office:value="40.229357142857154" table:formula="of:=AVERAGE([.AC$49:.AC160])" table:style-name="ce1">
            <text:p>40.22935714</text:p>
          </table:table-cell>
          <table:table-cell table:style-name="ce1"/>
          <table:table-cell office:value-type="float" office:value="36.853000000000002" table:style-name="ce1">
            <text:p>36.853</text:p>
          </table:table-cell>
          <table:table-cell office:value-type="string" table:style-name="ce3">
            <text:p>Steven</text:p>
          </table:table-cell>
          <table:table-cell office:value-type="float" office:value="39.891071428571429" table:formula="of:=AVERAGE([.AG$49:.AG160])" table:style-name="ce1">
            <text:p>39.89107143</text:p>
          </table:table-cell>
          <table:table-cell table:style-name="ce1"/>
          <table:table-cell office:value-type="float" office:value="37.94" table:style-name="ce1">
            <text:p>37.94</text:p>
          </table:table-cell>
          <table:table-cell office:value-type="string" table:style-name="ce3">
            <text:p>Finley</text:p>
          </table:table-cell>
          <table:table-cell office:value-type="float" office:value="41.295901785714285" table:formula="of:=AVERAGE([.AK$49:.AK160])" table:style-name="ce1">
            <text:p>41.29590179</text:p>
          </table:table-cell>
          <table:table-cell table:number-columns-repeated="16345"/>
        </table:table-row>
        <table:table-row table:style-name="ro1">
          <table:table-cell office:value-type="float" office:value="37.652999999999999" table:style-name="ce1">
            <text:p>37.653</text:p>
          </table:table-cell>
          <table:table-cell office:value-type="string" table:style-name="ce3">
            <text:p>Joost</text:p>
          </table:table-cell>
          <table:table-cell office:value-type="float" office:value="37.788867256637168" table:formula="of:=AVERAGE([.A$49:.A161])" table:style-name="ce1">
            <text:p>37.78886726</text:p>
          </table:table-cell>
          <table:table-cell table:style-name="ce1"/>
          <table:table-cell office:value-type="float" office:value="37.609000000000002" table:style-name="ce1">
            <text:p>37.609</text:p>
          </table:table-cell>
          <table:table-cell office:value-type="string" table:style-name="ce3">
            <text:p>Jasper</text:p>
          </table:table-cell>
          <table:table-cell office:value-type="float" office:value="37.894539823008863" table:formula="of:=AVERAGE([.E$49:.E161])" table:style-name="ce1">
            <text:p>37.89453982</text:p>
          </table:table-cell>
          <table:table-cell table:style-name="ce1"/>
          <table:table-cell office:value-type="float" office:value="37.503999999999998" table:style-name="ce1">
            <text:p>37.504</text:p>
          </table:table-cell>
          <table:table-cell office:value-type="string" table:style-name="ce3">
            <text:p>Tim</text:p>
          </table:table-cell>
          <table:table-cell office:value-type="float" office:value="38.358008849557528" table:formula="of:=AVERAGE([.I$49:.I161])" table:style-name="ce1">
            <text:p>38.35800885</text:p>
          </table:table-cell>
          <table:table-cell table:style-name="ce1"/>
          <table:table-cell office:value-type="float" office:value="37.973999999999997" table:style-name="ce1">
            <text:p>37.974</text:p>
          </table:table-cell>
          <table:table-cell office:value-type="string" table:style-name="ce3">
            <text:p>Ruben</text:p>
          </table:table-cell>
          <table:table-cell office:value-type="float" office:value="39.993884955752215" table:formula="of:=AVERAGE([.M$49:.M161])" table:style-name="ce1">
            <text:p>39.99388496</text:p>
          </table:table-cell>
          <table:table-cell table:style-name="ce1"/>
          <table:table-cell office:value-type="float" office:value="37.692" table:style-name="ce1">
            <text:p>37.692</text:p>
          </table:table-cell>
          <table:table-cell office:value-type="string" table:style-name="ce3">
            <text:p>Matteo</text:p>
          </table:table-cell>
          <table:table-cell office:value-type="float" office:value="40.020407079646013" table:formula="of:=AVERAGE([.Q$49:.Q161])" table:style-name="ce1">
            <text:p>40.02040708</text:p>
          </table:table-cell>
          <table:table-cell table:style-name="ce1"/>
          <table:table-cell office:value-type="float" office:value="37.42" table:style-name="ce1">
            <text:p>37.42</text:p>
          </table:table-cell>
          <table:table-cell office:value-type="string" table:style-name="ce3">
            <text:p>Pieter</text:p>
          </table:table-cell>
          <table:table-cell office:value-type="float" office:value="39.629920353982314" table:formula="of:=AVERAGE([.U$49:.U161])" table:style-name="ce1">
            <text:p>39.62992035</text:p>
          </table:table-cell>
          <table:table-cell table:style-name="ce1"/>
          <table:table-cell office:value-type="float" office:value="37.738" table:style-name="ce1">
            <text:p>37.738</text:p>
          </table:table-cell>
          <table:table-cell office:value-type="string" table:style-name="ce3">
            <text:p>Matt</text:p>
          </table:table-cell>
          <table:table-cell office:value-type="float" office:value="39.850070796460187" table:formula="of:=AVERAGE([.Y$49:.Y161])" table:style-name="ce1">
            <text:p>39.8500708</text:p>
          </table:table-cell>
          <table:table-cell table:style-name="ce1"/>
          <table:table-cell office:value-type="float" office:value="37.735999999999997" table:style-name="ce1">
            <text:p>37.736</text:p>
          </table:table-cell>
          <table:table-cell office:value-type="string" table:style-name="ce3">
            <text:p>StefD</text:p>
          </table:table-cell>
          <table:table-cell office:value-type="float" office:value="40.20729203539824" table:formula="of:=AVERAGE([.AC$49:.AC161])" table:style-name="ce1">
            <text:p>40.20729204</text:p>
          </table:table-cell>
          <table:table-cell table:style-name="ce1"/>
          <table:table-cell office:value-type="float" office:value="36.838000000000001" table:style-name="ce1">
            <text:p>36.838</text:p>
          </table:table-cell>
          <table:table-cell office:value-type="string" table:style-name="ce3">
            <text:p>Steven</text:p>
          </table:table-cell>
          <table:table-cell office:value-type="float" office:value="39.864053097345135" table:formula="of:=AVERAGE([.AG$49:.AG161])" table:style-name="ce1">
            <text:p>39.8640531</text:p>
          </table:table-cell>
          <table:table-cell table:style-name="ce1"/>
          <table:table-cell office:value-type="float" office:value="38.101999999999997" table:style-name="ce1">
            <text:p>38.102</text:p>
          </table:table-cell>
          <table:table-cell office:value-type="string" table:style-name="ce3">
            <text:p>Finley</text:p>
          </table:table-cell>
          <table:table-cell office:value-type="float" office:value="41.26763716814159" table:formula="of:=AVERAGE([.AK$49:.AK161])" table:style-name="ce1">
            <text:p>41.26763717</text:p>
          </table:table-cell>
          <table:table-cell table:number-columns-repeated="16345"/>
        </table:table-row>
        <table:table-row table:style-name="ro1">
          <table:table-cell office:value-type="float" office:value="37.270000000000003" table:style-name="ce1">
            <text:p>37.27</text:p>
          </table:table-cell>
          <table:table-cell office:value-type="string" table:style-name="ce3">
            <text:p>Joost</text:p>
          </table:table-cell>
          <table:table-cell office:value-type="float" office:value="37.784315789473688" table:formula="of:=AVERAGE([.A$49:.A162])" table:style-name="ce1">
            <text:p>37.78431579</text:p>
          </table:table-cell>
          <table:table-cell table:style-name="ce1"/>
          <table:table-cell office:value-type="float" office:value="37.573" table:style-name="ce1">
            <text:p>37.573</text:p>
          </table:table-cell>
          <table:table-cell office:value-type="string" table:style-name="ce3">
            <text:p>Jasper</text:p>
          </table:table-cell>
          <table:table-cell office:value-type="float" office:value="37.891719298245633" table:formula="of:=AVERAGE([.E$49:.E162])" table:style-name="ce1">
            <text:p>37.8917193</text:p>
          </table:table-cell>
          <table:table-cell table:style-name="ce1"/>
          <table:table-cell office:value-type="float" office:value="37.164000000000001" table:style-name="ce1">
            <text:p>37.164</text:p>
          </table:table-cell>
          <table:table-cell office:value-type="string" table:style-name="ce3">
            <text:p>Tim</text:p>
          </table:table-cell>
          <table:table-cell office:value-type="float" office:value="38.347535087719301" table:formula="of:=AVERAGE([.I$49:.I162])" table:style-name="ce1">
            <text:p>38.34753509</text:p>
          </table:table-cell>
          <table:table-cell table:style-name="ce1"/>
          <table:table-cell office:value-type="float" office:value="37.359000000000002" table:style-name="ce1">
            <text:p>37.359</text:p>
          </table:table-cell>
          <table:table-cell office:value-type="string" table:style-name="ce3">
            <text:p>Ruben</text:p>
          </table:table-cell>
          <table:table-cell office:value-type="float" office:value="39.970771929824565" table:formula="of:=AVERAGE([.M$49:.M162])" table:style-name="ce1">
            <text:p>39.97077193</text:p>
          </table:table-cell>
          <table:table-cell table:style-name="ce1"/>
          <table:table-cell office:value-type="float" office:value="37.472000000000001" table:style-name="ce1">
            <text:p>37.472</text:p>
          </table:table-cell>
          <table:table-cell office:value-type="string" table:style-name="ce3">
            <text:p>Matteo</text:p>
          </table:table-cell>
          <table:table-cell office:value-type="float" office:value="39.998052631578943" table:formula="of:=AVERAGE([.Q$49:.Q162])" table:style-name="ce1">
            <text:p>39.99805263</text:p>
          </table:table-cell>
          <table:table-cell table:style-name="ce1"/>
          <table:table-cell office:value-type="float" office:value="37.390999999999998" table:style-name="ce1">
            <text:p>37.391</text:p>
          </table:table-cell>
          <table:table-cell office:value-type="string" table:style-name="ce3">
            <text:p>Pieter</text:p>
          </table:table-cell>
          <table:table-cell office:value-type="float" office:value="39.610280701754398" table:formula="of:=AVERAGE([.U$49:.U162])" table:style-name="ce1">
            <text:p>39.6102807</text:p>
          </table:table-cell>
          <table:table-cell table:style-name="ce1"/>
          <table:table-cell office:value-type="float" office:value="37.228000000000002" table:style-name="ce1">
            <text:p>37.228</text:p>
          </table:table-cell>
          <table:table-cell office:value-type="string" table:style-name="ce3">
            <text:p>Matt</text:p>
          </table:table-cell>
          <table:table-cell office:value-type="float" office:value="39.827070175438607" table:formula="of:=AVERAGE([.Y$49:.Y162])" table:style-name="ce1">
            <text:p>39.82707018</text:p>
          </table:table-cell>
          <table:table-cell table:style-name="ce1"/>
          <table:table-cell office:value-type="float" office:value="39.073999999999998" table:style-name="ce1">
            <text:p>39.074</text:p>
          </table:table-cell>
          <table:table-cell office:value-type="string" table:style-name="ce3">
            <text:p>StefD</text:p>
          </table:table-cell>
          <table:table-cell office:value-type="float" office:value="40.197350877192989" table:formula="of:=AVERAGE([.AC$49:.AC162])" table:style-name="ce1">
            <text:p>40.19735088</text:p>
          </table:table-cell>
          <table:table-cell table:style-name="ce1"/>
          <table:table-cell office:value-type="float" office:value="36.814" table:style-name="ce1">
            <text:p>36.814</text:p>
          </table:table-cell>
          <table:table-cell office:value-type="string" table:style-name="ce3">
            <text:p>Steven</text:p>
          </table:table-cell>
          <table:table-cell office:value-type="float" office:value="39.837298245614036" table:formula="of:=AVERAGE([.AG$49:.AG162])" table:style-name="ce1">
            <text:p>39.83729825</text:p>
          </table:table-cell>
          <table:table-cell table:style-name="ce1"/>
          <table:table-cell office:value-type="float" office:value="37.688000000000002" table:style-name="ce1">
            <text:p>37.688</text:p>
          </table:table-cell>
          <table:table-cell office:value-type="string" table:style-name="ce3">
            <text:p>Finley</text:p>
          </table:table-cell>
          <table:table-cell office:value-type="float" office:value="41.236236842105257" table:formula="of:=AVERAGE([.AK$49:.AK162])" table:style-name="ce1">
            <text:p>41.23623684</text:p>
          </table:table-cell>
          <table:table-cell table:number-columns-repeated="16345"/>
        </table:table-row>
        <table:table-row table:style-name="ro1">
          <table:table-cell office:value-type="float" office:value="37.279000000000003" table:style-name="ce1">
            <text:p>37.279</text:p>
          </table:table-cell>
          <table:table-cell office:value-type="string" table:style-name="ce3">
            <text:p>Joost</text:p>
          </table:table-cell>
          <table:table-cell office:value-type="float" office:value="37.779921739130444" table:formula="of:=AVERAGE([.A$49:.A163])" table:style-name="ce1">
            <text:p>37.77992174</text:p>
          </table:table-cell>
          <table:table-cell table:style-name="ce1"/>
          <table:table-cell office:value-type="float" office:value="37.692" table:style-name="ce1">
            <text:p>37.692</text:p>
          </table:table-cell>
          <table:table-cell office:value-type="string" table:style-name="ce3">
            <text:p>Jasper</text:p>
          </table:table-cell>
          <table:table-cell office:value-type="float" office:value="37.889982608695668" table:formula="of:=AVERAGE([.E$49:.E163])" table:style-name="ce1">
            <text:p>37.88998261</text:p>
          </table:table-cell>
          <table:table-cell table:style-name="ce1"/>
          <table:table-cell office:value-type="float" office:value="37.204000000000001" table:style-name="ce1">
            <text:p>37.204</text:p>
          </table:table-cell>
          <table:table-cell office:value-type="string" table:style-name="ce3">
            <text:p>Tim</text:p>
          </table:table-cell>
          <table:table-cell office:value-type="float" office:value="38.337591304347832" table:formula="of:=AVERAGE([.I$49:.I163])" table:style-name="ce1">
            <text:p>38.3375913</text:p>
          </table:table-cell>
          <table:table-cell table:style-name="ce1"/>
          <table:table-cell office:value-type="float" office:value="37.045999999999999" table:style-name="ce1">
            <text:p>37.046</text:p>
          </table:table-cell>
          <table:table-cell office:value-type="string" table:style-name="ce3">
            <text:p>Ruben</text:p>
          </table:table-cell>
          <table:table-cell office:value-type="float" office:value="39.945339130434789" table:formula="of:=AVERAGE([.M$49:.M163])" table:style-name="ce1">
            <text:p>39.94533913</text:p>
          </table:table-cell>
          <table:table-cell table:style-name="ce1"/>
          <table:table-cell office:value-type="float" office:value="37.372" table:style-name="ce1">
            <text:p>37.372</text:p>
          </table:table-cell>
          <table:table-cell office:value-type="string" table:style-name="ce3">
            <text:p>Matteo</text:p>
          </table:table-cell>
          <table:table-cell office:value-type="float" office:value="39.975217391304348" table:formula="of:=AVERAGE([.Q$49:.Q163])" table:style-name="ce1">
            <text:p>39.97521739</text:p>
          </table:table-cell>
          <table:table-cell table:style-name="ce1"/>
          <table:table-cell office:value-type="float" office:value="37.857999999999997" table:style-name="ce1">
            <text:p>37.858</text:p>
          </table:table-cell>
          <table:table-cell office:value-type="string" table:style-name="ce3">
            <text:p>Pieter</text:p>
          </table:table-cell>
          <table:table-cell office:value-type="float" office:value="39.595043478260877" table:formula="of:=AVERAGE([.U$49:.U163])" table:style-name="ce1">
            <text:p>39.59504348</text:p>
          </table:table-cell>
          <table:table-cell table:style-name="ce1"/>
          <table:table-cell office:value-type="float" office:value="37.831000000000003" table:style-name="ce1">
            <text:p>37.831</text:p>
          </table:table-cell>
          <table:table-cell office:value-type="string" table:style-name="ce3">
            <text:p>Matt</text:p>
          </table:table-cell>
          <table:table-cell office:value-type="float" office:value="39.809713043478268" table:formula="of:=AVERAGE([.Y$49:.Y163])" table:style-name="ce1">
            <text:p>39.80971304</text:p>
          </table:table-cell>
          <table:table-cell table:style-name="ce1"/>
          <table:table-cell office:value-type="float" office:value="37.997" table:style-name="ce1">
            <text:p>37.997</text:p>
          </table:table-cell>
          <table:table-cell office:value-type="string" table:style-name="ce3">
            <text:p>StefD</text:p>
          </table:table-cell>
          <table:table-cell office:value-type="float" office:value="40.178217391304358" table:formula="of:=AVERAGE([.AC$49:.AC163])" table:style-name="ce1">
            <text:p>40.17821739</text:p>
          </table:table-cell>
          <table:table-cell table:style-name="ce1"/>
          <table:table-cell office:value-type="float" office:value="37.012999999999998" table:style-name="ce1">
            <text:p>37.013</text:p>
          </table:table-cell>
          <table:table-cell office:value-type="string" table:style-name="ce3">
            <text:p>Steven</text:p>
          </table:table-cell>
          <table:table-cell office:value-type="float" office:value="39.812739130434785" table:formula="of:=AVERAGE([.AG$49:.AG163])" table:style-name="ce1">
            <text:p>39.81273913</text:p>
          </table:table-cell>
          <table:table-cell table:style-name="ce1"/>
          <table:table-cell office:value-type="float" office:value="38.29" table:style-name="ce1">
            <text:p>38.29</text:p>
          </table:table-cell>
          <table:table-cell office:value-type="string" table:style-name="ce3">
            <text:p>Finley</text:p>
          </table:table-cell>
          <table:table-cell office:value-type="float" office:value="41.210617391304346" table:formula="of:=AVERAGE([.AK$49:.AK163])" table:style-name="ce1">
            <text:p>41.21061739</text:p>
          </table:table-cell>
          <table:table-cell table:number-columns-repeated="16345"/>
        </table:table-row>
        <table:table-row table:style-name="ro1">
          <table:table-cell office:value-type="float" office:value="37.509" table:style-name="ce1">
            <text:p>37.509</text:p>
          </table:table-cell>
          <table:table-cell office:value-type="string" table:style-name="ce3">
            <text:p>Joost</text:p>
          </table:table-cell>
          <table:table-cell office:value-type="float" office:value="37.777586206896558" table:formula="of:=AVERAGE([.A$49:.A164])" table:style-name="ce1">
            <text:p>37.77758621</text:p>
          </table:table-cell>
          <table:table-cell table:style-name="ce1"/>
          <table:table-cell office:value-type="float" office:value="37.561999999999998" table:style-name="ce1">
            <text:p>37.562</text:p>
          </table:table-cell>
          <table:table-cell office:value-type="string" table:style-name="ce3">
            <text:p>Jasper</text:p>
          </table:table-cell>
          <table:table-cell office:value-type="float" office:value="37.887155172413806" table:formula="of:=AVERAGE([.E$49:.E164])" table:style-name="ce1">
            <text:p>37.88715517</text:p>
          </table:table-cell>
          <table:table-cell table:style-name="ce1"/>
          <table:table-cell office:value-type="float" office:value="37.887" table:style-name="ce1">
            <text:p>37.887</text:p>
          </table:table-cell>
          <table:table-cell office:value-type="string" table:style-name="ce3">
            <text:p>Tim</text:p>
          </table:table-cell>
          <table:table-cell office:value-type="float" office:value="38.333706896551725" table:formula="of:=AVERAGE([.I$49:.I164])" table:style-name="ce1">
            <text:p>38.3337069</text:p>
          </table:table-cell>
          <table:table-cell table:style-name="ce1"/>
          <table:table-cell office:value-type="float" office:value="36.767000000000003" table:style-name="ce1">
            <text:p>36.767</text:p>
          </table:table-cell>
          <table:table-cell office:value-type="string" table:style-name="ce3">
            <text:p>Ruben</text:p>
          </table:table-cell>
          <table:table-cell office:value-type="float" office:value="39.917939655172418" table:formula="of:=AVERAGE([.M$49:.M164])" table:style-name="ce1">
            <text:p>39.91793966</text:p>
          </table:table-cell>
          <table:table-cell table:style-name="ce1"/>
          <table:table-cell office:value-type="float" office:value="37.661000000000001" table:style-name="ce1">
            <text:p>37.661</text:p>
          </table:table-cell>
          <table:table-cell office:value-type="string" table:style-name="ce3">
            <text:p>Matteo</text:p>
          </table:table-cell>
          <table:table-cell office:value-type="float" office:value="39.95526724137931" table:formula="of:=AVERAGE([.Q$49:.Q164])" table:style-name="ce1">
            <text:p>39.95526724</text:p>
          </table:table-cell>
          <table:table-cell table:style-name="ce1"/>
          <table:table-cell office:value-type="float" office:value="37.850999999999999" table:style-name="ce1">
            <text:p>37.851</text:p>
          </table:table-cell>
          <table:table-cell office:value-type="string" table:style-name="ce3">
            <text:p>Pieter</text:p>
          </table:table-cell>
          <table:table-cell office:value-type="float" office:value="39.580008620689661" table:formula="of:=AVERAGE([.U$49:.U164])" table:style-name="ce1">
            <text:p>39.58000862</text:p>
          </table:table-cell>
          <table:table-cell table:style-name="ce1"/>
          <table:table-cell office:value-type="float" office:value="37.582999999999998" table:style-name="ce1">
            <text:p>37.583</text:p>
          </table:table-cell>
          <table:table-cell office:value-type="string" table:style-name="ce3">
            <text:p>Matt</text:p>
          </table:table-cell>
          <table:table-cell office:value-type="float" office:value="39.79051724137932" table:formula="of:=AVERAGE([.Y$49:.Y164])" table:style-name="ce1">
            <text:p>39.79051724</text:p>
          </table:table-cell>
          <table:table-cell table:style-name="ce1"/>
          <table:table-cell office:value-type="float" office:value="38.539000000000001" table:style-name="ce1">
            <text:p>38.539</text:p>
          </table:table-cell>
          <table:table-cell office:value-type="string" table:style-name="ce3">
            <text:p>StefD</text:p>
          </table:table-cell>
          <table:table-cell office:value-type="float" office:value="40.164086206896556" table:formula="of:=AVERAGE([.AC$49:.AC164])" table:style-name="ce1">
            <text:p>40.16408621</text:p>
          </table:table-cell>
          <table:table-cell table:style-name="ce1"/>
          <table:table-cell office:value-type="float" office:value="36.963999999999999" table:style-name="ce1">
            <text:p>36.964</text:p>
          </table:table-cell>
          <table:table-cell office:value-type="string" table:style-name="ce3">
            <text:p>Steven</text:p>
          </table:table-cell>
          <table:table-cell office:value-type="float" office:value="39.788181034482761" table:formula="of:=AVERAGE([.AG$49:.AG164])" table:style-name="ce1">
            <text:p>39.78818103</text:p>
          </table:table-cell>
          <table:table-cell table:style-name="ce1"/>
          <table:table-cell office:value-type="float" office:value="39.052999999999997" table:style-name="ce1">
            <text:p>39.053</text:p>
          </table:table-cell>
          <table:table-cell office:value-type="string" table:style-name="ce3">
            <text:p>Finley</text:p>
          </table:table-cell>
          <table:table-cell office:value-type="float" office:value="41.192017241379304" table:formula="of:=AVERAGE([.AK$49:.AK164])" table:style-name="ce1">
            <text:p>41.19201724</text:p>
          </table:table-cell>
          <table:table-cell table:number-columns-repeated="16345"/>
        </table:table-row>
        <table:table-row table:style-name="ro1">
          <table:table-cell office:value-type="float" office:value="37.722000000000001" table:style-name="ce1">
            <text:p>37.722</text:p>
          </table:table-cell>
          <table:table-cell office:value-type="string" table:style-name="ce3">
            <text:p>Joost</text:p>
          </table:table-cell>
          <table:table-cell office:value-type="float" office:value="37.777111111111118" table:formula="of:=AVERAGE([.A$49:.A165])" table:style-name="ce1">
            <text:p>37.77711111</text:p>
          </table:table-cell>
          <table:table-cell table:style-name="ce1"/>
          <table:table-cell office:value-type="float" office:value="38.831000000000003" table:style-name="ce1">
            <text:p>38.831</text:p>
          </table:table-cell>
          <table:table-cell office:value-type="string" table:style-name="ce3">
            <text:p>Jasper</text:p>
          </table:table-cell>
          <table:table-cell office:value-type="float" office:value="37.895222222222237" table:formula="of:=AVERAGE([.E$49:.E165])" table:style-name="ce1">
            <text:p>37.89522222</text:p>
          </table:table-cell>
          <table:table-cell table:style-name="ce1"/>
          <table:table-cell office:value-type="float" office:value="37.631" table:style-name="ce1">
            <text:p>37.631</text:p>
          </table:table-cell>
          <table:table-cell office:value-type="string" table:style-name="ce3">
            <text:p>Tim</text:p>
          </table:table-cell>
          <table:table-cell office:value-type="float" office:value="38.327700854700858" table:formula="of:=AVERAGE([.I$49:.I165])" table:style-name="ce1">
            <text:p>38.32770085</text:p>
          </table:table-cell>
          <table:table-cell table:style-name="ce1"/>
          <table:table-cell office:value-type="float" office:value="37.101999999999997" table:style-name="ce1">
            <text:p>37.102</text:p>
          </table:table-cell>
          <table:table-cell office:value-type="string" table:style-name="ce3">
            <text:p>Ruben</text:p>
          </table:table-cell>
          <table:table-cell office:value-type="float" office:value="39.893871794871799" table:formula="of:=AVERAGE([.M$49:.M165])" table:style-name="ce1">
            <text:p>39.89387179</text:p>
          </table:table-cell>
          <table:table-cell table:style-name="ce1"/>
          <table:table-cell office:value-type="float" office:value="37.423000000000002" table:style-name="ce1">
            <text:p>37.423</text:p>
          </table:table-cell>
          <table:table-cell office:value-type="string" table:style-name="ce3">
            <text:p>Matteo</text:p>
          </table:table-cell>
          <table:table-cell office:value-type="float" office:value="39.933623931623927" table:formula="of:=AVERAGE([.Q$49:.Q165])" table:style-name="ce1">
            <text:p>39.93362393</text:p>
          </table:table-cell>
          <table:table-cell table:style-name="ce1"/>
          <table:table-cell office:value-type="float" office:value="37.445999999999998" table:style-name="ce1">
            <text:p>37.446</text:p>
          </table:table-cell>
          <table:table-cell office:value-type="string" table:style-name="ce3">
            <text:p>Pieter</text:p>
          </table:table-cell>
          <table:table-cell office:value-type="float" office:value="39.561769230769237" table:formula="of:=AVERAGE([.U$49:.U165])" table:style-name="ce1">
            <text:p>39.56176923</text:p>
          </table:table-cell>
          <table:table-cell table:style-name="ce1"/>
          <table:table-cell office:value-type="float" office:value="37.905999999999999" table:style-name="ce1">
            <text:p>37.906</text:p>
          </table:table-cell>
          <table:table-cell office:value-type="string" table:style-name="ce3">
            <text:p>Matt</text:p>
          </table:table-cell>
          <table:table-cell office:value-type="float" office:value="39.774410256410263" table:formula="of:=AVERAGE([.Y$49:.Y165])" table:style-name="ce1">
            <text:p>39.77441026</text:p>
          </table:table-cell>
          <table:table-cell table:style-name="ce1"/>
          <table:table-cell office:value-type="float" office:value="37.71" table:style-name="ce1">
            <text:p>37.71</text:p>
          </table:table-cell>
          <table:table-cell office:value-type="string" table:style-name="ce3">
            <text:p>StefD</text:p>
          </table:table-cell>
          <table:table-cell office:value-type="float" office:value="40.143111111111118" table:formula="of:=AVERAGE([.AC$49:.AC165])" table:style-name="ce1">
            <text:p>40.14311111</text:p>
          </table:table-cell>
          <table:table-cell table:style-name="ce1"/>
          <table:table-cell office:value-type="float" office:value="37.027999999999999" table:style-name="ce1">
            <text:p>37.028</text:p>
          </table:table-cell>
          <table:table-cell office:value-type="string" table:style-name="ce3">
            <text:p>Steven</text:p>
          </table:table-cell>
          <table:table-cell office:value-type="float" office:value="39.764589743589745" table:formula="of:=AVERAGE([.AG$49:.AG165])" table:style-name="ce1">
            <text:p>39.76458974</text:p>
          </table:table-cell>
          <table:table-cell table:style-name="ce1"/>
          <table:table-cell office:value-type="float" office:value="38.552999999999997" table:style-name="ce1">
            <text:p>38.553</text:p>
          </table:table-cell>
          <table:table-cell office:value-type="string" table:style-name="ce3">
            <text:p>Finley</text:p>
          </table:table-cell>
          <table:table-cell office:value-type="float" office:value="41.169461538461533" table:formula="of:=AVERAGE([.AK$49:.AK165])" table:style-name="ce1">
            <text:p>41.16946154</text:p>
          </table:table-cell>
          <table:table-cell table:number-columns-repeated="16345"/>
        </table:table-row>
        <table:table-row table:style-name="ro1">
          <table:table-cell office:value-type="float" office:value="36.915999999999997" table:style-name="ce1">
            <text:p>36.916</text:p>
          </table:table-cell>
          <table:table-cell office:value-type="string" table:style-name="ce3">
            <text:p>Joost</text:p>
          </table:table-cell>
          <table:table-cell office:value-type="float" office:value="37.769813559322039" table:formula="of:=AVERAGE([.A$49:.A166])" table:style-name="ce1">
            <text:p>37.76981356</text:p>
          </table:table-cell>
          <table:table-cell table:style-name="ce1"/>
          <table:table-cell office:value-type="float" office:value="37.689" table:style-name="ce1">
            <text:p>37.689</text:p>
          </table:table-cell>
          <table:table-cell office:value-type="string" table:style-name="ce3">
            <text:p>Jasper</text:p>
          </table:table-cell>
          <table:table-cell office:value-type="float" office:value="37.893474576271203" table:formula="of:=AVERAGE([.E$49:.E166])" table:style-name="ce1">
            <text:p>37.89347458</text:p>
          </table:table-cell>
          <table:table-cell table:style-name="ce1"/>
          <table:table-cell office:value-type="float" office:value="37.825000000000003" table:style-name="ce1">
            <text:p>37.825</text:p>
          </table:table-cell>
          <table:table-cell office:value-type="string" table:style-name="ce3">
            <text:p>Tim</text:p>
          </table:table-cell>
          <table:table-cell office:value-type="float" office:value="38.323440677966104" table:formula="of:=AVERAGE([.I$49:.I166])" table:style-name="ce1">
            <text:p>38.32344068</text:p>
          </table:table-cell>
          <table:table-cell table:style-name="ce1"/>
          <table:table-cell office:value-type="float" office:value="37.317999999999998" table:style-name="ce1">
            <text:p>37.318</text:p>
          </table:table-cell>
          <table:table-cell office:value-type="string" table:style-name="ce3">
            <text:p>Ruben</text:p>
          </table:table-cell>
          <table:table-cell office:value-type="float" office:value="39.87204237288136" table:formula="of:=AVERAGE([.M$49:.M166])" table:style-name="ce1">
            <text:p>39.87204237</text:p>
          </table:table-cell>
          <table:table-cell table:style-name="ce1"/>
          <table:table-cell office:value-type="float" office:value="37.866999999999997" table:style-name="ce1">
            <text:p>37.867</text:p>
          </table:table-cell>
          <table:table-cell office:value-type="string" table:style-name="ce3">
            <text:p>Matteo</text:p>
          </table:table-cell>
          <table:table-cell office:value-type="float" office:value="39.916110169491525" table:formula="of:=AVERAGE([.Q$49:.Q166])" table:style-name="ce1">
            <text:p>39.91611017</text:p>
          </table:table-cell>
          <table:table-cell table:style-name="ce1"/>
          <table:table-cell office:value-type="float" office:value="37.707999999999998" table:style-name="ce1">
            <text:p>37.708</text:p>
          </table:table-cell>
          <table:table-cell office:value-type="string" table:style-name="ce3">
            <text:p>Pieter</text:p>
          </table:table-cell>
          <table:table-cell office:value-type="float" office:value="39.546059322033905" table:formula="of:=AVERAGE([.U$49:.U166])" table:style-name="ce1">
            <text:p>39.54605932</text:p>
          </table:table-cell>
          <table:table-cell table:style-name="ce1"/>
          <table:table-cell office:value-type="float" office:value="37.261000000000003" table:style-name="ce1">
            <text:p>37.261</text:p>
          </table:table-cell>
          <table:table-cell office:value-type="string" table:style-name="ce3">
            <text:p>Matt</text:p>
          </table:table-cell>
          <table:table-cell office:value-type="float" office:value="39.753110169491535" table:formula="of:=AVERAGE([.Y$49:.Y166])" table:style-name="ce1">
            <text:p>39.75311017</text:p>
          </table:table-cell>
          <table:table-cell table:style-name="ce1"/>
          <table:table-cell office:value-type="float" office:value="37.308" table:style-name="ce1">
            <text:p>37.308</text:p>
          </table:table-cell>
          <table:table-cell office:value-type="string" table:style-name="ce3">
            <text:p>StefD</text:p>
          </table:table-cell>
          <table:table-cell office:value-type="float" office:value="40.11908474576272" table:formula="of:=AVERAGE([.AC$49:.AC166])" table:style-name="ce1">
            <text:p>40.11908475</text:p>
          </table:table-cell>
          <table:table-cell table:style-name="ce1"/>
          <table:table-cell office:value-type="float" office:value="36.884999999999998" table:style-name="ce1">
            <text:p>36.885</text:p>
          </table:table-cell>
          <table:table-cell office:value-type="string" table:style-name="ce3">
            <text:p>Steven</text:p>
          </table:table-cell>
          <table:table-cell office:value-type="float" office:value="39.740186440677974" table:formula="of:=AVERAGE([.AG$49:.AG166])" table:style-name="ce1">
            <text:p>39.74018644</text:p>
          </table:table-cell>
          <table:table-cell table:style-name="ce1"/>
          <table:table-cell office:value-type="float" office:value="38.307000000000002" table:style-name="ce1">
            <text:p>38.307</text:p>
          </table:table-cell>
          <table:table-cell office:value-type="string" table:style-name="ce3">
            <text:p>Finley</text:p>
          </table:table-cell>
          <table:table-cell office:value-type="float" office:value="41.145203389830499" table:formula="of:=AVERAGE([.AK$49:.AK166])" table:style-name="ce1">
            <text:p>41.14520339</text:p>
          </table:table-cell>
          <table:table-cell table:number-columns-repeated="16345"/>
        </table:table-row>
        <table:table-row table:style-name="ro1">
          <table:table-cell office:value-type="float" office:value="37.722000000000001" table:style-name="ce1">
            <text:p>37.722</text:p>
          </table:table-cell>
          <table:table-cell office:value-type="string" table:style-name="ce3">
            <text:p>Joost</text:p>
          </table:table-cell>
          <table:table-cell office:value-type="float" office:value="37.769411764705886" table:formula="of:=AVERAGE([.A$49:.A167])" table:style-name="ce1">
            <text:p>37.76941176</text:p>
          </table:table-cell>
          <table:table-cell table:style-name="ce1"/>
          <table:table-cell office:value-type="float" office:value="37.485999999999997" table:style-name="ce1">
            <text:p>37.486</text:p>
          </table:table-cell>
          <table:table-cell office:value-type="string" table:style-name="ce3">
            <text:p>Jasper</text:p>
          </table:table-cell>
          <table:table-cell office:value-type="float" office:value="37.890050420168087" table:formula="of:=AVERAGE([.E$49:.E167])" table:style-name="ce1">
            <text:p>37.89005042</text:p>
          </table:table-cell>
          <table:table-cell table:style-name="ce1"/>
          <table:table-cell office:value-type="float" office:value="38.9" table:style-name="ce1">
            <text:p>38.9</text:p>
          </table:table-cell>
          <table:table-cell office:value-type="string" table:style-name="ce3">
            <text:p>Tim</text:p>
          </table:table-cell>
          <table:table-cell office:value-type="float" office:value="38.328285714285713" table:formula="of:=AVERAGE([.I$49:.I167])" table:style-name="ce1">
            <text:p>38.32828571</text:p>
          </table:table-cell>
          <table:table-cell table:style-name="ce1"/>
          <table:table-cell office:value-type="float" office:value="38.65" table:style-name="ce1">
            <text:p>38.65</text:p>
          </table:table-cell>
          <table:table-cell office:value-type="string" table:style-name="ce3">
            <text:p>Ruben</text:p>
          </table:table-cell>
          <table:table-cell office:value-type="float" office:value="39.8617731092437" table:formula="of:=AVERAGE([.M$49:.M167])" table:style-name="ce1">
            <text:p>39.86177311</text:p>
          </table:table-cell>
          <table:table-cell table:style-name="ce1"/>
          <table:table-cell office:value-type="float" office:value="37.749000000000002" table:style-name="ce1">
            <text:p>37.749</text:p>
          </table:table-cell>
          <table:table-cell office:value-type="string" table:style-name="ce3">
            <text:p>Matteo</text:p>
          </table:table-cell>
          <table:table-cell office:value-type="float" office:value="39.897899159663858" table:formula="of:=AVERAGE([.Q$49:.Q167])" table:style-name="ce1">
            <text:p>39.89789916</text:p>
          </table:table-cell>
          <table:table-cell table:style-name="ce1"/>
          <table:table-cell office:value-type="float" office:value="37.661000000000001" table:style-name="ce1">
            <text:p>37.661</text:p>
          </table:table-cell>
          <table:table-cell office:value-type="string" table:style-name="ce3">
            <text:p>Pieter</text:p>
          </table:table-cell>
          <table:table-cell office:value-type="float" office:value="39.530218487394961" table:formula="of:=AVERAGE([.U$49:.U167])" table:style-name="ce1">
            <text:p>39.53021849</text:p>
          </table:table-cell>
          <table:table-cell table:style-name="ce1"/>
          <table:table-cell office:value-type="float" office:value="37.631" table:style-name="ce1">
            <text:p>37.631</text:p>
          </table:table-cell>
          <table:table-cell office:value-type="string" table:style-name="ce3">
            <text:p>Matt</text:p>
          </table:table-cell>
          <table:table-cell office:value-type="float" office:value="39.735277310924381" table:formula="of:=AVERAGE([.Y$49:.Y167])" table:style-name="ce1">
            <text:p>39.73527731</text:p>
          </table:table-cell>
          <table:table-cell table:style-name="ce1"/>
          <table:table-cell office:value-type="float" office:value="38.281999999999996" table:style-name="ce1">
            <text:p>38.282</text:p>
          </table:table-cell>
          <table:table-cell office:value-type="string" table:style-name="ce3">
            <text:p>StefD</text:p>
          </table:table-cell>
          <table:table-cell office:value-type="float" office:value="40.103647058823533" table:formula="of:=AVERAGE([.AC$49:.AC167])" table:style-name="ce1">
            <text:p>40.10364706</text:p>
          </table:table-cell>
          <table:table-cell table:style-name="ce1"/>
          <table:table-cell office:value-type="float" office:value="36.680999999999997" table:style-name="ce1">
            <text:p>36.681</text:p>
          </table:table-cell>
          <table:table-cell office:value-type="string" table:style-name="ce3">
            <text:p>Steven</text:p>
          </table:table-cell>
          <table:table-cell office:value-type="float" office:value="39.714478991596643" table:formula="of:=AVERAGE([.AG$49:.AG167])" table:style-name="ce1">
            <text:p>39.71447899</text:p>
          </table:table-cell>
          <table:table-cell table:style-name="ce1"/>
          <table:table-cell office:value-type="float" office:value="38.526000000000003" table:style-name="ce1">
            <text:p>38.526</text:p>
          </table:table-cell>
          <table:table-cell office:value-type="string" table:style-name="ce3">
            <text:p>Finley</text:p>
          </table:table-cell>
          <table:table-cell office:value-type="float" office:value="41.123193277310918" table:formula="of:=AVERAGE([.AK$49:.AK167])" table:style-name="ce1">
            <text:p>41.12319328</text:p>
          </table:table-cell>
          <table:table-cell table:number-columns-repeated="16345"/>
        </table:table-row>
        <table:table-row table:style-name="ro1">
          <table:table-cell office:value-type="float" office:value="37.439" table:style-name="ce1">
            <text:p>37.439</text:p>
          </table:table-cell>
          <table:table-cell office:value-type="string" table:style-name="ce3">
            <text:p>Joost</text:p>
          </table:table-cell>
          <table:table-cell office:value-type="float" office:value="37.766658333333339" table:formula="of:=AVERAGE([.A$49:.A168])" table:style-name="ce1">
            <text:p>37.76665833</text:p>
          </table:table-cell>
          <table:table-cell table:style-name="ce1"/>
          <table:table-cell office:value-type="float" office:value="42.603999999999999" table:style-name="ce1">
            <text:p>42.604</text:p>
          </table:table-cell>
          <table:table-cell office:value-type="string" table:style-name="ce3">
            <text:p>Jasper</text:p>
          </table:table-cell>
          <table:table-cell office:value-type="float" office:value="37.929333333333354" table:formula="of:=AVERAGE([.E$49:.E168])" table:style-name="ce1">
            <text:p>37.92933333</text:p>
          </table:table-cell>
          <table:table-cell table:style-name="ce1"/>
          <table:table-cell office:value-type="float" office:value="38.176000000000002" table:style-name="ce1">
            <text:p>38.176</text:p>
          </table:table-cell>
          <table:table-cell office:value-type="string" table:style-name="ce3">
            <text:p>Tim</text:p>
          </table:table-cell>
          <table:table-cell office:value-type="float" office:value="38.327016666666665" table:formula="of:=AVERAGE([.I$49:.I168])" table:style-name="ce1">
            <text:p>38.32701667</text:p>
          </table:table-cell>
          <table:table-cell table:style-name="ce1"/>
          <table:table-cell office:value-type="float" office:value="36.97" table:style-name="ce1">
            <text:p>36.97</text:p>
          </table:table-cell>
          <table:table-cell office:value-type="string" table:style-name="ce3">
            <text:p>Ruben</text:p>
          </table:table-cell>
          <table:table-cell office:value-type="float" office:value="39.837675000000004" table:formula="of:=AVERAGE([.M$49:.M168])" table:style-name="ce1">
            <text:p>39.837675</text:p>
          </table:table-cell>
          <table:table-cell table:style-name="ce1"/>
          <table:table-cell office:value-type="float" office:value="37.743000000000002" table:style-name="ce1">
            <text:p>37.743</text:p>
          </table:table-cell>
          <table:table-cell office:value-type="string" table:style-name="ce3">
            <text:p>Matteo</text:p>
          </table:table-cell>
          <table:table-cell office:value-type="float" office:value="39.879941666666667" table:formula="of:=AVERAGE([.Q$49:.Q168])" table:style-name="ce1">
            <text:p>39.87994167</text:p>
          </table:table-cell>
          <table:table-cell table:style-name="ce1"/>
          <table:table-cell office:value-type="float" office:value="40.052999999999997" table:style-name="ce1">
            <text:p>40.053</text:p>
          </table:table-cell>
          <table:table-cell office:value-type="string" table:style-name="ce3">
            <text:p>Pieter</text:p>
          </table:table-cell>
          <table:table-cell office:value-type="float" office:value="39.534575000000004" table:formula="of:=AVERAGE([.U$49:.U168])" table:style-name="ce1">
            <text:p>39.534575</text:p>
          </table:table-cell>
          <table:table-cell table:style-name="ce1"/>
          <table:table-cell office:value-type="float" office:value="37.567999999999998" table:style-name="ce1">
            <text:p>37.568</text:p>
          </table:table-cell>
          <table:table-cell office:value-type="string" table:style-name="ce3">
            <text:p>Matt</text:p>
          </table:table-cell>
          <table:table-cell office:value-type="float" office:value="39.71721666666668" table:formula="of:=AVERAGE([.Y$49:.Y168])" table:style-name="ce1">
            <text:p>39.71721667</text:p>
          </table:table-cell>
          <table:table-cell table:style-name="ce1"/>
          <table:table-cell office:value-type="float" office:value="37.570999999999998" table:style-name="ce1">
            <text:p>37.571</text:p>
          </table:table-cell>
          <table:table-cell office:value-type="string" table:style-name="ce3">
            <text:p>StefD</text:p>
          </table:table-cell>
          <table:table-cell office:value-type="float" office:value="40.082541666666671" table:formula="of:=AVERAGE([.AC$49:.AC168])" table:style-name="ce1">
            <text:p>40.08254167</text:p>
          </table:table-cell>
          <table:table-cell table:style-name="ce1"/>
          <table:table-cell office:value-type="float" office:value="36.881" table:style-name="ce1">
            <text:p>36.881</text:p>
          </table:table-cell>
          <table:table-cell office:value-type="string" table:style-name="ce3">
            <text:p>Steven</text:p>
          </table:table-cell>
          <table:table-cell office:value-type="float" office:value="39.690866666666672" table:formula="of:=AVERAGE([.AG$49:.AG168])" table:style-name="ce1">
            <text:p>39.69086667</text:p>
          </table:table-cell>
          <table:table-cell table:style-name="ce1"/>
          <table:table-cell office:value-type="float" office:value="40.683" table:style-name="ce1">
            <text:p>40.683</text:p>
          </table:table-cell>
          <table:table-cell office:value-type="string" table:style-name="ce3">
            <text:p>Finley</text:p>
          </table:table-cell>
          <table:table-cell office:value-type="float" office:value="41.119524999999989" table:formula="of:=AVERAGE([.AK$49:.AK168])" table:style-name="ce1">
            <text:p>41.119525</text:p>
          </table:table-cell>
          <table:table-cell table:number-columns-repeated="16345"/>
        </table:table-row>
        <table:table-row table:style-name="ro1">
          <table:table-cell office:value-type="float" office:value="37.207000000000001" table:style-name="ce1">
            <text:p>37.207</text:p>
          </table:table-cell>
          <table:table-cell office:value-type="string" table:style-name="ce3">
            <text:p>Joost</text:p>
          </table:table-cell>
          <table:table-cell office:value-type="float" office:value="37.762033057851248" table:formula="of:=AVERAGE([.A$49:.A169])" table:style-name="ce1">
            <text:p>37.76203306</text:p>
          </table:table-cell>
          <table:table-cell table:style-name="ce1"/>
          <table:table-cell office:value-type="float" office:value="38.779000000000003" table:style-name="ce1">
            <text:p>38.779</text:p>
          </table:table-cell>
          <table:table-cell office:value-type="string" table:style-name="ce3">
            <text:p>Jasper</text:p>
          </table:table-cell>
          <table:table-cell office:value-type="float" office:value="37.936355371900852" table:formula="of:=AVERAGE([.E$49:.E169])" table:style-name="ce1">
            <text:p>37.93635537</text:p>
          </table:table-cell>
          <table:table-cell table:style-name="ce1"/>
          <table:table-cell office:value-type="float" office:value="37.795000000000002" table:style-name="ce1">
            <text:p>37.795</text:p>
          </table:table-cell>
          <table:table-cell office:value-type="string" table:style-name="ce3">
            <text:p>Tim</text:p>
          </table:table-cell>
          <table:table-cell office:value-type="float" office:value="38.322619834710743" table:formula="of:=AVERAGE([.I$49:.I169])" table:style-name="ce1">
            <text:p>38.32261983</text:p>
          </table:table-cell>
          <table:table-cell table:style-name="ce1"/>
          <table:table-cell office:value-type="float" office:value="36.723999999999997" table:style-name="ce1">
            <text:p>36.724</text:p>
          </table:table-cell>
          <table:table-cell office:value-type="string" table:style-name="ce3">
            <text:p>Ruben</text:p>
          </table:table-cell>
          <table:table-cell office:value-type="float" office:value="39.811942148760338" table:formula="of:=AVERAGE([.M$49:.M169])" table:style-name="ce1">
            <text:p>39.81194215</text:p>
          </table:table-cell>
          <table:table-cell table:style-name="ce1"/>
          <table:table-cell office:value-type="float" office:value="38.247" table:style-name="ce1">
            <text:p>38.247</text:p>
          </table:table-cell>
          <table:table-cell office:value-type="string" table:style-name="ce3">
            <text:p>Matteo</text:p>
          </table:table-cell>
          <table:table-cell office:value-type="float" office:value="39.866446280991738" table:formula="of:=AVERAGE([.Q$49:.Q169])" table:style-name="ce1">
            <text:p>39.86644628</text:p>
          </table:table-cell>
          <table:table-cell table:style-name="ce1"/>
          <table:table-cell office:value-type="float" office:value="55.213999999999999" table:style-name="ce1">
            <text:p>55.214</text:p>
          </table:table-cell>
          <table:table-cell office:value-type="string" table:style-name="ce3">
            <text:p>Pit</text:p>
          </table:table-cell>
          <table:table-cell office:value-type="float" office:value="39.66415702479339" table:formula="of:=AVERAGE([.U$49:.U169])" table:style-name="ce1">
            <text:p>39.66415702</text:p>
          </table:table-cell>
          <table:table-cell table:style-name="ce1"/>
          <table:table-cell office:value-type="float" office:value="37.47" table:style-name="ce1">
            <text:p>37.47</text:p>
          </table:table-cell>
          <table:table-cell office:value-type="string" table:style-name="ce3">
            <text:p>Matt</text:p>
          </table:table-cell>
          <table:table-cell office:value-type="float" office:value="39.698644628099188" table:formula="of:=AVERAGE([.Y$49:.Y169])" table:style-name="ce1">
            <text:p>39.69864463</text:p>
          </table:table-cell>
          <table:table-cell table:style-name="ce1"/>
          <table:table-cell office:value-type="float" office:value="59.703000000000003" table:style-name="ce1">
            <text:p>59.703</text:p>
          </table:table-cell>
          <table:table-cell office:value-type="string" table:style-name="ce3">
            <text:p>Pit</text:p>
          </table:table-cell>
          <table:table-cell office:value-type="float" office:value="40.244694214876041" table:formula="of:=AVERAGE([.AC$49:.AC169])" table:style-name="ce1">
            <text:p>40.24469421</text:p>
          </table:table-cell>
          <table:table-cell table:style-name="ce1"/>
          <table:table-cell office:value-type="float" office:value="36.863" table:style-name="ce1">
            <text:p>36.863</text:p>
          </table:table-cell>
          <table:table-cell office:value-type="string" table:style-name="ce3">
            <text:p>Steven</text:p>
          </table:table-cell>
          <table:table-cell office:value-type="float" office:value="39.667495867768601" table:formula="of:=AVERAGE([.AG$49:.AG169])" table:style-name="ce1">
            <text:p>39.66749587</text:p>
          </table:table-cell>
          <table:table-cell table:style-name="ce1"/>
          <table:table-cell office:value-type="float" office:value="38.621000000000002" table:style-name="ce1">
            <text:p>38.621</text:p>
          </table:table-cell>
          <table:table-cell office:value-type="string" table:style-name="ce3">
            <text:p>Finley</text:p>
          </table:table-cell>
          <table:table-cell office:value-type="float" office:value="41.098876033057842" table:formula="of:=AVERAGE([.AK$49:.AK169])" table:style-name="ce1">
            <text:p>41.09887603</text:p>
          </table:table-cell>
          <table:table-cell table:number-columns-repeated="16345"/>
        </table:table-row>
        <table:table-row table:style-name="ro1">
          <table:table-cell office:value-type="float" office:value="37.786000000000001" table:style-name="ce1">
            <text:p>37.786</text:p>
          </table:table-cell>
          <table:table-cell office:value-type="string" table:style-name="ce3">
            <text:p>Joost</text:p>
          </table:table-cell>
          <table:table-cell office:value-type="float" office:value="37.762229508196732" table:formula="of:=AVERAGE([.A$49:.A170])" table:style-name="ce1">
            <text:p>37.76222951</text:p>
          </table:table-cell>
          <table:table-cell table:style-name="ce1"/>
          <table:table-cell office:value-type="float" office:value="38.094000000000001" table:style-name="ce1">
            <text:p>38.094</text:p>
          </table:table-cell>
          <table:table-cell office:value-type="string" table:style-name="ce3">
            <text:p>Jasper</text:p>
          </table:table-cell>
          <table:table-cell office:value-type="float" office:value="37.937647540983626" table:formula="of:=AVERAGE([.E$49:.E170])" table:style-name="ce1">
            <text:p>37.93764754</text:p>
          </table:table-cell>
          <table:table-cell table:style-name="ce1"/>
          <table:table-cell office:value-type="float" office:value="37.695" table:style-name="ce1">
            <text:p>37.695</text:p>
          </table:table-cell>
          <table:table-cell office:value-type="string" table:style-name="ce3">
            <text:p>Tim</text:p>
          </table:table-cell>
          <table:table-cell office:value-type="float" office:value="38.317475409836064" table:formula="of:=AVERAGE([.I$49:.I170])" table:style-name="ce1">
            <text:p>38.31747541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Ruben</text:p>
          </table:table-cell>
          <table:table-cell office:value-type="float" office:value="39.790147540983618" table:formula="of:=AVERAGE([.M$49:.M170])" table:style-name="ce1">
            <text:p>39.79014754</text:p>
          </table:table-cell>
          <table:table-cell table:style-name="ce1"/>
          <table:table-cell office:value-type="float" office:value="37.786999999999999" table:style-name="ce1">
            <text:p>37.787</text:p>
          </table:table-cell>
          <table:table-cell office:value-type="string" table:style-name="ce3">
            <text:p>Matteo</text:p>
          </table:table-cell>
          <table:table-cell office:value-type="float" office:value="39.849401639344265" table:formula="of:=AVERAGE([.Q$49:.Q170])" table:style-name="ce1">
            <text:p>39.84940164</text:p>
          </table:table-cell>
          <table:table-cell table:style-name="ce1"/>
          <table:table-cell office:value-type="float" office:value="37.881999999999998" table:style-name="ce1">
            <text:p>37.882</text:p>
          </table:table-cell>
          <table:table-cell office:value-type="string" table:style-name="ce3">
            <text:p>BertV</text:p>
          </table:table-cell>
          <table:table-cell office:value-type="float" office:value="39.649549180327867" table:formula="of:=AVERAGE([.U$49:.U170])" table:style-name="ce1">
            <text:p>39.64954918</text:p>
          </table:table-cell>
          <table:table-cell table:style-name="ce1"/>
          <table:table-cell office:value-type="float" office:value="37.206000000000003" table:style-name="ce1">
            <text:p>37.206</text:p>
          </table:table-cell>
          <table:table-cell office:value-type="string" table:style-name="ce3">
            <text:p>Matt</text:p>
          </table:table-cell>
          <table:table-cell office:value-type="float" office:value="39.678213114754115" table:formula="of:=AVERAGE([.Y$49:.Y170])" table:style-name="ce1">
            <text:p>39.67821311</text:p>
          </table:table-cell>
          <table:table-cell table:style-name="ce1"/>
          <table:table-cell office:value-type="float" office:value="40.685000000000002" table:style-name="ce1">
            <text:p>40.685</text:p>
          </table:table-cell>
          <table:table-cell office:value-type="string" table:style-name="ce3">
            <text:p>Dario</text:p>
          </table:table-cell>
          <table:table-cell office:value-type="float" office:value="40.248303278688539" table:formula="of:=AVERAGE([.AC$49:.AC170])" table:style-name="ce1">
            <text:p>40.24830328</text:p>
          </table:table-cell>
          <table:table-cell table:style-name="ce1"/>
          <table:table-cell office:value-type="float" office:value="36.707000000000001" table:style-name="ce1">
            <text:p>36.707</text:p>
          </table:table-cell>
          <table:table-cell office:value-type="string" table:style-name="ce3">
            <text:p>Steven</text:p>
          </table:table-cell>
          <table:table-cell office:value-type="float" office:value="39.643229508196733" table:formula="of:=AVERAGE([.AG$49:.AG170])" table:style-name="ce1">
            <text:p>39.64322951</text:p>
          </table:table-cell>
          <table:table-cell table:style-name="ce1"/>
          <table:table-cell office:value-type="float" office:value="38.459000000000003" table:style-name="ce1">
            <text:p>38.459</text:p>
          </table:table-cell>
          <table:table-cell office:value-type="string" table:style-name="ce3">
            <text:p>Finley</text:p>
          </table:table-cell>
          <table:table-cell office:value-type="float" office:value="41.077237704918026" table:formula="of:=AVERAGE([.AK$49:.AK170])" table:style-name="ce1">
            <text:p>41.0772377</text:p>
          </table:table-cell>
          <table:table-cell table:number-columns-repeated="16345"/>
        </table:table-row>
        <table:table-row table:style-name="ro1">
          <table:table-cell office:value-type="float" office:value="37.363999999999997" table:style-name="ce1">
            <text:p>37.364</text:p>
          </table:table-cell>
          <table:table-cell office:value-type="string" table:style-name="ce3">
            <text:p>Joost</text:p>
          </table:table-cell>
          <table:table-cell office:value-type="float" office:value="37.758991869918702" table:formula="of:=AVERAGE([.A$49:.A171])" table:style-name="ce1">
            <text:p>37.75899187</text:p>
          </table:table-cell>
          <table:table-cell table:style-name="ce1"/>
          <table:table-cell office:value-type="float" office:value="37.994" table:style-name="ce1">
            <text:p>37.994</text:p>
          </table:table-cell>
          <table:table-cell office:value-type="string" table:style-name="ce3">
            <text:p>Jasper</text:p>
          </table:table-cell>
          <table:table-cell office:value-type="float" office:value="37.938105691056933" table:formula="of:=AVERAGE([.E$49:.E171])" table:style-name="ce1">
            <text:p>37.93810569</text:p>
          </table:table-cell>
          <table:table-cell table:style-name="ce1"/>
          <table:table-cell office:value-type="float" office:value="38.866" table:style-name="ce1">
            <text:p>38.866</text:p>
          </table:table-cell>
          <table:table-cell office:value-type="string" table:style-name="ce3">
            <text:p>Tim</text:p>
          </table:table-cell>
          <table:table-cell office:value-type="float" office:value="38.321934959349591" table:formula="of:=AVERAGE([.I$49:.I171])" table:style-name="ce1">
            <text:p>38.32193496</text:p>
          </table:table-cell>
          <table:table-cell table:style-name="ce1"/>
          <table:table-cell office:value-type="float" office:value="38.366" table:style-name="ce1">
            <text:p>38.366</text:p>
          </table:table-cell>
          <table:table-cell office:value-type="string" table:style-name="ce3">
            <text:p>Ruben</text:p>
          </table:table-cell>
          <table:table-cell office:value-type="float" office:value="39.778569105691062" table:formula="of:=AVERAGE([.M$49:.M171])" table:style-name="ce1">
            <text:p>39.77856911</text:p>
          </table:table-cell>
          <table:table-cell table:style-name="ce1"/>
          <table:table-cell office:value-type="float" office:value="37.835000000000001" table:style-name="ce1">
            <text:p>37.835</text:p>
          </table:table-cell>
          <table:table-cell office:value-type="string" table:style-name="ce3">
            <text:p>Matteo</text:p>
          </table:table-cell>
          <table:table-cell office:value-type="float" office:value="39.833024390243907" table:formula="of:=AVERAGE([.Q$49:.Q171])" table:style-name="ce1">
            <text:p>39.83302439</text:p>
          </table:table-cell>
          <table:table-cell table:style-name="ce1"/>
          <table:table-cell office:value-type="float" office:value="37.582000000000001" table:style-name="ce1">
            <text:p>37.582</text:p>
          </table:table-cell>
          <table:table-cell office:value-type="string" table:style-name="ce3">
            <text:p>BertV</text:p>
          </table:table-cell>
          <table:table-cell office:value-type="float" office:value="39.632739837398375" table:formula="of:=AVERAGE([.U$49:.U171])" table:style-name="ce1">
            <text:p>39.63273984</text:p>
          </table:table-cell>
          <table:table-cell table:style-name="ce1"/>
          <table:table-cell office:value-type="float" office:value="37.51" table:style-name="ce1">
            <text:p>37.51</text:p>
          </table:table-cell>
          <table:table-cell office:value-type="string" table:style-name="ce3">
            <text:p>Matt</text:p>
          </table:table-cell>
          <table:table-cell office:value-type="float" office:value="39.660585365853677" table:formula="of:=AVERAGE([.Y$49:.Y171])" table:style-name="ce1">
            <text:p>39.66058537</text:p>
          </table:table-cell>
          <table:table-cell table:style-name="ce1"/>
          <table:table-cell office:value-type="float" office:value="39.140999999999998" table:style-name="ce1">
            <text:p>39.141</text:p>
          </table:table-cell>
          <table:table-cell office:value-type="string" table:style-name="ce3">
            <text:p>Dario</text:p>
          </table:table-cell>
          <table:table-cell office:value-type="float" office:value="40.239300813008136" table:formula="of:=AVERAGE([.AC$49:.AC171])" table:style-name="ce1">
            <text:p>40.23930081</text:p>
          </table:table-cell>
          <table:table-cell table:style-name="ce1"/>
          <table:table-cell office:value-type="float" office:value="36.756999999999998" table:style-name="ce1">
            <text:p>36.757</text:p>
          </table:table-cell>
          <table:table-cell office:value-type="string" table:style-name="ce3">
            <text:p>Steven</text:p>
          </table:table-cell>
          <table:table-cell office:value-type="float" office:value="39.619764227642285" table:formula="of:=AVERAGE([.AG$49:.AG171])" table:style-name="ce1">
            <text:p>39.61976423</text:p>
          </table:table-cell>
          <table:table-cell table:style-name="ce1"/>
          <table:table-cell office:value-type="float" office:value="38.700000000000003" table:style-name="ce1">
            <text:p>38.7</text:p>
          </table:table-cell>
          <table:table-cell office:value-type="string" table:style-name="ce3">
            <text:p>Finley</text:p>
          </table:table-cell>
          <table:table-cell office:value-type="float" office:value="41.05791056910568" table:formula="of:=AVERAGE([.AK$49:.AK171])" table:style-name="ce1">
            <text:p>41.05791057</text:p>
          </table:table-cell>
          <table:table-cell table:number-columns-repeated="16345"/>
        </table:table-row>
        <table:table-row table:style-name="ro1">
          <table:table-cell office:value-type="float" office:value="36.923000000000002" table:style-name="ce1">
            <text:p>36.923</text:p>
          </table:table-cell>
          <table:table-cell office:value-type="string" table:style-name="ce3">
            <text:p>Joost</text:p>
          </table:table-cell>
          <table:table-cell office:value-type="float" office:value="37.752250000000004" table:formula="of:=AVERAGE([.A$49:.A172])" table:style-name="ce1">
            <text:p>37.75225</text:p>
          </table:table-cell>
          <table:table-cell table:style-name="ce1"/>
          <table:table-cell office:value-type="float" office:value="38.046999999999997" table:style-name="ce1">
            <text:p>38.047</text:p>
          </table:table-cell>
          <table:table-cell office:value-type="string" table:style-name="ce3">
            <text:p>Jasper</text:p>
          </table:table-cell>
          <table:table-cell office:value-type="float" office:value="37.93898387096776" table:formula="of:=AVERAGE([.E$49:.E172])" table:style-name="ce1">
            <text:p>37.93898387</text:p>
          </table:table-cell>
          <table:table-cell table:style-name="ce1"/>
          <table:table-cell office:value-type="float" office:value="37.787999999999997" table:style-name="ce1">
            <text:p>37.788</text:p>
          </table:table-cell>
          <table:table-cell office:value-type="string" table:style-name="ce3">
            <text:p>Tim</text:p>
          </table:table-cell>
          <table:table-cell office:value-type="float" office:value="38.317629032258061" table:formula="of:=AVERAGE([.I$49:.I172])" table:style-name="ce1">
            <text:p>38.31762903</text:p>
          </table:table-cell>
          <table:table-cell table:style-name="ce1"/>
          <table:table-cell office:value-type="float" office:value="63.073" table:style-name="ce1">
            <text:p>63.073</text:p>
          </table:table-cell>
          <table:table-cell office:value-type="string" table:style-name="ce3">
            <text:p>Pit</text:p>
          </table:table-cell>
          <table:table-cell office:value-type="float" office:value="39.966427419354851" table:formula="of:=AVERAGE([.M$49:.M172])" table:style-name="ce1">
            <text:p>39.96642742</text:p>
          </table:table-cell>
          <table:table-cell table:style-name="ce1"/>
          <table:table-cell office:value-type="float" office:value="37.636000000000003" table:style-name="ce1">
            <text:p>37.636</text:p>
          </table:table-cell>
          <table:table-cell office:value-type="string" table:style-name="ce3">
            <text:p>Matteo</text:p>
          </table:table-cell>
          <table:table-cell office:value-type="float" office:value="39.815306451612912" table:formula="of:=AVERAGE([.Q$49:.Q172])" table:style-name="ce1">
            <text:p>39.81530645</text:p>
          </table:table-cell>
          <table:table-cell table:style-name="ce1"/>
          <table:table-cell office:value-type="float" office:value="37.615000000000002" table:style-name="ce1">
            <text:p>37.615</text:p>
          </table:table-cell>
          <table:table-cell office:value-type="string" table:style-name="ce3">
            <text:p>BertV</text:p>
          </table:table-cell>
          <table:table-cell office:value-type="float" office:value="39.616467741935487" table:formula="of:=AVERAGE([.U$49:.U172])" table:style-name="ce1">
            <text:p>39.61646774</text:p>
          </table:table-cell>
          <table:table-cell table:style-name="ce1"/>
          <table:table-cell office:value-type="float" office:value="53.991999999999997" table:style-name="ce1">
            <text:p>53.992</text:p>
          </table:table-cell>
          <table:table-cell office:value-type="string" table:style-name="ce3">
            <text:p>Pit</text:p>
          </table:table-cell>
          <table:table-cell office:value-type="float" office:value="39.776161290322598" table:formula="of:=AVERAGE([.Y$49:.Y172])" table:style-name="ce1">
            <text:p>39.77616129</text:p>
          </table:table-cell>
          <table:table-cell table:style-name="ce1"/>
          <table:table-cell office:value-type="float" office:value="38.85" table:style-name="ce1">
            <text:p>38.85</text:p>
          </table:table-cell>
          <table:table-cell office:value-type="string" table:style-name="ce3">
            <text:p>Dario</text:p>
          </table:table-cell>
          <table:table-cell office:value-type="float" office:value="40.22809677419356" table:formula="of:=AVERAGE([.AC$49:.AC172])" table:style-name="ce1">
            <text:p>40.22809677</text:p>
          </table:table-cell>
          <table:table-cell table:style-name="ce1"/>
          <table:table-cell office:value-type="float" office:value="37.741999999999997" table:style-name="ce1">
            <text:p>37.742</text:p>
          </table:table-cell>
          <table:table-cell office:value-type="string" table:style-name="ce3">
            <text:p>Steven</text:p>
          </table:table-cell>
          <table:table-cell office:value-type="float" office:value="39.604620967741944" table:formula="of:=AVERAGE([.AG$49:.AG172])" table:style-name="ce1">
            <text:p>39.60462097</text:p>
          </table:table-cell>
          <table:table-cell table:style-name="ce1"/>
          <table:table-cell office:value-type="float" office:value="38.51" table:style-name="ce1">
            <text:p>38.51</text:p>
          </table:table-cell>
          <table:table-cell office:value-type="string" table:style-name="ce3">
            <text:p>Finley</text:p>
          </table:table-cell>
          <table:table-cell office:value-type="float" office:value="41.037362903225798" table:formula="of:=AVERAGE([.AK$49:.AK172])" table:style-name="ce1">
            <text:p>41.0373629</text:p>
          </table:table-cell>
          <table:table-cell table:number-columns-repeated="16345"/>
        </table:table-row>
        <table:table-row table:style-name="ro1">
          <table:table-cell office:value-type="float" office:value="37.624000000000002" table:style-name="ce1">
            <text:p>37.624</text:p>
          </table:table-cell>
          <table:table-cell office:value-type="string" table:style-name="ce3">
            <text:p>Joost</text:p>
          </table:table-cell>
          <table:table-cell office:value-type="float" office:value="37.751224000000001" table:formula="of:=AVERAGE([.A$49:.A173])" table:style-name="ce1">
            <text:p>37.751224</text:p>
          </table:table-cell>
          <table:table-cell table:style-name="ce1"/>
          <table:table-cell office:value-type="float" office:value="38.174999999999997" table:style-name="ce1">
            <text:p>38.175</text:p>
          </table:table-cell>
          <table:table-cell office:value-type="string" table:style-name="ce3">
            <text:p>Jasper</text:p>
          </table:table-cell>
          <table:table-cell office:value-type="float" office:value="37.94087200000002" table:formula="of:=AVERAGE([.E$49:.E173])" table:style-name="ce1">
            <text:p>37.940872</text:p>
          </table:table-cell>
          <table:table-cell table:style-name="ce1"/>
          <table:table-cell office:value-type="float" office:value="38.14" table:style-name="ce1">
            <text:p>38.14</text:p>
          </table:table-cell>
          <table:table-cell office:value-type="string" table:style-name="ce3">
            <text:p>Tim</text:p>
          </table:table-cell>
          <table:table-cell office:value-type="float" office:value="38.316207999999996" table:formula="of:=AVERAGE([.I$49:.I173])" table:style-name="ce1">
            <text:p>38.316208</text:p>
          </table:table-cell>
          <table:table-cell table:style-name="ce1"/>
          <table:table-cell office:value-type="float" office:value="39.555" table:style-name="ce1">
            <text:p>39.555</text:p>
          </table:table-cell>
          <table:table-cell office:value-type="string" table:style-name="ce3">
            <text:p>Stefaan</text:p>
          </table:table-cell>
          <table:table-cell office:value-type="float" office:value="39.963136000000013" table:formula="of:=AVERAGE([.M$49:.M173])" table:style-name="ce1">
            <text:p>39.963136</text:p>
          </table:table-cell>
          <table:table-cell table:style-name="ce1"/>
          <table:table-cell office:value-type="float" office:value="37.819000000000003" table:style-name="ce1">
            <text:p>37.819</text:p>
          </table:table-cell>
          <table:table-cell office:value-type="string" table:style-name="ce3">
            <text:p>Matteo</text:p>
          </table:table-cell>
          <table:table-cell office:value-type="float" office:value="39.799336000000011" table:formula="of:=AVERAGE([.Q$49:.Q173])" table:style-name="ce1">
            <text:p>39.799336</text:p>
          </table:table-cell>
          <table:table-cell table:style-name="ce1"/>
          <table:table-cell office:value-type="float" office:value="37.598999999999997" table:style-name="ce1">
            <text:p>37.599</text:p>
          </table:table-cell>
          <table:table-cell office:value-type="string" table:style-name="ce3">
            <text:p>BertV</text:p>
          </table:table-cell>
          <table:table-cell office:value-type="float" office:value="39.600328000000005" table:formula="of:=AVERAGE([.U$49:.U173])" table:style-name="ce1">
            <text:p>39.600328</text:p>
          </table:table-cell>
          <table:table-cell table:style-name="ce1"/>
          <table:table-cell office:value-type="float" office:value="38.868000000000002" table:style-name="ce1">
            <text:p>38.868</text:p>
          </table:table-cell>
          <table:table-cell office:value-type="string" table:style-name="ce3">
            <text:p>StefM</text:p>
          </table:table-cell>
          <table:table-cell office:value-type="float" office:value="39.768896000000019" table:formula="of:=AVERAGE([.Y$49:.Y173])" table:style-name="ce1">
            <text:p>39.768896</text:p>
          </table:table-cell>
          <table:table-cell table:style-name="ce1"/>
          <table:table-cell office:value-type="float" office:value="38.350999999999999" table:style-name="ce1">
            <text:p>38.351</text:p>
          </table:table-cell>
          <table:table-cell office:value-type="string" table:style-name="ce3">
            <text:p>Dario</text:p>
          </table:table-cell>
          <table:table-cell office:value-type="float" office:value="40.213080000000012" table:formula="of:=AVERAGE([.AC$49:.AC173])" table:style-name="ce1">
            <text:p>40.21308</text:p>
          </table:table-cell>
          <table:table-cell table:style-name="ce1"/>
          <table:table-cell office:value-type="float" office:value="36.89" table:style-name="ce1">
            <text:p>36.89</text:p>
          </table:table-cell>
          <table:table-cell office:value-type="string" table:style-name="ce3">
            <text:p>Steven</text:p>
          </table:table-cell>
          <table:table-cell office:value-type="float" office:value="39.582904000000006" table:formula="of:=AVERAGE([.AG$49:.AG173])" table:style-name="ce1">
            <text:p>39.582904</text:p>
          </table:table-cell>
          <table:table-cell table:style-name="ce1"/>
          <table:table-cell office:value-type="float" office:value="38.406999999999996" table:style-name="ce1">
            <text:p>38.407</text:p>
          </table:table-cell>
          <table:table-cell office:value-type="string" table:style-name="ce3">
            <text:p>Finley</text:p>
          </table:table-cell>
          <table:table-cell office:value-type="float" office:value="41.016319999999993" table:formula="of:=AVERAGE([.AK$49:.AK173])" table:style-name="ce1">
            <text:p>41.01632</text:p>
          </table:table-cell>
          <table:table-cell table:number-columns-repeated="16345"/>
        </table:table-row>
        <table:table-row table:style-name="ro1">
          <table:table-cell office:value-type="float" office:value="37.094999999999999" table:style-name="ce1">
            <text:p>37.095</text:p>
          </table:table-cell>
          <table:table-cell office:value-type="string" table:style-name="ce3">
            <text:p>Joost</text:p>
          </table:table-cell>
          <table:table-cell office:value-type="float" office:value="37.746015873015878" table:formula="of:=AVERAGE([.A$49:.A174])" table:style-name="ce1">
            <text:p>37.74601587</text:p>
          </table:table-cell>
          <table:table-cell table:style-name="ce1"/>
          <table:table-cell office:value-type="float" office:value="37.476999999999997" table:style-name="ce1">
            <text:p>37.477</text:p>
          </table:table-cell>
          <table:table-cell office:value-type="string" table:style-name="ce3">
            <text:p>Jasper</text:p>
          </table:table-cell>
          <table:table-cell office:value-type="float" office:value="37.937190476190494" table:formula="of:=AVERAGE([.E$49:.E174])" table:style-name="ce1">
            <text:p>37.93719048</text:p>
          </table:table-cell>
          <table:table-cell table:style-name="ce1"/>
          <table:table-cell office:value-type="float" office:value="38.081000000000003" table:style-name="ce1">
            <text:p>38.081</text:p>
          </table:table-cell>
          <table:table-cell office:value-type="string" table:style-name="ce3">
            <text:p>Tim</text:p>
          </table:table-cell>
          <table:table-cell office:value-type="float" office:value="38.314341269841272" table:formula="of:=AVERAGE([.I$49:.I174])" table:style-name="ce1">
            <text:p>38.31434127</text:p>
          </table:table-cell>
          <table:table-cell table:style-name="ce1"/>
          <table:table-cell office:value-type="float" office:value="38.512" table:style-name="ce1">
            <text:p>38.512</text:p>
          </table:table-cell>
          <table:table-cell office:value-type="string" table:style-name="ce3">
            <text:p>Stefaan</text:p>
          </table:table-cell>
          <table:table-cell office:value-type="float" office:value="39.951619047619062" table:formula="of:=AVERAGE([.M$49:.M174])" table:style-name="ce1">
            <text:p>39.95161905</text:p>
          </table:table-cell>
          <table:table-cell table:style-name="ce1"/>
          <table:table-cell office:value-type="float" office:value="37.790999999999997" table:style-name="ce1">
            <text:p>37.791</text:p>
          </table:table-cell>
          <table:table-cell office:value-type="string" table:style-name="ce3">
            <text:p>Matteo</text:p>
          </table:table-cell>
          <table:table-cell office:value-type="float" office:value="39.783396825396835" table:formula="of:=AVERAGE([.Q$49:.Q174])" table:style-name="ce1">
            <text:p>39.78339683</text:p>
          </table:table-cell>
          <table:table-cell table:style-name="ce1"/>
          <table:table-cell office:value-type="float" office:value="37.21" table:style-name="ce1">
            <text:p>37.21</text:p>
          </table:table-cell>
          <table:table-cell office:value-type="string" table:style-name="ce3">
            <text:p>BertV</text:p>
          </table:table-cell>
          <table:table-cell office:value-type="float" office:value="39.581357142857144" table:formula="of:=AVERAGE([.U$49:.U174])" table:style-name="ce1">
            <text:p>39.58135714</text:p>
          </table:table-cell>
          <table:table-cell table:style-name="ce1"/>
          <table:table-cell office:value-type="float" office:value="39.003999999999998" table:style-name="ce1">
            <text:p>39.004</text:p>
          </table:table-cell>
          <table:table-cell office:value-type="string" table:style-name="ce3">
            <text:p>StefM</text:p>
          </table:table-cell>
          <table:table-cell office:value-type="float" office:value="39.76282539682542" table:formula="of:=AVERAGE([.Y$49:.Y174])" table:style-name="ce1">
            <text:p>39.7628254</text:p>
          </table:table-cell>
          <table:table-cell table:style-name="ce1"/>
          <table:table-cell office:value-type="float" office:value="40.396000000000001" table:style-name="ce1">
            <text:p>40.396</text:p>
          </table:table-cell>
          <table:table-cell office:value-type="string" table:style-name="ce3">
            <text:p>Dario</text:p>
          </table:table-cell>
          <table:table-cell office:value-type="float" office:value="40.214531746031753" table:formula="of:=AVERAGE([.AC$49:.AC174])" table:style-name="ce1">
            <text:p>40.21453175</text:p>
          </table:table-cell>
          <table:table-cell table:style-name="ce1"/>
          <table:table-cell office:value-type="float" office:value="37.35" table:style-name="ce1">
            <text:p>37.35</text:p>
          </table:table-cell>
          <table:table-cell office:value-type="string" table:style-name="ce3">
            <text:p>Steven</text:p>
          </table:table-cell>
          <table:table-cell office:value-type="float" office:value="39.565182539682553" table:formula="of:=AVERAGE([.AG$49:.AG174])" table:style-name="ce1">
            <text:p>39.56518254</text:p>
          </table:table-cell>
          <table:table-cell table:style-name="ce1"/>
          <table:table-cell office:value-type="float" office:value="38.881999999999998" table:style-name="ce1">
            <text:p>38.882</text:p>
          </table:table-cell>
          <table:table-cell office:value-type="string" table:style-name="ce3">
            <text:p>Finley</text:p>
          </table:table-cell>
          <table:table-cell office:value-type="float" office:value="40.999380952380939" table:formula="of:=AVERAGE([.AK$49:.AK174])" table:style-name="ce1">
            <text:p>40.99938095</text:p>
          </table:table-cell>
          <table:table-cell table:number-columns-repeated="16345"/>
        </table:table-row>
        <table:table-row table:style-name="ro1">
          <table:table-cell office:value-type="float" office:value="37.048999999999999" table:style-name="ce1">
            <text:p>37.049</text:p>
          </table:table-cell>
          <table:table-cell office:value-type="string" table:style-name="ce3">
            <text:p>Joost</text:p>
          </table:table-cell>
          <table:table-cell office:value-type="float" office:value="37.740527559055124" table:formula="of:=AVERAGE([.A$49:.A175])" table:style-name="ce1">
            <text:p>37.74052756</text:p>
          </table:table-cell>
          <table:table-cell table:style-name="ce1"/>
          <table:table-cell office:value-type="float" office:value="37.491999999999997" table:style-name="ce1">
            <text:p>37.492</text:p>
          </table:table-cell>
          <table:table-cell office:value-type="string" table:style-name="ce3">
            <text:p>Jasper</text:p>
          </table:table-cell>
          <table:table-cell office:value-type="float" office:value="37.933685039370097" table:formula="of:=AVERAGE([.E$49:.E175])" table:style-name="ce1">
            <text:p>37.93368504</text:p>
          </table:table-cell>
          <table:table-cell table:style-name="ce1"/>
          <table:table-cell office:value-type="float" office:value="37.749000000000002" table:style-name="ce1">
            <text:p>37.749</text:p>
          </table:table-cell>
          <table:table-cell office:value-type="string" table:style-name="ce3">
            <text:p>Tim</text:p>
          </table:table-cell>
          <table:table-cell office:value-type="float" office:value="38.309889763779523" table:formula="of:=AVERAGE([.I$49:.I175])" table:style-name="ce1">
            <text:p>38.30988976</text:p>
          </table:table-cell>
          <table:table-cell table:style-name="ce1"/>
          <table:table-cell office:value-type="float" office:value="38.04" table:style-name="ce1">
            <text:p>38.04</text:p>
          </table:table-cell>
          <table:table-cell office:value-type="string" table:style-name="ce3">
            <text:p>Stefaan</text:p>
          </table:table-cell>
          <table:table-cell office:value-type="float" office:value="39.936566929133868" table:formula="of:=AVERAGE([.M$49:.M175])" table:style-name="ce1">
            <text:p>39.93656693</text:p>
          </table:table-cell>
          <table:table-cell table:style-name="ce1"/>
          <table:table-cell office:value-type="float" office:value="38.408999999999999" table:style-name="ce1">
            <text:p>38.409</text:p>
          </table:table-cell>
          <table:table-cell office:value-type="string" table:style-name="ce3">
            <text:p>Matteo</text:p>
          </table:table-cell>
          <table:table-cell office:value-type="float" office:value="39.772574803149617" table:formula="of:=AVERAGE([.Q$49:.Q175])" table:style-name="ce1">
            <text:p>39.7725748</text:p>
          </table:table-cell>
          <table:table-cell table:style-name="ce1"/>
          <table:table-cell office:value-type="float" office:value="37.378999999999998" table:style-name="ce1">
            <text:p>37.379</text:p>
          </table:table-cell>
          <table:table-cell office:value-type="string" table:style-name="ce3">
            <text:p>BertV</text:p>
          </table:table-cell>
          <table:table-cell office:value-type="float" office:value="39.564015748031494" table:formula="of:=AVERAGE([.U$49:.U175])" table:style-name="ce1">
            <text:p>39.56401575</text:p>
          </table:table-cell>
          <table:table-cell table:style-name="ce1"/>
          <table:table-cell office:value-type="float" office:value="42.759" table:style-name="ce1">
            <text:p>42.759</text:p>
          </table:table-cell>
          <table:table-cell office:value-type="string" table:style-name="ce3">
            <text:p>StefM</text:p>
          </table:table-cell>
          <table:table-cell office:value-type="float" office:value="39.786417322834666" table:formula="of:=AVERAGE([.Y$49:.Y175])" table:style-name="ce1">
            <text:p>39.78641732</text:p>
          </table:table-cell>
          <table:table-cell table:style-name="ce1"/>
          <table:table-cell office:value-type="float" office:value="38.375999999999998" table:style-name="ce1">
            <text:p>38.376</text:p>
          </table:table-cell>
          <table:table-cell office:value-type="string" table:style-name="ce3">
            <text:p>Dario</text:p>
          </table:table-cell>
          <table:table-cell office:value-type="float" office:value="40.200055118110242" table:formula="of:=AVERAGE([.AC$49:.AC175])" table:style-name="ce1">
            <text:p>40.20005512</text:p>
          </table:table-cell>
          <table:table-cell table:style-name="ce1"/>
          <table:table-cell office:value-type="float" office:value="36.941000000000003" table:style-name="ce1">
            <text:p>36.941</text:p>
          </table:table-cell>
          <table:table-cell office:value-type="string" table:style-name="ce3">
            <text:p>Steven</text:p>
          </table:table-cell>
          <table:table-cell office:value-type="float" office:value="39.544519685039383" table:formula="of:=AVERAGE([.AG$49:.AG175])" table:style-name="ce1">
            <text:p>39.54451969</text:p>
          </table:table-cell>
          <table:table-cell table:style-name="ce1"/>
          <table:table-cell office:value-type="float" office:value="38.363" table:style-name="ce1">
            <text:p>38.363</text:p>
          </table:table-cell>
          <table:table-cell office:value-type="string" table:style-name="ce3">
            <text:p>Finley</text:p>
          </table:table-cell>
          <table:table-cell office:value-type="float" office:value="40.978622047244087" table:formula="of:=AVERAGE([.AK$49:.AK175])" table:style-name="ce1">
            <text:p>40.97862205</text:p>
          </table:table-cell>
          <table:table-cell table:number-columns-repeated="16345"/>
        </table:table-row>
        <table:table-row table:style-name="ro1">
          <table:table-cell office:value-type="float" office:value="37.316000000000003" table:style-name="ce1">
            <text:p>37.316</text:p>
          </table:table-cell>
          <table:table-cell office:value-type="string" table:style-name="ce3">
            <text:p>Joost</text:p>
          </table:table-cell>
          <table:table-cell office:value-type="float" office:value="37.737210937500002" table:formula="of:=AVERAGE([.A$49:.A176])" table:style-name="ce1">
            <text:p>37.73721094</text:p>
          </table:table-cell>
          <table:table-cell table:style-name="ce1"/>
          <table:table-cell office:value-type="float" office:value="38.923000000000002" table:style-name="ce1">
            <text:p>38.923</text:p>
          </table:table-cell>
          <table:table-cell office:value-type="string" table:style-name="ce3">
            <text:p>Jasper</text:p>
          </table:table-cell>
          <table:table-cell office:value-type="float" office:value="37.941414062500016" table:formula="of:=AVERAGE([.E$49:.E176])" table:style-name="ce1">
            <text:p>37.94141406</text:p>
          </table:table-cell>
          <table:table-cell table:style-name="ce1"/>
          <table:table-cell office:value-type="float" office:value="37.747999999999998" table:style-name="ce1">
            <text:p>37.748</text:p>
          </table:table-cell>
          <table:table-cell office:value-type="string" table:style-name="ce3">
            <text:p>Tim</text:p>
          </table:table-cell>
          <table:table-cell office:value-type="float" office:value="38.305499999999995" table:formula="of:=AVERAGE([.I$49:.I176])" table:style-name="ce1">
            <text:p>38.3055</text:p>
          </table:table-cell>
          <table:table-cell table:style-name="ce1"/>
          <table:table-cell office:value-type="float" office:value="38.637999999999998" table:style-name="ce1">
            <text:p>38.638</text:p>
          </table:table-cell>
          <table:table-cell office:value-type="string" table:style-name="ce3">
            <text:p>Stefaan</text:p>
          </table:table-cell>
          <table:table-cell office:value-type="float" office:value="39.92642187500001" table:formula="of:=AVERAGE([.M$49:.M176])" table:style-name="ce1">
            <text:p>39.92642188</text:p>
          </table:table-cell>
          <table:table-cell table:style-name="ce1"/>
          <table:table-cell office:value-type="float" office:value="37.545999999999999" table:style-name="ce1">
            <text:p>37.546</text:p>
          </table:table-cell>
          <table:table-cell office:value-type="string" table:style-name="ce3">
            <text:p>Matteo</text:p>
          </table:table-cell>
          <table:table-cell office:value-type="float" office:value="39.755179687500011" table:formula="of:=AVERAGE([.Q$49:.Q176])" table:style-name="ce1">
            <text:p>39.75517969</text:p>
          </table:table-cell>
          <table:table-cell table:style-name="ce1"/>
          <table:table-cell office:value-type="float" office:value="37.393000000000001" table:style-name="ce1">
            <text:p>37.393</text:p>
          </table:table-cell>
          <table:table-cell office:value-type="string" table:style-name="ce3">
            <text:p>BertV</text:p>
          </table:table-cell>
          <table:table-cell office:value-type="float" office:value="39.547054687500001" table:formula="of:=AVERAGE([.U$49:.U176])" table:style-name="ce1">
            <text:p>39.54705469</text:p>
          </table:table-cell>
          <table:table-cell table:style-name="ce1"/>
          <table:table-cell office:value-type="float" office:value="38.564" table:style-name="ce1">
            <text:p>38.564</text:p>
          </table:table-cell>
          <table:table-cell office:value-type="string" table:style-name="ce3">
            <text:p>StefM</text:p>
          </table:table-cell>
          <table:table-cell office:value-type="float" office:value="39.776867187500024" table:formula="of:=AVERAGE([.Y$49:.Y176])" table:style-name="ce1">
            <text:p>39.77686719</text:p>
          </table:table-cell>
          <table:table-cell table:style-name="ce1"/>
          <table:table-cell office:value-type="float" office:value="38.078000000000003" table:style-name="ce1">
            <text:p>38.078</text:p>
          </table:table-cell>
          <table:table-cell office:value-type="string" table:style-name="ce3">
            <text:p>Dario</text:p>
          </table:table-cell>
          <table:table-cell office:value-type="float" office:value="40.183476562500012" table:formula="of:=AVERAGE([.AC$49:.AC176])" table:style-name="ce1">
            <text:p>40.18347656</text:p>
          </table:table-cell>
          <table:table-cell table:style-name="ce1"/>
          <table:table-cell office:value-type="float" office:value="59.087000000000003" table:style-name="ce1">
            <text:p>59.087</text:p>
          </table:table-cell>
          <table:table-cell office:value-type="string" table:style-name="ce3">
            <text:p>Pit</text:p>
          </table:table-cell>
          <table:table-cell office:value-type="float" office:value="39.697195312500014" table:formula="of:=AVERAGE([.AG$49:.AG176])" table:style-name="ce1">
            <text:p>39.69719531</text:p>
          </table:table-cell>
          <table:table-cell table:style-name="ce1"/>
          <table:table-cell office:value-type="float" office:value="40.15" table:style-name="ce1">
            <text:p>40.15</text:p>
          </table:table-cell>
          <table:table-cell office:value-type="string" table:style-name="ce3">
            <text:p>Finley</text:p>
          </table:table-cell>
          <table:table-cell office:value-type="float" office:value="40.972148437499989" table:formula="of:=AVERAGE([.AK$49:.AK176])" table:style-name="ce1">
            <text:p>40.97214844</text:p>
          </table:table-cell>
          <table:table-cell table:number-columns-repeated="16345"/>
        </table:table-row>
        <table:table-row table:style-name="ro1">
          <table:table-cell office:value-type="float" office:value="37.51" table:style-name="ce1">
            <text:p>37.51</text:p>
          </table:table-cell>
          <table:table-cell office:value-type="string" table:style-name="ce3">
            <text:p>Joost</text:p>
          </table:table-cell>
          <table:table-cell office:value-type="float" office:value="37.735449612403102" table:formula="of:=AVERAGE([.A$49:.A177])" table:style-name="ce1">
            <text:p>37.73544961</text:p>
          </table:table-cell>
          <table:table-cell table:style-name="ce1"/>
          <table:table-cell office:value-type="float" office:value="37.826999999999998" table:style-name="ce1">
            <text:p>37.827</text:p>
          </table:table-cell>
          <table:table-cell office:value-type="string" table:style-name="ce3">
            <text:p>Jasper</text:p>
          </table:table-cell>
          <table:table-cell office:value-type="float" office:value="37.940527131782964" table:formula="of:=AVERAGE([.E$49:.E177])" table:style-name="ce1">
            <text:p>37.94052713</text:p>
          </table:table-cell>
          <table:table-cell table:style-name="ce1"/>
          <table:table-cell office:value-type="float" office:value="37.628" table:style-name="ce1">
            <text:p>37.628</text:p>
          </table:table-cell>
          <table:table-cell office:value-type="string" table:style-name="ce3">
            <text:p>Tim</text:p>
          </table:table-cell>
          <table:table-cell office:value-type="float" office:value="38.300248062015498" table:formula="of:=AVERAGE([.I$49:.I177])" table:style-name="ce1">
            <text:p>38.30024806</text:p>
          </table:table-cell>
          <table:table-cell table:style-name="ce1"/>
          <table:table-cell office:value-type="float" office:value="37.780999999999999" table:style-name="ce1">
            <text:p>37.781</text:p>
          </table:table-cell>
          <table:table-cell office:value-type="string" table:style-name="ce3">
            <text:p>Stefaan</text:p>
          </table:table-cell>
          <table:table-cell office:value-type="float" office:value="39.909790697674431" table:formula="of:=AVERAGE([.M$49:.M177])" table:style-name="ce1">
            <text:p>39.9097907</text:p>
          </table:table-cell>
          <table:table-cell table:style-name="ce1"/>
          <table:table-cell office:value-type="float" office:value="37.61" table:style-name="ce1">
            <text:p>37.61</text:p>
          </table:table-cell>
          <table:table-cell office:value-type="string" table:style-name="ce3">
            <text:p>Matteo</text:p>
          </table:table-cell>
          <table:table-cell office:value-type="float" office:value="39.738550387596909" table:formula="of:=AVERAGE([.Q$49:.Q177])" table:style-name="ce1">
            <text:p>39.73855039</text:p>
          </table:table-cell>
          <table:table-cell table:style-name="ce1"/>
          <table:table-cell office:value-type="float" office:value="37.46" table:style-name="ce1">
            <text:p>37.46</text:p>
          </table:table-cell>
          <table:table-cell office:value-type="string" table:style-name="ce3">
            <text:p>BertV</text:p>
          </table:table-cell>
          <table:table-cell office:value-type="float" office:value="39.530875968992248" table:formula="of:=AVERAGE([.U$49:.U177])" table:style-name="ce1">
            <text:p>39.53087597</text:p>
          </table:table-cell>
          <table:table-cell table:style-name="ce1"/>
          <table:table-cell office:value-type="float" office:value="38.671999999999997" table:style-name="ce1">
            <text:p>38.672</text:p>
          </table:table-cell>
          <table:table-cell office:value-type="string" table:style-name="ce3">
            <text:p>StefM</text:p>
          </table:table-cell>
          <table:table-cell office:value-type="float" office:value="39.768302325581416" table:formula="of:=AVERAGE([.Y$49:.Y177])" table:style-name="ce1">
            <text:p>39.76830233</text:p>
          </table:table-cell>
          <table:table-cell table:style-name="ce1"/>
          <table:table-cell office:value-type="float" office:value="38.097999999999999" table:style-name="ce1">
            <text:p>38.098</text:p>
          </table:table-cell>
          <table:table-cell office:value-type="string" table:style-name="ce3">
            <text:p>Dario</text:p>
          </table:table-cell>
          <table:table-cell office:value-type="float" office:value="40.167310077519389" table:formula="of:=AVERAGE([.AC$49:.AC177])" table:style-name="ce1">
            <text:p>40.16731008</text:p>
          </table:table-cell>
          <table:table-cell table:style-name="ce1"/>
          <table:table-cell office:value-type="float" office:value="40.107999999999997" table:style-name="ce1">
            <text:p>40.108</text:p>
          </table:table-cell>
          <table:table-cell office:value-type="string" table:style-name="ce3">
            <text:p>Thomas</text:p>
          </table:table-cell>
          <table:table-cell office:value-type="float" office:value="39.700379844961255" table:formula="of:=AVERAGE([.AG$49:.AG177])" table:style-name="ce1">
            <text:p>39.70037984</text:p>
          </table:table-cell>
          <table:table-cell table:style-name="ce1"/>
          <table:table-cell office:value-type="float" office:value="39.805999999999997" table:style-name="ce1">
            <text:p>39.806</text:p>
          </table:table-cell>
          <table:table-cell office:value-type="string" table:style-name="ce3">
            <text:p>Finley</text:p>
          </table:table-cell>
          <table:table-cell office:value-type="float" office:value="40.963108527131766" table:formula="of:=AVERAGE([.AK$49:.AK177])" table:style-name="ce1">
            <text:p>40.96310853</text:p>
          </table:table-cell>
          <table:table-cell table:number-columns-repeated="16345"/>
        </table:table-row>
        <table:table-row table:style-name="ro1">
          <table:table-cell office:value-type="float" office:value="37.933" table:style-name="ce1">
            <text:p>37.933</text:p>
          </table:table-cell>
          <table:table-cell office:value-type="string" table:style-name="ce3">
            <text:p>Joost</text:p>
          </table:table-cell>
          <table:table-cell office:value-type="float" office:value="37.736969230769233" table:formula="of:=AVERAGE([.A$49:.A178])" table:style-name="ce1">
            <text:p>37.73696923</text:p>
          </table:table-cell>
          <table:table-cell table:style-name="ce1"/>
          <table:table-cell office:value-type="float" office:value="37.753999999999998" table:style-name="ce1">
            <text:p>37.754</text:p>
          </table:table-cell>
          <table:table-cell office:value-type="string" table:style-name="ce3">
            <text:p>Jasper</text:p>
          </table:table-cell>
          <table:table-cell office:value-type="float" office:value="37.939092307692327" table:formula="of:=AVERAGE([.E$49:.E178])" table:style-name="ce1">
            <text:p>37.93909231</text:p>
          </table:table-cell>
          <table:table-cell table:style-name="ce1"/>
          <table:table-cell office:value-type="float" office:value="37.585999999999999" table:style-name="ce1">
            <text:p>37.586</text:p>
          </table:table-cell>
          <table:table-cell office:value-type="string" table:style-name="ce3">
            <text:p>Tim</text:p>
          </table:table-cell>
          <table:table-cell office:value-type="float" office:value="38.294753846153839" table:formula="of:=AVERAGE([.I$49:.I178])" table:style-name="ce1">
            <text:p>38.29475385</text:p>
          </table:table-cell>
          <table:table-cell table:style-name="ce1"/>
          <table:table-cell office:value-type="float" office:value="37.866999999999997" table:style-name="ce1">
            <text:p>37.867</text:p>
          </table:table-cell>
          <table:table-cell office:value-type="string" table:style-name="ce3">
            <text:p>Stefaan</text:p>
          </table:table-cell>
          <table:table-cell office:value-type="float" office:value="39.894076923076931" table:formula="of:=AVERAGE([.M$49:.M178])" table:style-name="ce1">
            <text:p>39.89407692</text:p>
          </table:table-cell>
          <table:table-cell table:style-name="ce1"/>
          <table:table-cell office:value-type="float" office:value="38.161000000000001" table:style-name="ce1">
            <text:p>38.161</text:p>
          </table:table-cell>
          <table:table-cell office:value-type="string" table:style-name="ce3">
            <text:p>Matteo</text:p>
          </table:table-cell>
          <table:table-cell office:value-type="float" office:value="39.726415384615393" table:formula="of:=AVERAGE([.Q$49:.Q178])" table:style-name="ce1">
            <text:p>39.72641538</text:p>
          </table:table-cell>
          <table:table-cell table:style-name="ce1"/>
          <table:table-cell office:value-type="float" office:value="37.216999999999999" table:style-name="ce1">
            <text:p>37.217</text:p>
          </table:table-cell>
          <table:table-cell office:value-type="string" table:style-name="ce3">
            <text:p>BertV</text:p>
          </table:table-cell>
          <table:table-cell office:value-type="float" office:value="39.513076923076923" table:formula="of:=AVERAGE([.U$49:.U178])" table:style-name="ce1">
            <text:p>39.51307692</text:p>
          </table:table-cell>
          <table:table-cell table:style-name="ce1"/>
          <table:table-cell office:value-type="float" office:value="38.549999999999997" table:style-name="ce1">
            <text:p>38.55</text:p>
          </table:table-cell>
          <table:table-cell office:value-type="string" table:style-name="ce3">
            <text:p>StefM</text:p>
          </table:table-cell>
          <table:table-cell office:value-type="float" office:value="39.758930769230794" table:formula="of:=AVERAGE([.Y$49:.Y178])" table:style-name="ce1">
            <text:p>39.75893077</text:p>
          </table:table-cell>
          <table:table-cell table:style-name="ce1"/>
          <table:table-cell office:value-type="float" office:value="39.034999999999997" table:style-name="ce1">
            <text:p>39.035</text:p>
          </table:table-cell>
          <table:table-cell office:value-type="string" table:style-name="ce3">
            <text:p>Dario</text:p>
          </table:table-cell>
          <table:table-cell office:value-type="float" office:value="40.158600000000007" table:formula="of:=AVERAGE([.AC$49:.AC178])" table:style-name="ce1">
            <text:p>40.1586</text:p>
          </table:table-cell>
          <table:table-cell table:style-name="ce1"/>
          <table:table-cell office:value-type="float" office:value="40.024999999999999" table:style-name="ce1">
            <text:p>40.025</text:p>
          </table:table-cell>
          <table:table-cell office:value-type="string" table:style-name="ce3">
            <text:p>Thomas</text:p>
          </table:table-cell>
          <table:table-cell office:value-type="float" office:value="39.702876923076936" table:formula="of:=AVERAGE([.AG$49:.AG178])" table:style-name="ce1">
            <text:p>39.70287692</text:p>
          </table:table-cell>
          <table:table-cell table:style-name="ce1"/>
          <table:table-cell office:value-type="float" office:value="58.34" table:style-name="ce1">
            <text:p>58.34</text:p>
          </table:table-cell>
          <table:table-cell office:value-type="string" table:style-name="ce3">
            <text:p>Pit</text:p>
          </table:table-cell>
          <table:table-cell office:value-type="float" office:value="41.096776923076909" table:formula="of:=AVERAGE([.AK$49:.AK178])" table:style-name="ce1">
            <text:p>41.09677692</text:p>
          </table:table-cell>
          <table:table-cell table:number-columns-repeated="16345"/>
        </table:table-row>
        <table:table-row table:style-name="ro1">
          <table:table-cell office:value-type="float" office:value="37.6" table:style-name="ce1">
            <text:p>37.6</text:p>
          </table:table-cell>
          <table:table-cell office:value-type="string" table:style-name="ce3">
            <text:p>Joost</text:p>
          </table:table-cell>
          <table:table-cell office:value-type="float" office:value="37.735923664122147" table:formula="of:=AVERAGE([.A$49:.A179])" table:style-name="ce1">
            <text:p>37.73592366</text:p>
          </table:table-cell>
          <table:table-cell table:style-name="ce1"/>
          <table:table-cell office:value-type="float" office:value="37.761000000000003" table:style-name="ce1">
            <text:p>37.761</text:p>
          </table:table-cell>
          <table:table-cell office:value-type="string" table:style-name="ce3">
            <text:p>Jasper</text:p>
          </table:table-cell>
          <table:table-cell office:value-type="float" office:value="37.937732824427499" table:formula="of:=AVERAGE([.E$49:.E179])" table:style-name="ce1">
            <text:p>37.93773282</text:p>
          </table:table-cell>
          <table:table-cell table:style-name="ce1"/>
          <table:table-cell office:value-type="float" office:value="38.268999999999998" table:style-name="ce1">
            <text:p>38.269</text:p>
          </table:table-cell>
          <table:table-cell office:value-type="string" table:style-name="ce3">
            <text:p>Tim</text:p>
          </table:table-cell>
          <table:table-cell office:value-type="float" office:value="38.294557251908394" table:formula="of:=AVERAGE([.I$49:.I179])" table:style-name="ce1">
            <text:p>38.29455725</text:p>
          </table:table-cell>
          <table:table-cell table:style-name="ce1"/>
          <table:table-cell office:value-type="float" office:value="37.972999999999999" table:style-name="ce1">
            <text:p>37.973</text:p>
          </table:table-cell>
          <table:table-cell office:value-type="string" table:style-name="ce3">
            <text:p>Stefaan</text:p>
          </table:table-cell>
          <table:table-cell office:value-type="float" office:value="39.879412213740466" table:formula="of:=AVERAGE([.M$49:.M179])" table:style-name="ce1">
            <text:p>39.87941221</text:p>
          </table:table-cell>
          <table:table-cell table:style-name="ce1"/>
          <table:table-cell office:value-type="float" office:value="38.450000000000003" table:style-name="ce1">
            <text:p>38.45</text:p>
          </table:table-cell>
          <table:table-cell office:value-type="string" table:style-name="ce3">
            <text:p>Matteo</text:p>
          </table:table-cell>
          <table:table-cell office:value-type="float" office:value="39.716671755725201" table:formula="of:=AVERAGE([.Q$49:.Q179])" table:style-name="ce1">
            <text:p>39.71667176</text:p>
          </table:table-cell>
          <table:table-cell table:style-name="ce1"/>
          <table:table-cell office:value-type="float" office:value="37.279000000000003" table:style-name="ce1">
            <text:p>37.279</text:p>
          </table:table-cell>
          <table:table-cell office:value-type="string" table:style-name="ce3">
            <text:p>BertV</text:p>
          </table:table-cell>
          <table:table-cell office:value-type="float" office:value="39.496022900763364" table:formula="of:=AVERAGE([.U$49:.U179])" table:style-name="ce1">
            <text:p>39.4960229</text:p>
          </table:table-cell>
          <table:table-cell table:style-name="ce1"/>
          <table:table-cell office:value-type="float" office:value="38.354999999999997" table:style-name="ce1">
            <text:p>38.355</text:p>
          </table:table-cell>
          <table:table-cell office:value-type="string" table:style-name="ce3">
            <text:p>StefM</text:p>
          </table:table-cell>
          <table:table-cell office:value-type="float" office:value="39.748213740458034" table:formula="of:=AVERAGE([.Y$49:.Y179])" table:style-name="ce1">
            <text:p>39.74821374</text:p>
          </table:table-cell>
          <table:table-cell table:style-name="ce1"/>
          <table:table-cell office:value-type="float" office:value="37.942" table:style-name="ce1">
            <text:p>37.942</text:p>
          </table:table-cell>
          <table:table-cell office:value-type="string" table:style-name="ce3">
            <text:p>Dario</text:p>
          </table:table-cell>
          <table:table-cell office:value-type="float" office:value="40.141679389312991" table:formula="of:=AVERAGE([.AC$49:.AC179])" table:style-name="ce1">
            <text:p>40.14167939</text:p>
          </table:table-cell>
          <table:table-cell table:style-name="ce1"/>
          <table:table-cell office:value-type="float" office:value="38.838000000000001" table:style-name="ce1">
            <text:p>38.838</text:p>
          </table:table-cell>
          <table:table-cell office:value-type="string" table:style-name="ce3">
            <text:p>Thomas</text:p>
          </table:table-cell>
          <table:table-cell office:value-type="float" office:value="39.696274809160315" table:formula="of:=AVERAGE([.AG$49:.AG179])" table:style-name="ce1">
            <text:p>39.69627481</text:p>
          </table:table-cell>
          <table:table-cell table:style-name="ce1"/>
          <table:table-cell office:value-type="float" office:value="37.691000000000003" table:style-name="ce1">
            <text:p>37.691</text:p>
          </table:table-cell>
          <table:table-cell office:value-type="string" table:style-name="ce3">
            <text:p>Mike</text:p>
          </table:table-cell>
          <table:table-cell office:value-type="float" office:value="41.070778625954183" table:formula="of:=AVERAGE([.AK$49:.AK179])" table:style-name="ce1">
            <text:p>41.07077863</text:p>
          </table:table-cell>
          <table:table-cell table:number-columns-repeated="16345"/>
        </table:table-row>
        <table:table-row table:style-name="ro1">
          <table:table-cell office:value-type="float" office:value="37.692999999999998" table:style-name="ce1">
            <text:p>37.693</text:p>
          </table:table-cell>
          <table:table-cell office:value-type="string" table:style-name="ce3">
            <text:p>Joost</text:p>
          </table:table-cell>
          <table:table-cell office:value-type="float" office:value="37.735598484848495" table:formula="of:=AVERAGE([.A$49:.A180])" table:style-name="ce1">
            <text:p>37.73559848</text:p>
          </table:table-cell>
          <table:table-cell table:style-name="ce1"/>
          <table:table-cell office:value-type="float" office:value="38.094999999999999" table:style-name="ce1">
            <text:p>38.095</text:p>
          </table:table-cell>
          <table:table-cell office:value-type="string" table:style-name="ce3">
            <text:p>Jasper</text:p>
          </table:table-cell>
          <table:table-cell office:value-type="float" office:value="37.938924242424264" table:formula="of:=AVERAGE([.E$49:.E180])" table:style-name="ce1">
            <text:p>37.93892424</text:p>
          </table:table-cell>
          <table:table-cell table:style-name="ce1"/>
          <table:table-cell office:value-type="float" office:value="40.302999999999997" table:style-name="ce1">
            <text:p>40.303</text:p>
          </table:table-cell>
          <table:table-cell office:value-type="string" table:style-name="ce3">
            <text:p>Tim</text:p>
          </table:table-cell>
          <table:table-cell office:value-type="float" office:value="38.309772727272723" table:formula="of:=AVERAGE([.I$49:.I180])" table:style-name="ce1">
            <text:p>38.30977273</text:p>
          </table:table-cell>
          <table:table-cell table:style-name="ce1"/>
          <table:table-cell office:value-type="float" office:value="37.426000000000002" table:style-name="ce1">
            <text:p>37.426</text:p>
          </table:table-cell>
          <table:table-cell office:value-type="string" table:style-name="ce3">
            <text:p>Stefaan</text:p>
          </table:table-cell>
          <table:table-cell office:value-type="float" office:value="39.860825757575768" table:formula="of:=AVERAGE([.M$49:.M180])" table:style-name="ce1">
            <text:p>39.86082576</text:p>
          </table:table-cell>
          <table:table-cell table:style-name="ce1"/>
          <table:table-cell office:value-type="float" office:value="37.67" table:style-name="ce1">
            <text:p>37.67</text:p>
          </table:table-cell>
          <table:table-cell office:value-type="string" table:style-name="ce3">
            <text:p>Matteo</text:p>
          </table:table-cell>
          <table:table-cell office:value-type="float" office:value="39.701166666666673" table:formula="of:=AVERAGE([.Q$49:.Q180])" table:style-name="ce1">
            <text:p>39.70116667</text:p>
          </table:table-cell>
          <table:table-cell table:style-name="ce1"/>
          <table:table-cell office:value-type="float" office:value="37.450000000000003" table:style-name="ce1">
            <text:p>37.45</text:p>
          </table:table-cell>
          <table:table-cell office:value-type="string" table:style-name="ce3">
            <text:p>BertV</text:p>
          </table:table-cell>
          <table:table-cell office:value-type="float" office:value="39.480522727272728" table:formula="of:=AVERAGE([.U$49:.U180])" table:style-name="ce1">
            <text:p>39.48052273</text:p>
          </table:table-cell>
          <table:table-cell table:style-name="ce1"/>
          <table:table-cell office:value-type="float" office:value="37.988999999999997" table:style-name="ce1">
            <text:p>37.989</text:p>
          </table:table-cell>
          <table:table-cell office:value-type="string" table:style-name="ce3">
            <text:p>StefM</text:p>
          </table:table-cell>
          <table:table-cell office:value-type="float" office:value="39.734886363636377" table:formula="of:=AVERAGE([.Y$49:.Y180])" table:style-name="ce1">
            <text:p>39.73488636</text:p>
          </table:table-cell>
          <table:table-cell table:style-name="ce1"/>
          <table:table-cell office:value-type="float" office:value="37.383000000000003" table:style-name="ce1">
            <text:p>37.383</text:p>
          </table:table-cell>
          <table:table-cell office:value-type="string" table:style-name="ce3">
            <text:p>Dario</text:p>
          </table:table-cell>
          <table:table-cell office:value-type="float" office:value="40.120780303030308" table:formula="of:=AVERAGE([.AC$49:.AC180])" table:style-name="ce1">
            <text:p>40.1207803</text:p>
          </table:table-cell>
          <table:table-cell table:style-name="ce1"/>
          <table:table-cell office:value-type="float" office:value="38.832999999999998" table:style-name="ce1">
            <text:p>38.833</text:p>
          </table:table-cell>
          <table:table-cell office:value-type="string" table:style-name="ce3">
            <text:p>Thomas</text:p>
          </table:table-cell>
          <table:table-cell office:value-type="float" office:value="39.689734848484854" table:formula="of:=AVERAGE([.AG$49:.AG180])" table:style-name="ce1">
            <text:p>39.68973485</text:p>
          </table:table-cell>
          <table:table-cell table:style-name="ce1"/>
          <table:table-cell office:value-type="float" office:value="37.570999999999998" table:style-name="ce1">
            <text:p>37.571</text:p>
          </table:table-cell>
          <table:table-cell office:value-type="string" table:style-name="ce3">
            <text:p>Mike</text:p>
          </table:table-cell>
          <table:table-cell office:value-type="float" office:value="41.044265151515134" table:formula="of:=AVERAGE([.AK$49:.AK180])" table:style-name="ce1">
            <text:p>41.04426515</text:p>
          </table:table-cell>
          <table:table-cell table:number-columns-repeated="16345"/>
        </table:table-row>
        <table:table-row table:style-name="ro1">
          <table:table-cell office:value-type="float" office:value="37.847000000000001" table:style-name="ce1">
            <text:p>37.847</text:p>
          </table:table-cell>
          <table:table-cell office:value-type="string" table:style-name="ce3">
            <text:p>Joost</text:p>
          </table:table-cell>
          <table:table-cell office:value-type="float" office:value="37.736436090225567" table:formula="of:=AVERAGE([.A$49:.A181])" table:style-name="ce1">
            <text:p>37.73643609</text:p>
          </table:table-cell>
          <table:table-cell table:style-name="ce1"/>
          <table:table-cell office:value-type="float" office:value="39.085000000000001" table:style-name="ce1">
            <text:p>39.085</text:p>
          </table:table-cell>
          <table:table-cell office:value-type="string" table:style-name="ce3">
            <text:p>Jasper</text:p>
          </table:table-cell>
          <table:table-cell office:value-type="float" office:value="37.947541353383478" table:formula="of:=AVERAGE([.E$49:.E181])" table:style-name="ce1">
            <text:p>37.94754135</text:p>
          </table:table-cell>
          <table:table-cell table:style-name="ce1"/>
          <table:table-cell office:value-type="float" office:value="37.472000000000001" table:style-name="ce1">
            <text:p>37.472</text:p>
          </table:table-cell>
          <table:table-cell office:value-type="string" table:style-name="ce3">
            <text:p>Tim</text:p>
          </table:table-cell>
          <table:table-cell office:value-type="float" office:value="38.303473684210523" table:formula="of:=AVERAGE([.I$49:.I181])" table:style-name="ce1">
            <text:p>38.30347368</text:p>
          </table:table-cell>
          <table:table-cell table:style-name="ce1"/>
          <table:table-cell office:value-type="float" office:value="37.893999999999998" table:style-name="ce1">
            <text:p>37.894</text:p>
          </table:table-cell>
          <table:table-cell office:value-type="string" table:style-name="ce3">
            <text:p>Stefaan</text:p>
          </table:table-cell>
          <table:table-cell office:value-type="float" office:value="39.846037593984974" table:formula="of:=AVERAGE([.M$49:.M181])" table:style-name="ce1">
            <text:p>39.84603759</text:p>
          </table:table-cell>
          <table:table-cell table:style-name="ce1"/>
          <table:table-cell office:value-type="float" office:value="36.844999999999999" table:style-name="ce1">
            <text:p>36.845</text:p>
          </table:table-cell>
          <table:table-cell office:value-type="string" table:style-name="ce3">
            <text:p>Matteo</text:p>
          </table:table-cell>
          <table:table-cell office:value-type="float" office:value="39.679691729323316" table:formula="of:=AVERAGE([.Q$49:.Q181])" table:style-name="ce1">
            <text:p>39.67969173</text:p>
          </table:table-cell>
          <table:table-cell table:style-name="ce1"/>
          <table:table-cell office:value-type="float" office:value="38.994999999999997" table:style-name="ce1">
            <text:p>38.995</text:p>
          </table:table-cell>
          <table:table-cell office:value-type="string" table:style-name="ce3">
            <text:p>BertV</text:p>
          </table:table-cell>
          <table:table-cell office:value-type="float" office:value="39.476872180451124" table:formula="of:=AVERAGE([.U$49:.U181])" table:style-name="ce1">
            <text:p>39.47687218</text:p>
          </table:table-cell>
          <table:table-cell table:style-name="ce1"/>
          <table:table-cell office:value-type="float" office:value="37.86" table:style-name="ce1">
            <text:p>37.86</text:p>
          </table:table-cell>
          <table:table-cell office:value-type="string" table:style-name="ce3">
            <text:p>StefM</text:p>
          </table:table-cell>
          <table:table-cell office:value-type="float" office:value="39.720789473684221" table:formula="of:=AVERAGE([.Y$49:.Y181])" table:style-name="ce1">
            <text:p>39.72078947</text:p>
          </table:table-cell>
          <table:table-cell table:style-name="ce1"/>
          <table:table-cell office:value-type="float" office:value="38.637" table:style-name="ce1">
            <text:p>38.637</text:p>
          </table:table-cell>
          <table:table-cell office:value-type="string" table:style-name="ce3">
            <text:p>Dario</text:p>
          </table:table-cell>
          <table:table-cell office:value-type="float" office:value="40.109624060150381" table:formula="of:=AVERAGE([.AC$49:.AC181])" table:style-name="ce1">
            <text:p>40.10962406</text:p>
          </table:table-cell>
          <table:table-cell table:style-name="ce1"/>
          <table:table-cell office:value-type="float" office:value="39.293999999999997" table:style-name="ce1">
            <text:p>39.294</text:p>
          </table:table-cell>
          <table:table-cell office:value-type="string" table:style-name="ce3">
            <text:p>Thomas</text:p>
          </table:table-cell>
          <table:table-cell office:value-type="float" office:value="39.68675939849625" table:formula="of:=AVERAGE([.AG$49:.AG181])" table:style-name="ce1">
            <text:p>39.6867594</text:p>
          </table:table-cell>
          <table:table-cell table:style-name="ce1"/>
          <table:table-cell office:value-type="float" office:value="37.686999999999998" table:style-name="ce1">
            <text:p>37.687</text:p>
          </table:table-cell>
          <table:table-cell office:value-type="string" table:style-name="ce3">
            <text:p>Mike</text:p>
          </table:table-cell>
          <table:table-cell office:value-type="float" office:value="41.019022556390965" table:formula="of:=AVERAGE([.AK$49:.AK181])" table:style-name="ce1">
            <text:p>41.01902256</text:p>
          </table:table-cell>
          <table:table-cell table:number-columns-repeated="16345"/>
        </table:table-row>
        <table:table-row table:style-name="ro1">
          <table:table-cell office:value-type="float" office:value="40.877000000000002" table:style-name="ce1">
            <text:p>40.877</text:p>
          </table:table-cell>
          <table:table-cell office:value-type="string" table:style-name="ce3">
            <text:p>Joost</text:p>
          </table:table-cell>
          <table:table-cell office:value-type="float" office:value="37.759873134328366" table:formula="of:=AVERAGE([.A$49:.A182])" table:style-name="ce1">
            <text:p>37.75987313</text:p>
          </table:table-cell>
          <table:table-cell table:style-name="ce1"/>
          <table:table-cell office:value-type="float" office:value="38.058999999999997" table:style-name="ce1">
            <text:p>38.059</text:p>
          </table:table-cell>
          <table:table-cell office:value-type="string" table:style-name="ce3">
            <text:p>Jasper</text:p>
          </table:table-cell>
          <table:table-cell office:value-type="float" office:value="37.948373134328378" table:formula="of:=AVERAGE([.E$49:.E182])" table:style-name="ce1">
            <text:p>37.94837313</text:p>
          </table:table-cell>
          <table:table-cell table:style-name="ce1"/>
          <table:table-cell office:value-type="float" office:value="37.752000000000002" table:style-name="ce1">
            <text:p>37.752</text:p>
          </table:table-cell>
          <table:table-cell office:value-type="string" table:style-name="ce3">
            <text:p>Tim</text:p>
          </table:table-cell>
          <table:table-cell office:value-type="float" office:value="38.299358208955219" table:formula="of:=AVERAGE([.I$49:.I182])" table:style-name="ce1">
            <text:p>38.29935821</text:p>
          </table:table-cell>
          <table:table-cell table:style-name="ce1"/>
          <table:table-cell office:value-type="float" office:value="37.869999999999997" table:style-name="ce1">
            <text:p>37.87</text:p>
          </table:table-cell>
          <table:table-cell office:value-type="string" table:style-name="ce3">
            <text:p>Stefaan</text:p>
          </table:table-cell>
          <table:table-cell office:value-type="float" office:value="39.83129104477613" table:formula="of:=AVERAGE([.M$49:.M182])" table:style-name="ce1">
            <text:p>39.83129104</text:p>
          </table:table-cell>
          <table:table-cell table:style-name="ce1"/>
          <table:table-cell office:value-type="float" office:value="37.491" table:style-name="ce1">
            <text:p>37.491</text:p>
          </table:table-cell>
          <table:table-cell office:value-type="string" table:style-name="ce3">
            <text:p>Matteo</text:p>
          </table:table-cell>
          <table:table-cell office:value-type="float" office:value="39.663358208955231" table:formula="of:=AVERAGE([.Q$49:.Q182])" table:style-name="ce1">
            <text:p>39.66335821</text:p>
          </table:table-cell>
          <table:table-cell table:style-name="ce1"/>
          <table:table-cell office:value-type="float" office:value="37.709000000000003" table:style-name="ce1">
            <text:p>37.709</text:p>
          </table:table-cell>
          <table:table-cell office:value-type="string" table:style-name="ce3">
            <text:p>BertV</text:p>
          </table:table-cell>
          <table:table-cell office:value-type="float" office:value="39.463679104477613" table:formula="of:=AVERAGE([.U$49:.U182])" table:style-name="ce1">
            <text:p>39.4636791</text:p>
          </table:table-cell>
          <table:table-cell table:style-name="ce1"/>
          <table:table-cell office:value-type="float" office:value="40.343000000000004" table:style-name="ce1">
            <text:p>40.343</text:p>
          </table:table-cell>
          <table:table-cell office:value-type="string" table:style-name="ce3">
            <text:p>StefM</text:p>
          </table:table-cell>
          <table:table-cell office:value-type="float" office:value="39.725432835820904" table:formula="of:=AVERAGE([.Y$49:.Y182])" table:style-name="ce1">
            <text:p>39.72543284</text:p>
          </table:table-cell>
          <table:table-cell table:style-name="ce1"/>
          <table:table-cell office:value-type="float" office:value="38.695" table:style-name="ce1">
            <text:p>38.695</text:p>
          </table:table-cell>
          <table:table-cell office:value-type="string" table:style-name="ce3">
            <text:p>Dario</text:p>
          </table:table-cell>
          <table:table-cell office:value-type="float" office:value="40.099067164179111" table:formula="of:=AVERAGE([.AC$49:.AC182])" table:style-name="ce1">
            <text:p>40.09906716</text:p>
          </table:table-cell>
          <table:table-cell table:style-name="ce1"/>
          <table:table-cell office:value-type="float" office:value="38.667999999999999" table:style-name="ce1">
            <text:p>38.668</text:p>
          </table:table-cell>
          <table:table-cell office:value-type="string" table:style-name="ce3">
            <text:p>Thomas</text:p>
          </table:table-cell>
          <table:table-cell office:value-type="float" office:value="39.679156716417914" table:formula="of:=AVERAGE([.AG$49:.AG182])" table:style-name="ce1">
            <text:p>39.67915672</text:p>
          </table:table-cell>
          <table:table-cell table:style-name="ce1"/>
          <table:table-cell office:value-type="float" office:value="38.656999999999996" table:style-name="ce1">
            <text:p>38.657</text:p>
          </table:table-cell>
          <table:table-cell office:value-type="string" table:style-name="ce3">
            <text:p>Mike</text:p>
          </table:table-cell>
          <table:table-cell office:value-type="float" office:value="41.001395522388044" table:formula="of:=AVERAGE([.AK$49:.AK182])" table:style-name="ce1">
            <text:p>41.00139552</text:p>
          </table:table-cell>
          <table:table-cell table:number-columns-repeated="16345"/>
        </table:table-row>
        <table:table-row table:style-name="ro1">
          <table:table-cell office:value-type="float" office:value="50.811" table:style-name="ce1">
            <text:p>50.811</text:p>
          </table:table-cell>
          <table:table-cell office:value-type="string" table:style-name="ce3">
            <text:p>Pit</text:p>
          </table:table-cell>
          <table:table-cell office:value-type="float" office:value="37.856548148148157" table:formula="of:=AVERAGE([.A$49:.A183])" table:style-name="ce1">
            <text:p>37.85654815</text:p>
          </table:table-cell>
          <table:table-cell table:style-name="ce1"/>
          <table:table-cell office:value-type="float" office:value="38.774999999999999" table:style-name="ce1">
            <text:p>38.775</text:p>
          </table:table-cell>
          <table:table-cell office:value-type="string" table:style-name="ce3">
            <text:p>Jasper</text:p>
          </table:table-cell>
          <table:table-cell office:value-type="float" office:value="37.95449629629632" table:formula="of:=AVERAGE([.E$49:.E183])" table:style-name="ce1">
            <text:p>37.9544963</text:p>
          </table:table-cell>
          <table:table-cell table:style-name="ce1"/>
          <table:table-cell office:value-type="float" office:value="38.451999999999998" table:style-name="ce1">
            <text:p>38.452</text:p>
          </table:table-cell>
          <table:table-cell office:value-type="string" table:style-name="ce3">
            <text:p>Tim</text:p>
          </table:table-cell>
          <table:table-cell office:value-type="float" office:value="38.300488888888886" table:formula="of:=AVERAGE([.I$49:.I183])" table:style-name="ce1">
            <text:p>38.30048889</text:p>
          </table:table-cell>
          <table:table-cell table:style-name="ce1"/>
          <table:table-cell office:value-type="float" office:value="37.369" table:style-name="ce1">
            <text:p>37.369</text:p>
          </table:table-cell>
          <table:table-cell office:value-type="string" table:style-name="ce3">
            <text:p>Stefaan</text:p>
          </table:table-cell>
          <table:table-cell office:value-type="float" office:value="39.81305185185186" table:formula="of:=AVERAGE([.M$49:.M183])" table:style-name="ce1">
            <text:p>39.81305185</text:p>
          </table:table-cell>
          <table:table-cell table:style-name="ce1"/>
          <table:table-cell office:value-type="float" office:value="37.808999999999997" table:style-name="ce1">
            <text:p>37.809</text:p>
          </table:table-cell>
          <table:table-cell office:value-type="string" table:style-name="ce3">
            <text:p>Matteo</text:p>
          </table:table-cell>
          <table:table-cell office:value-type="float" office:value="39.649622222222234" table:formula="of:=AVERAGE([.Q$49:.Q183])" table:style-name="ce1">
            <text:p>39.64962222</text:p>
          </table:table-cell>
          <table:table-cell table:style-name="ce1"/>
          <table:table-cell office:value-type="float" office:value="39.564" table:style-name="ce1">
            <text:p>39.564</text:p>
          </table:table-cell>
          <table:table-cell office:value-type="string" table:style-name="ce3">
            <text:p>BertV</text:p>
          </table:table-cell>
          <table:table-cell office:value-type="float" office:value="39.464422222222225" table:formula="of:=AVERAGE([.U$49:.U183])" table:style-name="ce1">
            <text:p>39.46442222</text:p>
          </table:table-cell>
          <table:table-cell table:style-name="ce1"/>
          <table:table-cell office:value-type="float" office:value="39.130000000000003" table:style-name="ce1">
            <text:p>39.13</text:p>
          </table:table-cell>
          <table:table-cell office:value-type="string" table:style-name="ce3">
            <text:p>StefM</text:p>
          </table:table-cell>
          <table:table-cell office:value-type="float" office:value="39.721022222222231" table:formula="of:=AVERAGE([.Y$49:.Y183])" table:style-name="ce1">
            <text:p>39.72102222</text:p>
          </table:table-cell>
          <table:table-cell table:style-name="ce1"/>
          <table:table-cell office:value-type="float" office:value="38.334000000000003" table:style-name="ce1">
            <text:p>38.334</text:p>
          </table:table-cell>
          <table:table-cell office:value-type="string" table:style-name="ce3">
            <text:p>Dario</text:p>
          </table:table-cell>
          <table:table-cell office:value-type="float" office:value="40.085992592592596" table:formula="of:=AVERAGE([.AC$49:.AC183])" table:style-name="ce1">
            <text:p>40.08599259</text:p>
          </table:table-cell>
          <table:table-cell table:style-name="ce1"/>
          <table:table-cell office:value-type="float" office:value="38.896000000000001" table:style-name="ce1">
            <text:p>38.896</text:p>
          </table:table-cell>
          <table:table-cell office:value-type="string" table:style-name="ce3">
            <text:p>Thomas</text:p>
          </table:table-cell>
          <table:table-cell office:value-type="float" office:value="39.67335555555556" table:formula="of:=AVERAGE([.AG$49:.AG183])" table:style-name="ce1">
            <text:p>39.67335556</text:p>
          </table:table-cell>
          <table:table-cell table:style-name="ce1"/>
          <table:table-cell office:value-type="float" office:value="37.576000000000001" table:style-name="ce1">
            <text:p>37.576</text:p>
          </table:table-cell>
          <table:table-cell office:value-type="string" table:style-name="ce3">
            <text:p>Mike</text:p>
          </table:table-cell>
          <table:table-cell office:value-type="float" office:value="40.976022222222205" table:formula="of:=AVERAGE([.AK$49:.AK183])" table:style-name="ce1">
            <text:p>40.97602222</text:p>
          </table:table-cell>
          <table:table-cell table:number-columns-repeated="16345"/>
        </table:table-row>
        <table:table-row table:style-name="ro1">
          <table:table-cell office:value-type="float" office:value="37.073" table:style-name="ce1">
            <text:p>37.073</text:p>
          </table:table-cell>
          <table:table-cell office:value-type="string" table:style-name="ce3">
            <text:p>BertP</text:p>
          </table:table-cell>
          <table:table-cell office:value-type="float" office:value="37.850786764705894" table:formula="of:=AVERAGE([.A$49:.A184])" table:style-name="ce1">
            <text:p>37.85078676</text:p>
          </table:table-cell>
          <table:table-cell table:style-name="ce1"/>
          <table:table-cell office:value-type="float" office:value="37.784999999999997" table:style-name="ce1">
            <text:p>37.785</text:p>
          </table:table-cell>
          <table:table-cell office:value-type="string" table:style-name="ce3">
            <text:p>Jasper</text:p>
          </table:table-cell>
          <table:table-cell office:value-type="float" office:value="37.953250000000018" table:formula="of:=AVERAGE([.E$49:.E184])" table:style-name="ce1">
            <text:p>37.95325</text:p>
          </table:table-cell>
          <table:table-cell table:style-name="ce1"/>
          <table:table-cell office:value-type="float" office:value="37.476999999999997" table:style-name="ce1">
            <text:p>37.477</text:p>
          </table:table-cell>
          <table:table-cell office:value-type="string" table:style-name="ce3">
            <text:p>Tim</text:p>
          </table:table-cell>
          <table:table-cell office:value-type="float" office:value="38.29443382352941" table:formula="of:=AVERAGE([.I$49:.I184])" table:style-name="ce1">
            <text:p>38.29443382</text:p>
          </table:table-cell>
          <table:table-cell table:style-name="ce1"/>
          <table:table-cell office:value-type="float" office:value="37.523000000000003" table:style-name="ce1">
            <text:p>37.523</text:p>
          </table:table-cell>
          <table:table-cell office:value-type="string" table:style-name="ce3">
            <text:p>Stefaan</text:p>
          </table:table-cell>
          <table:table-cell office:value-type="float" office:value="39.796213235294132" table:formula="of:=AVERAGE([.M$49:.M184])" table:style-name="ce1">
            <text:p>39.79621324</text:p>
          </table:table-cell>
          <table:table-cell table:style-name="ce1"/>
          <table:table-cell office:value-type="float" office:value="37.401000000000003" table:style-name="ce1">
            <text:p>37.401</text:p>
          </table:table-cell>
          <table:table-cell office:value-type="string" table:style-name="ce3">
            <text:p>Matteo</text:p>
          </table:table-cell>
          <table:table-cell office:value-type="float" office:value="39.633088235294125" table:formula="of:=AVERAGE([.Q$49:.Q184])" table:style-name="ce1">
            <text:p>39.63308824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BertV</text:p>
          </table:table-cell>
          <table:table-cell office:value-type="float" office:value="39.453441176470584" table:formula="of:=AVERAGE([.U$49:.U184])" table:style-name="ce1">
            <text:p>39.45344118</text:p>
          </table:table-cell>
          <table:table-cell table:style-name="ce1"/>
          <table:table-cell office:value-type="float" office:value="38.414000000000001" table:style-name="ce1">
            <text:p>38.414</text:p>
          </table:table-cell>
          <table:table-cell office:value-type="string" table:style-name="ce3">
            <text:p>StefM</text:p>
          </table:table-cell>
          <table:table-cell office:value-type="float" office:value="39.711411764705893" table:formula="of:=AVERAGE([.Y$49:.Y184])" table:style-name="ce1">
            <text:p>39.71141176</text:p>
          </table:table-cell>
          <table:table-cell table:style-name="ce1"/>
          <table:table-cell office:value-type="float" office:value="38.232999999999997" table:style-name="ce1">
            <text:p>38.233</text:p>
          </table:table-cell>
          <table:table-cell office:value-type="string" table:style-name="ce3">
            <text:p>Dario</text:p>
          </table:table-cell>
          <table:table-cell office:value-type="float" office:value="40.072367647058826" table:formula="of:=AVERAGE([.AC$49:.AC184])" table:style-name="ce1">
            <text:p>40.07236765</text:p>
          </table:table-cell>
          <table:table-cell table:style-name="ce1"/>
          <table:table-cell office:value-type="float" office:value="38.770000000000003" table:style-name="ce1">
            <text:p>38.77</text:p>
          </table:table-cell>
          <table:table-cell office:value-type="string" table:style-name="ce3">
            <text:p>Thomas</text:p>
          </table:table-cell>
          <table:table-cell office:value-type="float" office:value="39.666713235294125" table:formula="of:=AVERAGE([.AG$49:.AG184])" table:style-name="ce1">
            <text:p>39.66671324</text:p>
          </table:table-cell>
          <table:table-cell table:style-name="ce1"/>
          <table:table-cell office:value-type="float" office:value="37.008000000000003" table:style-name="ce1">
            <text:p>37.008</text:p>
          </table:table-cell>
          <table:table-cell office:value-type="string" table:style-name="ce3">
            <text:p>Mike</text:p>
          </table:table-cell>
          <table:table-cell office:value-type="float" office:value="40.946845588235277" table:formula="of:=AVERAGE([.AK$49:.AK184])" table:style-name="ce1">
            <text:p>40.94684559</text:p>
          </table:table-cell>
          <table:table-cell table:number-columns-repeated="16345"/>
        </table:table-row>
        <table:table-row table:style-name="ro1">
          <table:table-cell office:value-type="float" office:value="36.720999999999997" table:style-name="ce1">
            <text:p>36.721</text:p>
          </table:table-cell>
          <table:table-cell office:value-type="string" table:style-name="ce3">
            <text:p>BertP</text:p>
          </table:table-cell>
          <table:table-cell office:value-type="float" office:value="37.84254014598541" table:formula="of:=AVERAGE([.A$49:.A185])" table:style-name="ce1">
            <text:p>37.84254015</text:p>
          </table:table-cell>
          <table:table-cell table:style-name="ce1"/>
          <table:table-cell office:value-type="float" office:value="37.021999999999998" table:style-name="ce1">
            <text:p>37.022</text:p>
          </table:table-cell>
          <table:table-cell office:value-type="string" table:style-name="ce3">
            <text:p>Jasper</text:p>
          </table:table-cell>
          <table:table-cell office:value-type="float" office:value="37.946452554744546" table:formula="of:=AVERAGE([.E$49:.E185])" table:style-name="ce1">
            <text:p>37.94645255</text:p>
          </table:table-cell>
          <table:table-cell table:style-name="ce1"/>
          <table:table-cell office:value-type="float" office:value="39.404000000000003" table:style-name="ce1">
            <text:p>39.404</text:p>
          </table:table-cell>
          <table:table-cell office:value-type="string" table:style-name="ce3">
            <text:p>Tim</text:p>
          </table:table-cell>
          <table:table-cell office:value-type="float" office:value="38.30253284671533" table:formula="of:=AVERAGE([.I$49:.I185])" table:style-name="ce1">
            <text:p>38.30253285</text:p>
          </table:table-cell>
          <table:table-cell table:style-name="ce1"/>
          <table:table-cell office:value-type="float" office:value="37.491999999999997" table:style-name="ce1">
            <text:p>37.492</text:p>
          </table:table-cell>
          <table:table-cell office:value-type="string" table:style-name="ce3">
            <text:p>Stefaan</text:p>
          </table:table-cell>
          <table:table-cell office:value-type="float" office:value="39.779394160583955" table:formula="of:=AVERAGE([.M$49:.M185])" table:style-name="ce1">
            <text:p>39.77939416</text:p>
          </table:table-cell>
          <table:table-cell table:style-name="ce1"/>
          <table:table-cell office:value-type="float" office:value="37.548999999999999" table:style-name="ce1">
            <text:p>37.549</text:p>
          </table:table-cell>
          <table:table-cell office:value-type="string" table:style-name="ce3">
            <text:p>Matteo</text:p>
          </table:table-cell>
          <table:table-cell office:value-type="float" office:value="39.61787591240877" table:formula="of:=AVERAGE([.Q$49:.Q185])" table:style-name="ce1">
            <text:p>39.61787591</text:p>
          </table:table-cell>
          <table:table-cell table:style-name="ce1"/>
          <table:table-cell office:value-type="float" office:value="38.082000000000001" table:style-name="ce1">
            <text:p>38.082</text:p>
          </table:table-cell>
          <table:table-cell office:value-type="string" table:style-name="ce3">
            <text:p>BertV</text:p>
          </table:table-cell>
          <table:table-cell office:value-type="float" office:value="39.443430656934304" table:formula="of:=AVERAGE([.U$49:.U185])" table:style-name="ce1">
            <text:p>39.44343066</text:p>
          </table:table-cell>
          <table:table-cell table:style-name="ce1"/>
          <table:table-cell office:value-type="float" office:value="39.590000000000003" table:style-name="ce1">
            <text:p>39.59</text:p>
          </table:table-cell>
          <table:table-cell office:value-type="string" table:style-name="ce3">
            <text:p>StefM</text:p>
          </table:table-cell>
          <table:table-cell office:value-type="float" office:value="39.710525547445265" table:formula="of:=AVERAGE([.Y$49:.Y185])" table:style-name="ce1">
            <text:p>39.71052555</text:p>
          </table:table-cell>
          <table:table-cell table:style-name="ce1"/>
          <table:table-cell office:value-type="float" office:value="38.892000000000003" table:style-name="ce1">
            <text:p>38.892</text:p>
          </table:table-cell>
          <table:table-cell office:value-type="string" table:style-name="ce3">
            <text:p>Dario</text:p>
          </table:table-cell>
          <table:table-cell office:value-type="float" office:value="40.063751824817523" table:formula="of:=AVERAGE([.AC$49:.AC185])" table:style-name="ce1">
            <text:p>40.06375182</text:p>
          </table:table-cell>
          <table:table-cell table:style-name="ce1"/>
          <table:table-cell office:value-type="float" office:value="39.878999999999998" table:style-name="ce1">
            <text:p>39.879</text:p>
          </table:table-cell>
          <table:table-cell office:value-type="string" table:style-name="ce3">
            <text:p>Thomas</text:p>
          </table:table-cell>
          <table:table-cell office:value-type="float" office:value="39.668262773722631" table:formula="of:=AVERAGE([.AG$49:.AG185])" table:style-name="ce1">
            <text:p>39.66826277</text:p>
          </table:table-cell>
          <table:table-cell table:style-name="ce1"/>
          <table:table-cell office:value-type="float" office:value="37.07" table:style-name="ce1">
            <text:p>37.07</text:p>
          </table:table-cell>
          <table:table-cell office:value-type="string" table:style-name="ce3">
            <text:p>Mike</text:p>
          </table:table-cell>
          <table:table-cell office:value-type="float" office:value="40.918547445255456" table:formula="of:=AVERAGE([.AK$49:.AK185])" table:style-name="ce1">
            <text:p>40.91854745</text:p>
          </table:table-cell>
          <table:table-cell table:number-columns-repeated="16345"/>
        </table:table-row>
        <table:table-row table:style-name="ro1">
          <table:table-cell office:value-type="float" office:value="36.872999999999998" table:style-name="ce1">
            <text:p>36.873</text:p>
          </table:table-cell>
          <table:table-cell office:value-type="string" table:style-name="ce3">
            <text:p>BertP</text:p>
          </table:table-cell>
          <table:table-cell office:value-type="float" office:value="37.835514492753624" table:formula="of:=AVERAGE([.A$49:.A186])" table:style-name="ce1">
            <text:p>37.83551449</text:p>
          </table:table-cell>
          <table:table-cell table:style-name="ce1"/>
          <table:table-cell office:value-type="float" office:value="38.213999999999999" table:style-name="ce1">
            <text:p>38.214</text:p>
          </table:table-cell>
          <table:table-cell office:value-type="string" table:style-name="ce3">
            <text:p>Jasper</text:p>
          </table:table-cell>
          <table:table-cell office:value-type="float" office:value="37.948391304347844" table:formula="of:=AVERAGE([.E$49:.E186])" table:style-name="ce1">
            <text:p>37.9483913</text:p>
          </table:table-cell>
          <table:table-cell table:style-name="ce1"/>
          <table:table-cell office:value-type="float" office:value="39.65" table:style-name="ce1">
            <text:p>39.65</text:p>
          </table:table-cell>
          <table:table-cell office:value-type="string" table:style-name="ce3">
            <text:p>Tim</text:p>
          </table:table-cell>
          <table:table-cell office:value-type="float" office:value="38.312297101449275" table:formula="of:=AVERAGE([.I$49:.I186])" table:style-name="ce1">
            <text:p>38.3122971</text:p>
          </table:table-cell>
          <table:table-cell table:style-name="ce1"/>
          <table:table-cell office:value-type="float" office:value="37.74" table:style-name="ce1">
            <text:p>37.74</text:p>
          </table:table-cell>
          <table:table-cell office:value-type="string" table:style-name="ce3">
            <text:p>Stefaan</text:p>
          </table:table-cell>
          <table:table-cell office:value-type="float" office:value="39.764615942028996" table:formula="of:=AVERAGE([.M$49:.M186])" table:style-name="ce1">
            <text:p>39.76461594</text:p>
          </table:table-cell>
          <table:table-cell table:style-name="ce1"/>
          <table:table-cell office:value-type="float" office:value="37.174999999999997" table:style-name="ce1">
            <text:p>37.175</text:p>
          </table:table-cell>
          <table:table-cell office:value-type="string" table:style-name="ce3">
            <text:p>Matteo</text:p>
          </table:table-cell>
          <table:table-cell office:value-type="float" office:value="39.600173913043491" table:formula="of:=AVERAGE([.Q$49:.Q186])" table:style-name="ce1">
            <text:p>39.60017391</text:p>
          </table:table-cell>
          <table:table-cell table:style-name="ce1"/>
          <table:table-cell office:value-type="float" office:value="38.49" table:style-name="ce1">
            <text:p>38.49</text:p>
          </table:table-cell>
          <table:table-cell office:value-type="string" table:style-name="ce3">
            <text:p>BertV</text:p>
          </table:table-cell>
          <table:table-cell office:value-type="float" office:value="39.436521739130434" table:formula="of:=AVERAGE([.U$49:.U186])" table:style-name="ce1">
            <text:p>39.43652174</text:p>
          </table:table-cell>
          <table:table-cell table:style-name="ce1"/>
          <table:table-cell office:value-type="float" office:value="39.404000000000003" table:style-name="ce1">
            <text:p>39.404</text:p>
          </table:table-cell>
          <table:table-cell office:value-type="string" table:style-name="ce3">
            <text:p>StefM</text:p>
          </table:table-cell>
          <table:table-cell office:value-type="float" office:value="39.7083043478261" table:formula="of:=AVERAGE([.Y$49:.Y186])" table:style-name="ce1">
            <text:p>39.70830435</text:p>
          </table:table-cell>
          <table:table-cell table:style-name="ce1"/>
          <table:table-cell office:value-type="float" office:value="38.970999999999997" table:style-name="ce1">
            <text:p>38.971</text:p>
          </table:table-cell>
          <table:table-cell office:value-type="string" table:style-name="ce3">
            <text:p>Dario</text:p>
          </table:table-cell>
          <table:table-cell office:value-type="float" office:value="40.055833333333332" table:formula="of:=AVERAGE([.AC$49:.AC186])" table:style-name="ce1">
            <text:p>40.05583333</text:p>
          </table:table-cell>
          <table:table-cell table:style-name="ce1"/>
          <table:table-cell office:value-type="float" office:value="38.423999999999999" table:style-name="ce1">
            <text:p>38.424</text:p>
          </table:table-cell>
          <table:table-cell office:value-type="string" table:style-name="ce3">
            <text:p>Thomas</text:p>
          </table:table-cell>
          <table:table-cell office:value-type="float" office:value="39.659246376811595" table:formula="of:=AVERAGE([.AG$49:.AG186])" table:style-name="ce1">
            <text:p>39.65924638</text:p>
          </table:table-cell>
          <table:table-cell table:style-name="ce1"/>
          <table:table-cell office:value-type="float" office:value="37.570999999999998" table:style-name="ce1">
            <text:p>37.571</text:p>
          </table:table-cell>
          <table:table-cell office:value-type="string" table:style-name="ce3">
            <text:p>Mike</text:p>
          </table:table-cell>
          <table:table-cell office:value-type="float" office:value="40.894289855072444" table:formula="of:=AVERAGE([.AK$49:.AK186])" table:style-name="ce1">
            <text:p>40.89428986</text:p>
          </table:table-cell>
          <table:table-cell table:number-columns-repeated="16345"/>
        </table:table-row>
        <table:table-row table:style-name="ro1">
          <table:table-cell office:value-type="float" office:value="37.033000000000001" table:style-name="ce1">
            <text:p>37.033</text:p>
          </table:table-cell>
          <table:table-cell office:value-type="string" table:style-name="ce3">
            <text:p>BertP</text:p>
          </table:table-cell>
          <table:table-cell office:value-type="float" office:value="37.829741007194251" table:formula="of:=AVERAGE([.A$49:.A187])" table:style-name="ce1">
            <text:p>37.82974101</text:p>
          </table:table-cell>
          <table:table-cell table:style-name="ce1"/>
          <table:table-cell office:value-type="float" office:value="38.005000000000003" table:style-name="ce1">
            <text:p>38.005</text:p>
          </table:table-cell>
          <table:table-cell office:value-type="string" table:style-name="ce3">
            <text:p>Jasper</text:p>
          </table:table-cell>
          <table:table-cell office:value-type="float" office:value="37.948798561151101" table:formula="of:=AVERAGE([.E$49:.E187])" table:style-name="ce1">
            <text:p>37.94879856</text:p>
          </table:table-cell>
          <table:table-cell table:style-name="ce1"/>
          <table:table-cell office:value-type="float" office:value="133.429" table:style-name="ce1">
            <text:p>133.429</text:p>
          </table:table-cell>
          <table:table-cell office:value-type="string" table:style-name="ce3">
            <text:p>Pit</text:p>
          </table:table-cell>
          <table:table-cell office:value-type="float" office:value="38.996589928057553" table:formula="of:=AVERAGE([.I$49:.I187])" table:style-name="ce1">
            <text:p>38.99658993</text:p>
          </table:table-cell>
          <table:table-cell table:style-name="ce1"/>
          <table:table-cell office:value-type="float" office:value="38.512999999999998" table:style-name="ce1">
            <text:p>38.513</text:p>
          </table:table-cell>
          <table:table-cell office:value-type="string" table:style-name="ce3">
            <text:p>Stefaan</text:p>
          </table:table-cell>
          <table:table-cell office:value-type="float" office:value="39.755611510791375" table:formula="of:=AVERAGE([.M$49:.M187])" table:style-name="ce1">
            <text:p>39.75561151</text:p>
          </table:table-cell>
          <table:table-cell table:style-name="ce1"/>
          <table:table-cell office:value-type="float" office:value="37.259" table:style-name="ce1">
            <text:p>37.259</text:p>
          </table:table-cell>
          <table:table-cell office:value-type="string" table:style-name="ce3">
            <text:p>Matteo</text:p>
          </table:table-cell>
          <table:table-cell office:value-type="float" office:value="39.583330935251809" table:formula="of:=AVERAGE([.Q$49:.Q187])" table:style-name="ce1">
            <text:p>39.58333094</text:p>
          </table:table-cell>
          <table:table-cell table:style-name="ce1"/>
          <table:table-cell office:value-type="float" office:value="38.853000000000002" table:style-name="ce1">
            <text:p>38.853</text:p>
          </table:table-cell>
          <table:table-cell office:value-type="string" table:style-name="ce3">
            <text:p>BertV</text:p>
          </table:table-cell>
          <table:table-cell office:value-type="float" office:value="39.432323741007195" table:formula="of:=AVERAGE([.U$49:.U187])" table:style-name="ce1">
            <text:p>39.43232374</text:p>
          </table:table-cell>
          <table:table-cell table:style-name="ce1"/>
          <table:table-cell office:value-type="float" office:value="37.877000000000002" table:style-name="ce1">
            <text:p>37.877</text:p>
          </table:table-cell>
          <table:table-cell office:value-type="string" table:style-name="ce3">
            <text:p>StefM</text:p>
          </table:table-cell>
          <table:table-cell office:value-type="float" office:value="39.695129496402892" table:formula="of:=AVERAGE([.Y$49:.Y187])" table:style-name="ce1">
            <text:p>39.6951295</text:p>
          </table:table-cell>
          <table:table-cell table:style-name="ce1"/>
          <table:table-cell office:value-type="float" office:value="38.478999999999999" table:style-name="ce1">
            <text:p>38.479</text:p>
          </table:table-cell>
          <table:table-cell office:value-type="string" table:style-name="ce3">
            <text:p>Dario</text:p>
          </table:table-cell>
          <table:table-cell office:value-type="float" office:value="40.044489208633095" table:formula="of:=AVERAGE([.AC$49:.AC187])" table:style-name="ce1">
            <text:p>40.04448921</text:p>
          </table:table-cell>
          <table:table-cell table:style-name="ce1"/>
          <table:table-cell office:value-type="float" office:value="39.406999999999996" table:style-name="ce1">
            <text:p>39.407</text:p>
          </table:table-cell>
          <table:table-cell office:value-type="string" table:style-name="ce3">
            <text:p>Thomas</text:p>
          </table:table-cell>
          <table:table-cell office:value-type="float" office:value="39.657431654676266" table:formula="of:=AVERAGE([.AG$49:.AG187])" table:style-name="ce1">
            <text:p>39.65743165</text:p>
          </table:table-cell>
          <table:table-cell table:style-name="ce1"/>
          <table:table-cell office:value-type="float" office:value="37.378" table:style-name="ce1">
            <text:p>37.378</text:p>
          </table:table-cell>
          <table:table-cell office:value-type="string" table:style-name="ce3">
            <text:p>Mike</text:p>
          </table:table-cell>
          <table:table-cell office:value-type="float" office:value="40.868992805755376" table:formula="of:=AVERAGE([.AK$49:.AK187])" table:style-name="ce1">
            <text:p>40.86899281</text:p>
          </table:table-cell>
          <table:table-cell table:number-columns-repeated="16345"/>
        </table:table-row>
        <table:table-row table:style-name="ro1">
          <table:table-cell office:value-type="float" office:value="36.762999999999998" table:style-name="ce1">
            <text:p>36.763</text:p>
          </table:table-cell>
          <table:table-cell office:value-type="string" table:style-name="ce3">
            <text:p>BertP</text:p>
          </table:table-cell>
          <table:table-cell office:value-type="float" office:value="37.822121428571435" table:formula="of:=AVERAGE([.A$49:.A188])" table:style-name="ce1">
            <text:p>37.82212143</text:p>
          </table:table-cell>
          <table:table-cell table:style-name="ce1"/>
          <table:table-cell office:value-type="float" office:value="37.396000000000001" table:style-name="ce1">
            <text:p>37.396</text:p>
          </table:table-cell>
          <table:table-cell office:value-type="string" table:style-name="ce3">
            <text:p>Jasper</text:p>
          </table:table-cell>
          <table:table-cell office:value-type="float" office:value="37.944850000000017" table:formula="of:=AVERAGE([.E$49:.E188])" table:style-name="ce1">
            <text:p>37.94485</text:p>
          </table:table-cell>
          <table:table-cell table:style-name="ce1"/>
          <table:table-cell office:value-type="float" office:value="37.905000000000001" table:style-name="ce1">
            <text:p>37.905</text:p>
          </table:table-cell>
          <table:table-cell office:value-type="string" table:style-name="ce3">
            <text:p>Kyle</text:p>
          </table:table-cell>
          <table:table-cell office:value-type="float" office:value="38.988792857142855" table:formula="of:=AVERAGE([.I$49:.I188])" table:style-name="ce1">
            <text:p>38.98879286</text:p>
          </table:table-cell>
          <table:table-cell table:style-name="ce1"/>
          <table:table-cell office:value-type="float" office:value="38.518000000000001" table:style-name="ce1">
            <text:p>38.518</text:p>
          </table:table-cell>
          <table:table-cell office:value-type="string" table:style-name="ce3">
            <text:p>Stefaan</text:p>
          </table:table-cell>
          <table:table-cell office:value-type="float" office:value="39.746771428571442" table:formula="of:=AVERAGE([.M$49:.M188])" table:style-name="ce1">
            <text:p>39.74677143</text:p>
          </table:table-cell>
          <table:table-cell table:style-name="ce1"/>
          <table:table-cell office:value-type="float" office:value="37.497999999999998" table:style-name="ce1">
            <text:p>37.498</text:p>
          </table:table-cell>
          <table:table-cell office:value-type="string" table:style-name="ce3">
            <text:p>Matteo</text:p>
          </table:table-cell>
          <table:table-cell office:value-type="float" office:value="39.568435714285719" table:formula="of:=AVERAGE([.Q$49:.Q188])" table:style-name="ce1">
            <text:p>39.56843571</text:p>
          </table:table-cell>
          <table:table-cell table:style-name="ce1"/>
          <table:table-cell office:value-type="float" office:value="37.447000000000003" table:style-name="ce1">
            <text:p>37.447</text:p>
          </table:table-cell>
          <table:table-cell office:value-type="string" table:style-name="ce3">
            <text:p>BertV</text:p>
          </table:table-cell>
          <table:table-cell office:value-type="float" office:value="39.418142857142854" table:formula="of:=AVERAGE([.U$49:.U188])" table:style-name="ce1">
            <text:p>39.41814286</text:p>
          </table:table-cell>
          <table:table-cell table:style-name="ce1"/>
          <table:table-cell office:value-type="float" office:value="38.155000000000001" table:style-name="ce1">
            <text:p>38.155</text:p>
          </table:table-cell>
          <table:table-cell office:value-type="string" table:style-name="ce3">
            <text:p>StefM</text:p>
          </table:table-cell>
          <table:table-cell office:value-type="float" office:value="39.684128571428587" table:formula="of:=AVERAGE([.Y$49:.Y188])" table:style-name="ce1">
            <text:p>39.68412857</text:p>
          </table:table-cell>
          <table:table-cell table:style-name="ce1"/>
          <table:table-cell office:value-type="float" office:value="38.618000000000002" table:style-name="ce1">
            <text:p>38.618</text:p>
          </table:table-cell>
          <table:table-cell office:value-type="string" table:style-name="ce3">
            <text:p>Dario</text:p>
          </table:table-cell>
          <table:table-cell office:value-type="float" office:value="40.034300000000002" table:formula="of:=AVERAGE([.AC$49:.AC188])" table:style-name="ce1">
            <text:p>40.0343</text:p>
          </table:table-cell>
          <table:table-cell table:style-name="ce1"/>
          <table:table-cell office:value-type="float" office:value="38.070999999999998" table:style-name="ce1">
            <text:p>38.071</text:p>
          </table:table-cell>
          <table:table-cell office:value-type="string" table:style-name="ce3">
            <text:p>Thomas</text:p>
          </table:table-cell>
          <table:table-cell office:value-type="float" office:value="39.646100000000004" table:formula="of:=AVERAGE([.AG$49:.AG188])" table:style-name="ce1">
            <text:p>39.6461</text:p>
          </table:table-cell>
          <table:table-cell table:style-name="ce1"/>
          <table:table-cell office:value-type="float" office:value="37.351999999999997" table:style-name="ce1">
            <text:p>37.352</text:p>
          </table:table-cell>
          <table:table-cell office:value-type="string" table:style-name="ce3">
            <text:p>Mike</text:p>
          </table:table-cell>
          <table:table-cell office:value-type="float" office:value="40.843871428571411" table:formula="of:=AVERAGE([.AK$49:.AK188])" table:style-name="ce1">
            <text:p>40.84387143</text:p>
          </table:table-cell>
          <table:table-cell table:number-columns-repeated="16345"/>
        </table:table-row>
        <table:table-row table:style-name="ro1">
          <table:table-cell office:value-type="float" office:value="36.661999999999999" table:style-name="ce1">
            <text:p>36.662</text:p>
          </table:table-cell>
          <table:table-cell office:value-type="string" table:style-name="ce3">
            <text:p>BertP</text:p>
          </table:table-cell>
          <table:table-cell office:value-type="float" office:value="37.813893617021286" table:formula="of:=AVERAGE([.A$49:.A189])" table:style-name="ce1">
            <text:p>37.81389362</text:p>
          </table:table-cell>
          <table:table-cell table:style-name="ce1"/>
          <table:table-cell office:value-type="float" office:value="37.631" table:style-name="ce1">
            <text:p>37.631</text:p>
          </table:table-cell>
          <table:table-cell office:value-type="string" table:style-name="ce3">
            <text:p>Jasper</text:p>
          </table:table-cell>
          <table:table-cell office:value-type="float" office:value="37.942624113475198" table:formula="of:=AVERAGE([.E$49:.E189])" table:style-name="ce1">
            <text:p>37.94262411</text:p>
          </table:table-cell>
          <table:table-cell table:style-name="ce1"/>
          <table:table-cell office:value-type="float" office:value="37.152999999999999" table:style-name="ce1">
            <text:p>37.153</text:p>
          </table:table-cell>
          <table:table-cell office:value-type="string" table:style-name="ce3">
            <text:p>Kyle</text:p>
          </table:table-cell>
          <table:table-cell office:value-type="float" office:value="38.97577304964539" table:formula="of:=AVERAGE([.I$49:.I189])" table:style-name="ce1">
            <text:p>38.97577305</text:p>
          </table:table-cell>
          <table:table-cell table:style-name="ce1"/>
          <table:table-cell office:value-type="float" office:value="38.470999999999997" table:style-name="ce1">
            <text:p>38.471</text:p>
          </table:table-cell>
          <table:table-cell office:value-type="string" table:style-name="ce3">
            <text:p>Stefaan</text:p>
          </table:table-cell>
          <table:table-cell office:value-type="float" office:value="39.737723404255327" table:formula="of:=AVERAGE([.M$49:.M189])" table:style-name="ce1">
            <text:p>39.7377234</text:p>
          </table:table-cell>
          <table:table-cell table:style-name="ce1"/>
          <table:table-cell office:value-type="float" office:value="38.003" table:style-name="ce1">
            <text:p>38.003</text:p>
          </table:table-cell>
          <table:table-cell office:value-type="string" table:style-name="ce3">
            <text:p>Matteo</text:p>
          </table:table-cell>
          <table:table-cell office:value-type="float" office:value="39.557333333333339" table:formula="of:=AVERAGE([.Q$49:.Q189])" table:style-name="ce1">
            <text:p>39.55733333</text:p>
          </table:table-cell>
          <table:table-cell table:style-name="ce1"/>
          <table:table-cell office:value-type="float" office:value="37.034999999999997" table:style-name="ce1">
            <text:p>37.035</text:p>
          </table:table-cell>
          <table:table-cell office:value-type="string" table:style-name="ce3">
            <text:p>BertV</text:p>
          </table:table-cell>
          <table:table-cell office:value-type="float" office:value="39.401241134751771" table:formula="of:=AVERAGE([.U$49:.U189])" table:style-name="ce1">
            <text:p>39.40124113</text:p>
          </table:table-cell>
          <table:table-cell table:style-name="ce1"/>
          <table:table-cell office:value-type="float" office:value="37.96" table:style-name="ce1">
            <text:p>37.96</text:p>
          </table:table-cell>
          <table:table-cell office:value-type="string" table:style-name="ce3">
            <text:p>StefM</text:p>
          </table:table-cell>
          <table:table-cell office:value-type="float" office:value="39.671900709219877" table:formula="of:=AVERAGE([.Y$49:.Y189])" table:style-name="ce1">
            <text:p>39.67190071</text:p>
          </table:table-cell>
          <table:table-cell table:style-name="ce1"/>
          <table:table-cell office:value-type="float" office:value="37.978999999999999" table:style-name="ce1">
            <text:p>37.979</text:p>
          </table:table-cell>
          <table:table-cell office:value-type="string" table:style-name="ce3">
            <text:p>Dario</text:p>
          </table:table-cell>
          <table:table-cell office:value-type="float" office:value="40.019723404255323" table:formula="of:=AVERAGE([.AC$49:.AC189])" table:style-name="ce1">
            <text:p>40.0197234</text:p>
          </table:table-cell>
          <table:table-cell table:style-name="ce1"/>
          <table:table-cell office:value-type="float" office:value="39.472000000000001" table:style-name="ce1">
            <text:p>39.472</text:p>
          </table:table-cell>
          <table:table-cell office:value-type="string" table:style-name="ce3">
            <text:p>Thomas</text:p>
          </table:table-cell>
          <table:table-cell office:value-type="float" office:value="39.644865248226957" table:formula="of:=AVERAGE([.AG$49:.AG189])" table:style-name="ce1">
            <text:p>39.64486525</text:p>
          </table:table-cell>
          <table:table-cell table:style-name="ce1"/>
          <table:table-cell office:value-type="float" office:value="37.234999999999999" table:style-name="ce1">
            <text:p>37.235</text:p>
          </table:table-cell>
          <table:table-cell office:value-type="string" table:style-name="ce3">
            <text:p>Mike</text:p>
          </table:table-cell>
          <table:table-cell office:value-type="float" office:value="40.818276595744656" table:formula="of:=AVERAGE([.AK$49:.AK189])" table:style-name="ce1">
            <text:p>40.8182766</text:p>
          </table:table-cell>
          <table:table-cell table:number-columns-repeated="16345"/>
        </table:table-row>
        <table:table-row table:style-name="ro1">
          <table:table-cell office:value-type="float" office:value="36.914999999999999" table:style-name="ce1">
            <text:p>36.915</text:p>
          </table:table-cell>
          <table:table-cell office:value-type="string" table:style-name="ce3">
            <text:p>BertP</text:p>
          </table:table-cell>
          <table:table-cell office:value-type="float" office:value="37.807563380281699" table:formula="of:=AVERAGE([.A$49:.A190])" table:style-name="ce1">
            <text:p>37.80756338</text:p>
          </table:table-cell>
          <table:table-cell table:style-name="ce1"/>
          <table:table-cell office:value-type="float" office:value="38.396000000000001" table:style-name="ce1">
            <text:p>38.396</text:p>
          </table:table-cell>
          <table:table-cell office:value-type="string" table:style-name="ce3">
            <text:p>Jasper</text:p>
          </table:table-cell>
          <table:table-cell office:value-type="float" office:value="37.94581690140847" table:formula="of:=AVERAGE([.E$49:.E190])" table:style-name="ce1">
            <text:p>37.9458169</text:p>
          </table:table-cell>
          <table:table-cell table:style-name="ce1"/>
          <table:table-cell office:value-type="float" office:value="36.683" table:style-name="ce1">
            <text:p>36.683</text:p>
          </table:table-cell>
          <table:table-cell office:value-type="string" table:style-name="ce3">
            <text:p>Kyle</text:p>
          </table:table-cell>
          <table:table-cell office:value-type="float" office:value="38.959626760563381" table:formula="of:=AVERAGE([.I$49:.I190])" table:style-name="ce1">
            <text:p>38.95962676</text:p>
          </table:table-cell>
          <table:table-cell table:style-name="ce1"/>
          <table:table-cell office:value-type="float" office:value="38.334000000000003" table:style-name="ce1">
            <text:p>38.334</text:p>
          </table:table-cell>
          <table:table-cell office:value-type="string" table:style-name="ce3">
            <text:p>Stefaan</text:p>
          </table:table-cell>
          <table:table-cell office:value-type="float" office:value="39.727838028169018" table:formula="of:=AVERAGE([.M$49:.M190])" table:style-name="ce1">
            <text:p>39.72783803</text:p>
          </table:table-cell>
          <table:table-cell table:style-name="ce1"/>
          <table:table-cell office:value-type="float" office:value="39.067999999999998" table:style-name="ce1">
            <text:p>39.068</text:p>
          </table:table-cell>
          <table:table-cell office:value-type="string" table:style-name="ce3">
            <text:p>Matteo</text:p>
          </table:table-cell>
          <table:table-cell office:value-type="float" office:value="39.55388732394367" table:formula="of:=AVERAGE([.Q$49:.Q190])" table:style-name="ce1">
            <text:p>39.55388732</text:p>
          </table:table-cell>
          <table:table-cell table:style-name="ce1"/>
          <table:table-cell office:value-type="float" office:value="37.892000000000003" table:style-name="ce1">
            <text:p>37.892</text:p>
          </table:table-cell>
          <table:table-cell office:value-type="string" table:style-name="ce3">
            <text:p>BertV</text:p>
          </table:table-cell>
          <table:table-cell office:value-type="float" office:value="39.390612676056335" table:formula="of:=AVERAGE([.U$49:.U190])" table:style-name="ce1">
            <text:p>39.39061268</text:p>
          </table:table-cell>
          <table:table-cell table:style-name="ce1"/>
          <table:table-cell office:value-type="float" office:value="37.768999999999998" table:style-name="ce1">
            <text:p>37.769</text:p>
          </table:table-cell>
          <table:table-cell office:value-type="string" table:style-name="ce3">
            <text:p>StefM</text:p>
          </table:table-cell>
          <table:table-cell office:value-type="float" office:value="39.658500000000018" table:formula="of:=AVERAGE([.Y$49:.Y190])" table:style-name="ce1">
            <text:p>39.6585</text:p>
          </table:table-cell>
          <table:table-cell table:style-name="ce1"/>
          <table:table-cell office:value-type="float" office:value="38.203000000000003" table:style-name="ce1">
            <text:p>38.203</text:p>
          </table:table-cell>
          <table:table-cell office:value-type="string" table:style-name="ce3">
            <text:p>Dario</text:p>
          </table:table-cell>
          <table:table-cell office:value-type="float" office:value="40.006929577464795" table:formula="of:=AVERAGE([.AC$49:.AC190])" table:style-name="ce1">
            <text:p>40.00692958</text:p>
          </table:table-cell>
          <table:table-cell table:style-name="ce1"/>
          <table:table-cell office:value-type="float" office:value="39.064" table:style-name="ce1">
            <text:p>39.064</text:p>
          </table:table-cell>
          <table:table-cell office:value-type="string" table:style-name="ce3">
            <text:p>Thomas</text:p>
          </table:table-cell>
          <table:table-cell office:value-type="float" office:value="39.640774647887326" table:formula="of:=AVERAGE([.AG$49:.AG190])" table:style-name="ce1">
            <text:p>39.64077465</text:p>
          </table:table-cell>
          <table:table-cell table:style-name="ce1"/>
          <table:table-cell office:value-type="float" office:value="37.131999999999998" table:style-name="ce1">
            <text:p>37.132</text:p>
          </table:table-cell>
          <table:table-cell office:value-type="string" table:style-name="ce3">
            <text:p>Mike</text:p>
          </table:table-cell>
          <table:table-cell office:value-type="float" office:value="40.792316901408427" table:formula="of:=AVERAGE([.AK$49:.AK190])" table:style-name="ce1">
            <text:p>40.7923169</text:p>
          </table:table-cell>
          <table:table-cell table:number-columns-repeated="16345"/>
        </table:table-row>
        <table:table-row table:style-name="ro1">
          <table:table-cell office:value-type="float" office:value="36.633000000000003" table:style-name="ce1">
            <text:p>36.633</text:p>
          </table:table-cell>
          <table:table-cell office:value-type="string" table:style-name="ce3">
            <text:p>BertP</text:p>
          </table:table-cell>
          <table:table-cell office:value-type="float" office:value="37.799349650349654" table:formula="of:=AVERAGE([.A$49:.A191])" table:style-name="ce1">
            <text:p>37.79934965</text:p>
          </table:table-cell>
          <table:table-cell table:style-name="ce1"/>
          <table:table-cell office:value-type="float" office:value="52.308999999999997" table:style-name="ce1">
            <text:p>52.309</text:p>
          </table:table-cell>
          <table:table-cell office:value-type="string" table:style-name="ce3">
            <text:p>Pit</text:p>
          </table:table-cell>
          <table:table-cell office:value-type="float" office:value="38.046258741258761" table:formula="of:=AVERAGE([.E$49:.E191])" table:style-name="ce1">
            <text:p>38.04625874</text:p>
          </table:table-cell>
          <table:table-cell table:style-name="ce1"/>
          <table:table-cell office:value-type="float" office:value="36.646999999999998" table:style-name="ce1">
            <text:p>36.647</text:p>
          </table:table-cell>
          <table:table-cell office:value-type="string" table:style-name="ce3">
            <text:p>Kyle</text:p>
          </table:table-cell>
          <table:table-cell office:value-type="float" office:value="38.943454545454543" table:formula="of:=AVERAGE([.I$49:.I191])" table:style-name="ce1">
            <text:p>38.94345455</text:p>
          </table:table-cell>
          <table:table-cell table:style-name="ce1"/>
          <table:table-cell office:value-type="float" office:value="40.671999999999997" table:style-name="ce1">
            <text:p>40.672</text:p>
          </table:table-cell>
          <table:table-cell office:value-type="string" table:style-name="ce3">
            <text:p>Stefaan</text:p>
          </table:table-cell>
          <table:table-cell office:value-type="float" office:value="39.734440559440564" table:formula="of:=AVERAGE([.M$49:.M191])" table:style-name="ce1">
            <text:p>39.73444056</text:p>
          </table:table-cell>
          <table:table-cell table:style-name="ce1"/>
          <table:table-cell office:value-type="float" office:value="37.960999999999999" table:style-name="ce1">
            <text:p>37.961</text:p>
          </table:table-cell>
          <table:table-cell office:value-type="string" table:style-name="ce3">
            <text:p>Matteo</text:p>
          </table:table-cell>
          <table:table-cell office:value-type="float" office:value="39.542748251748257" table:formula="of:=AVERAGE([.Q$49:.Q191])" table:style-name="ce1">
            <text:p>39.54274825</text:p>
          </table:table-cell>
          <table:table-cell table:style-name="ce1"/>
          <table:table-cell office:value-type="float" office:value="38.506" table:style-name="ce1">
            <text:p>38.506</text:p>
          </table:table-cell>
          <table:table-cell office:value-type="string" table:style-name="ce3">
            <text:p>BertV</text:p>
          </table:table-cell>
          <table:table-cell office:value-type="float" office:value="39.384426573426573" table:formula="of:=AVERAGE([.U$49:.U191])" table:style-name="ce1">
            <text:p>39.38442657</text:p>
          </table:table-cell>
          <table:table-cell table:style-name="ce1"/>
          <table:table-cell office:value-type="float" office:value="38.133000000000003" table:style-name="ce1">
            <text:p>38.133</text:p>
          </table:table-cell>
          <table:table-cell office:value-type="string" table:style-name="ce3">
            <text:p>StefM</text:p>
          </table:table-cell>
          <table:table-cell office:value-type="float" office:value="39.647832167832185" table:formula="of:=AVERAGE([.Y$49:.Y191])" table:style-name="ce1">
            <text:p>39.64783217</text:p>
          </table:table-cell>
          <table:table-cell table:style-name="ce1"/>
          <table:table-cell office:value-type="float" office:value="39.304000000000002" table:style-name="ce1">
            <text:p>39.304</text:p>
          </table:table-cell>
          <table:table-cell office:value-type="string" table:style-name="ce3">
            <text:p>Dario</text:p>
          </table:table-cell>
          <table:table-cell office:value-type="float" office:value="40.002013986013999" table:formula="of:=AVERAGE([.AC$49:.AC191])" table:style-name="ce1">
            <text:p>40.00201399</text:p>
          </table:table-cell>
          <table:table-cell table:style-name="ce1"/>
          <table:table-cell office:value-type="float" office:value="38.347000000000001" table:style-name="ce1">
            <text:p>38.347</text:p>
          </table:table-cell>
          <table:table-cell office:value-type="string" table:style-name="ce3">
            <text:p>Thomas</text:p>
          </table:table-cell>
          <table:table-cell office:value-type="float" office:value="39.631727272727275" table:formula="of:=AVERAGE([.AG$49:.AG191])" table:style-name="ce1">
            <text:p>39.63172727</text:p>
          </table:table-cell>
          <table:table-cell table:style-name="ce1"/>
          <table:table-cell office:value-type="float" office:value="38.530999999999999" table:style-name="ce1">
            <text:p>38.531</text:p>
          </table:table-cell>
          <table:table-cell office:value-type="string" table:style-name="ce3">
            <text:p>Mike</text:p>
          </table:table-cell>
          <table:table-cell office:value-type="float" office:value="40.776503496503473" table:formula="of:=AVERAGE([.AK$49:.AK191])" table:style-name="ce1">
            <text:p>40.7765035</text:p>
          </table:table-cell>
          <table:table-cell table:number-columns-repeated="16345"/>
        </table:table-row>
        <table:table-row table:style-name="ro1">
          <table:table-cell office:value-type="float" office:value="36.436" table:style-name="ce1">
            <text:p>36.436</text:p>
          </table:table-cell>
          <table:table-cell office:value-type="string" table:style-name="ce3">
            <text:p>BertP</text:p>
          </table:table-cell>
          <table:table-cell office:value-type="float" office:value="37.789881944444446" table:formula="of:=AVERAGE([.A$49:.A192])" table:style-name="ce1">
            <text:p>37.78988194</text:p>
          </table:table-cell>
          <table:table-cell table:style-name="ce1"/>
          <table:table-cell office:value-type="float" office:value="36.274000000000001" table:style-name="ce1">
            <text:p>36.274</text:p>
          </table:table-cell>
          <table:table-cell office:value-type="string" table:style-name="ce3">
            <text:p>Inigo</text:p>
          </table:table-cell>
          <table:table-cell office:value-type="float" office:value="38.033951388888909" table:formula="of:=AVERAGE([.E$49:.E192])" table:style-name="ce1">
            <text:p>38.03395139</text:p>
          </table:table-cell>
          <table:table-cell table:style-name="ce1"/>
          <table:table-cell office:value-type="float" office:value="37.808999999999997" table:style-name="ce1">
            <text:p>37.809</text:p>
          </table:table-cell>
          <table:table-cell office:value-type="string" table:style-name="ce3">
            <text:p>Kyle</text:p>
          </table:table-cell>
          <table:table-cell office:value-type="float" office:value="38.93557638888889" table:formula="of:=AVERAGE([.I$49:.I192])" table:style-name="ce1">
            <text:p>38.93557639</text:p>
          </table:table-cell>
          <table:table-cell table:style-name="ce1"/>
          <table:table-cell office:value-type="float" office:value="37.720999999999997" table:style-name="ce1">
            <text:p>37.721</text:p>
          </table:table-cell>
          <table:table-cell office:value-type="string" table:style-name="ce3">
            <text:p>Stefaan</text:p>
          </table:table-cell>
          <table:table-cell office:value-type="float" office:value="39.720458333333333" table:formula="of:=AVERAGE([.M$49:.M192])" table:style-name="ce1">
            <text:p>39.72045833</text:p>
          </table:table-cell>
          <table:table-cell table:style-name="ce1"/>
          <table:table-cell office:value-type="float" office:value="53.064999999999998" table:style-name="ce1">
            <text:p>53.065</text:p>
          </table:table-cell>
          <table:table-cell office:value-type="string" table:style-name="ce3">
            <text:p>Pit</text:p>
          </table:table-cell>
          <table:table-cell office:value-type="float" office:value="39.636652777777783" table:formula="of:=AVERAGE([.Q$49:.Q192])" table:style-name="ce1">
            <text:p>39.63665278</text:p>
          </table:table-cell>
          <table:table-cell table:style-name="ce1"/>
          <table:table-cell office:value-type="float" office:value="37.722999999999999" table:style-name="ce1">
            <text:p>37.723</text:p>
          </table:table-cell>
          <table:table-cell office:value-type="string" table:style-name="ce3">
            <text:p>BertV</text:p>
          </table:table-cell>
          <table:table-cell office:value-type="float" office:value="39.372888888888887" table:formula="of:=AVERAGE([.U$49:.U192])" table:style-name="ce1">
            <text:p>39.37288889</text:p>
          </table:table-cell>
          <table:table-cell table:style-name="ce1"/>
          <table:table-cell office:value-type="float" office:value="38.625" table:style-name="ce1">
            <text:p>38.625</text:p>
          </table:table-cell>
          <table:table-cell office:value-type="string" table:style-name="ce3">
            <text:p>StefM</text:p>
          </table:table-cell>
          <table:table-cell office:value-type="float" office:value="39.640729166666681" table:formula="of:=AVERAGE([.Y$49:.Y192])" table:style-name="ce1">
            <text:p>39.64072917</text:p>
          </table:table-cell>
          <table:table-cell table:style-name="ce1"/>
          <table:table-cell office:value-type="float" office:value="38.561" table:style-name="ce1">
            <text:p>38.561</text:p>
          </table:table-cell>
          <table:table-cell office:value-type="string" table:style-name="ce3">
            <text:p>Dario</text:p>
          </table:table-cell>
          <table:table-cell office:value-type="float" office:value="39.992006944444455" table:formula="of:=AVERAGE([.AC$49:.AC192])" table:style-name="ce1">
            <text:p>39.99200694</text:p>
          </table:table-cell>
          <table:table-cell table:style-name="ce1"/>
          <table:table-cell office:value-type="float" office:value="39.136000000000003" table:style-name="ce1">
            <text:p>39.136</text:p>
          </table:table-cell>
          <table:table-cell office:value-type="string" table:style-name="ce3">
            <text:p>Thomas</text:p>
          </table:table-cell>
          <table:table-cell office:value-type="float" office:value="39.628284722222226" table:formula="of:=AVERAGE([.AG$49:.AG192])" table:style-name="ce1">
            <text:p>39.62828472</text:p>
          </table:table-cell>
          <table:table-cell table:style-name="ce1"/>
          <table:table-cell office:value-type="float" office:value="37.838999999999999" table:style-name="ce1">
            <text:p>37.839</text:p>
          </table:table-cell>
          <table:table-cell office:value-type="string" table:style-name="ce3">
            <text:p>Mike</text:p>
          </table:table-cell>
          <table:table-cell office:value-type="float" office:value="40.756104166666638" table:formula="of:=AVERAGE([.AK$49:.AK192])" table:style-name="ce1">
            <text:p>40.75610417</text:p>
          </table:table-cell>
          <table:table-cell table:number-columns-repeated="16345"/>
        </table:table-row>
        <table:table-row table:style-name="ro1">
          <table:table-cell office:value-type="float" office:value="36.468000000000004" table:style-name="ce1">
            <text:p>36.468</text:p>
          </table:table-cell>
          <table:table-cell office:value-type="string" table:style-name="ce3">
            <text:p>BertP</text:p>
          </table:table-cell>
          <table:table-cell office:value-type="float" office:value="37.780765517241377" table:formula="of:=AVERAGE([.A$49:.A193])" table:style-name="ce1">
            <text:p>37.78076552</text:p>
          </table:table-cell>
          <table:table-cell table:style-name="ce1"/>
          <table:table-cell office:value-type="float" office:value="36.305" table:style-name="ce1">
            <text:p>36.305</text:p>
          </table:table-cell>
          <table:table-cell office:value-type="string" table:style-name="ce3">
            <text:p>Inigo</text:p>
          </table:table-cell>
          <table:table-cell office:value-type="float" office:value="38.022027586206917" table:formula="of:=AVERAGE([.E$49:.E193])" table:style-name="ce1">
            <text:p>38.02202759</text:p>
          </table:table-cell>
          <table:table-cell table:style-name="ce1"/>
          <table:table-cell office:value-type="float" office:value="38.262" table:style-name="ce1">
            <text:p>38.262</text:p>
          </table:table-cell>
          <table:table-cell office:value-type="string" table:style-name="ce3">
            <text:p>Kyle</text:p>
          </table:table-cell>
          <table:table-cell office:value-type="float" office:value="38.930931034482754" table:formula="of:=AVERAGE([.I$49:.I193])" table:style-name="ce1">
            <text:p>38.93093103</text:p>
          </table:table-cell>
          <table:table-cell table:style-name="ce1"/>
          <table:table-cell office:value-type="float" office:value="37.374000000000002" table:style-name="ce1">
            <text:p>37.374</text:p>
          </table:table-cell>
          <table:table-cell office:value-type="string" table:style-name="ce3">
            <text:p>Stefaan</text:p>
          </table:table-cell>
          <table:table-cell office:value-type="float" office:value="39.704275862068968" table:formula="of:=AVERAGE([.M$49:.M193])" table:style-name="ce1">
            <text:p>39.70427586</text:p>
          </table:table-cell>
          <table:table-cell table:style-name="ce1"/>
          <table:table-cell office:value-type="float" office:value="38.106000000000002" table:style-name="ce1">
            <text:p>38.106</text:p>
          </table:table-cell>
          <table:table-cell office:value-type="string" table:style-name="ce3">
            <text:p>Maarten</text:p>
          </table:table-cell>
          <table:table-cell office:value-type="float" office:value="39.626096551724139" table:formula="of:=AVERAGE([.Q$49:.Q193])" table:style-name="ce1">
            <text:p>39.62609655</text:p>
          </table:table-cell>
          <table:table-cell table:style-name="ce1"/>
          <table:table-cell office:value-type="float" office:value="37.787999999999997" table:style-name="ce1">
            <text:p>37.788</text:p>
          </table:table-cell>
          <table:table-cell office:value-type="string" table:style-name="ce3">
            <text:p>BertV</text:p>
          </table:table-cell>
          <table:table-cell office:value-type="float" office:value="39.361958620689649" table:formula="of:=AVERAGE([.U$49:.U193])" table:style-name="ce1">
            <text:p>39.36195862</text:p>
          </table:table-cell>
          <table:table-cell table:style-name="ce1"/>
          <table:table-cell office:value-type="float" office:value="37.996000000000002" table:style-name="ce1">
            <text:p>37.996</text:p>
          </table:table-cell>
          <table:table-cell office:value-type="string" table:style-name="ce3">
            <text:p>StefM</text:p>
          </table:table-cell>
          <table:table-cell office:value-type="float" office:value="39.629386206896569" table:formula="of:=AVERAGE([.Y$49:.Y193])" table:style-name="ce1">
            <text:p>39.62938621</text:p>
          </table:table-cell>
          <table:table-cell table:style-name="ce1"/>
          <table:table-cell office:value-type="float" office:value="39.935000000000002" table:style-name="ce1">
            <text:p>39.935</text:p>
          </table:table-cell>
          <table:table-cell office:value-type="string" table:style-name="ce3">
            <text:p>Dario</text:p>
          </table:table-cell>
          <table:table-cell office:value-type="float" office:value="39.991613793103461" table:formula="of:=AVERAGE([.AC$49:.AC193])" table:style-name="ce1">
            <text:p>39.99161379</text:p>
          </table:table-cell>
          <table:table-cell table:style-name="ce1"/>
          <table:table-cell office:value-type="float" office:value="39.281999999999996" table:style-name="ce1">
            <text:p>39.282</text:p>
          </table:table-cell>
          <table:table-cell office:value-type="string" table:style-name="ce3">
            <text:p>Thomas</text:p>
          </table:table-cell>
          <table:table-cell office:value-type="float" office:value="39.625896551724146" table:formula="of:=AVERAGE([.AG$49:.AG193])" table:style-name="ce1">
            <text:p>39.62589655</text:p>
          </table:table-cell>
          <table:table-cell table:style-name="ce1"/>
          <table:table-cell office:value-type="float" office:value="39.01" table:style-name="ce1">
            <text:p>39.01</text:p>
          </table:table-cell>
          <table:table-cell office:value-type="string" table:style-name="ce3">
            <text:p>Mike</text:p>
          </table:table-cell>
          <table:table-cell office:value-type="float" office:value="40.744062068965491" table:formula="of:=AVERAGE([.AK$49:.AK193])" table:style-name="ce1">
            <text:p>40.74406207</text:p>
          </table:table-cell>
          <table:table-cell table:number-columns-repeated="16345"/>
        </table:table-row>
        <table:table-row table:style-name="ro1">
          <table:table-cell office:value-type="float" office:value="36.594000000000001" table:style-name="ce1">
            <text:p>36.594</text:p>
          </table:table-cell>
          <table:table-cell office:value-type="string" table:style-name="ce3">
            <text:p>BertP</text:p>
          </table:table-cell>
          <table:table-cell office:value-type="float" office:value="37.772636986301372" table:formula="of:=AVERAGE([.A$49:.A194])" table:style-name="ce1">
            <text:p>37.77263699</text:p>
          </table:table-cell>
          <table:table-cell table:style-name="ce1"/>
          <table:table-cell office:value-type="float" office:value="36.000999999999998" table:style-name="ce1">
            <text:p>36.001</text:p>
          </table:table-cell>
          <table:table-cell office:value-type="string" table:style-name="ce3">
            <text:p>Inigo</text:p>
          </table:table-cell>
          <table:table-cell office:value-type="float" office:value="38.008184931506875" table:formula="of:=AVERAGE([.E$49:.E194])" table:style-name="ce1">
            <text:p>38.00818493</text:p>
          </table:table-cell>
          <table:table-cell table:style-name="ce1"/>
          <table:table-cell office:value-type="float" office:value="39.518000000000001" table:style-name="ce1">
            <text:p>39.518</text:p>
          </table:table-cell>
          <table:table-cell office:value-type="string" table:style-name="ce3">
            <text:p>Kyle</text:p>
          </table:table-cell>
          <table:table-cell office:value-type="float" office:value="38.934952054794522" table:formula="of:=AVERAGE([.I$49:.I194])" table:style-name="ce1">
            <text:p>38.93495205</text:p>
          </table:table-cell>
          <table:table-cell table:style-name="ce1"/>
          <table:table-cell office:value-type="float" office:value="39.99" table:style-name="ce1">
            <text:p>39.99</text:p>
          </table:table-cell>
          <table:table-cell office:value-type="string" table:style-name="ce3">
            <text:p>Stefaan</text:p>
          </table:table-cell>
          <table:table-cell office:value-type="float" office:value="39.706232876712328" table:formula="of:=AVERAGE([.M$49:.M194])" table:style-name="ce1">
            <text:p>39.70623288</text:p>
          </table:table-cell>
          <table:table-cell table:style-name="ce1"/>
          <table:table-cell office:value-type="float" office:value="37.283000000000001" table:style-name="ce1">
            <text:p>37.283</text:p>
          </table:table-cell>
          <table:table-cell office:value-type="string" table:style-name="ce3">
            <text:p>Maarten</text:p>
          </table:table-cell>
          <table:table-cell office:value-type="float" office:value="39.610047945205487" table:formula="of:=AVERAGE([.Q$49:.Q194])" table:style-name="ce1">
            <text:p>39.61004795</text:p>
          </table:table-cell>
          <table:table-cell table:style-name="ce1"/>
          <table:table-cell office:value-type="float" office:value="37.159999999999997" table:style-name="ce1">
            <text:p>37.16</text:p>
          </table:table-cell>
          <table:table-cell office:value-type="string" table:style-name="ce3">
            <text:p>BertV</text:p>
          </table:table-cell>
          <table:table-cell office:value-type="float" office:value="39.346876712328765" table:formula="of:=AVERAGE([.U$49:.U194])" table:style-name="ce1">
            <text:p>39.34687671</text:p>
          </table:table-cell>
          <table:table-cell table:style-name="ce1"/>
          <table:table-cell office:value-type="float" office:value="38.161999999999999" table:style-name="ce1">
            <text:p>38.162</text:p>
          </table:table-cell>
          <table:table-cell office:value-type="string" table:style-name="ce3">
            <text:p>StefM</text:p>
          </table:table-cell>
          <table:table-cell office:value-type="float" office:value="39.61933561643837" table:formula="of:=AVERAGE([.Y$49:.Y194])" table:style-name="ce1">
            <text:p>39.61933562</text:p>
          </table:table-cell>
          <table:table-cell table:style-name="ce1"/>
          <table:table-cell office:value-type="float" office:value="38.628" table:style-name="ce1">
            <text:p>38.628</text:p>
          </table:table-cell>
          <table:table-cell office:value-type="string" table:style-name="ce3">
            <text:p>Dario</text:p>
          </table:table-cell>
          <table:table-cell office:value-type="float" office:value="39.982273972602748" table:formula="of:=AVERAGE([.AC$49:.AC194])" table:style-name="ce1">
            <text:p>39.98227397</text:p>
          </table:table-cell>
          <table:table-cell table:style-name="ce1"/>
          <table:table-cell office:value-type="float" office:value="38.735999999999997" table:style-name="ce1">
            <text:p>38.736</text:p>
          </table:table-cell>
          <table:table-cell office:value-type="string" table:style-name="ce3">
            <text:p>Thomas</text:p>
          </table:table-cell>
          <table:table-cell office:value-type="float" office:value="39.619801369863019" table:formula="of:=AVERAGE([.AG$49:.AG194])" table:style-name="ce1">
            <text:p>39.61980137</text:p>
          </table:table-cell>
          <table:table-cell table:style-name="ce1"/>
          <table:table-cell office:value-type="float" office:value="38.64" table:style-name="ce1">
            <text:p>38.64</text:p>
          </table:table-cell>
          <table:table-cell office:value-type="string" table:style-name="ce3">
            <text:p>Mike</text:p>
          </table:table-cell>
          <table:table-cell office:value-type="float" office:value="40.729650684931485" table:formula="of:=AVERAGE([.AK$49:.AK194])" table:style-name="ce1">
            <text:p>40.72965068</text:p>
          </table:table-cell>
          <table:table-cell table:number-columns-repeated="16345"/>
        </table:table-row>
        <table:table-row table:style-name="ro1">
          <table:table-cell office:value-type="float" office:value="36.619999999999997" table:style-name="ce1">
            <text:p>36.62</text:p>
          </table:table-cell>
          <table:table-cell office:value-type="string" table:style-name="ce3">
            <text:p>BertP</text:p>
          </table:table-cell>
          <table:table-cell office:value-type="float" office:value="37.764795918367348" table:formula="of:=AVERAGE([.A$49:.A195])" table:style-name="ce1">
            <text:p>37.76479592</text:p>
          </table:table-cell>
          <table:table-cell table:style-name="ce1"/>
          <table:table-cell office:value-type="float" office:value="35.875999999999998" table:style-name="ce1">
            <text:p>35.876</text:p>
          </table:table-cell>
          <table:table-cell office:value-type="string" table:style-name="ce3">
            <text:p>Inigo</text:p>
          </table:table-cell>
          <table:table-cell office:value-type="float" office:value="37.993680272108868" table:formula="of:=AVERAGE([.E$49:.E195])" table:style-name="ce1">
            <text:p>37.99368027</text:p>
          </table:table-cell>
          <table:table-cell table:style-name="ce1"/>
          <table:table-cell office:value-type="float" office:value="37.115000000000002" table:style-name="ce1">
            <text:p>37.115</text:p>
          </table:table-cell>
          <table:table-cell office:value-type="string" table:style-name="ce3">
            <text:p>Kyle</text:p>
          </table:table-cell>
          <table:table-cell office:value-type="float" office:value="38.922571428571423" table:formula="of:=AVERAGE([.I$49:.I195])" table:style-name="ce1">
            <text:p>38.92257143</text:p>
          </table:table-cell>
          <table:table-cell table:style-name="ce1"/>
          <table:table-cell office:value-type="float" office:value="38.511000000000003" table:style-name="ce1">
            <text:p>38.511</text:p>
          </table:table-cell>
          <table:table-cell office:value-type="string" table:style-name="ce3">
            <text:p>Stefaan</text:p>
          </table:table-cell>
          <table:table-cell office:value-type="float" office:value="39.69810204081633" table:formula="of:=AVERAGE([.M$49:.M195])" table:style-name="ce1">
            <text:p>39.69810204</text:p>
          </table:table-cell>
          <table:table-cell table:style-name="ce1"/>
          <table:table-cell office:value-type="float" office:value="37.167000000000002" table:style-name="ce1">
            <text:p>37.167</text:p>
          </table:table-cell>
          <table:table-cell office:value-type="string" table:style-name="ce3">
            <text:p>Maarten</text:p>
          </table:table-cell>
          <table:table-cell office:value-type="float" office:value="39.593428571428582" table:formula="of:=AVERAGE([.Q$49:.Q195])" table:style-name="ce1">
            <text:p>39.59342857</text:p>
          </table:table-cell>
          <table:table-cell table:style-name="ce1"/>
          <table:table-cell office:value-type="float" office:value="36.965000000000003" table:style-name="ce1">
            <text:p>36.965</text:p>
          </table:table-cell>
          <table:table-cell office:value-type="string" table:style-name="ce3">
            <text:p>BertV</text:p>
          </table:table-cell>
          <table:table-cell office:value-type="float" office:value="39.330673469387754" table:formula="of:=AVERAGE([.U$49:.U195])" table:style-name="ce1">
            <text:p>39.33067347</text:p>
          </table:table-cell>
          <table:table-cell table:style-name="ce1"/>
          <table:table-cell office:value-type="float" office:value="38.140999999999998" table:style-name="ce1">
            <text:p>38.141</text:p>
          </table:table-cell>
          <table:table-cell office:value-type="string" table:style-name="ce3">
            <text:p>StefM</text:p>
          </table:table-cell>
          <table:table-cell office:value-type="float" office:value="39.609278911564637" table:formula="of:=AVERAGE([.Y$49:.Y195])" table:style-name="ce1">
            <text:p>39.60927891</text:p>
          </table:table-cell>
          <table:table-cell table:style-name="ce1"/>
          <table:table-cell office:value-type="float" office:value="39.591999999999999" table:style-name="ce1">
            <text:p>39.592</text:p>
          </table:table-cell>
          <table:table-cell office:value-type="string" table:style-name="ce3">
            <text:p>Dario</text:p>
          </table:table-cell>
          <table:table-cell office:value-type="float" office:value="39.979619047619053" table:formula="of:=AVERAGE([.AC$49:.AC195])" table:style-name="ce1">
            <text:p>39.97961905</text:p>
          </table:table-cell>
          <table:table-cell table:style-name="ce1"/>
          <table:table-cell office:value-type="float" office:value="38.497999999999998" table:style-name="ce1">
            <text:p>38.498</text:p>
          </table:table-cell>
          <table:table-cell office:value-type="string" table:style-name="ce3">
            <text:p>Thomas</text:p>
          </table:table-cell>
          <table:table-cell office:value-type="float" office:value="39.612170068027211" table:formula="of:=AVERAGE([.AG$49:.AG195])" table:style-name="ce1">
            <text:p>39.61217007</text:p>
          </table:table-cell>
          <table:table-cell table:style-name="ce1"/>
          <table:table-cell office:value-type="float" office:value="38.186" table:style-name="ce1">
            <text:p>38.186</text:p>
          </table:table-cell>
          <table:table-cell office:value-type="string" table:style-name="ce3">
            <text:p>Mike</text:p>
          </table:table-cell>
          <table:table-cell office:value-type="float" office:value="40.712346938775489" table:formula="of:=AVERAGE([.AK$49:.AK195])" table:style-name="ce1">
            <text:p>40.71234694</text:p>
          </table:table-cell>
          <table:table-cell table:number-columns-repeated="16345"/>
        </table:table-row>
        <table:table-row table:style-name="ro1">
          <table:table-cell office:value-type="float" office:value="36.975000000000001" table:style-name="ce1">
            <text:p>36.975</text:p>
          </table:table-cell>
          <table:table-cell office:value-type="string" table:style-name="ce3">
            <text:p>BertP</text:p>
          </table:table-cell>
          <table:table-cell office:value-type="float" office:value="37.759459459459464" table:formula="of:=AVERAGE([.A$49:.A196])" table:style-name="ce1">
            <text:p>37.75945946</text:p>
          </table:table-cell>
          <table:table-cell table:style-name="ce1"/>
          <table:table-cell office:value-type="float" office:value="36.970999999999997" table:style-name="ce1">
            <text:p>36.971</text:p>
          </table:table-cell>
          <table:table-cell office:value-type="string" table:style-name="ce3">
            <text:p>Inigo</text:p>
          </table:table-cell>
          <table:table-cell office:value-type="float" office:value="37.986770270270291" table:formula="of:=AVERAGE([.E$49:.E196])" table:style-name="ce1">
            <text:p>37.98677027</text:p>
          </table:table-cell>
          <table:table-cell table:style-name="ce1"/>
          <table:table-cell office:value-type="float" office:value="36.988" table:style-name="ce1">
            <text:p>36.988</text:p>
          </table:table-cell>
          <table:table-cell office:value-type="string" table:style-name="ce3">
            <text:p>Kyle</text:p>
          </table:table-cell>
          <table:table-cell office:value-type="float" office:value="38.909500000000001" table:formula="of:=AVERAGE([.I$49:.I196])" table:style-name="ce1">
            <text:p>38.9095</text:p>
          </table:table-cell>
          <table:table-cell table:style-name="ce1"/>
          <table:table-cell office:value-type="float" office:value="37.956000000000003" table:style-name="ce1">
            <text:p>37.956</text:p>
          </table:table-cell>
          <table:table-cell office:value-type="string" table:style-name="ce3">
            <text:p>Stefaan</text:p>
          </table:table-cell>
          <table:table-cell office:value-type="float" office:value="39.686331081081086" table:formula="of:=AVERAGE([.M$49:.M196])" table:style-name="ce1">
            <text:p>39.68633108</text:p>
          </table:table-cell>
          <table:table-cell table:style-name="ce1"/>
          <table:table-cell office:value-type="float" office:value="36.997" table:style-name="ce1">
            <text:p>36.997</text:p>
          </table:table-cell>
          <table:table-cell office:value-type="string" table:style-name="ce3">
            <text:p>Maarten</text:p>
          </table:table-cell>
          <table:table-cell office:value-type="float" office:value="39.575885135135145" table:formula="of:=AVERAGE([.Q$49:.Q196])" table:style-name="ce1">
            <text:p>39.57588514</text:p>
          </table:table-cell>
          <table:table-cell table:style-name="ce1"/>
          <table:table-cell office:value-type="float" office:value="37.551000000000002" table:style-name="ce1">
            <text:p>37.551</text:p>
          </table:table-cell>
          <table:table-cell office:value-type="string" table:style-name="ce3">
            <text:p>BertV</text:p>
          </table:table-cell>
          <table:table-cell office:value-type="float" office:value="39.318648648648647" table:formula="of:=AVERAGE([.U$49:.U196])" table:style-name="ce1">
            <text:p>39.31864865</text:p>
          </table:table-cell>
          <table:table-cell table:style-name="ce1"/>
          <table:table-cell office:value-type="float" office:value="38.642000000000003" table:style-name="ce1">
            <text:p>38.642</text:p>
          </table:table-cell>
          <table:table-cell office:value-type="string" table:style-name="ce3">
            <text:p>StefM</text:p>
          </table:table-cell>
          <table:table-cell office:value-type="float" office:value="39.602743243243253" table:formula="of:=AVERAGE([.Y$49:.Y196])" table:style-name="ce1">
            <text:p>39.60274324</text:p>
          </table:table-cell>
          <table:table-cell table:style-name="ce1"/>
          <table:table-cell office:value-type="float" office:value="37.72" table:style-name="ce1">
            <text:p>37.72</text:p>
          </table:table-cell>
          <table:table-cell office:value-type="string" table:style-name="ce3">
            <text:p>Dario</text:p>
          </table:table-cell>
          <table:table-cell office:value-type="float" office:value="39.964351351351361" table:formula="of:=AVERAGE([.AC$49:.AC196])" table:style-name="ce1">
            <text:p>39.96435135</text:p>
          </table:table-cell>
          <table:table-cell table:style-name="ce1"/>
          <table:table-cell office:value-type="float" office:value="38.122" table:style-name="ce1">
            <text:p>38.122</text:p>
          </table:table-cell>
          <table:table-cell office:value-type="string" table:style-name="ce3">
            <text:p>Thomas</text:p>
          </table:table-cell>
          <table:table-cell office:value-type="float" office:value="39.602101351351358" table:formula="of:=AVERAGE([.AG$49:.AG196])" table:style-name="ce1">
            <text:p>39.60210135</text:p>
          </table:table-cell>
          <table:table-cell table:style-name="ce1"/>
          <table:table-cell office:value-type="float" office:value="46.624000000000002" table:style-name="ce1">
            <text:p>46.624</text:p>
          </table:table-cell>
          <table:table-cell office:value-type="string" table:style-name="ce3">
            <text:p>Mike</text:p>
          </table:table-cell>
          <table:table-cell office:value-type="float" office:value="40.752290540540514" table:formula="of:=AVERAGE([.AK$49:.AK196])" table:style-name="ce1">
            <text:p>40.75229054</text:p>
          </table:table-cell>
          <table:table-cell table:number-columns-repeated="16345"/>
        </table:table-row>
        <table:table-row table:style-name="ro1">
          <table:table-cell office:value-type="float" office:value="36.692999999999998" table:style-name="ce1">
            <text:p>36.693</text:p>
          </table:table-cell>
          <table:table-cell office:value-type="string" table:style-name="ce3">
            <text:p>BertP</text:p>
          </table:table-cell>
          <table:table-cell office:value-type="float" office:value="37.75230201342282" table:formula="of:=AVERAGE([.A$49:.A197])" table:style-name="ce1">
            <text:p>37.75230201</text:p>
          </table:table-cell>
          <table:table-cell table:style-name="ce1"/>
          <table:table-cell office:value-type="float" office:value="35.628" table:style-name="ce1">
            <text:p>35.628</text:p>
          </table:table-cell>
          <table:table-cell office:value-type="string" table:style-name="ce3">
            <text:p>Inigo</text:p>
          </table:table-cell>
          <table:table-cell office:value-type="float" office:value="37.970939597315457" table:formula="of:=AVERAGE([.E$49:.E197])" table:style-name="ce1">
            <text:p>37.9709396</text:p>
          </table:table-cell>
          <table:table-cell table:style-name="ce1"/>
          <table:table-cell office:value-type="float" office:value="36.427" table:style-name="ce1">
            <text:p>36.427</text:p>
          </table:table-cell>
          <table:table-cell office:value-type="string" table:style-name="ce3">
            <text:p>Kyle</text:p>
          </table:table-cell>
          <table:table-cell office:value-type="float" office:value="38.892838926174491" table:formula="of:=AVERAGE([.I$49:.I197])" table:style-name="ce1">
            <text:p>38.89283893</text:p>
          </table:table-cell>
          <table:table-cell table:style-name="ce1"/>
          <table:table-cell office:value-type="float" office:value="37.847000000000001" table:style-name="ce1">
            <text:p>37.847</text:p>
          </table:table-cell>
          <table:table-cell office:value-type="string" table:style-name="ce3">
            <text:p>Stefaan</text:p>
          </table:table-cell>
          <table:table-cell office:value-type="float" office:value="39.673986577181211" table:formula="of:=AVERAGE([.M$49:.M197])" table:style-name="ce1">
            <text:p>39.67398658</text:p>
          </table:table-cell>
          <table:table-cell table:style-name="ce1"/>
          <table:table-cell office:value-type="float" office:value="37.409999999999997" table:style-name="ce1">
            <text:p>37.41</text:p>
          </table:table-cell>
          <table:table-cell office:value-type="string" table:style-name="ce3">
            <text:p>Maarten</text:p>
          </table:table-cell>
          <table:table-cell office:value-type="float" office:value="39.561348993288597" table:formula="of:=AVERAGE([.Q$49:.Q197])" table:style-name="ce1">
            <text:p>39.56134899</text:p>
          </table:table-cell>
          <table:table-cell table:style-name="ce1"/>
          <table:table-cell office:value-type="float" office:value="37.957999999999998" table:style-name="ce1">
            <text:p>37.958</text:p>
          </table:table-cell>
          <table:table-cell office:value-type="string" table:style-name="ce3">
            <text:p>BertV</text:p>
          </table:table-cell>
          <table:table-cell office:value-type="float" office:value="39.309516778523488" table:formula="of:=AVERAGE([.U$49:.U197])" table:style-name="ce1">
            <text:p>39.30951678</text:p>
          </table:table-cell>
          <table:table-cell table:style-name="ce1"/>
          <table:table-cell office:value-type="float" office:value="39.872999999999998" table:style-name="ce1">
            <text:p>39.873</text:p>
          </table:table-cell>
          <table:table-cell office:value-type="string" table:style-name="ce3">
            <text:p>StefM</text:p>
          </table:table-cell>
          <table:table-cell office:value-type="float" office:value="39.604557046979878" table:formula="of:=AVERAGE([.Y$49:.Y197])" table:style-name="ce1">
            <text:p>39.60455705</text:p>
          </table:table-cell>
          <table:table-cell table:style-name="ce1"/>
          <table:table-cell office:value-type="float" office:value="38.837000000000003" table:style-name="ce1">
            <text:p>38.837</text:p>
          </table:table-cell>
          <table:table-cell office:value-type="string" table:style-name="ce3">
            <text:p>Dario</text:p>
          </table:table-cell>
          <table:table-cell office:value-type="float" office:value="39.956785234899336" table:formula="of:=AVERAGE([.AC$49:.AC197])" table:style-name="ce1">
            <text:p>39.95678523</text:p>
          </table:table-cell>
          <table:table-cell table:style-name="ce1"/>
          <table:table-cell office:value-type="float" office:value="37.970999999999997" table:style-name="ce1">
            <text:p>37.971</text:p>
          </table:table-cell>
          <table:table-cell office:value-type="string" table:style-name="ce3">
            <text:p>Thomas</text:p>
          </table:table-cell>
          <table:table-cell office:value-type="float" office:value="39.591154362416113" table:formula="of:=AVERAGE([.AG$49:.AG197])" table:style-name="ce1">
            <text:p>39.59115436</text:p>
          </table:table-cell>
          <table:table-cell table:style-name="ce1"/>
          <table:table-cell office:value-type="float" office:value="38.813000000000002" table:style-name="ce1">
            <text:p>38.813</text:p>
          </table:table-cell>
          <table:table-cell office:value-type="string" table:style-name="ce3">
            <text:p>Mike</text:p>
          </table:table-cell>
          <table:table-cell office:value-type="float" office:value="40.739275167785209" table:formula="of:=AVERAGE([.AK$49:.AK197])" table:style-name="ce1">
            <text:p>40.73927517</text:p>
          </table:table-cell>
          <table:table-cell table:number-columns-repeated="16345"/>
        </table:table-row>
        <table:table-row table:style-name="ro1">
          <table:table-cell office:value-type="float" office:value="36.701000000000001" table:style-name="ce1">
            <text:p>36.701</text:p>
          </table:table-cell>
          <table:table-cell office:value-type="string" table:style-name="ce3">
            <text:p>BertP</text:p>
          </table:table-cell>
          <table:table-cell office:value-type="float" office:value="37.745293333333336" table:formula="of:=AVERAGE([.A$49:.A198])" table:style-name="ce1">
            <text:p>37.74529333</text:p>
          </table:table-cell>
          <table:table-cell table:style-name="ce1"/>
          <table:table-cell office:value-type="float" office:value="35.665999999999997" table:style-name="ce1">
            <text:p>35.666</text:p>
          </table:table-cell>
          <table:table-cell office:value-type="string" table:style-name="ce3">
            <text:p>Inigo</text:p>
          </table:table-cell>
          <table:table-cell office:value-type="float" office:value="37.955573333333355" table:formula="of:=AVERAGE([.E$49:.E198])" table:style-name="ce1">
            <text:p>37.95557333</text:p>
          </table:table-cell>
          <table:table-cell table:style-name="ce1"/>
          <table:table-cell office:value-type="float" office:value="37.332000000000001" table:style-name="ce1">
            <text:p>37.332</text:p>
          </table:table-cell>
          <table:table-cell office:value-type="string" table:style-name="ce3">
            <text:p>Kyle</text:p>
          </table:table-cell>
          <table:table-cell office:value-type="float" office:value="38.882433333333331" table:formula="of:=AVERAGE([.I$49:.I198])" table:style-name="ce1">
            <text:p>38.88243333</text:p>
          </table:table-cell>
          <table:table-cell table:style-name="ce1"/>
          <table:table-cell office:value-type="float" office:value="37.780999999999999" table:style-name="ce1">
            <text:p>37.781</text:p>
          </table:table-cell>
          <table:table-cell office:value-type="string" table:style-name="ce3">
            <text:p>Stefaan</text:p>
          </table:table-cell>
          <table:table-cell office:value-type="float" office:value="39.661366666666666" table:formula="of:=AVERAGE([.M$49:.M198])" table:style-name="ce1">
            <text:p>39.66136667</text:p>
          </table:table-cell>
          <table:table-cell table:style-name="ce1"/>
          <table:table-cell office:value-type="float" office:value="37.887999999999998" table:style-name="ce1">
            <text:p>37.888</text:p>
          </table:table-cell>
          <table:table-cell office:value-type="string" table:style-name="ce3">
            <text:p>Maarten</text:p>
          </table:table-cell>
          <table:table-cell office:value-type="float" office:value="39.55019333333334" table:formula="of:=AVERAGE([.Q$49:.Q198])" table:style-name="ce1">
            <text:p>39.55019333</text:p>
          </table:table-cell>
          <table:table-cell table:style-name="ce1"/>
          <table:table-cell office:value-type="float" office:value="39.216000000000001" table:style-name="ce1">
            <text:p>39.216</text:p>
          </table:table-cell>
          <table:table-cell office:value-type="string" table:style-name="ce3">
            <text:p>BertV</text:p>
          </table:table-cell>
          <table:table-cell office:value-type="float" office:value="39.30889333333333" table:formula="of:=AVERAGE([.U$49:.U198])" table:style-name="ce1">
            <text:p>39.30889333</text:p>
          </table:table-cell>
          <table:table-cell table:style-name="ce1"/>
          <table:table-cell office:value-type="float" office:value="38.564" table:style-name="ce1">
            <text:p>38.564</text:p>
          </table:table-cell>
          <table:table-cell office:value-type="string" table:style-name="ce3">
            <text:p>StefM</text:p>
          </table:table-cell>
          <table:table-cell office:value-type="float" office:value="39.597620000000013" table:formula="of:=AVERAGE([.Y$49:.Y198])" table:style-name="ce1">
            <text:p>39.59762</text:p>
          </table:table-cell>
          <table:table-cell table:style-name="ce1"/>
          <table:table-cell office:value-type="float" office:value="59.908999999999999" table:style-name="ce1">
            <text:p>59.909</text:p>
          </table:table-cell>
          <table:table-cell office:value-type="string" table:style-name="ce3">
            <text:p>Pit</text:p>
          </table:table-cell>
          <table:table-cell office:value-type="float" office:value="40.089800000000011" table:formula="of:=AVERAGE([.AC$49:.AC198])" table:style-name="ce1">
            <text:p>40.0898</text:p>
          </table:table-cell>
          <table:table-cell table:style-name="ce1"/>
          <table:table-cell office:value-type="float" office:value="38.267000000000003" table:style-name="ce1">
            <text:p>38.267</text:p>
          </table:table-cell>
          <table:table-cell office:value-type="string" table:style-name="ce3">
            <text:p>Thomas</text:p>
          </table:table-cell>
          <table:table-cell office:value-type="float" office:value="39.582326666666667" table:formula="of:=AVERAGE([.AG$49:.AG198])" table:style-name="ce1">
            <text:p>39.58232667</text:p>
          </table:table-cell>
          <table:table-cell table:style-name="ce1"/>
          <table:table-cell office:value-type="float" office:value="37.792999999999999" table:style-name="ce1">
            <text:p>37.793</text:p>
          </table:table-cell>
          <table:table-cell office:value-type="string" table:style-name="ce3">
            <text:p>Mike</text:p>
          </table:table-cell>
          <table:table-cell office:value-type="float" office:value="40.719633333333306" table:formula="of:=AVERAGE([.AK$49:.AK198])" table:style-name="ce1">
            <text:p>40.71963333</text:p>
          </table:table-cell>
          <table:table-cell table:number-columns-repeated="16345"/>
        </table:table-row>
        <table:table-row table:style-name="ro1">
          <table:table-cell office:value-type="float" office:value="36.932000000000002" table:style-name="ce1">
            <text:p>36.932</text:p>
          </table:table-cell>
          <table:table-cell office:value-type="string" table:style-name="ce3">
            <text:p>BertP</text:p>
          </table:table-cell>
          <table:table-cell office:value-type="float" office:value="37.739907284768215" table:formula="of:=AVERAGE([.A$49:.A199])" table:style-name="ce1">
            <text:p>37.73990728</text:p>
          </table:table-cell>
          <table:table-cell table:style-name="ce1"/>
          <table:table-cell office:value-type="float" office:value="35.588000000000001" table:style-name="ce1">
            <text:p>35.588</text:p>
          </table:table-cell>
          <table:table-cell office:value-type="string" table:style-name="ce3">
            <text:p>Inigo</text:p>
          </table:table-cell>
          <table:table-cell office:value-type="float" office:value="37.939894039735115" table:formula="of:=AVERAGE([.E$49:.E199])" table:style-name="ce1">
            <text:p>37.93989404</text:p>
          </table:table-cell>
          <table:table-cell table:style-name="ce1"/>
          <table:table-cell office:value-type="float" office:value="36.406999999999996" table:style-name="ce1">
            <text:p>36.407</text:p>
          </table:table-cell>
          <table:table-cell office:value-type="string" table:style-name="ce3">
            <text:p>Kyle</text:p>
          </table:table-cell>
          <table:table-cell office:value-type="float" office:value="38.866039735099335" table:formula="of:=AVERAGE([.I$49:.I199])" table:style-name="ce1">
            <text:p>38.86603974</text:p>
          </table:table-cell>
          <table:table-cell table:style-name="ce1"/>
          <table:table-cell office:value-type="float" office:value="37.561999999999998" table:style-name="ce1">
            <text:p>37.562</text:p>
          </table:table-cell>
          <table:table-cell office:value-type="string" table:style-name="ce3">
            <text:p>Stefaan</text:p>
          </table:table-cell>
          <table:table-cell office:value-type="float" office:value="39.647463576158941" table:formula="of:=AVERAGE([.M$49:.M199])" table:style-name="ce1">
            <text:p>39.64746358</text:p>
          </table:table-cell>
          <table:table-cell table:style-name="ce1"/>
          <table:table-cell office:value-type="float" office:value="38.966999999999999" table:style-name="ce1">
            <text:p>38.967</text:p>
          </table:table-cell>
          <table:table-cell office:value-type="string" table:style-name="ce3">
            <text:p>Maarten</text:p>
          </table:table-cell>
          <table:table-cell office:value-type="float" office:value="39.54633112582782" table:formula="of:=AVERAGE([.Q$49:.Q199])" table:style-name="ce1">
            <text:p>39.54633113</text:p>
          </table:table-cell>
          <table:table-cell table:style-name="ce1"/>
          <table:table-cell office:value-type="float" office:value="37.536000000000001" table:style-name="ce1">
            <text:p>37.536</text:p>
          </table:table-cell>
          <table:table-cell office:value-type="string" table:style-name="ce3">
            <text:p>BertV</text:p>
          </table:table-cell>
          <table:table-cell office:value-type="float" office:value="39.297152317880794" table:formula="of:=AVERAGE([.U$49:.U199])" table:style-name="ce1">
            <text:p>39.29715232</text:p>
          </table:table-cell>
          <table:table-cell table:style-name="ce1"/>
          <table:table-cell office:value-type="float" office:value="39.299999999999997" table:style-name="ce1">
            <text:p>39.3</text:p>
          </table:table-cell>
          <table:table-cell office:value-type="string" table:style-name="ce3">
            <text:p>StefM</text:p>
          </table:table-cell>
          <table:table-cell office:value-type="float" office:value="39.59564900662253" table:formula="of:=AVERAGE([.Y$49:.Y199])" table:style-name="ce1">
            <text:p>39.59564901</text:p>
          </table:table-cell>
          <table:table-cell table:style-name="ce1"/>
          <table:table-cell office:value-type="float" office:value="47.152999999999999" table:style-name="ce1">
            <text:p>47.153</text:p>
          </table:table-cell>
          <table:table-cell office:value-type="string" table:style-name="ce3">
            <text:p>Jeff</text:p>
          </table:table-cell>
          <table:table-cell office:value-type="float" office:value="40.136576158940407" table:formula="of:=AVERAGE([.AC$49:.AC199])" table:style-name="ce1">
            <text:p>40.13657616</text:p>
          </table:table-cell>
          <table:table-cell table:style-name="ce1"/>
          <table:table-cell office:value-type="float" office:value="38.930999999999997" table:style-name="ce1">
            <text:p>38.931</text:p>
          </table:table-cell>
          <table:table-cell office:value-type="string" table:style-name="ce3">
            <text:p>Thomas</text:p>
          </table:table-cell>
          <table:table-cell office:value-type="float" office:value="39.578013245033112" table:formula="of:=AVERAGE([.AG$49:.AG199])" table:style-name="ce1">
            <text:p>39.57801325</text:p>
          </table:table-cell>
          <table:table-cell table:style-name="ce1"/>
          <table:table-cell office:value-type="float" office:value="38.127000000000002" table:style-name="ce1">
            <text:p>38.127</text:p>
          </table:table-cell>
          <table:table-cell office:value-type="string" table:style-name="ce3">
            <text:p>Mike</text:p>
          </table:table-cell>
          <table:table-cell office:value-type="float" office:value="40.70246357615892" table:formula="of:=AVERAGE([.AK$49:.AK199])" table:style-name="ce1">
            <text:p>40.70246358</text:p>
          </table:table-cell>
          <table:table-cell table:number-columns-repeated="16345"/>
        </table:table-row>
        <table:table-row table:style-name="ro1">
          <table:table-cell office:value-type="float" office:value="36.917000000000002" table:style-name="ce1">
            <text:p>36.917</text:p>
          </table:table-cell>
          <table:table-cell office:value-type="string" table:style-name="ce3">
            <text:p>BertP</text:p>
          </table:table-cell>
          <table:table-cell office:value-type="float" office:value="37.73449342105264" table:formula="of:=AVERAGE([.A$49:.A200])" table:style-name="ce1">
            <text:p>37.73449342</text:p>
          </table:table-cell>
          <table:table-cell table:style-name="ce1"/>
          <table:table-cell office:value-type="float" office:value="35.720999999999997" table:style-name="ce1">
            <text:p>35.721</text:p>
          </table:table-cell>
          <table:table-cell office:value-type="string" table:style-name="ce3">
            <text:p>Inigo</text:p>
          </table:table-cell>
          <table:table-cell office:value-type="float" office:value="37.925296052631595" table:formula="of:=AVERAGE([.E$49:.E200])" table:style-name="ce1">
            <text:p>37.92529605</text:p>
          </table:table-cell>
          <table:table-cell table:style-name="ce1"/>
          <table:table-cell office:value-type="float" office:value="36.845999999999997" table:style-name="ce1">
            <text:p>36.846</text:p>
          </table:table-cell>
          <table:table-cell office:value-type="string" table:style-name="ce3">
            <text:p>Kyle</text:p>
          </table:table-cell>
          <table:table-cell office:value-type="float" office:value="38.852749999999993" table:formula="of:=AVERAGE([.I$49:.I200])" table:style-name="ce1">
            <text:p>38.85275</text:p>
          </table:table-cell>
          <table:table-cell table:style-name="ce1"/>
          <table:table-cell office:value-type="float" office:value="45.866" table:style-name="ce1">
            <text:p>45.866</text:p>
          </table:table-cell>
          <table:table-cell office:value-type="string" table:style-name="ce3">
            <text:p>Stefaan</text:p>
          </table:table-cell>
          <table:table-cell office:value-type="float" office:value="39.688375000000001" table:formula="of:=AVERAGE([.M$49:.M200])" table:style-name="ce1">
            <text:p>39.688375</text:p>
          </table:table-cell>
          <table:table-cell table:style-name="ce1"/>
          <table:table-cell office:value-type="float" office:value="46.033000000000001" table:style-name="ce1">
            <text:p>46.033</text:p>
          </table:table-cell>
          <table:table-cell office:value-type="string" table:style-name="ce3">
            <text:p>Maarten</text:p>
          </table:table-cell>
          <table:table-cell office:value-type="float" office:value="39.589006578947377" table:formula="of:=AVERAGE([.Q$49:.Q200])" table:style-name="ce1">
            <text:p>39.58900658</text:p>
          </table:table-cell>
          <table:table-cell table:style-name="ce1"/>
          <table:table-cell office:value-type="float" office:value="38.801000000000002" table:style-name="ce1">
            <text:p>38.801</text:p>
          </table:table-cell>
          <table:table-cell office:value-type="string" table:style-name="ce3">
            <text:p>BertV</text:p>
          </table:table-cell>
          <table:table-cell office:value-type="float" office:value="39.293888157894742" table:formula="of:=AVERAGE([.U$49:.U200])" table:style-name="ce1">
            <text:p>39.29388816</text:p>
          </table:table-cell>
          <table:table-cell table:style-name="ce1"/>
          <table:table-cell office:value-type="float" office:value="82.448999999999998" table:style-name="ce1">
            <text:p>82.449</text:p>
          </table:table-cell>
          <table:table-cell office:value-type="string" table:style-name="ce3">
            <text:p>Pit</text:p>
          </table:table-cell>
          <table:table-cell office:value-type="float" office:value="39.877578947368434" table:formula="of:=AVERAGE([.Y$49:.Y200])" table:style-name="ce1">
            <text:p>39.87757895</text:p>
          </table:table-cell>
          <table:table-cell table:style-name="ce1"/>
          <table:table-cell office:value-type="float" office:value="41.255000000000003" table:style-name="ce1">
            <text:p>41.255</text:p>
          </table:table-cell>
          <table:table-cell office:value-type="string" table:style-name="ce3">
            <text:p>Jeff</text:p>
          </table:table-cell>
          <table:table-cell office:value-type="float" office:value="40.143934210526325" table:formula="of:=AVERAGE([.AC$49:.AC200])" table:style-name="ce1">
            <text:p>40.14393421</text:p>
          </table:table-cell>
          <table:table-cell table:style-name="ce1"/>
          <table:table-cell office:value-type="float" office:value="78.593000000000004" table:style-name="ce1">
            <text:p>78.593</text:p>
          </table:table-cell>
          <table:table-cell office:value-type="string" table:style-name="ce3">
            <text:p>Thomas</text:p>
          </table:table-cell>
          <table:table-cell office:value-type="float" office:value="39.834690789473683" table:formula="of:=AVERAGE([.AG$49:.AG200])" table:style-name="ce1">
            <text:p>39.83469079</text:p>
          </table:table-cell>
          <table:table-cell table:style-name="ce1"/>
          <table:table-cell office:value-type="float" office:value="37.378999999999998" table:style-name="ce1">
            <text:p>37.379</text:p>
          </table:table-cell>
          <table:table-cell office:value-type="string" table:style-name="ce3">
            <text:p>Mike</text:p>
          </table:table-cell>
          <table:table-cell office:value-type="float" office:value="40.680598684210501" table:formula="of:=AVERAGE([.AK$49:.AK200])" table:style-name="ce1">
            <text:p>40.68059868</text:p>
          </table:table-cell>
          <table:table-cell table:number-columns-repeated="16345"/>
        </table:table-row>
        <table:table-row table:style-name="ro1">
          <table:table-cell office:value-type="float" office:value="36.728999999999999" table:style-name="ce1">
            <text:p>36.729</text:p>
          </table:table-cell>
          <table:table-cell office:value-type="string" table:style-name="ce3">
            <text:p>BertP</text:p>
          </table:table-cell>
          <table:table-cell office:value-type="float" office:value="37.727921568627458" table:formula="of:=AVERAGE([.A$49:.A201])" table:style-name="ce1">
            <text:p>37.72792157</text:p>
          </table:table-cell>
          <table:table-cell table:style-name="ce1"/>
          <table:table-cell office:value-type="float" office:value="36.79" table:style-name="ce1">
            <text:p>36.79</text:p>
          </table:table-cell>
          <table:table-cell office:value-type="string" table:style-name="ce3">
            <text:p>Inigo</text:p>
          </table:table-cell>
          <table:table-cell office:value-type="float" office:value="37.91787581699348" table:formula="of:=AVERAGE([.E$49:.E201])" table:style-name="ce1">
            <text:p>37.91787582</text:p>
          </table:table-cell>
          <table:table-cell table:style-name="ce1"/>
          <table:table-cell office:value-type="float" office:value="36.691000000000003" table:style-name="ce1">
            <text:p>36.691</text:p>
          </table:table-cell>
          <table:table-cell office:value-type="string" table:style-name="ce3">
            <text:p>Kyle</text:p>
          </table:table-cell>
          <table:table-cell office:value-type="float" office:value="38.838620915032678" table:formula="of:=AVERAGE([.I$49:.I201])" table:style-name="ce1">
            <text:p>38.83862092</text:p>
          </table:table-cell>
          <table:table-cell table:style-name="ce1"/>
          <table:table-cell office:value-type="float" office:value="65.201999999999998" table:style-name="ce1">
            <text:p>65.202</text:p>
          </table:table-cell>
          <table:table-cell office:value-type="string" table:style-name="ce3">
            <text:p>Pit</text:p>
          </table:table-cell>
          <table:table-cell office:value-type="float" office:value="39.85513071895425" table:formula="of:=AVERAGE([.M$49:.M201])" table:style-name="ce1">
            <text:p>39.85513072</text:p>
          </table:table-cell>
          <table:table-cell table:style-name="ce1"/>
          <table:table-cell office:value-type="float" office:value="47.267000000000003" table:style-name="ce1">
            <text:p>47.267</text:p>
          </table:table-cell>
          <table:table-cell office:value-type="string" table:style-name="ce3">
            <text:p>Maarten</text:p>
          </table:table-cell>
          <table:table-cell office:value-type="float" office:value="39.63918954248367" table:formula="of:=AVERAGE([.Q$49:.Q201])" table:style-name="ce1">
            <text:p>39.63918954</text:p>
          </table:table-cell>
          <table:table-cell table:style-name="ce1"/>
          <table:table-cell office:value-type="float" office:value="43.603000000000002" table:style-name="ce1">
            <text:p>43.603</text:p>
          </table:table-cell>
          <table:table-cell office:value-type="string" table:style-name="ce3">
            <text:p>BertV</text:p>
          </table:table-cell>
          <table:table-cell office:value-type="float" office:value="39.322052287581698" table:formula="of:=AVERAGE([.U$49:.U201])" table:style-name="ce1">
            <text:p>39.32205229</text:p>
          </table:table-cell>
          <table:table-cell table:style-name="ce1"/>
          <table:table-cell office:value-type="float" office:value="41.868000000000002" table:style-name="ce1">
            <text:p>41.868</text:p>
          </table:table-cell>
          <table:table-cell office:value-type="string" table:style-name="ce3">
            <text:p>Emil</text:p>
          </table:table-cell>
          <table:table-cell office:value-type="float" office:value="39.890588235294132" table:formula="of:=AVERAGE([.Y$49:.Y201])" table:style-name="ce1">
            <text:p>39.89058824</text:p>
          </table:table-cell>
          <table:table-cell table:style-name="ce1"/>
          <table:table-cell office:value-type="float" office:value="40.331000000000003" table:style-name="ce1">
            <text:p>40.331</text:p>
          </table:table-cell>
          <table:table-cell office:value-type="string" table:style-name="ce3">
            <text:p>Jeff</text:p>
          </table:table-cell>
          <table:table-cell office:value-type="float" office:value="40.145156862745111" table:formula="of:=AVERAGE([.AC$49:.AC201])" table:style-name="ce1">
            <text:p>40.14515686</text:p>
          </table:table-cell>
          <table:table-cell table:style-name="ce1"/>
          <table:table-cell office:value-type="float" office:value="38.86" table:style-name="ce1">
            <text:p>38.86</text:p>
          </table:table-cell>
          <table:table-cell office:value-type="string" table:style-name="ce3">
            <text:p>Thomas</text:p>
          </table:table-cell>
          <table:table-cell office:value-type="float" office:value="39.828320261437902" table:formula="of:=AVERAGE([.AG$49:.AG201])" table:style-name="ce1">
            <text:p>39.82832026</text:p>
          </table:table-cell>
          <table:table-cell table:style-name="ce1"/>
          <table:table-cell office:value-type="float" office:value="39.380000000000003" table:style-name="ce1">
            <text:p>39.38</text:p>
          </table:table-cell>
          <table:table-cell office:value-type="string" table:style-name="ce3">
            <text:p>Mike</text:p>
          </table:table-cell>
          <table:table-cell office:value-type="float" office:value="40.672098039215662" table:formula="of:=AVERAGE([.AK$49:.AK201])" table:style-name="ce1">
            <text:p>40.67209804</text:p>
          </table:table-cell>
          <table:table-cell table:number-columns-repeated="16345"/>
        </table:table-row>
        <table:table-row table:style-name="ro1">
          <table:table-cell office:value-type="float" office:value="36.695999999999998" table:style-name="ce1">
            <text:p>36.696</text:p>
          </table:table-cell>
          <table:table-cell office:value-type="string" table:style-name="ce3">
            <text:p>BertP</text:p>
          </table:table-cell>
          <table:table-cell office:value-type="float" office:value="37.721220779220786" table:formula="of:=AVERAGE([.A$49:.A202])" table:style-name="ce1">
            <text:p>37.72122078</text:p>
          </table:table-cell>
          <table:table-cell table:style-name="ce1"/>
          <table:table-cell office:value-type="float" office:value="35.497999999999998" table:style-name="ce1">
            <text:p>35.498</text:p>
          </table:table-cell>
          <table:table-cell office:value-type="string" table:style-name="ce3">
            <text:p>Inigo</text:p>
          </table:table-cell>
          <table:table-cell office:value-type="float" office:value="37.902162337662347" table:formula="of:=AVERAGE([.E$49:.E202])" table:style-name="ce1">
            <text:p>37.90216234</text:p>
          </table:table-cell>
          <table:table-cell table:style-name="ce1"/>
          <table:table-cell office:value-type="float" office:value="36.472000000000001" table:style-name="ce1">
            <text:p>36.472</text:p>
          </table:table-cell>
          <table:table-cell office:value-type="string" table:style-name="ce3">
            <text:p>Kyle</text:p>
          </table:table-cell>
          <table:table-cell office:value-type="float" office:value="38.823253246753239" table:formula="of:=AVERAGE([.I$49:.I202])" table:style-name="ce1">
            <text:p>38.82325325</text:p>
          </table:table-cell>
          <table:table-cell table:style-name="ce1"/>
          <table:table-cell office:value-type="float" office:value="39.753" table:style-name="ce1">
            <text:p>39.753</text:p>
          </table:table-cell>
          <table:table-cell office:value-type="string" table:style-name="ce3">
            <text:p>Ruben</text:p>
          </table:table-cell>
          <table:table-cell office:value-type="float" office:value="39.854467532467531" table:formula="of:=AVERAGE([.M$49:.M202])" table:style-name="ce1">
            <text:p>39.85446753</text:p>
          </table:table-cell>
          <table:table-cell table:style-name="ce1"/>
          <table:table-cell office:value-type="float" office:value="40.609000000000002" table:style-name="ce1">
            <text:p>40.609</text:p>
          </table:table-cell>
          <table:table-cell office:value-type="string" table:style-name="ce3">
            <text:p>Maarten</text:p>
          </table:table-cell>
          <table:table-cell office:value-type="float" office:value="39.645487012987026" table:formula="of:=AVERAGE([.Q$49:.Q202])" table:style-name="ce1">
            <text:p>39.64548701</text:p>
          </table:table-cell>
          <table:table-cell table:style-name="ce1"/>
          <table:table-cell office:value-type="float" office:value="45.445999999999998" table:style-name="ce1">
            <text:p>45.446</text:p>
          </table:table-cell>
          <table:table-cell office:value-type="string" table:style-name="ce3">
            <text:p>BertV</text:p>
          </table:table-cell>
          <table:table-cell office:value-type="float" office:value="39.361818181818187" table:formula="of:=AVERAGE([.U$49:.U202])" table:style-name="ce1">
            <text:p>39.36181818</text:p>
          </table:table-cell>
          <table:table-cell table:style-name="ce1"/>
          <table:table-cell office:value-type="float" office:value="42.56" table:style-name="ce1">
            <text:p>42.56</text:p>
          </table:table-cell>
          <table:table-cell office:value-type="string" table:style-name="ce3">
            <text:p>Emil</text:p>
          </table:table-cell>
          <table:table-cell office:value-type="float" office:value="39.907922077922095" table:formula="of:=AVERAGE([.Y$49:.Y202])" table:style-name="ce1">
            <text:p>39.90792208</text:p>
          </table:table-cell>
          <table:table-cell table:style-name="ce1"/>
          <table:table-cell office:value-type="float" office:value="40.177" table:style-name="ce1">
            <text:p>40.177</text:p>
          </table:table-cell>
          <table:table-cell office:value-type="string" table:style-name="ce3">
            <text:p>Jeff</text:p>
          </table:table-cell>
          <table:table-cell office:value-type="float" office:value="40.145363636363648" table:formula="of:=AVERAGE([.AC$49:.AC202])" table:style-name="ce1">
            <text:p>40.14536364</text:p>
          </table:table-cell>
          <table:table-cell table:style-name="ce1"/>
          <table:table-cell office:value-type="float" office:value="38.732999999999997" table:style-name="ce1">
            <text:p>38.733</text:p>
          </table:table-cell>
          <table:table-cell office:value-type="string" table:style-name="ce3">
            <text:p>Thomas</text:p>
          </table:table-cell>
          <table:table-cell office:value-type="float" office:value="39.821207792207787" table:formula="of:=AVERAGE([.AG$49:.AG202])" table:style-name="ce1">
            <text:p>39.82120779</text:p>
          </table:table-cell>
          <table:table-cell table:style-name="ce1"/>
          <table:table-cell office:value-type="float" office:value="40.347000000000001" table:style-name="ce1">
            <text:p>40.347</text:p>
          </table:table-cell>
          <table:table-cell office:value-type="string" table:style-name="ce3">
            <text:p>Mike</text:p>
          </table:table-cell>
          <table:table-cell office:value-type="float" office:value="40.669987012986986" table:formula="of:=AVERAGE([.AK$49:.AK202])" table:style-name="ce1">
            <text:p>40.66998701</text:p>
          </table:table-cell>
          <table:table-cell table:number-columns-repeated="16345"/>
        </table:table-row>
        <table:table-row table:style-name="ro1">
          <table:table-cell office:value-type="float" office:value="36.576999999999998" table:style-name="ce1">
            <text:p>36.577</text:p>
          </table:table-cell>
          <table:table-cell office:value-type="string" table:style-name="ce3">
            <text:p>BertP</text:p>
          </table:table-cell>
          <table:table-cell office:value-type="float" office:value="37.713838709677425" table:formula="of:=AVERAGE([.A$49:.A203])" table:style-name="ce1">
            <text:p>37.71383871</text:p>
          </table:table-cell>
          <table:table-cell table:style-name="ce1"/>
          <table:table-cell office:value-type="float" office:value="36.703000000000003" table:style-name="ce1">
            <text:p>36.703</text:p>
          </table:table-cell>
          <table:table-cell office:value-type="string" table:style-name="ce3">
            <text:p>Inigo</text:p>
          </table:table-cell>
          <table:table-cell office:value-type="float" office:value="37.894425806451629" table:formula="of:=AVERAGE([.E$49:.E203])" table:style-name="ce1">
            <text:p>37.89442581</text:p>
          </table:table-cell>
          <table:table-cell table:style-name="ce1"/>
          <table:table-cell office:value-type="float" office:value="38.113" table:style-name="ce1">
            <text:p>38.113</text:p>
          </table:table-cell>
          <table:table-cell office:value-type="string" table:style-name="ce3">
            <text:p>Kyle</text:p>
          </table:table-cell>
          <table:table-cell office:value-type="float" office:value="38.81867096774193" table:formula="of:=AVERAGE([.I$49:.I203])" table:style-name="ce1">
            <text:p>38.81867097</text:p>
          </table:table-cell>
          <table:table-cell table:style-name="ce1"/>
          <table:table-cell office:value-type="float" office:value="38.014000000000003" table:style-name="ce1">
            <text:p>38.014</text:p>
          </table:table-cell>
          <table:table-cell office:value-type="string" table:style-name="ce3">
            <text:p>Ruben</text:p>
          </table:table-cell>
          <table:table-cell office:value-type="float" office:value="39.842593548387093" table:formula="of:=AVERAGE([.M$49:.M203])" table:style-name="ce1">
            <text:p>39.84259355</text:p>
          </table:table-cell>
          <table:table-cell table:style-name="ce1"/>
          <table:table-cell office:value-type="float" office:value="42.524000000000001" table:style-name="ce1">
            <text:p>42.524</text:p>
          </table:table-cell>
          <table:table-cell office:value-type="string" table:style-name="ce3">
            <text:p>Maarten</text:p>
          </table:table-cell>
          <table:table-cell office:value-type="float" office:value="39.664058064516141" table:formula="of:=AVERAGE([.Q$49:.Q203])" table:style-name="ce1">
            <text:p>39.66405806</text:p>
          </table:table-cell>
          <table:table-cell table:style-name="ce1"/>
          <table:table-cell office:value-type="float" office:value="59.673999999999999" table:style-name="ce1">
            <text:p>59.674</text:p>
          </table:table-cell>
          <table:table-cell office:value-type="string" table:style-name="ce3">
            <text:p>Pit</text:p>
          </table:table-cell>
          <table:table-cell office:value-type="float" office:value="39.492864516129032" table:formula="of:=AVERAGE([.U$49:.U203])" table:style-name="ce1">
            <text:p>39.49286452</text:p>
          </table:table-cell>
          <table:table-cell table:style-name="ce1"/>
          <table:table-cell office:value-type="float" office:value="40.156999999999996" table:style-name="ce1">
            <text:p>40.157</text:p>
          </table:table-cell>
          <table:table-cell office:value-type="string" table:style-name="ce3">
            <text:p>Emil</text:p>
          </table:table-cell>
          <table:table-cell office:value-type="float" office:value="39.909529032258078" table:formula="of:=AVERAGE([.Y$49:.Y203])" table:style-name="ce1">
            <text:p>39.90952903</text:p>
          </table:table-cell>
          <table:table-cell table:style-name="ce1"/>
          <table:table-cell office:value-type="float" office:value="41.057000000000002" table:style-name="ce1">
            <text:p>41.057</text:p>
          </table:table-cell>
          <table:table-cell office:value-type="string" table:style-name="ce3">
            <text:p>Jeff</text:p>
          </table:table-cell>
          <table:table-cell office:value-type="float" office:value="40.151245161290326" table:formula="of:=AVERAGE([.AC$49:.AC203])" table:style-name="ce1">
            <text:p>40.15124516</text:p>
          </table:table-cell>
          <table:table-cell table:style-name="ce1"/>
          <table:table-cell office:value-type="float" office:value="38.476999999999997" table:style-name="ce1">
            <text:p>38.477</text:p>
          </table:table-cell>
          <table:table-cell office:value-type="string" table:style-name="ce3">
            <text:p>Thomas</text:p>
          </table:table-cell>
          <table:table-cell office:value-type="float" office:value="39.81253548387096" table:formula="of:=AVERAGE([.AG$49:.AG203])" table:style-name="ce1">
            <text:p>39.81253548</text:p>
          </table:table-cell>
          <table:table-cell table:style-name="ce1"/>
          <table:table-cell office:value-type="float" office:value="37.325000000000003" table:style-name="ce1">
            <text:p>37.325</text:p>
          </table:table-cell>
          <table:table-cell office:value-type="string" table:style-name="ce3">
            <text:p>Mike</text:p>
          </table:table-cell>
          <table:table-cell office:value-type="float" office:value="40.648406451612878" table:formula="of:=AVERAGE([.AK$49:.AK203])" table:style-name="ce1">
            <text:p>40.64840645</text:p>
          </table:table-cell>
          <table:table-cell table:number-columns-repeated="16345"/>
        </table:table-row>
        <table:table-row table:style-name="ro1">
          <table:table-cell office:value-type="float" office:value="36.695" table:style-name="ce1">
            <text:p>36.695</text:p>
          </table:table-cell>
          <table:table-cell office:value-type="string" table:style-name="ce3">
            <text:p>BertP</text:p>
          </table:table-cell>
          <table:table-cell office:value-type="float" office:value="37.707307692307701" table:formula="of:=AVERAGE([.A$49:.A204])" table:style-name="ce1">
            <text:p>37.70730769</text:p>
          </table:table-cell>
          <table:table-cell table:style-name="ce1"/>
          <table:table-cell office:value-type="float" office:value="38.939" table:style-name="ce1">
            <text:p>38.939</text:p>
          </table:table-cell>
          <table:table-cell office:value-type="string" table:style-name="ce3">
            <text:p>Inigo</text:p>
          </table:table-cell>
          <table:table-cell office:value-type="float" office:value="37.901121794871813" table:formula="of:=AVERAGE([.E$49:.E204])" table:style-name="ce1">
            <text:p>37.90112179</text:p>
          </table:table-cell>
          <table:table-cell table:style-name="ce1"/>
          <table:table-cell office:value-type="float" office:value="44.018999999999998" table:style-name="ce1">
            <text:p>44.019</text:p>
          </table:table-cell>
          <table:table-cell office:value-type="string" table:style-name="ce3">
            <text:p>Kyle</text:p>
          </table:table-cell>
          <table:table-cell office:value-type="float" office:value="38.852006410256408" table:formula="of:=AVERAGE([.I$49:.I204])" table:style-name="ce1">
            <text:p>38.85200641</text:p>
          </table:table-cell>
          <table:table-cell table:style-name="ce1"/>
          <table:table-cell office:value-type="float" office:value="38.119999999999997" table:style-name="ce1">
            <text:p>38.12</text:p>
          </table:table-cell>
          <table:table-cell office:value-type="string" table:style-name="ce3">
            <text:p>Ruben</text:p>
          </table:table-cell>
          <table:table-cell office:value-type="float" office:value="39.831551282051279" table:formula="of:=AVERAGE([.M$49:.M204])" table:style-name="ce1">
            <text:p>39.83155128</text:p>
          </table:table-cell>
          <table:table-cell table:style-name="ce1"/>
          <table:table-cell office:value-type="float" office:value="39.052" table:style-name="ce1">
            <text:p>39.052</text:p>
          </table:table-cell>
          <table:table-cell office:value-type="string" table:style-name="ce3">
            <text:p>Maarten</text:p>
          </table:table-cell>
          <table:table-cell office:value-type="float" office:value="39.660134615384628" table:formula="of:=AVERAGE([.Q$49:.Q204])" table:style-name="ce1">
            <text:p>39.66013462</text:p>
          </table:table-cell>
          <table:table-cell table:style-name="ce1"/>
          <table:table-cell office:value-type="float" office:value="40.048999999999999" table:style-name="ce1">
            <text:p>40.049</text:p>
          </table:table-cell>
          <table:table-cell office:value-type="string" table:style-name="ce3">
            <text:p>Stijn</text:p>
          </table:table-cell>
          <table:table-cell office:value-type="float" office:value="39.496429487179491" table:formula="of:=AVERAGE([.U$49:.U204])" table:style-name="ce1">
            <text:p>39.49642949</text:p>
          </table:table-cell>
          <table:table-cell table:style-name="ce1"/>
          <table:table-cell office:value-type="float" office:value="39.167000000000002" table:style-name="ce1">
            <text:p>39.167</text:p>
          </table:table-cell>
          <table:table-cell office:value-type="string" table:style-name="ce3">
            <text:p>Emil</text:p>
          </table:table-cell>
          <table:table-cell office:value-type="float" office:value="39.904769230769247" table:formula="of:=AVERAGE([.Y$49:.Y204])" table:style-name="ce1">
            <text:p>39.90476923</text:p>
          </table:table-cell>
          <table:table-cell table:style-name="ce1"/>
          <table:table-cell office:value-type="float" office:value="44.174999999999997" table:style-name="ce1">
            <text:p>44.175</text:p>
          </table:table-cell>
          <table:table-cell office:value-type="string" table:style-name="ce3">
            <text:p>Jeff</text:p>
          </table:table-cell>
          <table:table-cell office:value-type="float" office:value="40.177038461538473" table:formula="of:=AVERAGE([.AC$49:.AC204])" table:style-name="ce1">
            <text:p>40.17703846</text:p>
          </table:table-cell>
          <table:table-cell table:style-name="ce1"/>
          <table:table-cell office:value-type="float" office:value="39.758000000000003" table:style-name="ce1">
            <text:p>39.758</text:p>
          </table:table-cell>
          <table:table-cell office:value-type="string" table:style-name="ce3">
            <text:p>Thomas</text:p>
          </table:table-cell>
          <table:table-cell office:value-type="float" office:value="39.812185897435889" table:formula="of:=AVERAGE([.AG$49:.AG204])" table:style-name="ce1">
            <text:p>39.8121859</text:p>
          </table:table-cell>
          <table:table-cell table:style-name="ce1"/>
          <table:table-cell office:value-type="float" office:value="37.683" table:style-name="ce1">
            <text:p>37.683</text:p>
          </table:table-cell>
          <table:table-cell office:value-type="string" table:style-name="ce3">
            <text:p>Mike</text:p>
          </table:table-cell>
          <table:table-cell office:value-type="float" office:value="40.62939743589741" table:formula="of:=AVERAGE([.AK$49:.AK204])" table:style-name="ce1">
            <text:p>40.62939744</text:p>
          </table:table-cell>
          <table:table-cell table:number-columns-repeated="16345"/>
        </table:table-row>
        <table:table-row table:style-name="ro1">
          <table:table-cell office:value-type="float" office:value="36.817999999999998" table:style-name="ce1">
            <text:p>36.818</text:p>
          </table:table-cell>
          <table:table-cell office:value-type="string" table:style-name="ce3">
            <text:p>BertP</text:p>
          </table:table-cell>
          <table:table-cell office:value-type="float" office:value="37.701643312101922" table:formula="of:=AVERAGE([.A$49:.A205])" table:style-name="ce1">
            <text:p>37.70164331</text:p>
          </table:table-cell>
          <table:table-cell table:style-name="ce1"/>
          <table:table-cell office:value-type="float" office:value="37.049999999999997" table:style-name="ce1">
            <text:p>37.05</text:p>
          </table:table-cell>
          <table:table-cell office:value-type="string" table:style-name="ce3">
            <text:p>Inigo</text:p>
          </table:table-cell>
          <table:table-cell office:value-type="float" office:value="37.895700636942692" table:formula="of:=AVERAGE([.E$49:.E205])" table:style-name="ce1">
            <text:p>37.89570064</text:p>
          </table:table-cell>
          <table:table-cell table:style-name="ce1"/>
          <table:table-cell office:value-type="float" office:value="36.640999999999998" table:style-name="ce1">
            <text:p>36.641</text:p>
          </table:table-cell>
          <table:table-cell office:value-type="string" table:style-name="ce3">
            <text:p>Kyle</text:p>
          </table:table-cell>
          <table:table-cell office:value-type="float" office:value="38.837923566878978" table:formula="of:=AVERAGE([.I$49:.I205])" table:style-name="ce1">
            <text:p>38.83792357</text:p>
          </table:table-cell>
          <table:table-cell table:style-name="ce1"/>
          <table:table-cell office:value-type="float" office:value="42.436999999999998" table:style-name="ce1">
            <text:p>42.437</text:p>
          </table:table-cell>
          <table:table-cell office:value-type="string" table:style-name="ce3">
            <text:p>Ruben</text:p>
          </table:table-cell>
          <table:table-cell office:value-type="float" office:value="39.848146496815282" table:formula="of:=AVERAGE([.M$49:.M205])" table:style-name="ce1">
            <text:p>39.8481465</text:p>
          </table:table-cell>
          <table:table-cell table:style-name="ce1"/>
          <table:table-cell office:value-type="float" office:value="38.536000000000001" table:style-name="ce1">
            <text:p>38.536</text:p>
          </table:table-cell>
          <table:table-cell office:value-type="string" table:style-name="ce3">
            <text:p>Maarten</text:p>
          </table:table-cell>
          <table:table-cell office:value-type="float" office:value="39.652974522293007" table:formula="of:=AVERAGE([.Q$49:.Q205])" table:style-name="ce1">
            <text:p>39.65297452</text:p>
          </table:table-cell>
          <table:table-cell table:style-name="ce1"/>
          <table:table-cell office:value-type="float" office:value="40.000999999999998" table:style-name="ce1">
            <text:p>40.001</text:p>
          </table:table-cell>
          <table:table-cell office:value-type="string" table:style-name="ce3">
            <text:p>Stijn</text:p>
          </table:table-cell>
          <table:table-cell office:value-type="float" office:value="39.499643312101917" table:formula="of:=AVERAGE([.U$49:.U205])" table:style-name="ce1">
            <text:p>39.49964331</text:p>
          </table:table-cell>
          <table:table-cell table:style-name="ce1"/>
          <table:table-cell office:value-type="float" office:value="41.356999999999999" table:style-name="ce1">
            <text:p>41.357</text:p>
          </table:table-cell>
          <table:table-cell office:value-type="string" table:style-name="ce3">
            <text:p>Emil</text:p>
          </table:table-cell>
          <table:table-cell office:value-type="float" office:value="39.914019108280272" table:formula="of:=AVERAGE([.Y$49:.Y205])" table:style-name="ce1">
            <text:p>39.91401911</text:p>
          </table:table-cell>
          <table:table-cell table:style-name="ce1"/>
          <table:table-cell office:value-type="float" office:value="40.365000000000002" table:style-name="ce1">
            <text:p>40.365</text:p>
          </table:table-cell>
          <table:table-cell office:value-type="string" table:style-name="ce3">
            <text:p>Jeff</text:p>
          </table:table-cell>
          <table:table-cell office:value-type="float" office:value="40.178235668789817" table:formula="of:=AVERAGE([.AC$49:.AC205])" table:style-name="ce1">
            <text:p>40.17823567</text:p>
          </table:table-cell>
          <table:table-cell table:style-name="ce1"/>
          <table:table-cell office:value-type="float" office:value="43.149000000000001" table:style-name="ce1">
            <text:p>43.149</text:p>
          </table:table-cell>
          <table:table-cell office:value-type="string" table:style-name="ce3">
            <text:p>Thomas</text:p>
          </table:table-cell>
          <table:table-cell office:value-type="float" office:value="39.833439490445855" table:formula="of:=AVERAGE([.AG$49:.AG205])" table:style-name="ce1">
            <text:p>39.83343949</text:p>
          </table:table-cell>
          <table:table-cell table:style-name="ce1"/>
          <table:table-cell office:value-type="float" office:value="37.49" table:style-name="ce1">
            <text:p>37.49</text:p>
          </table:table-cell>
          <table:table-cell office:value-type="string" table:style-name="ce3">
            <text:p>Mike</text:p>
          </table:table-cell>
          <table:table-cell office:value-type="float" office:value="40.609401273885325" table:formula="of:=AVERAGE([.AK$49:.AK205])" table:style-name="ce1">
            <text:p>40.60940127</text:p>
          </table:table-cell>
          <table:table-cell table:number-columns-repeated="16345"/>
        </table:table-row>
        <table:table-row table:style-name="ro1">
          <table:table-cell office:value-type="float" office:value="36.886000000000003" table:style-name="ce1">
            <text:p>36.886</text:p>
          </table:table-cell>
          <table:table-cell office:value-type="string" table:style-name="ce3">
            <text:p>BertP</text:p>
          </table:table-cell>
          <table:table-cell office:value-type="float" office:value="37.696481012658239" table:formula="of:=AVERAGE([.A$49:.A206])" table:style-name="ce1">
            <text:p>37.69648101</text:p>
          </table:table-cell>
          <table:table-cell table:style-name="ce1"/>
          <table:table-cell office:value-type="float" office:value="35.996000000000002" table:style-name="ce1">
            <text:p>35.996</text:p>
          </table:table-cell>
          <table:table-cell office:value-type="string" table:style-name="ce3">
            <text:p>Inigo</text:p>
          </table:table-cell>
          <table:table-cell office:value-type="float" office:value="37.883677215189891" table:formula="of:=AVERAGE([.E$49:.E206])" table:style-name="ce1">
            <text:p>37.88367722</text:p>
          </table:table-cell>
          <table:table-cell table:style-name="ce1"/>
          <table:table-cell office:value-type="float" office:value="36.259" table:style-name="ce1">
            <text:p>36.259</text:p>
          </table:table-cell>
          <table:table-cell office:value-type="string" table:style-name="ce3">
            <text:p>Kyle</text:p>
          </table:table-cell>
          <table:table-cell office:value-type="float" office:value="38.821601265822778" table:formula="of:=AVERAGE([.I$49:.I206])" table:style-name="ce1">
            <text:p>38.82160127</text:p>
          </table:table-cell>
          <table:table-cell table:style-name="ce1"/>
          <table:table-cell office:value-type="float" office:value="37.801000000000002" table:style-name="ce1">
            <text:p>37.801</text:p>
          </table:table-cell>
          <table:table-cell office:value-type="string" table:style-name="ce3">
            <text:p>Ruben</text:p>
          </table:table-cell>
          <table:table-cell office:value-type="float" office:value="39.835189873417718" table:formula="of:=AVERAGE([.M$49:.M206])" table:style-name="ce1">
            <text:p>39.83518987</text:p>
          </table:table-cell>
          <table:table-cell table:style-name="ce1"/>
          <table:table-cell office:value-type="float" office:value="41.427999999999997" table:style-name="ce1">
            <text:p>41.428</text:p>
          </table:table-cell>
          <table:table-cell office:value-type="string" table:style-name="ce3">
            <text:p>Maarten</text:p>
          </table:table-cell>
          <table:table-cell office:value-type="float" office:value="39.664208860759501" table:formula="of:=AVERAGE([.Q$49:.Q206])" table:style-name="ce1">
            <text:p>39.66420886</text:p>
          </table:table-cell>
          <table:table-cell table:style-name="ce1"/>
          <table:table-cell office:value-type="float" office:value="64.805000000000007" table:style-name="ce1">
            <text:p>64.805</text:p>
          </table:table-cell>
          <table:table-cell office:value-type="string" table:style-name="ce3">
            <text:p>Stijn</text:p>
          </table:table-cell>
          <table:table-cell office:value-type="float" office:value="39.659803797468356" table:formula="of:=AVERAGE([.U$49:.U206])" table:style-name="ce1">
            <text:p>39.6598038</text:p>
          </table:table-cell>
          <table:table-cell table:style-name="ce1"/>
          <table:table-cell office:value-type="float" office:value="38.863" table:style-name="ce1">
            <text:p>38.863</text:p>
          </table:table-cell>
          <table:table-cell office:value-type="string" table:style-name="ce3">
            <text:p>Emil</text:p>
          </table:table-cell>
          <table:table-cell office:value-type="float" office:value="39.907367088607614" table:formula="of:=AVERAGE([.Y$49:.Y206])" table:style-name="ce1">
            <text:p>39.90736709</text:p>
          </table:table-cell>
          <table:table-cell table:style-name="ce1"/>
          <table:table-cell office:value-type="float" office:value="39.847000000000001" table:style-name="ce1">
            <text:p>39.847</text:p>
          </table:table-cell>
          <table:table-cell office:value-type="string" table:style-name="ce3">
            <text:p>Jeff</text:p>
          </table:table-cell>
          <table:table-cell office:value-type="float" office:value="40.176139240506338" table:formula="of:=AVERAGE([.AC$49:.AC206])" table:style-name="ce1">
            <text:p>40.17613924</text:p>
          </table:table-cell>
          <table:table-cell table:style-name="ce1"/>
          <table:table-cell office:value-type="float" office:value="39.369999999999997" table:style-name="ce1">
            <text:p>39.37</text:p>
          </table:table-cell>
          <table:table-cell office:value-type="string" table:style-name="ce3">
            <text:p>Thomas</text:p>
          </table:table-cell>
          <table:table-cell office:value-type="float" office:value="39.830506329113923" table:formula="of:=AVERAGE([.AG$49:.AG206])" table:style-name="ce1">
            <text:p>39.83050633</text:p>
          </table:table-cell>
          <table:table-cell table:style-name="ce1"/>
          <table:table-cell office:value-type="float" office:value="37.302999999999997" table:style-name="ce1">
            <text:p>37.303</text:p>
          </table:table-cell>
          <table:table-cell office:value-type="string" table:style-name="ce3">
            <text:p>Mike</text:p>
          </table:table-cell>
          <table:table-cell office:value-type="float" office:value="40.588474683544277" table:formula="of:=AVERAGE([.AK$49:.AK206])" table:style-name="ce1">
            <text:p>40.58847468</text:p>
          </table:table-cell>
          <table:table-cell table:number-columns-repeated="16345"/>
        </table:table-row>
        <table:table-row table:style-name="ro1">
          <table:table-cell office:value-type="float" office:value="37.006" table:style-name="ce1">
            <text:p>37.006</text:p>
          </table:table-cell>
          <table:table-cell office:value-type="string" table:style-name="ce3">
            <text:p>BertP</text:p>
          </table:table-cell>
          <table:table-cell office:value-type="float" office:value="37.692138364779886" table:formula="of:=AVERAGE([.A$49:.A207])" table:style-name="ce1">
            <text:p>37.69213836</text:p>
          </table:table-cell>
          <table:table-cell table:style-name="ce1"/>
          <table:table-cell office:value-type="float" office:value="39.180999999999997" table:style-name="ce1">
            <text:p>39.181</text:p>
          </table:table-cell>
          <table:table-cell office:value-type="string" table:style-name="ce3">
            <text:p>Inigo</text:p>
          </table:table-cell>
          <table:table-cell office:value-type="float" office:value="37.891836477987439" table:formula="of:=AVERAGE([.E$49:.E207])" table:style-name="ce1">
            <text:p>37.89183648</text:p>
          </table:table-cell>
          <table:table-cell table:style-name="ce1"/>
          <table:table-cell office:value-type="float" office:value="36.661999999999999" table:style-name="ce1">
            <text:p>36.662</text:p>
          </table:table-cell>
          <table:table-cell office:value-type="string" table:style-name="ce3">
            <text:p>Kyle</text:p>
          </table:table-cell>
          <table:table-cell office:value-type="float" office:value="38.808018867924524" table:formula="of:=AVERAGE([.I$49:.I207])" table:style-name="ce1">
            <text:p>38.80801887</text:p>
          </table:table-cell>
          <table:table-cell table:style-name="ce1"/>
          <table:table-cell office:value-type="float" office:value="37.488" table:style-name="ce1">
            <text:p>37.488</text:p>
          </table:table-cell>
          <table:table-cell office:value-type="string" table:style-name="ce3">
            <text:p>Ruben</text:p>
          </table:table-cell>
          <table:table-cell office:value-type="float" office:value="39.820427672955979" table:formula="of:=AVERAGE([.M$49:.M207])" table:style-name="ce1">
            <text:p>39.82042767</text:p>
          </table:table-cell>
          <table:table-cell table:style-name="ce1"/>
          <table:table-cell office:value-type="float" office:value="39.345999999999997" table:style-name="ce1">
            <text:p>39.346</text:p>
          </table:table-cell>
          <table:table-cell office:value-type="string" table:style-name="ce3">
            <text:p>Maarten</text:p>
          </table:table-cell>
          <table:table-cell office:value-type="float" office:value="39.662207547169821" table:formula="of:=AVERAGE([.Q$49:.Q207])" table:style-name="ce1">
            <text:p>39.66220755</text:p>
          </table:table-cell>
          <table:table-cell table:style-name="ce1"/>
          <table:table-cell office:value-type="float" office:value="39.978999999999999" table:style-name="ce1">
            <text:p>39.979</text:p>
          </table:table-cell>
          <table:table-cell office:value-type="string" table:style-name="ce3">
            <text:p>Stijn</text:p>
          </table:table-cell>
          <table:table-cell office:value-type="float" office:value="39.661811320754722" table:formula="of:=AVERAGE([.U$49:.U207])" table:style-name="ce1">
            <text:p>39.66181132</text:p>
          </table:table-cell>
          <table:table-cell table:style-name="ce1"/>
          <table:table-cell office:value-type="float" office:value="41.491" table:style-name="ce1">
            <text:p>41.491</text:p>
          </table:table-cell>
          <table:table-cell office:value-type="string" table:style-name="ce3">
            <text:p>Emil</text:p>
          </table:table-cell>
          <table:table-cell office:value-type="float" office:value="39.917327044025178" table:formula="of:=AVERAGE([.Y$49:.Y207])" table:style-name="ce1">
            <text:p>39.91732704</text:p>
          </table:table-cell>
          <table:table-cell table:style-name="ce1"/>
          <table:table-cell office:value-type="float" office:value="40.031999999999996" table:style-name="ce1">
            <text:p>40.032</text:p>
          </table:table-cell>
          <table:table-cell office:value-type="string" table:style-name="ce3">
            <text:p>Jeff</text:p>
          </table:table-cell>
          <table:table-cell office:value-type="float" office:value="40.175232704402525" table:formula="of:=AVERAGE([.AC$49:.AC207])" table:style-name="ce1">
            <text:p>40.1752327</text:p>
          </table:table-cell>
          <table:table-cell table:style-name="ce1"/>
          <table:table-cell office:value-type="float" office:value="38.944000000000003" table:style-name="ce1">
            <text:p>38.944</text:p>
          </table:table-cell>
          <table:table-cell office:value-type="string" table:style-name="ce3">
            <text:p>Thomas</text:p>
          </table:table-cell>
          <table:table-cell office:value-type="float" office:value="39.82493081761006" table:formula="of:=AVERAGE([.AG$49:.AG207])" table:style-name="ce1">
            <text:p>39.82493082</text:p>
          </table:table-cell>
          <table:table-cell table:style-name="ce1"/>
          <table:table-cell office:value-type="float" office:value="37.938000000000002" table:style-name="ce1">
            <text:p>37.938</text:p>
          </table:table-cell>
          <table:table-cell office:value-type="string" table:style-name="ce3">
            <text:p>Mike</text:p>
          </table:table-cell>
          <table:table-cell office:value-type="float" office:value="40.571805031446516" table:formula="of:=AVERAGE([.AK$49:.AK207])" table:style-name="ce1">
            <text:p>40.57180503</text:p>
          </table:table-cell>
          <table:table-cell table:number-columns-repeated="16345"/>
        </table:table-row>
        <table:table-row table:style-name="ro1">
          <table:table-cell office:value-type="float" office:value="43.764000000000003" table:style-name="ce1">
            <text:p>43.764</text:p>
          </table:table-cell>
          <table:table-cell office:value-type="string" table:style-name="ce3">
            <text:p>BertP</text:p>
          </table:table-cell>
          <table:table-cell office:value-type="float" office:value="37.73008750000001" table:formula="of:=AVERAGE([.A$49:.A208])" table:style-name="ce1">
            <text:p>37.7300875</text:p>
          </table:table-cell>
          <table:table-cell table:style-name="ce1"/>
          <table:table-cell office:value-type="float" office:value="41.018000000000001" table:style-name="ce1">
            <text:p>41.018</text:p>
          </table:table-cell>
          <table:table-cell office:value-type="string" table:style-name="ce3">
            <text:p>Inigo</text:p>
          </table:table-cell>
          <table:table-cell office:value-type="float" office:value="37.911375000000014" table:formula="of:=AVERAGE([.E$49:.E208])" table:style-name="ce1">
            <text:p>37.911375</text:p>
          </table:table-cell>
          <table:table-cell table:style-name="ce1"/>
          <table:table-cell office:value-type="float" office:value="36.911999999999999" table:style-name="ce1">
            <text:p>36.912</text:p>
          </table:table-cell>
          <table:table-cell office:value-type="string" table:style-name="ce3">
            <text:p>Kyle</text:p>
          </table:table-cell>
          <table:table-cell office:value-type="float" office:value="38.79616875" table:formula="of:=AVERAGE([.I$49:.I208])" table:style-name="ce1">
            <text:p>38.79616875</text:p>
          </table:table-cell>
          <table:table-cell table:style-name="ce1"/>
          <table:table-cell office:value-type="float" office:value="37.656999999999996" table:style-name="ce1">
            <text:p>37.657</text:p>
          </table:table-cell>
          <table:table-cell office:value-type="string" table:style-name="ce3">
            <text:p>Ruben</text:p>
          </table:table-cell>
          <table:table-cell office:value-type="float" office:value="39.806906250000004" table:formula="of:=AVERAGE([.M$49:.M208])" table:style-name="ce1">
            <text:p>39.80690625</text:p>
          </table:table-cell>
          <table:table-cell table:style-name="ce1"/>
          <table:table-cell office:value-type="float" office:value="40.500999999999998" table:style-name="ce1">
            <text:p>40.501</text:p>
          </table:table-cell>
          <table:table-cell office:value-type="string" table:style-name="ce3">
            <text:p>Maarten</text:p>
          </table:table-cell>
          <table:table-cell office:value-type="float" office:value="39.667450000000009" table:formula="of:=AVERAGE([.Q$49:.Q208])" table:style-name="ce1">
            <text:p>39.66745</text:p>
          </table:table-cell>
          <table:table-cell table:style-name="ce1"/>
          <table:table-cell office:value-type="float" office:value="42.274999999999999" table:style-name="ce1">
            <text:p>42.275</text:p>
          </table:table-cell>
          <table:table-cell office:value-type="string" table:style-name="ce3">
            <text:p>Stijn</text:p>
          </table:table-cell>
          <table:table-cell office:value-type="float" office:value="39.678143750000004" table:formula="of:=AVERAGE([.U$49:.U208])" table:style-name="ce1">
            <text:p>39.67814375</text:p>
          </table:table-cell>
          <table:table-cell table:style-name="ce1"/>
          <table:table-cell office:value-type="float" office:value="39.966000000000001" table:style-name="ce1">
            <text:p>39.966</text:p>
          </table:table-cell>
          <table:table-cell office:value-type="string" table:style-name="ce3">
            <text:p>Emil</text:p>
          </table:table-cell>
          <table:table-cell office:value-type="float" office:value="39.917631250000021" table:formula="of:=AVERAGE([.Y$49:.Y208])" table:style-name="ce1">
            <text:p>39.91763125</text:p>
          </table:table-cell>
          <table:table-cell table:style-name="ce1"/>
          <table:table-cell office:value-type="float" office:value="39.448" table:style-name="ce1">
            <text:p>39.448</text:p>
          </table:table-cell>
          <table:table-cell office:value-type="string" table:style-name="ce3">
            <text:p>Jeff</text:p>
          </table:table-cell>
          <table:table-cell office:value-type="float" office:value="40.170687500000007" table:formula="of:=AVERAGE([.AC$49:.AC208])" table:style-name="ce1">
            <text:p>40.1706875</text:p>
          </table:table-cell>
          <table:table-cell table:style-name="ce1"/>
          <table:table-cell office:value-type="float" office:value="38.371000000000002" table:style-name="ce1">
            <text:p>38.371</text:p>
          </table:table-cell>
          <table:table-cell office:value-type="string" table:style-name="ce3">
            <text:p>Thomas</text:p>
          </table:table-cell>
          <table:table-cell office:value-type="float" office:value="39.815843749999999" table:formula="of:=AVERAGE([.AG$49:.AG208])" table:style-name="ce1">
            <text:p>39.81584375</text:p>
          </table:table-cell>
          <table:table-cell table:style-name="ce1"/>
          <table:table-cell office:value-type="float" office:value="37.347999999999999" table:style-name="ce1">
            <text:p>37.348</text:p>
          </table:table-cell>
          <table:table-cell office:value-type="string" table:style-name="ce3">
            <text:p>Mike</text:p>
          </table:table-cell>
          <table:table-cell office:value-type="float" office:value="40.551656249999972" table:formula="of:=AVERAGE([.AK$49:.AK208])" table:style-name="ce1">
            <text:p>40.55165625</text:p>
          </table:table-cell>
          <table:table-cell table:number-columns-repeated="16345"/>
        </table:table-row>
        <table:table-row table:style-name="ro1">
          <table:table-cell office:value-type="float" office:value="37.801000000000002" table:style-name="ce1">
            <text:p>37.801</text:p>
          </table:table-cell>
          <table:table-cell office:value-type="string" table:style-name="ce3">
            <text:p>BertP</text:p>
          </table:table-cell>
          <table:table-cell office:value-type="float" office:value="37.730527950310574" table:formula="of:=AVERAGE([.A$49:.A209])" table:style-name="ce1">
            <text:p>37.73052795</text:p>
          </table:table-cell>
          <table:table-cell table:style-name="ce1"/>
          <table:table-cell office:value-type="float" office:value="38.073999999999998" table:style-name="ce1">
            <text:p>38.074</text:p>
          </table:table-cell>
          <table:table-cell office:value-type="string" table:style-name="ce3">
            <text:p>Inigo</text:p>
          </table:table-cell>
          <table:table-cell office:value-type="float" office:value="37.912385093167714" table:formula="of:=AVERAGE([.E$49:.E209])" table:style-name="ce1">
            <text:p>37.91238509</text:p>
          </table:table-cell>
          <table:table-cell table:style-name="ce1"/>
          <table:table-cell office:value-type="float" office:value="54.564" table:style-name="ce1">
            <text:p>54.564</text:p>
          </table:table-cell>
          <table:table-cell office:value-type="string" table:style-name="ce3">
            <text:p>Kyle</text:p>
          </table:table-cell>
          <table:table-cell office:value-type="float" office:value="38.894105590062111" table:formula="of:=AVERAGE([.I$49:.I209])" table:style-name="ce1">
            <text:p>38.89410559</text:p>
          </table:table-cell>
          <table:table-cell table:style-name="ce1"/>
          <table:table-cell office:value-type="float" office:value="37.844999999999999" table:style-name="ce1">
            <text:p>37.845</text:p>
          </table:table-cell>
          <table:table-cell office:value-type="string" table:style-name="ce3">
            <text:p>Ruben</text:p>
          </table:table-cell>
          <table:table-cell office:value-type="float" office:value="39.794720496894413" table:formula="of:=AVERAGE([.M$49:.M209])" table:style-name="ce1">
            <text:p>39.7947205</text:p>
          </table:table-cell>
          <table:table-cell table:style-name="ce1"/>
          <table:table-cell office:value-type="float" office:value="38.780999999999999" table:style-name="ce1">
            <text:p>38.781</text:p>
          </table:table-cell>
          <table:table-cell office:value-type="string" table:style-name="ce3">
            <text:p>Maarten</text:p>
          </table:table-cell>
          <table:table-cell office:value-type="float" office:value="39.661944099378893" table:formula="of:=AVERAGE([.Q$49:.Q209])" table:style-name="ce1">
            <text:p>39.6619441</text:p>
          </table:table-cell>
          <table:table-cell table:style-name="ce1"/>
          <table:table-cell office:value-type="float" office:value="39.905999999999999" table:style-name="ce1">
            <text:p>39.906</text:p>
          </table:table-cell>
          <table:table-cell office:value-type="string" table:style-name="ce3">
            <text:p>Stijn</text:p>
          </table:table-cell>
          <table:table-cell office:value-type="float" office:value="39.679559006211186" table:formula="of:=AVERAGE([.U$49:.U209])" table:style-name="ce1">
            <text:p>39.67955901</text:p>
          </table:table-cell>
          <table:table-cell table:style-name="ce1"/>
          <table:table-cell office:value-type="float" office:value="38.917999999999999" table:style-name="ce1">
            <text:p>38.918</text:p>
          </table:table-cell>
          <table:table-cell office:value-type="string" table:style-name="ce3">
            <text:p>Emil</text:p>
          </table:table-cell>
          <table:table-cell office:value-type="float" office:value="39.911422360248466" table:formula="of:=AVERAGE([.Y$49:.Y209])" table:style-name="ce1">
            <text:p>39.91142236</text:p>
          </table:table-cell>
          <table:table-cell table:style-name="ce1"/>
          <table:table-cell office:value-type="float" office:value="39.347999999999999" table:style-name="ce1">
            <text:p>39.348</text:p>
          </table:table-cell>
          <table:table-cell office:value-type="string" table:style-name="ce3">
            <text:p>Jeff</text:p>
          </table:table-cell>
          <table:table-cell office:value-type="float" office:value="40.165577639751561" table:formula="of:=AVERAGE([.AC$49:.AC209])" table:style-name="ce1">
            <text:p>40.16557764</text:p>
          </table:table-cell>
          <table:table-cell table:style-name="ce1"/>
          <table:table-cell office:value-type="float" office:value="38.207000000000001" table:style-name="ce1">
            <text:p>38.207</text:p>
          </table:table-cell>
          <table:table-cell office:value-type="string" table:style-name="ce3">
            <text:p>Thomas</text:p>
          </table:table-cell>
          <table:table-cell office:value-type="float" office:value="39.805850931677021" table:formula="of:=AVERAGE([.AG$49:.AG209])" table:style-name="ce1">
            <text:p>39.80585093</text:p>
          </table:table-cell>
          <table:table-cell table:style-name="ce1"/>
          <table:table-cell office:value-type="float" office:value="38.774999999999999" table:style-name="ce1">
            <text:p>38.775</text:p>
          </table:table-cell>
          <table:table-cell office:value-type="string" table:style-name="ce3">
            <text:p>Mike</text:p>
          </table:table-cell>
          <table:table-cell office:value-type="float" office:value="40.540621118012396" table:formula="of:=AVERAGE([.AK$49:.AK209])" table:style-name="ce1">
            <text:p>40.54062112</text:p>
          </table:table-cell>
          <table:table-cell table:number-columns-repeated="16345"/>
        </table:table-row>
        <table:table-row table:style-name="ro1">
          <table:table-cell office:value-type="float" office:value="37.048999999999999" table:style-name="ce1">
            <text:p>37.049</text:p>
          </table:table-cell>
          <table:table-cell office:value-type="string" table:style-name="ce3">
            <text:p>BertP</text:p>
          </table:table-cell>
          <table:table-cell office:value-type="float" office:value="37.726320987654333" table:formula="of:=AVERAGE([.A$49:.A210])" table:style-name="ce1">
            <text:p>37.72632099</text:p>
          </table:table-cell>
          <table:table-cell table:style-name="ce1"/>
          <table:table-cell office:value-type="float" office:value="35.878999999999998" table:style-name="ce1">
            <text:p>35.879</text:p>
          </table:table-cell>
          <table:table-cell office:value-type="string" table:style-name="ce3">
            <text:p>Inigo</text:p>
          </table:table-cell>
          <table:table-cell office:value-type="float" office:value="37.899833333333348" table:formula="of:=AVERAGE([.E$49:.E210])" table:style-name="ce1">
            <text:p>37.89983333</text:p>
          </table:table-cell>
          <table:table-cell table:style-name="ce1"/>
          <table:table-cell office:value-type="float" office:value="36.517000000000003" table:style-name="ce1">
            <text:p>36.517</text:p>
          </table:table-cell>
          <table:table-cell office:value-type="string" table:style-name="ce3">
            <text:p>Kyle</text:p>
          </table:table-cell>
          <table:table-cell office:value-type="float" office:value="38.879432098765434" table:formula="of:=AVERAGE([.I$49:.I210])" table:style-name="ce1">
            <text:p>38.8794321</text:p>
          </table:table-cell>
          <table:table-cell table:style-name="ce1"/>
          <table:table-cell office:value-type="float" office:value="36.936" table:style-name="ce1">
            <text:p>36.936</text:p>
          </table:table-cell>
          <table:table-cell office:value-type="string" table:style-name="ce3">
            <text:p>Ruben</text:p>
          </table:table-cell>
          <table:table-cell office:value-type="float" office:value="39.777074074074079" table:formula="of:=AVERAGE([.M$49:.M210])" table:style-name="ce1">
            <text:p>39.77707407</text:p>
          </table:table-cell>
          <table:table-cell table:style-name="ce1"/>
          <table:table-cell office:value-type="float" office:value="38.823999999999998" table:style-name="ce1">
            <text:p>38.824</text:p>
          </table:table-cell>
          <table:table-cell office:value-type="string" table:style-name="ce3">
            <text:p>Maarten</text:p>
          </table:table-cell>
          <table:table-cell office:value-type="float" office:value="39.656771604938278" table:formula="of:=AVERAGE([.Q$49:.Q210])" table:style-name="ce1">
            <text:p>39.6567716</text:p>
          </table:table-cell>
          <table:table-cell table:style-name="ce1"/>
          <table:table-cell office:value-type="float" office:value="41.05" table:style-name="ce1">
            <text:p>41.05</text:p>
          </table:table-cell>
          <table:table-cell office:value-type="string" table:style-name="ce3">
            <text:p>Stijn</text:p>
          </table:table-cell>
          <table:table-cell office:value-type="float" office:value="39.688018518518525" table:formula="of:=AVERAGE([.U$49:.U210])" table:style-name="ce1">
            <text:p>39.68801852</text:p>
          </table:table-cell>
          <table:table-cell table:style-name="ce1"/>
          <table:table-cell office:value-type="float" office:value="38.405999999999999" table:style-name="ce1">
            <text:p>38.406</text:p>
          </table:table-cell>
          <table:table-cell office:value-type="string" table:style-name="ce3">
            <text:p>Emil</text:p>
          </table:table-cell>
          <table:table-cell office:value-type="float" office:value="39.902129629629648" table:formula="of:=AVERAGE([.Y$49:.Y210])" table:style-name="ce1">
            <text:p>39.90212963</text:p>
          </table:table-cell>
          <table:table-cell table:style-name="ce1"/>
          <table:table-cell office:value-type="float" office:value="38.902000000000001" table:style-name="ce1">
            <text:p>38.902</text:p>
          </table:table-cell>
          <table:table-cell office:value-type="string" table:style-name="ce3">
            <text:p>Jeff</text:p>
          </table:table-cell>
          <table:table-cell office:value-type="float" office:value="40.157777777777788" table:formula="of:=AVERAGE([.AC$49:.AC210])" table:style-name="ce1">
            <text:p>40.15777778</text:p>
          </table:table-cell>
          <table:table-cell table:style-name="ce1"/>
          <table:table-cell office:value-type="float" office:value="41.002000000000002" table:style-name="ce1">
            <text:p>41.002</text:p>
          </table:table-cell>
          <table:table-cell office:value-type="string" table:style-name="ce3">
            <text:p>Thomas</text:p>
          </table:table-cell>
          <table:table-cell office:value-type="float" office:value="39.81323456790124" table:formula="of:=AVERAGE([.AG$49:.AG210])" table:style-name="ce1">
            <text:p>39.81323457</text:p>
          </table:table-cell>
          <table:table-cell table:style-name="ce1"/>
          <table:table-cell office:value-type="float" office:value="51.546999999999997" table:style-name="ce1">
            <text:p>51.547</text:p>
          </table:table-cell>
          <table:table-cell office:value-type="string" table:style-name="ce3">
            <text:p>Pit</text:p>
          </table:table-cell>
          <table:table-cell office:value-type="float" office:value="40.608561728395031" table:formula="of:=AVERAGE([.AK$49:.AK210])" table:style-name="ce1">
            <text:p>40.60856173</text:p>
          </table:table-cell>
          <table:table-cell table:number-columns-repeated="16345"/>
        </table:table-row>
        <table:table-row table:style-name="ro1">
          <table:table-cell office:value-type="float" office:value="38.779000000000003" table:style-name="ce1">
            <text:p>38.779</text:p>
          </table:table-cell>
          <table:table-cell office:value-type="string" table:style-name="ce3">
            <text:p>BertP</text:p>
          </table:table-cell>
          <table:table-cell office:value-type="float" office:value="37.732779141104309" table:formula="of:=AVERAGE([.A$49:.A211])" table:style-name="ce1">
            <text:p>37.73277914</text:p>
          </table:table-cell>
          <table:table-cell table:style-name="ce1"/>
          <table:table-cell office:value-type="float" office:value="35.578000000000003" table:style-name="ce1">
            <text:p>35.578</text:p>
          </table:table-cell>
          <table:table-cell office:value-type="string" table:style-name="ce3">
            <text:p>Inigo</text:p>
          </table:table-cell>
          <table:table-cell office:value-type="float" office:value="37.885588957055226" table:formula="of:=AVERAGE([.E$49:.E211])" table:style-name="ce1">
            <text:p>37.88558896</text:p>
          </table:table-cell>
          <table:table-cell table:style-name="ce1"/>
          <table:table-cell office:value-type="float" office:value="36.828000000000003" table:style-name="ce1">
            <text:p>36.828</text:p>
          </table:table-cell>
          <table:table-cell office:value-type="string" table:style-name="ce3">
            <text:p>Kyle</text:p>
          </table:table-cell>
          <table:table-cell office:value-type="float" office:value="38.866846625766875" table:formula="of:=AVERAGE([.I$49:.I211])" table:style-name="ce1">
            <text:p>38.86684663</text:p>
          </table:table-cell>
          <table:table-cell table:style-name="ce1"/>
          <table:table-cell office:value-type="float" office:value="37.256" table:style-name="ce1">
            <text:p>37.256</text:p>
          </table:table-cell>
          <table:table-cell office:value-type="string" table:style-name="ce3">
            <text:p>Ruben</text:p>
          </table:table-cell>
          <table:table-cell office:value-type="float" office:value="39.761607361963193" table:formula="of:=AVERAGE([.M$49:.M211])" table:style-name="ce1">
            <text:p>39.76160736</text:p>
          </table:table-cell>
          <table:table-cell table:style-name="ce1"/>
          <table:table-cell office:value-type="float" office:value="40.728999999999999" table:style-name="ce1">
            <text:p>40.729</text:p>
          </table:table-cell>
          <table:table-cell office:value-type="string" table:style-name="ce3">
            <text:p>Maarten</text:p>
          </table:table-cell>
          <table:table-cell office:value-type="float" office:value="39.66334969325154" table:formula="of:=AVERAGE([.Q$49:.Q211])" table:style-name="ce1">
            <text:p>39.66334969</text:p>
          </table:table-cell>
          <table:table-cell table:style-name="ce1"/>
          <table:table-cell office:value-type="float" office:value="40.009" table:style-name="ce1">
            <text:p>40.009</text:p>
          </table:table-cell>
          <table:table-cell office:value-type="string" table:style-name="ce3">
            <text:p>Stijn</text:p>
          </table:table-cell>
          <table:table-cell office:value-type="float" office:value="39.689987730061354" table:formula="of:=AVERAGE([.U$49:.U211])" table:style-name="ce1">
            <text:p>39.68998773</text:p>
          </table:table-cell>
          <table:table-cell table:style-name="ce1"/>
          <table:table-cell office:value-type="float" office:value="38.762" table:style-name="ce1">
            <text:p>38.762</text:p>
          </table:table-cell>
          <table:table-cell office:value-type="string" table:style-name="ce3">
            <text:p>Emil</text:p>
          </table:table-cell>
          <table:table-cell office:value-type="float" office:value="39.89513496932517" table:formula="of:=AVERAGE([.Y$49:.Y211])" table:style-name="ce1">
            <text:p>39.89513497</text:p>
          </table:table-cell>
          <table:table-cell table:style-name="ce1"/>
          <table:table-cell office:value-type="float" office:value="39.453000000000003" table:style-name="ce1">
            <text:p>39.453</text:p>
          </table:table-cell>
          <table:table-cell office:value-type="string" table:style-name="ce3">
            <text:p>Jeff</text:p>
          </table:table-cell>
          <table:table-cell office:value-type="float" office:value="40.153453987730074" table:formula="of:=AVERAGE([.AC$49:.AC211])" table:style-name="ce1">
            <text:p>40.15345399</text:p>
          </table:table-cell>
          <table:table-cell table:style-name="ce1"/>
          <table:table-cell office:value-type="float" office:value="38.270000000000003" table:style-name="ce1">
            <text:p>38.27</text:p>
          </table:table-cell>
          <table:table-cell office:value-type="string" table:style-name="ce3">
            <text:p>Thomas</text:p>
          </table:table-cell>
          <table:table-cell office:value-type="float" office:value="39.803766871165649" table:formula="of:=AVERAGE([.AG$49:.AG211])" table:style-name="ce1">
            <text:p>39.80376687</text:p>
          </table:table-cell>
          <table:table-cell table:style-name="ce1"/>
          <table:table-cell office:value-type="float" office:value="38.802999999999997" table:style-name="ce1">
            <text:p>38.803</text:p>
          </table:table-cell>
          <table:table-cell office:value-type="string" table:style-name="ce3">
            <text:p>Finley</text:p>
          </table:table-cell>
          <table:table-cell office:value-type="float" office:value="40.597484662576655" table:formula="of:=AVERAGE([.AK$49:.AK211])" table:style-name="ce1">
            <text:p>40.59748466</text:p>
          </table:table-cell>
          <table:table-cell table:number-columns-repeated="16345"/>
        </table:table-row>
        <table:table-row table:style-name="ro1">
          <table:table-cell office:value-type="float" office:value="36.520000000000003" table:style-name="ce1">
            <text:p>36.52</text:p>
          </table:table-cell>
          <table:table-cell office:value-type="string" table:style-name="ce3">
            <text:p>BertP</text:p>
          </table:table-cell>
          <table:table-cell office:value-type="float" office:value="37.725384146341483" table:formula="of:=AVERAGE([.A$49:.A212])" table:style-name="ce1">
            <text:p>37.72538415</text:p>
          </table:table-cell>
          <table:table-cell table:style-name="ce1"/>
          <table:table-cell office:value-type="float" office:value="36.093000000000004" table:style-name="ce1">
            <text:p>36.093</text:p>
          </table:table-cell>
          <table:table-cell office:value-type="string" table:style-name="ce3">
            <text:p>Inigo</text:p>
          </table:table-cell>
          <table:table-cell office:value-type="float" office:value="37.874658536585379" table:formula="of:=AVERAGE([.E$49:.E212])" table:style-name="ce1">
            <text:p>37.87465854</text:p>
          </table:table-cell>
          <table:table-cell table:style-name="ce1"/>
          <table:table-cell office:value-type="float" office:value="36.405000000000001" table:style-name="ce1">
            <text:p>36.405</text:p>
          </table:table-cell>
          <table:table-cell office:value-type="string" table:style-name="ce3">
            <text:p>Kyle</text:p>
          </table:table-cell>
          <table:table-cell office:value-type="float" office:value="38.85183536585366" table:formula="of:=AVERAGE([.I$49:.I212])" table:style-name="ce1">
            <text:p>38.85183537</text:p>
          </table:table-cell>
          <table:table-cell table:style-name="ce1"/>
          <table:table-cell office:value-type="float" office:value="36.462000000000003" table:style-name="ce1">
            <text:p>36.462</text:p>
          </table:table-cell>
          <table:table-cell office:value-type="string" table:style-name="ce3">
            <text:p>Ruben</text:p>
          </table:table-cell>
          <table:table-cell office:value-type="float" office:value="39.741487804878055" table:formula="of:=AVERAGE([.M$49:.M212])" table:style-name="ce1">
            <text:p>39.7414878</text:p>
          </table:table-cell>
          <table:table-cell table:style-name="ce1"/>
          <table:table-cell office:value-type="float" office:value="38.170999999999999" table:style-name="ce1">
            <text:p>38.171</text:p>
          </table:table-cell>
          <table:table-cell office:value-type="string" table:style-name="ce3">
            <text:p>Maarten</text:p>
          </table:table-cell>
          <table:table-cell office:value-type="float" office:value="39.654250000000012" table:formula="of:=AVERAGE([.Q$49:.Q212])" table:style-name="ce1">
            <text:p>39.65425</text:p>
          </table:table-cell>
          <table:table-cell table:style-name="ce1"/>
          <table:table-cell office:value-type="float" office:value="39.22" table:style-name="ce1">
            <text:p>39.22</text:p>
          </table:table-cell>
          <table:table-cell office:value-type="string" table:style-name="ce3">
            <text:p>Stijn</text:p>
          </table:table-cell>
          <table:table-cell office:value-type="float" office:value="39.687121951219517" table:formula="of:=AVERAGE([.U$49:.U212])" table:style-name="ce1">
            <text:p>39.68712195</text:p>
          </table:table-cell>
          <table:table-cell table:style-name="ce1"/>
          <table:table-cell office:value-type="float" office:value="38.512" table:style-name="ce1">
            <text:p>38.512</text:p>
          </table:table-cell>
          <table:table-cell office:value-type="string" table:style-name="ce3">
            <text:p>Emil</text:p>
          </table:table-cell>
          <table:table-cell office:value-type="float" office:value="39.886701219512211" table:formula="of:=AVERAGE([.Y$49:.Y212])" table:style-name="ce1">
            <text:p>39.88670122</text:p>
          </table:table-cell>
          <table:table-cell table:style-name="ce1"/>
          <table:table-cell office:value-type="float" office:value="40.445999999999998" table:style-name="ce1">
            <text:p>40.446</text:p>
          </table:table-cell>
          <table:table-cell office:value-type="string" table:style-name="ce3">
            <text:p>Jeff</text:p>
          </table:table-cell>
          <table:table-cell office:value-type="float" office:value="40.155237804878055" table:formula="of:=AVERAGE([.AC$49:.AC212])" table:style-name="ce1">
            <text:p>40.1552378</text:p>
          </table:table-cell>
          <table:table-cell table:style-name="ce1"/>
          <table:table-cell office:value-type="float" office:value="39.106999999999999" table:style-name="ce1">
            <text:p>39.107</text:p>
          </table:table-cell>
          <table:table-cell office:value-type="string" table:style-name="ce3">
            <text:p>Thomas</text:p>
          </table:table-cell>
          <table:table-cell office:value-type="float" office:value="39.799518292682933" table:formula="of:=AVERAGE([.AG$49:.AG212])" table:style-name="ce1">
            <text:p>39.79951829</text:p>
          </table:table-cell>
          <table:table-cell table:style-name="ce1"/>
          <table:table-cell office:value-type="float" office:value="38.167000000000002" table:style-name="ce1">
            <text:p>38.167</text:p>
          </table:table-cell>
          <table:table-cell office:value-type="string" table:style-name="ce3">
            <text:p>Finley</text:p>
          </table:table-cell>
          <table:table-cell office:value-type="float" office:value="40.582664634146312" table:formula="of:=AVERAGE([.AK$49:.AK212])" table:style-name="ce1">
            <text:p>40.58266463</text:p>
          </table:table-cell>
          <table:table-cell table:number-columns-repeated="16345"/>
        </table:table-row>
        <table:table-row table:style-name="ro1">
          <table:table-cell office:value-type="float" office:value="38.22" table:style-name="ce1">
            <text:p>38.22</text:p>
          </table:table-cell>
          <table:table-cell office:value-type="string" table:style-name="ce3">
            <text:p>BertP</text:p>
          </table:table-cell>
          <table:table-cell office:value-type="float" office:value="37.728381818181838" table:formula="of:=AVERAGE([.A$49:.A213])" table:style-name="ce1">
            <text:p>37.72838182</text:p>
          </table:table-cell>
          <table:table-cell table:style-name="ce1"/>
          <table:table-cell office:value-type="float" office:value="39.994999999999997" table:style-name="ce1">
            <text:p>39.995</text:p>
          </table:table-cell>
          <table:table-cell office:value-type="string" table:style-name="ce3">
            <text:p>Inigo</text:p>
          </table:table-cell>
          <table:table-cell office:value-type="float" office:value="37.887509090909106" table:formula="of:=AVERAGE([.E$49:.E213])" table:style-name="ce1">
            <text:p>37.88750909</text:p>
          </table:table-cell>
          <table:table-cell table:style-name="ce1"/>
          <table:table-cell office:value-type="float" office:value="36.631" table:style-name="ce1">
            <text:p>36.631</text:p>
          </table:table-cell>
          <table:table-cell office:value-type="string" table:style-name="ce3">
            <text:p>Kyle</text:p>
          </table:table-cell>
          <table:table-cell office:value-type="float" office:value="38.838375757575761" table:formula="of:=AVERAGE([.I$49:.I213])" table:style-name="ce1">
            <text:p>38.83837576</text:p>
          </table:table-cell>
          <table:table-cell table:style-name="ce1"/>
          <table:table-cell office:value-type="float" office:value="36.677999999999997" table:style-name="ce1">
            <text:p>36.678</text:p>
          </table:table-cell>
          <table:table-cell office:value-type="string" table:style-name="ce3">
            <text:p>Ruben</text:p>
          </table:table-cell>
          <table:table-cell office:value-type="float" office:value="39.722921212121221" table:formula="of:=AVERAGE([.M$49:.M213])" table:style-name="ce1">
            <text:p>39.72292121</text:p>
          </table:table-cell>
          <table:table-cell table:style-name="ce1"/>
          <table:table-cell office:value-type="float" office:value="38.762999999999998" table:style-name="ce1">
            <text:p>38.763</text:p>
          </table:table-cell>
          <table:table-cell office:value-type="string" table:style-name="ce3">
            <text:p>Maarten</text:p>
          </table:table-cell>
          <table:table-cell office:value-type="float" office:value="39.648848484848493" table:formula="of:=AVERAGE([.Q$49:.Q213])" table:style-name="ce1">
            <text:p>39.64884848</text:p>
          </table:table-cell>
          <table:table-cell table:style-name="ce1"/>
          <table:table-cell office:value-type="float" office:value="39.539000000000001" table:style-name="ce1">
            <text:p>39.539</text:p>
          </table:table-cell>
          <table:table-cell office:value-type="string" table:style-name="ce3">
            <text:p>Stijn</text:p>
          </table:table-cell>
          <table:table-cell office:value-type="float" office:value="39.686224242424245" table:formula="of:=AVERAGE([.U$49:.U213])" table:style-name="ce1">
            <text:p>39.68622424</text:p>
          </table:table-cell>
          <table:table-cell table:style-name="ce1"/>
          <table:table-cell office:value-type="float" office:value="39.716999999999999" table:style-name="ce1">
            <text:p>39.717</text:p>
          </table:table-cell>
          <table:table-cell office:value-type="string" table:style-name="ce3">
            <text:p>Emil</text:p>
          </table:table-cell>
          <table:table-cell office:value-type="float" office:value="39.885672727272741" table:formula="of:=AVERAGE([.Y$49:.Y213])" table:style-name="ce1">
            <text:p>39.88567273</text:p>
          </table:table-cell>
          <table:table-cell table:style-name="ce1"/>
          <table:table-cell office:value-type="float" office:value="39.506999999999998" table:style-name="ce1">
            <text:p>39.507</text:p>
          </table:table-cell>
          <table:table-cell office:value-type="string" table:style-name="ce3">
            <text:p>Jeff</text:p>
          </table:table-cell>
          <table:table-cell office:value-type="float" office:value="40.151309090909102" table:formula="of:=AVERAGE([.AC$49:.AC213])" table:style-name="ce1">
            <text:p>40.15130909</text:p>
          </table:table-cell>
          <table:table-cell table:style-name="ce1"/>
          <table:table-cell office:value-type="float" office:value="37.890999999999998" table:style-name="ce1">
            <text:p>37.891</text:p>
          </table:table-cell>
          <table:table-cell office:value-type="string" table:style-name="ce3">
            <text:p>Thomas</text:p>
          </table:table-cell>
          <table:table-cell office:value-type="float" office:value="39.787951515151519" table:formula="of:=AVERAGE([.AG$49:.AG213])" table:style-name="ce1">
            <text:p>39.78795152</text:p>
          </table:table-cell>
          <table:table-cell table:style-name="ce1"/>
          <table:table-cell office:value-type="float" office:value="38.104999999999997" table:style-name="ce1">
            <text:p>38.105</text:p>
          </table:table-cell>
          <table:table-cell office:value-type="string" table:style-name="ce3">
            <text:p>Finley</text:p>
          </table:table-cell>
          <table:table-cell office:value-type="float" office:value="40.567648484848455" table:formula="of:=AVERAGE([.AK$49:.AK213])" table:style-name="ce1">
            <text:p>40.56764848</text:p>
          </table:table-cell>
          <table:table-cell table:number-columns-repeated="16345"/>
        </table:table-row>
        <table:table-row table:style-name="ro1">
          <table:table-cell office:value-type="float" office:value="39.226999999999997" table:style-name="ce1">
            <text:p>39.227</text:p>
          </table:table-cell>
          <table:table-cell office:value-type="string" table:style-name="ce3">
            <text:p>BertP</text:p>
          </table:table-cell>
          <table:table-cell office:value-type="float" office:value="37.73740963855424" table:formula="of:=AVERAGE([.A$49:.A214])" table:style-name="ce1">
            <text:p>37.73740964</text:p>
          </table:table-cell>
          <table:table-cell table:style-name="ce1"/>
          <table:table-cell office:value-type="float" office:value="37.195999999999998" table:style-name="ce1">
            <text:p>37.196</text:p>
          </table:table-cell>
          <table:table-cell office:value-type="string" table:style-name="ce3">
            <text:p>Inigo</text:p>
          </table:table-cell>
          <table:table-cell office:value-type="float" office:value="37.883343373493986" table:formula="of:=AVERAGE([.E$49:.E214])" table:style-name="ce1">
            <text:p>37.88334337</text:p>
          </table:table-cell>
          <table:table-cell table:style-name="ce1"/>
          <table:table-cell office:value-type="float" office:value="39.686999999999998" table:style-name="ce1">
            <text:p>39.687</text:p>
          </table:table-cell>
          <table:table-cell office:value-type="string" table:style-name="ce3">
            <text:p>Kyle</text:p>
          </table:table-cell>
          <table:table-cell office:value-type="float" office:value="38.843487951807234" table:formula="of:=AVERAGE([.I$49:.I214])" table:style-name="ce1">
            <text:p>38.84348795</text:p>
          </table:table-cell>
          <table:table-cell table:style-name="ce1"/>
          <table:table-cell office:value-type="float" office:value="37.759" table:style-name="ce1">
            <text:p>37.759</text:p>
          </table:table-cell>
          <table:table-cell office:value-type="string" table:style-name="ce3">
            <text:p>Ruben</text:p>
          </table:table-cell>
          <table:table-cell office:value-type="float" office:value="39.711090361445791" table:formula="of:=AVERAGE([.M$49:.M214])" table:style-name="ce1">
            <text:p>39.71109036</text:p>
          </table:table-cell>
          <table:table-cell table:style-name="ce1"/>
          <table:table-cell office:value-type="float" office:value="38.521000000000001" table:style-name="ce1">
            <text:p>38.521</text:p>
          </table:table-cell>
          <table:table-cell office:value-type="string" table:style-name="ce3">
            <text:p>Maarten</text:p>
          </table:table-cell>
          <table:table-cell office:value-type="float" office:value="39.642054216867479" table:formula="of:=AVERAGE([.Q$49:.Q214])" table:style-name="ce1">
            <text:p>39.64205422</text:p>
          </table:table-cell>
          <table:table-cell table:style-name="ce1"/>
          <table:table-cell office:value-type="float" office:value="39.256999999999998" table:style-name="ce1">
            <text:p>39.257</text:p>
          </table:table-cell>
          <table:table-cell office:value-type="string" table:style-name="ce3">
            <text:p>Stijn</text:p>
          </table:table-cell>
          <table:table-cell office:value-type="float" office:value="39.68363855421687" table:formula="of:=AVERAGE([.U$49:.U214])" table:style-name="ce1">
            <text:p>39.68363855</text:p>
          </table:table-cell>
          <table:table-cell table:style-name="ce1"/>
          <table:table-cell office:value-type="float" office:value="39.228999999999999" table:style-name="ce1">
            <text:p>39.229</text:p>
          </table:table-cell>
          <table:table-cell office:value-type="string" table:style-name="ce3">
            <text:p>Emil</text:p>
          </table:table-cell>
          <table:table-cell office:value-type="float" office:value="39.881716867469898" table:formula="of:=AVERAGE([.Y$49:.Y214])" table:style-name="ce1">
            <text:p>39.88171687</text:p>
          </table:table-cell>
          <table:table-cell table:style-name="ce1"/>
          <table:table-cell office:value-type="float" office:value="40.804000000000002" table:style-name="ce1">
            <text:p>40.804</text:p>
          </table:table-cell>
          <table:table-cell office:value-type="string" table:style-name="ce3">
            <text:p>Jeff</text:p>
          </table:table-cell>
          <table:table-cell office:value-type="float" office:value="40.155240963855427" table:formula="of:=AVERAGE([.AC$49:.AC214])" table:style-name="ce1">
            <text:p>40.15524096</text:p>
          </table:table-cell>
          <table:table-cell table:style-name="ce1"/>
          <table:table-cell office:value-type="float" office:value="63.78" table:style-name="ce1">
            <text:p>63.78</text:p>
          </table:table-cell>
          <table:table-cell office:value-type="string" table:style-name="ce3">
            <text:p>Pit</text:p>
          </table:table-cell>
          <table:table-cell office:value-type="float" office:value="39.932481927710846" table:formula="of:=AVERAGE([.AG$49:.AG214])" table:style-name="ce1">
            <text:p>39.93248193</text:p>
          </table:table-cell>
          <table:table-cell table:style-name="ce1"/>
          <table:table-cell office:value-type="float" office:value="38.104999999999997" table:style-name="ce1">
            <text:p>38.105</text:p>
          </table:table-cell>
          <table:table-cell office:value-type="string" table:style-name="ce3">
            <text:p>Finley</text:p>
          </table:table-cell>
          <table:table-cell office:value-type="float" office:value="40.552813253012012" table:formula="of:=AVERAGE([.AK$49:.AK214])" table:style-name="ce1">
            <text:p>40.55281325</text:p>
          </table:table-cell>
          <table:table-cell table:number-columns-repeated="16345"/>
        </table:table-row>
        <table:table-row table:style-name="ro1">
          <table:table-cell office:value-type="float" office:value="36.683999999999997" table:style-name="ce1">
            <text:p>36.684</text:p>
          </table:table-cell>
          <table:table-cell office:value-type="string" table:style-name="ce3">
            <text:p>BertP</text:p>
          </table:table-cell>
          <table:table-cell office:value-type="float" office:value="37.731101796407209" table:formula="of:=AVERAGE([.A$49:.A215])" table:style-name="ce1">
            <text:p>37.7311018</text:p>
          </table:table-cell>
          <table:table-cell table:style-name="ce1"/>
          <table:table-cell office:value-type="float" office:value="35.774000000000001" table:style-name="ce1">
            <text:p>35.774</text:p>
          </table:table-cell>
          <table:table-cell office:value-type="string" table:style-name="ce3">
            <text:p>Inigo</text:p>
          </table:table-cell>
          <table:table-cell office:value-type="float" office:value="37.870712574850316" table:formula="of:=AVERAGE([.E$49:.E215])" table:style-name="ce1">
            <text:p>37.87071257</text:p>
          </table:table-cell>
          <table:table-cell table:style-name="ce1"/>
          <table:table-cell office:value-type="float" office:value="36.835999999999999" table:style-name="ce1">
            <text:p>36.836</text:p>
          </table:table-cell>
          <table:table-cell office:value-type="string" table:style-name="ce3">
            <text:p>Kyle</text:p>
          </table:table-cell>
          <table:table-cell office:value-type="float" office:value="38.831467065868267" table:formula="of:=AVERAGE([.I$49:.I215])" table:style-name="ce1">
            <text:p>38.83146707</text:p>
          </table:table-cell>
          <table:table-cell table:style-name="ce1"/>
          <table:table-cell office:value-type="float" office:value="38.514000000000003" table:style-name="ce1">
            <text:p>38.514</text:p>
          </table:table-cell>
          <table:table-cell office:value-type="string" table:style-name="ce3">
            <text:p>Ruben</text:p>
          </table:table-cell>
          <table:table-cell office:value-type="float" office:value="39.70392215568863" table:formula="of:=AVERAGE([.M$49:.M215])" table:style-name="ce1">
            <text:p>39.70392216</text:p>
          </table:table-cell>
          <table:table-cell table:style-name="ce1"/>
          <table:table-cell office:value-type="float" office:value="38.137999999999998" table:style-name="ce1">
            <text:p>38.138</text:p>
          </table:table-cell>
          <table:table-cell office:value-type="string" table:style-name="ce3">
            <text:p>Maarten</text:p>
          </table:table-cell>
          <table:table-cell office:value-type="float" office:value="39.633047904191621" table:formula="of:=AVERAGE([.Q$49:.Q215])" table:style-name="ce1">
            <text:p>39.6330479</text:p>
          </table:table-cell>
          <table:table-cell table:style-name="ce1"/>
          <table:table-cell office:value-type="float" office:value="42.259" table:style-name="ce1">
            <text:p>42.259</text:p>
          </table:table-cell>
          <table:table-cell office:value-type="string" table:style-name="ce3">
            <text:p>Stijn</text:p>
          </table:table-cell>
          <table:table-cell office:value-type="float" office:value="39.699059880239524" table:formula="of:=AVERAGE([.U$49:.U215])" table:style-name="ce1">
            <text:p>39.69905988</text:p>
          </table:table-cell>
          <table:table-cell table:style-name="ce1"/>
          <table:table-cell office:value-type="float" office:value="38.451000000000001" table:style-name="ce1">
            <text:p>38.451</text:p>
          </table:table-cell>
          <table:table-cell office:value-type="string" table:style-name="ce3">
            <text:p>Emil</text:p>
          </table:table-cell>
          <table:table-cell office:value-type="float" office:value="39.873149700598816" table:formula="of:=AVERAGE([.Y$49:.Y215])" table:style-name="ce1">
            <text:p>39.8731497</text:p>
          </table:table-cell>
          <table:table-cell table:style-name="ce1"/>
          <table:table-cell office:value-type="float" office:value="41.003999999999998" table:style-name="ce1">
            <text:p>41.004</text:p>
          </table:table-cell>
          <table:table-cell office:value-type="string" table:style-name="ce3">
            <text:p>Jeff</text:p>
          </table:table-cell>
          <table:table-cell office:value-type="float" office:value="40.160323353293421" table:formula="of:=AVERAGE([.AC$49:.AC215])" table:style-name="ce1">
            <text:p>40.16032335</text:p>
          </table:table-cell>
          <table:table-cell table:style-name="ce1"/>
          <table:table-cell office:value-type="float" office:value="40.131" table:style-name="ce1">
            <text:p>40.131</text:p>
          </table:table-cell>
          <table:table-cell office:value-type="string" table:style-name="ce3">
            <text:p>Toon</text:p>
          </table:table-cell>
          <table:table-cell office:value-type="float" office:value="39.933670658682637" table:formula="of:=AVERAGE([.AG$49:.AG215])" table:style-name="ce1">
            <text:p>39.93367066</text:p>
          </table:table-cell>
          <table:table-cell table:style-name="ce1"/>
          <table:table-cell office:value-type="float" office:value="38.088000000000001" table:style-name="ce1">
            <text:p>38.088</text:p>
          </table:table-cell>
          <table:table-cell office:value-type="string" table:style-name="ce3">
            <text:p>Finley</text:p>
          </table:table-cell>
          <table:table-cell office:value-type="float" office:value="40.538053892215537" table:formula="of:=AVERAGE([.AK$49:.AK215])" table:style-name="ce1">
            <text:p>40.53805389</text:p>
          </table:table-cell>
          <table:table-cell table:number-columns-repeated="16345"/>
        </table:table-row>
        <table:table-row table:style-name="ro1">
          <table:table-cell office:value-type="float" office:value="36.715000000000003" table:style-name="ce1">
            <text:p>36.715</text:p>
          </table:table-cell>
          <table:table-cell office:value-type="string" table:style-name="ce3">
            <text:p>BertP</text:p>
          </table:table-cell>
          <table:table-cell office:value-type="float" office:value="37.725053571428596" table:formula="of:=AVERAGE([.A$49:.A216])" table:style-name="ce1">
            <text:p>37.72505357</text:p>
          </table:table-cell>
          <table:table-cell table:style-name="ce1"/>
          <table:table-cell office:value-type="float" office:value="35.548999999999999" table:style-name="ce1">
            <text:p>35.549</text:p>
          </table:table-cell>
          <table:table-cell office:value-type="string" table:style-name="ce3">
            <text:p>Inigo</text:p>
          </table:table-cell>
          <table:table-cell office:value-type="float" office:value="37.856892857142874" table:formula="of:=AVERAGE([.E$49:.E216])" table:style-name="ce1">
            <text:p>37.85689286</text:p>
          </table:table-cell>
          <table:table-cell table:style-name="ce1"/>
          <table:table-cell office:value-type="float" office:value="37.079000000000001" table:style-name="ce1">
            <text:p>37.079</text:p>
          </table:table-cell>
          <table:table-cell office:value-type="string" table:style-name="ce3">
            <text:p>Kyle</text:p>
          </table:table-cell>
          <table:table-cell office:value-type="float" office:value="38.821035714285713" table:formula="of:=AVERAGE([.I$49:.I216])" table:style-name="ce1">
            <text:p>38.82103571</text:p>
          </table:table-cell>
          <table:table-cell table:style-name="ce1"/>
          <table:table-cell office:value-type="float" office:value="38.26" table:style-name="ce1">
            <text:p>38.26</text:p>
          </table:table-cell>
          <table:table-cell office:value-type="string" table:style-name="ce3">
            <text:p>Ruben</text:p>
          </table:table-cell>
          <table:table-cell office:value-type="float" office:value="39.695327380952392" table:formula="of:=AVERAGE([.M$49:.M216])" table:style-name="ce1">
            <text:p>39.69532738</text:p>
          </table:table-cell>
          <table:table-cell table:style-name="ce1"/>
          <table:table-cell office:value-type="float" office:value="61.5" table:style-name="ce1">
            <text:p>61.5</text:p>
          </table:table-cell>
          <table:table-cell office:value-type="string" table:style-name="ce3">
            <text:p>Pit</text:p>
          </table:table-cell>
          <table:table-cell office:value-type="float" office:value="39.763208333333338" table:formula="of:=AVERAGE([.Q$49:.Q216])" table:style-name="ce1">
            <text:p>39.76320833</text:p>
          </table:table-cell>
          <table:table-cell table:style-name="ce1"/>
          <table:table-cell office:value-type="float" office:value="40.685000000000002" table:style-name="ce1">
            <text:p>40.685</text:p>
          </table:table-cell>
          <table:table-cell office:value-type="string" table:style-name="ce3">
            <text:p>Stijn</text:p>
          </table:table-cell>
          <table:table-cell office:value-type="float" office:value="39.704928571428574" table:formula="of:=AVERAGE([.U$49:.U216])" table:style-name="ce1">
            <text:p>39.70492857</text:p>
          </table:table-cell>
          <table:table-cell table:style-name="ce1"/>
          <table:table-cell office:value-type="float" office:value="38.654000000000003" table:style-name="ce1">
            <text:p>38.654</text:p>
          </table:table-cell>
          <table:table-cell office:value-type="string" table:style-name="ce3">
            <text:p>Emil</text:p>
          </table:table-cell>
          <table:table-cell office:value-type="float" office:value="39.865892857142875" table:formula="of:=AVERAGE([.Y$49:.Y216])" table:style-name="ce1">
            <text:p>39.86589286</text:p>
          </table:table-cell>
          <table:table-cell table:style-name="ce1"/>
          <table:table-cell office:value-type="float" office:value="41.584000000000003" table:style-name="ce1">
            <text:p>41.584</text:p>
          </table:table-cell>
          <table:table-cell office:value-type="string" table:style-name="ce3">
            <text:p>Jeff</text:p>
          </table:table-cell>
          <table:table-cell office:value-type="float" office:value="40.168797619047623" table:formula="of:=AVERAGE([.AC$49:.AC216])" table:style-name="ce1">
            <text:p>40.16879762</text:p>
          </table:table-cell>
          <table:table-cell table:style-name="ce1"/>
          <table:table-cell office:value-type="float" office:value="42.456000000000003" table:style-name="ce1">
            <text:p>42.456</text:p>
          </table:table-cell>
          <table:table-cell office:value-type="string" table:style-name="ce3">
            <text:p>Toon</text:p>
          </table:table-cell>
          <table:table-cell office:value-type="float" office:value="39.948684523809526" table:formula="of:=AVERAGE([.AG$49:.AG216])" table:style-name="ce1">
            <text:p>39.94868452</text:p>
          </table:table-cell>
          <table:table-cell table:style-name="ce1"/>
          <table:table-cell office:value-type="float" office:value="38.287999999999997" table:style-name="ce1">
            <text:p>38.288</text:p>
          </table:table-cell>
          <table:table-cell office:value-type="string" table:style-name="ce3">
            <text:p>Finley</text:p>
          </table:table-cell>
          <table:table-cell office:value-type="float" office:value="40.524660714285673" table:formula="of:=AVERAGE([.AK$49:.AK216])" table:style-name="ce1">
            <text:p>40.52466071</text:p>
          </table:table-cell>
          <table:table-cell table:number-columns-repeated="16345"/>
        </table:table-row>
        <table:table-row table:style-name="ro1">
          <table:table-cell office:value-type="float" office:value="36.652000000000001" table:style-name="ce1">
            <text:p>36.652</text:p>
          </table:table-cell>
          <table:table-cell office:value-type="string" table:style-name="ce3">
            <text:p>BertP</text:p>
          </table:table-cell>
          <table:table-cell office:value-type="float" office:value="37.718704142011859" table:formula="of:=AVERAGE([.A$49:.A217])" table:style-name="ce1">
            <text:p>37.71870414</text:p>
          </table:table-cell>
          <table:table-cell table:style-name="ce1"/>
          <table:table-cell office:value-type="float" office:value="35.831000000000003" table:style-name="ce1">
            <text:p>35.831</text:p>
          </table:table-cell>
          <table:table-cell office:value-type="string" table:style-name="ce3">
            <text:p>Inigo</text:p>
          </table:table-cell>
          <table:table-cell office:value-type="float" office:value="37.844905325443804" table:formula="of:=AVERAGE([.E$49:.E217])" table:style-name="ce1">
            <text:p>37.84490533</text:p>
          </table:table-cell>
          <table:table-cell table:style-name="ce1"/>
          <table:table-cell office:value-type="float" office:value="36.366" table:style-name="ce1">
            <text:p>36.366</text:p>
          </table:table-cell>
          <table:table-cell office:value-type="string" table:style-name="ce3">
            <text:p>Kyle</text:p>
          </table:table-cell>
          <table:table-cell office:value-type="float" office:value="38.806508875739645" table:formula="of:=AVERAGE([.I$49:.I217])" table:style-name="ce1">
            <text:p>38.80650888</text:p>
          </table:table-cell>
          <table:table-cell table:style-name="ce1"/>
          <table:table-cell office:value-type="float" office:value="37.063000000000002" table:style-name="ce1">
            <text:p>37.063</text:p>
          </table:table-cell>
          <table:table-cell office:value-type="string" table:style-name="ce3">
            <text:p>Ruben</text:p>
          </table:table-cell>
          <table:table-cell office:value-type="float" office:value="39.679751479289948" table:formula="of:=AVERAGE([.M$49:.M217])" table:style-name="ce1">
            <text:p>39.67975148</text:p>
          </table:table-cell>
          <table:table-cell table:style-name="ce1"/>
          <table:table-cell office:value-type="float" office:value="38.325000000000003" table:style-name="ce1">
            <text:p>38.325</text:p>
          </table:table-cell>
          <table:table-cell office:value-type="string" table:style-name="ce3">
            <text:p>Matteo</text:p>
          </table:table-cell>
          <table:table-cell office:value-type="float" office:value="39.754698224852078" table:formula="of:=AVERAGE([.Q$49:.Q217])" table:style-name="ce1">
            <text:p>39.75469822</text:p>
          </table:table-cell>
          <table:table-cell table:style-name="ce1"/>
          <table:table-cell office:value-type="float" office:value="39.624000000000002" table:style-name="ce1">
            <text:p>39.624</text:p>
          </table:table-cell>
          <table:table-cell office:value-type="string" table:style-name="ce3">
            <text:p>Stijn</text:p>
          </table:table-cell>
          <table:table-cell office:value-type="float" office:value="39.704449704142014" table:formula="of:=AVERAGE([.U$49:.U217])" table:style-name="ce1">
            <text:p>39.7044497</text:p>
          </table:table-cell>
          <table:table-cell table:style-name="ce1"/>
          <table:table-cell office:value-type="float" office:value="38.826999999999998" table:style-name="ce1">
            <text:p>38.827</text:p>
          </table:table-cell>
          <table:table-cell office:value-type="string" table:style-name="ce3">
            <text:p>Emil</text:p>
          </table:table-cell>
          <table:table-cell office:value-type="float" office:value="39.859745562130193" table:formula="of:=AVERAGE([.Y$49:.Y217])" table:style-name="ce1">
            <text:p>39.85974556</text:p>
          </table:table-cell>
          <table:table-cell table:style-name="ce1"/>
          <table:table-cell office:value-type="float" office:value="40.305" table:style-name="ce1">
            <text:p>40.305</text:p>
          </table:table-cell>
          <table:table-cell office:value-type="string" table:style-name="ce3">
            <text:p>Jeff</text:p>
          </table:table-cell>
          <table:table-cell office:value-type="float" office:value="40.169603550295868" table:formula="of:=AVERAGE([.AC$49:.AC217])" table:style-name="ce1">
            <text:p>40.16960355</text:p>
          </table:table-cell>
          <table:table-cell table:style-name="ce1"/>
          <table:table-cell office:value-type="float" office:value="40.469000000000001" table:style-name="ce1">
            <text:p>40.469</text:p>
          </table:table-cell>
          <table:table-cell office:value-type="string" table:style-name="ce3">
            <text:p>Toon</text:p>
          </table:table-cell>
          <table:table-cell office:value-type="float" office:value="39.951763313609476" table:formula="of:=AVERAGE([.AG$49:.AG217])" table:style-name="ce1">
            <text:p>39.95176331</text:p>
          </table:table-cell>
          <table:table-cell table:style-name="ce1"/>
          <table:table-cell office:value-type="float" office:value="38.064999999999998" table:style-name="ce1">
            <text:p>38.065</text:p>
          </table:table-cell>
          <table:table-cell office:value-type="string" table:style-name="ce3">
            <text:p>Finley</text:p>
          </table:table-cell>
          <table:table-cell office:value-type="float" office:value="40.510106508875701" table:formula="of:=AVERAGE([.AK$49:.AK217])" table:style-name="ce1">
            <text:p>40.51010651</text:p>
          </table:table-cell>
          <table:table-cell table:number-columns-repeated="16345"/>
        </table:table-row>
        <table:table-row table:style-name="ro1">
          <table:table-cell office:value-type="float" office:value="36.624000000000002" table:style-name="ce1">
            <text:p>36.624</text:p>
          </table:table-cell>
          <table:table-cell office:value-type="string" table:style-name="ce3">
            <text:p>BertP</text:p>
          </table:table-cell>
          <table:table-cell office:value-type="float" office:value="37.712264705882376" table:formula="of:=AVERAGE([.A$49:.A218])" table:style-name="ce1">
            <text:p>37.71226471</text:p>
          </table:table-cell>
          <table:table-cell table:style-name="ce1"/>
          <table:table-cell office:value-type="float" office:value="37.384999999999998" table:style-name="ce1">
            <text:p>37.385</text:p>
          </table:table-cell>
          <table:table-cell office:value-type="string" table:style-name="ce3">
            <text:p>Inigo</text:p>
          </table:table-cell>
          <table:table-cell office:value-type="float" office:value="37.842200000000012" table:formula="of:=AVERAGE([.E$49:.E218])" table:style-name="ce1">
            <text:p>37.8422</text:p>
          </table:table-cell>
          <table:table-cell table:style-name="ce1"/>
          <table:table-cell office:value-type="float" office:value="37.442999999999998" table:style-name="ce1">
            <text:p>37.443</text:p>
          </table:table-cell>
          <table:table-cell office:value-type="string" table:style-name="ce3">
            <text:p>Kyle</text:p>
          </table:table-cell>
          <table:table-cell office:value-type="float" office:value="38.798488235294123" table:formula="of:=AVERAGE([.I$49:.I218])" table:style-name="ce1">
            <text:p>38.79848824</text:p>
          </table:table-cell>
          <table:table-cell table:style-name="ce1"/>
          <table:table-cell office:value-type="float" office:value="37.090000000000003" table:style-name="ce1">
            <text:p>37.09</text:p>
          </table:table-cell>
          <table:table-cell office:value-type="string" table:style-name="ce3">
            <text:p>Ruben</text:p>
          </table:table-cell>
          <table:table-cell office:value-type="float" office:value="39.664517647058837" table:formula="of:=AVERAGE([.M$49:.M218])" table:style-name="ce1">
            <text:p>39.66451765</text:p>
          </table:table-cell>
          <table:table-cell table:style-name="ce1"/>
          <table:table-cell office:value-type="float" office:value="37.575000000000003" table:style-name="ce1">
            <text:p>37.575</text:p>
          </table:table-cell>
          <table:table-cell office:value-type="string" table:style-name="ce3">
            <text:p>Matteo</text:p>
          </table:table-cell>
          <table:table-cell office:value-type="float" office:value="39.741876470588238" table:formula="of:=AVERAGE([.Q$49:.Q218])" table:style-name="ce1">
            <text:p>39.74187647</text:p>
          </table:table-cell>
          <table:table-cell table:style-name="ce1"/>
          <table:table-cell office:value-type="float" office:value="39.863" table:style-name="ce1">
            <text:p>39.863</text:p>
          </table:table-cell>
          <table:table-cell office:value-type="string" table:style-name="ce3">
            <text:p>Stijn</text:p>
          </table:table-cell>
          <table:table-cell office:value-type="float" office:value="39.705382352941179" table:formula="of:=AVERAGE([.U$49:.U218])" table:style-name="ce1">
            <text:p>39.70538235</text:p>
          </table:table-cell>
          <table:table-cell table:style-name="ce1"/>
          <table:table-cell office:value-type="float" office:value="39.976999999999997" table:style-name="ce1">
            <text:p>39.977</text:p>
          </table:table-cell>
          <table:table-cell office:value-type="string" table:style-name="ce3">
            <text:p>Emil</text:p>
          </table:table-cell>
          <table:table-cell office:value-type="float" office:value="39.860435294117664" table:formula="of:=AVERAGE([.Y$49:.Y218])" table:style-name="ce1">
            <text:p>39.86043529</text:p>
          </table:table-cell>
          <table:table-cell table:style-name="ce1"/>
          <table:table-cell office:value-type="float" office:value="40.302999999999997" table:style-name="ce1">
            <text:p>40.303</text:p>
          </table:table-cell>
          <table:table-cell office:value-type="string" table:style-name="ce3">
            <text:p>Jeff</text:p>
          </table:table-cell>
          <table:table-cell office:value-type="float" office:value="40.170388235294126" table:formula="of:=AVERAGE([.AC$49:.AC218])" table:style-name="ce1">
            <text:p>40.17038824</text:p>
          </table:table-cell>
          <table:table-cell table:style-name="ce1"/>
          <table:table-cell office:value-type="float" office:value="40.475000000000001" table:style-name="ce1">
            <text:p>40.475</text:p>
          </table:table-cell>
          <table:table-cell office:value-type="string" table:style-name="ce3">
            <text:p>Toon</text:p>
          </table:table-cell>
          <table:table-cell office:value-type="float" office:value="39.954841176470595" table:formula="of:=AVERAGE([.AG$49:.AG218])" table:style-name="ce1">
            <text:p>39.95484118</text:p>
          </table:table-cell>
          <table:table-cell table:style-name="ce1"/>
          <table:table-cell office:value-type="float" office:value="37.962000000000003" table:style-name="ce1">
            <text:p>37.962</text:p>
          </table:table-cell>
          <table:table-cell office:value-type="string" table:style-name="ce3">
            <text:p>Finley</text:p>
          </table:table-cell>
          <table:table-cell office:value-type="float" office:value="40.495117647058784" table:formula="of:=AVERAGE([.AK$49:.AK218])" table:style-name="ce1">
            <text:p>40.49511765</text:p>
          </table:table-cell>
          <table:table-cell table:number-columns-repeated="16345"/>
        </table:table-row>
        <table:table-row table:style-name="ro1">
          <table:table-cell office:value-type="float" office:value="36.93" table:style-name="ce1">
            <text:p>36.93</text:p>
          </table:table-cell>
          <table:table-cell office:value-type="string" table:style-name="ce3">
            <text:p>BertP</text:p>
          </table:table-cell>
          <table:table-cell office:value-type="float" office:value="37.707690058479557" table:formula="of:=AVERAGE([.A$49:.A219])" table:style-name="ce1">
            <text:p>37.70769006</text:p>
          </table:table-cell>
          <table:table-cell table:style-name="ce1"/>
          <table:table-cell office:value-type="float" office:value="36.651000000000003" table:style-name="ce1">
            <text:p>36.651</text:p>
          </table:table-cell>
          <table:table-cell office:value-type="string" table:style-name="ce3">
            <text:p>Inigo</text:p>
          </table:table-cell>
          <table:table-cell office:value-type="float" office:value="37.835233918128672" table:formula="of:=AVERAGE([.E$49:.E219])" table:style-name="ce1">
            <text:p>37.83523392</text:p>
          </table:table-cell>
          <table:table-cell table:style-name="ce1"/>
          <table:table-cell office:value-type="float" office:value="37.42" table:style-name="ce1">
            <text:p>37.42</text:p>
          </table:table-cell>
          <table:table-cell office:value-type="string" table:style-name="ce3">
            <text:p>Kyle</text:p>
          </table:table-cell>
          <table:table-cell office:value-type="float" office:value="38.790426900584798" table:formula="of:=AVERAGE([.I$49:.I219])" table:style-name="ce1">
            <text:p>38.7904269</text:p>
          </table:table-cell>
          <table:table-cell table:style-name="ce1"/>
          <table:table-cell office:value-type="float" office:value="37.131" table:style-name="ce1">
            <text:p>37.131</text:p>
          </table:table-cell>
          <table:table-cell office:value-type="string" table:style-name="ce3">
            <text:p>Ruben</text:p>
          </table:table-cell>
          <table:table-cell office:value-type="float" office:value="39.64970175438598" table:formula="of:=AVERAGE([.M$49:.M219])" table:style-name="ce1">
            <text:p>39.64970175</text:p>
          </table:table-cell>
          <table:table-cell table:style-name="ce1"/>
          <table:table-cell office:value-type="float" office:value="38.228000000000002" table:style-name="ce1">
            <text:p>38.228</text:p>
          </table:table-cell>
          <table:table-cell office:value-type="string" table:style-name="ce3">
            <text:p>Matteo</text:p>
          </table:table-cell>
          <table:table-cell office:value-type="float" office:value="39.733023391812871" table:formula="of:=AVERAGE([.Q$49:.Q219])" table:style-name="ce1">
            <text:p>39.73302339</text:p>
          </table:table-cell>
          <table:table-cell table:style-name="ce1"/>
          <table:table-cell office:value-type="float" office:value="39.067" table:style-name="ce1">
            <text:p>39.067</text:p>
          </table:table-cell>
          <table:table-cell office:value-type="string" table:style-name="ce3">
            <text:p>Stijn</text:p>
          </table:table-cell>
          <table:table-cell office:value-type="float" office:value="39.701649122807019" table:formula="of:=AVERAGE([.U$49:.U219])" table:style-name="ce1">
            <text:p>39.70164912</text:p>
          </table:table-cell>
          <table:table-cell table:style-name="ce1"/>
          <table:table-cell office:value-type="float" office:value="39.156999999999996" table:style-name="ce1">
            <text:p>39.157</text:p>
          </table:table-cell>
          <table:table-cell office:value-type="string" table:style-name="ce3">
            <text:p>Emil</text:p>
          </table:table-cell>
          <table:table-cell office:value-type="float" office:value="39.856321637426916" table:formula="of:=AVERAGE([.Y$49:.Y219])" table:style-name="ce1">
            <text:p>39.85632164</text:p>
          </table:table-cell>
          <table:table-cell table:style-name="ce1"/>
          <table:table-cell office:value-type="float" office:value="39.851999999999997" table:style-name="ce1">
            <text:p>39.852</text:p>
          </table:table-cell>
          <table:table-cell office:value-type="string" table:style-name="ce3">
            <text:p>Jeff</text:p>
          </table:table-cell>
          <table:table-cell office:value-type="float" office:value="40.168526315789478" table:formula="of:=AVERAGE([.AC$49:.AC219])" table:style-name="ce1">
            <text:p>40.16852632</text:p>
          </table:table-cell>
          <table:table-cell table:style-name="ce1"/>
          <table:table-cell office:value-type="float" office:value="41.728000000000002" table:style-name="ce1">
            <text:p>41.728</text:p>
          </table:table-cell>
          <table:table-cell office:value-type="string" table:style-name="ce3">
            <text:p>Toon</text:p>
          </table:table-cell>
          <table:table-cell office:value-type="float" office:value="39.965210526315794" table:formula="of:=AVERAGE([.AG$49:.AG219])" table:style-name="ce1">
            <text:p>39.96521053</text:p>
          </table:table-cell>
          <table:table-cell table:style-name="ce1"/>
          <table:table-cell office:value-type="float" office:value="37.518000000000001" table:style-name="ce1">
            <text:p>37.518</text:p>
          </table:table-cell>
          <table:table-cell office:value-type="string" table:style-name="ce3">
            <text:p>Finley</text:p>
          </table:table-cell>
          <table:table-cell office:value-type="float" office:value="40.477707602339144" table:formula="of:=AVERAGE([.AK$49:.AK219])" table:style-name="ce1">
            <text:p>40.4777076</text:p>
          </table:table-cell>
          <table:table-cell table:number-columns-repeated="16345"/>
        </table:table-row>
        <table:table-row table:style-name="ro1">
          <table:table-cell office:value-type="float" office:value="37.005000000000003" table:style-name="ce1">
            <text:p>37.005</text:p>
          </table:table-cell>
          <table:table-cell office:value-type="string" table:style-name="ce3">
            <text:p>BertP</text:p>
          </table:table-cell>
          <table:table-cell office:value-type="float" office:value="37.703604651162813" table:formula="of:=AVERAGE([.A$49:.A220])" table:style-name="ce1">
            <text:p>37.70360465</text:p>
          </table:table-cell>
          <table:table-cell table:style-name="ce1"/>
          <table:table-cell office:value-type="float" office:value="35.582999999999998" table:style-name="ce1">
            <text:p>35.583</text:p>
          </table:table-cell>
          <table:table-cell office:value-type="string" table:style-name="ce3">
            <text:p>Inigo</text:p>
          </table:table-cell>
          <table:table-cell office:value-type="float" office:value="37.822139534883732" table:formula="of:=AVERAGE([.E$49:.E220])" table:style-name="ce1">
            <text:p>37.82213953</text:p>
          </table:table-cell>
          <table:table-cell table:style-name="ce1"/>
          <table:table-cell office:value-type="float" office:value="36.369" table:style-name="ce1">
            <text:p>36.369</text:p>
          </table:table-cell>
          <table:table-cell office:value-type="string" table:style-name="ce3">
            <text:p>Kyle</text:p>
          </table:table-cell>
          <table:table-cell office:value-type="float" office:value="38.776348837209305" table:formula="of:=AVERAGE([.I$49:.I220])" table:style-name="ce1">
            <text:p>38.77634884</text:p>
          </table:table-cell>
          <table:table-cell table:style-name="ce1"/>
          <table:table-cell office:value-type="float" office:value="37.557000000000002" table:style-name="ce1">
            <text:p>37.557</text:p>
          </table:table-cell>
          <table:table-cell office:value-type="string" table:style-name="ce3">
            <text:p>Ruben</text:p>
          </table:table-cell>
          <table:table-cell office:value-type="float" office:value="39.637534883720939" table:formula="of:=AVERAGE([.M$49:.M220])" table:style-name="ce1">
            <text:p>39.63753488</text:p>
          </table:table-cell>
          <table:table-cell table:style-name="ce1"/>
          <table:table-cell office:value-type="float" office:value="38.177" table:style-name="ce1">
            <text:p>38.177</text:p>
          </table:table-cell>
          <table:table-cell office:value-type="string" table:style-name="ce3">
            <text:p>Matteo</text:p>
          </table:table-cell>
          <table:table-cell office:value-type="float" office:value="39.723976744186047" table:formula="of:=AVERAGE([.Q$49:.Q220])" table:style-name="ce1">
            <text:p>39.72397674</text:p>
          </table:table-cell>
          <table:table-cell table:style-name="ce1"/>
          <table:table-cell office:value-type="float" office:value="39.651000000000003" table:style-name="ce1">
            <text:p>39.651</text:p>
          </table:table-cell>
          <table:table-cell office:value-type="string" table:style-name="ce3">
            <text:p>Stijn</text:p>
          </table:table-cell>
          <table:table-cell office:value-type="float" office:value="39.701354651162795" table:formula="of:=AVERAGE([.U$49:.U220])" table:style-name="ce1">
            <text:p>39.70135465</text:p>
          </table:table-cell>
          <table:table-cell table:style-name="ce1"/>
          <table:table-cell office:value-type="float" office:value="38.274999999999999" table:style-name="ce1">
            <text:p>38.275</text:p>
          </table:table-cell>
          <table:table-cell office:value-type="string" table:style-name="ce3">
            <text:p>Emil</text:p>
          </table:table-cell>
          <table:table-cell office:value-type="float" office:value="39.847127906976759" table:formula="of:=AVERAGE([.Y$49:.Y220])" table:style-name="ce1">
            <text:p>39.84712791</text:p>
          </table:table-cell>
          <table:table-cell table:style-name="ce1"/>
          <table:table-cell office:value-type="float" office:value="40.204999999999998" table:style-name="ce1">
            <text:p>40.205</text:p>
          </table:table-cell>
          <table:table-cell office:value-type="string" table:style-name="ce3">
            <text:p>Jeff</text:p>
          </table:table-cell>
          <table:table-cell office:value-type="float" office:value="40.168738372093031" table:formula="of:=AVERAGE([.AC$49:.AC220])" table:style-name="ce1">
            <text:p>40.16873837</text:p>
          </table:table-cell>
          <table:table-cell table:style-name="ce1"/>
          <table:table-cell office:value-type="float" office:value="40.170999999999999" table:style-name="ce1">
            <text:p>40.171</text:p>
          </table:table-cell>
          <table:table-cell office:value-type="string" table:style-name="ce3">
            <text:p>Toon</text:p>
          </table:table-cell>
          <table:table-cell office:value-type="float" office:value="39.966406976744196" table:formula="of:=AVERAGE([.AG$49:.AG220])" table:style-name="ce1">
            <text:p>39.96640698</text:p>
          </table:table-cell>
          <table:table-cell table:style-name="ce1"/>
          <table:table-cell office:value-type="float" office:value="38.197000000000003" table:style-name="ce1">
            <text:p>38.197</text:p>
          </table:table-cell>
          <table:table-cell office:value-type="string" table:style-name="ce3">
            <text:p>Finley</text:p>
          </table:table-cell>
          <table:table-cell office:value-type="float" office:value="40.464447674418572" table:formula="of:=AVERAGE([.AK$49:.AK220])" table:style-name="ce1">
            <text:p>40.46444767</text:p>
          </table:table-cell>
          <table:table-cell table:number-columns-repeated="16345"/>
        </table:table-row>
        <table:table-row table:style-name="ro1">
          <table:table-cell office:value-type="float" office:value="36.494" table:style-name="ce1">
            <text:p>36.494</text:p>
          </table:table-cell>
          <table:table-cell office:value-type="string" table:style-name="ce3">
            <text:p>BertP</text:p>
          </table:table-cell>
          <table:table-cell office:value-type="float" office:value="37.696612716763028" table:formula="of:=AVERAGE([.A$49:.A221])" table:style-name="ce1">
            <text:p>37.69661272</text:p>
          </table:table-cell>
          <table:table-cell table:style-name="ce1"/>
          <table:table-cell office:value-type="float" office:value="35.439" table:style-name="ce1">
            <text:p>35.439</text:p>
          </table:table-cell>
          <table:table-cell office:value-type="string" table:style-name="ce3">
            <text:p>Inigo</text:p>
          </table:table-cell>
          <table:table-cell office:value-type="float" office:value="37.808364161849724" table:formula="of:=AVERAGE([.E$49:.E221])" table:style-name="ce1">
            <text:p>37.80836416</text:p>
          </table:table-cell>
          <table:table-cell table:style-name="ce1"/>
          <table:table-cell office:value-type="float" office:value="37.386000000000003" table:style-name="ce1">
            <text:p>37.386</text:p>
          </table:table-cell>
          <table:table-cell office:value-type="string" table:style-name="ce3">
            <text:p>Kyle</text:p>
          </table:table-cell>
          <table:table-cell office:value-type="float" office:value="38.768312138728326" table:formula="of:=AVERAGE([.I$49:.I221])" table:style-name="ce1">
            <text:p>38.76831214</text:p>
          </table:table-cell>
          <table:table-cell table:style-name="ce1"/>
          <table:table-cell office:value-type="float" office:value="37.118000000000002" table:style-name="ce1">
            <text:p>37.118</text:p>
          </table:table-cell>
          <table:table-cell office:value-type="string" table:style-name="ce3">
            <text:p>Ruben</text:p>
          </table:table-cell>
          <table:table-cell office:value-type="float" office:value="39.622971098265907" table:formula="of:=AVERAGE([.M$49:.M221])" table:style-name="ce1">
            <text:p>39.6229711</text:p>
          </table:table-cell>
          <table:table-cell table:style-name="ce1"/>
          <table:table-cell office:value-type="float" office:value="37.450000000000003" table:style-name="ce1">
            <text:p>37.45</text:p>
          </table:table-cell>
          <table:table-cell office:value-type="string" table:style-name="ce3">
            <text:p>Matteo</text:p>
          </table:table-cell>
          <table:table-cell office:value-type="float" office:value="39.710832369942196" table:formula="of:=AVERAGE([.Q$49:.Q221])" table:style-name="ce1">
            <text:p>39.71083237</text:p>
          </table:table-cell>
          <table:table-cell table:style-name="ce1"/>
          <table:table-cell office:value-type="float" office:value="39.558" table:style-name="ce1">
            <text:p>39.558</text:p>
          </table:table-cell>
          <table:table-cell office:value-type="string" table:style-name="ce3">
            <text:p>Stijn</text:p>
          </table:table-cell>
          <table:table-cell office:value-type="float" office:value="39.700526011560697" table:formula="of:=AVERAGE([.U$49:.U221])" table:style-name="ce1">
            <text:p>39.70052601</text:p>
          </table:table-cell>
          <table:table-cell table:style-name="ce1"/>
          <table:table-cell office:value-type="float" office:value="38.822000000000003" table:style-name="ce1">
            <text:p>38.822</text:p>
          </table:table-cell>
          <table:table-cell office:value-type="string" table:style-name="ce3">
            <text:p>Emil</text:p>
          </table:table-cell>
          <table:table-cell office:value-type="float" office:value="39.841202312138748" table:formula="of:=AVERAGE([.Y$49:.Y221])" table:style-name="ce1">
            <text:p>39.84120231</text:p>
          </table:table-cell>
          <table:table-cell table:style-name="ce1"/>
          <table:table-cell office:value-type="float" office:value="39.951000000000001" table:style-name="ce1">
            <text:p>39.951</text:p>
          </table:table-cell>
          <table:table-cell office:value-type="string" table:style-name="ce3">
            <text:p>Jeff</text:p>
          </table:table-cell>
          <table:table-cell office:value-type="float" office:value="40.16747976878613" table:formula="of:=AVERAGE([.AC$49:.AC221])" table:style-name="ce1">
            <text:p>40.16747977</text:p>
          </table:table-cell>
          <table:table-cell table:style-name="ce1"/>
          <table:table-cell office:value-type="float" office:value="42.015999999999998" table:style-name="ce1">
            <text:p>42.016</text:p>
          </table:table-cell>
          <table:table-cell office:value-type="string" table:style-name="ce3">
            <text:p>Toon</text:p>
          </table:table-cell>
          <table:table-cell office:value-type="float" office:value="39.978254335260125" table:formula="of:=AVERAGE([.AG$49:.AG221])" table:style-name="ce1">
            <text:p>39.97825434</text:p>
          </table:table-cell>
          <table:table-cell table:style-name="ce1"/>
          <table:table-cell office:value-type="float" office:value="37.597000000000001" table:style-name="ce1">
            <text:p>37.597</text:p>
          </table:table-cell>
          <table:table-cell office:value-type="string" table:style-name="ce3">
            <text:p>Finley</text:p>
          </table:table-cell>
          <table:table-cell office:value-type="float" office:value="40.447872832369903" table:formula="of:=AVERAGE([.AK$49:.AK221])" table:style-name="ce1">
            <text:p>40.44787283</text:p>
          </table:table-cell>
          <table:table-cell table:number-columns-repeated="16345"/>
        </table:table-row>
        <table:table-row table:style-name="ro1">
          <table:table-cell office:value-type="float" office:value="36.682000000000002" table:style-name="ce1">
            <text:p>36.682</text:p>
          </table:table-cell>
          <table:table-cell office:value-type="string" table:style-name="ce3">
            <text:p>BertP</text:p>
          </table:table-cell>
          <table:table-cell office:value-type="float" office:value="37.690781609195426" table:formula="of:=AVERAGE([.A$49:.A222])" table:style-name="ce1">
            <text:p>37.69078161</text:p>
          </table:table-cell>
          <table:table-cell table:style-name="ce1"/>
          <table:table-cell office:value-type="float" office:value="35.515999999999998" table:style-name="ce1">
            <text:p>35.516</text:p>
          </table:table-cell>
          <table:table-cell office:value-type="string" table:style-name="ce3">
            <text:p>Inigo</text:p>
          </table:table-cell>
          <table:table-cell office:value-type="float" office:value="37.795189655172429" table:formula="of:=AVERAGE([.E$49:.E222])" table:style-name="ce1">
            <text:p>37.79518966</text:p>
          </table:table-cell>
          <table:table-cell table:style-name="ce1"/>
          <table:table-cell office:value-type="float" office:value="37.856000000000002" table:style-name="ce1">
            <text:p>37.856</text:p>
          </table:table-cell>
          <table:table-cell office:value-type="string" table:style-name="ce3">
            <text:p>Kyle</text:p>
          </table:table-cell>
          <table:table-cell office:value-type="float" office:value="38.763068965517242" table:formula="of:=AVERAGE([.I$49:.I222])" table:style-name="ce1">
            <text:p>38.76306897</text:p>
          </table:table-cell>
          <table:table-cell table:style-name="ce1"/>
          <table:table-cell office:value-type="float" office:value="36.816000000000003" table:style-name="ce1">
            <text:p>36.816</text:p>
          </table:table-cell>
          <table:table-cell office:value-type="string" table:style-name="ce3">
            <text:p>Ruben</text:p>
          </table:table-cell>
          <table:table-cell office:value-type="float" office:value="39.606839080459778" table:formula="of:=AVERAGE([.M$49:.M222])" table:style-name="ce1">
            <text:p>39.60683908</text:p>
          </table:table-cell>
          <table:table-cell table:style-name="ce1"/>
          <table:table-cell office:value-type="float" office:value="38.825000000000003" table:style-name="ce1">
            <text:p>38.825</text:p>
          </table:table-cell>
          <table:table-cell office:value-type="string" table:style-name="ce3">
            <text:p>Matteo</text:p>
          </table:table-cell>
          <table:table-cell office:value-type="float" office:value="39.705741379310346" table:formula="of:=AVERAGE([.Q$49:.Q222])" table:style-name="ce1">
            <text:p>39.70574138</text:p>
          </table:table-cell>
          <table:table-cell table:style-name="ce1"/>
          <table:table-cell office:value-type="float" office:value="39.136000000000003" table:style-name="ce1">
            <text:p>39.136</text:p>
          </table:table-cell>
          <table:table-cell office:value-type="string" table:style-name="ce3">
            <text:p>Stijn</text:p>
          </table:table-cell>
          <table:table-cell office:value-type="float" office:value="39.697281609195407" table:formula="of:=AVERAGE([.U$49:.U222])" table:style-name="ce1">
            <text:p>39.69728161</text:p>
          </table:table-cell>
          <table:table-cell table:style-name="ce1"/>
          <table:table-cell office:value-type="float" office:value="38.591000000000001" table:style-name="ce1">
            <text:p>38.591</text:p>
          </table:table-cell>
          <table:table-cell office:value-type="string" table:style-name="ce3">
            <text:p>Emil</text:p>
          </table:table-cell>
          <table:table-cell office:value-type="float" office:value="39.834017241379328" table:formula="of:=AVERAGE([.Y$49:.Y222])" table:style-name="ce1">
            <text:p>39.83401724</text:p>
          </table:table-cell>
          <table:table-cell table:style-name="ce1"/>
          <table:table-cell office:value-type="float" office:value="41.552" table:style-name="ce1">
            <text:p>41.552</text:p>
          </table:table-cell>
          <table:table-cell office:value-type="string" table:style-name="ce3">
            <text:p>Jeff</text:p>
          </table:table-cell>
          <table:table-cell office:value-type="float" office:value="40.1754367816092" table:formula="of:=AVERAGE([.AC$49:.AC222])" table:style-name="ce1">
            <text:p>40.17543678</text:p>
          </table:table-cell>
          <table:table-cell table:style-name="ce1"/>
          <table:table-cell office:value-type="float" office:value="39.345999999999997" table:style-name="ce1">
            <text:p>39.346</text:p>
          </table:table-cell>
          <table:table-cell office:value-type="string" table:style-name="ce3">
            <text:p>Toon</text:p>
          </table:table-cell>
          <table:table-cell office:value-type="float" office:value="39.974620689655175" table:formula="of:=AVERAGE([.AG$49:.AG222])" table:style-name="ce1">
            <text:p>39.97462069</text:p>
          </table:table-cell>
          <table:table-cell table:style-name="ce1"/>
          <table:table-cell office:value-type="float" office:value="37.741" table:style-name="ce1">
            <text:p>37.741</text:p>
          </table:table-cell>
          <table:table-cell office:value-type="string" table:style-name="ce3">
            <text:p>Finley</text:p>
          </table:table-cell>
          <table:table-cell office:value-type="float" office:value="40.432316091953986" table:formula="of:=AVERAGE([.AK$49:.AK222])" table:style-name="ce1">
            <text:p>40.43231609</text:p>
          </table:table-cell>
          <table:table-cell table:number-columns-repeated="16345"/>
        </table:table-row>
        <table:table-row table:style-name="ro1">
          <table:table-cell office:value-type="float" office:value="36.625" table:style-name="ce1">
            <text:p>36.625</text:p>
          </table:table-cell>
          <table:table-cell office:value-type="string" table:style-name="ce3">
            <text:p>BertP</text:p>
          </table:table-cell>
          <table:table-cell office:value-type="float" office:value="37.684691428571448" table:formula="of:=AVERAGE([.A$49:.A223])" table:style-name="ce1">
            <text:p>37.68469143</text:p>
          </table:table-cell>
          <table:table-cell table:style-name="ce1"/>
          <table:table-cell office:value-type="float" office:value="35.823" table:style-name="ce1">
            <text:p>35.823</text:p>
          </table:table-cell>
          <table:table-cell office:value-type="string" table:style-name="ce3">
            <text:p>Inigo</text:p>
          </table:table-cell>
          <table:table-cell office:value-type="float" office:value="37.783920000000016" table:formula="of:=AVERAGE([.E$49:.E223])" table:style-name="ce1">
            <text:p>37.78392</text:p>
          </table:table-cell>
          <table:table-cell table:style-name="ce1"/>
          <table:table-cell office:value-type="float" office:value="36.838000000000001" table:style-name="ce1">
            <text:p>36.838</text:p>
          </table:table-cell>
          <table:table-cell office:value-type="string" table:style-name="ce3">
            <text:p>Kyle</text:p>
          </table:table-cell>
          <table:table-cell office:value-type="float" office:value="38.752068571428573" table:formula="of:=AVERAGE([.I$49:.I223])" table:style-name="ce1">
            <text:p>38.75206857</text:p>
          </table:table-cell>
          <table:table-cell table:style-name="ce1"/>
          <table:table-cell office:value-type="float" office:value="37.042000000000002" table:style-name="ce1">
            <text:p>37.042</text:p>
          </table:table-cell>
          <table:table-cell office:value-type="string" table:style-name="ce3">
            <text:p>Ruben</text:p>
          </table:table-cell>
          <table:table-cell office:value-type="float" office:value="39.592182857142873" table:formula="of:=AVERAGE([.M$49:.M223])" table:style-name="ce1">
            <text:p>39.59218286</text:p>
          </table:table-cell>
          <table:table-cell table:style-name="ce1"/>
          <table:table-cell office:value-type="float" office:value="37.732999999999997" table:style-name="ce1">
            <text:p>37.733</text:p>
          </table:table-cell>
          <table:table-cell office:value-type="string" table:style-name="ce3">
            <text:p>Matteo</text:p>
          </table:table-cell>
          <table:table-cell office:value-type="float" office:value="39.694468571428573" table:formula="of:=AVERAGE([.Q$49:.Q223])" table:style-name="ce1">
            <text:p>39.69446857</text:p>
          </table:table-cell>
          <table:table-cell table:style-name="ce1"/>
          <table:table-cell office:value-type="float" office:value="39.631999999999998" table:style-name="ce1">
            <text:p>39.632</text:p>
          </table:table-cell>
          <table:table-cell office:value-type="string" table:style-name="ce3">
            <text:p>Stijn</text:p>
          </table:table-cell>
          <table:table-cell office:value-type="float" office:value="39.696908571428573" table:formula="of:=AVERAGE([.U$49:.U223])" table:style-name="ce1">
            <text:p>39.69690857</text:p>
          </table:table-cell>
          <table:table-cell table:style-name="ce1"/>
          <table:table-cell office:value-type="float" office:value="39.543999999999997" table:style-name="ce1">
            <text:p>39.544</text:p>
          </table:table-cell>
          <table:table-cell office:value-type="string" table:style-name="ce3">
            <text:p>Emil</text:p>
          </table:table-cell>
          <table:table-cell office:value-type="float" office:value="39.832360000000016" table:formula="of:=AVERAGE([.Y$49:.Y223])" table:style-name="ce1">
            <text:p>39.83236</text:p>
          </table:table-cell>
          <table:table-cell table:style-name="ce1"/>
          <table:table-cell office:value-type="float" office:value="39.552999999999997" table:style-name="ce1">
            <text:p>39.553</text:p>
          </table:table-cell>
          <table:table-cell office:value-type="string" table:style-name="ce3">
            <text:p>Jeff</text:p>
          </table:table-cell>
          <table:table-cell office:value-type="float" office:value="40.171880000000002" table:formula="of:=AVERAGE([.AC$49:.AC223])" table:style-name="ce1">
            <text:p>40.17188</text:p>
          </table:table-cell>
          <table:table-cell table:style-name="ce1"/>
          <table:table-cell office:value-type="float" office:value="40.29" table:style-name="ce1">
            <text:p>40.29</text:p>
          </table:table-cell>
          <table:table-cell office:value-type="string" table:style-name="ce3">
            <text:p>Toon</text:p>
          </table:table-cell>
          <table:table-cell office:value-type="float" office:value="39.976422857142865" table:formula="of:=AVERAGE([.AG$49:.AG223])" table:style-name="ce1">
            <text:p>39.97642286</text:p>
          </table:table-cell>
          <table:table-cell table:style-name="ce1"/>
          <table:table-cell office:value-type="float" office:value="38.857999999999997" table:style-name="ce1">
            <text:p>38.858</text:p>
          </table:table-cell>
          <table:table-cell office:value-type="string" table:style-name="ce3">
            <text:p>Finley</text:p>
          </table:table-cell>
          <table:table-cell office:value-type="float" office:value="40.423319999999961" table:formula="of:=AVERAGE([.AK$49:.AK223])" table:style-name="ce1">
            <text:p>40.42332</text:p>
          </table:table-cell>
          <table:table-cell table:number-columns-repeated="16345"/>
        </table:table-row>
        <table:table-row table:style-name="ro1">
          <table:table-cell office:value-type="float" office:value="36.950000000000003" table:style-name="ce1">
            <text:p>36.95</text:p>
          </table:table-cell>
          <table:table-cell office:value-type="string" table:style-name="ce3">
            <text:p>BertP</text:p>
          </table:table-cell>
          <table:table-cell office:value-type="float" office:value="37.680517045454565" table:formula="of:=AVERAGE([.A$49:.A224])" table:style-name="ce1">
            <text:p>37.68051705</text:p>
          </table:table-cell>
          <table:table-cell table:style-name="ce1"/>
          <table:table-cell office:value-type="float" office:value="35.692999999999998" table:style-name="ce1">
            <text:p>35.693</text:p>
          </table:table-cell>
          <table:table-cell office:value-type="string" table:style-name="ce3">
            <text:p>Inigo</text:p>
          </table:table-cell>
          <table:table-cell office:value-type="float" office:value="37.77203977272729" table:formula="of:=AVERAGE([.E$49:.E224])" table:style-name="ce1">
            <text:p>37.77203977</text:p>
          </table:table-cell>
          <table:table-cell table:style-name="ce1"/>
          <table:table-cell office:value-type="float" office:value="36.456000000000003" table:style-name="ce1">
            <text:p>36.456</text:p>
          </table:table-cell>
          <table:table-cell office:value-type="string" table:style-name="ce3">
            <text:p>Kyle</text:p>
          </table:table-cell>
          <table:table-cell office:value-type="float" office:value="38.739022727272726" table:formula="of:=AVERAGE([.I$49:.I224])" table:style-name="ce1">
            <text:p>38.73902273</text:p>
          </table:table-cell>
          <table:table-cell table:style-name="ce1"/>
          <table:table-cell office:value-type="float" office:value="39.014000000000003" table:style-name="ce1">
            <text:p>39.014</text:p>
          </table:table-cell>
          <table:table-cell office:value-type="string" table:style-name="ce3">
            <text:p>Ruben</text:p>
          </table:table-cell>
          <table:table-cell office:value-type="float" office:value="39.588897727272744" table:formula="of:=AVERAGE([.M$49:.M224])" table:style-name="ce1">
            <text:p>39.58889773</text:p>
          </table:table-cell>
          <table:table-cell table:style-name="ce1"/>
          <table:table-cell office:value-type="float" office:value="41.695999999999998" table:style-name="ce1">
            <text:p>41.696</text:p>
          </table:table-cell>
          <table:table-cell office:value-type="string" table:style-name="ce3">
            <text:p>Matteo</text:p>
          </table:table-cell>
          <table:table-cell office:value-type="float" office:value="39.705840909090909" table:formula="of:=AVERAGE([.Q$49:.Q224])" table:style-name="ce1">
            <text:p>39.70584091</text:p>
          </table:table-cell>
          <table:table-cell table:style-name="ce1"/>
          <table:table-cell office:value-type="float" office:value="43.521999999999998" table:style-name="ce1">
            <text:p>43.522</text:p>
          </table:table-cell>
          <table:table-cell office:value-type="string" table:style-name="ce3">
            <text:p>Stijn</text:p>
          </table:table-cell>
          <table:table-cell office:value-type="float" office:value="39.718642045454551" table:formula="of:=AVERAGE([.U$49:.U224])" table:style-name="ce1">
            <text:p>39.71864205</text:p>
          </table:table-cell>
          <table:table-cell table:style-name="ce1"/>
          <table:table-cell office:value-type="float" office:value="39.332999999999998" table:style-name="ce1">
            <text:p>39.333</text:p>
          </table:table-cell>
          <table:table-cell office:value-type="string" table:style-name="ce3">
            <text:p>Emil</text:p>
          </table:table-cell>
          <table:table-cell office:value-type="float" office:value="39.829522727272746" table:formula="of:=AVERAGE([.Y$49:.Y224])" table:style-name="ce1">
            <text:p>39.82952273</text:p>
          </table:table-cell>
          <table:table-cell table:style-name="ce1"/>
          <table:table-cell office:value-type="float" office:value="40.853000000000002" table:style-name="ce1">
            <text:p>40.853</text:p>
          </table:table-cell>
          <table:table-cell office:value-type="string" table:style-name="ce3">
            <text:p>Jeff</text:p>
          </table:table-cell>
          <table:table-cell office:value-type="float" office:value="40.175750000000001" table:formula="of:=AVERAGE([.AC$49:.AC224])" table:style-name="ce1">
            <text:p>40.17575</text:p>
          </table:table-cell>
          <table:table-cell table:style-name="ce1"/>
          <table:table-cell office:value-type="float" office:value="39.917999999999999" table:style-name="ce1">
            <text:p>39.918</text:p>
          </table:table-cell>
          <table:table-cell office:value-type="string" table:style-name="ce3">
            <text:p>Toon</text:p>
          </table:table-cell>
          <table:table-cell office:value-type="float" office:value="39.976090909090914" table:formula="of:=AVERAGE([.AG$49:.AG224])" table:style-name="ce1">
            <text:p>39.97609091</text:p>
          </table:table-cell>
          <table:table-cell table:style-name="ce1"/>
          <table:table-cell office:value-type="float" office:value="39.374000000000002" table:style-name="ce1">
            <text:p>39.374</text:p>
          </table:table-cell>
          <table:table-cell office:value-type="string" table:style-name="ce3">
            <text:p>Finley</text:p>
          </table:table-cell>
          <table:table-cell office:value-type="float" office:value="40.417357954545416" table:formula="of:=AVERAGE([.AK$49:.AK224])" table:style-name="ce1">
            <text:p>40.41735795</text:p>
          </table:table-cell>
          <table:table-cell table:number-columns-repeated="16345"/>
        </table:table-row>
        <table:table-row table:style-name="ro1">
          <table:table-cell office:value-type="float" office:value="38.052" table:style-name="ce1">
            <text:p>38.052</text:p>
          </table:table-cell>
          <table:table-cell office:value-type="string" table:style-name="ce3">
            <text:p>BertP</text:p>
          </table:table-cell>
          <table:table-cell office:value-type="float" office:value="37.682615819209055" table:formula="of:=AVERAGE([.A$49:.A225])" table:style-name="ce1">
            <text:p>37.68261582</text:p>
          </table:table-cell>
          <table:table-cell table:style-name="ce1"/>
          <table:table-cell office:value-type="float" office:value="35.755000000000003" table:style-name="ce1">
            <text:p>35.755</text:p>
          </table:table-cell>
          <table:table-cell office:value-type="string" table:style-name="ce3">
            <text:p>Inigo</text:p>
          </table:table-cell>
          <table:table-cell office:value-type="float" office:value="37.760644067796626" table:formula="of:=AVERAGE([.E$49:.E225])" table:style-name="ce1">
            <text:p>37.76064407</text:p>
          </table:table-cell>
          <table:table-cell table:style-name="ce1"/>
          <table:table-cell office:value-type="float" office:value="36.646000000000001" table:style-name="ce1">
            <text:p>36.646</text:p>
          </table:table-cell>
          <table:table-cell office:value-type="string" table:style-name="ce3">
            <text:p>Kyle</text:p>
          </table:table-cell>
          <table:table-cell office:value-type="float" office:value="38.727197740112992" table:formula="of:=AVERAGE([.I$49:.I225])" table:style-name="ce1">
            <text:p>38.72719774</text:p>
          </table:table-cell>
          <table:table-cell table:style-name="ce1"/>
          <table:table-cell office:value-type="float" office:value="37.173000000000002" table:style-name="ce1">
            <text:p>37.173</text:p>
          </table:table-cell>
          <table:table-cell office:value-type="string" table:style-name="ce3">
            <text:p>Ruben</text:p>
          </table:table-cell>
          <table:table-cell office:value-type="float" office:value="39.575248587570634" table:formula="of:=AVERAGE([.M$49:.M225])" table:style-name="ce1">
            <text:p>39.57524859</text:p>
          </table:table-cell>
          <table:table-cell table:style-name="ce1"/>
          <table:table-cell office:value-type="float" office:value="38.926000000000002" table:style-name="ce1">
            <text:p>38.926</text:p>
          </table:table-cell>
          <table:table-cell office:value-type="string" table:style-name="ce3">
            <text:p>Matteo</text:p>
          </table:table-cell>
          <table:table-cell office:value-type="float" office:value="39.701435028248589" table:formula="of:=AVERAGE([.Q$49:.Q225])" table:style-name="ce1">
            <text:p>39.70143503</text:p>
          </table:table-cell>
          <table:table-cell table:style-name="ce1"/>
          <table:table-cell office:value-type="float" office:value="39.439" table:style-name="ce1">
            <text:p>39.439</text:p>
          </table:table-cell>
          <table:table-cell office:value-type="string" table:style-name="ce3">
            <text:p>Stijn</text:p>
          </table:table-cell>
          <table:table-cell office:value-type="float" office:value="39.717062146892658" table:formula="of:=AVERAGE([.U$49:.U225])" table:style-name="ce1">
            <text:p>39.71706215</text:p>
          </table:table-cell>
          <table:table-cell table:style-name="ce1"/>
          <table:table-cell office:value-type="float" office:value="39.213000000000001" table:style-name="ce1">
            <text:p>39.213</text:p>
          </table:table-cell>
          <table:table-cell office:value-type="string" table:style-name="ce3">
            <text:p>Emil</text:p>
          </table:table-cell>
          <table:table-cell office:value-type="float" office:value="39.826039548022614" table:formula="of:=AVERAGE([.Y$49:.Y225])" table:style-name="ce1">
            <text:p>39.82603955</text:p>
          </table:table-cell>
          <table:table-cell table:style-name="ce1"/>
          <table:table-cell office:value-type="float" office:value="39.228000000000002" table:style-name="ce1">
            <text:p>39.228</text:p>
          </table:table-cell>
          <table:table-cell office:value-type="string" table:style-name="ce3">
            <text:p>Jeff</text:p>
          </table:table-cell>
          <table:table-cell office:value-type="float" office:value="40.170395480225991" table:formula="of:=AVERAGE([.AC$49:.AC225])" table:style-name="ce1">
            <text:p>40.17039548</text:p>
          </table:table-cell>
          <table:table-cell table:style-name="ce1"/>
          <table:table-cell office:value-type="float" office:value="45.642000000000003" table:style-name="ce1">
            <text:p>45.642</text:p>
          </table:table-cell>
          <table:table-cell office:value-type="string" table:style-name="ce3">
            <text:p>Toon</text:p>
          </table:table-cell>
          <table:table-cell office:value-type="float" office:value="40.008101694915254" table:formula="of:=AVERAGE([.AG$49:.AG225])" table:style-name="ce1">
            <text:p>40.00810169</text:p>
          </table:table-cell>
          <table:table-cell table:style-name="ce1"/>
          <table:table-cell office:value-type="float" office:value="38.576999999999998" table:style-name="ce1">
            <text:p>38.577</text:p>
          </table:table-cell>
          <table:table-cell office:value-type="string" table:style-name="ce3">
            <text:p>Finley</text:p>
          </table:table-cell>
          <table:table-cell office:value-type="float" office:value="40.406960451977369" table:formula="of:=AVERAGE([.AK$49:.AK225])" table:style-name="ce1">
            <text:p>40.40696045</text:p>
          </table:table-cell>
          <table:table-cell table:number-columns-repeated="16345"/>
        </table:table-row>
        <table:table-row table:style-name="ro1">
          <table:table-cell office:value-type="float" office:value="38.067" table:style-name="ce1">
            <text:p>38.067</text:p>
          </table:table-cell>
          <table:table-cell office:value-type="string" table:style-name="ce3">
            <text:p>BertP</text:p>
          </table:table-cell>
          <table:table-cell office:value-type="float" office:value="37.68477528089889" table:formula="of:=AVERAGE([.A$49:.A226])" table:style-name="ce1">
            <text:p>37.68477528</text:p>
          </table:table-cell>
          <table:table-cell table:style-name="ce1"/>
          <table:table-cell office:value-type="float" office:value="35.633000000000003" table:style-name="ce1">
            <text:p>35.633</text:p>
          </table:table-cell>
          <table:table-cell office:value-type="string" table:style-name="ce3">
            <text:p>Inigo</text:p>
          </table:table-cell>
          <table:table-cell office:value-type="float" office:value="37.748691011235969" table:formula="of:=AVERAGE([.E$49:.E226])" table:style-name="ce1">
            <text:p>37.74869101</text:p>
          </table:table-cell>
          <table:table-cell table:style-name="ce1"/>
          <table:table-cell office:value-type="float" office:value="36.615000000000002" table:style-name="ce1">
            <text:p>36.615</text:p>
          </table:table-cell>
          <table:table-cell office:value-type="string" table:style-name="ce3">
            <text:p>Kyle</text:p>
          </table:table-cell>
          <table:table-cell office:value-type="float" office:value="38.715331460674157" table:formula="of:=AVERAGE([.I$49:.I226])" table:style-name="ce1">
            <text:p>38.71533146</text:p>
          </table:table-cell>
          <table:table-cell table:style-name="ce1"/>
          <table:table-cell office:value-type="float" office:value="37.677999999999997" table:style-name="ce1">
            <text:p>37.678</text:p>
          </table:table-cell>
          <table:table-cell office:value-type="string" table:style-name="ce3">
            <text:p>Ruben</text:p>
          </table:table-cell>
          <table:table-cell office:value-type="float" office:value="39.564589887640459" table:formula="of:=AVERAGE([.M$49:.M226])" table:style-name="ce1">
            <text:p>39.56458989</text:p>
          </table:table-cell>
          <table:table-cell table:style-name="ce1"/>
          <table:table-cell office:value-type="float" office:value="38.832000000000001" table:style-name="ce1">
            <text:p>38.832</text:p>
          </table:table-cell>
          <table:table-cell office:value-type="string" table:style-name="ce3">
            <text:p>Matteo</text:p>
          </table:table-cell>
          <table:table-cell office:value-type="float" office:value="39.696550561797757" table:formula="of:=AVERAGE([.Q$49:.Q226])" table:style-name="ce1">
            <text:p>39.69655056</text:p>
          </table:table-cell>
          <table:table-cell table:style-name="ce1"/>
          <table:table-cell office:value-type="float" office:value="39.594000000000001" table:style-name="ce1">
            <text:p>39.594</text:p>
          </table:table-cell>
          <table:table-cell office:value-type="string" table:style-name="ce3">
            <text:p>Stijn</text:p>
          </table:table-cell>
          <table:table-cell office:value-type="float" office:value="39.716370786516862" table:formula="of:=AVERAGE([.U$49:.U226])" table:style-name="ce1">
            <text:p>39.71637079</text:p>
          </table:table-cell>
          <table:table-cell table:style-name="ce1"/>
          <table:table-cell office:value-type="float" office:value="38.764000000000003" table:style-name="ce1">
            <text:p>38.764</text:p>
          </table:table-cell>
          <table:table-cell office:value-type="string" table:style-name="ce3">
            <text:p>Emil</text:p>
          </table:table-cell>
          <table:table-cell office:value-type="float" office:value="39.820073033707878" table:formula="of:=AVERAGE([.Y$49:.Y226])" table:style-name="ce1">
            <text:p>39.82007303</text:p>
          </table:table-cell>
          <table:table-cell table:style-name="ce1"/>
          <table:table-cell office:value-type="float" office:value="42.021000000000001" table:style-name="ce1">
            <text:p>42.021</text:p>
          </table:table-cell>
          <table:table-cell office:value-type="string" table:style-name="ce3">
            <text:p>Jeff</text:p>
          </table:table-cell>
          <table:table-cell office:value-type="float" office:value="40.180792134831464" table:formula="of:=AVERAGE([.AC$49:.AC226])" table:style-name="ce1">
            <text:p>40.18079213</text:p>
          </table:table-cell>
          <table:table-cell table:style-name="ce1"/>
          <table:table-cell office:value-type="float" office:value="40.909999999999997" table:style-name="ce1">
            <text:p>40.91</text:p>
          </table:table-cell>
          <table:table-cell office:value-type="string" table:style-name="ce3">
            <text:p>Toon</text:p>
          </table:table-cell>
          <table:table-cell office:value-type="float" office:value="40.013168539325846" table:formula="of:=AVERAGE([.AG$49:.AG226])" table:style-name="ce1">
            <text:p>40.01316854</text:p>
          </table:table-cell>
          <table:table-cell table:style-name="ce1"/>
          <table:table-cell office:value-type="float" office:value="38.335999999999999" table:style-name="ce1">
            <text:p>38.336</text:p>
          </table:table-cell>
          <table:table-cell office:value-type="string" table:style-name="ce3">
            <text:p>Finley</text:p>
          </table:table-cell>
          <table:table-cell office:value-type="float" office:value="40.395325842696593" table:formula="of:=AVERAGE([.AK$49:.AK226])" table:style-name="ce1">
            <text:p>40.39532584</text:p>
          </table:table-cell>
          <table:table-cell table:number-columns-repeated="16345"/>
        </table:table-row>
        <table:table-row table:style-name="ro1">
          <table:table-cell office:value-type="float" office:value="37.597000000000001" table:style-name="ce1">
            <text:p>37.597</text:p>
          </table:table-cell>
          <table:table-cell office:value-type="string" table:style-name="ce3">
            <text:p>BertP</text:p>
          </table:table-cell>
          <table:table-cell office:value-type="float" office:value="37.684284916201136" table:formula="of:=AVERAGE([.A$49:.A227])" table:style-name="ce1">
            <text:p>37.68428492</text:p>
          </table:table-cell>
          <table:table-cell table:style-name="ce1"/>
          <table:table-cell office:value-type="float" office:value="35.908000000000001" table:style-name="ce1">
            <text:p>35.908</text:p>
          </table:table-cell>
          <table:table-cell office:value-type="string" table:style-name="ce3">
            <text:p>Inigo</text:p>
          </table:table-cell>
          <table:table-cell office:value-type="float" office:value="37.738407821229067" table:formula="of:=AVERAGE([.E$49:.E227])" table:style-name="ce1">
            <text:p>37.73840782</text:p>
          </table:table-cell>
          <table:table-cell table:style-name="ce1"/>
          <table:table-cell office:value-type="float" office:value="36.494" table:style-name="ce1">
            <text:p>36.494</text:p>
          </table:table-cell>
          <table:table-cell office:value-type="string" table:style-name="ce3">
            <text:p>Kyle</text:p>
          </table:table-cell>
          <table:table-cell office:value-type="float" office:value="38.702921787709492" table:formula="of:=AVERAGE([.I$49:.I227])" table:style-name="ce1">
            <text:p>38.70292179</text:p>
          </table:table-cell>
          <table:table-cell table:style-name="ce1"/>
          <table:table-cell office:value-type="float" office:value="37.430999999999997" table:style-name="ce1">
            <text:p>37.431</text:p>
          </table:table-cell>
          <table:table-cell office:value-type="string" table:style-name="ce3">
            <text:p>Ruben</text:p>
          </table:table-cell>
          <table:table-cell office:value-type="float" office:value="39.552670391061461" table:formula="of:=AVERAGE([.M$49:.M227])" table:style-name="ce1">
            <text:p>39.55267039</text:p>
          </table:table-cell>
          <table:table-cell table:style-name="ce1"/>
          <table:table-cell office:value-type="float" office:value="37.929000000000002" table:style-name="ce1">
            <text:p>37.929</text:p>
          </table:table-cell>
          <table:table-cell office:value-type="string" table:style-name="ce3">
            <text:p>Matteo</text:p>
          </table:table-cell>
          <table:table-cell office:value-type="float" office:value="39.686675977653636" table:formula="of:=AVERAGE([.Q$49:.Q227])" table:style-name="ce1">
            <text:p>39.68667598</text:p>
          </table:table-cell>
          <table:table-cell table:style-name="ce1"/>
          <table:table-cell office:value-type="float" office:value="43.723999999999997" table:style-name="ce1">
            <text:p>43.724</text:p>
          </table:table-cell>
          <table:table-cell office:value-type="string" table:style-name="ce3">
            <text:p>Stijn</text:p>
          </table:table-cell>
          <table:table-cell office:value-type="float" office:value="39.73875977653632" table:formula="of:=AVERAGE([.U$49:.U227])" table:style-name="ce1">
            <text:p>39.73875978</text:p>
          </table:table-cell>
          <table:table-cell table:style-name="ce1"/>
          <table:table-cell office:value-type="float" office:value="38.953000000000003" table:style-name="ce1">
            <text:p>38.953</text:p>
          </table:table-cell>
          <table:table-cell office:value-type="string" table:style-name="ce3">
            <text:p>Emil</text:p>
          </table:table-cell>
          <table:table-cell office:value-type="float" office:value="39.815229050279349" table:formula="of:=AVERAGE([.Y$49:.Y227])" table:style-name="ce1">
            <text:p>39.81522905</text:p>
          </table:table-cell>
          <table:table-cell table:style-name="ce1"/>
          <table:table-cell office:value-type="float" office:value="40.807000000000002" table:style-name="ce1">
            <text:p>40.807</text:p>
          </table:table-cell>
          <table:table-cell office:value-type="string" table:style-name="ce3">
            <text:p>Jeff</text:p>
          </table:table-cell>
          <table:table-cell office:value-type="float" office:value="40.184290502793296" table:formula="of:=AVERAGE([.AC$49:.AC227])" table:style-name="ce1">
            <text:p>40.1842905</text:p>
          </table:table-cell>
          <table:table-cell table:style-name="ce1"/>
          <table:table-cell office:value-type="float" office:value="39.908999999999999" table:style-name="ce1">
            <text:p>39.909</text:p>
          </table:table-cell>
          <table:table-cell office:value-type="string" table:style-name="ce3">
            <text:p>Toon</text:p>
          </table:table-cell>
          <table:table-cell office:value-type="float" office:value="40.012586592178771" table:formula="of:=AVERAGE([.AG$49:.AG227])" table:style-name="ce1">
            <text:p>40.01258659</text:p>
          </table:table-cell>
          <table:table-cell table:style-name="ce1"/>
          <table:table-cell office:value-type="float" office:value="37.591999999999999" table:style-name="ce1">
            <text:p>37.592</text:p>
          </table:table-cell>
          <table:table-cell office:value-type="string" table:style-name="ce3">
            <text:p>Finley</text:p>
          </table:table-cell>
          <table:table-cell office:value-type="float" office:value="40.379664804469236" table:formula="of:=AVERAGE([.AK$49:.AK227])" table:style-name="ce1">
            <text:p>40.3796648</text:p>
          </table:table-cell>
          <table:table-cell table:number-columns-repeated="16345"/>
        </table:table-row>
        <table:table-row table:style-name="ro1">
          <table:table-cell office:value-type="float" office:value="36.738999999999997" table:style-name="ce1">
            <text:p>36.739</text:p>
          </table:table-cell>
          <table:table-cell office:value-type="string" table:style-name="ce3">
            <text:p>BertP</text:p>
          </table:table-cell>
          <table:table-cell office:value-type="float" office:value="37.679033333333344" table:formula="of:=AVERAGE([.A$49:.A228])" table:style-name="ce1">
            <text:p>37.67903333</text:p>
          </table:table-cell>
          <table:table-cell table:style-name="ce1"/>
          <table:table-cell office:value-type="float" office:value="36.192999999999998" table:style-name="ce1">
            <text:p>36.193</text:p>
          </table:table-cell>
          <table:table-cell office:value-type="string" table:style-name="ce3">
            <text:p>Inigo</text:p>
          </table:table-cell>
          <table:table-cell office:value-type="float" office:value="37.729822222222239" table:formula="of:=AVERAGE([.E$49:.E228])" table:style-name="ce1">
            <text:p>37.72982222</text:p>
          </table:table-cell>
          <table:table-cell table:style-name="ce1"/>
          <table:table-cell office:value-type="float" office:value="36.381" table:style-name="ce1">
            <text:p>36.381</text:p>
          </table:table-cell>
          <table:table-cell office:value-type="string" table:style-name="ce3">
            <text:p>Kyle</text:p>
          </table:table-cell>
          <table:table-cell office:value-type="float" office:value="38.690022222222218" table:formula="of:=AVERAGE([.I$49:.I228])" table:style-name="ce1">
            <text:p>38.69002222</text:p>
          </table:table-cell>
          <table:table-cell table:style-name="ce1"/>
          <table:table-cell office:value-type="float" office:value="37.241999999999997" table:style-name="ce1">
            <text:p>37.242</text:p>
          </table:table-cell>
          <table:table-cell office:value-type="string" table:style-name="ce3">
            <text:p>Ruben</text:p>
          </table:table-cell>
          <table:table-cell office:value-type="float" office:value="39.539833333333341" table:formula="of:=AVERAGE([.M$49:.M228])" table:style-name="ce1">
            <text:p>39.53983333</text:p>
          </table:table-cell>
          <table:table-cell table:style-name="ce1"/>
          <table:table-cell office:value-type="float" office:value="37.677999999999997" table:style-name="ce1">
            <text:p>37.678</text:p>
          </table:table-cell>
          <table:table-cell office:value-type="string" table:style-name="ce3">
            <text:p>Matteo</text:p>
          </table:table-cell>
          <table:table-cell office:value-type="float" office:value="39.675516666666674" table:formula="of:=AVERAGE([.Q$49:.Q228])" table:style-name="ce1">
            <text:p>39.67551667</text:p>
          </table:table-cell>
          <table:table-cell table:style-name="ce1"/>
          <table:table-cell office:value-type="float" office:value="39.590000000000003" table:style-name="ce1">
            <text:p>39.59</text:p>
          </table:table-cell>
          <table:table-cell office:value-type="string" table:style-name="ce3">
            <text:p>Stijn</text:p>
          </table:table-cell>
          <table:table-cell office:value-type="float" office:value="39.737933333333338" table:formula="of:=AVERAGE([.U$49:.U228])" table:style-name="ce1">
            <text:p>39.73793333</text:p>
          </table:table-cell>
          <table:table-cell table:style-name="ce1"/>
          <table:table-cell office:value-type="float" office:value="39.234999999999999" table:style-name="ce1">
            <text:p>39.235</text:p>
          </table:table-cell>
          <table:table-cell office:value-type="string" table:style-name="ce3">
            <text:p>Emil</text:p>
          </table:table-cell>
          <table:table-cell office:value-type="float" office:value="39.812005555555572" table:formula="of:=AVERAGE([.Y$49:.Y228])" table:style-name="ce1">
            <text:p>39.81200556</text:p>
          </table:table-cell>
          <table:table-cell table:style-name="ce1"/>
          <table:table-cell office:value-type="float" office:value="41.787999999999997" table:style-name="ce1">
            <text:p>41.788</text:p>
          </table:table-cell>
          <table:table-cell office:value-type="string" table:style-name="ce3">
            <text:p>Jeff</text:p>
          </table:table-cell>
          <table:table-cell office:value-type="float" office:value="40.193199999999997" table:formula="of:=AVERAGE([.AC$49:.AC228])" table:style-name="ce1">
            <text:p>40.1932</text:p>
          </table:table-cell>
          <table:table-cell table:number-columns-repeated="16353" table:style-name="ce1"/>
        </table:table-row>
        <table:table-row table:style-name="ro1">
          <table:table-cell office:value-type="float" office:value="36.709000000000003" table:style-name="ce1">
            <text:p>36.709</text:p>
          </table:table-cell>
          <table:table-cell office:value-type="string" table:style-name="ce3">
            <text:p>BertP</text:p>
          </table:table-cell>
          <table:table-cell office:value-type="float" office:value="37.673674033149183" table:formula="of:=AVERAGE([.A$49:.A229])" table:style-name="ce1">
            <text:p>37.67367403</text:p>
          </table:table-cell>
          <table:table-cell table:style-name="ce1"/>
          <table:table-cell office:value-type="float" office:value="35.630000000000003" table:style-name="ce1">
            <text:p>35.63</text:p>
          </table:table-cell>
          <table:table-cell office:value-type="string" table:style-name="ce3">
            <text:p>Inigo</text:p>
          </table:table-cell>
          <table:table-cell office:value-type="float" office:value="37.718220994475153" table:formula="of:=AVERAGE([.E$49:.E229])" table:style-name="ce1">
            <text:p>37.71822099</text:p>
          </table:table-cell>
          <table:table-cell table:style-name="ce1"/>
          <table:table-cell office:value-type="float" office:value="36.874000000000002" table:style-name="ce1">
            <text:p>36.874</text:p>
          </table:table-cell>
          <table:table-cell office:value-type="string" table:style-name="ce3">
            <text:p>Kyle</text:p>
          </table:table-cell>
          <table:table-cell office:value-type="float" office:value="38.67998895027624" table:formula="of:=AVERAGE([.I$49:.I229])" table:style-name="ce1">
            <text:p>38.67998895</text:p>
          </table:table-cell>
          <table:table-cell table:style-name="ce1"/>
          <table:table-cell office:value-type="float" office:value="37.11" table:style-name="ce1">
            <text:p>37.11</text:p>
          </table:table-cell>
          <table:table-cell office:value-type="string" table:style-name="ce3">
            <text:p>Ruben</text:p>
          </table:table-cell>
          <table:table-cell office:value-type="float" office:value="39.526408839779016" table:formula="of:=AVERAGE([.M$49:.M229])" table:style-name="ce1">
            <text:p>39.52640884</text:p>
          </table:table-cell>
          <table:table-cell table:style-name="ce1"/>
          <table:table-cell office:value-type="float" office:value="37.087000000000003" table:style-name="ce1">
            <text:p>37.087</text:p>
          </table:table-cell>
          <table:table-cell office:value-type="string" table:style-name="ce3">
            <text:p>Matteo</text:p>
          </table:table-cell>
          <table:table-cell office:value-type="float" office:value="39.661215469613268" table:formula="of:=AVERAGE([.Q$49:.Q229])" table:style-name="ce1">
            <text:p>39.66121547</text:p>
          </table:table-cell>
          <table:table-cell table:style-name="ce1"/>
          <table:table-cell office:value-type="float" office:value="39.770000000000003" table:style-name="ce1">
            <text:p>39.77</text:p>
          </table:table-cell>
          <table:table-cell office:value-type="string" table:style-name="ce3">
            <text:p>Stijn</text:p>
          </table:table-cell>
          <table:table-cell office:value-type="float" office:value="39.738110497237578" table:formula="of:=AVERAGE([.U$49:.U229])" table:style-name="ce1">
            <text:p>39.7381105</text:p>
          </table:table-cell>
          <table:table-cell table:style-name="ce1"/>
          <table:table-cell office:value-type="float" office:value="39.835999999999999" table:style-name="ce1">
            <text:p>39.836</text:p>
          </table:table-cell>
          <table:table-cell office:value-type="string" table:style-name="ce3">
            <text:p>Emil</text:p>
          </table:table-cell>
          <table:table-cell office:value-type="float" office:value="39.81213812154698" table:formula="of:=AVERAGE([.Y$49:.Y229])" table:style-name="ce1">
            <text:p>39.81213812</text:p>
          </table:table-cell>
          <table:table-cell table:number-columns-repeated="16357" table:style-name="ce1"/>
        </table:table-row>
        <table:table-row table:style-name="ro1">
          <table:table-cell office:value-type="float" office:value="36.402000000000001" table:style-name="ce1">
            <text:p>36.402</text:p>
          </table:table-cell>
          <table:table-cell office:value-type="string" table:style-name="ce3">
            <text:p>BertP</text:p>
          </table:table-cell>
          <table:table-cell office:value-type="float" office:value="37.666686813186828" table:formula="of:=AVERAGE([.A$49:.A230])" table:style-name="ce1">
            <text:p>37.66668681</text:p>
          </table:table-cell>
          <table:table-cell table:style-name="ce1"/>
          <table:table-cell office:value-type="float" office:value="35.631" table:style-name="ce1">
            <text:p>35.631</text:p>
          </table:table-cell>
          <table:table-cell office:value-type="string" table:style-name="ce3">
            <text:p>Inigo</text:p>
          </table:table-cell>
          <table:table-cell office:value-type="float" office:value="37.706752747252764" table:formula="of:=AVERAGE([.E$49:.E230])" table:style-name="ce1">
            <text:p>37.70675275</text:p>
          </table:table-cell>
          <table:table-cell table:style-name="ce1"/>
          <table:table-cell office:value-type="float" office:value="37.201000000000001" table:style-name="ce1">
            <text:p>37.201</text:p>
          </table:table-cell>
          <table:table-cell office:value-type="string" table:style-name="ce3">
            <text:p>Kyle</text:p>
          </table:table-cell>
          <table:table-cell office:value-type="float" office:value="38.671862637362636" table:formula="of:=AVERAGE([.I$49:.I230])" table:style-name="ce1">
            <text:p>38.67186264</text:p>
          </table:table-cell>
          <table:table-cell table:style-name="ce1"/>
          <table:table-cell office:value-type="float" office:value="37.067" table:style-name="ce1">
            <text:p>37.067</text:p>
          </table:table-cell>
          <table:table-cell office:value-type="string" table:style-name="ce3">
            <text:p>Ruben</text:p>
          </table:table-cell>
          <table:table-cell office:value-type="float" office:value="39.512895604395617" table:formula="of:=AVERAGE([.M$49:.M230])" table:style-name="ce1">
            <text:p>39.5128956</text:p>
          </table:table-cell>
          <table:table-cell table:style-name="ce1"/>
          <table:table-cell office:value-type="float" office:value="37.960999999999999" table:style-name="ce1">
            <text:p>37.961</text:p>
          </table:table-cell>
          <table:table-cell office:value-type="string" table:style-name="ce3">
            <text:p>Matteo</text:p>
          </table:table-cell>
          <table:table-cell office:value-type="float" office:value="39.651873626373636" table:formula="of:=AVERAGE([.Q$49:.Q230])" table:style-name="ce1">
            <text:p>39.65187363</text:p>
          </table:table-cell>
          <table:table-cell table:style-name="ce1"/>
          <table:table-cell office:value-type="float" office:value="40.046999999999997" table:style-name="ce1">
            <text:p>40.047</text:p>
          </table:table-cell>
          <table:table-cell office:value-type="string" table:style-name="ce3">
            <text:p>Stijn</text:p>
          </table:table-cell>
          <table:table-cell office:value-type="float" office:value="39.7398076923077" table:formula="of:=AVERAGE([.U$49:.U230])" table:style-name="ce1">
            <text:p>39.73980769</text:p>
          </table:table-cell>
          <table:table-cell table:style-name="ce1"/>
          <table:table-cell office:value-type="float" office:value="39.497999999999998" table:style-name="ce1">
            <text:p>39.498</text:p>
          </table:table-cell>
          <table:table-cell office:value-type="string" table:style-name="ce3">
            <text:p>Emil</text:p>
          </table:table-cell>
          <table:table-cell office:value-type="float" office:value="39.810412087912106" table:formula="of:=AVERAGE([.Y$49:.Y230])" table:style-name="ce1">
            <text:p>39.81041209</text:p>
          </table:table-cell>
          <table:table-cell table:number-columns-repeated="16357" table:style-name="ce1"/>
        </table:table-row>
        <table:table-row table:style-name="ro1">
          <table:table-cell office:value-type="float" office:value="36.747999999999998" table:style-name="ce1">
            <text:p>36.748</text:p>
          </table:table-cell>
          <table:table-cell office:value-type="string" table:style-name="ce3">
            <text:p>BertP</text:p>
          </table:table-cell>
          <table:table-cell office:value-type="float" office:value="37.661666666666676" table:formula="of:=AVERAGE([.A$49:.A231])" table:style-name="ce1">
            <text:p>37.66166667</text:p>
          </table:table-cell>
          <table:table-cell table:style-name="ce1"/>
          <table:table-cell office:value-type="float" office:value="36.283999999999999" table:style-name="ce1">
            <text:p>36.284</text:p>
          </table:table-cell>
          <table:table-cell office:value-type="string" table:style-name="ce3">
            <text:p>Inigo</text:p>
          </table:table-cell>
          <table:table-cell office:value-type="float" office:value="37.69897814207652" table:formula="of:=AVERAGE([.E$49:.E231])" table:style-name="ce1">
            <text:p>37.69897814</text:p>
          </table:table-cell>
          <table:table-cell table:style-name="ce1"/>
          <table:table-cell office:value-type="float" office:value="38.131" table:style-name="ce1">
            <text:p>38.131</text:p>
          </table:table-cell>
          <table:table-cell office:value-type="string" table:style-name="ce3">
            <text:p>Kyle</text:p>
          </table:table-cell>
          <table:table-cell office:value-type="float" office:value="38.668907103825134" table:formula="of:=AVERAGE([.I$49:.I231])" table:style-name="ce1">
            <text:p>38.6689071</text:p>
          </table:table-cell>
          <table:table-cell table:style-name="ce1"/>
          <table:table-cell office:value-type="float" office:value="38.843000000000004" table:style-name="ce1">
            <text:p>38.843</text:p>
          </table:table-cell>
          <table:table-cell office:value-type="string" table:style-name="ce3">
            <text:p>Ruben</text:p>
          </table:table-cell>
          <table:table-cell office:value-type="float" office:value="39.509234972677604" table:formula="of:=AVERAGE([.M$49:.M231])" table:style-name="ce1">
            <text:p>39.50923497</text:p>
          </table:table-cell>
          <table:table-cell table:style-name="ce1"/>
          <table:table-cell office:value-type="float" office:value="38.018000000000001" table:style-name="ce1">
            <text:p>38.018</text:p>
          </table:table-cell>
          <table:table-cell office:value-type="string" table:style-name="ce3">
            <text:p>Matteo</text:p>
          </table:table-cell>
          <table:table-cell office:value-type="float" office:value="39.642945355191266" table:formula="of:=AVERAGE([.Q$49:.Q231])" table:style-name="ce1">
            <text:p>39.64294536</text:p>
          </table:table-cell>
          <table:table-cell table:number-columns-repeated="16365" table:style-name="ce1"/>
        </table:table-row>
        <table:table-row table:style-name="ro1">
          <table:table-cell office:value-type="float" office:value="36.445" table:style-name="ce1">
            <text:p>36.445</text:p>
          </table:table-cell>
          <table:table-cell office:value-type="string" table:style-name="ce3">
            <text:p>BertP</text:p>
          </table:table-cell>
          <table:table-cell office:value-type="float" office:value="37.655054347826095" table:formula="of:=AVERAGE([.A$49:.A232])" table:style-name="ce1">
            <text:p>37.65505435</text:p>
          </table:table-cell>
          <table:table-cell table:style-name="ce1"/>
          <table:table-cell office:value-type="float" office:value="36.136000000000003" table:style-name="ce1">
            <text:p>36.136</text:p>
          </table:table-cell>
          <table:table-cell office:value-type="string" table:style-name="ce3">
            <text:p>Inigo</text:p>
          </table:table-cell>
          <table:table-cell office:value-type="float" office:value="37.69048369565219" table:formula="of:=AVERAGE([.E$49:.E232])" table:style-name="ce1">
            <text:p>37.6904837</text:p>
          </table:table-cell>
          <table:table-cell table:style-name="ce1"/>
          <table:table-cell office:value-type="float" office:value="37.286000000000001" table:style-name="ce1">
            <text:p>37.286</text:p>
          </table:table-cell>
          <table:table-cell office:value-type="string" table:style-name="ce3">
            <text:p>Kyle</text:p>
          </table:table-cell>
          <table:table-cell office:value-type="float" office:value="38.661391304347823" table:formula="of:=AVERAGE([.I$49:.I232])" table:style-name="ce1">
            <text:p>38.6613913</text:p>
          </table:table-cell>
          <table:table-cell table:number-columns-repeated="16373" table:style-name="ce1"/>
        </table:table-row>
        <table:table-row table:style-name="ro1">
          <table:table-cell office:value-type="float" office:value="36.585000000000001" table:style-name="ce1">
            <text:p>36.585</text:p>
          </table:table-cell>
          <table:table-cell office:value-type="string" table:style-name="ce3">
            <text:p>BertP</text:p>
          </table:table-cell>
          <table:table-cell office:value-type="float" office:value="37.649270270270279" table:formula="of:=AVERAGE([.A$49:.A233])" table:style-name="ce1">
            <text:p>37.64927027</text:p>
          </table:table-cell>
          <table:table-cell table:style-name="ce1"/>
          <table:table-cell office:value-type="float" office:value="36.494999999999997" table:style-name="ce1">
            <text:p>36.495</text:p>
          </table:table-cell>
          <table:table-cell office:value-type="string" table:style-name="ce3">
            <text:p>Inigo</text:p>
          </table:table-cell>
          <table:table-cell office:value-type="float" office:value="37.684021621621639" table:formula="of:=AVERAGE([.E$49:.E233])" table:style-name="ce1">
            <text:p>37.68402162</text:p>
          </table:table-cell>
          <table:table-cell table:style-name="ce1"/>
          <table:table-cell office:value-type="float" office:value="37.347000000000001" table:style-name="ce1">
            <text:p>37.347</text:p>
          </table:table-cell>
          <table:table-cell office:value-type="string" table:style-name="ce3">
            <text:p>Kyle</text:p>
          </table:table-cell>
          <table:table-cell office:value-type="float" office:value="38.654286486486484" table:formula="of:=AVERAGE([.I$49:.I233])" table:style-name="ce1">
            <text:p>38.65428649</text:p>
          </table:table-cell>
          <table:table-cell table:number-columns-repeated="16373" table:style-name="ce1"/>
        </table:table-row>
        <table:table-row table:style-name="ro1">
          <table:table-cell office:value-type="float" office:value="36.771999999999998" table:style-name="ce1">
            <text:p>36.772</text:p>
          </table:table-cell>
          <table:table-cell office:value-type="string" table:style-name="ce3">
            <text:p>BertP</text:p>
          </table:table-cell>
          <table:table-cell office:value-type="float" office:value="37.644553763440868" table:formula="of:=AVERAGE([.A$49:.A234])" table:style-name="ce1">
            <text:p>37.64455376</text:p>
          </table:table-cell>
          <table:table-cell table:style-name="ce1"/>
          <table:table-cell office:value-type="float" office:value="35.414000000000001" table:style-name="ce1">
            <text:p>35.414</text:p>
          </table:table-cell>
          <table:table-cell office:value-type="string" table:style-name="ce3">
            <text:p>Inigo</text:p>
          </table:table-cell>
          <table:table-cell office:value-type="float" office:value="37.671817204301092" table:formula="of:=AVERAGE([.E$49:.E234])" table:style-name="ce1">
            <text:p>37.6718172</text:p>
          </table:table-cell>
          <table:table-cell table:style-name="ce1"/>
          <table:table-cell office:value-type="float" office:value="37.43" table:style-name="ce1">
            <text:p>37.43</text:p>
          </table:table-cell>
          <table:table-cell office:value-type="string" table:style-name="ce3">
            <text:p>Kyle</text:p>
          </table:table-cell>
          <table:table-cell office:value-type="float" office:value="38.647704301075265" table:formula="of:=AVERAGE([.I$49:.I234])" table:style-name="ce1">
            <text:p>38.6477043</text:p>
          </table:table-cell>
          <table:table-cell table:number-columns-repeated="16373" table:style-name="ce1"/>
        </table:table-row>
        <table:table-row table:style-name="ro1">
          <table:table-cell office:value-type="float" office:value="37.142000000000003" table:style-name="ce1">
            <text:p>37.142</text:p>
          </table:table-cell>
          <table:table-cell office:value-type="string" table:style-name="ce3">
            <text:p>BertP</text:p>
          </table:table-cell>
          <table:table-cell office:value-type="float" office:value="37.641866310160438" table:formula="of:=AVERAGE([.A$49:.A235])" table:style-name="ce1">
            <text:p>37.64186631</text:p>
          </table:table-cell>
          <table:table-cell table:style-name="ce1"/>
          <table:table-cell office:value-type="float" office:value="35.860999999999997" table:style-name="ce1">
            <text:p>35.861</text:p>
          </table:table-cell>
          <table:table-cell office:value-type="string" table:style-name="ce3">
            <text:p>Inigo</text:p>
          </table:table-cell>
          <table:table-cell office:value-type="float" office:value="37.662133689839592" table:formula="of:=AVERAGE([.E$49:.E235])" table:style-name="ce1">
            <text:p>37.66213369</text:p>
          </table:table-cell>
          <table:table-cell table:style-name="ce1"/>
          <table:table-cell office:value-type="float" office:value="36.454000000000001" table:style-name="ce1">
            <text:p>36.454</text:p>
          </table:table-cell>
          <table:table-cell office:value-type="string" table:style-name="ce3">
            <text:p>Kyle</text:p>
          </table:table-cell>
          <table:table-cell office:value-type="float" office:value="38.635973262032081" table:formula="of:=AVERAGE([.I$49:.I235])" table:style-name="ce1">
            <text:p>38.63597326</text:p>
          </table:table-cell>
          <table:table-cell table:number-columns-repeated="16373" table:style-name="ce1"/>
        </table:table-row>
        <table:table-row table:style-name="ro1">
          <table:table-cell office:value-type="float" office:value="37.317" table:style-name="ce1">
            <text:p>37.317</text:p>
          </table:table-cell>
          <table:table-cell office:value-type="string" table:style-name="ce3">
            <text:p>BertP</text:p>
          </table:table-cell>
          <table:table-cell office:value-type="float" office:value="37.640138297872348" table:formula="of:=AVERAGE([.A$49:.A236])" table:style-name="ce1">
            <text:p>37.6401383</text:p>
          </table:table-cell>
          <table:table-cell table:style-name="ce1"/>
          <table:table-cell office:value-type="float" office:value="36.430999999999997" table:style-name="ce1">
            <text:p>36.431</text:p>
          </table:table-cell>
          <table:table-cell office:value-type="string" table:style-name="ce3">
            <text:p>Inigo</text:p>
          </table:table-cell>
          <table:table-cell office:value-type="float" office:value="37.655585106382993" table:formula="of:=AVERAGE([.E$49:.E236])" table:style-name="ce1">
            <text:p>37.65558511</text:p>
          </table:table-cell>
          <table:table-cell table:number-columns-repeated="16377" table:style-name="ce1"/>
        </table:table-row>
        <table:table-row table:style-name="ro1">
          <table:table-cell office:value-type="float" office:value="36.816000000000003" table:style-name="ce1">
            <text:p>36.816</text:p>
          </table:table-cell>
          <table:table-cell office:value-type="string" table:style-name="ce3">
            <text:p>BertP</text:p>
          </table:table-cell>
          <table:table-cell office:value-type="float" office:value="37.635777777777783" table:formula="of:=AVERAGE([.A$49:.A237])" table:style-name="ce1">
            <text:p>37.63577778</text:p>
          </table:table-cell>
          <table:table-cell table:style-name="ce1"/>
          <table:table-cell office:value-type="float" office:value="37.704999999999998" table:style-name="ce1">
            <text:p>37.705</text:p>
          </table:table-cell>
          <table:table-cell office:value-type="string" table:style-name="ce3">
            <text:p>Inigo</text:p>
          </table:table-cell>
          <table:table-cell office:value-type="float" office:value="37.655846560846577" table:formula="of:=AVERAGE([.E$49:.E237])" table:style-name="ce1">
            <text:p>37.65584656</text:p>
          </table:table-cell>
          <table:table-cell table:number-columns-repeated="16377" table:style-name="ce1"/>
        </table:table-row>
        <table:table-row table:style-name="ro1">
          <table:table-cell office:value-type="float" office:value="36.787999999999997" table:style-name="ce1">
            <text:p>36.788</text:p>
          </table:table-cell>
          <table:table-cell office:value-type="string" table:style-name="ce3">
            <text:p>BertP</text:p>
          </table:table-cell>
          <table:table-cell office:value-type="float" office:value="37.631315789473689" table:formula="of:=AVERAGE([.A$49:.A238])" table:style-name="ce1">
            <text:p>37.63131579</text:p>
          </table:table-cell>
          <table:table-cell table:style-name="ce1"/>
          <table:table-cell office:value-type="float" office:value="37.051000000000002" table:style-name="ce1">
            <text:p>37.051</text:p>
          </table:table-cell>
          <table:table-cell office:value-type="string" table:style-name="ce3">
            <text:p>Inigo</text:p>
          </table:table-cell>
          <table:table-cell office:value-type="float" office:value="37.65266315789475" table:formula="of:=AVERAGE([.E$49:.E238])" table:style-name="ce1">
            <text:p>37.65266316</text:p>
          </table:table-cell>
          <table:table-cell table:number-columns-repeated="16377" table:style-name="ce1"/>
        </table:table-row>
        <table:table-row table:style-name="ro1">
          <table:table-cell office:value-type="float" office:value="36.668999999999997" table:style-name="ce1">
            <text:p>36.669</text:p>
          </table:table-cell>
          <table:table-cell office:value-type="string" table:style-name="ce3">
            <text:p>BertP</text:p>
          </table:table-cell>
          <table:table-cell office:value-type="float" office:value="37.626277486911" table:formula="of:=AVERAGE([.A$49:.A239])" table:style-name="ce1">
            <text:p>37.62627749</text:p>
          </table:table-cell>
          <table:table-cell table:style-name="ce1"/>
          <table:table-cell office:value-type="float" office:value="36.57" table:style-name="ce1">
            <text:p>36.57</text:p>
          </table:table-cell>
          <table:table-cell office:value-type="string" table:style-name="ce3">
            <text:p>Inigo</text:p>
          </table:table-cell>
          <table:table-cell office:value-type="float" office:value="37.646994764397917" table:formula="of:=AVERAGE([.E$49:.E239])" table:style-name="ce1">
            <text:p>37.64699476</text:p>
          </table:table-cell>
          <table:table-cell table:number-columns-repeated="16377" table:style-name="ce1"/>
        </table:table-row>
        <table:table-row table:style-name="ro1">
          <table:table-cell office:value-type="float" office:value="36.6" table:style-name="ce1">
            <text:p>36.6</text:p>
          </table:table-cell>
          <table:table-cell office:value-type="string" table:style-name="ce3">
            <text:p>BertP</text:p>
          </table:table-cell>
          <table:table-cell office:value-type="float" office:value="37.620932291666669" table:formula="of:=AVERAGE([.A$49:.A240])" table:style-name="ce1">
            <text:p>37.62093229</text:p>
          </table:table-cell>
          <table:table-cell table:style-name="ce1"/>
          <table:table-cell office:value-type="float" office:value="35.613" table:style-name="ce1">
            <text:p>35.613</text:p>
          </table:table-cell>
          <table:table-cell office:value-type="string" table:style-name="ce3">
            <text:p>Inigo</text:p>
          </table:table-cell>
          <table:table-cell office:value-type="float" office:value="37.63640104166668" table:formula="of:=AVERAGE([.E$49:.E240])" table:style-name="ce1">
            <text:p>37.63640104</text:p>
          </table:table-cell>
          <table:table-cell table:number-columns-repeated="16377" table:style-name="ce1"/>
        </table:table-row>
        <table:table-row table:number-rows-repeated="1048336" table:style-name="ro1">
          <table:table-cell table:number-columns-repeated="16384"/>
        </table:table-row>
      </table:table>
      <table:database-ranges>
        <table:database-range table:target-range-address="Blad1.A2:Blad1.J12" table:name="Tabel2" table:display-filter-buttons="true">
          <table:sort>
            <table:sort-by table:field-number="0"/>
          </table:sort>
        </table:database-range>
        <table:database-range table:target-range-address="Blad1.A16:Blad1.E43" table:name="Tabel3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526</meta:generator>
    <meta:initial-creator/>
    <dc:creator/>
    <meta:creation-date>2015-06-05T18:19:34Z</meta:creation-date>
    <dc:date>2025-03-28T22:59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94.85pt" svg:width="774.6pt" chart:style-name="Crt0">
        <chart:title chart:style-name="CT00">
          <text:p text:style-name="a0" text:class-names="" text:cond-style-name="">Rolling Average lap tim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ap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Average lap time [sec]</text:p>
            </chart:title>
            <chart:grid chart:class="major" chart:style-name="GMa1"/>
          </chart:axis>
          <chart:series chart:label-cell-address="Blad1.$A$47" chart:values-cell-range-address="Blad1.$C$49:.$C$240" chart:class="chart:line" chart:attached-axis="primary-y" chart:style-name="G0S0">
            <chart:data-point chart:repeated="192"/>
          </chart:series>
          <chart:series chart:label-cell-address="Blad1.$E$47" chart:values-cell-range-address="Blad1.$G$49:.$G$240" chart:class="chart:line" chart:attached-axis="primary-y" chart:style-name="G0S1">
            <chart:data-point chart:repeated="192"/>
          </chart:series>
          <chart:series chart:label-cell-address="Blad1.$I$47" chart:values-cell-range-address="Blad1.$K$49:.$K$235" chart:class="chart:line" chart:attached-axis="primary-y" chart:style-name="G0S2">
            <chart:data-point chart:repeated="187"/>
          </chart:series>
          <chart:series chart:label-cell-address="Blad1.$M$47" chart:values-cell-range-address="Blad1.$O$49:.$O$231" chart:class="chart:line" chart:attached-axis="primary-y" chart:style-name="G0S3">
            <chart:data-point chart:repeated="183"/>
          </chart:series>
          <chart:series chart:label-cell-address="Blad1.$Q$47" chart:values-cell-range-address="Blad1.$S$49:.$S$231" chart:class="chart:line" chart:attached-axis="primary-y" chart:style-name="G0S4">
            <chart:data-point chart:repeated="183"/>
          </chart:series>
          <chart:series chart:label-cell-address="Blad1.$U$47" chart:values-cell-range-address="Blad1.$W$49:.$W$230" chart:class="chart:line" chart:attached-axis="primary-y" chart:style-name="G0S5">
            <chart:data-point chart:repeated="182"/>
          </chart:series>
          <chart:series chart:label-cell-address="Blad1.$Y$47" chart:values-cell-range-address="Blad1.$AA$49:.$AA$230" chart:class="chart:line" chart:attached-axis="primary-y" chart:style-name="G0S6">
            <chart:data-point chart:repeated="182"/>
          </chart:series>
          <chart:series chart:label-cell-address="Blad1.$AC$47" chart:values-cell-range-address="Blad1.$AE$49:.$AE$228" chart:class="chart:line" chart:attached-axis="primary-y" chart:style-name="G0S7">
            <chart:data-point chart:repeated="180"/>
          </chart:series>
          <chart:series chart:label-cell-address="Blad1.$AG$47" chart:values-cell-range-address="Blad1.$AI$49:.$AI$227" chart:class="chart:line" chart:attached-axis="primary-y" chart:style-name="G0S8">
            <chart:data-point chart:repeated="179"/>
          </chart:series>
          <chart:series chart:label-cell-address="Blad1.$AK$47" chart:values-cell-range-address="Blad1.$AM$49:.$AM$227" chart:class="chart:line" chart:attached-axis="primary-y" chart:style-name="G0S9">
            <chart:data-point chart:repeated="17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</office:document-styles>
</file>